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shapes>
          <draw:frame draw:z-index="0" draw:style-name="gr1" draw:text-style-name="P1" svg:width="9.8921in" svg:height="5.5587in" svg:x="21.3213in" svg:y="0.3673in">
            <draw:object draw:notify-on-update-of-ranges="ratio.V3:ratio.V163 ratio.W2:ratio.W2 ratio.W3:ratio.W1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HSV Brightness</text:p>
          </table:table-cell>
          <table:table-cell table:style-name="ce1" office:value-type="string" calcext:value-type="string">
            <text:p>%255</text:p>
          </table:table-cell>
          <table:table-cell table:style-name="ce1" office:value-type="string" calcext:value-type="string">
            <text:p>rs HSV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40019" calcext:value-type="float">
            <text:p>2.40019</text:p>
          </table:table-cell>
          <table:table-cell table:formula="of:=1/[.C3]" office:value-type="float" office:value="0.416633683166749" calcext:value-type="float">
            <text:p>0.4166336832</text:p>
          </table:table-cell>
          <table:table-cell office:value-type="float" office:value="2.73214" calcext:value-type="float">
            <text:p>2.73214</text:p>
          </table:table-cell>
          <table:table-cell table:formula="of:=1/[.E3]" office:value-type="float" office:value="0.366013454654593" calcext:value-type="float">
            <text:p>0.3660134547</text:p>
          </table:table-cell>
          <table:table-cell office:value-type="float" office:value="2.66127" calcext:value-type="float">
            <text:p>2.66127</text:p>
          </table:table-cell>
          <table:table-cell table:formula="of:=1/[.G3]" office:value-type="float" office:value="0.375760445200975" calcext:value-type="float">
            <text:p>0.3757604452</text:p>
          </table:table-cell>
          <table:table-cell office:value-type="float" office:value="2.63332" calcext:value-type="float">
            <text:p>2.63332</text:p>
          </table:table-cell>
          <table:table-cell table:formula="of:=1/[.I3]" office:value-type="float" office:value="0.379748758221561" calcext:value-type="float">
            <text:p>0.3797487582</text:p>
          </table:table-cell>
          <table:table-cell office:value-type="float" office:value="2.79505" calcext:value-type="float">
            <text:p>2.79505</text:p>
          </table:table-cell>
          <table:table-cell table:formula="of:=1/[.K3]" office:value-type="float" office:value="0.357775352855942" calcext:value-type="float">
            <text:p>0.3577753529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80039" calcext:value-type="float">
            <text:p>2.80039</text:p>
          </table:table-cell>
          <table:table-cell table:formula="of:=1/[.O3]" office:value-type="float" office:value="0.357093119172687" calcext:value-type="float">
            <text:p>0.3570931192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table:formula="of:=[.B3]-[.D3]" office:value-type="float" office:value="-0.0876336831667492" calcext:value-type="float">
            <text:p>-0.08763368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52711" calcext:value-type="float">
            <text:p>2.52711</text:p>
          </table:table-cell>
          <table:table-cell table:formula="of:=1/[.C4]" office:value-type="float" office:value="0.39570893233773" calcext:value-type="float">
            <text:p>0.3957089323</text:p>
          </table:table-cell>
          <table:table-cell office:value-type="float" office:value="2.7195" calcext:value-type="float">
            <text:p>2.7195</text:p>
          </table:table-cell>
          <table:table-cell table:formula="of:=1/[.E4]" office:value-type="float" office:value="0.367714653428939" calcext:value-type="float">
            <text:p>0.3677146534</text:p>
          </table:table-cell>
          <table:table-cell office:value-type="float" office:value="2.71666" calcext:value-type="float">
            <text:p>2.71666</text:p>
          </table:table-cell>
          <table:table-cell table:formula="of:=1/[.G4]" office:value-type="float" office:value="0.368099062819786" calcext:value-type="float">
            <text:p>0.3680990628</text:p>
          </table:table-cell>
          <table:table-cell office:value-type="float" office:value="2.68875" calcext:value-type="float">
            <text:p>2.68875</text:p>
          </table:table-cell>
          <table:table-cell table:formula="of:=1/[.I4]" office:value-type="float" office:value="0.371920037192004" calcext:value-type="float">
            <text:p>0.3719200372</text:p>
          </table:table-cell>
          <table:table-cell office:value-type="float" office:value="2.78827" calcext:value-type="float">
            <text:p>2.78827</text:p>
          </table:table-cell>
          <table:table-cell table:formula="of:=1/[.K4]" office:value-type="float" office:value="0.358645324878868" calcext:value-type="float">
            <text:p>0.3586453249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90114" calcext:value-type="float">
            <text:p>2.90114</text:p>
          </table:table-cell>
          <table:table-cell table:formula="of:=1/[.O4]" office:value-type="float" office:value="0.344692086559077" calcext:value-type="float">
            <text:p>0.3446920866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table:formula="of:=[.B4]-[.D4]" office:value-type="float" office:value="-0.0857089323377297" calcext:value-type="float">
            <text:p>-0.08570893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72508" calcext:value-type="float">
            <text:p>1.72508</text:p>
          </table:table-cell>
          <table:table-cell table:formula="of:=1/[.C5]" office:value-type="float" office:value="0.579683261066153" calcext:value-type="float">
            <text:p>0.5796832611</text:p>
          </table:table-cell>
          <table:table-cell office:value-type="float" office:value="1.83563" calcext:value-type="float">
            <text:p>1.83563</text:p>
          </table:table-cell>
          <table:table-cell table:formula="of:=1/[.E5]" office:value-type="float" office:value="0.544772094594226" calcext:value-type="float">
            <text:p>0.5447720946</text:p>
          </table:table-cell>
          <table:table-cell office:value-type="float" office:value="1.81407" calcext:value-type="float">
            <text:p>1.81407</text:p>
          </table:table-cell>
          <table:table-cell table:formula="of:=1/[.G5]" office:value-type="float" office:value="0.551246644286053" calcext:value-type="float">
            <text:p>0.5512466443</text:p>
          </table:table-cell>
          <table:table-cell office:value-type="float" office:value="1.81609" calcext:value-type="float">
            <text:p>1.81609</text:p>
          </table:table-cell>
          <table:table-cell table:formula="of:=1/[.I5]" office:value-type="float" office:value="0.550633503846175" calcext:value-type="float">
            <text:p>0.5506335038</text:p>
          </table:table-cell>
          <table:table-cell office:value-type="float" office:value="1.86335" calcext:value-type="float">
            <text:p>1.86335</text:p>
          </table:table-cell>
          <table:table-cell table:formula="of:=1/[.K5]" office:value-type="float" office:value="0.536667829446964" calcext:value-type="float">
            <text:p>0.5366678294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85914" calcext:value-type="float">
            <text:p>1.85914</text:p>
          </table:table-cell>
          <table:table-cell table:formula="of:=1/[.O5]" office:value-type="float" office:value="0.537883107243134" calcext:value-type="float">
            <text:p>0.5378831072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table:formula="of:=[.B5]-[.D5]" office:value-type="float" office:value="-0.301683261066153" calcext:value-type="float">
            <text:p>-0.30168326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7552" calcext:value-type="float">
            <text:p>1.7552</text:p>
          </table:table-cell>
          <table:table-cell table:formula="of:=1/[.C6]" office:value-type="float" office:value="0.569735642661805" calcext:value-type="float">
            <text:p>0.5697356427</text:p>
          </table:table-cell>
          <table:table-cell office:value-type="float" office:value="1.8213" calcext:value-type="float">
            <text:p>1.8213</text:p>
          </table:table-cell>
          <table:table-cell table:formula="of:=1/[.E6]" office:value-type="float" office:value="0.549058364904189" calcext:value-type="float">
            <text:p>0.5490583649</text:p>
          </table:table-cell>
          <table:table-cell office:value-type="float" office:value="1.8278" calcext:value-type="float">
            <text:p>1.8278</text:p>
          </table:table-cell>
          <table:table-cell table:formula="of:=1/[.G6]" office:value-type="float" office:value="0.547105810263705" calcext:value-type="float">
            <text:p>0.5471058103</text:p>
          </table:table-cell>
          <table:table-cell office:value-type="float" office:value="1.82514" calcext:value-type="float">
            <text:p>1.82514</text:p>
          </table:table-cell>
          <table:table-cell table:formula="of:=1/[.I6]" office:value-type="float" office:value="0.547903174550993" calcext:value-type="float">
            <text:p>0.5479031746</text:p>
          </table:table-cell>
          <table:table-cell office:value-type="float" office:value="1.85528" calcext:value-type="float">
            <text:p>1.85528</text:p>
          </table:table-cell>
          <table:table-cell table:formula="of:=1/[.K6]" office:value-type="float" office:value="0.539002199128972" calcext:value-type="float">
            <text:p>0.5390021991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8832" calcext:value-type="float">
            <text:p>1.8832</text:p>
          </table:table-cell>
          <table:table-cell table:formula="of:=1/[.O6]" office:value-type="float" office:value="0.531011045029737" calcext:value-type="float">
            <text:p>0.531011045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table:formula="of:=[.B6]-[.D6]" office:value-type="float" office:value="-0.187735642661805" calcext:value-type="float">
            <text:p>-0.18773564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52515" calcext:value-type="float">
            <text:p>2.52515</text:p>
          </table:table-cell>
          <table:table-cell table:formula="of:=1/[.C7]" office:value-type="float" office:value="0.396016078252777" calcext:value-type="float">
            <text:p>0.3960160783</text:p>
          </table:table-cell>
          <table:table-cell office:value-type="float" office:value="2.67775" calcext:value-type="float">
            <text:p>2.67775</text:p>
          </table:table-cell>
          <table:table-cell table:formula="of:=1/[.E7]" office:value-type="float" office:value="0.373447857342918" calcext:value-type="float">
            <text:p>0.3734478573</text:p>
          </table:table-cell>
          <table:table-cell office:value-type="float" office:value="2.68776" calcext:value-type="float">
            <text:p>2.68776</text:p>
          </table:table-cell>
          <table:table-cell table:formula="of:=1/[.G7]" office:value-type="float" office:value="0.37205702890139" calcext:value-type="float">
            <text:p>0.3720570289</text:p>
          </table:table-cell>
          <table:table-cell office:value-type="float" office:value="2.5851" calcext:value-type="float">
            <text:p>2.5851</text:p>
          </table:table-cell>
          <table:table-cell table:formula="of:=1/[.I7]" office:value-type="float" office:value="0.386832230861475" calcext:value-type="float">
            <text:p>0.3868322309</text:p>
          </table:table-cell>
          <table:table-cell office:value-type="float" office:value="2.72292" calcext:value-type="float">
            <text:p>2.72292</text:p>
          </table:table-cell>
          <table:table-cell table:formula="of:=1/[.K7]" office:value-type="float" office:value="0.36725280213888" calcext:value-type="float">
            <text:p>0.3672528021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91955" calcext:value-type="float">
            <text:p>2.91955</text:p>
          </table:table-cell>
          <table:table-cell table:formula="of:=1/[.O7]" office:value-type="float" office:value="0.342518538815913" calcext:value-type="float">
            <text:p>0.3425185388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table:formula="of:=[.B7]-[.D7]" office:value-type="float" office:value="-0.116016078252777" calcext:value-type="float">
            <text:p>-0.11601607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685" calcext:value-type="float">
            <text:p>2.44685</text:p>
          </table:table-cell>
          <table:table-cell table:formula="of:=1/[.C8]" office:value-type="float" office:value="0.40868872223471" calcext:value-type="float">
            <text:p>0.4086887222</text:p>
          </table:table-cell>
          <table:table-cell office:value-type="float" office:value="2.61711" calcext:value-type="float">
            <text:p>2.61711</text:p>
          </table:table-cell>
          <table:table-cell table:formula="of:=1/[.E8]" office:value-type="float" office:value="0.382100866986867" calcext:value-type="float">
            <text:p>0.382100867</text:p>
          </table:table-cell>
          <table:table-cell office:value-type="float" office:value="2.62783" calcext:value-type="float">
            <text:p>2.62783</text:p>
          </table:table-cell>
          <table:table-cell table:formula="of:=1/[.G8]" office:value-type="float" office:value="0.380542120304586" calcext:value-type="float">
            <text:p>0.3805421203</text:p>
          </table:table-cell>
          <table:table-cell office:value-type="float" office:value="2.61831" calcext:value-type="float">
            <text:p>2.61831</text:p>
          </table:table-cell>
          <table:table-cell table:formula="of:=1/[.I8]" office:value-type="float" office:value="0.381925745996463" calcext:value-type="float">
            <text:p>0.381925746</text:p>
          </table:table-cell>
          <table:table-cell office:value-type="float" office:value="2.67381" calcext:value-type="float">
            <text:p>2.67381</text:p>
          </table:table-cell>
          <table:table-cell table:formula="of:=1/[.K8]" office:value-type="float" office:value="0.373998152449127" calcext:value-type="float">
            <text:p>0.3739981524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78563" calcext:value-type="float">
            <text:p>2.78563</text:p>
          </table:table-cell>
          <table:table-cell table:formula="of:=1/[.O8]" office:value-type="float" office:value="0.358985220578469" calcext:value-type="float">
            <text:p>0.3589852206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table:formula="of:=[.B8]-[.D8]" office:value-type="float" office:value="-0.0976887222347099" calcext:value-type="float">
            <text:p>-0.0976887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39474" calcext:value-type="float">
            <text:p>2.39474</text:p>
          </table:table-cell>
          <table:table-cell table:formula="of:=1/[.C9]" office:value-type="float" office:value="0.417581866925011" calcext:value-type="float">
            <text:p>0.4175818669</text:p>
          </table:table-cell>
          <table:table-cell office:value-type="float" office:value="2.50665" calcext:value-type="float">
            <text:p>2.50665</text:p>
          </table:table-cell>
          <table:table-cell table:formula="of:=1/[.E9]" office:value-type="float" office:value="0.398938822731534" calcext:value-type="float">
            <text:p>0.3989388227</text:p>
          </table:table-cell>
          <table:table-cell office:value-type="float" office:value="2.52583" calcext:value-type="float">
            <text:p>2.52583</text:p>
          </table:table-cell>
          <table:table-cell table:formula="of:=1/[.G9]" office:value-type="float" office:value="0.395909463423904" calcext:value-type="float">
            <text:p>0.3959094634</text:p>
          </table:table-cell>
          <table:table-cell office:value-type="float" office:value="2.49808" calcext:value-type="float">
            <text:p>2.49808</text:p>
          </table:table-cell>
          <table:table-cell table:formula="of:=1/[.I9]" office:value-type="float" office:value="0.400307436110933" calcext:value-type="float">
            <text:p>0.4003074361</text:p>
          </table:table-cell>
          <table:table-cell office:value-type="float" office:value="2.54782" calcext:value-type="float">
            <text:p>2.54782</text:p>
          </table:table-cell>
          <table:table-cell table:formula="of:=1/[.K9]" office:value-type="float" office:value="0.392492405271958" calcext:value-type="float">
            <text:p>0.3924924053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7125" calcext:value-type="float">
            <text:p>2.7125</text:p>
          </table:table-cell>
          <table:table-cell table:formula="of:=1/[.O9]" office:value-type="float" office:value="0.368663594470046" calcext:value-type="float">
            <text:p>0.3686635945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table:formula="of:=[.B9]-[.D9]" office:value-type="float" office:value="-0.0935818669250106" calcext:value-type="float">
            <text:p>-0.09358186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35268" calcext:value-type="float">
            <text:p>2.35268</text:p>
          </table:table-cell>
          <table:table-cell table:formula="of:=1/[.C10]" office:value-type="float" office:value="0.425047180237006" calcext:value-type="float">
            <text:p>0.4250471802</text:p>
          </table:table-cell>
          <table:table-cell office:value-type="float" office:value="2.44254" calcext:value-type="float">
            <text:p>2.44254</text:p>
          </table:table-cell>
          <table:table-cell table:formula="of:=1/[.E10]" office:value-type="float" office:value="0.409409876603863" calcext:value-type="float">
            <text:p>0.4094098766</text:p>
          </table:table-cell>
          <table:table-cell office:value-type="float" office:value="2.45747" calcext:value-type="float">
            <text:p>2.45747</text:p>
          </table:table-cell>
          <table:table-cell table:formula="of:=1/[.G10]" office:value-type="float" office:value="0.406922566704782" calcext:value-type="float">
            <text:p>0.4069225667</text:p>
          </table:table-cell>
          <table:table-cell office:value-type="float" office:value="2.42277" calcext:value-type="float">
            <text:p>2.42277</text:p>
          </table:table-cell>
          <table:table-cell table:formula="of:=1/[.I10]" office:value-type="float" office:value="0.412750694453043" calcext:value-type="float">
            <text:p>0.4127506945</text:p>
          </table:table-cell>
          <table:table-cell office:value-type="float" office:value="2.47591" calcext:value-type="float">
            <text:p>2.47591</text:p>
          </table:table-cell>
          <table:table-cell table:formula="of:=1/[.K10]" office:value-type="float" office:value="0.403891902371249" calcext:value-type="float">
            <text:p>0.4038919024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64775" calcext:value-type="float">
            <text:p>2.64775</text:p>
          </table:table-cell>
          <table:table-cell table:formula="of:=1/[.O10]" office:value-type="float" office:value="0.377679161552261" calcext:value-type="float">
            <text:p>0.377679161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table:formula="of:=[.B10]-[.D10]" office:value-type="float" office:value="-0.110047180237006" calcext:value-type="float">
            <text:p>-0.11004718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54876" calcext:value-type="float">
            <text:p>3.54876</text:p>
          </table:table-cell>
          <table:table-cell table:formula="of:=1/[.C11]" office:value-type="float" office:value="0.281788568401357" calcext:value-type="float">
            <text:p>0.2817885684</text:p>
          </table:table-cell>
          <table:table-cell office:value-type="float" office:value="3.71615" calcext:value-type="float">
            <text:p>3.71615</text:p>
          </table:table-cell>
          <table:table-cell table:formula="of:=1/[.E11]" office:value-type="float" office:value="0.269095703887087" calcext:value-type="float">
            <text:p>0.2690957039</text:p>
          </table:table-cell>
          <table:table-cell office:value-type="float" office:value="3.83292" calcext:value-type="float">
            <text:p>3.83292</text:p>
          </table:table-cell>
          <table:table-cell table:formula="of:=1/[.G11]" office:value-type="float" office:value="0.260897696795133" calcext:value-type="float">
            <text:p>0.2608976968</text:p>
          </table:table-cell>
          <table:table-cell office:value-type="float" office:value="3.66562" calcext:value-type="float">
            <text:p>3.66562</text:p>
          </table:table-cell>
          <table:table-cell table:formula="of:=1/[.I11]" office:value-type="float" office:value="0.272805146196278" calcext:value-type="float">
            <text:p>0.2728051462</text:p>
          </table:table-cell>
          <table:table-cell office:value-type="float" office:value="3.77971" calcext:value-type="float">
            <text:p>3.77971</text:p>
          </table:table-cell>
          <table:table-cell table:formula="of:=1/[.K11]" office:value-type="float" office:value="0.264570562291816" calcext:value-type="float">
            <text:p>0.2645705623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30514" calcext:value-type="float">
            <text:p>4.30514</text:p>
          </table:table-cell>
          <table:table-cell table:formula="of:=1/[.O11]" office:value-type="float" office:value="0.23228048332923" calcext:value-type="float">
            <text:p>0.2322804833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table:formula="of:=[.B11]-[.D11]" office:value-type="float" office:value="0.0152114315986429" calcext:value-type="float">
            <text:p>0.01521143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5419" calcext:value-type="float">
            <text:p>2.65419</text:p>
          </table:table-cell>
          <table:table-cell table:formula="of:=1/[.C12]" office:value-type="float" office:value="0.376762778851552" calcext:value-type="float">
            <text:p>0.3767627789</text:p>
          </table:table-cell>
          <table:table-cell office:value-type="float" office:value="2.93672" calcext:value-type="float">
            <text:p>2.93672</text:p>
          </table:table-cell>
          <table:table-cell table:formula="of:=1/[.E12]" office:value-type="float" office:value="0.340515949767087" calcext:value-type="float">
            <text:p>0.3405159498</text:p>
          </table:table-cell>
          <table:table-cell office:value-type="float" office:value="2.92785" calcext:value-type="float">
            <text:p>2.92785</text:p>
          </table:table-cell>
          <table:table-cell table:formula="of:=1/[.G12]" office:value-type="float" office:value="0.341547551957921" calcext:value-type="float">
            <text:p>0.341547552</text:p>
          </table:table-cell>
          <table:table-cell office:value-type="float" office:value="2.83661" calcext:value-type="float">
            <text:p>2.83661</text:p>
          </table:table-cell>
          <table:table-cell table:formula="of:=1/[.I12]" office:value-type="float" office:value="0.35253348186744" calcext:value-type="float">
            <text:p>0.3525334819</text:p>
          </table:table-cell>
          <table:table-cell office:value-type="float" office:value="3.01767" calcext:value-type="float">
            <text:p>3.01767</text:p>
          </table:table-cell>
          <table:table-cell table:formula="of:=1/[.K12]" office:value-type="float" office:value="0.331381496320008" calcext:value-type="float">
            <text:p>0.3313814963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917" calcext:value-type="float">
            <text:p>3.0917</text:p>
          </table:table-cell>
          <table:table-cell table:formula="of:=1/[.O12]" office:value-type="float" office:value="0.323446647475499" calcext:value-type="float">
            <text:p>0.3234466475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table:formula="of:=[.B12]-[.D12]" office:value-type="float" office:value="-0.0477627788515517" calcext:value-type="float">
            <text:p>-0.04776277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906" calcext:value-type="float">
            <text:p>1.78906</text:p>
          </table:table-cell>
          <table:table-cell table:formula="of:=1/[.C13]" office:value-type="float" office:value="0.558952746134842" calcext:value-type="float">
            <text:p>0.5589527461</text:p>
          </table:table-cell>
          <table:table-cell office:value-type="float" office:value="2.04691" calcext:value-type="float">
            <text:p>2.04691</text:p>
          </table:table-cell>
          <table:table-cell table:formula="of:=1/[.E13]" office:value-type="float" office:value="0.488541264637918" calcext:value-type="float">
            <text:p>0.4885412646</text:p>
          </table:table-cell>
          <table:table-cell office:value-type="float" office:value="1.98488" calcext:value-type="float">
            <text:p>1.98488</text:p>
          </table:table-cell>
          <table:table-cell table:formula="of:=1/[.G13]" office:value-type="float" office:value="0.503808794486317" calcext:value-type="float">
            <text:p>0.5038087945</text:p>
          </table:table-cell>
          <table:table-cell office:value-type="float" office:value="1.93233" calcext:value-type="float">
            <text:p>1.93233</text:p>
          </table:table-cell>
          <table:table-cell table:formula="of:=1/[.I13]" office:value-type="float" office:value="0.517509949128772" calcext:value-type="float">
            <text:p>0.5175099491</text:p>
          </table:table-cell>
          <table:table-cell office:value-type="float" office:value="2.10711" calcext:value-type="float">
            <text:p>2.10711</text:p>
          </table:table-cell>
          <table:table-cell table:formula="of:=1/[.K13]" office:value-type="float" office:value="0.474583671474199" calcext:value-type="float">
            <text:p>0.4745836715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2.00573" calcext:value-type="float">
            <text:p>2.00573</text:p>
          </table:table-cell>
          <table:table-cell table:formula="of:=1/[.O13]" office:value-type="float" office:value="0.498571592387809" calcext:value-type="float">
            <text:p>0.498571592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table:formula="of:=[.B13]-[.D13]" office:value-type="float" office:value="-0.254952746134842" calcext:value-type="float">
            <text:p>-0.25495274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33912" calcext:value-type="float">
            <text:p>2.33912</text:p>
          </table:table-cell>
          <table:table-cell table:formula="of:=1/[.C14]" office:value-type="float" office:value="0.427511200793461" calcext:value-type="float">
            <text:p>0.4275112008</text:p>
          </table:table-cell>
          <table:table-cell office:value-type="float" office:value="2.53289" calcext:value-type="float">
            <text:p>2.53289</text:p>
          </table:table-cell>
          <table:table-cell table:formula="of:=1/[.E14]" office:value-type="float" office:value="0.394805933143563" calcext:value-type="float">
            <text:p>0.3948059331</text:p>
          </table:table-cell>
          <table:table-cell office:value-type="float" office:value="2.60057" calcext:value-type="float">
            <text:p>2.60057</text:p>
          </table:table-cell>
          <table:table-cell table:formula="of:=1/[.G14]" office:value-type="float" office:value="0.38453108357014" calcext:value-type="float">
            <text:p>0.3845310836</text:p>
          </table:table-cell>
          <table:table-cell office:value-type="float" office:value="2.52674" calcext:value-type="float">
            <text:p>2.52674</text:p>
          </table:table-cell>
          <table:table-cell table:formula="of:=1/[.I14]" office:value-type="float" office:value="0.39576687747849" calcext:value-type="float">
            <text:p>0.3957668775</text:p>
          </table:table-cell>
          <table:table-cell office:value-type="float" office:value="2.5894" calcext:value-type="float">
            <text:p>2.5894</text:p>
          </table:table-cell>
          <table:table-cell table:formula="of:=1/[.K14]" office:value-type="float" office:value="0.386189850930718" calcext:value-type="float">
            <text:p>0.3861898509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73499" calcext:value-type="float">
            <text:p>2.73499</text:p>
          </table:table-cell>
          <table:table-cell table:formula="of:=1/[.O14]" office:value-type="float" office:value="0.365632049842961" calcext:value-type="float">
            <text:p>0.365632049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table:formula="of:=[.B14]-[.D14]" office:value-type="float" office:value="-0.0935112007934608" calcext:value-type="float">
            <text:p>-0.093511200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232083418450634" calcext:value-type="float">
            <text:p>-0.2320834185</text:p>
          </table:table-cell>
          <table:table-cell table:style-name="ce1" table:formula="of:=CORREL([.B3:.B14];[.D3:.D14])" office:value-type="float" office:value="0.198554065862242" calcext:value-type="float">
            <text:p>0.1985540659</text:p>
          </table:table-cell>
          <table:table-cell table:style-name="ce2" table:formula="of:=CORREL([.B3:.B14];[.E3:.E14])" office:value-type="float" office:value="-0.231887511797557" calcext:value-type="float">
            <text:p>-0.2318875118</text:p>
          </table:table-cell>
          <table:table-cell table:style-name="ce1" table:formula="of:=CORREL([.B3:.B14];[.F3:.F14])" office:value-type="float" office:value="0.226770353442628" calcext:value-type="float">
            <text:p>0.2267703534</text:p>
          </table:table-cell>
          <table:table-cell table:style-name="ce2" table:formula="of:=CORREL([.B3:.B14];[.G3:.G14])" office:value-type="float" office:value="-0.221008900562055" calcext:value-type="float">
            <text:p>-0.2210089006</text:p>
          </table:table-cell>
          <table:table-cell table:style-name="ce1" table:formula="of:=CORREL([.B3:.B14];[.H3:.H14])" office:value-type="float" office:value="0.202174835271484" calcext:value-type="float">
            <text:p>0.2021748353</text:p>
          </table:table-cell>
          <table:table-cell table:style-name="ce2" table:formula="of:=CORREL([.B3:.B14];[.I3:.I14])" office:value-type="float" office:value="-0.209021305662295" calcext:value-type="float">
            <text:p>-0.2090213057</text:p>
          </table:table-cell>
          <table:table-cell table:style-name="ce1" table:formula="of:=CORREL([.B3:.B14];[.J3:.J14])" office:value-type="float" office:value="0.189617583927682" calcext:value-type="float">
            <text:p>0.1896175839</text:p>
          </table:table-cell>
          <table:table-cell table:style-name="ce2" table:formula="of:=CORREL([.B3:.B14];[.K3:.K14])" office:value-type="float" office:value="-0.22687186103252" calcext:value-type="float">
            <text:p>-0.226871861</text:p>
          </table:table-cell>
          <table:table-cell table:style-name="ce1" table:formula="of:=CORREL([.B3:.B14];[.L3:.L14])" office:value-type="float" office:value="0.222154889787673" calcext:value-type="float">
            <text:p>0.2221548898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234413041060948" calcext:value-type="float">
            <text:p>-0.2344130411</text:p>
          </table:table-cell>
          <table:table-cell table:style-name="ce1" table:formula="of:=CORREL([.B3:.B14];[.P3:.P14])" office:value-type="float" office:value="0.204632685234826" calcext:value-type="float">
            <text:p>0.20463268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65631" calcext:value-type="float">
            <text:p>1.65631</text:p>
          </table:table-cell>
          <table:table-cell table:formula="of:=1/[.C18]" office:value-type="float" office:value="0.603751713145486" calcext:value-type="float">
            <text:p>0.6037517131</text:p>
          </table:table-cell>
          <table:table-cell office:value-type="float" office:value="1.89231" calcext:value-type="float">
            <text:p>1.89231</text:p>
          </table:table-cell>
          <table:table-cell table:formula="of:=1/[.E18]" office:value-type="float" office:value="0.528454640095967" calcext:value-type="float">
            <text:p>0.5284546401</text:p>
          </table:table-cell>
          <table:table-cell office:value-type="float" office:value="1.82986" calcext:value-type="float">
            <text:p>1.82986</text:p>
          </table:table-cell>
          <table:table-cell table:formula="of:=1/[.G18]" office:value-type="float" office:value="0.546489895401834" calcext:value-type="float">
            <text:p>0.5464898954</text:p>
          </table:table-cell>
          <table:table-cell office:value-type="float" office:value="1.8009" calcext:value-type="float">
            <text:p>1.8009</text:p>
          </table:table-cell>
          <table:table-cell table:formula="of:=1/[.I18]" office:value-type="float" office:value="0.555277916597257" calcext:value-type="float">
            <text:p>0.5552779166</text:p>
          </table:table-cell>
          <table:table-cell office:value-type="float" office:value="1.97457" calcext:value-type="float">
            <text:p>1.97457</text:p>
          </table:table-cell>
          <table:table-cell table:formula="of:=1/[.K18]" office:value-type="float" office:value="0.506439376674415" calcext:value-type="float">
            <text:p>0.5064393767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84904" calcext:value-type="float">
            <text:p>1.84904</text:p>
          </table:table-cell>
          <table:table-cell table:formula="of:=1/[.O18]" office:value-type="float" office:value="0.540821182884091" calcext:value-type="float">
            <text:p>0.5408211829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table:formula="of:=[.B18]-[.D18]" office:value-type="float" office:value="-0.0127517131454861" calcext:value-type="float">
            <text:p>-0.01275171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94006" calcext:value-type="float">
            <text:p>1.94006</text:p>
          </table:table-cell>
          <table:table-cell table:formula="of:=1/[.C19]" office:value-type="float" office:value="0.515447975835799" calcext:value-type="float">
            <text:p>0.5154479758</text:p>
          </table:table-cell>
          <table:table-cell office:value-type="float" office:value="2.14266" calcext:value-type="float">
            <text:p>2.14266</text:p>
          </table:table-cell>
          <table:table-cell table:formula="of:=1/[.E19]" office:value-type="float" office:value="0.46670960395023" calcext:value-type="float">
            <text:p>0.466709604</text:p>
          </table:table-cell>
          <table:table-cell office:value-type="float" office:value="2.09899" calcext:value-type="float">
            <text:p>2.09899</text:p>
          </table:table-cell>
          <table:table-cell table:formula="of:=1/[.G19]" office:value-type="float" office:value="0.476419611336881" calcext:value-type="float">
            <text:p>0.4764196113</text:p>
          </table:table-cell>
          <table:table-cell office:value-type="float" office:value="2.05943" calcext:value-type="float">
            <text:p>2.05943</text:p>
          </table:table-cell>
          <table:table-cell table:formula="of:=1/[.I19]" office:value-type="float" office:value="0.485571250297412" calcext:value-type="float">
            <text:p>0.4855712503</text:p>
          </table:table-cell>
          <table:table-cell office:value-type="float" office:value="2.3104" calcext:value-type="float">
            <text:p>2.3104</text:p>
          </table:table-cell>
          <table:table-cell table:formula="of:=1/[.K19]" office:value-type="float" office:value="0.432825484764543" calcext:value-type="float">
            <text:p>0.4328254848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2.10182" calcext:value-type="float">
            <text:p>2.10182</text:p>
          </table:table-cell>
          <table:table-cell table:formula="of:=1/[.O19]" office:value-type="float" office:value="0.475778135140021" calcext:value-type="float">
            <text:p>0.4757781351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table:formula="of:=[.B19]-[.D19]" office:value-type="float" office:value="0.123552024164201" calcext:value-type="float">
            <text:p>0.12355202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91479" calcext:value-type="float">
            <text:p>1.91479</text:p>
          </table:table-cell>
          <table:table-cell table:formula="of:=1/[.C20]" office:value-type="float" office:value="0.522250481776069" calcext:value-type="float">
            <text:p>0.5222504818</text:p>
          </table:table-cell>
          <table:table-cell office:value-type="float" office:value="2.27485" calcext:value-type="float">
            <text:p>2.27485</text:p>
          </table:table-cell>
          <table:table-cell table:formula="of:=1/[.E20]" office:value-type="float" office:value="0.439589423478471" calcext:value-type="float">
            <text:p>0.4395894235</text:p>
          </table:table-cell>
          <table:table-cell office:value-type="float" office:value="2.2502" calcext:value-type="float">
            <text:p>2.2502</text:p>
          </table:table-cell>
          <table:table-cell table:formula="of:=1/[.G20]" office:value-type="float" office:value="0.444404941782953" calcext:value-type="float">
            <text:p>0.4444049418</text:p>
          </table:table-cell>
          <table:table-cell office:value-type="float" office:value="2.16987" calcext:value-type="float">
            <text:p>2.16987</text:p>
          </table:table-cell>
          <table:table-cell table:formula="of:=1/[.I20]" office:value-type="float" office:value="0.460857102038371" calcext:value-type="float">
            <text:p>0.460857102</text:p>
          </table:table-cell>
          <table:table-cell office:value-type="float" office:value="2.45564" calcext:value-type="float">
            <text:p>2.45564</text:p>
          </table:table-cell>
          <table:table-cell table:formula="of:=1/[.K20]" office:value-type="float" office:value="0.407225814858856" calcext:value-type="float">
            <text:p>0.4072258149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2.23701" calcext:value-type="float">
            <text:p>2.23701</text:p>
          </table:table-cell>
          <table:table-cell table:formula="of:=1/[.O20]" office:value-type="float" office:value="0.447025270338532" calcext:value-type="float">
            <text:p>0.4470252703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table:formula="of:=[.B20]-[.D20]" office:value-type="float" office:value="-0.0232504817760695" calcext:value-type="float">
            <text:p>-0.02325048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9511" calcext:value-type="float">
            <text:p>3.39511</text:p>
          </table:table-cell>
          <table:table-cell table:formula="of:=1/[.C21]" office:value-type="float" office:value="0.294541266704172" calcext:value-type="float">
            <text:p>0.2945412667</text:p>
          </table:table-cell>
          <table:table-cell office:value-type="float" office:value="3.5295" calcext:value-type="float">
            <text:p>3.5295</text:p>
          </table:table-cell>
          <table:table-cell table:formula="of:=1/[.E21]" office:value-type="float" office:value="0.283326250177079" calcext:value-type="float">
            <text:p>0.2833262502</text:p>
          </table:table-cell>
          <table:table-cell office:value-type="float" office:value="3.54805" calcext:value-type="float">
            <text:p>3.54805</text:p>
          </table:table-cell>
          <table:table-cell table:formula="of:=1/[.G21]" office:value-type="float" office:value="0.281844957089105" calcext:value-type="float">
            <text:p>0.2818449571</text:p>
          </table:table-cell>
          <table:table-cell office:value-type="float" office:value="3.55625" calcext:value-type="float">
            <text:p>3.55625</text:p>
          </table:table-cell>
          <table:table-cell table:formula="of:=1/[.I21]" office:value-type="float" office:value="0.281195079086116" calcext:value-type="float">
            <text:p>0.2811950791</text:p>
          </table:table-cell>
          <table:table-cell office:value-type="float" office:value="3.57272" calcext:value-type="float">
            <text:p>3.57272</text:p>
          </table:table-cell>
          <table:table-cell table:formula="of:=1/[.K21]" office:value-type="float" office:value="0.279898788598043" calcext:value-type="float">
            <text:p>0.2798987886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91663" calcext:value-type="float">
            <text:p>3.91663</text:p>
          </table:table-cell>
          <table:table-cell table:formula="of:=1/[.O21]" office:value-type="float" office:value="0.255321539180367" calcext:value-type="float">
            <text:p>0.2553215392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table:formula="of:=[.B21]-[.D21]" office:value-type="float" office:value="0.153458733295828" calcext:value-type="float">
            <text:p>0.1534587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table:formula="of:=[.B22]-[.D22]" office:value-type="float" office:value="0.144914115441633" calcext:value-type="float">
            <text:p>0.1449141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table:formula="of:=[.B23]-[.D23]" office:value-type="float" office:value="0.138578609348354" calcext:value-type="float">
            <text:p>0.13857860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83742" calcext:value-type="float">
            <text:p>2.83742</text:p>
          </table:table-cell>
          <table:table-cell table:formula="of:=1/[.C24]" office:value-type="float" office:value="0.352432843921591" calcext:value-type="float">
            <text:p>0.3524328439</text:p>
          </table:table-cell>
          <table:table-cell office:value-type="float" office:value="2.89505" calcext:value-type="float">
            <text:p>2.89505</text:p>
          </table:table-cell>
          <table:table-cell table:formula="of:=1/[.E24]" office:value-type="float" office:value="0.345417177596242" calcext:value-type="float">
            <text:p>0.3454171776</text:p>
          </table:table-cell>
          <table:table-cell office:value-type="float" office:value="2.87862" calcext:value-type="float">
            <text:p>2.87862</text:p>
          </table:table-cell>
          <table:table-cell table:formula="of:=1/[.G24]" office:value-type="float" office:value="0.347388679297719" calcext:value-type="float">
            <text:p>0.3473886793</text:p>
          </table:table-cell>
          <table:table-cell office:value-type="float" office:value="2.73444" calcext:value-type="float">
            <text:p>2.73444</text:p>
          </table:table-cell>
          <table:table-cell table:formula="of:=1/[.I24]" office:value-type="float" office:value="0.365705592369918" calcext:value-type="float">
            <text:p>0.3657055924</text:p>
          </table:table-cell>
          <table:table-cell office:value-type="float" office:value="2.89408" calcext:value-type="float">
            <text:p>2.89408</text:p>
          </table:table-cell>
          <table:table-cell table:formula="of:=1/[.K24]" office:value-type="float" office:value="0.345532950022114" calcext:value-type="float">
            <text:p>0.34553295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20841" calcext:value-type="float">
            <text:p>3.20841</text:p>
          </table:table-cell>
          <table:table-cell table:formula="of:=1/[.O24]" office:value-type="float" office:value="0.31168086373001" calcext:value-type="float">
            <text:p>0.3116808637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table:formula="of:=[.B24]-[.D24]" office:value-type="float" office:value="0.0385671560784093" calcext:value-type="float">
            <text:p>0.03856715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83928" calcext:value-type="float">
            <text:p>2.83928</text:p>
          </table:table-cell>
          <table:table-cell table:formula="of:=1/[.C25]" office:value-type="float" office:value="0.352201966695782" calcext:value-type="float">
            <text:p>0.3522019667</text:p>
          </table:table-cell>
          <table:table-cell office:value-type="float" office:value="2.90708" calcext:value-type="float">
            <text:p>2.90708</text:p>
          </table:table-cell>
          <table:table-cell table:formula="of:=1/[.E25]" office:value-type="float" office:value="0.343987781553999" calcext:value-type="float">
            <text:p>0.3439877816</text:p>
          </table:table-cell>
          <table:table-cell office:value-type="float" office:value="2.91718" calcext:value-type="float">
            <text:p>2.91718</text:p>
          </table:table-cell>
          <table:table-cell table:formula="of:=1/[.G25]" office:value-type="float" office:value="0.342796810618474" calcext:value-type="float">
            <text:p>0.3427968106</text:p>
          </table:table-cell>
          <table:table-cell office:value-type="float" office:value="2.77184" calcext:value-type="float">
            <text:p>2.77184</text:p>
          </table:table-cell>
          <table:table-cell table:formula="of:=1/[.I25]" office:value-type="float" office:value="0.360771184483953" calcext:value-type="float">
            <text:p>0.3607711845</text:p>
          </table:table-cell>
          <table:table-cell office:value-type="float" office:value="2.9126" calcext:value-type="float">
            <text:p>2.9126</text:p>
          </table:table-cell>
          <table:table-cell table:formula="of:=1/[.K25]" office:value-type="float" office:value="0.343335851129575" calcext:value-type="float">
            <text:p>0.3433358511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25527" calcext:value-type="float">
            <text:p>3.25527</text:p>
          </table:table-cell>
          <table:table-cell table:formula="of:=1/[.O25]" office:value-type="float" office:value="0.307194180513444" calcext:value-type="float">
            <text:p>0.3071941805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table:formula="of:=[.B25]-[.D25]" office:value-type="float" office:value="0.00379803330421796" calcext:value-type="float">
            <text:p>0.0037980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12347" calcext:value-type="float">
            <text:p>3.12347</text:p>
          </table:table-cell>
          <table:table-cell table:formula="of:=1/[.C26]" office:value-type="float" office:value="0.320156748744185" calcext:value-type="float">
            <text:p>0.3201567487</text:p>
          </table:table-cell>
          <table:table-cell office:value-type="float" office:value="3.34271" calcext:value-type="float">
            <text:p>3.34271</text:p>
          </table:table-cell>
          <table:table-cell table:formula="of:=1/[.E26]" office:value-type="float" office:value="0.299158467231677" calcext:value-type="float">
            <text:p>0.2991584672</text:p>
          </table:table-cell>
          <table:table-cell office:value-type="float" office:value="3.37214" calcext:value-type="float">
            <text:p>3.37214</text:p>
          </table:table-cell>
          <table:table-cell table:formula="of:=1/[.G26]" office:value-type="float" office:value="0.296547592923188" calcext:value-type="float">
            <text:p>0.2965475929</text:p>
          </table:table-cell>
          <table:table-cell office:value-type="float" office:value="3.34117" calcext:value-type="float">
            <text:p>3.34117</text:p>
          </table:table-cell>
          <table:table-cell table:formula="of:=1/[.I26]" office:value-type="float" office:value="0.299296354271109" calcext:value-type="float">
            <text:p>0.2992963543</text:p>
          </table:table-cell>
          <table:table-cell office:value-type="float" office:value="3.39615" calcext:value-type="float">
            <text:p>3.39615</text:p>
          </table:table-cell>
          <table:table-cell table:formula="of:=1/[.K26]" office:value-type="float" office:value="0.29445106959351" calcext:value-type="float">
            <text:p>0.2944510696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72065" calcext:value-type="float">
            <text:p>3.72065</text:p>
          </table:table-cell>
          <table:table-cell table:formula="of:=1/[.O26]" office:value-type="float" office:value="0.268770241758832" calcext:value-type="float">
            <text:p>0.2687702418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table:formula="of:=[.B26]-[.D26]" office:value-type="float" office:value="0.177843251255815" calcext:value-type="float">
            <text:p>0.17784325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.0139" calcext:value-type="float">
            <text:p>2.0139</text:p>
          </table:table-cell>
          <table:table-cell table:formula="of:=1/[.C27]" office:value-type="float" office:value="0.496548984557327" calcext:value-type="float">
            <text:p>0.4965489846</text:p>
          </table:table-cell>
          <table:table-cell office:value-type="float" office:value="2.12225" calcext:value-type="float">
            <text:p>2.12225</text:p>
          </table:table-cell>
          <table:table-cell table:formula="of:=1/[.E27]" office:value-type="float" office:value="0.471198020968312" calcext:value-type="float">
            <text:p>0.471198021</text:p>
          </table:table-cell>
          <table:table-cell office:value-type="float" office:value="2.12109" calcext:value-type="float">
            <text:p>2.12109</text:p>
          </table:table-cell>
          <table:table-cell table:formula="of:=1/[.G27]" office:value-type="float" office:value="0.471455713807523" calcext:value-type="float">
            <text:p>0.4714557138</text:p>
          </table:table-cell>
          <table:table-cell office:value-type="float" office:value="2.10408" calcext:value-type="float">
            <text:p>2.10408</text:p>
          </table:table-cell>
          <table:table-cell table:formula="of:=1/[.I27]" office:value-type="float" office:value="0.475267100110262" calcext:value-type="float">
            <text:p>0.4752671001</text:p>
          </table:table-cell>
          <table:table-cell office:value-type="float" office:value="2.16122" calcext:value-type="float">
            <text:p>2.16122</text:p>
          </table:table-cell>
          <table:table-cell table:formula="of:=1/[.K27]" office:value-type="float" office:value="0.462701622231887" calcext:value-type="float">
            <text:p>0.4627016222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2.22877" calcext:value-type="float">
            <text:p>2.22877</text:p>
          </table:table-cell>
          <table:table-cell table:formula="of:=1/[.O27]" office:value-type="float" office:value="0.448677970360333" calcext:value-type="float">
            <text:p>0.4486779704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office:value-type="float" office:value="-14.7812" calcext:value-type="float">
            <text:p>-14.7812</text:p>
          </table:table-cell>
          <table:table-cell office:value-type="float" office:value="14.7812" calcext:value-type="float">
            <text:p>14.7812</text:p>
          </table:table-cell>
          <table:table-cell table:formula="of:=[.U27]/255" office:value-type="float" office:value="0.0579654901960784" calcext:value-type="float">
            <text:p>0.0579654902</text:p>
          </table:table-cell>
          <table:table-cell table:formula="of:=[.B27]-[.D27]" office:value-type="float" office:value="0.233451015442673" calcext:value-type="float">
            <text:p>0.23345101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25128" calcext:value-type="float">
            <text:p>2.25128</text:p>
          </table:table-cell>
          <table:table-cell table:formula="of:=1/[.C28]" office:value-type="float" office:value="0.444191748694076" calcext:value-type="float">
            <text:p>0.4441917487</text:p>
          </table:table-cell>
          <table:table-cell office:value-type="float" office:value="2.47646" calcext:value-type="float">
            <text:p>2.47646</text:p>
          </table:table-cell>
          <table:table-cell table:formula="of:=1/[.E28]" office:value-type="float" office:value="0.403802201529603" calcext:value-type="float">
            <text:p>0.4038022015</text:p>
          </table:table-cell>
          <table:table-cell office:value-type="float" office:value="2.4328" calcext:value-type="float">
            <text:p>2.4328</text:p>
          </table:table-cell>
          <table:table-cell table:formula="of:=1/[.G28]" office:value-type="float" office:value="0.411048997040447" calcext:value-type="float">
            <text:p>0.411048997</text:p>
          </table:table-cell>
          <table:table-cell office:value-type="float" office:value="2.40538" calcext:value-type="float">
            <text:p>2.40538</text:p>
          </table:table-cell>
          <table:table-cell table:formula="of:=1/[.I28]" office:value-type="float" office:value="0.415734727984767" calcext:value-type="float">
            <text:p>0.415734728</text:p>
          </table:table-cell>
          <table:table-cell office:value-type="float" office:value="2.5234" calcext:value-type="float">
            <text:p>2.5234</text:p>
          </table:table-cell>
          <table:table-cell table:formula="of:=1/[.K28]" office:value-type="float" office:value="0.396290718871364" calcext:value-type="float">
            <text:p>0.3962907189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56749" calcext:value-type="float">
            <text:p>2.56749</text:p>
          </table:table-cell>
          <table:table-cell table:formula="of:=1/[.O28]" office:value-type="float" office:value="0.389485450770986" calcext:value-type="float">
            <text:p>0.3894854508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table:formula="of:=[.B28]-[.D28]" office:value-type="float" office:value="0.00980825130592372" calcext:value-type="float">
            <text:p>0.00980825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47661845274679" calcext:value-type="float">
            <text:p>-0.6476618453</text:p>
          </table:table-cell>
          <table:table-cell table:style-name="ce1" table:formula="of:=CORREL([.B17:.B28];[.D17:.D28])" office:value-type="float" office:value="0.670581607654752" calcext:value-type="float">
            <text:p>0.6705816077</text:p>
          </table:table-cell>
          <table:table-cell table:style-name="ce2" table:formula="of:=CORREL([.B17:.B28];[.E17:.E28])" office:value-type="float" office:value="-0.652016477655184" calcext:value-type="float">
            <text:p>-0.6520164777</text:p>
          </table:table-cell>
          <table:table-cell table:style-name="ce1" table:formula="of:=CORREL([.B17:.B28];[.F17:.F28])" office:value-type="float" office:value="0.705766757084225" calcext:value-type="float">
            <text:p>0.7057667571</text:p>
          </table:table-cell>
          <table:table-cell table:style-name="ce2" table:formula="of:=CORREL([.B17:.B28];[.G17:.G28])" office:value-type="float" office:value="-0.637444709216153" calcext:value-type="float">
            <text:p>-0.6374447092</text:p>
          </table:table-cell>
          <table:table-cell table:style-name="ce1" table:formula="of:=CORREL([.B17:.B28];[.H17:.H28])" office:value-type="float" office:value="0.689691904726101" calcext:value-type="float">
            <text:p>0.6896919047</text:p>
          </table:table-cell>
          <table:table-cell table:style-name="ce2" table:formula="of:=CORREL([.B17:.B28];[.I17:.I28])" office:value-type="float" office:value="-0.59335585170423" calcext:value-type="float">
            <text:p>-0.5933558517</text:p>
          </table:table-cell>
          <table:table-cell table:style-name="ce1" table:formula="of:=CORREL([.B17:.B28];[.J17:.J28])" office:value-type="float" office:value="0.653272923141696" calcext:value-type="float">
            <text:p>0.6532729231</text:p>
          </table:table-cell>
          <table:table-cell table:style-name="ce2" table:formula="of:=CORREL([.B17:.B28];[.K17:.K28])" office:value-type="float" office:value="-0.636386014153417" calcext:value-type="float">
            <text:p>-0.6363860142</text:p>
          </table:table-cell>
          <table:table-cell table:style-name="ce1" table:formula="of:=CORREL([.B17:.B28];[.L17:.L28])" office:value-type="float" office:value="0.695736260445419" calcext:value-type="float">
            <text:p>0.695736260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49724306305748" calcext:value-type="float">
            <text:p>-0.6497243063</text:p>
          </table:table-cell>
          <table:table-cell table:style-name="ce1" table:formula="of:=CORREL([.B17:.B28];[.P17:.P28])" office:value-type="float" office:value="0.69453022728513" calcext:value-type="float">
            <text:p>0.69453022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3.06294" calcext:value-type="float">
            <text:p>3.06294</text:p>
          </table:table-cell>
          <table:table-cell table:formula="of:=1/[.C32]" office:value-type="float" office:value="0.326483705198273" calcext:value-type="float">
            <text:p>0.3264837052</text:p>
          </table:table-cell>
          <table:table-cell office:value-type="float" office:value="3.16015" calcext:value-type="float">
            <text:p>3.16015</text:p>
          </table:table-cell>
          <table:table-cell table:formula="of:=1/[.E32]" office:value-type="float" office:value="0.316440675284401" calcext:value-type="float">
            <text:p>0.3164406753</text:p>
          </table:table-cell>
          <table:table-cell office:value-type="float" office:value="3.16037" calcext:value-type="float">
            <text:p>3.16037</text:p>
          </table:table-cell>
          <table:table-cell table:formula="of:=1/[.G32]" office:value-type="float" office:value="0.316418647183716" calcext:value-type="float">
            <text:p>0.3164186472</text:p>
          </table:table-cell>
          <table:table-cell office:value-type="float" office:value="3.15359" calcext:value-type="float">
            <text:p>3.15359</text:p>
          </table:table-cell>
          <table:table-cell table:formula="of:=1/[.I32]" office:value-type="float" office:value="0.317098925351742" calcext:value-type="float">
            <text:p>0.3170989254</text:p>
          </table:table-cell>
          <table:table-cell office:value-type="float" office:value="3.19393" calcext:value-type="float">
            <text:p>3.19393</text:p>
          </table:table-cell>
          <table:table-cell table:formula="of:=1/[.K32]" office:value-type="float" office:value="0.313093899991546" calcext:value-type="float">
            <text:p>0.313093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6429" calcext:value-type="float">
            <text:p>3.6429</text:p>
          </table:table-cell>
          <table:table-cell table:formula="of:=1/[.O32]" office:value-type="float" office:value="0.274506574432458" calcext:value-type="float">
            <text:p>0.2745065744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table:formula="of:=[.B32]-[.D32]" office:value-type="float" office:value="-0.0934837051982735" calcext:value-type="float">
            <text:p>-0.09348370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76933" calcext:value-type="float">
            <text:p>2.76933</text:p>
          </table:table-cell>
          <table:table-cell table:formula="of:=1/[.C33]" office:value-type="float" office:value="0.361098171759956" calcext:value-type="float">
            <text:p>0.3610981718</text:p>
          </table:table-cell>
          <table:table-cell office:value-type="float" office:value="2.87459" calcext:value-type="float">
            <text:p>2.87459</text:p>
          </table:table-cell>
          <table:table-cell table:formula="of:=1/[.E33]" office:value-type="float" office:value="0.347875697055928" calcext:value-type="float">
            <text:p>0.3478756971</text:p>
          </table:table-cell>
          <table:table-cell office:value-type="float" office:value="2.8558" calcext:value-type="float">
            <text:p>2.8558</text:p>
          </table:table-cell>
          <table:table-cell table:formula="of:=1/[.G33]" office:value-type="float" office:value="0.350164577351355" calcext:value-type="float">
            <text:p>0.3501645774</text:p>
          </table:table-cell>
          <table:table-cell office:value-type="float" office:value="2.84397" calcext:value-type="float">
            <text:p>2.84397</text:p>
          </table:table-cell>
          <table:table-cell table:formula="of:=1/[.I33]" office:value-type="float" office:value="0.351621149308889" calcext:value-type="float">
            <text:p>0.3516211493</text:p>
          </table:table-cell>
          <table:table-cell office:value-type="float" office:value="2.89275" calcext:value-type="float">
            <text:p>2.89275</text:p>
          </table:table-cell>
          <table:table-cell table:formula="of:=1/[.K33]" office:value-type="float" office:value="0.345691815746262" calcext:value-type="float">
            <text:p>0.3456918157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3.1238" calcext:value-type="float">
            <text:p>3.1238</text:p>
          </table:table-cell>
          <table:table-cell table:formula="of:=1/[.O33]" office:value-type="float" office:value="0.320122927204046" calcext:value-type="float">
            <text:p>0.3201229272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table:formula="of:=[.B33]-[.D33]" office:value-type="float" office:value="-0.0500981717599563" calcext:value-type="float">
            <text:p>-0.05009817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3.00761" calcext:value-type="float">
            <text:p>3.00761</text:p>
          </table:table-cell>
          <table:table-cell table:formula="of:=1/[.C34]" office:value-type="float" office:value="0.33248991724326" calcext:value-type="float">
            <text:p>0.3324899172</text:p>
          </table:table-cell>
          <table:table-cell office:value-type="float" office:value="3.04747" calcext:value-type="float">
            <text:p>3.04747</text:p>
          </table:table-cell>
          <table:table-cell table:formula="of:=1/[.E34]" office:value-type="float" office:value="0.328141048148136" calcext:value-type="float">
            <text:p>0.3281410481</text:p>
          </table:table-cell>
          <table:table-cell office:value-type="float" office:value="3.05079" calcext:value-type="float">
            <text:p>3.05079</text:p>
          </table:table-cell>
          <table:table-cell table:formula="of:=1/[.G34]" office:value-type="float" office:value="0.327783951042189" calcext:value-type="float">
            <text:p>0.327783951</text:p>
          </table:table-cell>
          <table:table-cell office:value-type="float" office:value="3.03873" calcext:value-type="float">
            <text:p>3.03873</text:p>
          </table:table-cell>
          <table:table-cell table:formula="of:=1/[.I34]" office:value-type="float" office:value="0.329084847946346" calcext:value-type="float">
            <text:p>0.3290848479</text:p>
          </table:table-cell>
          <table:table-cell office:value-type="float" office:value="3.0694" calcext:value-type="float">
            <text:p>3.0694</text:p>
          </table:table-cell>
          <table:table-cell table:formula="of:=1/[.K34]" office:value-type="float" office:value="0.325796572620056" calcext:value-type="float">
            <text:p>0.3257965726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53355" calcext:value-type="float">
            <text:p>3.53355</text:p>
          </table:table-cell>
          <table:table-cell table:formula="of:=1/[.O34]" office:value-type="float" office:value="0.2830015140581" calcext:value-type="float">
            <text:p>0.2830015141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table:formula="of:=[.B34]-[.D34]" office:value-type="float" office:value="-0.11848991724326" calcext:value-type="float">
            <text:p>-0.11848991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3.04413" calcext:value-type="float">
            <text:p>3.04413</text:p>
          </table:table-cell>
          <table:table-cell table:formula="of:=1/[.C35]" office:value-type="float" office:value="0.328501082411067" calcext:value-type="float">
            <text:p>0.3285010824</text:p>
          </table:table-cell>
          <table:table-cell office:value-type="float" office:value="3.23005" calcext:value-type="float">
            <text:p>3.23005</text:p>
          </table:table-cell>
          <table:table-cell table:formula="of:=1/[.E35]" office:value-type="float" office:value="0.309592730762682" calcext:value-type="float">
            <text:p>0.3095927308</text:p>
          </table:table-cell>
          <table:table-cell office:value-type="float" office:value="3.22934" calcext:value-type="float">
            <text:p>3.22934</text:p>
          </table:table-cell>
          <table:table-cell table:formula="of:=1/[.G35]" office:value-type="float" office:value="0.30966079756235" calcext:value-type="float">
            <text:p>0.3096607976</text:p>
          </table:table-cell>
          <table:table-cell office:value-type="float" office:value="3.19096" calcext:value-type="float">
            <text:p>3.19096</text:p>
          </table:table-cell>
          <table:table-cell table:formula="of:=1/[.I35]" office:value-type="float" office:value="0.313385313510668" calcext:value-type="float">
            <text:p>0.3133853135</text:p>
          </table:table-cell>
          <table:table-cell office:value-type="float" office:value="3.26142" calcext:value-type="float">
            <text:p>3.26142</text:p>
          </table:table-cell>
          <table:table-cell table:formula="of:=1/[.K35]" office:value-type="float" office:value="0.306614910069847" calcext:value-type="float">
            <text:p>0.3066149101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65874" calcext:value-type="float">
            <text:p>3.65874</text:p>
          </table:table-cell>
          <table:table-cell table:formula="of:=1/[.O35]" office:value-type="float" office:value="0.273318136844925" calcext:value-type="float">
            <text:p>0.273318136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table:formula="of:=[.B35]-[.D35]" office:value-type="float" office:value="-0.0635010824110666" calcext:value-type="float">
            <text:p>-0.06350108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76492" calcext:value-type="float">
            <text:p>2.76492</text:p>
          </table:table-cell>
          <table:table-cell table:formula="of:=1/[.C36]" office:value-type="float" office:value="0.36167411715348" calcext:value-type="float">
            <text:p>0.3616741172</text:p>
          </table:table-cell>
          <table:table-cell office:value-type="float" office:value="2.84045" calcext:value-type="float">
            <text:p>2.84045</text:p>
          </table:table-cell>
          <table:table-cell table:formula="of:=1/[.E36]" office:value-type="float" office:value="0.352056892393811" calcext:value-type="float">
            <text:p>0.3520568924</text:p>
          </table:table-cell>
          <table:table-cell office:value-type="float" office:value="2.83957" calcext:value-type="float">
            <text:p>2.83957</text:p>
          </table:table-cell>
          <table:table-cell table:formula="of:=1/[.G36]" office:value-type="float" office:value="0.352165996964329" calcext:value-type="float">
            <text:p>0.352165997</text:p>
          </table:table-cell>
          <table:table-cell office:value-type="float" office:value="2.83217" calcext:value-type="float">
            <text:p>2.83217</text:p>
          </table:table-cell>
          <table:table-cell table:formula="of:=1/[.I36]" office:value-type="float" office:value="0.353086149489614" calcext:value-type="float">
            <text:p>0.3530861495</text:p>
          </table:table-cell>
          <table:table-cell office:value-type="float" office:value="2.85874" calcext:value-type="float">
            <text:p>2.85874</text:p>
          </table:table-cell>
          <table:table-cell table:formula="of:=1/[.K36]" office:value-type="float" office:value="0.349804459307247" calcext:value-type="float">
            <text:p>0.3498044593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3.14963" calcext:value-type="float">
            <text:p>3.14963</text:p>
          </table:table-cell>
          <table:table-cell table:formula="of:=1/[.O36]" office:value-type="float" office:value="0.317497610830478" calcext:value-type="float">
            <text:p>0.3174976108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table:formula="of:=[.B36]-[.D36]" office:value-type="float" office:value="-0.10367411715348" calcext:value-type="float">
            <text:p>-0.10367411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89047" calcext:value-type="float">
            <text:p>2.89047</text:p>
          </table:table-cell>
          <table:table-cell table:formula="of:=1/[.C37]" office:value-type="float" office:value="0.345964497123305" calcext:value-type="float">
            <text:p>0.3459644971</text:p>
          </table:table-cell>
          <table:table-cell office:value-type="float" office:value="3.00782" calcext:value-type="float">
            <text:p>3.00782</text:p>
          </table:table-cell>
          <table:table-cell table:formula="of:=1/[.E37]" office:value-type="float" office:value="0.332466703459648" calcext:value-type="float">
            <text:p>0.3324667035</text:p>
          </table:table-cell>
          <table:table-cell office:value-type="float" office:value="2.97909" calcext:value-type="float">
            <text:p>2.97909</text:p>
          </table:table-cell>
          <table:table-cell table:formula="of:=1/[.G37]" office:value-type="float" office:value="0.335672973961847" calcext:value-type="float">
            <text:p>0.335672974</text:p>
          </table:table-cell>
          <table:table-cell office:value-type="float" office:value="2.94837" calcext:value-type="float">
            <text:p>2.94837</text:p>
          </table:table-cell>
          <table:table-cell table:formula="of:=1/[.I37]" office:value-type="float" office:value="0.339170456896522" calcext:value-type="float">
            <text:p>0.3391704569</text:p>
          </table:table-cell>
          <table:table-cell office:value-type="float" office:value="3.04029" calcext:value-type="float">
            <text:p>3.04029</text:p>
          </table:table-cell>
          <table:table-cell table:formula="of:=1/[.K37]" office:value-type="float" office:value="0.328915991566594" calcext:value-type="float">
            <text:p>0.3289159916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35278" calcext:value-type="float">
            <text:p>3.35278</text:p>
          </table:table-cell>
          <table:table-cell table:formula="of:=1/[.O37]" office:value-type="float" office:value="0.29825995144328" calcext:value-type="float">
            <text:p>0.2982599514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table:formula="of:=[.B37]-[.D37]" office:value-type="float" office:value="-0.0709644971233052" calcext:value-type="float">
            <text:p>-0.07096449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99767" calcext:value-type="float">
            <text:p>2.99767</text:p>
          </table:table-cell>
          <table:table-cell table:formula="of:=1/[.C38]" office:value-type="float" office:value="0.333592423448879" calcext:value-type="float">
            <text:p>0.3335924234</text:p>
          </table:table-cell>
          <table:table-cell office:value-type="float" office:value="3.09255" calcext:value-type="float">
            <text:p>3.09255</text:p>
          </table:table-cell>
          <table:table-cell table:formula="of:=1/[.E38]" office:value-type="float" office:value="0.32335774684322" calcext:value-type="float">
            <text:p>0.3233577468</text:p>
          </table:table-cell>
          <table:table-cell office:value-type="float" office:value="3.09627" calcext:value-type="float">
            <text:p>3.09627</text:p>
          </table:table-cell>
          <table:table-cell table:formula="of:=1/[.G38]" office:value-type="float" office:value="0.322969250097698" calcext:value-type="float">
            <text:p>0.3229692501</text:p>
          </table:table-cell>
          <table:table-cell office:value-type="float" office:value="3.09393" calcext:value-type="float">
            <text:p>3.09393</text:p>
          </table:table-cell>
          <table:table-cell table:formula="of:=1/[.I38]" office:value-type="float" office:value="0.32321351808218" calcext:value-type="float">
            <text:p>0.3232135181</text:p>
          </table:table-cell>
          <table:table-cell office:value-type="float" office:value="3.1228" calcext:value-type="float">
            <text:p>3.1228</text:p>
          </table:table-cell>
          <table:table-cell table:formula="of:=1/[.K38]" office:value-type="float" office:value="0.320225438708851" calcext:value-type="float">
            <text:p>0.320225438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54941" calcext:value-type="float">
            <text:p>3.54941</text:p>
          </table:table-cell>
          <table:table-cell table:formula="of:=1/[.O38]" office:value-type="float" office:value="0.281736964734984" calcext:value-type="float">
            <text:p>0.2817369647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table:formula="of:=[.B38]-[.D38]" office:value-type="float" office:value="-0.0845924234488786" calcext:value-type="float">
            <text:p>-0.08459242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3.00784" calcext:value-type="float">
            <text:p>3.00784</text:p>
          </table:table-cell>
          <table:table-cell table:formula="of:=1/[.C39]" office:value-type="float" office:value="0.33246449279217" calcext:value-type="float">
            <text:p>0.3324644928</text:p>
          </table:table-cell>
          <table:table-cell office:value-type="float" office:value="3.10064" calcext:value-type="float">
            <text:p>3.10064</text:p>
          </table:table-cell>
          <table:table-cell table:formula="of:=1/[.E39]" office:value-type="float" office:value="0.322514061613086" calcext:value-type="float">
            <text:p>0.3225140616</text:p>
          </table:table-cell>
          <table:table-cell office:value-type="float" office:value="3.09948" calcext:value-type="float">
            <text:p>3.09948</text:p>
          </table:table-cell>
          <table:table-cell table:formula="of:=1/[.G39]" office:value-type="float" office:value="0.322634764541149" calcext:value-type="float">
            <text:p>0.3226347645</text:p>
          </table:table-cell>
          <table:table-cell office:value-type="float" office:value="3.08798" calcext:value-type="float">
            <text:p>3.08798</text:p>
          </table:table-cell>
          <table:table-cell table:formula="of:=1/[.I39]" office:value-type="float" office:value="0.323836294276517" calcext:value-type="float">
            <text:p>0.3238362943</text:p>
          </table:table-cell>
          <table:table-cell office:value-type="float" office:value="3.12573" calcext:value-type="float">
            <text:p>3.12573</text:p>
          </table:table-cell>
          <table:table-cell table:formula="of:=1/[.K39]" office:value-type="float" office:value="0.319925265457989" calcext:value-type="float">
            <text:p>0.3199252655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55919" calcext:value-type="float">
            <text:p>3.55919</text:p>
          </table:table-cell>
          <table:table-cell table:formula="of:=1/[.O39]" office:value-type="float" office:value="0.280962803334467" calcext:value-type="float">
            <text:p>0.280962803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table:formula="of:=[.B39]-[.D39]" office:value-type="float" office:value="-0.0924644927921698" calcext:value-type="float">
            <text:p>-0.092464492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83487186333356" calcext:value-type="float">
            <text:p>-0.6834871863</text:p>
          </table:table-cell>
          <table:table-cell table:style-name="ce1" table:formula="of:=CORREL([.B32:.B39];[.D32:.D39])" office:value-type="float" office:value="0.683685054011167" calcext:value-type="float">
            <text:p>0.683685054</text:p>
          </table:table-cell>
          <table:table-cell table:style-name="ce2" table:formula="of:=CORREL([.B32:.B39];[.E32:.E39])" office:value-type="float" office:value="-0.464548047378032" calcext:value-type="float">
            <text:p>-0.4645480474</text:p>
          </table:table-cell>
          <table:table-cell table:style-name="ce1" table:formula="of:=CORREL([.B32:.B39];[.F32:.F39])" office:value-type="float" office:value="0.477169025418182" calcext:value-type="float">
            <text:p>0.4771690254</text:p>
          </table:table-cell>
          <table:table-cell table:style-name="ce2" table:formula="of:=CORREL([.B32:.B39];[.G32:.G39])" office:value-type="float" office:value="-0.50864624767203" calcext:value-type="float">
            <text:p>-0.5086462477</text:p>
          </table:table-cell>
          <table:table-cell table:style-name="ce1" table:formula="of:=CORREL([.B32:.B39];[.H32:.H39])" office:value-type="float" office:value="0.523577918874699" calcext:value-type="float">
            <text:p>0.5235779189</text:p>
          </table:table-cell>
          <table:table-cell table:style-name="ce2" table:formula="of:=CORREL([.B32:.B39];[.I32:.I39])" office:value-type="float" office:value="-0.548467671649465" calcext:value-type="float">
            <text:p>-0.5484676716</text:p>
          </table:table-cell>
          <table:table-cell table:style-name="ce1" table:formula="of:=CORREL([.B32:.B39];[.J32:.J39])" office:value-type="float" office:value="0.560448142825633" calcext:value-type="float">
            <text:p>0.5604481428</text:p>
          </table:table-cell>
          <table:table-cell table:style-name="ce2" table:formula="of:=CORREL([.B32:.B39];[.K32:.K39])" office:value-type="float" office:value="-0.457921723216988" calcext:value-type="float">
            <text:p>-0.4579217232</text:p>
          </table:table-cell>
          <table:table-cell table:style-name="ce1" table:formula="of:=CORREL([.B32:.B39];[.L32:.L39])" office:value-type="float" office:value="0.470773995372071" calcext:value-type="float">
            <text:p>0.4707739954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660706560664745" calcext:value-type="float">
            <text:p>-0.6607065607</text:p>
          </table:table-cell>
          <table:table-cell table:style-name="ce1" table:formula="of:=CORREL([.B32:.B39];[.P32:.P39])" office:value-type="float" office:value="0.669445879934677" calcext:value-type="float">
            <text:p>0.669445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8026" calcext:value-type="float">
            <text:p>1.58026</text:p>
          </table:table-cell>
          <table:table-cell table:formula="of:=1/[.C43]" office:value-type="float" office:value="0.632807259564882" calcext:value-type="float">
            <text:p>0.6328072596</text:p>
          </table:table-cell>
          <table:table-cell office:value-type="float" office:value="1.75171" calcext:value-type="float">
            <text:p>1.75171</text:p>
          </table:table-cell>
          <table:table-cell table:formula="of:=1/[.E43]" office:value-type="float" office:value="0.570870749153684" calcext:value-type="float">
            <text:p>0.5708707492</text:p>
          </table:table-cell>
          <table:table-cell office:value-type="float" office:value="1.70168" calcext:value-type="float">
            <text:p>1.70168</text:p>
          </table:table-cell>
          <table:table-cell table:formula="of:=1/[.G43]" office:value-type="float" office:value="0.587654553147478" calcext:value-type="float">
            <text:p>0.5876545531</text:p>
          </table:table-cell>
          <table:table-cell office:value-type="float" office:value="1.7163" calcext:value-type="float">
            <text:p>1.7163</text:p>
          </table:table-cell>
          <table:table-cell table:formula="of:=1/[.I43]" office:value-type="float" office:value="0.582648721086057" calcext:value-type="float">
            <text:p>0.5826487211</text:p>
          </table:table-cell>
          <table:table-cell office:value-type="float" office:value="1.76667" calcext:value-type="float">
            <text:p>1.76667</text:p>
          </table:table-cell>
          <table:table-cell table:formula="of:=1/[.K43]" office:value-type="float" office:value="0.566036667855344" calcext:value-type="float">
            <text:p>0.5660366679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72747" calcext:value-type="float">
            <text:p>1.72747</text:p>
          </table:table-cell>
          <table:table-cell table:formula="of:=1/[.O43]" office:value-type="float" office:value="0.578881254088349" calcext:value-type="float">
            <text:p>0.5788812541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table:formula="of:=[.B43]-[.D43]" office:value-type="float" office:value="-0.164807259564882" calcext:value-type="float">
            <text:p>-0.16480725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5754" calcext:value-type="float">
            <text:p>1.5754</text:p>
          </table:table-cell>
          <table:table-cell table:formula="of:=1/[.C44]" office:value-type="float" office:value="0.634759426177479" calcext:value-type="float">
            <text:p>0.6347594262</text:p>
          </table:table-cell>
          <table:table-cell office:value-type="float" office:value="1.72651" calcext:value-type="float">
            <text:p>1.72651</text:p>
          </table:table-cell>
          <table:table-cell table:formula="of:=1/[.E44]" office:value-type="float" office:value="0.57920313233054" calcext:value-type="float">
            <text:p>0.5792031323</text:p>
          </table:table-cell>
          <table:table-cell office:value-type="float" office:value="1.68097" calcext:value-type="float">
            <text:p>1.68097</text:p>
          </table:table-cell>
          <table:table-cell table:formula="of:=1/[.G44]" office:value-type="float" office:value="0.594894614419056" calcext:value-type="float">
            <text:p>0.5948946144</text:p>
          </table:table-cell>
          <table:table-cell office:value-type="float" office:value="1.69896" calcext:value-type="float">
            <text:p>1.69896</text:p>
          </table:table-cell>
          <table:table-cell table:formula="of:=1/[.I44]" office:value-type="float" office:value="0.588595375994726" calcext:value-type="float">
            <text:p>0.588595376</text:p>
          </table:table-cell>
          <table:table-cell office:value-type="float" office:value="1.74143" calcext:value-type="float">
            <text:p>1.74143</text:p>
          </table:table-cell>
          <table:table-cell table:formula="of:=1/[.K44]" office:value-type="float" office:value="0.57424071022091" calcext:value-type="float">
            <text:p>0.5742407102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70566" calcext:value-type="float">
            <text:p>1.70566</text:p>
          </table:table-cell>
          <table:table-cell table:formula="of:=1/[.O44]" office:value-type="float" office:value="0.586283315549406" calcext:value-type="float">
            <text:p>0.5862833155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table:formula="of:=[.B44]-[.D44]" office:value-type="float" office:value="-0.309759426177479" calcext:value-type="float">
            <text:p>-0.309759426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45075" calcext:value-type="float">
            <text:p>1.45075</text:p>
          </table:table-cell>
          <table:table-cell table:formula="of:=1/[.C45]" office:value-type="float" office:value="0.689298638635189" calcext:value-type="float">
            <text:p>0.6892986386</text:p>
          </table:table-cell>
          <table:table-cell office:value-type="float" office:value="1.59542" calcext:value-type="float">
            <text:p>1.59542</text:p>
          </table:table-cell>
          <table:table-cell table:formula="of:=1/[.E45]" office:value-type="float" office:value="0.6267941983929" calcext:value-type="float">
            <text:p>0.6267941984</text:p>
          </table:table-cell>
          <table:table-cell office:value-type="float" office:value="1.55586" calcext:value-type="float">
            <text:p>1.55586</text:p>
          </table:table-cell>
          <table:table-cell table:formula="of:=1/[.G45]" office:value-type="float" office:value="0.642731351149846" calcext:value-type="float">
            <text:p>0.6427313511</text:p>
          </table:table-cell>
          <table:table-cell office:value-type="float" office:value="1.5581" calcext:value-type="float">
            <text:p>1.5581</text:p>
          </table:table-cell>
          <table:table-cell table:formula="of:=1/[.I45]" office:value-type="float" office:value="0.641807329439702" calcext:value-type="float">
            <text:p>0.6418073294</text:p>
          </table:table-cell>
          <table:table-cell office:value-type="float" office:value="1.60578" calcext:value-type="float">
            <text:p>1.60578</text:p>
          </table:table-cell>
          <table:table-cell table:formula="of:=1/[.K45]" office:value-type="float" office:value="0.622750314488909" calcext:value-type="float">
            <text:p>0.6227503145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57386" calcext:value-type="float">
            <text:p>1.57386</text:p>
          </table:table-cell>
          <table:table-cell table:formula="of:=1/[.O45]" office:value-type="float" office:value="0.635380529399057" calcext:value-type="float">
            <text:p>0.6353805294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table:formula="of:=[.B45]-[.D45]" office:value-type="float" office:value="-0.224298638635189" calcext:value-type="float">
            <text:p>-0.224298638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56994" calcext:value-type="float">
            <text:p>1.56994</text:p>
          </table:table-cell>
          <table:table-cell table:formula="of:=1/[.C46]" office:value-type="float" office:value="0.636967017847816" calcext:value-type="float">
            <text:p>0.6369670178</text:p>
          </table:table-cell>
          <table:table-cell office:value-type="float" office:value="1.87646" calcext:value-type="float">
            <text:p>1.87646</text:p>
          </table:table-cell>
          <table:table-cell table:formula="of:=1/[.E46]" office:value-type="float" office:value="0.532918367564456" calcext:value-type="float">
            <text:p>0.5329183676</text:p>
          </table:table-cell>
          <table:table-cell office:value-type="float" office:value="1.73684" calcext:value-type="float">
            <text:p>1.73684</text:p>
          </table:table-cell>
          <table:table-cell table:formula="of:=1/[.G46]" office:value-type="float" office:value="0.575758273646392" calcext:value-type="float">
            <text:p>0.5757582736</text:p>
          </table:table-cell>
          <table:table-cell office:value-type="float" office:value="1.70789" calcext:value-type="float">
            <text:p>1.70789</text:p>
          </table:table-cell>
          <table:table-cell table:formula="of:=1/[.I46]" office:value-type="float" office:value="0.58551780266879" calcext:value-type="float">
            <text:p>0.5855178027</text:p>
          </table:table-cell>
          <table:table-cell office:value-type="float" office:value="1.93929" calcext:value-type="float">
            <text:p>1.93929</text:p>
          </table:table-cell>
          <table:table-cell table:formula="of:=1/[.K46]" office:value-type="float" office:value="0.515652635758448" calcext:value-type="float">
            <text:p>0.515652635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71936" calcext:value-type="float">
            <text:p>1.71936</text:p>
          </table:table-cell>
          <table:table-cell table:formula="of:=1/[.O46]" office:value-type="float" office:value="0.581611762516285" calcext:value-type="float">
            <text:p>0.5816117625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table:formula="of:=[.B46]-[.D46]" office:value-type="float" office:value="-0.266967017847816" calcext:value-type="float">
            <text:p>-0.266967017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4596" calcext:value-type="float">
            <text:p>1.4596</text:p>
          </table:table-cell>
          <table:table-cell table:formula="of:=1/[.C47]" office:value-type="float" office:value="0.685119210742669" calcext:value-type="float">
            <text:p>0.6851192107</text:p>
          </table:table-cell>
          <table:table-cell office:value-type="float" office:value="1.57024" calcext:value-type="float">
            <text:p>1.57024</text:p>
          </table:table-cell>
          <table:table-cell table:formula="of:=1/[.E47]" office:value-type="float" office:value="0.636845323007948" calcext:value-type="float">
            <text:p>0.636845323</text:p>
          </table:table-cell>
          <table:table-cell office:value-type="float" office:value="1.54174" calcext:value-type="float">
            <text:p>1.54174</text:p>
          </table:table-cell>
          <table:table-cell table:formula="of:=1/[.G47]" office:value-type="float" office:value="0.648617795477837" calcext:value-type="float">
            <text:p>0.6486177955</text:p>
          </table:table-cell>
          <table:table-cell office:value-type="float" office:value="1.54779" calcext:value-type="float">
            <text:p>1.54779</text:p>
          </table:table-cell>
          <table:table-cell table:formula="of:=1/[.I47]" office:value-type="float" office:value="0.646082478889255" calcext:value-type="float">
            <text:p>0.6460824789</text:p>
          </table:table-cell>
          <table:table-cell office:value-type="float" office:value="1.57824" calcext:value-type="float">
            <text:p>1.57824</text:p>
          </table:table-cell>
          <table:table-cell table:formula="of:=1/[.K47]" office:value-type="float" office:value="0.633617193836172" calcext:value-type="float">
            <text:p>0.6336171938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56435" calcext:value-type="float">
            <text:p>1.56435</text:p>
          </table:table-cell>
          <table:table-cell table:formula="of:=1/[.O47]" office:value-type="float" office:value="0.639243136126826" calcext:value-type="float">
            <text:p>0.6392431361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table:formula="of:=[.B47]-[.D47]" office:value-type="float" office:value="0.0598807892573308" calcext:value-type="float">
            <text:p>0.059880789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9344" calcext:value-type="float">
            <text:p>1.79344</text:p>
          </table:table-cell>
          <table:table-cell table:formula="of:=1/[.C48]" office:value-type="float" office:value="0.557587652779017" calcext:value-type="float">
            <text:p>0.5575876528</text:p>
          </table:table-cell>
          <table:table-cell office:value-type="float" office:value="2.0149" calcext:value-type="float">
            <text:p>2.0149</text:p>
          </table:table-cell>
          <table:table-cell table:formula="of:=1/[.E48]" office:value-type="float" office:value="0.496302546032061" calcext:value-type="float">
            <text:p>0.496302546</text:p>
          </table:table-cell>
          <table:table-cell office:value-type="float" office:value="1.94394" calcext:value-type="float">
            <text:p>1.94394</text:p>
          </table:table-cell>
          <table:table-cell table:formula="of:=1/[.G48]" office:value-type="float" office:value="0.514419169315925" calcext:value-type="float">
            <text:p>0.5144191693</text:p>
          </table:table-cell>
          <table:table-cell office:value-type="float" office:value="1.97403" calcext:value-type="float">
            <text:p>1.97403</text:p>
          </table:table-cell>
          <table:table-cell table:formula="of:=1/[.I48]" office:value-type="float" office:value="0.506577914216096" calcext:value-type="float">
            <text:p>0.5065779142</text:p>
          </table:table-cell>
          <table:table-cell office:value-type="float" office:value="2.03706" calcext:value-type="float">
            <text:p>2.03706</text:p>
          </table:table-cell>
          <table:table-cell table:formula="of:=1/[.K48]" office:value-type="float" office:value="0.490903557087175" calcext:value-type="float">
            <text:p>0.4909035571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8374" calcext:value-type="float">
            <text:p>1.98374</text:p>
          </table:table-cell>
          <table:table-cell table:formula="of:=1/[.O48]" office:value-type="float" office:value="0.504098319336203" calcext:value-type="float">
            <text:p>0.5040983193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table:formula="of:=[.B48]-[.D48]" office:value-type="float" office:value="-0.196587652779017" calcext:value-type="float">
            <text:p>-0.196587652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8751" calcext:value-type="float">
            <text:p>1.38751</text:p>
          </table:table-cell>
          <table:table-cell table:formula="of:=1/[.C49]" office:value-type="float" office:value="0.720715526374585" calcext:value-type="float">
            <text:p>0.7207155264</text:p>
          </table:table-cell>
          <table:table-cell office:value-type="float" office:value="1.45837" calcext:value-type="float">
            <text:p>1.45837</text:p>
          </table:table-cell>
          <table:table-cell table:formula="of:=1/[.E49]" office:value-type="float" office:value="0.685697045331432" calcext:value-type="float">
            <text:p>0.6856970453</text:p>
          </table:table-cell>
          <table:table-cell office:value-type="float" office:value="1.44078" calcext:value-type="float">
            <text:p>1.44078</text:p>
          </table:table-cell>
          <table:table-cell table:formula="of:=1/[.G49]" office:value-type="float" office:value="0.69406849067866" calcext:value-type="float">
            <text:p>0.6940684907</text:p>
          </table:table-cell>
          <table:table-cell office:value-type="float" office:value="1.4407" calcext:value-type="float">
            <text:p>1.4407</text:p>
          </table:table-cell>
          <table:table-cell table:formula="of:=1/[.I49]" office:value-type="float" office:value="0.694107031304227" calcext:value-type="float">
            <text:p>0.6941070313</text:p>
          </table:table-cell>
          <table:table-cell office:value-type="float" office:value="1.46035" calcext:value-type="float">
            <text:p>1.46035</text:p>
          </table:table-cell>
          <table:table-cell table:formula="of:=1/[.K49]" office:value-type="float" office:value="0.684767350292738" calcext:value-type="float">
            <text:p>0.6847673503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5708" calcext:value-type="float">
            <text:p>1.45708</text:p>
          </table:table-cell>
          <table:table-cell table:formula="of:=1/[.O49]" office:value-type="float" office:value="0.686304115079474" calcext:value-type="float">
            <text:p>0.6863041151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table:formula="of:=[.B49]-[.D49]" office:value-type="float" office:value="0.00928447362541529" calcext:value-type="float">
            <text:p>0.009284473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708027445550497" calcext:value-type="float">
            <text:p>-0.7080274456</text:p>
          </table:table-cell>
          <table:table-cell table:style-name="ce1" table:formula="of:=CORREL([.B42:.B49];[.D42:.D49])" office:value-type="float" office:value="0.74241178241815" calcext:value-type="float">
            <text:p>0.7424117824</text:p>
          </table:table-cell>
          <table:table-cell table:style-name="ce2" table:formula="of:=CORREL([.B42:.B49];[.E42:.E49])" office:value-type="float" office:value="-0.783635111304441" calcext:value-type="float">
            <text:p>-0.7836351113</text:p>
          </table:table-cell>
          <table:table-cell table:style-name="ce1" table:formula="of:=CORREL([.B42:.B49];[.F42:.F49])" office:value-type="float" office:value="0.814130831167417" calcext:value-type="float">
            <text:p>0.8141308312</text:p>
          </table:table-cell>
          <table:table-cell table:style-name="ce2" table:formula="of:=CORREL([.B42:.B49];[.G42:.G49])" office:value-type="float" office:value="-0.760276413419269" calcext:value-type="float">
            <text:p>-0.7602764134</text:p>
          </table:table-cell>
          <table:table-cell table:style-name="ce1" table:formula="of:=CORREL([.B42:.B49];[.H42:.H49])" office:value-type="float" office:value="0.794605486058225" calcext:value-type="float">
            <text:p>0.7946054861</text:p>
          </table:table-cell>
          <table:table-cell table:style-name="ce2" table:formula="of:=CORREL([.B42:.B49];[.I42:.I49])" office:value-type="float" office:value="-0.740764862164736" calcext:value-type="float">
            <text:p>-0.7407648622</text:p>
          </table:table-cell>
          <table:table-cell table:style-name="ce1" table:formula="of:=CORREL([.B42:.B49];[.J42:.J49])" office:value-type="float" office:value="0.780194986336495" calcext:value-type="float">
            <text:p>0.7801949863</text:p>
          </table:table-cell>
          <table:table-cell table:style-name="ce2" table:formula="of:=CORREL([.B42:.B49];[.K42:.K49])" office:value-type="float" office:value="-0.786027277069318" calcext:value-type="float">
            <text:p>-0.7860272771</text:p>
          </table:table-cell>
          <table:table-cell table:style-name="ce1" table:formula="of:=CORREL([.B42:.B49];[.L42:.L49])" office:value-type="float" office:value="0.815876358326388" calcext:value-type="float">
            <text:p>0.8158763583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733875764341609" calcext:value-type="float">
            <text:p>-0.7338757643</text:p>
          </table:table-cell>
          <table:table-cell table:style-name="ce1" table:formula="of:=CORREL([.B42:.B49];[.P42:.P49])" office:value-type="float" office:value="0.77326518261726" calcext:value-type="float">
            <text:p>0.77326518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618" calcext:value-type="float">
            <text:p>1.47618</text:p>
          </table:table-cell>
          <table:table-cell table:formula="of:=1/[.C53]" office:value-type="float" office:value="0.677424162365023" calcext:value-type="float">
            <text:p>0.6774241624</text:p>
          </table:table-cell>
          <table:table-cell office:value-type="float" office:value="1.52233" calcext:value-type="float">
            <text:p>1.52233</text:p>
          </table:table-cell>
          <table:table-cell table:formula="of:=1/[.E53]" office:value-type="float" office:value="0.656887796995395" calcext:value-type="float">
            <text:p>0.656887797</text:p>
          </table:table-cell>
          <table:table-cell office:value-type="float" office:value="1.51369" calcext:value-type="float">
            <text:p>1.51369</text:p>
          </table:table-cell>
          <table:table-cell table:formula="of:=1/[.G53]" office:value-type="float" office:value="0.660637250692017" calcext:value-type="float">
            <text:p>0.6606372507</text:p>
          </table:table-cell>
          <table:table-cell office:value-type="float" office:value="1.50994" calcext:value-type="float">
            <text:p>1.50994</text:p>
          </table:table-cell>
          <table:table-cell table:formula="of:=1/[.I53]" office:value-type="float" office:value="0.662277971310118" calcext:value-type="float">
            <text:p>0.6622779713</text:p>
          </table:table-cell>
          <table:table-cell office:value-type="float" office:value="1.52415" calcext:value-type="float">
            <text:p>1.52415</text:p>
          </table:table-cell>
          <table:table-cell table:formula="of:=1/[.K53]" office:value-type="float" office:value="0.656103401896139" calcext:value-type="float">
            <text:p>0.6561034019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647" calcext:value-type="float">
            <text:p>1.5647</text:p>
          </table:table-cell>
          <table:table-cell table:formula="of:=1/[.O53]" office:value-type="float" office:value="0.639100146993034" calcext:value-type="float">
            <text:p>0.639100147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table:formula="of:=[.B53]-[.D53]" office:value-type="float" office:value="0.0735758376349768" calcext:value-type="float">
            <text:p>0.07357583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7448" calcext:value-type="float">
            <text:p>2.07448</text:p>
          </table:table-cell>
          <table:table-cell table:formula="of:=1/[.C54]" office:value-type="float" office:value="0.482048513362385" calcext:value-type="float">
            <text:p>0.4820485134</text:p>
          </table:table-cell>
          <table:table-cell office:value-type="float" office:value="2.16877" calcext:value-type="float">
            <text:p>2.16877</text:p>
          </table:table-cell>
          <table:table-cell table:formula="of:=1/[.E54]" office:value-type="float" office:value="0.461090848729925" calcext:value-type="float">
            <text:p>0.4610908487</text:p>
          </table:table-cell>
          <table:table-cell office:value-type="float" office:value="2.14039" calcext:value-type="float">
            <text:p>2.14039</text:p>
          </table:table-cell>
          <table:table-cell table:formula="of:=1/[.G54]" office:value-type="float" office:value="0.467204574867197" calcext:value-type="float">
            <text:p>0.4672045749</text:p>
          </table:table-cell>
          <table:table-cell office:value-type="float" office:value="2.1271" calcext:value-type="float">
            <text:p>2.1271</text:p>
          </table:table-cell>
          <table:table-cell table:formula="of:=1/[.I54]" office:value-type="float" office:value="0.470123642517982" calcext:value-type="float">
            <text:p>0.4701236425</text:p>
          </table:table-cell>
          <table:table-cell office:value-type="float" office:value="2.17371" calcext:value-type="float">
            <text:p>2.17371</text:p>
          </table:table-cell>
          <table:table-cell table:formula="of:=1/[.K54]" office:value-type="float" office:value="0.460042968013213" calcext:value-type="float">
            <text:p>0.460042968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9697" calcext:value-type="float">
            <text:p>2.29697</text:p>
          </table:table-cell>
          <table:table-cell table:formula="of:=1/[.O54]" office:value-type="float" office:value="0.435356143092857" calcext:value-type="float">
            <text:p>0.4353561431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table:formula="of:=[.B54]-[.D54]" office:value-type="float" office:value="0.262951486637615" calcext:value-type="float">
            <text:p>0.26295148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193" calcext:value-type="float">
            <text:p>2.54193</text:p>
          </table:table-cell>
          <table:table-cell table:formula="of:=1/[.C55]" office:value-type="float" office:value="0.393401863938031" calcext:value-type="float">
            <text:p>0.3934018639</text:p>
          </table:table-cell>
          <table:table-cell office:value-type="float" office:value="2.65715" calcext:value-type="float">
            <text:p>2.65715</text:p>
          </table:table-cell>
          <table:table-cell table:formula="of:=1/[.E55]" office:value-type="float" office:value="0.376343074346574" calcext:value-type="float">
            <text:p>0.3763430743</text:p>
          </table:table-cell>
          <table:table-cell office:value-type="float" office:value="2.61718" calcext:value-type="float">
            <text:p>2.61718</text:p>
          </table:table-cell>
          <table:table-cell table:formula="of:=1/[.G55]" office:value-type="float" office:value="0.382090647185138" calcext:value-type="float">
            <text:p>0.3820906472</text:p>
          </table:table-cell>
          <table:table-cell office:value-type="float" office:value="2.59244" calcext:value-type="float">
            <text:p>2.59244</text:p>
          </table:table-cell>
          <table:table-cell table:formula="of:=1/[.I55]" office:value-type="float" office:value="0.385736989091358" calcext:value-type="float">
            <text:p>0.3857369891</text:p>
          </table:table-cell>
          <table:table-cell office:value-type="float" office:value="2.66629" calcext:value-type="float">
            <text:p>2.66629</text:p>
          </table:table-cell>
          <table:table-cell table:formula="of:=1/[.K55]" office:value-type="float" office:value="0.375052976232893" calcext:value-type="float">
            <text:p>0.3750529762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4622" calcext:value-type="float">
            <text:p>2.84622</text:p>
          </table:table-cell>
          <table:table-cell table:formula="of:=1/[.O55]" office:value-type="float" office:value="0.351343184996241" calcext:value-type="float">
            <text:p>0.351343185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table:formula="of:=[.B55]-[.D55]" office:value-type="float" office:value="0.268598136061969" calcext:value-type="float">
            <text:p>0.26859813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3.03281" calcext:value-type="float">
            <text:p>3.03281</text:p>
          </table:table-cell>
          <table:table-cell table:formula="of:=1/[.C56]" office:value-type="float" office:value="0.329727216673646" calcext:value-type="float">
            <text:p>0.3297272167</text:p>
          </table:table-cell>
          <table:table-cell office:value-type="float" office:value="3.25761" calcext:value-type="float">
            <text:p>3.25761</text:p>
          </table:table-cell>
          <table:table-cell table:formula="of:=1/[.E56]" office:value-type="float" office:value="0.306973517394654" calcext:value-type="float">
            <text:p>0.3069735174</text:p>
          </table:table-cell>
          <table:table-cell office:value-type="float" office:value="3.18712" calcext:value-type="float">
            <text:p>3.18712</text:p>
          </table:table-cell>
          <table:table-cell table:formula="of:=1/[.G56]" office:value-type="float" office:value="0.313762895655011" calcext:value-type="float">
            <text:p>0.3137628957</text:p>
          </table:table-cell>
          <table:table-cell office:value-type="float" office:value="3.12737" calcext:value-type="float">
            <text:p>3.12737</text:p>
          </table:table-cell>
          <table:table-cell table:formula="of:=1/[.I56]" office:value-type="float" office:value="0.319757495915098" calcext:value-type="float">
            <text:p>0.3197574959</text:p>
          </table:table-cell>
          <table:table-cell office:value-type="float" office:value="3.28186" calcext:value-type="float">
            <text:p>3.28186</text:p>
          </table:table-cell>
          <table:table-cell table:formula="of:=1/[.K56]" office:value-type="float" office:value="0.304705258603353" calcext:value-type="float">
            <text:p>0.3047052586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50152" calcext:value-type="float">
            <text:p>3.50152</text:p>
          </table:table-cell>
          <table:table-cell table:formula="of:=1/[.O56]" office:value-type="float" office:value="0.285590257945121" calcext:value-type="float">
            <text:p>0.285590257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table:formula="of:=[.B56]-[.D56]" office:value-type="float" office:value="0.304272783326354" calcext:value-type="float">
            <text:p>0.30427278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7019" calcext:value-type="float">
            <text:p>2.87019</text:p>
          </table:table-cell>
          <table:table-cell table:formula="of:=1/[.C57]" office:value-type="float" office:value="0.348408990345587" calcext:value-type="float">
            <text:p>0.3484089903</text:p>
          </table:table-cell>
          <table:table-cell office:value-type="float" office:value="3.11594" calcext:value-type="float">
            <text:p>3.11594</text:p>
          </table:table-cell>
          <table:table-cell table:formula="of:=1/[.E57]" office:value-type="float" office:value="0.320930441536101" calcext:value-type="float">
            <text:p>0.3209304415</text:p>
          </table:table-cell>
          <table:table-cell office:value-type="float" office:value="3.05547" calcext:value-type="float">
            <text:p>3.05547</text:p>
          </table:table-cell>
          <table:table-cell table:formula="of:=1/[.G57]" office:value-type="float" office:value="0.32728189116568" calcext:value-type="float">
            <text:p>0.3272818912</text:p>
          </table:table-cell>
          <table:table-cell office:value-type="float" office:value="3.00832" calcext:value-type="float">
            <text:p>3.00832</text:p>
          </table:table-cell>
          <table:table-cell table:formula="of:=1/[.I57]" office:value-type="float" office:value="0.332411445590895" calcext:value-type="float">
            <text:p>0.3324114456</text:p>
          </table:table-cell>
          <table:table-cell office:value-type="float" office:value="3.13596" calcext:value-type="float">
            <text:p>3.13596</text:p>
          </table:table-cell>
          <table:table-cell table:formula="of:=1/[.K57]" office:value-type="float" office:value="0.31888161838799" calcext:value-type="float">
            <text:p>0.3188816184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33852" calcext:value-type="float">
            <text:p>3.33852</text:p>
          </table:table-cell>
          <table:table-cell table:formula="of:=1/[.O57]" office:value-type="float" office:value="0.29953392521237" calcext:value-type="float">
            <text:p>0.2995339252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table:formula="of:=[.B57]-[.D57]" office:value-type="float" office:value="0.475591009654413" calcext:value-type="float">
            <text:p>0.47559100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7649" calcext:value-type="float">
            <text:p>2.17649</text:p>
          </table:table-cell>
          <table:table-cell table:formula="of:=1/[.C58]" office:value-type="float" office:value="0.459455361614342" calcext:value-type="float">
            <text:p>0.4594553616</text:p>
          </table:table-cell>
          <table:table-cell office:value-type="float" office:value="2.36042" calcext:value-type="float">
            <text:p>2.36042</text:p>
          </table:table-cell>
          <table:table-cell table:formula="of:=1/[.E58]" office:value-type="float" office:value="0.42365341761212" calcext:value-type="float">
            <text:p>0.4236534176</text:p>
          </table:table-cell>
          <table:table-cell office:value-type="float" office:value="2.31166" calcext:value-type="float">
            <text:p>2.31166</text:p>
          </table:table-cell>
          <table:table-cell table:formula="of:=1/[.G58]" office:value-type="float" office:value="0.432589567669986" calcext:value-type="float">
            <text:p>0.4325895677</text:p>
          </table:table-cell>
          <table:table-cell office:value-type="float" office:value="2.26609" calcext:value-type="float">
            <text:p>2.26609</text:p>
          </table:table-cell>
          <table:table-cell table:formula="of:=1/[.I58]" office:value-type="float" office:value="0.441288739635231" calcext:value-type="float">
            <text:p>0.4412887396</text:p>
          </table:table-cell>
          <table:table-cell office:value-type="float" office:value="2.37991" calcext:value-type="float">
            <text:p>2.37991</text:p>
          </table:table-cell>
          <table:table-cell table:formula="of:=1/[.K58]" office:value-type="float" office:value="0.420183956536172" calcext:value-type="float">
            <text:p>0.4201839565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6375" calcext:value-type="float">
            <text:p>2.46375</text:p>
          </table:table-cell>
          <table:table-cell table:formula="of:=1/[.O58]" office:value-type="float" office:value="0.405885337392187" calcext:value-type="float">
            <text:p>0.4058853374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table:formula="of:=[.B58]-[.D58]" office:value-type="float" office:value="0.427544638385658" calcext:value-type="float">
            <text:p>0.42754463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9144" calcext:value-type="float">
            <text:p>1.9144</text:p>
          </table:table-cell>
          <table:table-cell table:formula="of:=1/[.C59]" office:value-type="float" office:value="0.522356874216465" calcext:value-type="float">
            <text:p>0.5223568742</text:p>
          </table:table-cell>
          <table:table-cell office:value-type="float" office:value="2.0225" calcext:value-type="float">
            <text:p>2.0225</text:p>
          </table:table-cell>
          <table:table-cell table:formula="of:=1/[.E59]" office:value-type="float" office:value="0.494437577255871" calcext:value-type="float">
            <text:p>0.4944375773</text:p>
          </table:table-cell>
          <table:table-cell office:value-type="float" office:value="1.9934" calcext:value-type="float">
            <text:p>1.9934</text:p>
          </table:table-cell>
          <table:table-cell table:formula="of:=1/[.G59]" office:value-type="float" office:value="0.501655463027992" calcext:value-type="float">
            <text:p>0.501655463</text:p>
          </table:table-cell>
          <table:table-cell office:value-type="float" office:value="1.96694" calcext:value-type="float">
            <text:p>1.96694</text:p>
          </table:table-cell>
          <table:table-cell table:formula="of:=1/[.I59]" office:value-type="float" office:value="0.508403916743775" calcext:value-type="float">
            <text:p>0.5084039167</text:p>
          </table:table-cell>
          <table:table-cell office:value-type="float" office:value="2.03165" calcext:value-type="float">
            <text:p>2.03165</text:p>
          </table:table-cell>
          <table:table-cell table:formula="of:=1/[.K59]" office:value-type="float" office:value="0.492210764649423" calcext:value-type="float">
            <text:p>0.4922107646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11113" calcext:value-type="float">
            <text:p>2.11113</text:p>
          </table:table-cell>
          <table:table-cell table:formula="of:=1/[.O59]" office:value-type="float" office:value="0.47367997233709" calcext:value-type="float">
            <text:p>0.4736799723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table:formula="of:=[.B59]-[.D59]" office:value-type="float" office:value="0.247643125783535" calcext:value-type="float">
            <text:p>0.24764312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3159" calcext:value-type="float">
            <text:p>2.3159</text:p>
          </table:table-cell>
          <table:table-cell table:formula="of:=1/[.C60]" office:value-type="float" office:value="0.431797573297638" calcext:value-type="float">
            <text:p>0.4317975733</text:p>
          </table:table-cell>
          <table:table-cell office:value-type="float" office:value="2.44698" calcext:value-type="float">
            <text:p>2.44698</text:p>
          </table:table-cell>
          <table:table-cell table:formula="of:=1/[.E60]" office:value-type="float" office:value="0.408667009946955" calcext:value-type="float">
            <text:p>0.4086670099</text:p>
          </table:table-cell>
          <table:table-cell office:value-type="float" office:value="2.41173" calcext:value-type="float">
            <text:p>2.41173</text:p>
          </table:table-cell>
          <table:table-cell table:formula="of:=1/[.G60]" office:value-type="float" office:value="0.414640113113823" calcext:value-type="float">
            <text:p>0.4146401131</text:p>
          </table:table-cell>
          <table:table-cell office:value-type="float" office:value="2.37647" calcext:value-type="float">
            <text:p>2.37647</text:p>
          </table:table-cell>
          <table:table-cell table:formula="of:=1/[.I60]" office:value-type="float" office:value="0.420792183364402" calcext:value-type="float">
            <text:p>0.4207921834</text:p>
          </table:table-cell>
          <table:table-cell office:value-type="float" office:value="2.46175" calcext:value-type="float">
            <text:p>2.46175</text:p>
          </table:table-cell>
          <table:table-cell table:formula="of:=1/[.K60]" office:value-type="float" office:value="0.406215090890627" calcext:value-type="float">
            <text:p>0.4062150909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9554" calcext:value-type="float">
            <text:p>2.59554</text:p>
          </table:table-cell>
          <table:table-cell table:formula="of:=1/[.O60]" office:value-type="float" office:value="0.385276281621551" calcext:value-type="float">
            <text:p>0.3852762816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table:formula="of:=[.B60]-[.D60]" office:value-type="float" office:value="0.322202426702362" calcext:value-type="float">
            <text:p>0.32220242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40846" calcext:value-type="float">
            <text:p>2.40846</text:p>
          </table:table-cell>
          <table:table-cell table:formula="of:=1/[.C61]" office:value-type="float" office:value="0.415203075824386" calcext:value-type="float">
            <text:p>0.4152030758</text:p>
          </table:table-cell>
          <table:table-cell office:value-type="float" office:value="2.5642" calcext:value-type="float">
            <text:p>2.5642</text:p>
          </table:table-cell>
          <table:table-cell table:formula="of:=1/[.E61]" office:value-type="float" office:value="0.389985180563139" calcext:value-type="float">
            <text:p>0.3899851806</text:p>
          </table:table-cell>
          <table:table-cell office:value-type="float" office:value="2.52262" calcext:value-type="float">
            <text:p>2.52262</text:p>
          </table:table-cell>
          <table:table-cell table:formula="of:=1/[.G61]" office:value-type="float" office:value="0.396413252887871" calcext:value-type="float">
            <text:p>0.3964132529</text:p>
          </table:table-cell>
          <table:table-cell office:value-type="float" office:value="2.48602" calcext:value-type="float">
            <text:p>2.48602</text:p>
          </table:table-cell>
          <table:table-cell table:formula="of:=1/[.I61]" office:value-type="float" office:value="0.40224937852471" calcext:value-type="float">
            <text:p>0.4022493785</text:p>
          </table:table-cell>
          <table:table-cell office:value-type="float" office:value="2.57494" calcext:value-type="float">
            <text:p>2.57494</text:p>
          </table:table-cell>
          <table:table-cell table:formula="of:=1/[.K61]" office:value-type="float" office:value="0.388358563694688" calcext:value-type="float">
            <text:p>0.3883585637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71738" calcext:value-type="float">
            <text:p>2.71738</text:p>
          </table:table-cell>
          <table:table-cell table:formula="of:=1/[.O61]" office:value-type="float" office:value="0.368001530886368" calcext:value-type="float">
            <text:p>0.3680015309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table:formula="of:=[.B61]-[.D61]" office:value-type="float" office:value="0.258796924175614" calcext:value-type="float">
            <text:p>0.25879692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9946" calcext:value-type="float">
            <text:p>2.39946</text:p>
          </table:table-cell>
          <table:table-cell table:formula="of:=1/[.C62]" office:value-type="float" office:value="0.416760437765164" calcext:value-type="float">
            <text:p>0.4167604378</text:p>
          </table:table-cell>
          <table:table-cell office:value-type="float" office:value="2.58437" calcext:value-type="float">
            <text:p>2.58437</text:p>
          </table:table-cell>
          <table:table-cell table:formula="of:=1/[.E62]" office:value-type="float" office:value="0.38694149831487" calcext:value-type="float">
            <text:p>0.3869414983</text:p>
          </table:table-cell>
          <table:table-cell office:value-type="float" office:value="2.53177" calcext:value-type="float">
            <text:p>2.53177</text:p>
          </table:table-cell>
          <table:table-cell table:formula="of:=1/[.G62]" office:value-type="float" office:value="0.394980586704163" calcext:value-type="float">
            <text:p>0.3949805867</text:p>
          </table:table-cell>
          <table:table-cell office:value-type="float" office:value="2.4875" calcext:value-type="float">
            <text:p>2.4875</text:p>
          </table:table-cell>
          <table:table-cell table:formula="of:=1/[.I62]" office:value-type="float" office:value="0.402010050251256" calcext:value-type="float">
            <text:p>0.4020100503</text:p>
          </table:table-cell>
          <table:table-cell office:value-type="float" office:value="2.59823" calcext:value-type="float">
            <text:p>2.59823</text:p>
          </table:table-cell>
          <table:table-cell table:formula="of:=1/[.K62]" office:value-type="float" office:value="0.384877397305088" calcext:value-type="float">
            <text:p>0.3848773973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71981" calcext:value-type="float">
            <text:p>2.71981</text:p>
          </table:table-cell>
          <table:table-cell table:formula="of:=1/[.O62]" office:value-type="float" office:value="0.367672741845938" calcext:value-type="float">
            <text:p>0.3676727418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table:formula="of:=[.B62]-[.D62]" office:value-type="float" office:value="0.272239562234836" calcext:value-type="float">
            <text:p>0.27223956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52795" calcext:value-type="float">
            <text:p>3.52795</text:p>
          </table:table-cell>
          <table:table-cell table:formula="of:=1/[.C63]" office:value-type="float" office:value="0.283450729177001" calcext:value-type="float">
            <text:p>0.2834507292</text:p>
          </table:table-cell>
          <table:table-cell office:value-type="float" office:value="3.8726" calcext:value-type="float">
            <text:p>3.8726</text:p>
          </table:table-cell>
          <table:table-cell table:formula="of:=1/[.E63]" office:value-type="float" office:value="0.258224448690802" calcext:value-type="float">
            <text:p>0.2582244487</text:p>
          </table:table-cell>
          <table:table-cell office:value-type="float" office:value="3.78644" calcext:value-type="float">
            <text:p>3.78644</text:p>
          </table:table-cell>
          <table:table-cell table:formula="of:=1/[.G63]" office:value-type="float" office:value="0.264100315863978" calcext:value-type="float">
            <text:p>0.2641003159</text:p>
          </table:table-cell>
          <table:table-cell office:value-type="float" office:value="3.71079" calcext:value-type="float">
            <text:p>3.71079</text:p>
          </table:table-cell>
          <table:table-cell table:formula="of:=1/[.I63]" office:value-type="float" office:value="0.269484395506078" calcext:value-type="float">
            <text:p>0.2694843955</text:p>
          </table:table-cell>
          <table:table-cell office:value-type="float" office:value="3.90637" calcext:value-type="float">
            <text:p>3.90637</text:p>
          </table:table-cell>
          <table:table-cell table:formula="of:=1/[.K63]" office:value-type="float" office:value="0.255992135921584" calcext:value-type="float">
            <text:p>0.2559921359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14914" calcext:value-type="float">
            <text:p>4.14914</text:p>
          </table:table-cell>
          <table:table-cell table:formula="of:=1/[.O63]" office:value-type="float" office:value="0.241013800450214" calcext:value-type="float">
            <text:p>0.241013800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table:formula="of:=[.B63]-[.D63]" office:value-type="float" office:value="0.428549270822999" calcext:value-type="float">
            <text:p>0.42854927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32478" calcext:value-type="float">
            <text:p>4.32478</text:p>
          </table:table-cell>
          <table:table-cell table:formula="of:=1/[.C64]" office:value-type="float" office:value="0.231225634598754" calcext:value-type="float">
            <text:p>0.2312256346</text:p>
          </table:table-cell>
          <table:table-cell office:value-type="float" office:value="4.69774" calcext:value-type="float">
            <text:p>4.69774</text:p>
          </table:table-cell>
          <table:table-cell table:formula="of:=1/[.E64]" office:value-type="float" office:value="0.212868315402726" calcext:value-type="float">
            <text:p>0.2128683154</text:p>
          </table:table-cell>
          <table:table-cell office:value-type="float" office:value="4.61148" calcext:value-type="float">
            <text:p>4.61148</text:p>
          </table:table-cell>
          <table:table-cell table:formula="of:=1/[.G64]" office:value-type="float" office:value="0.216850121869768" calcext:value-type="float">
            <text:p>0.2168501219</text:p>
          </table:table-cell>
          <table:table-cell office:value-type="float" office:value="4.55213" calcext:value-type="float">
            <text:p>4.55213</text:p>
          </table:table-cell>
          <table:table-cell table:formula="of:=1/[.I64]" office:value-type="float" office:value="0.219677381797093" calcext:value-type="float">
            <text:p>0.2196773818</text:p>
          </table:table-cell>
          <table:table-cell office:value-type="float" office:value="4.73397" calcext:value-type="float">
            <text:p>4.73397</text:p>
          </table:table-cell>
          <table:table-cell table:formula="of:=1/[.K64]" office:value-type="float" office:value="0.211239192474815" calcext:value-type="float">
            <text:p>0.2112391925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11574" calcext:value-type="float">
            <text:p>5.11574</text:p>
          </table:table-cell>
          <table:table-cell table:formula="of:=1/[.O64]" office:value-type="float" office:value="0.195475141426265" calcext:value-type="float">
            <text:p>0.1954751414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table:formula="of:=[.B64]-[.D64]" office:value-type="float" office:value="0.487774365401246" calcext:value-type="float">
            <text:p>0.48777436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27901" calcext:value-type="float">
            <text:p>4.27901</text:p>
          </table:table-cell>
          <table:table-cell table:formula="of:=1/[.C65]" office:value-type="float" office:value="0.233698916338125" calcext:value-type="float">
            <text:p>0.2336989163</text:p>
          </table:table-cell>
          <table:table-cell office:value-type="float" office:value="4.87903" calcext:value-type="float">
            <text:p>4.87903</text:p>
          </table:table-cell>
          <table:table-cell table:formula="of:=1/[.E65]" office:value-type="float" office:value="0.204958772542903" calcext:value-type="float">
            <text:p>0.2049587725</text:p>
          </table:table-cell>
          <table:table-cell office:value-type="float" office:value="4.72803" calcext:value-type="float">
            <text:p>4.72803</text:p>
          </table:table-cell>
          <table:table-cell table:formula="of:=1/[.G65]" office:value-type="float" office:value="0.211504580131683" calcext:value-type="float">
            <text:p>0.2115045801</text:p>
          </table:table-cell>
          <table:table-cell office:value-type="float" office:value="4.60596" calcext:value-type="float">
            <text:p>4.60596</text:p>
          </table:table-cell>
          <table:table-cell table:formula="of:=1/[.I65]" office:value-type="float" office:value="0.217110005297484" calcext:value-type="float">
            <text:p>0.2171100053</text:p>
          </table:table-cell>
          <table:table-cell office:value-type="float" office:value="4.94654" calcext:value-type="float">
            <text:p>4.94654</text:p>
          </table:table-cell>
          <table:table-cell table:formula="of:=1/[.K65]" office:value-type="float" office:value="0.202161510874268" calcext:value-type="float">
            <text:p>0.2021615109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21671" calcext:value-type="float">
            <text:p>5.21671</text:p>
          </table:table-cell>
          <table:table-cell table:formula="of:=1/[.O65]" office:value-type="float" office:value="0.191691698407617" calcext:value-type="float">
            <text:p>0.1916916984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table:formula="of:=[.B65]-[.D65]" office:value-type="float" office:value="0.421301083661875" calcext:value-type="float">
            <text:p>0.42130108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77349" calcext:value-type="float">
            <text:p>3.77349</text:p>
          </table:table-cell>
          <table:table-cell table:formula="of:=1/[.C66]" office:value-type="float" office:value="0.265006664917623" calcext:value-type="float">
            <text:p>0.2650066649</text:p>
          </table:table-cell>
          <table:table-cell office:value-type="float" office:value="4.24533" calcext:value-type="float">
            <text:p>4.24533</text:p>
          </table:table-cell>
          <table:table-cell table:formula="of:=1/[.E66]" office:value-type="float" office:value="0.235552948769589" calcext:value-type="float">
            <text:p>0.2355529488</text:p>
          </table:table-cell>
          <table:table-cell office:value-type="float" office:value="4.12422" calcext:value-type="float">
            <text:p>4.12422</text:p>
          </table:table-cell>
          <table:table-cell table:formula="of:=1/[.G66]" office:value-type="float" office:value="0.242470091314236" calcext:value-type="float">
            <text:p>0.2424700913</text:p>
          </table:table-cell>
          <table:table-cell office:value-type="float" office:value="4.02364" calcext:value-type="float">
            <text:p>4.02364</text:p>
          </table:table-cell>
          <table:table-cell table:formula="of:=1/[.I66]" office:value-type="float" office:value="0.248531180721933" calcext:value-type="float">
            <text:p>0.2485311807</text:p>
          </table:table-cell>
          <table:table-cell office:value-type="float" office:value="4.30002" calcext:value-type="float">
            <text:p>4.30002</text:p>
          </table:table-cell>
          <table:table-cell table:formula="of:=1/[.K66]" office:value-type="float" office:value="0.232557057874149" calcext:value-type="float">
            <text:p>0.2325570579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54424" calcext:value-type="float">
            <text:p>4.54424</text:p>
          </table:table-cell>
          <table:table-cell table:formula="of:=1/[.O66]" office:value-type="float" office:value="0.220058799711283" calcext:value-type="float">
            <text:p>0.2200587997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table:formula="of:=[.B66]-[.D66]" office:value-type="float" office:value="0.279993335082377" calcext:value-type="float">
            <text:p>0.27999333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28896" calcext:value-type="float">
            <text:p>3.28896</text:p>
          </table:table-cell>
          <table:table-cell table:formula="of:=1/[.C67]" office:value-type="float" office:value="0.304047480054485" calcext:value-type="float">
            <text:p>0.3040474801</text:p>
          </table:table-cell>
          <table:table-cell office:value-type="float" office:value="3.51441" calcext:value-type="float">
            <text:p>3.51441</text:p>
          </table:table-cell>
          <table:table-cell table:formula="of:=1/[.E67]" office:value-type="float" office:value="0.284542782430052" calcext:value-type="float">
            <text:p>0.2845427824</text:p>
          </table:table-cell>
          <table:table-cell office:value-type="float" office:value="3.43261" calcext:value-type="float">
            <text:p>3.43261</text:p>
          </table:table-cell>
          <table:table-cell table:formula="of:=1/[.G67]" office:value-type="float" office:value="0.291323511846671" calcext:value-type="float">
            <text:p>0.2913235118</text:p>
          </table:table-cell>
          <table:table-cell office:value-type="float" office:value="3.38149" calcext:value-type="float">
            <text:p>3.38149</text:p>
          </table:table-cell>
          <table:table-cell table:formula="of:=1/[.I67]" office:value-type="float" office:value="0.295727623030084" calcext:value-type="float">
            <text:p>0.295727623</text:p>
          </table:table-cell>
          <table:table-cell office:value-type="float" office:value="3.52943" calcext:value-type="float">
            <text:p>3.52943</text:p>
          </table:table-cell>
          <table:table-cell table:formula="of:=1/[.K67]" office:value-type="float" office:value="0.283331869452008" calcext:value-type="float">
            <text:p>0.2833318695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8939" calcext:value-type="float">
            <text:p>3.78939</text:p>
          </table:table-cell>
          <table:table-cell table:formula="of:=1/[.O67]" office:value-type="float" office:value="0.26389471656388" calcext:value-type="float">
            <text:p>0.2638947166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table:formula="of:=[.B67]-[.D67]" office:value-type="float" office:value="0.369952519945515" calcext:value-type="float">
            <text:p>0.369952519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8917" calcext:value-type="float">
            <text:p>2.68917</text:p>
          </table:table-cell>
          <table:table-cell table:formula="of:=1/[.C68]" office:value-type="float" office:value="0.371861949969693" calcext:value-type="float">
            <text:p>0.37186195</text:p>
          </table:table-cell>
          <table:table-cell office:value-type="float" office:value="2.94088" calcext:value-type="float">
            <text:p>2.94088</text:p>
          </table:table-cell>
          <table:table-cell table:formula="of:=1/[.E68]" office:value-type="float" office:value="0.340034275454966" calcext:value-type="float">
            <text:p>0.3400342755</text:p>
          </table:table-cell>
          <table:table-cell office:value-type="float" office:value="2.8675" calcext:value-type="float">
            <text:p>2.8675</text:p>
          </table:table-cell>
          <table:table-cell table:formula="of:=1/[.G68]" office:value-type="float" office:value="0.3487358326068" calcext:value-type="float">
            <text:p>0.3487358326</text:p>
          </table:table-cell>
          <table:table-cell office:value-type="float" office:value="2.8188" calcext:value-type="float">
            <text:p>2.8188</text:p>
          </table:table-cell>
          <table:table-cell table:formula="of:=1/[.I68]" office:value-type="float" office:value="0.354760891159359" calcext:value-type="float">
            <text:p>0.3547608912</text:p>
          </table:table-cell>
          <table:table-cell office:value-type="float" office:value="2.97666" calcext:value-type="float">
            <text:p>2.97666</text:p>
          </table:table-cell>
          <table:table-cell table:formula="of:=1/[.K68]" office:value-type="float" office:value="0.335947001001122" calcext:value-type="float">
            <text:p>0.335947001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13316" calcext:value-type="float">
            <text:p>3.13316</text:p>
          </table:table-cell>
          <table:table-cell table:formula="of:=1/[.O68]" office:value-type="float" office:value="0.319166592194462" calcext:value-type="float">
            <text:p>0.3191665922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table:formula="of:=[.B68]-[.D68]" office:value-type="float" office:value="0.343138050030307" calcext:value-type="float">
            <text:p>0.343138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7939" calcext:value-type="float">
            <text:p>2.07939</text:p>
          </table:table-cell>
          <table:table-cell table:formula="of:=1/[.C69]" office:value-type="float" office:value="0.480910266953289" calcext:value-type="float">
            <text:p>0.480910267</text:p>
          </table:table-cell>
          <table:table-cell office:value-type="float" office:value="2.18758" calcext:value-type="float">
            <text:p>2.18758</text:p>
          </table:table-cell>
          <table:table-cell table:formula="of:=1/[.E69]" office:value-type="float" office:value="0.457126139386902" calcext:value-type="float">
            <text:p>0.4571261394</text:p>
          </table:table-cell>
          <table:table-cell office:value-type="float" office:value="2.15925" calcext:value-type="float">
            <text:p>2.15925</text:p>
          </table:table-cell>
          <table:table-cell table:formula="of:=1/[.G69]" office:value-type="float" office:value="0.463123769827486" calcext:value-type="float">
            <text:p>0.4631237698</text:p>
          </table:table-cell>
          <table:table-cell office:value-type="float" office:value="2.14278" calcext:value-type="float">
            <text:p>2.14278</text:p>
          </table:table-cell>
          <table:table-cell table:formula="of:=1/[.I69]" office:value-type="float" office:value="0.466683467271488" calcext:value-type="float">
            <text:p>0.4666834673</text:p>
          </table:table-cell>
          <table:table-cell office:value-type="float" office:value="2.19583" calcext:value-type="float">
            <text:p>2.19583</text:p>
          </table:table-cell>
          <table:table-cell table:formula="of:=1/[.K69]" office:value-type="float" office:value="0.455408660961914" calcext:value-type="float">
            <text:p>0.455408661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32936" calcext:value-type="float">
            <text:p>2.32936</text:p>
          </table:table-cell>
          <table:table-cell table:formula="of:=1/[.O69]" office:value-type="float" office:value="0.429302469347804" calcext:value-type="float">
            <text:p>0.4293024693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table:formula="of:=[.B69]-[.D69]" office:value-type="float" office:value="0.273089733046711" calcext:value-type="float">
            <text:p>0.2730897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73106" calcext:value-type="float">
            <text:p>1.73106</text:p>
          </table:table-cell>
          <table:table-cell table:formula="of:=1/[.C70]" office:value-type="float" office:value="0.577680727415572" calcext:value-type="float">
            <text:p>0.5776807274</text:p>
          </table:table-cell>
          <table:table-cell office:value-type="float" office:value="1.76665" calcext:value-type="float">
            <text:p>1.76665</text:p>
          </table:table-cell>
          <table:table-cell table:formula="of:=1/[.E70]" office:value-type="float" office:value="0.566043075878074" calcext:value-type="float">
            <text:p>0.5660430759</text:p>
          </table:table-cell>
          <table:table-cell office:value-type="float" office:value="1.7553" calcext:value-type="float">
            <text:p>1.7553</text:p>
          </table:table-cell>
          <table:table-cell table:formula="of:=1/[.G70]" office:value-type="float" office:value="0.569703184640802" calcext:value-type="float">
            <text:p>0.5697031846</text:p>
          </table:table-cell>
          <table:table-cell office:value-type="float" office:value="1.75419" calcext:value-type="float">
            <text:p>1.75419</text:p>
          </table:table-cell>
          <table:table-cell table:formula="of:=1/[.I70]" office:value-type="float" office:value="0.570063676112622" calcext:value-type="float">
            <text:p>0.5700636761</text:p>
          </table:table-cell>
          <table:table-cell office:value-type="float" office:value="1.76778" calcext:value-type="float">
            <text:p>1.76778</text:p>
          </table:table-cell>
          <table:table-cell table:formula="of:=1/[.K70]" office:value-type="float" office:value="0.56568124992929" calcext:value-type="float">
            <text:p>0.5656812499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7337" calcext:value-type="float">
            <text:p>1.87337</text:p>
          </table:table-cell>
          <table:table-cell table:formula="of:=1/[.O70]" office:value-type="float" office:value="0.533797381190048" calcext:value-type="float">
            <text:p>0.5337973812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table:formula="of:=[.B70]-[.D70]" office:value-type="float" office:value="0.181319272584428" calcext:value-type="float">
            <text:p>0.18131927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8213" calcext:value-type="float">
            <text:p>1.58213</text:p>
          </table:table-cell>
          <table:table-cell table:formula="of:=1/[.C71]" office:value-type="float" office:value="0.63205931244588" calcext:value-type="float">
            <text:p>0.6320593124</text:p>
          </table:table-cell>
          <table:table-cell office:value-type="float" office:value="1.54776" calcext:value-type="float">
            <text:p>1.54776</text:p>
          </table:table-cell>
          <table:table-cell table:formula="of:=1/[.E71]" office:value-type="float" office:value="0.646095001809066" calcext:value-type="float">
            <text:p>0.6460950018</text:p>
          </table:table-cell>
          <table:table-cell office:value-type="float" office:value="1.55666" calcext:value-type="float">
            <text:p>1.55666</text:p>
          </table:table-cell>
          <table:table-cell table:formula="of:=1/[.G71]" office:value-type="float" office:value="0.642401038120078" calcext:value-type="float">
            <text:p>0.6424010381</text:p>
          </table:table-cell>
          <table:table-cell office:value-type="float" office:value="1.56216" calcext:value-type="float">
            <text:p>1.56216</text:p>
          </table:table-cell>
          <table:table-cell table:formula="of:=1/[.I71]" office:value-type="float" office:value="0.640139294310442" calcext:value-type="float">
            <text:p>0.6401392943</text:p>
          </table:table-cell>
          <table:table-cell office:value-type="float" office:value="1.55114" calcext:value-type="float">
            <text:p>1.55114</text:p>
          </table:table-cell>
          <table:table-cell table:formula="of:=1/[.K71]" office:value-type="float" office:value="0.644687133334193" calcext:value-type="float">
            <text:p>0.6446871333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6424" calcext:value-type="float">
            <text:p>1.6424</text:p>
          </table:table-cell>
          <table:table-cell table:formula="of:=1/[.O71]" office:value-type="float" office:value="0.608865075499269" calcext:value-type="float">
            <text:p>0.6088650755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table:formula="of:=[.B71]-[.D71]" office:value-type="float" office:value="0.14694068755412" calcext:value-type="float">
            <text:p>0.14694068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8732" calcext:value-type="float">
            <text:p>1.68732</text:p>
          </table:table-cell>
          <table:table-cell table:formula="of:=1/[.C72]" office:value-type="float" office:value="0.592655809212242" calcext:value-type="float">
            <text:p>0.5926558092</text:p>
          </table:table-cell>
          <table:table-cell office:value-type="float" office:value="1.62202" calcext:value-type="float">
            <text:p>1.62202</text:p>
          </table:table-cell>
          <table:table-cell table:formula="of:=1/[.E72]" office:value-type="float" office:value="0.616515209430217" calcext:value-type="float">
            <text:p>0.6165152094</text:p>
          </table:table-cell>
          <table:table-cell office:value-type="float" office:value="1.63174" calcext:value-type="float">
            <text:p>1.63174</text:p>
          </table:table-cell>
          <table:table-cell table:formula="of:=1/[.G72]" office:value-type="float" office:value="0.612842732298038" calcext:value-type="float">
            <text:p>0.6128427323</text:p>
          </table:table-cell>
          <table:table-cell office:value-type="float" office:value="1.63395" calcext:value-type="float">
            <text:p>1.63395</text:p>
          </table:table-cell>
          <table:table-cell table:formula="of:=1/[.I72]" office:value-type="float" office:value="0.612013831512592" calcext:value-type="float">
            <text:p>0.6120138315</text:p>
          </table:table-cell>
          <table:table-cell office:value-type="float" office:value="1.62701" calcext:value-type="float">
            <text:p>1.62701</text:p>
          </table:table-cell>
          <table:table-cell table:formula="of:=1/[.K72]" office:value-type="float" office:value="0.61462437231486" calcext:value-type="float">
            <text:p>0.6146243723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3184" calcext:value-type="float">
            <text:p>1.73184</text:p>
          </table:table-cell>
          <table:table-cell table:formula="of:=1/[.O72]" office:value-type="float" office:value="0.577420546932742" calcext:value-type="float">
            <text:p>0.5774205469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table:formula="of:=[.B72]-[.D72]" office:value-type="float" office:value="0.131344190787758" calcext:value-type="float">
            <text:p>0.13134419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51172" calcext:value-type="float">
            <text:p>1.51172</text:p>
          </table:table-cell>
          <table:table-cell table:formula="of:=1/[.C73]" office:value-type="float" office:value="0.661498161035112" calcext:value-type="float">
            <text:p>0.661498161</text:p>
          </table:table-cell>
          <table:table-cell office:value-type="float" office:value="1.49164" calcext:value-type="float">
            <text:p>1.49164</text:p>
          </table:table-cell>
          <table:table-cell table:formula="of:=1/[.E73]" office:value-type="float" office:value="0.670403046311442" calcext:value-type="float">
            <text:p>0.6704030463</text:p>
          </table:table-cell>
          <table:table-cell office:value-type="float" office:value="1.49569" calcext:value-type="float">
            <text:p>1.49569</text:p>
          </table:table-cell>
          <table:table-cell table:formula="of:=1/[.G73]" office:value-type="float" office:value="0.668587742112336" calcext:value-type="float">
            <text:p>0.6685877421</text:p>
          </table:table-cell>
          <table:table-cell office:value-type="float" office:value="1.49995" calcext:value-type="float">
            <text:p>1.49995</text:p>
          </table:table-cell>
          <table:table-cell table:formula="of:=1/[.I73]" office:value-type="float" office:value="0.666688889629654" calcext:value-type="float">
            <text:p>0.6666888896</text:p>
          </table:table-cell>
          <table:table-cell office:value-type="float" office:value="1.49016" calcext:value-type="float">
            <text:p>1.49016</text:p>
          </table:table-cell>
          <table:table-cell table:formula="of:=1/[.K73]" office:value-type="float" office:value="0.67106887850969" calcext:value-type="float">
            <text:p>0.6710688785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7551" calcext:value-type="float">
            <text:p>1.57551</text:p>
          </table:table-cell>
          <table:table-cell table:formula="of:=1/[.O73]" office:value-type="float" office:value="0.634715108123719" calcext:value-type="float">
            <text:p>0.6347151081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table:formula="of:=[.B73]-[.D73]" office:value-type="float" office:value="0.111501838964888" calcext:value-type="float">
            <text:p>0.1115018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106" calcext:value-type="float">
            <text:p>1.65106</text:p>
          </table:table-cell>
          <table:table-cell table:formula="of:=1/[.C74]" office:value-type="float" office:value="0.605671508000921" calcext:value-type="float">
            <text:p>0.605671508</text:p>
          </table:table-cell>
          <table:table-cell office:value-type="float" office:value="1.65807" calcext:value-type="float">
            <text:p>1.65807</text:p>
          </table:table-cell>
          <table:table-cell table:formula="of:=1/[.E74]" office:value-type="float" office:value="0.603110845742339" calcext:value-type="float">
            <text:p>0.6031108457</text:p>
          </table:table-cell>
          <table:table-cell office:value-type="float" office:value="1.64778" calcext:value-type="float">
            <text:p>1.64778</text:p>
          </table:table-cell>
          <table:table-cell table:formula="of:=1/[.G74]" office:value-type="float" office:value="0.606877131655925" calcext:value-type="float">
            <text:p>0.6068771317</text:p>
          </table:table-cell>
          <table:table-cell office:value-type="float" office:value="1.64191" calcext:value-type="float">
            <text:p>1.64191</text:p>
          </table:table-cell>
          <table:table-cell table:formula="of:=1/[.I74]" office:value-type="float" office:value="0.60904678088324" calcext:value-type="float">
            <text:p>0.6090467809</text:p>
          </table:table-cell>
          <table:table-cell office:value-type="float" office:value="1.66144" calcext:value-type="float">
            <text:p>1.66144</text:p>
          </table:table-cell>
          <table:table-cell table:formula="of:=1/[.K74]" office:value-type="float" office:value="0.601887519260401" calcext:value-type="float">
            <text:p>0.6018875193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4569" calcext:value-type="float">
            <text:p>1.74569</text:p>
          </table:table-cell>
          <table:table-cell table:formula="of:=1/[.O74]" office:value-type="float" office:value="0.572839393019379" calcext:value-type="float">
            <text:p>0.572839393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table:formula="of:=[.B74]-[.D74]" office:value-type="float" office:value="0.19932849199908" calcext:value-type="float">
            <text:p>0.19932849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65890010041819" calcext:value-type="float">
            <text:p>-0.56589001</text:p>
          </table:table-cell>
          <table:table-cell table:style-name="ce1" table:formula="of:=CORREL([.B53:.B74];[.D53:.D74])" office:value-type="float" office:value="0.547758700300136" calcext:value-type="float">
            <text:p>0.5477587003</text:p>
          </table:table-cell>
          <table:table-cell table:style-name="ce2" table:formula="of:=CORREL([.B53:.B74];[.E53:.E74])" office:value-type="float" office:value="-0.563487173581359" calcext:value-type="float">
            <text:p>-0.5634871736</text:p>
          </table:table-cell>
          <table:table-cell table:style-name="ce1" table:formula="of:=CORREL([.B53:.B74];[.F53:.F74])" office:value-type="float" office:value="0.528454533807859" calcext:value-type="float">
            <text:p>0.5284545338</text:p>
          </table:table-cell>
          <table:table-cell table:style-name="ce2" table:formula="of:=CORREL([.B53:.B74];[.G53:.G74])" office:value-type="float" office:value="-0.562059607129251" calcext:value-type="float">
            <text:p>-0.5620596071</text:p>
          </table:table-cell>
          <table:table-cell table:style-name="ce1" table:formula="of:=CORREL([.B53:.B74];[.H53:.H74])" office:value-type="float" office:value="0.532486529250005" calcext:value-type="float">
            <text:p>0.5324865293</text:p>
          </table:table-cell>
          <table:table-cell table:style-name="ce2" table:formula="of:=CORREL([.B53:.B74];[.I53:.I74])" office:value-type="float" office:value="-0.560832311826859" calcext:value-type="float">
            <text:p>-0.5608323118</text:p>
          </table:table-cell>
          <table:table-cell table:style-name="ce1" table:formula="of:=CORREL([.B53:.B74];[.J53:.J74])" office:value-type="float" office:value="0.53619781279101" calcext:value-type="float">
            <text:p>0.5361978128</text:p>
          </table:table-cell>
          <table:table-cell table:style-name="ce2" table:formula="of:=CORREL([.B53:.B74];[.K53:.K74])" office:value-type="float" office:value="-0.56377828265411" calcext:value-type="float">
            <text:p>-0.5637782827</text:p>
          </table:table-cell>
          <table:table-cell table:style-name="ce1" table:formula="of:=CORREL([.B53:.B74];[.L53:.L74])" office:value-type="float" office:value="0.527400803164728" calcext:value-type="float">
            <text:p>0.5274008032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64157821831307" calcext:value-type="float">
            <text:p>-0.5641578218</text:p>
          </table:table-cell>
          <table:table-cell table:style-name="ce1" table:formula="of:=CORREL([.B53:.B74];[.P53:.P74])" office:value-type="float" office:value="0.531798352956214" calcext:value-type="float">
            <text:p>0.53179835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table:formula="of:=[.B78]-[.D78]" office:value-type="float" office:value="0.00275996403196599" calcext:value-type="float">
            <text:p>0.0027599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5465" calcext:value-type="float">
            <text:p>1.45465</text:p>
          </table:table-cell>
          <table:table-cell table:formula="of:=1/[.C79]" office:value-type="float" office:value="0.687450589488881" calcext:value-type="float">
            <text:p>0.6874505895</text:p>
          </table:table-cell>
          <table:table-cell office:value-type="float" office:value="1.5207" calcext:value-type="float">
            <text:p>1.5207</text:p>
          </table:table-cell>
          <table:table-cell table:formula="of:=1/[.E79]" office:value-type="float" office:value="0.657591898467811" calcext:value-type="float">
            <text:p>0.6575918985</text:p>
          </table:table-cell>
          <table:table-cell office:value-type="float" office:value="1.51923" calcext:value-type="float">
            <text:p>1.51923</text:p>
          </table:table-cell>
          <table:table-cell table:formula="of:=1/[.G79]" office:value-type="float" office:value="0.658228181381358" calcext:value-type="float">
            <text:p>0.6582281814</text:p>
          </table:table-cell>
          <table:table-cell office:value-type="float" office:value="1.51217" calcext:value-type="float">
            <text:p>1.51217</text:p>
          </table:table-cell>
          <table:table-cell table:formula="of:=1/[.I79]" office:value-type="float" office:value="0.66130130871529" calcext:value-type="float">
            <text:p>0.6613013087</text:p>
          </table:table-cell>
          <table:table-cell office:value-type="float" office:value="1.52311" calcext:value-type="float">
            <text:p>1.52311</text:p>
          </table:table-cell>
          <table:table-cell table:formula="of:=1/[.K79]" office:value-type="float" office:value="0.656551398126202" calcext:value-type="float">
            <text:p>0.6565513981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4307" calcext:value-type="float">
            <text:p>1.54307</text:p>
          </table:table-cell>
          <table:table-cell table:formula="of:=1/[.O79]" office:value-type="float" office:value="0.648058740044197" calcext:value-type="float">
            <text:p>0.64805874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table:formula="of:=[.B79]-[.D79]" office:value-type="float" office:value="-0.0254505894888805" calcext:value-type="float">
            <text:p>-0.02545058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4239" calcext:value-type="float">
            <text:p>1.4239</text:p>
          </table:table-cell>
          <table:table-cell table:formula="of:=1/[.C80]" office:value-type="float" office:value="0.702296509586347" calcext:value-type="float">
            <text:p>0.7022965096</text:p>
          </table:table-cell>
          <table:table-cell office:value-type="float" office:value="1.50907" calcext:value-type="float">
            <text:p>1.50907</text:p>
          </table:table-cell>
          <table:table-cell table:formula="of:=1/[.E80]" office:value-type="float" office:value="0.662659783840379" calcext:value-type="float">
            <text:p>0.6626597838</text:p>
          </table:table-cell>
          <table:table-cell office:value-type="float" office:value="1.49786" calcext:value-type="float">
            <text:p>1.49786</text:p>
          </table:table-cell>
          <table:table-cell table:formula="of:=1/[.G80]" office:value-type="float" office:value="0.667619136634933" calcext:value-type="float">
            <text:p>0.6676191366</text:p>
          </table:table-cell>
          <table:table-cell office:value-type="float" office:value="1.48728" calcext:value-type="float">
            <text:p>1.48728</text:p>
          </table:table-cell>
          <table:table-cell table:formula="of:=1/[.I80]" office:value-type="float" office:value="0.672368350277016" calcext:value-type="float">
            <text:p>0.6723683503</text:p>
          </table:table-cell>
          <table:table-cell office:value-type="float" office:value="1.51308" calcext:value-type="float">
            <text:p>1.51308</text:p>
          </table:table-cell>
          <table:table-cell table:formula="of:=1/[.K80]" office:value-type="float" office:value="0.660903587384672" calcext:value-type="float">
            <text:p>0.6609035874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51912" calcext:value-type="float">
            <text:p>1.51912</text:p>
          </table:table-cell>
          <table:table-cell table:formula="of:=1/[.O80]" office:value-type="float" office:value="0.658275843909632" calcext:value-type="float">
            <text:p>0.6582758439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table:formula="of:=[.B80]-[.D80]" office:value-type="float" office:value="-0.0192965095863473" calcext:value-type="float">
            <text:p>-0.01929650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9171" calcext:value-type="float">
            <text:p>1.49171</text:p>
          </table:table-cell>
          <table:table-cell table:formula="of:=1/[.C81]" office:value-type="float" office:value="0.670371586970658" calcext:value-type="float">
            <text:p>0.670371587</text:p>
          </table:table-cell>
          <table:table-cell office:value-type="float" office:value="1.58551" calcext:value-type="float">
            <text:p>1.58551</text:p>
          </table:table-cell>
          <table:table-cell table:formula="of:=1/[.E81]" office:value-type="float" office:value="0.63071188450404" calcext:value-type="float">
            <text:p>0.6307118845</text:p>
          </table:table-cell>
          <table:table-cell office:value-type="float" office:value="1.5693" calcext:value-type="float">
            <text:p>1.5693</text:p>
          </table:table-cell>
          <table:table-cell table:formula="of:=1/[.G81]" office:value-type="float" office:value="0.63722678901421" calcext:value-type="float">
            <text:p>0.637226789</text:p>
          </table:table-cell>
          <table:table-cell office:value-type="float" office:value="1.55974" calcext:value-type="float">
            <text:p>1.55974</text:p>
          </table:table-cell>
          <table:table-cell table:formula="of:=1/[.I81]" office:value-type="float" office:value="0.641132496441715" calcext:value-type="float">
            <text:p>0.6411324964</text:p>
          </table:table-cell>
          <table:table-cell office:value-type="float" office:value="1.58963" calcext:value-type="float">
            <text:p>1.58963</text:p>
          </table:table-cell>
          <table:table-cell table:formula="of:=1/[.K81]" office:value-type="float" office:value="0.629077206645572" calcext:value-type="float">
            <text:p>0.6290772066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59512" calcext:value-type="float">
            <text:p>1.59512</text:p>
          </table:table-cell>
          <table:table-cell table:formula="of:=1/[.O81]" office:value-type="float" office:value="0.626912081849641" calcext:value-type="float">
            <text:p>0.6269120818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table:formula="of:=[.B81]-[.D81]" office:value-type="float" office:value="-0.0283715869706578" calcext:value-type="float">
            <text:p>-0.028371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49325" calcext:value-type="float">
            <text:p>1.49325</text:p>
          </table:table-cell>
          <table:table-cell table:formula="of:=1/[.C82]" office:value-type="float" office:value="0.669680227691277" calcext:value-type="float">
            <text:p>0.6696802277</text:p>
          </table:table-cell>
          <table:table-cell office:value-type="float" office:value="1.59349" calcext:value-type="float">
            <text:p>1.59349</text:p>
          </table:table-cell>
          <table:table-cell table:formula="of:=1/[.E82]" office:value-type="float" office:value="0.62755335772424" calcext:value-type="float">
            <text:p>0.6275533577</text:p>
          </table:table-cell>
          <table:table-cell office:value-type="float" office:value="1.57451" calcext:value-type="float">
            <text:p>1.57451</text:p>
          </table:table-cell>
          <table:table-cell table:formula="of:=1/[.G82]" office:value-type="float" office:value="0.635118227258004" calcext:value-type="float">
            <text:p>0.6351182273</text:p>
          </table:table-cell>
          <table:table-cell office:value-type="float" office:value="1.56633" calcext:value-type="float">
            <text:p>1.56633</text:p>
          </table:table-cell>
          <table:table-cell table:formula="of:=1/[.I82]" office:value-type="float" office:value="0.638435067961413" calcext:value-type="float">
            <text:p>0.638435068</text:p>
          </table:table-cell>
          <table:table-cell office:value-type="float" office:value="1.59837" calcext:value-type="float">
            <text:p>1.59837</text:p>
          </table:table-cell>
          <table:table-cell table:formula="of:=1/[.K82]" office:value-type="float" office:value="0.62563736806872" calcext:value-type="float">
            <text:p>0.625637368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59996" calcext:value-type="float">
            <text:p>1.59996</text:p>
          </table:table-cell>
          <table:table-cell table:formula="of:=1/[.O82]" office:value-type="float" office:value="0.625015625390635" calcext:value-type="float">
            <text:p>0.6250156254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table:formula="of:=[.B82]-[.D82]" office:value-type="float" office:value="0.0153197723087226" calcext:value-type="float">
            <text:p>0.01531977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46479" calcext:value-type="float">
            <text:p>1.46479</text:p>
          </table:table-cell>
          <table:table-cell table:formula="of:=1/[.C83]" office:value-type="float" office:value="0.682691716901399" calcext:value-type="float">
            <text:p>0.6826917169</text:p>
          </table:table-cell>
          <table:table-cell office:value-type="float" office:value="1.55971" calcext:value-type="float">
            <text:p>1.55971</text:p>
          </table:table-cell>
          <table:table-cell table:formula="of:=1/[.E83]" office:value-type="float" office:value="0.641144828205243" calcext:value-type="float">
            <text:p>0.6411448282</text:p>
          </table:table-cell>
          <table:table-cell office:value-type="float" office:value="1.5423" calcext:value-type="float">
            <text:p>1.5423</text:p>
          </table:table-cell>
          <table:table-cell table:formula="of:=1/[.G83]" office:value-type="float" office:value="0.648382286195941" calcext:value-type="float">
            <text:p>0.6483822862</text:p>
          </table:table-cell>
          <table:table-cell office:value-type="float" office:value="1.53519" calcext:value-type="float">
            <text:p>1.53519</text:p>
          </table:table-cell>
          <table:table-cell table:formula="of:=1/[.I83]" office:value-type="float" office:value="0.651385170565207" calcext:value-type="float">
            <text:p>0.6513851706</text:p>
          </table:table-cell>
          <table:table-cell office:value-type="float" office:value="1.56423" calcext:value-type="float">
            <text:p>1.56423</text:p>
          </table:table-cell>
          <table:table-cell table:formula="of:=1/[.K83]" office:value-type="float" office:value="0.639292175703061" calcext:value-type="float">
            <text:p>0.6392921757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56704" calcext:value-type="float">
            <text:p>1.56704</text:p>
          </table:table-cell>
          <table:table-cell table:formula="of:=1/[.O83]" office:value-type="float" office:value="0.638145803553196" calcext:value-type="float">
            <text:p>0.638145803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table:formula="of:=[.B83]-[.D83]" office:value-type="float" office:value="-0.0336917169013988" calcext:value-type="float">
            <text:p>-0.03369171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367" calcext:value-type="float">
            <text:p>1.367</text:p>
          </table:table-cell>
          <table:table-cell table:formula="of:=1/[.C84]" office:value-type="float" office:value="0.731528895391368" calcext:value-type="float">
            <text:p>0.7315288954</text:p>
          </table:table-cell>
          <table:table-cell office:value-type="float" office:value="1.46066" calcext:value-type="float">
            <text:p>1.46066</text:p>
          </table:table-cell>
          <table:table-cell table:formula="of:=1/[.E84]" office:value-type="float" office:value="0.684622020182657" calcext:value-type="float">
            <text:p>0.6846220202</text:p>
          </table:table-cell>
          <table:table-cell office:value-type="float" office:value="1.43833" calcext:value-type="float">
            <text:p>1.43833</text:p>
          </table:table-cell>
          <table:table-cell table:formula="of:=1/[.G84]" office:value-type="float" office:value="0.695250742180167" calcext:value-type="float">
            <text:p>0.6952507422</text:p>
          </table:table-cell>
          <table:table-cell office:value-type="float" office:value="1.42871" calcext:value-type="float">
            <text:p>1.42871</text:p>
          </table:table-cell>
          <table:table-cell table:formula="of:=1/[.I84]" office:value-type="float" office:value="0.699932106585661" calcext:value-type="float">
            <text:p>0.6999321066</text:p>
          </table:table-cell>
          <table:table-cell office:value-type="float" office:value="1.46569" calcext:value-type="float">
            <text:p>1.46569</text:p>
          </table:table-cell>
          <table:table-cell table:formula="of:=1/[.K84]" office:value-type="float" office:value="0.682272513287257" calcext:value-type="float">
            <text:p>0.6822725133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45424" calcext:value-type="float">
            <text:p>1.45424</text:p>
          </table:table-cell>
          <table:table-cell table:formula="of:=1/[.O84]" office:value-type="float" office:value="0.687644405325118" calcext:value-type="float">
            <text:p>0.6876444053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table:formula="of:=[.B84]-[.D84]" office:value-type="float" office:value="-0.264528895391368" calcext:value-type="float">
            <text:p>-0.26452889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081" calcext:value-type="float">
            <text:p>1.32081</text:p>
          </table:table-cell>
          <table:table-cell table:formula="of:=1/[.C85]" office:value-type="float" office:value="0.757111166632597" calcext:value-type="float">
            <text:p>0.7571111666</text:p>
          </table:table-cell>
          <table:table-cell office:value-type="float" office:value="1.4098" calcext:value-type="float">
            <text:p>1.4098</text:p>
          </table:table-cell>
          <table:table-cell table:formula="of:=1/[.E85]" office:value-type="float" office:value="0.709320470988793" calcext:value-type="float">
            <text:p>0.709320471</text:p>
          </table:table-cell>
          <table:table-cell office:value-type="float" office:value="1.38719" calcext:value-type="float">
            <text:p>1.38719</text:p>
          </table:table-cell>
          <table:table-cell table:formula="of:=1/[.G85]" office:value-type="float" office:value="0.720881782596472" calcext:value-type="float">
            <text:p>0.7208817826</text:p>
          </table:table-cell>
          <table:table-cell office:value-type="float" office:value="1.37879" calcext:value-type="float">
            <text:p>1.37879</text:p>
          </table:table-cell>
          <table:table-cell table:formula="of:=1/[.I85]" office:value-type="float" office:value="0.725273609469172" calcext:value-type="float">
            <text:p>0.7252736095</text:p>
          </table:table-cell>
          <table:table-cell office:value-type="float" office:value="1.41479" calcext:value-type="float">
            <text:p>1.41479</text:p>
          </table:table-cell>
          <table:table-cell table:formula="of:=1/[.K85]" office:value-type="float" office:value="0.70681867980407" calcext:value-type="float">
            <text:p>0.7068186798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40012" calcext:value-type="float">
            <text:p>1.40012</text:p>
          </table:table-cell>
          <table:table-cell table:formula="of:=1/[.O85]" office:value-type="float" office:value="0.714224495043282" calcext:value-type="float">
            <text:p>0.714224495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table:formula="of:=[.B85]-[.D85]" office:value-type="float" office:value="0.0148888333674034" calcext:value-type="float">
            <text:p>0.01488883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40919" calcext:value-type="float">
            <text:p>1.40919</text:p>
          </table:table-cell>
          <table:table-cell table:formula="of:=1/[.C86]" office:value-type="float" office:value="0.70962751651658" calcext:value-type="float">
            <text:p>0.7096275165</text:p>
          </table:table-cell>
          <table:table-cell office:value-type="float" office:value="1.4828" calcext:value-type="float">
            <text:p>1.4828</text:p>
          </table:table-cell>
          <table:table-cell table:formula="of:=1/[.E86]" office:value-type="float" office:value="0.674399784192069" calcext:value-type="float">
            <text:p>0.6743997842</text:p>
          </table:table-cell>
          <table:table-cell office:value-type="float" office:value="1.46717" calcext:value-type="float">
            <text:p>1.46717</text:p>
          </table:table-cell>
          <table:table-cell table:formula="of:=1/[.G86]" office:value-type="float" office:value="0.681584274487619" calcext:value-type="float">
            <text:p>0.6815842745</text:p>
          </table:table-cell>
          <table:table-cell office:value-type="float" office:value="1.46223" calcext:value-type="float">
            <text:p>1.46223</text:p>
          </table:table-cell>
          <table:table-cell table:formula="of:=1/[.I86]" office:value-type="float" office:value="0.683886939811111" calcext:value-type="float">
            <text:p>0.6838869398</text:p>
          </table:table-cell>
          <table:table-cell office:value-type="float" office:value="1.48648" calcext:value-type="float">
            <text:p>1.48648</text:p>
          </table:table-cell>
          <table:table-cell table:formula="of:=1/[.K86]" office:value-type="float" office:value="0.672730208277272" calcext:value-type="float">
            <text:p>0.6727302083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487" calcext:value-type="float">
            <text:p>1.487</text:p>
          </table:table-cell>
          <table:table-cell table:formula="of:=1/[.O86]" office:value-type="float" office:value="0.672494956287828" calcext:value-type="float">
            <text:p>0.6724949563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table:formula="of:=[.B86]-[.D86]" office:value-type="float" office:value="-0.16762751651658" calcext:value-type="float">
            <text:p>-0.16762751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51543" calcext:value-type="float">
            <text:p>1.51543</text:p>
          </table:table-cell>
          <table:table-cell table:formula="of:=1/[.C87]" office:value-type="float" office:value="0.659878714292313" calcext:value-type="float">
            <text:p>0.6598787143</text:p>
          </table:table-cell>
          <table:table-cell office:value-type="float" office:value="1.61157" calcext:value-type="float">
            <text:p>1.61157</text:p>
          </table:table-cell>
          <table:table-cell table:formula="of:=1/[.E87]" office:value-type="float" office:value="0.620512915976346" calcext:value-type="float">
            <text:p>0.620512916</text:p>
          </table:table-cell>
          <table:table-cell office:value-type="float" office:value="1.59576" calcext:value-type="float">
            <text:p>1.59576</text:p>
          </table:table-cell>
          <table:table-cell table:formula="of:=1/[.G87]" office:value-type="float" office:value="0.62666065072442" calcext:value-type="float">
            <text:p>0.6266606507</text:p>
          </table:table-cell>
          <table:table-cell office:value-type="float" office:value="1.59269" calcext:value-type="float">
            <text:p>1.59269</text:p>
          </table:table-cell>
          <table:table-cell table:formula="of:=1/[.I87]" office:value-type="float" office:value="0.627868574549975" calcext:value-type="float">
            <text:p>0.6278685745</text:p>
          </table:table-cell>
          <table:table-cell office:value-type="float" office:value="1.61628" calcext:value-type="float">
            <text:p>1.61628</text:p>
          </table:table-cell>
          <table:table-cell table:formula="of:=1/[.K87]" office:value-type="float" office:value="0.618704679882199" calcext:value-type="float">
            <text:p>0.6187046799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62791" calcext:value-type="float">
            <text:p>1.62791</text:p>
          </table:table-cell>
          <table:table-cell table:formula="of:=1/[.O87]" office:value-type="float" office:value="0.614284573471506" calcext:value-type="float">
            <text:p>0.6142845735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table:formula="of:=[.B87]-[.D87]" office:value-type="float" office:value="0.094121285707687" calcext:value-type="float">
            <text:p>0.09412128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078" calcext:value-type="float">
            <text:p>1.65078</text:p>
          </table:table-cell>
          <table:table-cell table:formula="of:=1/[.C88]" office:value-type="float" office:value="0.605774240056216" calcext:value-type="float">
            <text:p>0.6057742401</text:p>
          </table:table-cell>
          <table:table-cell office:value-type="float" office:value="1.70241" calcext:value-type="float">
            <text:p>1.70241</text:p>
          </table:table-cell>
          <table:table-cell table:formula="of:=1/[.E88]" office:value-type="float" office:value="0.587402564599597" calcext:value-type="float">
            <text:p>0.5874025646</text:p>
          </table:table-cell>
          <table:table-cell office:value-type="float" office:value="1.68705" calcext:value-type="float">
            <text:p>1.68705</text:p>
          </table:table-cell>
          <table:table-cell table:formula="of:=1/[.G88]" office:value-type="float" office:value="0.592750659435109" calcext:value-type="float">
            <text:p>0.5927506594</text:p>
          </table:table-cell>
          <table:table-cell office:value-type="float" office:value="1.68031" calcext:value-type="float">
            <text:p>1.68031</text:p>
          </table:table-cell>
          <table:table-cell table:formula="of:=1/[.I88]" office:value-type="float" office:value="0.595128279900733" calcext:value-type="float">
            <text:p>0.5951282799</text:p>
          </table:table-cell>
          <table:table-cell office:value-type="float" office:value="1.71127" calcext:value-type="float">
            <text:p>1.71127</text:p>
          </table:table-cell>
          <table:table-cell table:formula="of:=1/[.K88]" office:value-type="float" office:value="0.5843613222928" calcext:value-type="float">
            <text:p>0.5843613223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73402" calcext:value-type="float">
            <text:p>1.73402</text:p>
          </table:table-cell>
          <table:table-cell table:formula="of:=1/[.O88]" office:value-type="float" office:value="0.576694617132444" calcext:value-type="float">
            <text:p>0.576694617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table:formula="of:=[.B88]-[.D88]" office:value-type="float" office:value="0.118225759943784" calcext:value-type="float">
            <text:p>0.11822575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94286" calcext:value-type="float">
            <text:p>1.94286</text:p>
          </table:table-cell>
          <table:table-cell table:formula="of:=1/[.C89]" office:value-type="float" office:value="0.514705125433639" calcext:value-type="float">
            <text:p>0.5147051254</text:p>
          </table:table-cell>
          <table:table-cell office:value-type="float" office:value="1.99413" calcext:value-type="float">
            <text:p>1.99413</text:p>
          </table:table-cell>
          <table:table-cell table:formula="of:=1/[.E89]" office:value-type="float" office:value="0.501471819791087" calcext:value-type="float">
            <text:p>0.5014718198</text:p>
          </table:table-cell>
          <table:table-cell office:value-type="float" office:value="1.99564" calcext:value-type="float">
            <text:p>1.99564</text:p>
          </table:table-cell>
          <table:table-cell table:formula="of:=1/[.G89]" office:value-type="float" office:value="0.501092381391433" calcext:value-type="float">
            <text:p>0.5010923814</text:p>
          </table:table-cell>
          <table:table-cell office:value-type="float" office:value="1.9886" calcext:value-type="float">
            <text:p>1.9886</text:p>
          </table:table-cell>
          <table:table-cell table:formula="of:=1/[.I89]" office:value-type="float" office:value="0.502866338127326" calcext:value-type="float">
            <text:p>0.5028663381</text:p>
          </table:table-cell>
          <table:table-cell office:value-type="float" office:value="1.99607" calcext:value-type="float">
            <text:p>1.99607</text:p>
          </table:table-cell>
          <table:table-cell table:formula="of:=1/[.K89]" office:value-type="float" office:value="0.500984434413623" calcext:value-type="float">
            <text:p>0.5009844344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2.05945" calcext:value-type="float">
            <text:p>2.05945</text:p>
          </table:table-cell>
          <table:table-cell table:formula="of:=1/[.O89]" office:value-type="float" office:value="0.485566534754425" calcext:value-type="float">
            <text:p>0.4855665348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table:formula="of:=[.B89]-[.D89]" office:value-type="float" office:value="0.251294874566361" calcext:value-type="float">
            <text:p>0.25129487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2999" calcext:value-type="float">
            <text:p>1.2999</text:p>
          </table:table-cell>
          <table:table-cell table:formula="of:=1/[.C101]" office:value-type="float" office:value="0.769289945380414" calcext:value-type="float">
            <text:p>0.7692899454</text:p>
          </table:table-cell>
          <table:table-cell office:value-type="float" office:value="1.32179" calcext:value-type="float">
            <text:p>1.32179</text:p>
          </table:table-cell>
          <table:table-cell table:formula="of:=1/[.E101]" office:value-type="float" office:value="0.756549830154563" calcext:value-type="float">
            <text:p>0.7565498302</text:p>
          </table:table-cell>
          <table:table-cell office:value-type="float" office:value="1.32729" calcext:value-type="float">
            <text:p>1.32729</text:p>
          </table:table-cell>
          <table:table-cell table:formula="of:=1/[.G101]" office:value-type="float" office:value="0.753414852820408" calcext:value-type="float">
            <text:p>0.7534148528</text:p>
          </table:table-cell>
          <table:table-cell office:value-type="float" office:value="1.32793" calcext:value-type="float">
            <text:p>1.32793</text:p>
          </table:table-cell>
          <table:table-cell table:formula="of:=1/[.I101]" office:value-type="float" office:value="0.753051742185206" calcext:value-type="float">
            <text:p>0.7530517422</text:p>
          </table:table-cell>
          <table:table-cell office:value-type="float" office:value="1.32299" calcext:value-type="float">
            <text:p>1.32299</text:p>
          </table:table-cell>
          <table:table-cell table:formula="of:=1/[.K101]" office:value-type="float" office:value="0.755863611969856" calcext:value-type="float">
            <text:p>0.755863612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34178" calcext:value-type="float">
            <text:p>1.34178</text:p>
          </table:table-cell>
          <table:table-cell table:formula="of:=1/[.O101]" office:value-type="float" office:value="0.745278659690858" calcext:value-type="float">
            <text:p>0.7452786597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formula="of:=[.B101]-[.D101]" office:value-type="float" office:value="0.0827100546195861" calcext:value-type="float">
            <text:p>0.0827100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34418" calcext:value-type="float">
            <text:p>1.34418</text:p>
          </table:table-cell>
          <table:table-cell table:formula="of:=1/[.C102]" office:value-type="float" office:value="0.743947983157018" calcext:value-type="float">
            <text:p>0.7439479832</text:p>
          </table:table-cell>
          <table:table-cell office:value-type="float" office:value="1.37528" calcext:value-type="float">
            <text:p>1.37528</text:p>
          </table:table-cell>
          <table:table-cell table:formula="of:=1/[.E102]" office:value-type="float" office:value="0.727124658251411" calcext:value-type="float">
            <text:p>0.7271246583</text:p>
          </table:table-cell>
          <table:table-cell office:value-type="float" office:value="1.38484" calcext:value-type="float">
            <text:p>1.38484</text:p>
          </table:table-cell>
          <table:table-cell table:formula="of:=1/[.G102]" office:value-type="float" office:value="0.722105080731348" calcext:value-type="float">
            <text:p>0.7221050807</text:p>
          </table:table-cell>
          <table:table-cell office:value-type="float" office:value="1.38767" calcext:value-type="float">
            <text:p>1.38767</text:p>
          </table:table-cell>
          <table:table-cell table:formula="of:=1/[.I102]" office:value-type="float" office:value="0.720632427017951" calcext:value-type="float">
            <text:p>0.720632427</text:p>
          </table:table-cell>
          <table:table-cell office:value-type="float" office:value="1.37787" calcext:value-type="float">
            <text:p>1.37787</text:p>
          </table:table-cell>
          <table:table-cell table:formula="of:=1/[.K102]" office:value-type="float" office:value="0.725757872658524" calcext:value-type="float">
            <text:p>0.7257578727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41032" calcext:value-type="float">
            <text:p>1.41032</text:p>
          </table:table-cell>
          <table:table-cell table:formula="of:=1/[.O102]" office:value-type="float" office:value="0.709058936978842" calcext:value-type="float">
            <text:p>0.709058937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formula="of:=[.B102]-[.D102]" office:value-type="float" office:value="0.107052016842982" calcext:value-type="float">
            <text:p>0.10705201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31296" calcext:value-type="float">
            <text:p>1.31296</text:p>
          </table:table-cell>
          <table:table-cell table:formula="of:=1/[.C103]" office:value-type="float" office:value="0.76163782598099" calcext:value-type="float">
            <text:p>0.761637826</text:p>
          </table:table-cell>
          <table:table-cell office:value-type="float" office:value="1.34532" calcext:value-type="float">
            <text:p>1.34532</text:p>
          </table:table-cell>
          <table:table-cell table:formula="of:=1/[.E103]" office:value-type="float" office:value="0.743317575000743" calcext:value-type="float">
            <text:p>0.743317575</text:p>
          </table:table-cell>
          <table:table-cell office:value-type="float" office:value="1.35021" calcext:value-type="float">
            <text:p>1.35021</text:p>
          </table:table-cell>
          <table:table-cell table:formula="of:=1/[.G103]" office:value-type="float" office:value="0.740625532324601" calcext:value-type="float">
            <text:p>0.7406255323</text:p>
          </table:table-cell>
          <table:table-cell office:value-type="float" office:value="1.34634" calcext:value-type="float">
            <text:p>1.34634</text:p>
          </table:table-cell>
          <table:table-cell table:formula="of:=1/[.I103]" office:value-type="float" office:value="0.742754430530178" calcext:value-type="float">
            <text:p>0.7427544305</text:p>
          </table:table-cell>
          <table:table-cell office:value-type="float" office:value="1.34712" calcext:value-type="float">
            <text:p>1.34712</text:p>
          </table:table-cell>
          <table:table-cell table:formula="of:=1/[.K103]" office:value-type="float" office:value="0.742324366054991" calcext:value-type="float">
            <text:p>0.7423243661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36502" calcext:value-type="float">
            <text:p>1.36502</text:p>
          </table:table-cell>
          <table:table-cell table:formula="of:=1/[.O103]" office:value-type="float" office:value="0.732589998681338" calcext:value-type="float">
            <text:p>0.7325899987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table:formula="of:=[.B103]-[.D103]" office:value-type="float" office:value="0.0363621740190104" calcext:value-type="float">
            <text:p>0.0363621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3493" calcext:value-type="float">
            <text:p>1.3493</text:p>
          </table:table-cell>
          <table:table-cell table:formula="of:=1/[.C104]" office:value-type="float" office:value="0.741125027792189" calcext:value-type="float">
            <text:p>0.7411250278</text:p>
          </table:table-cell>
          <table:table-cell office:value-type="float" office:value="1.38296" calcext:value-type="float">
            <text:p>1.38296</text:p>
          </table:table-cell>
          <table:table-cell table:formula="of:=1/[.E104]" office:value-type="float" office:value="0.72308671255857" calcext:value-type="float">
            <text:p>0.7230867126</text:p>
          </table:table-cell>
          <table:table-cell office:value-type="float" office:value="1.3941" calcext:value-type="float">
            <text:p>1.3941</text:p>
          </table:table-cell>
          <table:table-cell table:formula="of:=1/[.G104]" office:value-type="float" office:value="0.717308657915501" calcext:value-type="float">
            <text:p>0.7173086579</text:p>
          </table:table-cell>
          <table:table-cell office:value-type="float" office:value="1.39273" calcext:value-type="float">
            <text:p>1.39273</text:p>
          </table:table-cell>
          <table:table-cell table:formula="of:=1/[.I104]" office:value-type="float" office:value="0.718014259763199" calcext:value-type="float">
            <text:p>0.7180142598</text:p>
          </table:table-cell>
          <table:table-cell office:value-type="float" office:value="1.38491" calcext:value-type="float">
            <text:p>1.38491</text:p>
          </table:table-cell>
          <table:table-cell table:formula="of:=1/[.K104]" office:value-type="float" office:value="0.722068582073925" calcext:value-type="float">
            <text:p>0.7220685821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41125" calcext:value-type="float">
            <text:p>1.41125</text:p>
          </table:table-cell>
          <table:table-cell table:formula="of:=1/[.O104]" office:value-type="float" office:value="0.70859167404783" calcext:value-type="float">
            <text:p>0.708591674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table:formula="of:=[.B104]-[.D104]" office:value-type="float" office:value="0.0498749722078115" calcext:value-type="float">
            <text:p>0.04987497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40912" calcext:value-type="float">
            <text:p>1.40912</text:p>
          </table:table-cell>
          <table:table-cell table:formula="of:=1/[.C105]" office:value-type="float" office:value="0.709662768252526" calcext:value-type="float">
            <text:p>0.7096627683</text:p>
          </table:table-cell>
          <table:table-cell office:value-type="float" office:value="1.44093" calcext:value-type="float">
            <text:p>1.44093</text:p>
          </table:table-cell>
          <table:table-cell table:formula="of:=1/[.E105]" office:value-type="float" office:value="0.693996238540387" calcext:value-type="float">
            <text:p>0.6939962385</text:p>
          </table:table-cell>
          <table:table-cell office:value-type="float" office:value="1.45237" calcext:value-type="float">
            <text:p>1.45237</text:p>
          </table:table-cell>
          <table:table-cell table:formula="of:=1/[.G105]" office:value-type="float" office:value="0.688529782355736" calcext:value-type="float">
            <text:p>0.6885297824</text:p>
          </table:table-cell>
          <table:table-cell office:value-type="float" office:value="1.44812" calcext:value-type="float">
            <text:p>1.44812</text:p>
          </table:table-cell>
          <table:table-cell table:formula="of:=1/[.I105]" office:value-type="float" office:value="0.690550506864072" calcext:value-type="float">
            <text:p>0.6905505069</text:p>
          </table:table-cell>
          <table:table-cell office:value-type="float" office:value="1.44282" calcext:value-type="float">
            <text:p>1.44282</text:p>
          </table:table-cell>
          <table:table-cell table:formula="of:=1/[.K105]" office:value-type="float" office:value="0.693087148778087" calcext:value-type="float">
            <text:p>0.6930871488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47299" calcext:value-type="float">
            <text:p>1.47299</text:p>
          </table:table-cell>
          <table:table-cell table:formula="of:=1/[.O105]" office:value-type="float" office:value="0.678891234835267" calcext:value-type="float">
            <text:p>0.678891234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formula="of:=[.B105]-[.D105]" office:value-type="float" office:value="0.0963372317474738" calcext:value-type="float">
            <text:p>0.09633723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31733" calcext:value-type="float">
            <text:p>1.31733</text:p>
          </table:table-cell>
          <table:table-cell table:formula="of:=1/[.C106]" office:value-type="float" office:value="0.759111232568908" calcext:value-type="float">
            <text:p>0.7591112326</text:p>
          </table:table-cell>
          <table:table-cell office:value-type="float" office:value="1.35086" calcext:value-type="float">
            <text:p>1.35086</text:p>
          </table:table-cell>
          <table:table-cell table:formula="of:=1/[.E106]" office:value-type="float" office:value="0.740269161867255" calcext:value-type="float">
            <text:p>0.7402691619</text:p>
          </table:table-cell>
          <table:table-cell office:value-type="float" office:value="1.35946" calcext:value-type="float">
            <text:p>1.35946</text:p>
          </table:table-cell>
          <table:table-cell table:formula="of:=1/[.G106]" office:value-type="float" office:value="0.735586188633722" calcext:value-type="float">
            <text:p>0.7355861886</text:p>
          </table:table-cell>
          <table:table-cell office:value-type="float" office:value="1.3539" calcext:value-type="float">
            <text:p>1.3539</text:p>
          </table:table-cell>
          <table:table-cell table:formula="of:=1/[.I106]" office:value-type="float" office:value="0.738606987222099" calcext:value-type="float">
            <text:p>0.7386069872</text:p>
          </table:table-cell>
          <table:table-cell office:value-type="float" office:value="1.3525" calcext:value-type="float">
            <text:p>1.3525</text:p>
          </table:table-cell>
          <table:table-cell table:formula="of:=1/[.K106]" office:value-type="float" office:value="0.739371534195934" calcext:value-type="float">
            <text:p>0.7393715342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37601" calcext:value-type="float">
            <text:p>1.37601</text:p>
          </table:table-cell>
          <table:table-cell table:formula="of:=1/[.O106]" office:value-type="float" office:value="0.726738904513775" calcext:value-type="float">
            <text:p>0.7267389045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formula="of:=[.B106]-[.D106]" office:value-type="float" office:value="0.0808887674310918" calcext:value-type="float">
            <text:p>0.08088876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36966" calcext:value-type="float">
            <text:p>1.36966</text:p>
          </table:table-cell>
          <table:table-cell table:formula="of:=1/[.C107]" office:value-type="float" office:value="0.730108202035542" calcext:value-type="float">
            <text:p>0.730108202</text:p>
          </table:table-cell>
          <table:table-cell office:value-type="float" office:value="1.39147" calcext:value-type="float">
            <text:p>1.39147</text:p>
          </table:table-cell>
          <table:table-cell table:formula="of:=1/[.E107]" office:value-type="float" office:value="0.718664434015825" calcext:value-type="float">
            <text:p>0.718664434</text:p>
          </table:table-cell>
          <table:table-cell office:value-type="float" office:value="1.39936" calcext:value-type="float">
            <text:p>1.39936</text:p>
          </table:table-cell>
          <table:table-cell table:formula="of:=1/[.G107]" office:value-type="float" office:value="0.714612394237366" calcext:value-type="float">
            <text:p>0.7146123942</text:p>
          </table:table-cell>
          <table:table-cell office:value-type="float" office:value="1.39559" calcext:value-type="float">
            <text:p>1.39559</text:p>
          </table:table-cell>
          <table:table-cell table:formula="of:=1/[.I107]" office:value-type="float" office:value="0.716542824181887" calcext:value-type="float">
            <text:p>0.7165428242</text:p>
          </table:table-cell>
          <table:table-cell office:value-type="float" office:value="1.39236" calcext:value-type="float">
            <text:p>1.39236</text:p>
          </table:table-cell>
          <table:table-cell table:formula="of:=1/[.K107]" office:value-type="float" office:value="0.718205061909276" calcext:value-type="float">
            <text:p>0.718205061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41951" calcext:value-type="float">
            <text:p>1.41951</text:p>
          </table:table-cell>
          <table:table-cell table:formula="of:=1/[.O107]" office:value-type="float" office:value="0.704468443336081" calcext:value-type="float">
            <text:p>0.7044684433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formula="of:=[.B107]-[.D107]" office:value-type="float" office:value="0.0958917979644585" calcext:value-type="float">
            <text:p>0.0958917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461" calcext:value-type="float">
            <text:p>1.461</text:p>
          </table:table-cell>
          <table:table-cell table:formula="of:=1/[.C108]" office:value-type="float" office:value="0.684462696783025" calcext:value-type="float">
            <text:p>0.6844626968</text:p>
          </table:table-cell>
          <table:table-cell office:value-type="float" office:value="1.48341" calcext:value-type="float">
            <text:p>1.48341</text:p>
          </table:table-cell>
          <table:table-cell table:formula="of:=1/[.E108]" office:value-type="float" office:value="0.674122461086281" calcext:value-type="float">
            <text:p>0.6741224611</text:p>
          </table:table-cell>
          <table:table-cell office:value-type="float" office:value="1.49671" calcext:value-type="float">
            <text:p>1.49671</text:p>
          </table:table-cell>
          <table:table-cell table:formula="of:=1/[.G108]" office:value-type="float" office:value="0.668132103079421" calcext:value-type="float">
            <text:p>0.6681321031</text:p>
          </table:table-cell>
          <table:table-cell office:value-type="float" office:value="1.49359" calcext:value-type="float">
            <text:p>1.49359</text:p>
          </table:table-cell>
          <table:table-cell table:formula="of:=1/[.I108]" office:value-type="float" office:value="0.669527782055316" calcext:value-type="float">
            <text:p>0.6695277821</text:p>
          </table:table-cell>
          <table:table-cell office:value-type="float" office:value="1.48427" calcext:value-type="float">
            <text:p>1.48427</text:p>
          </table:table-cell>
          <table:table-cell table:formula="of:=1/[.K108]" office:value-type="float" office:value="0.673731868191097" calcext:value-type="float">
            <text:p>0.6737318682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52408" calcext:value-type="float">
            <text:p>1.52408</text:p>
          </table:table-cell>
          <table:table-cell table:formula="of:=1/[.O108]" office:value-type="float" office:value="0.656133536297307" calcext:value-type="float">
            <text:p>0.6561335363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table:formula="of:=[.B108]-[.D108]" office:value-type="float" office:value="0.0635373032169747" calcext:value-type="float">
            <text:p>0.06353730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41448" calcext:value-type="float">
            <text:p>1.41448</text:p>
          </table:table-cell>
          <table:table-cell table:formula="of:=1/[.C109]" office:value-type="float" office:value="0.706973587466772" calcext:value-type="float">
            <text:p>0.7069735875</text:p>
          </table:table-cell>
          <table:table-cell office:value-type="float" office:value="1.45608" calcext:value-type="float">
            <text:p>1.45608</text:p>
          </table:table-cell>
          <table:table-cell table:formula="of:=1/[.E109]" office:value-type="float" office:value="0.686775451898247" calcext:value-type="float">
            <text:p>0.6867754519</text:p>
          </table:table-cell>
          <table:table-cell office:value-type="float" office:value="1.46906" calcext:value-type="float">
            <text:p>1.46906</text:p>
          </table:table-cell>
          <table:table-cell table:formula="of:=1/[.G109]" office:value-type="float" office:value="0.680707391120853" calcext:value-type="float">
            <text:p>0.6807073911</text:p>
          </table:table-cell>
          <table:table-cell office:value-type="float" office:value="1.4591" calcext:value-type="float">
            <text:p>1.4591</text:p>
          </table:table-cell>
          <table:table-cell table:formula="of:=1/[.I109]" office:value-type="float" office:value="0.685353985333425" calcext:value-type="float">
            <text:p>0.6853539853</text:p>
          </table:table-cell>
          <table:table-cell office:value-type="float" office:value="1.4576" calcext:value-type="float">
            <text:p>1.4576</text:p>
          </table:table-cell>
          <table:table-cell table:formula="of:=1/[.K109]" office:value-type="float" office:value="0.686059275521405" calcext:value-type="float">
            <text:p>0.6860592755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9343" calcext:value-type="float">
            <text:p>1.49343</text:p>
          </table:table-cell>
          <table:table-cell table:formula="of:=1/[.O109]" office:value-type="float" office:value="0.669599512531555" calcext:value-type="float">
            <text:p>0.6695995125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table:formula="of:=[.B109]-[.D109]" office:value-type="float" office:value="0.0700264125332277" calcext:value-type="float">
            <text:p>0.0700264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4565" calcext:value-type="float">
            <text:p>1.4565</text:p>
          </table:table-cell>
          <table:table-cell table:formula="of:=1/[.C110]" office:value-type="float" office:value="0.686577411603158" calcext:value-type="float">
            <text:p>0.6865774116</text:p>
          </table:table-cell>
          <table:table-cell office:value-type="float" office:value="1.4963" calcext:value-type="float">
            <text:p>1.4963</text:p>
          </table:table-cell>
          <table:table-cell table:formula="of:=1/[.E110]" office:value-type="float" office:value="0.66831517743768" calcext:value-type="float">
            <text:p>0.6683151774</text:p>
          </table:table-cell>
          <table:table-cell office:value-type="float" office:value="1.51235" calcext:value-type="float">
            <text:p>1.51235</text:p>
          </table:table-cell>
          <table:table-cell table:formula="of:=1/[.G110]" office:value-type="float" office:value="0.661222600588488" calcext:value-type="float">
            <text:p>0.6612226006</text:p>
          </table:table-cell>
          <table:table-cell office:value-type="float" office:value="1.50571" calcext:value-type="float">
            <text:p>1.50571</text:p>
          </table:table-cell>
          <table:table-cell table:formula="of:=1/[.I110]" office:value-type="float" office:value="0.664138512728215" calcext:value-type="float">
            <text:p>0.6641385127</text:p>
          </table:table-cell>
          <table:table-cell office:value-type="float" office:value="1.49784" calcext:value-type="float">
            <text:p>1.49784</text:p>
          </table:table-cell>
          <table:table-cell table:formula="of:=1/[.K110]" office:value-type="float" office:value="0.667628051060193" calcext:value-type="float">
            <text:p>0.6676280511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53925" calcext:value-type="float">
            <text:p>1.53925</text:p>
          </table:table-cell>
          <table:table-cell table:formula="of:=1/[.O110]" office:value-type="float" office:value="0.64966704563911" calcext:value-type="float">
            <text:p>0.6496670456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table:formula="of:=[.B110]-[.D110]" office:value-type="float" office:value="0.0564225883968418" calcext:value-type="float">
            <text:p>0.05642258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665" calcext:value-type="float">
            <text:p>1.4665</text:p>
          </table:table-cell>
          <table:table-cell table:formula="of:=1/[.C111]" office:value-type="float" office:value="0.681895669962496" calcext:value-type="float">
            <text:p>0.68189567</text:p>
          </table:table-cell>
          <table:table-cell office:value-type="float" office:value="1.51484" calcext:value-type="float">
            <text:p>1.51484</text:p>
          </table:table-cell>
          <table:table-cell table:formula="of:=1/[.E111]" office:value-type="float" office:value="0.660135723904835" calcext:value-type="float">
            <text:p>0.6601357239</text:p>
          </table:table-cell>
          <table:table-cell office:value-type="float" office:value="1.52721" calcext:value-type="float">
            <text:p>1.52721</text:p>
          </table:table-cell>
          <table:table-cell table:formula="of:=1/[.G111]" office:value-type="float" office:value="0.654788797873246" calcext:value-type="float">
            <text:p>0.6547887979</text:p>
          </table:table-cell>
          <table:table-cell office:value-type="float" office:value="1.51607" calcext:value-type="float">
            <text:p>1.51607</text:p>
          </table:table-cell>
          <table:table-cell table:formula="of:=1/[.I111]" office:value-type="float" office:value="0.659600150388834" calcext:value-type="float">
            <text:p>0.6596001504</text:p>
          </table:table-cell>
          <table:table-cell office:value-type="float" office:value="1.51672" calcext:value-type="float">
            <text:p>1.51672</text:p>
          </table:table-cell>
          <table:table-cell table:formula="of:=1/[.K111]" office:value-type="float" office:value="0.659317474550346" calcext:value-type="float">
            <text:p>0.6593174746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5484" calcext:value-type="float">
            <text:p>1.55484</text:p>
          </table:table-cell>
          <table:table-cell table:formula="of:=1/[.O111]" office:value-type="float" office:value="0.643152993234031" calcext:value-type="float">
            <text:p>0.643152993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table:formula="of:=[.B111]-[.D111]" office:value-type="float" office:value="0.0971043300375043" calcext:value-type="float">
            <text:p>0.097104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4287" calcext:value-type="float">
            <text:p>1.4287</text:p>
          </table:table-cell>
          <table:table-cell table:formula="of:=1/[.C112]" office:value-type="float" office:value="0.69993700566949" calcext:value-type="float">
            <text:p>0.6999370057</text:p>
          </table:table-cell>
          <table:table-cell office:value-type="float" office:value="1.46785" calcext:value-type="float">
            <text:p>1.46785</text:p>
          </table:table-cell>
          <table:table-cell table:formula="of:=1/[.E112]" office:value-type="float" office:value="0.681268521987942" calcext:value-type="float">
            <text:p>0.681268522</text:p>
          </table:table-cell>
          <table:table-cell office:value-type="float" office:value="1.48318" calcext:value-type="float">
            <text:p>1.48318</text:p>
          </table:table-cell>
          <table:table-cell table:formula="of:=1/[.G112]" office:value-type="float" office:value="0.674226998745938" calcext:value-type="float">
            <text:p>0.6742269987</text:p>
          </table:table-cell>
          <table:table-cell office:value-type="float" office:value="1.47544" calcext:value-type="float">
            <text:p>1.47544</text:p>
          </table:table-cell>
          <table:table-cell table:formula="of:=1/[.I112]" office:value-type="float" office:value="0.677763921270943" calcext:value-type="float">
            <text:p>0.6777639213</text:p>
          </table:table-cell>
          <table:table-cell office:value-type="float" office:value="1.46967" calcext:value-type="float">
            <text:p>1.46967</text:p>
          </table:table-cell>
          <table:table-cell table:formula="of:=1/[.K112]" office:value-type="float" office:value="0.680424857280886" calcext:value-type="float">
            <text:p>0.6804248573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50744" calcext:value-type="float">
            <text:p>1.50744</text:p>
          </table:table-cell>
          <table:table-cell table:formula="of:=1/[.O112]" office:value-type="float" office:value="0.663376320118877" calcext:value-type="float">
            <text:p>0.6633763201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table:formula="of:=[.B112]-[.D112]" office:value-type="float" office:value="0.0930629943305103" calcext:value-type="float">
            <text:p>0.09306299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43994" calcext:value-type="float">
            <text:p>1.43994</text:p>
          </table:table-cell>
          <table:table-cell table:formula="of:=1/[.C113]" office:value-type="float" office:value="0.694473380835313" calcext:value-type="float">
            <text:p>0.6944733808</text:p>
          </table:table-cell>
          <table:table-cell office:value-type="float" office:value="1.48897" calcext:value-type="float">
            <text:p>1.48897</text:p>
          </table:table-cell>
          <table:table-cell table:formula="of:=1/[.E113]" office:value-type="float" office:value="0.671605203597117" calcext:value-type="float">
            <text:p>0.6716052036</text:p>
          </table:table-cell>
          <table:table-cell office:value-type="float" office:value="1.50125" calcext:value-type="float">
            <text:p>1.50125</text:p>
          </table:table-cell>
          <table:table-cell table:formula="of:=1/[.G113]" office:value-type="float" office:value="0.666111573688593" calcext:value-type="float">
            <text:p>0.6661115737</text:p>
          </table:table-cell>
          <table:table-cell office:value-type="float" office:value="1.48998" calcext:value-type="float">
            <text:p>1.48998</text:p>
          </table:table-cell>
          <table:table-cell table:formula="of:=1/[.I113]" office:value-type="float" office:value="0.671149948321454" calcext:value-type="float">
            <text:p>0.6711499483</text:p>
          </table:table-cell>
          <table:table-cell office:value-type="float" office:value="1.49121" calcext:value-type="float">
            <text:p>1.49121</text:p>
          </table:table-cell>
          <table:table-cell table:formula="of:=1/[.K113]" office:value-type="float" office:value="0.670596361344143" calcext:value-type="float">
            <text:p>0.6705963613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5256" calcext:value-type="float">
            <text:p>1.5256</text:p>
          </table:table-cell>
          <table:table-cell table:formula="of:=1/[.O113]" office:value-type="float" office:value="0.655479811221814" calcext:value-type="float">
            <text:p>0.6554798112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table:formula="of:=[.B113]-[.D113]" office:value-type="float" office:value="0.0585266191646874" calcext:value-type="float">
            <text:p>0.05852661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5136" calcext:value-type="float">
            <text:p>1.45136</text:p>
          </table:table-cell>
          <table:table-cell table:formula="of:=1/[.C114]" office:value-type="float" office:value="0.689008929555727" calcext:value-type="float">
            <text:p>0.6890089296</text:p>
          </table:table-cell>
          <table:table-cell office:value-type="float" office:value="1.48716" calcext:value-type="float">
            <text:p>1.48716</text:p>
          </table:table-cell>
          <table:table-cell table:formula="of:=1/[.E114]" office:value-type="float" office:value="0.672422604158261" calcext:value-type="float">
            <text:p>0.6724226042</text:p>
          </table:table-cell>
          <table:table-cell office:value-type="float" office:value="1.49959" calcext:value-type="float">
            <text:p>1.49959</text:p>
          </table:table-cell>
          <table:table-cell table:formula="of:=1/[.G114]" office:value-type="float" office:value="0.666848938709914" calcext:value-type="float">
            <text:p>0.6668489387</text:p>
          </table:table-cell>
          <table:table-cell office:value-type="float" office:value="1.48919" calcext:value-type="float">
            <text:p>1.48919</text:p>
          </table:table-cell>
          <table:table-cell table:formula="of:=1/[.I114]" office:value-type="float" office:value="0.671505986475869" calcext:value-type="float">
            <text:p>0.6715059865</text:p>
          </table:table-cell>
          <table:table-cell office:value-type="float" office:value="1.48886" calcext:value-type="float">
            <text:p>1.48886</text:p>
          </table:table-cell>
          <table:table-cell table:formula="of:=1/[.K114]" office:value-type="float" office:value="0.671654823153285" calcext:value-type="float">
            <text:p>0.6716548232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5253" calcext:value-type="float">
            <text:p>1.5253</text:p>
          </table:table-cell>
          <table:table-cell table:formula="of:=1/[.O114]" office:value-type="float" office:value="0.65560873270832" calcext:value-type="float">
            <text:p>0.6556087327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table:formula="of:=[.B114]-[.D114]" office:value-type="float" office:value="0.00299107044427305" calcext:value-type="float">
            <text:p>0.00299107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5792" calcext:value-type="float">
            <text:p>1.45792</text:p>
          </table:table-cell>
          <table:table-cell table:formula="of:=1/[.C115]" office:value-type="float" office:value="0.685908691834943" calcext:value-type="float">
            <text:p>0.6859086918</text:p>
          </table:table-cell>
          <table:table-cell office:value-type="float" office:value="1.497" calcext:value-type="float">
            <text:p>1.497</text:p>
          </table:table-cell>
          <table:table-cell table:formula="of:=1/[.E115]" office:value-type="float" office:value="0.668002672010688" calcext:value-type="float">
            <text:p>0.668002672</text:p>
          </table:table-cell>
          <table:table-cell office:value-type="float" office:value="1.50653" calcext:value-type="float">
            <text:p>1.50653</text:p>
          </table:table-cell>
          <table:table-cell table:formula="of:=1/[.G115]" office:value-type="float" office:value="0.66377702402209" calcext:value-type="float">
            <text:p>0.663777024</text:p>
          </table:table-cell>
          <table:table-cell office:value-type="float" office:value="1.4982" calcext:value-type="float">
            <text:p>1.4982</text:p>
          </table:table-cell>
          <table:table-cell table:formula="of:=1/[.I115]" office:value-type="float" office:value="0.667467627820051" calcext:value-type="float">
            <text:p>0.6674676278</text:p>
          </table:table-cell>
          <table:table-cell office:value-type="float" office:value="1.4989" calcext:value-type="float">
            <text:p>1.4989</text:p>
          </table:table-cell>
          <table:table-cell table:formula="of:=1/[.K115]" office:value-type="float" office:value="0.667155914337181" calcext:value-type="float">
            <text:p>0.667155914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53282" calcext:value-type="float">
            <text:p>1.53282</text:p>
          </table:table-cell>
          <table:table-cell table:formula="of:=1/[.O115]" office:value-type="float" office:value="0.652392322647147" calcext:value-type="float">
            <text:p>0.6523923226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table:formula="of:=[.B115]-[.D115]" office:value-type="float" office:value="0.0830913081650572" calcext:value-type="float">
            <text:p>0.08309130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9342" calcext:value-type="float">
            <text:p>1.59342</text:p>
          </table:table-cell>
          <table:table-cell table:formula="of:=1/[.C116]" office:value-type="float" office:value="0.62758092656048" calcext:value-type="float">
            <text:p>0.6275809266</text:p>
          </table:table-cell>
          <table:table-cell office:value-type="float" office:value="1.63668" calcext:value-type="float">
            <text:p>1.63668</text:p>
          </table:table-cell>
          <table:table-cell table:formula="of:=1/[.E116]" office:value-type="float" office:value="0.610992985800523" calcext:value-type="float">
            <text:p>0.6109929858</text:p>
          </table:table-cell>
          <table:table-cell office:value-type="float" office:value="1.65011" calcext:value-type="float">
            <text:p>1.65011</text:p>
          </table:table-cell>
          <table:table-cell table:formula="of:=1/[.G116]" office:value-type="float" office:value="0.606020204713625" calcext:value-type="float">
            <text:p>0.6060202047</text:p>
          </table:table-cell>
          <table:table-cell office:value-type="float" office:value="1.64356" calcext:value-type="float">
            <text:p>1.64356</text:p>
          </table:table-cell>
          <table:table-cell table:formula="of:=1/[.I116]" office:value-type="float" office:value="0.608435347659958" calcext:value-type="float">
            <text:p>0.6084353477</text:p>
          </table:table-cell>
          <table:table-cell office:value-type="float" office:value="1.63857" calcext:value-type="float">
            <text:p>1.63857</text:p>
          </table:table-cell>
          <table:table-cell table:formula="of:=1/[.K116]" office:value-type="float" office:value="0.610288239135344" calcext:value-type="float">
            <text:p>0.6102882391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8622" calcext:value-type="float">
            <text:p>1.68622</text:p>
          </table:table-cell>
          <table:table-cell table:formula="of:=1/[.O116]" office:value-type="float" office:value="0.593042426255174" calcext:value-type="float">
            <text:p>0.5930424263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table:formula="of:=[.B116]-[.D116]" office:value-type="float" office:value="0.13141907343952" calcext:value-type="float">
            <text:p>0.1314190734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8937" calcext:value-type="float">
            <text:p>1.48937</text:p>
          </table:table-cell>
          <table:table-cell table:formula="of:=1/[.C121]" office:value-type="float" office:value="0.671424830633086" calcext:value-type="float">
            <text:p>0.6714248306</text:p>
          </table:table-cell>
          <table:table-cell office:value-type="float" office:value="1.52387" calcext:value-type="float">
            <text:p>1.52387</text:p>
          </table:table-cell>
          <table:table-cell table:formula="of:=1/[.E121]" office:value-type="float" office:value="0.656223956111742" calcext:value-type="float">
            <text:p>0.6562239561</text:p>
          </table:table-cell>
          <table:table-cell office:value-type="float" office:value="1.53964" calcext:value-type="float">
            <text:p>1.53964</text:p>
          </table:table-cell>
          <table:table-cell table:formula="of:=1/[.G121]" office:value-type="float" office:value="0.649502481099478" calcext:value-type="float">
            <text:p>0.6495024811</text:p>
          </table:table-cell>
          <table:table-cell office:value-type="float" office:value="1.53828" calcext:value-type="float">
            <text:p>1.53828</text:p>
          </table:table-cell>
          <table:table-cell table:formula="of:=1/[.I121]" office:value-type="float" office:value="0.650076709051668" calcext:value-type="float">
            <text:p>0.6500767091</text:p>
          </table:table-cell>
          <table:table-cell office:value-type="float" office:value="1.52539" calcext:value-type="float">
            <text:p>1.52539</text:p>
          </table:table-cell>
          <table:table-cell table:formula="of:=1/[.K121]" office:value-type="float" office:value="0.655570050937793" calcext:value-type="float">
            <text:p>0.6555700509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5691" calcext:value-type="float">
            <text:p>1.5691</text:p>
          </table:table-cell>
          <table:table-cell table:formula="of:=1/[.O121]" office:value-type="float" office:value="0.637308010961698" calcext:value-type="float">
            <text:p>0.637308011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table:formula="of:=[.B121]-[.D121]" office:value-type="float" office:value="0.0395751693669135" calcext:value-type="float">
            <text:p>0.039575169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1612" calcext:value-type="float">
            <text:p>1.31612</text:p>
          </table:table-cell>
          <table:table-cell table:formula="of:=1/[.C122]" office:value-type="float" office:value="0.759809135945051" calcext:value-type="float">
            <text:p>0.7598091359</text:p>
          </table:table-cell>
          <table:table-cell office:value-type="float" office:value="1.35343" calcext:value-type="float">
            <text:p>1.35343</text:p>
          </table:table-cell>
          <table:table-cell table:formula="of:=1/[.E122]" office:value-type="float" office:value="0.738863480194764" calcext:value-type="float">
            <text:p>0.7388634802</text:p>
          </table:table-cell>
          <table:table-cell office:value-type="float" office:value="1.36214" calcext:value-type="float">
            <text:p>1.36214</text:p>
          </table:table-cell>
          <table:table-cell table:formula="of:=1/[.G122]" office:value-type="float" office:value="0.73413892845082" calcext:value-type="float">
            <text:p>0.7341389285</text:p>
          </table:table-cell>
          <table:table-cell office:value-type="float" office:value="1.35653" calcext:value-type="float">
            <text:p>1.35653</text:p>
          </table:table-cell>
          <table:table-cell table:formula="of:=1/[.I122]" office:value-type="float" office:value="0.737174997972769" calcext:value-type="float">
            <text:p>0.737174998</text:p>
          </table:table-cell>
          <table:table-cell office:value-type="float" office:value="1.35549" calcext:value-type="float">
            <text:p>1.35549</text:p>
          </table:table-cell>
          <table:table-cell table:formula="of:=1/[.K122]" office:value-type="float" office:value="0.737740595651757" calcext:value-type="float">
            <text:p>0.7377405957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799" calcext:value-type="float">
            <text:p>1.3799</text:p>
          </table:table-cell>
          <table:table-cell table:formula="of:=1/[.O122]" office:value-type="float" office:value="0.724690194941662" calcext:value-type="float">
            <text:p>0.7246901949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table:formula="of:=[.B122]-[.D122]" office:value-type="float" office:value="0.0291908640549494" calcext:value-type="float">
            <text:p>0.029190864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8135" calcext:value-type="float">
            <text:p>1.38135</text:p>
          </table:table-cell>
          <table:table-cell table:formula="of:=1/[.C123]" office:value-type="float" office:value="0.723929489267745" calcext:value-type="float">
            <text:p>0.7239294893</text:p>
          </table:table-cell>
          <table:table-cell office:value-type="float" office:value="1.42634" calcext:value-type="float">
            <text:p>1.42634</text:p>
          </table:table-cell>
          <table:table-cell table:formula="of:=1/[.E123]" office:value-type="float" office:value="0.701095110562699" calcext:value-type="float">
            <text:p>0.7010951106</text:p>
          </table:table-cell>
          <table:table-cell office:value-type="float" office:value="1.43333" calcext:value-type="float">
            <text:p>1.43333</text:p>
          </table:table-cell>
          <table:table-cell table:formula="of:=1/[.G123]" office:value-type="float" office:value="0.697676041107072" calcext:value-type="float">
            <text:p>0.6976760411</text:p>
          </table:table-cell>
          <table:table-cell office:value-type="float" office:value="1.42477" calcext:value-type="float">
            <text:p>1.42477</text:p>
          </table:table-cell>
          <table:table-cell table:formula="of:=1/[.I123]" office:value-type="float" office:value="0.701867669869523" calcext:value-type="float">
            <text:p>0.7018676699</text:p>
          </table:table-cell>
          <table:table-cell office:value-type="float" office:value="1.42839" calcext:value-type="float">
            <text:p>1.42839</text:p>
          </table:table-cell>
          <table:table-cell table:formula="of:=1/[.K123]" office:value-type="float" office:value="0.700088911291734" calcext:value-type="float">
            <text:p>0.7000889113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45547" calcext:value-type="float">
            <text:p>1.45547</text:p>
          </table:table-cell>
          <table:table-cell table:formula="of:=1/[.O123]" office:value-type="float" office:value="0.687063285399218" calcext:value-type="float">
            <text:p>0.6870632854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table:formula="of:=[.B123]-[.D123]" office:value-type="float" office:value="0.0240705107322547" calcext:value-type="float">
            <text:p>0.024070510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35586" calcext:value-type="float">
            <text:p>1.35586</text:p>
          </table:table-cell>
          <table:table-cell table:formula="of:=1/[.C124]" office:value-type="float" office:value="0.737539273966339" calcext:value-type="float">
            <text:p>0.737539274</text:p>
          </table:table-cell>
          <table:table-cell office:value-type="float" office:value="1.37545" calcext:value-type="float">
            <text:p>1.37545</text:p>
          </table:table-cell>
          <table:table-cell table:formula="of:=1/[.E124]" office:value-type="float" office:value="0.727034788614635" calcext:value-type="float">
            <text:p>0.7270347886</text:p>
          </table:table-cell>
          <table:table-cell office:value-type="float" office:value="1.3763" calcext:value-type="float">
            <text:p>1.3763</text:p>
          </table:table-cell>
          <table:table-cell table:formula="of:=1/[.G124]" office:value-type="float" office:value="0.726585773450556" calcext:value-type="float">
            <text:p>0.7265857735</text:p>
          </table:table-cell>
          <table:table-cell office:value-type="float" office:value="1.37573" calcext:value-type="float">
            <text:p>1.37573</text:p>
          </table:table-cell>
          <table:table-cell table:formula="of:=1/[.I124]" office:value-type="float" office:value="0.72688681645381" calcext:value-type="float">
            <text:p>0.7268868165</text:p>
          </table:table-cell>
          <table:table-cell office:value-type="float" office:value="1.37665" calcext:value-type="float">
            <text:p>1.37665</text:p>
          </table:table-cell>
          <table:table-cell table:formula="of:=1/[.K124]" office:value-type="float" office:value="0.726401046017506" calcext:value-type="float">
            <text:p>0.726401046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39516" calcext:value-type="float">
            <text:p>1.39516</text:p>
          </table:table-cell>
          <table:table-cell table:formula="of:=1/[.O124]" office:value-type="float" office:value="0.716763668683162" calcext:value-type="float">
            <text:p>0.7167636687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formula="of:=[.B124]-[.D124]" office:value-type="float" office:value="0.0604607260336614" calcext:value-type="float">
            <text:p>0.06046072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1348" calcext:value-type="float">
            <text:p>1.31348</text:p>
          </table:table-cell>
          <table:table-cell table:formula="of:=1/[.C125]" office:value-type="float" office:value="0.761336297469318" calcext:value-type="float">
            <text:p>0.7613362975</text:p>
          </table:table-cell>
          <table:table-cell office:value-type="float" office:value="1.33041" calcext:value-type="float">
            <text:p>1.33041</text:p>
          </table:table-cell>
          <table:table-cell table:formula="of:=1/[.E125]" office:value-type="float" office:value="0.751647988214159" calcext:value-type="float">
            <text:p>0.7516479882</text:p>
          </table:table-cell>
          <table:table-cell office:value-type="float" office:value="1.33655" calcext:value-type="float">
            <text:p>1.33655</text:p>
          </table:table-cell>
          <table:table-cell table:formula="of:=1/[.G125]" office:value-type="float" office:value="0.748194979611687" calcext:value-type="float">
            <text:p>0.7481949796</text:p>
          </table:table-cell>
          <table:table-cell office:value-type="float" office:value="1.33705" calcext:value-type="float">
            <text:p>1.33705</text:p>
          </table:table-cell>
          <table:table-cell table:formula="of:=1/[.I125]" office:value-type="float" office:value="0.74791518641786" calcext:value-type="float">
            <text:p>0.7479151864</text:p>
          </table:table-cell>
          <table:table-cell office:value-type="float" office:value="1.33144" calcext:value-type="float">
            <text:p>1.33144</text:p>
          </table:table-cell>
          <table:table-cell table:formula="of:=1/[.K125]" office:value-type="float" office:value="0.75106651445052" calcext:value-type="float">
            <text:p>0.7510665145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5213" calcext:value-type="float">
            <text:p>1.35213</text:p>
          </table:table-cell>
          <table:table-cell table:formula="of:=1/[.O125]" office:value-type="float" office:value="0.739573857543284" calcext:value-type="float">
            <text:p>0.7395738575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formula="of:=[.B125]-[.D125]" office:value-type="float" office:value="0.0866637025306818" calcext:value-type="float">
            <text:p>0.086663702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8453" calcext:value-type="float">
            <text:p>1.38453</text:p>
          </table:table-cell>
          <table:table-cell table:formula="of:=1/[.C126]" office:value-type="float" office:value="0.722266762005879" calcext:value-type="float">
            <text:p>0.722266762</text:p>
          </table:table-cell>
          <table:table-cell office:value-type="float" office:value="1.42942" calcext:value-type="float">
            <text:p>1.42942</text:p>
          </table:table-cell>
          <table:table-cell table:formula="of:=1/[.E126]" office:value-type="float" office:value="0.699584446838578" calcext:value-type="float">
            <text:p>0.6995844468</text:p>
          </table:table-cell>
          <table:table-cell office:value-type="float" office:value="1.43921" calcext:value-type="float">
            <text:p>1.43921</text:p>
          </table:table-cell>
          <table:table-cell table:formula="of:=1/[.G126]" office:value-type="float" office:value="0.694825633507271" calcext:value-type="float">
            <text:p>0.6948256335</text:p>
          </table:table-cell>
          <table:table-cell office:value-type="float" office:value="1.43306" calcext:value-type="float">
            <text:p>1.43306</text:p>
          </table:table-cell>
          <table:table-cell table:formula="of:=1/[.I126]" office:value-type="float" office:value="0.697807488869971" calcext:value-type="float">
            <text:p>0.6978074889</text:p>
          </table:table-cell>
          <table:table-cell office:value-type="float" office:value="1.43262" calcext:value-type="float">
            <text:p>1.43262</text:p>
          </table:table-cell>
          <table:table-cell table:formula="of:=1/[.K126]" office:value-type="float" office:value="0.698021806201226" calcext:value-type="float">
            <text:p>0.6980218062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5865" calcext:value-type="float">
            <text:p>1.45865</text:p>
          </table:table-cell>
          <table:table-cell table:formula="of:=1/[.O126]" office:value-type="float" office:value="0.685565420080211" calcext:value-type="float">
            <text:p>0.685565420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table:formula="of:=[.B126]-[.D126]" office:value-type="float" office:value="0.0617332379941208" calcext:value-type="float">
            <text:p>0.06173323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4607" calcext:value-type="float">
            <text:p>1.34607</text:p>
          </table:table-cell>
          <table:table-cell table:formula="of:=1/[.C127]" office:value-type="float" office:value="0.742903415126999" calcext:value-type="float">
            <text:p>0.7429034151</text:p>
          </table:table-cell>
          <table:table-cell office:value-type="float" office:value="1.36792" calcext:value-type="float">
            <text:p>1.36792</text:p>
          </table:table-cell>
          <table:table-cell table:formula="of:=1/[.E127]" office:value-type="float" office:value="0.73103690274285" calcext:value-type="float">
            <text:p>0.7310369027</text:p>
          </table:table-cell>
          <table:table-cell office:value-type="float" office:value="1.3803" calcext:value-type="float">
            <text:p>1.3803</text:p>
          </table:table-cell>
          <table:table-cell table:formula="of:=1/[.G127]" office:value-type="float" office:value="0.724480185466927" calcext:value-type="float">
            <text:p>0.7244801855</text:p>
          </table:table-cell>
          <table:table-cell office:value-type="float" office:value="1.37982" calcext:value-type="float">
            <text:p>1.37982</text:p>
          </table:table-cell>
          <table:table-cell table:formula="of:=1/[.I127]" office:value-type="float" office:value="0.72473221144787" calcext:value-type="float">
            <text:p>0.7247322114</text:p>
          </table:table-cell>
          <table:table-cell office:value-type="float" office:value="1.37008" calcext:value-type="float">
            <text:p>1.37008</text:p>
          </table:table-cell>
          <table:table-cell table:formula="of:=1/[.K127]" office:value-type="float" office:value="0.729884386313208" calcext:value-type="float">
            <text:p>0.7298843863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9662" calcext:value-type="float">
            <text:p>1.39662</text:p>
          </table:table-cell>
          <table:table-cell table:formula="of:=1/[.O127]" office:value-type="float" office:value="0.716014377568702" calcext:value-type="float">
            <text:p>0.716014377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formula="of:=[.B127]-[.D127]" office:value-type="float" office:value="0.0470965848730007" calcext:value-type="float">
            <text:p>0.047096584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6807" calcext:value-type="float">
            <text:p>1.36807</text:p>
          </table:table-cell>
          <table:table-cell table:formula="of:=1/[.C128]" office:value-type="float" office:value="0.730956749289145" calcext:value-type="float">
            <text:p>0.7309567493</text:p>
          </table:table-cell>
          <table:table-cell office:value-type="float" office:value="1.39292" calcext:value-type="float">
            <text:p>1.39292</text:p>
          </table:table-cell>
          <table:table-cell table:formula="of:=1/[.E128]" office:value-type="float" office:value="0.717916319673779" calcext:value-type="float">
            <text:p>0.7179163197</text:p>
          </table:table-cell>
          <table:table-cell office:value-type="float" office:value="1.402" calcext:value-type="float">
            <text:p>1.402</text:p>
          </table:table-cell>
          <table:table-cell table:formula="of:=1/[.G128]" office:value-type="float" office:value="0.713266761768901" calcext:value-type="float">
            <text:p>0.7132667618</text:p>
          </table:table-cell>
          <table:table-cell office:value-type="float" office:value="1.40189" calcext:value-type="float">
            <text:p>1.40189</text:p>
          </table:table-cell>
          <table:table-cell table:formula="of:=1/[.I128]" office:value-type="float" office:value="0.713322728602101" calcext:value-type="float">
            <text:p>0.7133227286</text:p>
          </table:table-cell>
          <table:table-cell office:value-type="float" office:value="1.39429" calcext:value-type="float">
            <text:p>1.39429</text:p>
          </table:table-cell>
          <table:table-cell table:formula="of:=1/[.K128]" office:value-type="float" office:value="0.717210910212366" calcext:value-type="float">
            <text:p>0.717210910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42053" calcext:value-type="float">
            <text:p>1.42053</text:p>
          </table:table-cell>
          <table:table-cell table:formula="of:=1/[.O128]" office:value-type="float" office:value="0.703962605506395" calcext:value-type="float">
            <text:p>0.7039626055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formula="of:=[.B128]-[.D128]" office:value-type="float" office:value="0.127043250710855" calcext:value-type="float">
            <text:p>0.127043250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4468" calcext:value-type="float">
            <text:p>1.34468</text:p>
          </table:table-cell>
          <table:table-cell table:formula="of:=1/[.C129]" office:value-type="float" office:value="0.743671356754023" calcext:value-type="float">
            <text:p>0.7436713568</text:p>
          </table:table-cell>
          <table:table-cell office:value-type="float" office:value="1.36111" calcext:value-type="float">
            <text:p>1.36111</text:p>
          </table:table-cell>
          <table:table-cell table:formula="of:=1/[.E129]" office:value-type="float" office:value="0.734694477301614" calcext:value-type="float">
            <text:p>0.7346944773</text:p>
          </table:table-cell>
          <table:table-cell office:value-type="float" office:value="1.37383" calcext:value-type="float">
            <text:p>1.37383</text:p>
          </table:table-cell>
          <table:table-cell table:formula="of:=1/[.G129]" office:value-type="float" office:value="0.7278920972755" calcext:value-type="float">
            <text:p>0.7278920973</text:p>
          </table:table-cell>
          <table:table-cell office:value-type="float" office:value="1.3785" calcext:value-type="float">
            <text:p>1.3785</text:p>
          </table:table-cell>
          <table:table-cell table:formula="of:=1/[.I129]" office:value-type="float" office:value="0.725426187885383" calcext:value-type="float">
            <text:p>0.7254261879</text:p>
          </table:table-cell>
          <table:table-cell office:value-type="float" office:value="1.36227" calcext:value-type="float">
            <text:p>1.36227</text:p>
          </table:table-cell>
          <table:table-cell table:formula="of:=1/[.K129]" office:value-type="float" office:value="0.734068870341415" calcext:value-type="float">
            <text:p>0.7340688703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898" calcext:value-type="float">
            <text:p>1.3898</text:p>
          </table:table-cell>
          <table:table-cell table:formula="of:=1/[.O129]" office:value-type="float" office:value="0.719527989638797" calcext:value-type="float">
            <text:p>0.7195279896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formula="of:=[.B129]-[.D129]" office:value-type="float" office:value="0.106328643245977" calcext:value-type="float">
            <text:p>0.106328643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8249" calcext:value-type="float">
            <text:p>1.28249</text:p>
          </table:table-cell>
          <table:table-cell table:formula="of:=1/[.C130]" office:value-type="float" office:value="0.77973317530741" calcext:value-type="float">
            <text:p>0.7797331753</text:p>
          </table:table-cell>
          <table:table-cell office:value-type="float" office:value="1.29676" calcext:value-type="float">
            <text:p>1.29676</text:p>
          </table:table-cell>
          <table:table-cell table:formula="of:=1/[.E130]" office:value-type="float" office:value="0.771152719084488" calcext:value-type="float">
            <text:p>0.7711527191</text:p>
          </table:table-cell>
          <table:table-cell office:value-type="float" office:value="1.30588" calcext:value-type="float">
            <text:p>1.30588</text:p>
          </table:table-cell>
          <table:table-cell table:formula="of:=1/[.G130]" office:value-type="float" office:value="0.765767145526388" calcext:value-type="float">
            <text:p>0.7657671455</text:p>
          </table:table-cell>
          <table:table-cell office:value-type="float" office:value="1.31021" calcext:value-type="float">
            <text:p>1.31021</text:p>
          </table:table-cell>
          <table:table-cell table:formula="of:=1/[.I130]" office:value-type="float" office:value="0.763236427748224" calcext:value-type="float">
            <text:p>0.7632364277</text:p>
          </table:table-cell>
          <table:table-cell office:value-type="float" office:value="1.29771" calcext:value-type="float">
            <text:p>1.29771</text:p>
          </table:table-cell>
          <table:table-cell table:formula="of:=1/[.K130]" office:value-type="float" office:value="0.770588189965401" calcext:value-type="float">
            <text:p>0.7705881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938" calcext:value-type="float">
            <text:p>1.31938</text:p>
          </table:table-cell>
          <table:table-cell table:formula="of:=1/[.O130]" office:value-type="float" office:value="0.757931755824705" calcext:value-type="float">
            <text:p>0.7579317558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formula="of:=[.B130]-[.D130]" office:value-type="float" office:value="0.10326682469259" calcext:value-type="float">
            <text:p>0.103266824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0080848763494" calcext:value-type="float">
            <text:p>-0.3008084876</text:p>
          </table:table-cell>
          <table:table-cell table:style-name="ce1" table:formula="of:=CORREL([.B78:.B130];[.D78:.D130])" office:value-type="float" office:value="0.35996915969952" calcext:value-type="float">
            <text:p>0.3599691597</text:p>
          </table:table-cell>
          <table:table-cell table:style-name="ce2" table:formula="of:=CORREL([.B78:.B130];[.E78:.E130])" office:value-type="float" office:value="-0.413253831510341" calcext:value-type="float">
            <text:p>-0.4132538315</text:p>
          </table:table-cell>
          <table:table-cell table:style-name="ce1" table:formula="of:=CORREL([.B78:.B130];[.F78:.F130])" office:value-type="float" office:value="0.482846439071577" calcext:value-type="float">
            <text:p>0.4828464391</text:p>
          </table:table-cell>
          <table:table-cell table:style-name="ce2" table:formula="of:=CORREL([.B78:.B130];[.G78:.G130])" office:value-type="float" office:value="-0.365147864698683" calcext:value-type="float">
            <text:p>-0.3651478647</text:p>
          </table:table-cell>
          <table:table-cell table:style-name="ce1" table:formula="of:=CORREL([.B78:.B130];[.H78:.H130])" office:value-type="float" office:value="0.430490739523356" calcext:value-type="float">
            <text:p>0.4304907395</text:p>
          </table:table-cell>
          <table:table-cell table:style-name="ce2" table:formula="of:=CORREL([.B78:.B130];[.I78:.I130])" office:value-type="float" office:value="-0.352383508174269" calcext:value-type="float">
            <text:p>-0.3523835082</text:p>
          </table:table-cell>
          <table:table-cell table:style-name="ce1" table:formula="of:=CORREL([.B78:.B130];[.J78:.J130])" office:value-type="float" office:value="0.416302770587615" calcext:value-type="float">
            <text:p>0.4163027706</text:p>
          </table:table-cell>
          <table:table-cell table:style-name="ce2" table:formula="of:=CORREL([.B78:.B130];[.K78:.K130])" office:value-type="float" office:value="-0.417330938799347" calcext:value-type="float">
            <text:p>-0.4173309388</text:p>
          </table:table-cell>
          <table:table-cell table:style-name="ce1" table:formula="of:=CORREL([.B78:.B130];[.L78:.L130])" office:value-type="float" office:value="0.486961905036778" calcext:value-type="float">
            <text:p>0.486961905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352316660998195" calcext:value-type="float">
            <text:p>-0.352316661</text:p>
          </table:table-cell>
          <table:table-cell table:style-name="ce1" table:formula="of:=CORREL([.B78:.B130];[.P78:.P130])" office:value-type="float" office:value="0.419988315436631" calcext:value-type="float">
            <text:p>0.41998831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7132" calcext:value-type="float">
            <text:p>1.7132</text:p>
          </table:table-cell>
          <table:table-cell table:formula="of:=1/[.C134]" office:value-type="float" office:value="0.583703011907541" calcext:value-type="float">
            <text:p>0.5837030119</text:p>
          </table:table-cell>
          <table:table-cell office:value-type="float" office:value="1.82982" calcext:value-type="float">
            <text:p>1.82982</text:p>
          </table:table-cell>
          <table:table-cell table:formula="of:=1/[.E134]" office:value-type="float" office:value="0.546501841711206" calcext:value-type="float">
            <text:p>0.5465018417</text:p>
          </table:table-cell>
          <table:table-cell office:value-type="float" office:value="1.83424" calcext:value-type="float">
            <text:p>1.83424</text:p>
          </table:table-cell>
          <table:table-cell table:formula="of:=1/[.G134]" office:value-type="float" office:value="0.545184926727146" calcext:value-type="float">
            <text:p>0.5451849267</text:p>
          </table:table-cell>
          <table:table-cell office:value-type="float" office:value="1.80804" calcext:value-type="float">
            <text:p>1.80804</text:p>
          </table:table-cell>
          <table:table-cell table:formula="of:=1/[.I134]" office:value-type="float" office:value="0.553085108736532" calcext:value-type="float">
            <text:p>0.5530851087</text:p>
          </table:table-cell>
          <table:table-cell office:value-type="float" office:value="1.84955" calcext:value-type="float">
            <text:p>1.84955</text:p>
          </table:table-cell>
          <table:table-cell table:formula="of:=1/[.K134]" office:value-type="float" office:value="0.540672055364818" calcext:value-type="float">
            <text:p>0.5406720554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90576" calcext:value-type="float">
            <text:p>1.90576</text:p>
          </table:table-cell>
          <table:table-cell table:formula="of:=1/[.O134]" office:value-type="float" office:value="0.524725044076904" calcext:value-type="float">
            <text:p>0.5247250441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table:formula="of:=[.B134]-[.D134]" office:value-type="float" office:value="0.0432969880924586" calcext:value-type="float">
            <text:p>0.04329698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80723" calcext:value-type="float">
            <text:p>1.80723</text:p>
          </table:table-cell>
          <table:table-cell table:formula="of:=1/[.C135]" office:value-type="float" office:value="0.553333001333532" calcext:value-type="float">
            <text:p>0.5533330013</text:p>
          </table:table-cell>
          <table:table-cell office:value-type="float" office:value="1.92583" calcext:value-type="float">
            <text:p>1.92583</text:p>
          </table:table-cell>
          <table:table-cell table:formula="of:=1/[.E135]" office:value-type="float" office:value="0.519256632205335" calcext:value-type="float">
            <text:p>0.5192566322</text:p>
          </table:table-cell>
          <table:table-cell office:value-type="float" office:value="1.93263" calcext:value-type="float">
            <text:p>1.93263</text:p>
          </table:table-cell>
          <table:table-cell table:formula="of:=1/[.G135]" office:value-type="float" office:value="0.517429616636397" calcext:value-type="float">
            <text:p>0.5174296166</text:p>
          </table:table-cell>
          <table:table-cell office:value-type="float" office:value="1.92377" calcext:value-type="float">
            <text:p>1.92377</text:p>
          </table:table-cell>
          <table:table-cell table:formula="of:=1/[.I135]" office:value-type="float" office:value="0.51981265951751" calcext:value-type="float">
            <text:p>0.5198126595</text:p>
          </table:table-cell>
          <table:table-cell office:value-type="float" office:value="1.94604" calcext:value-type="float">
            <text:p>1.94604</text:p>
          </table:table-cell>
          <table:table-cell table:formula="of:=1/[.K135]" office:value-type="float" office:value="0.513864052126369" calcext:value-type="float">
            <text:p>0.5138640521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2.0219" calcext:value-type="float">
            <text:p>2.0219</text:p>
          </table:table-cell>
          <table:table-cell table:formula="of:=1/[.O135]" office:value-type="float" office:value="0.494584301894258" calcext:value-type="float">
            <text:p>0.4945843019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office:value-type="float" office:value="21.6433" calcext:value-type="float">
            <text:p>21.6433</text:p>
          </table:table-cell>
          <table:table-cell table:formula="of:=MAX([.R135:.T135])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table:formula="of:=[.B135]-[.D135]" office:value-type="float" office:value="0.158666998666468" calcext:value-type="float">
            <text:p>0.15866699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51075" calcext:value-type="float">
            <text:p>1.51075</text:p>
          </table:table-cell>
          <table:table-cell table:formula="of:=1/[.C136]" office:value-type="float" office:value="0.661922885983783" calcext:value-type="float">
            <text:p>0.661922886</text:p>
          </table:table-cell>
          <table:table-cell office:value-type="float" office:value="1.5896" calcext:value-type="float">
            <text:p>1.5896</text:p>
          </table:table-cell>
          <table:table-cell table:formula="of:=1/[.E136]" office:value-type="float" office:value="0.629089079013588" calcext:value-type="float">
            <text:p>0.629089079</text:p>
          </table:table-cell>
          <table:table-cell office:value-type="float" office:value="1.59426" calcext:value-type="float">
            <text:p>1.59426</text:p>
          </table:table-cell>
          <table:table-cell table:formula="of:=1/[.G136]" office:value-type="float" office:value="0.627250260308858" calcext:value-type="float">
            <text:p>0.6272502603</text:p>
          </table:table-cell>
          <table:table-cell office:value-type="float" office:value="1.58652" calcext:value-type="float">
            <text:p>1.58652</text:p>
          </table:table-cell>
          <table:table-cell table:formula="of:=1/[.I136]" office:value-type="float" office:value="0.630310364823639" calcext:value-type="float">
            <text:p>0.6303103648</text:p>
          </table:table-cell>
          <table:table-cell office:value-type="float" office:value="1.5964" calcext:value-type="float">
            <text:p>1.5964</text:p>
          </table:table-cell>
          <table:table-cell table:formula="of:=1/[.K136]" office:value-type="float" office:value="0.626409421197695" calcext:value-type="float">
            <text:p>0.6264094212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6296" calcext:value-type="float">
            <text:p>1.6296</text:p>
          </table:table-cell>
          <table:table-cell table:formula="of:=1/[.O136]" office:value-type="float" office:value="0.613647520864016" calcext:value-type="float">
            <text:p>0.6136475209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table:formula="of:=[.B136]-[.D136]" office:value-type="float" office:value="0.148077114016217" calcext:value-type="float">
            <text:p>0.1480771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9139" calcext:value-type="float">
            <text:p>1.9139</text:p>
          </table:table-cell>
          <table:table-cell table:formula="of:=1/[.C137]" office:value-type="float" office:value="0.522493338209938" calcext:value-type="float">
            <text:p>0.5224933382</text:p>
          </table:table-cell>
          <table:table-cell office:value-type="float" office:value="2.02822" calcext:value-type="float">
            <text:p>2.02822</text:p>
          </table:table-cell>
          <table:table-cell table:formula="of:=1/[.E137]" office:value-type="float" office:value="0.493043160998314" calcext:value-type="float">
            <text:p>0.493043161</text:p>
          </table:table-cell>
          <table:table-cell office:value-type="float" office:value="2.03828" calcext:value-type="float">
            <text:p>2.03828</text:p>
          </table:table-cell>
          <table:table-cell table:formula="of:=1/[.G137]" office:value-type="float" office:value="0.490609729772161" calcext:value-type="float">
            <text:p>0.4906097298</text:p>
          </table:table-cell>
          <table:table-cell office:value-type="float" office:value="2.0147" calcext:value-type="float">
            <text:p>2.0147</text:p>
          </table:table-cell>
          <table:table-cell table:formula="of:=1/[.I137]" office:value-type="float" office:value="0.496351814165881" calcext:value-type="float">
            <text:p>0.4963518142</text:p>
          </table:table-cell>
          <table:table-cell office:value-type="float" office:value="2.05615" calcext:value-type="float">
            <text:p>2.05615</text:p>
          </table:table-cell>
          <table:table-cell table:formula="of:=1/[.K137]" office:value-type="float" office:value="0.486345840527199" calcext:value-type="float">
            <text:p>0.4863458405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2.13235" calcext:value-type="float">
            <text:p>2.13235</text:p>
          </table:table-cell>
          <table:table-cell table:formula="of:=1/[.O137]" office:value-type="float" office:value="0.468966164091261" calcext:value-type="float">
            <text:p>0.4689661641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table:formula="of:=[.B137]-[.D137]" office:value-type="float" office:value="-0.0064933382099378" calcext:value-type="float">
            <text:p>-0.00649333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48128" calcext:value-type="float">
            <text:p>1.48128</text:p>
          </table:table-cell>
          <table:table-cell table:formula="of:=1/[.C138]" office:value-type="float" office:value="0.675091812486498" calcext:value-type="float">
            <text:p>0.6750918125</text:p>
          </table:table-cell>
          <table:table-cell office:value-type="float" office:value="1.57101" calcext:value-type="float">
            <text:p>1.57101</text:p>
          </table:table-cell>
          <table:table-cell table:formula="of:=1/[.E138]" office:value-type="float" office:value="0.636533185657634" calcext:value-type="float">
            <text:p>0.6365331857</text:p>
          </table:table-cell>
          <table:table-cell office:value-type="float" office:value="1.58708" calcext:value-type="float">
            <text:p>1.58708</text:p>
          </table:table-cell>
          <table:table-cell table:formula="of:=1/[.G138]" office:value-type="float" office:value="0.630087960279255" calcext:value-type="float">
            <text:p>0.6300879603</text:p>
          </table:table-cell>
          <table:table-cell office:value-type="float" office:value="1.55722" calcext:value-type="float">
            <text:p>1.55722</text:p>
          </table:table-cell>
          <table:table-cell table:formula="of:=1/[.I138]" office:value-type="float" office:value="0.642170020934743" calcext:value-type="float">
            <text:p>0.6421700209</text:p>
          </table:table-cell>
          <table:table-cell office:value-type="float" office:value="1.58931" calcext:value-type="float">
            <text:p>1.58931</text:p>
          </table:table-cell>
          <table:table-cell table:formula="of:=1/[.K138]" office:value-type="float" office:value="0.629203868345383" calcext:value-type="float">
            <text:p>0.629203868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63638" calcext:value-type="float">
            <text:p>1.63638</text:p>
          </table:table-cell>
          <table:table-cell table:formula="of:=1/[.O138]" office:value-type="float" office:value="0.611105000061111" calcext:value-type="float">
            <text:p>0.6111050001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table:formula="of:=[.B138]-[.D138]" office:value-type="float" office:value="0.0829081875135018" calcext:value-type="float">
            <text:p>0.0829081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46579" calcext:value-type="float">
            <text:p>1.46579</text:p>
          </table:table-cell>
          <table:table-cell table:formula="of:=1/[.C139]" office:value-type="float" office:value="0.682225966884751" calcext:value-type="float">
            <text:p>0.6822259669</text:p>
          </table:table-cell>
          <table:table-cell office:value-type="float" office:value="1.55286" calcext:value-type="float">
            <text:p>1.55286</text:p>
          </table:table-cell>
          <table:table-cell table:formula="of:=1/[.E139]" office:value-type="float" office:value="0.64397305616733" calcext:value-type="float">
            <text:p>0.6439730562</text:p>
          </table:table-cell>
          <table:table-cell office:value-type="float" office:value="1.54892" calcext:value-type="float">
            <text:p>1.54892</text:p>
          </table:table-cell>
          <table:table-cell table:formula="of:=1/[.G139]" office:value-type="float" office:value="0.645611135500865" calcext:value-type="float">
            <text:p>0.6456111355</text:p>
          </table:table-cell>
          <table:table-cell office:value-type="float" office:value="1.5352" calcext:value-type="float">
            <text:p>1.5352</text:p>
          </table:table-cell>
          <table:table-cell table:formula="of:=1/[.I139]" office:value-type="float" office:value="0.651380927566441" calcext:value-type="float">
            <text:p>0.6513809276</text:p>
          </table:table-cell>
          <table:table-cell office:value-type="float" office:value="1.57632" calcext:value-type="float">
            <text:p>1.57632</text:p>
          </table:table-cell>
          <table:table-cell table:formula="of:=1/[.K139]" office:value-type="float" office:value="0.634388956557044" calcext:value-type="float">
            <text:p>0.634388956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62612" calcext:value-type="float">
            <text:p>1.62612</text:p>
          </table:table-cell>
          <table:table-cell table:formula="of:=1/[.O139]" office:value-type="float" office:value="0.614960765503161" calcext:value-type="float">
            <text:p>0.6149607655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table:formula="of:=[.B139]-[.D139]" office:value-type="float" office:value="0.150774033115249" calcext:value-type="float">
            <text:p>0.15077403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3427" calcext:value-type="float">
            <text:p>1.3427</text:p>
          </table:table-cell>
          <table:table-cell table:formula="of:=1/[.C140]" office:value-type="float" office:value="0.744768004766515" calcext:value-type="float">
            <text:p>0.7447680048</text:p>
          </table:table-cell>
          <table:table-cell office:value-type="float" office:value="1.38068" calcext:value-type="float">
            <text:p>1.38068</text:p>
          </table:table-cell>
          <table:table-cell table:formula="of:=1/[.E140]" office:value-type="float" office:value="0.724280789176348" calcext:value-type="float">
            <text:p>0.7242807892</text:p>
          </table:table-cell>
          <table:table-cell office:value-type="float" office:value="1.37457" calcext:value-type="float">
            <text:p>1.37457</text:p>
          </table:table-cell>
          <table:table-cell table:formula="of:=1/[.G140]" office:value-type="float" office:value="0.727500236437577" calcext:value-type="float">
            <text:p>0.7275002364</text:p>
          </table:table-cell>
          <table:table-cell office:value-type="float" office:value="1.36813" calcext:value-type="float">
            <text:p>1.36813</text:p>
          </table:table-cell>
          <table:table-cell table:formula="of:=1/[.I140]" office:value-type="float" office:value="0.730924692828898" calcext:value-type="float">
            <text:p>0.7309246928</text:p>
          </table:table-cell>
          <table:table-cell office:value-type="float" office:value="1.38247" calcext:value-type="float">
            <text:p>1.38247</text:p>
          </table:table-cell>
          <table:table-cell table:formula="of:=1/[.K140]" office:value-type="float" office:value="0.723343002018127" calcext:value-type="float">
            <text:p>0.723343002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41178" calcext:value-type="float">
            <text:p>1.41178</text:p>
          </table:table-cell>
          <table:table-cell table:formula="of:=1/[.O140]" office:value-type="float" office:value="0.708325659805352" calcext:value-type="float">
            <text:p>0.708325659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table:formula="of:=[.B140]-[.D140]" office:value-type="float" office:value="0.00223199523348472" calcext:value-type="float">
            <text:p>0.00223199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61714" calcext:value-type="float">
            <text:p>1.61714</text:p>
          </table:table-cell>
          <table:table-cell table:formula="of:=1/[.C141]" office:value-type="float" office:value="0.618375650840372" calcext:value-type="float">
            <text:p>0.6183756508</text:p>
          </table:table-cell>
          <table:table-cell office:value-type="float" office:value="1.78127" calcext:value-type="float">
            <text:p>1.78127</text:p>
          </table:table-cell>
          <table:table-cell table:formula="of:=1/[.E141]" office:value-type="float" office:value="0.561397205364712" calcext:value-type="float">
            <text:p>0.5613972054</text:p>
          </table:table-cell>
          <table:table-cell office:value-type="float" office:value="1.74846" calcext:value-type="float">
            <text:p>1.74846</text:p>
          </table:table-cell>
          <table:table-cell table:formula="of:=1/[.G141]" office:value-type="float" office:value="0.57193187147547" calcext:value-type="float">
            <text:p>0.5719318715</text:p>
          </table:table-cell>
          <table:table-cell office:value-type="float" office:value="1.71351" calcext:value-type="float">
            <text:p>1.71351</text:p>
          </table:table-cell>
          <table:table-cell table:formula="of:=1/[.I141]" office:value-type="float" office:value="0.583597411161884" calcext:value-type="float">
            <text:p>0.5835974112</text:p>
          </table:table-cell>
          <table:table-cell office:value-type="float" office:value="1.8179" calcext:value-type="float">
            <text:p>1.8179</text:p>
          </table:table-cell>
          <table:table-cell table:formula="of:=1/[.K141]" office:value-type="float" office:value="0.550085263215798" calcext:value-type="float">
            <text:p>0.5500852632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80081" calcext:value-type="float">
            <text:p>1.80081</text:p>
          </table:table-cell>
          <table:table-cell table:formula="of:=1/[.O141]" office:value-type="float" office:value="0.555305668004953" calcext:value-type="float">
            <text:p>0.555305668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table:formula="of:=[.B141]-[.D141]" office:value-type="float" office:value="0.0836243491596276" calcext:value-type="float">
            <text:p>0.083624349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51596" calcext:value-type="float">
            <text:p>1.51596</text:p>
          </table:table-cell>
          <table:table-cell table:formula="of:=1/[.C142]" office:value-type="float" office:value="0.659648011820892" calcext:value-type="float">
            <text:p>0.6596480118</text:p>
          </table:table-cell>
          <table:table-cell office:value-type="float" office:value="1.60953" calcext:value-type="float">
            <text:p>1.60953</text:p>
          </table:table-cell>
          <table:table-cell table:formula="of:=1/[.E142]" office:value-type="float" office:value="0.621299385534908" calcext:value-type="float">
            <text:p>0.6212993855</text:p>
          </table:table-cell>
          <table:table-cell office:value-type="float" office:value="1.62325" calcext:value-type="float">
            <text:p>1.62325</text:p>
          </table:table-cell>
          <table:table-cell table:formula="of:=1/[.G142]" office:value-type="float" office:value="0.616048051748036" calcext:value-type="float">
            <text:p>0.6160480517</text:p>
          </table:table-cell>
          <table:table-cell office:value-type="float" office:value="1.59274" calcext:value-type="float">
            <text:p>1.59274</text:p>
          </table:table-cell>
          <table:table-cell table:formula="of:=1/[.I142]" office:value-type="float" office:value="0.627848864221405" calcext:value-type="float">
            <text:p>0.6278488642</text:p>
          </table:table-cell>
          <table:table-cell office:value-type="float" office:value="1.62329" calcext:value-type="float">
            <text:p>1.62329</text:p>
          </table:table-cell>
          <table:table-cell table:formula="of:=1/[.K142]" office:value-type="float" office:value="0.616032871514024" calcext:value-type="float">
            <text:p>0.6160328715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6693" calcext:value-type="float">
            <text:p>1.6693</text:p>
          </table:table-cell>
          <table:table-cell table:formula="of:=1/[.O142]" office:value-type="float" office:value="0.599053495477146" calcext:value-type="float">
            <text:p>0.599053495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table:formula="of:=[.B142]-[.D142]" office:value-type="float" office:value="0.109351988179108" calcext:value-type="float">
            <text:p>0.10935198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794" calcext:value-type="float">
            <text:p>1.7794</text:p>
          </table:table-cell>
          <table:table-cell table:formula="of:=1/[.C143]" office:value-type="float" office:value="0.561987186692143" calcext:value-type="float">
            <text:p>0.5619871867</text:p>
          </table:table-cell>
          <table:table-cell office:value-type="float" office:value="1.93187" calcext:value-type="float">
            <text:p>1.93187</text:p>
          </table:table-cell>
          <table:table-cell table:formula="of:=1/[.E143]" office:value-type="float" office:value="0.51763317407486" calcext:value-type="float">
            <text:p>0.5176331741</text:p>
          </table:table-cell>
          <table:table-cell office:value-type="float" office:value="1.96392" calcext:value-type="float">
            <text:p>1.96392</text:p>
          </table:table-cell>
          <table:table-cell table:formula="of:=1/[.G143]" office:value-type="float" office:value="0.509185710212229" calcext:value-type="float">
            <text:p>0.5091857102</text:p>
          </table:table-cell>
          <table:table-cell office:value-type="float" office:value="1.92621" calcext:value-type="float">
            <text:p>1.92621</text:p>
          </table:table-cell>
          <table:table-cell table:formula="of:=1/[.I143]" office:value-type="float" office:value="0.519154193987156" calcext:value-type="float">
            <text:p>0.519154194</text:p>
          </table:table-cell>
          <table:table-cell office:value-type="float" office:value="1.95447" calcext:value-type="float">
            <text:p>1.95447</text:p>
          </table:table-cell>
          <table:table-cell table:formula="of:=1/[.K143]" office:value-type="float" office:value="0.511647658956136" calcext:value-type="float">
            <text:p>0.511647659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2.0532" calcext:value-type="float">
            <text:p>2.0532</text:p>
          </table:table-cell>
          <table:table-cell table:formula="of:=1/[.O143]" office:value-type="float" office:value="0.487044613286577" calcext:value-type="float">
            <text:p>0.4870446133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table:formula="of:=[.B143]-[.D143]" office:value-type="float" office:value="0.104012813307857" calcext:value-type="float">
            <text:p>0.1040128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54157" calcext:value-type="float">
            <text:p>1.54157</text:p>
          </table:table-cell>
          <table:table-cell table:formula="of:=1/[.C144]" office:value-type="float" office:value="0.648689323222429" calcext:value-type="float">
            <text:p>0.6486893232</text:p>
          </table:table-cell>
          <table:table-cell office:value-type="float" office:value="1.62131" calcext:value-type="float">
            <text:p>1.62131</text:p>
          </table:table-cell>
          <table:table-cell table:formula="of:=1/[.E144]" office:value-type="float" office:value="0.616785192221105" calcext:value-type="float">
            <text:p>0.6167851922</text:p>
          </table:table-cell>
          <table:table-cell office:value-type="float" office:value="1.60665" calcext:value-type="float">
            <text:p>1.60665</text:p>
          </table:table-cell>
          <table:table-cell table:formula="of:=1/[.G144]" office:value-type="float" office:value="0.622413095571531" calcext:value-type="float">
            <text:p>0.6224130956</text:p>
          </table:table-cell>
          <table:table-cell office:value-type="float" office:value="1.59723" calcext:value-type="float">
            <text:p>1.59723</text:p>
          </table:table-cell>
          <table:table-cell table:formula="of:=1/[.I144]" office:value-type="float" office:value="0.626083907765319" calcext:value-type="float">
            <text:p>0.6260839078</text:p>
          </table:table-cell>
          <table:table-cell office:value-type="float" office:value="1.62669" calcext:value-type="float">
            <text:p>1.62669</text:p>
          </table:table-cell>
          <table:table-cell table:formula="of:=1/[.K144]" office:value-type="float" office:value="0.614745280293111" calcext:value-type="float">
            <text:p>0.6147452803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64185" calcext:value-type="float">
            <text:p>1.64185</text:p>
          </table:table-cell>
          <table:table-cell table:formula="of:=1/[.O144]" office:value-type="float" office:value="0.609069037975454" calcext:value-type="float">
            <text:p>0.609069038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table:formula="of:=[.B144]-[.D144]" office:value-type="float" office:value="0.058310676777571" calcext:value-type="float">
            <text:p>0.05831067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85883" calcext:value-type="float">
            <text:p>1.85883</text:p>
          </table:table-cell>
          <table:table-cell table:formula="of:=1/[.C145]" office:value-type="float" office:value="0.537972810854139" calcext:value-type="float">
            <text:p>0.5379728109</text:p>
          </table:table-cell>
          <table:table-cell office:value-type="float" office:value="2.03526" calcext:value-type="float">
            <text:p>2.03526</text:p>
          </table:table-cell>
          <table:table-cell table:formula="of:=1/[.E145]" office:value-type="float" office:value="0.491337716065761" calcext:value-type="float">
            <text:p>0.4913377161</text:p>
          </table:table-cell>
          <table:table-cell office:value-type="float" office:value="2.04918" calcext:value-type="float">
            <text:p>2.04918</text:p>
          </table:table-cell>
          <table:table-cell table:formula="of:=1/[.G145]" office:value-type="float" office:value="0.488000078080013" calcext:value-type="float">
            <text:p>0.4880000781</text:p>
          </table:table-cell>
          <table:table-cell office:value-type="float" office:value="2.00752" calcext:value-type="float">
            <text:p>2.00752</text:p>
          </table:table-cell>
          <table:table-cell table:formula="of:=1/[.I145]" office:value-type="float" office:value="0.498127042320874" calcext:value-type="float">
            <text:p>0.4981270423</text:p>
          </table:table-cell>
          <table:table-cell office:value-type="float" office:value="2.06479" calcext:value-type="float">
            <text:p>2.06479</text:p>
          </table:table-cell>
          <table:table-cell table:formula="of:=1/[.K145]" office:value-type="float" office:value="0.484310753151652" calcext:value-type="float">
            <text:p>0.4843107532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2.16274" calcext:value-type="float">
            <text:p>2.16274</text:p>
          </table:table-cell>
          <table:table-cell table:formula="of:=1/[.O145]" office:value-type="float" office:value="0.462376429899109" calcext:value-type="float">
            <text:p>0.4623764299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table:formula="of:=[.B145]-[.D145]" office:value-type="float" office:value="0.205027189145861" calcext:value-type="float">
            <text:p>0.205027189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8927" calcext:value-type="float">
            <text:p>1.68927</text:p>
          </table:table-cell>
          <table:table-cell table:formula="of:=1/[.C146]" office:value-type="float" office:value="0.591971680074825" calcext:value-type="float">
            <text:p>0.5919716801</text:p>
          </table:table-cell>
          <table:table-cell office:value-type="float" office:value="1.69668" calcext:value-type="float">
            <text:p>1.69668</text:p>
          </table:table-cell>
          <table:table-cell table:formula="of:=1/[.E146]" office:value-type="float" office:value="0.589386330952213" calcext:value-type="float">
            <text:p>0.589386331</text:p>
          </table:table-cell>
          <table:table-cell office:value-type="float" office:value="1.64658" calcext:value-type="float">
            <text:p>1.64658</text:p>
          </table:table-cell>
          <table:table-cell table:formula="of:=1/[.G146]" office:value-type="float" office:value="0.607319413572374" calcext:value-type="float">
            <text:p>0.6073194136</text:p>
          </table:table-cell>
          <table:table-cell office:value-type="float" office:value="1.66181" calcext:value-type="float">
            <text:p>1.66181</text:p>
          </table:table-cell>
          <table:table-cell table:formula="of:=1/[.I146]" office:value-type="float" office:value="0.601753509727345" calcext:value-type="float">
            <text:p>0.6017535097</text:p>
          </table:table-cell>
          <table:table-cell office:value-type="float" office:value="1.69484" calcext:value-type="float">
            <text:p>1.69484</text:p>
          </table:table-cell>
          <table:table-cell table:formula="of:=1/[.K146]" office:value-type="float" office:value="0.590026197163154" calcext:value-type="float">
            <text:p>0.5900261972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74706" calcext:value-type="float">
            <text:p>1.74706</text:p>
          </table:table-cell>
          <table:table-cell table:formula="of:=1/[.O146]" office:value-type="float" office:value="0.572390186942635" calcext:value-type="float">
            <text:p>0.5723901869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table:formula="of:=[.B146]-[.D146]" office:value-type="float" office:value="0.139028319925175" calcext:value-type="float">
            <text:p>0.139028319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110084146796" calcext:value-type="float">
            <text:p>-0.6811008415</text:p>
          </table:table-cell>
          <table:table-cell table:style-name="ce1" table:formula="of:=CORREL([.B133:.B146];[.D133:.D146])" office:value-type="float" office:value="0.656158955423739" calcext:value-type="float">
            <text:p>0.6561589554</text:p>
          </table:table-cell>
          <table:table-cell table:style-name="ce2" table:formula="of:=CORREL([.B133:.B146];[.E133:.E146])" office:value-type="float" office:value="-0.647996770884999" calcext:value-type="float">
            <text:p>-0.6479967709</text:p>
          </table:table-cell>
          <table:table-cell table:style-name="ce1" table:formula="of:=CORREL([.B133:.B146];[.F133:.F146])" office:value-type="float" office:value="0.625311533486359" calcext:value-type="float">
            <text:p>0.6253115335</text:p>
          </table:table-cell>
          <table:table-cell table:style-name="ce2" table:formula="of:=CORREL([.B133:.B146];[.G133:.G146])" office:value-type="float" office:value="-0.638619081707309" calcext:value-type="float">
            <text:p>-0.6386190817</text:p>
          </table:table-cell>
          <table:table-cell table:style-name="ce1" table:formula="of:=CORREL([.B133:.B146];[.H133:.H146])" office:value-type="float" office:value="0.617435317461137" calcext:value-type="float">
            <text:p>0.6174353175</text:p>
          </table:table-cell>
          <table:table-cell table:style-name="ce2" table:formula="of:=CORREL([.B133:.B146];[.I133:.I146])" office:value-type="float" office:value="-0.644512463847112" calcext:value-type="float">
            <text:p>-0.6445124638</text:p>
          </table:table-cell>
          <table:table-cell table:style-name="ce1" table:formula="of:=CORREL([.B133:.B146];[.J133:.J146])" office:value-type="float" office:value="0.622359453036284" calcext:value-type="float">
            <text:p>0.622359453</text:p>
          </table:table-cell>
          <table:table-cell table:style-name="ce2" table:formula="of:=CORREL([.B133:.B146];[.K133:.K146])" office:value-type="float" office:value="-0.642715935565445" calcext:value-type="float">
            <text:p>-0.6427159356</text:p>
          </table:table-cell>
          <table:table-cell table:style-name="ce1" table:formula="of:=CORREL([.B133:.B146];[.L133:.L146])" office:value-type="float" office:value="0.61778183919038" calcext:value-type="float">
            <text:p>0.6177818392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621448683820907" calcext:value-type="float">
            <text:p>-0.6214486838</text:p>
          </table:table-cell>
          <table:table-cell table:style-name="ce1" table:formula="of:=CORREL([.B133:.B146];[.P133:.P146])" office:value-type="float" office:value="0.60148882370544" calcext:value-type="float">
            <text:p>0.60148882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7099" calcext:value-type="float">
            <text:p>1.27099</text:p>
          </table:table-cell>
          <table:table-cell table:formula="of:=1/[.C150]" office:value-type="float" office:value="0.786788251677826" calcext:value-type="float">
            <text:p>0.7867882517</text:p>
          </table:table-cell>
          <table:table-cell office:value-type="float" office:value="1.28291" calcext:value-type="float">
            <text:p>1.28291</text:p>
          </table:table-cell>
          <table:table-cell table:formula="of:=1/[.E150]" office:value-type="float" office:value="0.779477905698763" calcext:value-type="float">
            <text:p>0.7794779057</text:p>
          </table:table-cell>
          <table:table-cell office:value-type="float" office:value="1.28611" calcext:value-type="float">
            <text:p>1.28611</text:p>
          </table:table-cell>
          <table:table-cell table:formula="of:=1/[.G150]" office:value-type="float" office:value="0.77753846871574" calcext:value-type="float">
            <text:p>0.7775384687</text:p>
          </table:table-cell>
          <table:table-cell office:value-type="float" office:value="1.28977" calcext:value-type="float">
            <text:p>1.28977</text:p>
          </table:table-cell>
          <table:table-cell table:formula="of:=1/[.I150]" office:value-type="float" office:value="0.775332035944393" calcext:value-type="float">
            <text:p>0.7753320359</text:p>
          </table:table-cell>
          <table:table-cell office:value-type="float" office:value="1.28546" calcext:value-type="float">
            <text:p>1.28546</text:p>
          </table:table-cell>
          <table:table-cell table:formula="of:=1/[.K150]" office:value-type="float" office:value="0.777931635367884" calcext:value-type="float">
            <text:p>0.7779316354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30935" calcext:value-type="float">
            <text:p>1.30935</text:p>
          </table:table-cell>
          <table:table-cell table:formula="of:=1/[.O150]" office:value-type="float" office:value="0.763737732462672" calcext:value-type="float">
            <text:p>0.7637377325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table:formula="of:=[.B150]-[.D150]" office:value-type="float" office:value="0.053211748322174" calcext:value-type="float">
            <text:p>0.05321174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31534" calcext:value-type="float">
            <text:p>1.31534</text:p>
          </table:table-cell>
          <table:table-cell table:formula="of:=1/[.C151]" office:value-type="float" office:value="0.760259704715131" calcext:value-type="float">
            <text:p>0.7602597047</text:p>
          </table:table-cell>
          <table:table-cell office:value-type="float" office:value="1.33075" calcext:value-type="float">
            <text:p>1.33075</text:p>
          </table:table-cell>
          <table:table-cell table:formula="of:=1/[.E151]" office:value-type="float" office:value="0.751455945895172" calcext:value-type="float">
            <text:p>0.7514559459</text:p>
          </table:table-cell>
          <table:table-cell office:value-type="float" office:value="1.33545" calcext:value-type="float">
            <text:p>1.33545</text:p>
          </table:table-cell>
          <table:table-cell table:formula="of:=1/[.G151]" office:value-type="float" office:value="0.748811262121382" calcext:value-type="float">
            <text:p>0.7488112621</text:p>
          </table:table-cell>
          <table:table-cell office:value-type="float" office:value="1.33625" calcext:value-type="float">
            <text:p>1.33625</text:p>
          </table:table-cell>
          <table:table-cell table:formula="of:=1/[.I151]" office:value-type="float" office:value="0.748362956033676" calcext:value-type="float">
            <text:p>0.748362956</text:p>
          </table:table-cell>
          <table:table-cell office:value-type="float" office:value="1.33486" calcext:value-type="float">
            <text:p>1.33486</text:p>
          </table:table-cell>
          <table:table-cell table:formula="of:=1/[.K151]" office:value-type="float" office:value="0.749142232144195" calcext:value-type="float">
            <text:p>0.7491422321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6521" calcext:value-type="float">
            <text:p>1.36521</text:p>
          </table:table-cell>
          <table:table-cell table:formula="of:=1/[.O151]" office:value-type="float" office:value="0.732488042132712" calcext:value-type="float">
            <text:p>0.7324880421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table:formula="of:=[.B151]-[.D151]" office:value-type="float" office:value="0.147740295284869" calcext:value-type="float">
            <text:p>0.14774029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7157" calcext:value-type="float">
            <text:p>1.7157</text:p>
          </table:table-cell>
          <table:table-cell table:formula="of:=1/[.C152]" office:value-type="float" office:value="0.582852480037303" calcext:value-type="float">
            <text:p>0.58285248</text:p>
          </table:table-cell>
          <table:table-cell office:value-type="float" office:value="1.73159" calcext:value-type="float">
            <text:p>1.73159</text:p>
          </table:table-cell>
          <table:table-cell table:formula="of:=1/[.E152]" office:value-type="float" office:value="0.577503912589008" calcext:value-type="float">
            <text:p>0.5775039126</text:p>
          </table:table-cell>
          <table:table-cell office:value-type="float" office:value="1.73364" calcext:value-type="float">
            <text:p>1.73364</text:p>
          </table:table-cell>
          <table:table-cell table:formula="of:=1/[.G152]" office:value-type="float" office:value="0.576821023972682" calcext:value-type="float">
            <text:p>0.576821024</text:p>
          </table:table-cell>
          <table:table-cell office:value-type="float" office:value="1.73755" calcext:value-type="float">
            <text:p>1.73755</text:p>
          </table:table-cell>
          <table:table-cell table:formula="of:=1/[.I152]" office:value-type="float" office:value="0.575523006532186" calcext:value-type="float">
            <text:p>0.5755230065</text:p>
          </table:table-cell>
          <table:table-cell office:value-type="float" office:value="1.73597" calcext:value-type="float">
            <text:p>1.73597</text:p>
          </table:table-cell>
          <table:table-cell table:formula="of:=1/[.K152]" office:value-type="float" office:value="0.576046821085618" calcext:value-type="float">
            <text:p>0.5760468211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80437" calcext:value-type="float">
            <text:p>1.80437</text:p>
          </table:table-cell>
          <table:table-cell table:formula="of:=1/[.O152]" office:value-type="float" office:value="0.554210056695689" calcext:value-type="float">
            <text:p>0.5542100567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table:formula="of:=[.B152]-[.D152]" office:value-type="float" office:value="0.0841475199626974" calcext:value-type="float">
            <text:p>0.08414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77392" calcext:value-type="float">
            <text:p>1.77392</text:p>
          </table:table-cell>
          <table:table-cell table:formula="of:=1/[.C153]" office:value-type="float" office:value="0.563723279516551" calcext:value-type="float">
            <text:p>0.5637232795</text:p>
          </table:table-cell>
          <table:table-cell office:value-type="float" office:value="1.79607" calcext:value-type="float">
            <text:p>1.79607</text:p>
          </table:table-cell>
          <table:table-cell table:formula="of:=1/[.E153]" office:value-type="float" office:value="0.556771172615767" calcext:value-type="float">
            <text:p>0.5567711726</text:p>
          </table:table-cell>
          <table:table-cell office:value-type="float" office:value="1.79597" calcext:value-type="float">
            <text:p>1.79597</text:p>
          </table:table-cell>
          <table:table-cell table:formula="of:=1/[.G153]" office:value-type="float" office:value="0.556802173755686" calcext:value-type="float">
            <text:p>0.5568021738</text:p>
          </table:table-cell>
          <table:table-cell office:value-type="float" office:value="1.80034" calcext:value-type="float">
            <text:p>1.80034</text:p>
          </table:table-cell>
          <table:table-cell table:formula="of:=1/[.I153]" office:value-type="float" office:value="0.555450637101881" calcext:value-type="float">
            <text:p>0.5554506371</text:p>
          </table:table-cell>
          <table:table-cell office:value-type="float" office:value="1.79965" calcext:value-type="float">
            <text:p>1.79965</text:p>
          </table:table-cell>
          <table:table-cell table:formula="of:=1/[.K153]" office:value-type="float" office:value="0.5556636012558" calcext:value-type="float">
            <text:p>0.5556636013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87185" calcext:value-type="float">
            <text:p>1.87185</text:p>
          </table:table-cell>
          <table:table-cell table:formula="of:=1/[.O153]" office:value-type="float" office:value="0.534230841146459" calcext:value-type="float">
            <text:p>0.534230841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table:formula="of:=[.B153]-[.D153]" office:value-type="float" office:value="0.0622767204834491" calcext:value-type="float">
            <text:p>0.06227672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58792" calcext:value-type="float">
            <text:p>1.58792</text:p>
          </table:table-cell>
          <table:table-cell table:formula="of:=1/[.C154]" office:value-type="float" office:value="0.629754647589299" calcext:value-type="float">
            <text:p>0.6297546476</text:p>
          </table:table-cell>
          <table:table-cell office:value-type="float" office:value="1.55454" calcext:value-type="float">
            <text:p>1.55454</text:p>
          </table:table-cell>
          <table:table-cell table:formula="of:=1/[.E154]" office:value-type="float" office:value="0.643277110913839" calcext:value-type="float">
            <text:p>0.6432771109</text:p>
          </table:table-cell>
          <table:table-cell office:value-type="float" office:value="1.5642" calcext:value-type="float">
            <text:p>1.5642</text:p>
          </table:table-cell>
          <table:table-cell table:formula="of:=1/[.G154]" office:value-type="float" office:value="0.639304436772791" calcext:value-type="float">
            <text:p>0.6393044368</text:p>
          </table:table-cell>
          <table:table-cell office:value-type="float" office:value="1.53512" calcext:value-type="float">
            <text:p>1.53512</text:p>
          </table:table-cell>
          <table:table-cell table:formula="of:=1/[.I154]" office:value-type="float" office:value="0.651414873104383" calcext:value-type="float">
            <text:p>0.6514148731</text:p>
          </table:table-cell>
          <table:table-cell office:value-type="float" office:value="1.55422" calcext:value-type="float">
            <text:p>1.55422</text:p>
          </table:table-cell>
          <table:table-cell table:formula="of:=1/[.K154]" office:value-type="float" office:value="0.643409555918725" calcext:value-type="float">
            <text:p>0.6434095559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61137" calcext:value-type="float">
            <text:p>1.61137</text:p>
          </table:table-cell>
          <table:table-cell table:formula="of:=1/[.O154]" office:value-type="float" office:value="0.62058993279011" calcext:value-type="float">
            <text:p>0.6205899328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table:formula="of:=[.B154]-[.D154]" office:value-type="float" office:value="0.262245352410701" calcext:value-type="float">
            <text:p>0.26224535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31461" calcext:value-type="float">
            <text:p>1.31461</text:p>
          </table:table-cell>
          <table:table-cell table:formula="of:=1/[.C155]" office:value-type="float" office:value="0.760681875232959" calcext:value-type="float">
            <text:p>0.7606818752</text:p>
          </table:table-cell>
          <table:table-cell office:value-type="float" office:value="1.32499" calcext:value-type="float">
            <text:p>1.32499</text:p>
          </table:table-cell>
          <table:table-cell table:formula="of:=1/[.E155]" office:value-type="float" office:value="0.75472267715228" calcext:value-type="float">
            <text:p>0.7547226772</text:p>
          </table:table-cell>
          <table:table-cell office:value-type="float" office:value="1.33076" calcext:value-type="float">
            <text:p>1.33076</text:p>
          </table:table-cell>
          <table:table-cell table:formula="of:=1/[.G155]" office:value-type="float" office:value="0.751450299077219" calcext:value-type="float">
            <text:p>0.7514502991</text:p>
          </table:table-cell>
          <table:table-cell office:value-type="float" office:value="1.33472" calcext:value-type="float">
            <text:p>1.33472</text:p>
          </table:table-cell>
          <table:table-cell table:formula="of:=1/[.I155]" office:value-type="float" office:value="0.749220810357229" calcext:value-type="float">
            <text:p>0.7492208104</text:p>
          </table:table-cell>
          <table:table-cell office:value-type="float" office:value="1.32914" calcext:value-type="float">
            <text:p>1.32914</text:p>
          </table:table-cell>
          <table:table-cell table:formula="of:=1/[.K155]" office:value-type="float" office:value="0.752366191672811" calcext:value-type="float">
            <text:p>0.7523661917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36353" calcext:value-type="float">
            <text:p>1.36353</text:p>
          </table:table-cell>
          <table:table-cell table:formula="of:=1/[.O155]" office:value-type="float" office:value="0.733390537795281" calcext:value-type="float">
            <text:p>0.7333905378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table:formula="of:=[.B155]-[.D155]" office:value-type="float" office:value="-0.000681875232958817" calcext:value-type="float">
            <text:p>-0.00068187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57454" calcext:value-type="float">
            <text:p>1.57454</text:p>
          </table:table-cell>
          <table:table-cell table:formula="of:=1/[.C156]" office:value-type="float" office:value="0.635106126233694" calcext:value-type="float">
            <text:p>0.6351061262</text:p>
          </table:table-cell>
          <table:table-cell office:value-type="float" office:value="1.60079" calcext:value-type="float">
            <text:p>1.60079</text:p>
          </table:table-cell>
          <table:table-cell table:formula="of:=1/[.E156]" office:value-type="float" office:value="0.624691558542969" calcext:value-type="float">
            <text:p>0.6246915585</text:p>
          </table:table-cell>
          <table:table-cell office:value-type="float" office:value="1.60497" calcext:value-type="float">
            <text:p>1.60497</text:p>
          </table:table-cell>
          <table:table-cell table:formula="of:=1/[.G156]" office:value-type="float" office:value="0.623064605568951" calcext:value-type="float">
            <text:p>0.6230646056</text:p>
          </table:table-cell>
          <table:table-cell office:value-type="float" office:value="1.61352" calcext:value-type="float">
            <text:p>1.61352</text:p>
          </table:table-cell>
          <table:table-cell table:formula="of:=1/[.I156]" office:value-type="float" office:value="0.619763002627795" calcext:value-type="float">
            <text:p>0.6197630026</text:p>
          </table:table-cell>
          <table:table-cell office:value-type="float" office:value="1.60595" calcext:value-type="float">
            <text:p>1.60595</text:p>
          </table:table-cell>
          <table:table-cell table:formula="of:=1/[.K156]" office:value-type="float" office:value="0.622684392415704" calcext:value-type="float">
            <text:p>0.622684392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66884" calcext:value-type="float">
            <text:p>1.66884</text:p>
          </table:table-cell>
          <table:table-cell table:formula="of:=1/[.O156]" office:value-type="float" office:value="0.599218618920927" calcext:value-type="float">
            <text:p>0.5992186189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table:formula="of:=[.B156]-[.D156]" office:value-type="float" office:value="0.0888938737663063" calcext:value-type="float">
            <text:p>0.08889387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74948" calcext:value-type="float">
            <text:p>1.74948</text:p>
          </table:table-cell>
          <table:table-cell table:formula="of:=1/[.C157]" office:value-type="float" office:value="0.571598417815579" calcext:value-type="float">
            <text:p>0.5715984178</text:p>
          </table:table-cell>
          <table:table-cell office:value-type="float" office:value="1.77248" calcext:value-type="float">
            <text:p>1.77248</text:p>
          </table:table-cell>
          <table:table-cell table:formula="of:=1/[.E157]" office:value-type="float" office:value="0.564181260155263" calcext:value-type="float">
            <text:p>0.5641812602</text:p>
          </table:table-cell>
          <table:table-cell office:value-type="float" office:value="1.77165" calcext:value-type="float">
            <text:p>1.77165</text:p>
          </table:table-cell>
          <table:table-cell table:formula="of:=1/[.G157]" office:value-type="float" office:value="0.564445573335591" calcext:value-type="float">
            <text:p>0.5644455733</text:p>
          </table:table-cell>
          <table:table-cell office:value-type="float" office:value="1.77251" calcext:value-type="float">
            <text:p>1.77251</text:p>
          </table:table-cell>
          <table:table-cell table:formula="of:=1/[.I157]" office:value-type="float" office:value="0.564171711302052" calcext:value-type="float">
            <text:p>0.5641717113</text:p>
          </table:table-cell>
          <table:table-cell office:value-type="float" office:value="1.77668" calcext:value-type="float">
            <text:p>1.77668</text:p>
          </table:table-cell>
          <table:table-cell table:formula="of:=1/[.K157]" office:value-type="float" office:value="0.562847558367292" calcext:value-type="float">
            <text:p>0.5628475584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85308" calcext:value-type="float">
            <text:p>1.85308</text:p>
          </table:table-cell>
          <table:table-cell table:formula="of:=1/[.O157]" office:value-type="float" office:value="0.539642109353077" calcext:value-type="float">
            <text:p>0.5396421094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table:formula="of:=[.B157]-[.D157]" office:value-type="float" office:value="0.123401582184421" calcext:value-type="float">
            <text:p>0.12340158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114" calcext:value-type="float">
            <text:p>1.79114</text:p>
          </table:table-cell>
          <table:table-cell table:formula="of:=1/[.C158]" office:value-type="float" office:value="0.558303650189265" calcext:value-type="float">
            <text:p>0.5583036502</text:p>
          </table:table-cell>
          <table:table-cell office:value-type="float" office:value="1.80748" calcext:value-type="float">
            <text:p>1.80748</text:p>
          </table:table-cell>
          <table:table-cell table:formula="of:=1/[.E158]" office:value-type="float" office:value="0.553256467568106" calcext:value-type="float">
            <text:p>0.5532564676</text:p>
          </table:table-cell>
          <table:table-cell office:value-type="float" office:value="1.80635" calcext:value-type="float">
            <text:p>1.80635</text:p>
          </table:table-cell>
          <table:table-cell table:formula="of:=1/[.G158]" office:value-type="float" office:value="0.553602568715919" calcext:value-type="float">
            <text:p>0.5536025687</text:p>
          </table:table-cell>
          <table:table-cell office:value-type="float" office:value="1.80793" calcext:value-type="float">
            <text:p>1.80793</text:p>
          </table:table-cell>
          <table:table-cell table:formula="of:=1/[.I158]" office:value-type="float" office:value="0.553118760128987" calcext:value-type="float">
            <text:p>0.5531187601</text:p>
          </table:table-cell>
          <table:table-cell office:value-type="float" office:value="1.81078" calcext:value-type="float">
            <text:p>1.81078</text:p>
          </table:table-cell>
          <table:table-cell table:formula="of:=1/[.K158]" office:value-type="float" office:value="0.552248202432101" calcext:value-type="float">
            <text:p>0.5522482024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89718" calcext:value-type="float">
            <text:p>1.89718</text:p>
          </table:table-cell>
          <table:table-cell table:formula="of:=1/[.O158]" office:value-type="float" office:value="0.527098114042948" calcext:value-type="float">
            <text:p>0.52709811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table:formula="of:=[.B158]-[.D158]" office:value-type="float" office:value="0.0976963498107351" calcext:value-type="float">
            <text:p>0.097696349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99536" calcext:value-type="float">
            <text:p>2.99536</text:p>
          </table:table-cell>
          <table:table-cell table:formula="of:=1/[.C159]" office:value-type="float" office:value="0.333849687516692" calcext:value-type="float">
            <text:p>0.3338496875</text:p>
          </table:table-cell>
          <table:table-cell office:value-type="float" office:value="3.05653" calcext:value-type="float">
            <text:p>3.05653</text:p>
          </table:table-cell>
          <table:table-cell table:formula="of:=1/[.E159]" office:value-type="float" office:value="0.327168390298803" calcext:value-type="float">
            <text:p>0.3271683903</text:p>
          </table:table-cell>
          <table:table-cell office:value-type="float" office:value="3.04707" calcext:value-type="float">
            <text:p>3.04707</text:p>
          </table:table-cell>
          <table:table-cell table:formula="of:=1/[.G159]" office:value-type="float" office:value="0.328184124421165" calcext:value-type="float">
            <text:p>0.3281841244</text:p>
          </table:table-cell>
          <table:table-cell office:value-type="float" office:value="3.02899" calcext:value-type="float">
            <text:p>3.02899</text:p>
          </table:table-cell>
          <table:table-cell table:formula="of:=1/[.I159]" office:value-type="float" office:value="0.330143050983991" calcext:value-type="float">
            <text:p>0.330143051</text:p>
          </table:table-cell>
          <table:table-cell office:value-type="float" office:value="3.06576" calcext:value-type="float">
            <text:p>3.06576</text:p>
          </table:table-cell>
          <table:table-cell table:formula="of:=1/[.K159]" office:value-type="float" office:value="0.326183393351078" calcext:value-type="float">
            <text:p>0.3261833934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3.25921" calcext:value-type="float">
            <text:p>3.25921</text:p>
          </table:table-cell>
          <table:table-cell table:formula="of:=1/[.O159]" office:value-type="float" office:value="0.306822819026697" calcext:value-type="float">
            <text:p>0.306822819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table:formula="of:=[.B159]-[.D159]" office:value-type="float" office:value="0.277150312483307" calcext:value-type="float">
            <text:p>0.27715031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64857" calcext:value-type="float">
            <text:p>1.64857</text:p>
          </table:table-cell>
          <table:table-cell table:formula="of:=1/[.C160]" office:value-type="float" office:value="0.606586314199579" calcext:value-type="float">
            <text:p>0.6065863142</text:p>
          </table:table-cell>
          <table:table-cell office:value-type="float" office:value="1.66206" calcext:value-type="float">
            <text:p>1.66206</text:p>
          </table:table-cell>
          <table:table-cell table:formula="of:=1/[.E160]" office:value-type="float" office:value="0.601662996522388" calcext:value-type="float">
            <text:p>0.6016629965</text:p>
          </table:table-cell>
          <table:table-cell office:value-type="float" office:value="1.66186" calcext:value-type="float">
            <text:p>1.66186</text:p>
          </table:table-cell>
          <table:table-cell table:formula="of:=1/[.G160]" office:value-type="float" office:value="0.601735404907754" calcext:value-type="float">
            <text:p>0.6017354049</text:p>
          </table:table-cell>
          <table:table-cell office:value-type="float" office:value="1.66271" calcext:value-type="float">
            <text:p>1.66271</text:p>
          </table:table-cell>
          <table:table-cell table:formula="of:=1/[.I160]" office:value-type="float" office:value="0.601427789572445" calcext:value-type="float">
            <text:p>0.6014277896</text:p>
          </table:table-cell>
          <table:table-cell office:value-type="float" office:value="1.66598" calcext:value-type="float">
            <text:p>1.66598</text:p>
          </table:table-cell>
          <table:table-cell table:formula="of:=1/[.K160]" office:value-type="float" office:value="0.600247301888378" calcext:value-type="float">
            <text:p>0.6002473019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73188" calcext:value-type="float">
            <text:p>1.73188</text:p>
          </table:table-cell>
          <table:table-cell table:formula="of:=1/[.O160]" office:value-type="float" office:value="0.577407210661247" calcext:value-type="float">
            <text:p>0.5774072107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table:formula="of:=[.B160]-[.D160]" office:value-type="float" office:value="0.139413685800421" calcext:value-type="float">
            <text:p>0.13941368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5194" calcext:value-type="float">
            <text:p>1.5194</text:p>
          </table:table-cell>
          <table:table-cell table:formula="of:=1/[.C161]" office:value-type="float" office:value="0.658154534684744" calcext:value-type="float">
            <text:p>0.6581545347</text:p>
          </table:table-cell>
          <table:table-cell office:value-type="float" office:value="1.53387" calcext:value-type="float">
            <text:p>1.53387</text:p>
          </table:table-cell>
          <table:table-cell table:formula="of:=1/[.E161]" office:value-type="float" office:value="0.651945732037265" calcext:value-type="float">
            <text:p>0.651945732</text:p>
          </table:table-cell>
          <table:table-cell office:value-type="float" office:value="1.53865" calcext:value-type="float">
            <text:p>1.53865</text:p>
          </table:table-cell>
          <table:table-cell table:formula="of:=1/[.G161]" office:value-type="float" office:value="0.649920384752868" calcext:value-type="float">
            <text:p>0.6499203848</text:p>
          </table:table-cell>
          <table:table-cell office:value-type="float" office:value="1.54112" calcext:value-type="float">
            <text:p>1.54112</text:p>
          </table:table-cell>
          <table:table-cell table:formula="of:=1/[.I161]" office:value-type="float" office:value="0.648878737541528" calcext:value-type="float">
            <text:p>0.6488787375</text:p>
          </table:table-cell>
          <table:table-cell office:value-type="float" office:value="1.54025" calcext:value-type="float">
            <text:p>1.54025</text:p>
          </table:table-cell>
          <table:table-cell table:formula="of:=1/[.K161]" office:value-type="float" office:value="0.649245252394092" calcext:value-type="float">
            <text:p>0.6492452524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61135" calcext:value-type="float">
            <text:p>1.61135</text:p>
          </table:table-cell>
          <table:table-cell table:formula="of:=1/[.O161]" office:value-type="float" office:value="0.620597635523009" calcext:value-type="float">
            <text:p>0.6205976355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table:formula="of:=[.B161]-[.D161]" office:value-type="float" office:value="0.0968454653152561" calcext:value-type="float">
            <text:p>0.096845465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53329" calcext:value-type="float">
            <text:p>1.53329</text:p>
          </table:table-cell>
          <table:table-cell table:formula="of:=1/[.C162]" office:value-type="float" office:value="0.65219234456626" calcext:value-type="float">
            <text:p>0.6521923446</text:p>
          </table:table-cell>
          <table:table-cell office:value-type="float" office:value="1.53614" calcext:value-type="float">
            <text:p>1.53614</text:p>
          </table:table-cell>
          <table:table-cell table:formula="of:=1/[.E162]" office:value-type="float" office:value="0.6509823323395" calcext:value-type="float">
            <text:p>0.6509823323</text:p>
          </table:table-cell>
          <table:table-cell office:value-type="float" office:value="1.53971" calcext:value-type="float">
            <text:p>1.53971</text:p>
          </table:table-cell>
          <table:table-cell table:formula="of:=1/[.G162]" office:value-type="float" office:value="0.649472952698885" calcext:value-type="float">
            <text:p>0.6494729527</text:p>
          </table:table-cell>
          <table:table-cell office:value-type="float" office:value="1.54036" calcext:value-type="float">
            <text:p>1.54036</text:p>
          </table:table-cell>
          <table:table-cell table:formula="of:=1/[.I162]" office:value-type="float" office:value="0.649198888571503" calcext:value-type="float">
            <text:p>0.6491988886</text:p>
          </table:table-cell>
          <table:table-cell office:value-type="float" office:value="1.53804" calcext:value-type="float">
            <text:p>1.53804</text:p>
          </table:table-cell>
          <table:table-cell table:formula="of:=1/[.K162]" office:value-type="float" office:value="0.650178148812775" calcext:value-type="float">
            <text:p>0.6501781488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58507" calcext:value-type="float">
            <text:p>1.58507</text:p>
          </table:table-cell>
          <table:table-cell table:formula="of:=1/[.O162]" office:value-type="float" office:value="0.630886963982663" calcext:value-type="float">
            <text:p>0.630886964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table:formula="of:=[.B162]-[.D162]" office:value-type="float" office:value="0.00380765543374051" calcext:value-type="float">
            <text:p>0.003807655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67806" calcext:value-type="float">
            <text:p>2.67806</text:p>
          </table:table-cell>
          <table:table-cell table:formula="of:=1/[.C163]" office:value-type="float" office:value="0.373404628723778" calcext:value-type="float">
            <text:p>0.3734046287</text:p>
          </table:table-cell>
          <table:table-cell office:value-type="float" office:value="2.70779" calcext:value-type="float">
            <text:p>2.70779</text:p>
          </table:table-cell>
          <table:table-cell table:formula="of:=1/[.E163]" office:value-type="float" office:value="0.36930485746679" calcext:value-type="float">
            <text:p>0.3693048575</text:p>
          </table:table-cell>
          <table:table-cell office:value-type="float" office:value="2.74412" calcext:value-type="float">
            <text:p>2.74412</text:p>
          </table:table-cell>
          <table:table-cell table:formula="of:=1/[.G163]" office:value-type="float" office:value="0.364415550340364" calcext:value-type="float">
            <text:p>0.3644155503</text:p>
          </table:table-cell>
          <table:table-cell office:value-type="float" office:value="2.74395" calcext:value-type="float">
            <text:p>2.74395</text:p>
          </table:table-cell>
          <table:table-cell table:formula="of:=1/[.I163]" office:value-type="float" office:value="0.364438127516901" calcext:value-type="float">
            <text:p>0.3644381275</text:p>
          </table:table-cell>
          <table:table-cell office:value-type="float" office:value="2.72018" calcext:value-type="float">
            <text:p>2.72018</text:p>
          </table:table-cell>
          <table:table-cell table:formula="of:=1/[.K163]" office:value-type="float" office:value="0.367622730848694" calcext:value-type="float">
            <text:p>0.3676227308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99427" calcext:value-type="float">
            <text:p>2.99427</text:p>
          </table:table-cell>
          <table:table-cell table:formula="of:=1/[.O163]" office:value-type="float" office:value="0.333971218360402" calcext:value-type="float">
            <text:p>0.3339712184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table:formula="of:=[.B163]-[.D163]" office:value-type="float" office:value="0.290595371276222" calcext:value-type="float">
            <text:p>0.29059537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08907645574227" calcext:value-type="float">
            <text:p>-0.6089076456</text:p>
          </table:table-cell>
          <table:table-cell table:style-name="ce1" table:formula="of:=CORREL([.B150:.B163];[.D150:.D163])" office:value-type="float" office:value="0.69540365812736" calcext:value-type="float">
            <text:p>0.6954036581</text:p>
          </table:table-cell>
          <table:table-cell table:style-name="ce2" table:formula="of:=CORREL([.B150:.B163];[.E150:.E163])" office:value-type="float" office:value="-0.617112371550324" calcext:value-type="float">
            <text:p>-0.6171123716</text:p>
          </table:table-cell>
          <table:table-cell table:style-name="ce1" table:formula="of:=CORREL([.B150:.B163];[.F150:.F163])" office:value-type="float" office:value="0.709605239021846" calcext:value-type="float">
            <text:p>0.709605239</text:p>
          </table:table-cell>
          <table:table-cell table:style-name="ce2" table:formula="of:=CORREL([.B150:.B163];[.G150:.G163])" office:value-type="float" office:value="-0.612458892499236" calcext:value-type="float">
            <text:p>-0.6124588925</text:p>
          </table:table-cell>
          <table:table-cell table:style-name="ce1" table:formula="of:=CORREL([.B150:.B163];[.H150:.H163])" office:value-type="float" office:value="0.704784090220098" calcext:value-type="float">
            <text:p>0.7047840902</text:p>
          </table:table-cell>
          <table:table-cell table:style-name="ce2" table:formula="of:=CORREL([.B150:.B163];[.I150:.I163])" office:value-type="float" office:value="-0.62104264602066" calcext:value-type="float">
            <text:p>-0.621042646</text:p>
          </table:table-cell>
          <table:table-cell table:style-name="ce1" table:formula="of:=CORREL([.B150:.B163];[.J150:.J163])" office:value-type="float" office:value="0.717467371522223" calcext:value-type="float">
            <text:p>0.7174673715</text:p>
          </table:table-cell>
          <table:table-cell table:style-name="ce2" table:formula="of:=CORREL([.B150:.B163];[.K150:.K163])" office:value-type="float" office:value="-0.616948442837392" calcext:value-type="float">
            <text:p>-0.6169484428</text:p>
          </table:table-cell>
          <table:table-cell table:style-name="ce1" table:formula="of:=CORREL([.B150:.B163];[.L150:.L163])" office:value-type="float" office:value="0.710050726849982" calcext:value-type="float">
            <text:p>0.7100507268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09158878110667" calcext:value-type="float">
            <text:p>-0.6091588781</text:p>
          </table:table-cell>
          <table:table-cell table:style-name="ce1" table:formula="of:=CORREL([.B150:.B163];[.P150:.P163])" office:value-type="float" office:value="0.707889194623247" calcext:value-type="float">
            <text:p>0.707889194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table:style-name="ce2"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table:style-name="ce2"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167:.O167])" office:value-type="float" office:value="0.226770353442628" calcext:value-type="float">
            <text:p>0.2267703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table:style-name="ce2"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168:.O168])" office:value-type="float" office:value="0.712631983242977" calcext:value-type="float">
            <text:p>0.7126319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table:style-name="ce2"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169:.O169])" office:value-type="float" office:value="0.683685054011167" calcext:value-type="float">
            <text:p>0.683685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table:style-name="ce2"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170:.O170])" office:value-type="float" office:value="0.815876358326388" calcext:value-type="float">
            <text:p>0.8158763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table:style-name="ce2"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171:.O171])" office:value-type="float" office:value="0.547758700300136" calcext:value-type="float">
            <text:p>0.5477587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table:style-name="ce2"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172:.O172])" office:value-type="float" office:value="0.486961905036778" calcext:value-type="float">
            <text:p>0.486961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table:style-name="ce2"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173:.O173])" office:value-type="float" office:value="0.656158955423739" calcext:value-type="float">
            <text:p>0.6561589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table:style-name="ce2"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174:.O174])" office:value-type="float" office:value="0.768900669350847" calcext:value-type="float">
            <text:p>0.76890066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53495860041014" calcext:value-type="float">
            <text:p>-0.55349586</text:p>
          </table:table-cell>
          <table:table-cell table:style-name="ce1" table:formula="of:=AVERAGE([.C167:.C174])" office:value-type="float" office:value="0.569315372937133" calcext:value-type="float">
            <text:p>0.5693153729</text:p>
          </table:table-cell>
          <table:table-cell table:formula="of:=AVERAGE([.D167:.D174])" office:value-type="float" office:value="-0.54674216195778" calcext:value-type="float">
            <text:p>-0.546742162</text:p>
          </table:table-cell>
          <table:table-cell table:style-name="ce1" table:formula="of:=AVERAGE([.E167:.E174])" office:value-type="float" office:value="0.571256839062512" calcext:value-type="float">
            <text:p>0.5712568391</text:p>
          </table:table-cell>
          <table:table-cell table:style-name="ce2" table:formula="of:=AVERAGE([.F167:.F174])" office:value-type="float" office:value="-0.538207714612998" calcext:value-type="float">
            <text:p>-0.5382077146</text:p>
          </table:table-cell>
          <table:table-cell table:style-name="ce1" table:formula="of:=AVERAGE([.G167:.G174])" office:value-type="float" office:value="0.561905852673138" calcext:value-type="float">
            <text:p>0.5619058527</text:p>
          </table:table-cell>
          <table:table-cell table:style-name="ce2" table:formula="of:=AVERAGE([.H167:.H174])" office:value-type="float" office:value="-0.533797577631203" calcext:value-type="float">
            <text:p>-0.5337975776</text:p>
          </table:table-cell>
          <table:table-cell table:style-name="ce1" table:formula="of:=AVERAGE([.I167:.I174])" office:value-type="float" office:value="0.55948263052108" calcext:value-type="float">
            <text:p>0.5594826305</text:p>
          </table:table-cell>
          <table:table-cell table:style-name="ce2" table:formula="of:=AVERAGE([.J167:.J174])" office:value-type="float" office:value="-0.543497559416067" calcext:value-type="float">
            <text:p>-0.5434975594</text:p>
          </table:table-cell>
          <table:table-cell table:style-name="ce1" table:formula="of:=AVERAGE([.K167:.K174])" office:value-type="float" office:value="0.568342097271677" calcext:value-type="float">
            <text:p>0.5683420973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53225214641766" calcext:value-type="float">
            <text:p>-0.5532252146</text:p>
          </table:table-cell>
          <table:table-cell table:style-name="ce1" table:formula="of:=AVERAGE([.O167:.O174])" office:value-type="float" office:value="0.575379832724178" calcext:value-type="float">
            <text:p>0.5753798327</text:p>
          </table:table-cell>
          <table:table-cell table:style-name="ce4" table:formula="of:=AVERAGE([.P167:.P174])" office:value-type="float" office:value="0.612342997391832" calcext:value-type="float">
            <text:p>0.6123429974</text:p>
          </table:table-cell>
          <table:table-cell table:number-columns-repeated="7"/>
        </table:table-row>
      </table:table>
      <table:table table:name="%rgb" table:style-name="ta1">
        <table:shapes>
          <draw:frame draw:z-index="0" draw:style-name="gr1" draw:text-style-name="P1" svg:width="8.8717in" svg:height="4.9902in" svg:x="27.5559in" svg:y="0.3559in">
            <draw:object draw:notify-on-update-of-ranges="'%rgb'.AA3:'%rgb'.AA163 '%rgb'.AB3:'%rgb'.AB16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27.5559in" svg:y="5.6894in">
            <draw:object draw:notify-on-update-of-ranges="'%rgb'.AA3:'%rgb'.AA14 '%rgb'.AB3:'%rgb'.AB1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34.6669in" svg:y="5.6894in">
            <draw:object draw:notify-on-update-of-ranges="'%rgb'.AA18:'%rgb'.AA28 '%rgb'.AB18:'%rgb'.AB2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6.2988in" svg:height="3.5429in" svg:x="27.5559in" svg:y="9.4228in">
            <draw:object draw:notify-on-update-of-ranges="'%rgb'.AA32:'%rgb'.AA39 '%rgb'.AB32:'%rgb'.AB3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6.2988in" svg:height="3.5429in" svg:x="27.5559in" svg:y="13.1559in">
            <draw:object draw:notify-on-update-of-ranges="'%rgb'.AA43:'%rgb'.AA49 '%rgb'.AB43:'%rgb'.AB4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draw:text-style-name="P1" svg:width="6.2988in" svg:height="3.5429in" svg:x="34.6669in" svg:y="9.4224in">
            <draw:object draw:notify-on-update-of-ranges="'%rgb'.AA53:'%rgb'.AA163 '%rgb'.AB53:'%rgb'.AB16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6" draw:style-name="gr1" draw:text-style-name="P1" svg:width="8.8717in" svg:height="4.9902in" svg:x="37.3331in" svg:y="0.3559in">
            <draw:object draw:notify-on-update-of-ranges="'%rgb'.AA3:'%rgb'.AA163 '%rgb'.AB3:'%rgb'.AB16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number-columns-repeated="2"/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Required Shift HSV</text:p>
          </table:table-cell>
          <table:table-cell/>
          <table:table-cell table:style-name="ce1" office:value-type="string" calcext:value-type="string">
            <text:p>Required Shift HSP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532395" calcext:value-type="float">
            <text:p>0.532395</text:p>
          </table:table-cell>
          <table:table-cell table:formula="of:=1-[.G3]" office:value-type="float" office:value="0.467605" calcext:value-type="float">
            <text:p>0.467605</text:p>
          </table:table-cell>
          <table:table-cell office:value-type="float" office:value="0.52344" calcext:value-type="float">
            <text:p>0.52344</text:p>
          </table:table-cell>
          <table:table-cell table:formula="of:=1-[.I3]" office:value-type="float" office:value="0.47656" calcext:value-type="float">
            <text:p>0.47656</text:p>
          </table:table-cell>
          <table:table-cell office:value-type="float" office:value="0.545699" calcext:value-type="float">
            <text:p>0.545699</text:p>
          </table:table-cell>
          <table:table-cell table:formula="of:=1-[.K3]" office:value-type="float" office:value="0.454301" calcext:value-type="float">
            <text:p>0.454301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table:formula="of:=[.W3]-[.X3]" office:value-type="float" office:value="-0.120512" calcext:value-type="float">
            <text:p>-0.120512</text:p>
          </table:table-cell>
          <table:table-cell/>
          <table:table-cell office:value-type="float" office:value="0.286688235294118" calcext:value-type="float">
            <text:p>0.2866882353</text:p>
          </table:table-cell>
          <table:table-cell office:value-type="float" office:value="-0.120512" calcext:value-type="float">
            <text:p>-0.120512</text:p>
          </table:table-cell>
          <table:table-cell office:value-type="float" office:value="0.482914" calcext:value-type="float">
            <text:p>0.482914</text:p>
          </table:table-cell>
          <table:table-cell table:formula="of:=[.W3]-[.AC3]" office:value-type="float" office:value="-0.153914" calcext:value-type="float">
            <text:p>-0.1539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524791" calcext:value-type="float">
            <text:p>0.524791</text:p>
          </table:table-cell>
          <table:table-cell table:formula="of:=1-[.G4]" office:value-type="float" office:value="0.475209" calcext:value-type="float">
            <text:p>0.475209</text:p>
          </table:table-cell>
          <table:table-cell office:value-type="float" office:value="0.533473" calcext:value-type="float">
            <text:p>0.533473</text:p>
          </table:table-cell>
          <table:table-cell table:formula="of:=1-[.I4]" office:value-type="float" office:value="0.466527" calcext:value-type="float">
            <text:p>0.466527</text:p>
          </table:table-cell>
          <table:table-cell office:value-type="float" office:value="0.530579" calcext:value-type="float">
            <text:p>0.530579</text:p>
          </table:table-cell>
          <table:table-cell table:formula="of:=1-[.K4]" office:value-type="float" office:value="0.469421" calcext:value-type="float">
            <text:p>0.469421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12611" calcext:value-type="float">
            <text:p>0.512611</text:p>
          </table:table-cell>
          <table:table-cell table:formula="of:=1-[.O4]" office:value-type="float" office:value="0.487389" calcext:value-type="float">
            <text:p>0.487389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table:formula="of:=[.W4]-[.X4]" office:value-type="float" office:value="-0.144109" calcext:value-type="float">
            <text:p>-0.144109</text:p>
          </table:table-cell>
          <table:table-cell/>
          <table:table-cell office:value-type="float" office:value="0.203933333333333" calcext:value-type="float">
            <text:p>0.2039333333</text:p>
          </table:table-cell>
          <table:table-cell office:value-type="float" office:value="-0.144109" calcext:value-type="float">
            <text:p>-0.144109</text:p>
          </table:table-cell>
          <table:table-cell office:value-type="float" office:value="0.48609" calcext:value-type="float">
            <text:p>0.48609</text:p>
          </table:table-cell>
          <table:table-cell table:formula="of:=[.W4]-[.AC4]" office:value-type="float" office:value="-0.17609" calcext:value-type="float">
            <text:p>-0.17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0.382569" calcext:value-type="float">
            <text:p>0.382569</text:p>
          </table:table-cell>
          <table:table-cell table:formula="of:=1-[.G5]" office:value-type="float" office:value="0.617431" calcext:value-type="float">
            <text:p>0.617431</text:p>
          </table:table-cell>
          <table:table-cell office:value-type="float" office:value="0.377319" calcext:value-type="float">
            <text:p>0.377319</text:p>
          </table:table-cell>
          <table:table-cell table:formula="of:=1-[.I5]" office:value-type="float" office:value="0.622681" calcext:value-type="float">
            <text:p>0.622681</text:p>
          </table:table-cell>
          <table:table-cell office:value-type="float" office:value="0.390897" calcext:value-type="float">
            <text:p>0.390897</text:p>
          </table:table-cell>
          <table:table-cell table:formula="of:=1-[.K5]" office:value-type="float" office:value="0.609103" calcext:value-type="float">
            <text:p>0.609103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17801" calcext:value-type="float">
            <text:p>0.417801</text:p>
          </table:table-cell>
          <table:table-cell table:formula="of:=1-[.O5]" office:value-type="float" office:value="0.582199" calcext:value-type="float">
            <text:p>0.582199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table:formula="of:=[.W5]-[.X5]" office:value-type="float" office:value="-0.315786" calcext:value-type="float">
            <text:p>-0.315786</text:p>
          </table:table-cell>
          <table:table-cell/>
          <table:table-cell office:value-type="float" office:value="0.22237137254902" calcext:value-type="float">
            <text:p>0.2223713725</text:p>
          </table:table-cell>
          <table:table-cell office:value-type="float" office:value="-0.315786" calcext:value-type="float">
            <text:p>-0.315786</text:p>
          </table:table-cell>
          <table:table-cell office:value-type="float" office:value="0.57641" calcext:value-type="float">
            <text:p>0.57641</text:p>
          </table:table-cell>
          <table:table-cell table:formula="of:=[.W5]-[.AC5]" office:value-type="float" office:value="-0.29841" calcext:value-type="float">
            <text:p>-0.298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368514" calcext:value-type="float">
            <text:p>0.368514</text:p>
          </table:table-cell>
          <table:table-cell table:formula="of:=1-[.G6]" office:value-type="float" office:value="0.631486" calcext:value-type="float">
            <text:p>0.631486</text:p>
          </table:table-cell>
          <table:table-cell office:value-type="float" office:value="0.380135" calcext:value-type="float">
            <text:p>0.380135</text:p>
          </table:table-cell>
          <table:table-cell table:formula="of:=1-[.I6]" office:value-type="float" office:value="0.619865" calcext:value-type="float">
            <text:p>0.619865</text:p>
          </table:table-cell>
          <table:table-cell office:value-type="float" office:value="0.37384" calcext:value-type="float">
            <text:p>0.37384</text:p>
          </table:table-cell>
          <table:table-cell table:formula="of:=1-[.K6]" office:value-type="float" office:value="0.62616" calcext:value-type="float">
            <text:p>0.62616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388261" calcext:value-type="float">
            <text:p>0.388261</text:p>
          </table:table-cell>
          <table:table-cell table:formula="of:=1-[.O6]" office:value-type="float" office:value="0.611739" calcext:value-type="float">
            <text:p>0.611739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table:formula="of:=[.W6]-[.X6]" office:value-type="float" office:value="-0.194583" calcext:value-type="float">
            <text:p>-0.194583</text:p>
          </table:table-cell>
          <table:table-cell/>
          <table:table-cell office:value-type="float" office:value="0.184030980392157" calcext:value-type="float">
            <text:p>0.1840309804</text:p>
          </table:table-cell>
          <table:table-cell office:value-type="float" office:value="-0.194583" calcext:value-type="float">
            <text:p>-0.194583</text:p>
          </table:table-cell>
          <table:table-cell office:value-type="float" office:value="0.612134" calcext:value-type="float">
            <text:p>0.612134</text:p>
          </table:table-cell>
          <table:table-cell table:formula="of:=[.W6]-[.AC6]" office:value-type="float" office:value="-0.230134" calcext:value-type="float">
            <text:p>-0.230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557924" calcext:value-type="float">
            <text:p>0.557924</text:p>
          </table:table-cell>
          <table:table-cell table:formula="of:=1-[.G7]" office:value-type="float" office:value="0.442076" calcext:value-type="float">
            <text:p>0.442076</text:p>
          </table:table-cell>
          <table:table-cell office:value-type="float" office:value="0.554753" calcext:value-type="float">
            <text:p>0.554753</text:p>
          </table:table-cell>
          <table:table-cell table:formula="of:=1-[.I7]" office:value-type="float" office:value="0.445247" calcext:value-type="float">
            <text:p>0.445247</text:p>
          </table:table-cell>
          <table:table-cell office:value-type="float" office:value="0.560119" calcext:value-type="float">
            <text:p>0.560119</text:p>
          </table:table-cell>
          <table:table-cell table:formula="of:=1-[.K7]" office:value-type="float" office:value="0.439881" calcext:value-type="float">
            <text:p>0.439881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70725" calcext:value-type="float">
            <text:p>0.570725</text:p>
          </table:table-cell>
          <table:table-cell table:formula="of:=1-[.O7]" office:value-type="float" office:value="0.429275" calcext:value-type="float">
            <text:p>0.429275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table:formula="of:=[.W7]-[.X7]" office:value-type="float" office:value="-0.10443" calcext:value-type="float">
            <text:p>-0.10443</text:p>
          </table:table-cell>
          <table:table-cell/>
          <table:table-cell office:value-type="float" office:value="0.250588235294118" calcext:value-type="float">
            <text:p>0.2505882353</text:p>
          </table:table-cell>
          <table:table-cell office:value-type="float" office:value="-0.10443" calcext:value-type="float">
            <text:p>-0.10443</text:p>
          </table:table-cell>
          <table:table-cell office:value-type="float" office:value="0.428838" calcext:value-type="float">
            <text:p>0.428838</text:p>
          </table:table-cell>
          <table:table-cell table:formula="of:=[.W7]-[.AC7]" office:value-type="float" office:value="-0.148838" calcext:value-type="float">
            <text:p>-0.1488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520345" calcext:value-type="float">
            <text:p>0.520345</text:p>
          </table:table-cell>
          <table:table-cell table:formula="of:=1-[.G8]" office:value-type="float" office:value="0.479655" calcext:value-type="float">
            <text:p>0.479655</text:p>
          </table:table-cell>
          <table:table-cell office:value-type="float" office:value="0.519467" calcext:value-type="float">
            <text:p>0.519467</text:p>
          </table:table-cell>
          <table:table-cell table:formula="of:=1-[.I8]" office:value-type="float" office:value="0.480533" calcext:value-type="float">
            <text:p>0.480533</text:p>
          </table:table-cell>
          <table:table-cell office:value-type="float" office:value="0.523652" calcext:value-type="float">
            <text:p>0.523652</text:p>
          </table:table-cell>
          <table:table-cell table:formula="of:=1-[.K8]" office:value-type="float" office:value="0.476348" calcext:value-type="float">
            <text:p>0.476348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21143" calcext:value-type="float">
            <text:p>0.521143</text:p>
          </table:table-cell>
          <table:table-cell table:formula="of:=1-[.O8]" office:value-type="float" office:value="0.478857" calcext:value-type="float">
            <text:p>0.478857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table:formula="of:=[.W8]-[.X8]" office:value-type="float" office:value="-0.139214" calcext:value-type="float">
            <text:p>-0.139214</text:p>
          </table:table-cell>
          <table:table-cell/>
          <table:table-cell office:value-type="float" office:value="0.286388235294118" calcext:value-type="float">
            <text:p>0.2863882353</text:p>
          </table:table-cell>
          <table:table-cell office:value-type="float" office:value="-0.139214" calcext:value-type="float">
            <text:p>-0.139214</text:p>
          </table:table-cell>
          <table:table-cell office:value-type="float" office:value="0.477126" calcext:value-type="float">
            <text:p>0.477126</text:p>
          </table:table-cell>
          <table:table-cell table:formula="of:=[.W8]-[.AC8]" office:value-type="float" office:value="-0.166126" calcext:value-type="float">
            <text:p>-0.1661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50416" calcext:value-type="float">
            <text:p>0.50416</text:p>
          </table:table-cell>
          <table:table-cell table:formula="of:=1-[.G9]" office:value-type="float" office:value="0.49584" calcext:value-type="float">
            <text:p>0.49584</text:p>
          </table:table-cell>
          <table:table-cell office:value-type="float" office:value="0.503886" calcext:value-type="float">
            <text:p>0.503886</text:p>
          </table:table-cell>
          <table:table-cell table:formula="of:=1-[.I9]" office:value-type="float" office:value="0.496114" calcext:value-type="float">
            <text:p>0.496114</text:p>
          </table:table-cell>
          <table:table-cell office:value-type="float" office:value="0.504873" calcext:value-type="float">
            <text:p>0.504873</text:p>
          </table:table-cell>
          <table:table-cell table:formula="of:=1-[.K9]" office:value-type="float" office:value="0.495127" calcext:value-type="float">
            <text:p>0.49512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496741" calcext:value-type="float">
            <text:p>0.496741</text:p>
          </table:table-cell>
          <table:table-cell table:formula="of:=1-[.O9]" office:value-type="float" office:value="0.503259" calcext:value-type="float">
            <text:p>0.503259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table:formula="of:=[.W9]-[.X9]" office:value-type="float" office:value="-0.151358" calcext:value-type="float">
            <text:p>-0.151358</text:p>
          </table:table-cell>
          <table:table-cell/>
          <table:table-cell office:value-type="float" office:value="0.230810980392157" calcext:value-type="float">
            <text:p>0.2308109804</text:p>
          </table:table-cell>
          <table:table-cell office:value-type="float" office:value="-0.151358" calcext:value-type="float">
            <text:p>-0.151358</text:p>
          </table:table-cell>
          <table:table-cell office:value-type="float" office:value="0.503948" calcext:value-type="float">
            <text:p>0.503948</text:p>
          </table:table-cell>
          <table:table-cell table:formula="of:=[.W9]-[.AC9]" office:value-type="float" office:value="-0.179948" calcext:value-type="float">
            <text:p>-0.1799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505813" calcext:value-type="float">
            <text:p>0.505813</text:p>
          </table:table-cell>
          <table:table-cell table:formula="of:=1-[.E10]" office:value-type="float" office:value="0.494187" calcext:value-type="float">
            <text:p>0.494187</text:p>
          </table:table-cell>
          <table:table-cell office:value-type="float" office:value="0.494127" calcext:value-type="float">
            <text:p>0.494127</text:p>
          </table:table-cell>
          <table:table-cell table:formula="of:=1-[.G10]" office:value-type="float" office:value="0.505873" calcext:value-type="float">
            <text:p>0.505873</text:p>
          </table:table-cell>
          <table:table-cell office:value-type="float" office:value="0.493335" calcext:value-type="float">
            <text:p>0.493335</text:p>
          </table:table-cell>
          <table:table-cell table:formula="of:=1-[.I10]" office:value-type="float" office:value="0.506665" calcext:value-type="float">
            <text:p>0.506665</text:p>
          </table:table-cell>
          <table:table-cell office:value-type="float" office:value="0.493391" calcext:value-type="float">
            <text:p>0.493391</text:p>
          </table:table-cell>
          <table:table-cell table:formula="of:=1-[.K10]" office:value-type="float" office:value="0.506609" calcext:value-type="float">
            <text:p>0.506609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07594" calcext:value-type="float">
            <text:p>0.507594</text:p>
          </table:table-cell>
          <table:table-cell table:formula="of:=1-[.O10]" office:value-type="float" office:value="0.492406" calcext:value-type="float">
            <text:p>0.49240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table:formula="of:=[.W10]-[.X10]" office:value-type="float" office:value="-0.16465" calcext:value-type="float">
            <text:p>-0.16465</text:p>
          </table:table-cell>
          <table:table-cell/>
          <table:table-cell office:value-type="float" office:value="0.214978823529412" calcext:value-type="float">
            <text:p>0.2149788235</text:p>
          </table:table-cell>
          <table:table-cell office:value-type="float" office:value="-0.16465" calcext:value-type="float">
            <text:p>-0.16465</text:p>
          </table:table-cell>
          <table:table-cell office:value-type="float" office:value="0.494187" calcext:value-type="float">
            <text:p>0.494187</text:p>
          </table:table-cell>
          <table:table-cell table:formula="of:=[.W10]-[.AC10]" office:value-type="float" office:value="-0.179187" calcext:value-type="float">
            <text:p>-0.1791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92353" calcext:value-type="float">
            <text:p>0.692353</text:p>
          </table:table-cell>
          <table:table-cell table:formula="of:=1-[.G11]" office:value-type="float" office:value="0.307647" calcext:value-type="float">
            <text:p>0.307647</text:p>
          </table:table-cell>
          <table:table-cell office:value-type="float" office:value="0.684992" calcext:value-type="float">
            <text:p>0.684992</text:p>
          </table:table-cell>
          <table:table-cell table:formula="of:=1-[.I11]" office:value-type="float" office:value="0.315008" calcext:value-type="float">
            <text:p>0.315008</text:p>
          </table:table-cell>
          <table:table-cell office:value-type="float" office:value="0.686636" calcext:value-type="float">
            <text:p>0.686636</text:p>
          </table:table-cell>
          <table:table-cell table:formula="of:=1-[.K11]" office:value-type="float" office:value="0.313364" calcext:value-type="float">
            <text:p>0.313364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699632" calcext:value-type="float">
            <text:p>0.699632</text:p>
          </table:table-cell>
          <table:table-cell table:formula="of:=1-[.O11]" office:value-type="float" office:value="0.300368" calcext:value-type="float">
            <text:p>0.300368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table:formula="of:=[.W11]-[.X11]" office:value-type="float" office:value="0.032168" calcext:value-type="float">
            <text:p>0.032168</text:p>
          </table:table-cell>
          <table:table-cell/>
          <table:table-cell office:value-type="float" office:value="0.406933333333333" calcext:value-type="float">
            <text:p>0.4069333333</text:p>
          </table:table-cell>
          <table:table-cell office:value-type="float" office:value="0.0321679999999999" calcext:value-type="float">
            <text:p>0.032168</text:p>
          </table:table-cell>
          <table:table-cell office:value-type="float" office:value="0.307926" calcext:value-type="float">
            <text:p>0.307926</text:p>
          </table:table-cell>
          <table:table-cell table:formula="of:=[.W11]-[.AC11]" office:value-type="float" office:value="-0.010926" calcext:value-type="float">
            <text:p>-0.0109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30565" calcext:value-type="float">
            <text:p>0.630565</text:p>
          </table:table-cell>
          <table:table-cell table:formula="of:=1-[.G12]" office:value-type="float" office:value="0.369435" calcext:value-type="float">
            <text:p>0.369435</text:p>
          </table:table-cell>
          <table:table-cell office:value-type="float" office:value="0.619292" calcext:value-type="float">
            <text:p>0.619292</text:p>
          </table:table-cell>
          <table:table-cell table:formula="of:=1-[.I12]" office:value-type="float" office:value="0.380708" calcext:value-type="float">
            <text:p>0.380708</text:p>
          </table:table-cell>
          <table:table-cell office:value-type="float" office:value="0.641523" calcext:value-type="float">
            <text:p>0.641523</text:p>
          </table:table-cell>
          <table:table-cell table:formula="of:=1-[.K12]" office:value-type="float" office:value="0.358477" calcext:value-type="float">
            <text:p>0.358477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table:formula="of:=[.W12]-[.X12]" office:value-type="float" office:value="-0.00873099999999999" calcext:value-type="float">
            <text:p>-0.008731</text:p>
          </table:table-cell>
          <table:table-cell/>
          <table:table-cell office:value-type="float" office:value="0.415576470588235" calcext:value-type="float">
            <text:p>0.4155764706</text:p>
          </table:table-cell>
          <table:table-cell office:value-type="float" office:value="-0.00873099999999999" calcext:value-type="float">
            <text:p>-0.008731</text:p>
          </table:table-cell>
          <table:table-cell office:value-type="float" office:value="0.362314" calcext:value-type="float">
            <text:p>0.362314</text:p>
          </table:table-cell>
          <table:table-cell table:formula="of:=[.W12]-[.AC12]" office:value-type="float" office:value="-0.033314" calcext:value-type="float">
            <text:p>-0.0333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45992" calcext:value-type="float">
            <text:p>0.45992</text:p>
          </table:table-cell>
          <table:table-cell table:formula="of:=1-[.G13]" office:value-type="float" office:value="0.54008" calcext:value-type="float">
            <text:p>0.54008</text:p>
          </table:table-cell>
          <table:table-cell office:value-type="float" office:value="0.460415" calcext:value-type="float">
            <text:p>0.460415</text:p>
          </table:table-cell>
          <table:table-cell table:formula="of:=1-[.I13]" office:value-type="float" office:value="0.539585" calcext:value-type="float">
            <text:p>0.539585</text:p>
          </table:table-cell>
          <table:table-cell office:value-type="float" office:value="0.470198" calcext:value-type="float">
            <text:p>0.470198</text:p>
          </table:table-cell>
          <table:table-cell table:formula="of:=1-[.K13]" office:value-type="float" office:value="0.529802" calcext:value-type="float">
            <text:p>0.529802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492226" calcext:value-type="float">
            <text:p>0.492226</text:p>
          </table:table-cell>
          <table:table-cell table:formula="of:=1-[.O13]" office:value-type="float" office:value="0.507774" calcext:value-type="float">
            <text:p>0.50777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table:formula="of:=[.W13]-[.X13]" office:value-type="float" office:value="-0.216887" calcext:value-type="float">
            <text:p>-0.216887</text:p>
          </table:table-cell>
          <table:table-cell/>
          <table:table-cell office:value-type="float" office:value="0.234042352941176" calcext:value-type="float">
            <text:p>0.2340423529</text:p>
          </table:table-cell>
          <table:table-cell office:value-type="float" office:value="-0.216887" calcext:value-type="float">
            <text:p>-0.216887</text:p>
          </table:table-cell>
          <table:table-cell office:value-type="float" office:value="0.50819" calcext:value-type="float">
            <text:p>0.50819</text:p>
          </table:table-cell>
          <table:table-cell table:formula="of:=[.W13]-[.AC13]" office:value-type="float" office:value="-0.20419" calcext:value-type="float">
            <text:p>-0.204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551833" calcext:value-type="float">
            <text:p>0.551833</text:p>
          </table:table-cell>
          <table:table-cell table:formula="of:=1-[.G14]" office:value-type="float" office:value="0.448167" calcext:value-type="float">
            <text:p>0.448167</text:p>
          </table:table-cell>
          <table:table-cell office:value-type="float" office:value="0.54483" calcext:value-type="float">
            <text:p>0.54483</text:p>
          </table:table-cell>
          <table:table-cell table:formula="of:=1-[.I14]" office:value-type="float" office:value="0.45517" calcext:value-type="float">
            <text:p>0.45517</text:p>
          </table:table-cell>
          <table:table-cell office:value-type="float" office:value="0.55051" calcext:value-type="float">
            <text:p>0.55051</text:p>
          </table:table-cell>
          <table:table-cell table:formula="of:=1-[.K14]" office:value-type="float" office:value="0.44949" calcext:value-type="float">
            <text:p>0.44949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472" calcext:value-type="float">
            <text:p>0.554472</text:p>
          </table:table-cell>
          <table:table-cell table:formula="of:=1-[.O14]" office:value-type="float" office:value="0.445528" calcext:value-type="float">
            <text:p>0.44552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table:formula="of:=[.W14]-[.X14]" office:value-type="float" office:value="-0.044141" calcext:value-type="float">
            <text:p>-0.044141</text:p>
          </table:table-cell>
          <table:table-cell/>
          <table:table-cell office:value-type="float" office:value="0.333223921568627" calcext:value-type="float">
            <text:p>0.3332239216</text:p>
          </table:table-cell>
          <table:table-cell office:value-type="float" office:value="-0.044141" calcext:value-type="float">
            <text:p>-0.044141</text:p>
          </table:table-cell>
          <table:table-cell office:value-type="float" office:value="0.452567" calcext:value-type="float">
            <text:p>0.452567</text:p>
          </table:table-cell>
          <table:table-cell table:formula="of:=[.W14]-[.AC14]" office:value-type="float" office:value="-0.118567" calcext:value-type="float">
            <text:p>-0.11856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formula="of:=CORREL([.B3:.B14];[.E3:.E14])" office:value-type="float" office:value="-0.31951097065926" calcext:value-type="float">
            <text:p>-0.3195109707</text:p>
          </table:table-cell>
          <table:table-cell table:style-name="ce1" table:formula="of:=CORREL([.B3:.B14];[.F3:.F14])" office:value-type="float" office:value="0.31951097065926" calcext:value-type="float">
            <text:p>0.3195109707</text:p>
          </table:table-cell>
          <table:table-cell table:style-name="ce2" table:formula="of:=CORREL([.B3:.B14];[.G3:.G14])" office:value-type="float" office:value="-0.24093485867693" calcext:value-type="float">
            <text:p>-0.2409348587</text:p>
          </table:table-cell>
          <table:table-cell table:style-name="ce1" table:formula="of:=CORREL([.B3:.B14];[.H3:.H14])" office:value-type="float" office:value="0.24093485867693" calcext:value-type="float">
            <text:p>0.2409348587</text:p>
          </table:table-cell>
          <table:table-cell table:style-name="ce2" table:formula="of:=CORREL([.B3:.B14];[.I3:.I14])" office:value-type="float" office:value="-0.222123360937788" calcext:value-type="float">
            <text:p>-0.2221233609</text:p>
          </table:table-cell>
          <table:table-cell table:style-name="ce1" table:formula="of:=CORREL([.B3:.B14];[.J3:.J14])" office:value-type="float" office:value="0.222123360937788" calcext:value-type="float">
            <text:p>0.2221233609</text:p>
          </table:table-cell>
          <table:table-cell table:style-name="ce2" table:formula="of:=CORREL([.B3:.B14];[.K3:.K14])" office:value-type="float" office:value="-0.23915228001229" calcext:value-type="float">
            <text:p>-0.23915228</text:p>
          </table:table-cell>
          <table:table-cell table:style-name="ce1" table:formula="of:=CORREL([.B3:.B14];[.L3:.L14])" office:value-type="float" office:value="0.23915228001229" calcext:value-type="float">
            <text:p>0.23915228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313683891025471" calcext:value-type="float">
            <text:p>-0.313683891</text:p>
          </table:table-cell>
          <table:table-cell table:style-name="ce1" table:formula="of:=CORREL([.B3:.B14];[.P3:.P14])" office:value-type="float" office:value="0.313683891025471" calcext:value-type="float">
            <text:p>0.313683891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183770557845705" calcext:value-type="float">
            <text:p>0.1837705578</text:p>
          </table:table-cell>
          <table:table-cell table:formula="of:=[.W15]-[.X1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3"/>
          <table:table-cell table:formula="of:=[.W16]-[.X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7]-[.X1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375144" calcext:value-type="float">
            <text:p>0.375144</text:p>
          </table:table-cell>
          <table:table-cell table:formula="of:=1-[.G18]" office:value-type="float" office:value="0.624856" calcext:value-type="float">
            <text:p>0.624856</text:p>
          </table:table-cell>
          <table:table-cell office:value-type="float" office:value="0.361209" calcext:value-type="float">
            <text:p>0.361209</text:p>
          </table:table-cell>
          <table:table-cell table:formula="of:=1-[.I18]" office:value-type="float" office:value="0.638791" calcext:value-type="float">
            <text:p>0.638791</text:p>
          </table:table-cell>
          <table:table-cell office:value-type="float" office:value="0.404357" calcext:value-type="float">
            <text:p>0.404357</text:p>
          </table:table-cell>
          <table:table-cell table:formula="of:=1-[.K18]" office:value-type="float" office:value="0.595643" calcext:value-type="float">
            <text:p>0.59564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68035" calcext:value-type="float">
            <text:p>0.368035</text:p>
          </table:table-cell>
          <table:table-cell table:formula="of:=1-[.O18]" office:value-type="float" office:value="0.631965" calcext:value-type="float">
            <text:p>0.631965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table:formula="of:=[.W18]-[.X18]" office:value-type="float" office:value="0.018072" calcext:value-type="float">
            <text:p>0.018072</text:p>
          </table:table-cell>
          <table:table-cell/>
          <table:table-cell office:value-type="float" office:value="0.084623137254902" calcext:value-type="float">
            <text:p>0.0846231373</text:p>
          </table:table-cell>
          <table:table-cell office:value-type="float" office:value="0.018072" calcext:value-type="float">
            <text:p>0.018072</text:p>
          </table:table-cell>
          <table:table-cell office:value-type="float" office:value="0.619505" calcext:value-type="float">
            <text:p>0.619505</text:p>
          </table:table-cell>
          <table:table-cell table:formula="of:=[.W18]-[.AC18]" office:value-type="float" office:value="-0.028505" calcext:value-type="float">
            <text:p>-0.0285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431847" calcext:value-type="float">
            <text:p>0.431847</text:p>
          </table:table-cell>
          <table:table-cell table:formula="of:=1-[.G19]" office:value-type="float" office:value="0.568153" calcext:value-type="float">
            <text:p>0.568153</text:p>
          </table:table-cell>
          <table:table-cell office:value-type="float" office:value="0.467608" calcext:value-type="float">
            <text:p>0.467608</text:p>
          </table:table-cell>
          <table:table-cell table:formula="of:=1-[.I19]" office:value-type="float" office:value="0.532392" calcext:value-type="float">
            <text:p>0.532392</text:p>
          </table:table-cell>
          <table:table-cell office:value-type="float" office:value="0.475135" calcext:value-type="float">
            <text:p>0.475135</text:p>
          </table:table-cell>
          <table:table-cell table:formula="of:=1-[.K19]" office:value-type="float" office:value="0.524865" calcext:value-type="float">
            <text:p>0.524865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7533" calcext:value-type="float">
            <text:p>0.437533</text:p>
          </table:table-cell>
          <table:table-cell table:formula="of:=1-[.O19]" office:value-type="float" office:value="0.562467" calcext:value-type="float">
            <text:p>0.562467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table:formula="of:=[.W19]-[.X19]" office:value-type="float" office:value="0.16463" calcext:value-type="float">
            <text:p>0.16463</text:p>
          </table:table-cell>
          <table:table-cell/>
          <table:table-cell office:value-type="float" office:value="0.0904258823529412" calcext:value-type="float">
            <text:p>0.0904258824</text:p>
          </table:table-cell>
          <table:table-cell office:value-type="float" office:value="0.16463" calcext:value-type="float">
            <text:p>0.16463</text:p>
          </table:table-cell>
          <table:table-cell office:value-type="float" office:value="0.550669" calcext:value-type="float">
            <text:p>0.550669</text:p>
          </table:table-cell>
          <table:table-cell table:formula="of:=[.W19]-[.AC19]" office:value-type="float" office:value="0.0883310000000001" calcext:value-type="float">
            <text:p>0.088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462217" calcext:value-type="float">
            <text:p>0.462217</text:p>
          </table:table-cell>
          <table:table-cell table:formula="of:=1-[.G20]" office:value-type="float" office:value="0.537783" calcext:value-type="float">
            <text:p>0.537783</text:p>
          </table:table-cell>
          <table:table-cell office:value-type="float" office:value="0.499554" calcext:value-type="float">
            <text:p>0.499554</text:p>
          </table:table-cell>
          <table:table-cell table:formula="of:=1-[.I20]" office:value-type="float" office:value="0.500446" calcext:value-type="float">
            <text:p>0.500446</text:p>
          </table:table-cell>
          <table:table-cell office:value-type="float" office:value="0.486457" calcext:value-type="float">
            <text:p>0.486457</text:p>
          </table:table-cell>
          <table:table-cell table:formula="of:=1-[.K20]" office:value-type="float" office:value="0.513543" calcext:value-type="float">
            <text:p>0.513543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37435" calcext:value-type="float">
            <text:p>0.437435</text:p>
          </table:table-cell>
          <table:table-cell table:formula="of:=1-[.O20]" office:value-type="float" office:value="0.562565" calcext:value-type="float">
            <text:p>0.562565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table:formula="of:=[.W20]-[.X20]" office:value-type="float" office:value="0.025342" calcext:value-type="float">
            <text:p>0.025342</text:p>
          </table:table-cell>
          <table:table-cell/>
          <table:table-cell office:value-type="float" office:value="0.107068235294118" calcext:value-type="float">
            <text:p>0.1070682353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544142" calcext:value-type="float">
            <text:p>0.544142</text:p>
          </table:table-cell>
          <table:table-cell table:formula="of:=[.W20]-[.AC20]" office:value-type="float" office:value="-0.045142" calcext:value-type="float">
            <text:p>-0.0451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35982" calcext:value-type="float">
            <text:p>0.635982</text:p>
          </table:table-cell>
          <table:table-cell table:formula="of:=1-[.G21]" office:value-type="float" office:value="0.364018" calcext:value-type="float">
            <text:p>0.364018</text:p>
          </table:table-cell>
          <table:table-cell office:value-type="float" office:value="0.632433" calcext:value-type="float">
            <text:p>0.632433</text:p>
          </table:table-cell>
          <table:table-cell table:formula="of:=1-[.I21]" office:value-type="float" office:value="0.367567" calcext:value-type="float">
            <text:p>0.367567</text:p>
          </table:table-cell>
          <table:table-cell office:value-type="float" office:value="0.635918" calcext:value-type="float">
            <text:p>0.635918</text:p>
          </table:table-cell>
          <table:table-cell table:formula="of:=1-[.K21]" office:value-type="float" office:value="0.364082" calcext:value-type="float">
            <text:p>0.364082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table:formula="of:=[.W21]-[.X21]" office:value-type="float" office:value="0.10342" calcext:value-type="float">
            <text:p>0.10342</text:p>
          </table:table-cell>
          <table:table-cell/>
          <table:table-cell office:value-type="float" office:value="0.2962" calcext:value-type="float">
            <text:p>0.2962</text:p>
          </table:table-cell>
          <table:table-cell office:value-type="float" office:value="0.10342" calcext:value-type="float">
            <text:p>0.10342</text:p>
          </table:table-cell>
          <table:table-cell office:value-type="float" office:value="0.371606" calcext:value-type="float">
            <text:p>0.371606</text:p>
          </table:table-cell>
          <table:table-cell table:formula="of:=[.W21]-[.AC21]" office:value-type="float" office:value="0.076394" calcext:value-type="float">
            <text:p>0.0763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table:formula="of:=[.W22]-[.X22]" office:value-type="float" office:value="0.147297" calcext:value-type="float">
            <text:p>0.147297</text:p>
          </table:table-cell>
          <table:table-cell/>
          <table:table-cell office:value-type="float" office:value="0.270033725490196" calcext:value-type="float">
            <text:p>0.2700337255</text:p>
          </table:table-cell>
          <table:table-cell office:value-type="float" office:value="0.147297" calcext:value-type="float">
            <text:p>0.147297</text:p>
          </table:table-cell>
          <table:table-cell office:value-type="float" office:value="0.330985" calcext:value-type="float">
            <text:p>0.330985</text:p>
          </table:table-cell>
          <table:table-cell table:formula="of:=[.W22]-[.AC22]" office:value-type="float" office:value="0.111015" calcext:value-type="float">
            <text:p>0.111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table:formula="of:=[.W23]-[.X23]" office:value-type="float" office:value="0.138949" calcext:value-type="float">
            <text:p>0.138949</text:p>
          </table:table-cell>
          <table:table-cell/>
          <table:table-cell office:value-type="float" office:value="0.275653333333333" calcext:value-type="float">
            <text:p>0.2756533333</text:p>
          </table:table-cell>
          <table:table-cell office:value-type="float" office:value="0.138949" calcext:value-type="float">
            <text:p>0.138949</text:p>
          </table:table-cell>
          <table:table-cell office:value-type="float" office:value="0.364224" calcext:value-type="float">
            <text:p>0.364224</text:p>
          </table:table-cell>
          <table:table-cell table:formula="of:=[.W23]-[.AC23]" office:value-type="float" office:value="0.106776" calcext:value-type="float">
            <text:p>0.106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622392" calcext:value-type="float">
            <text:p>0.622392</text:p>
          </table:table-cell>
          <table:table-cell table:formula="of:=1-[.G24]" office:value-type="float" office:value="0.377608" calcext:value-type="float">
            <text:p>0.377608</text:p>
          </table:table-cell>
          <table:table-cell office:value-type="float" office:value="0.614173" calcext:value-type="float">
            <text:p>0.614173</text:p>
          </table:table-cell>
          <table:table-cell table:formula="of:=1-[.I24]" office:value-type="float" office:value="0.385827" calcext:value-type="float">
            <text:p>0.385827</text:p>
          </table:table-cell>
          <table:table-cell office:value-type="float" office:value="0.623285" calcext:value-type="float">
            <text:p>0.623285</text:p>
          </table:table-cell>
          <table:table-cell table:formula="of:=1-[.K24]" office:value-type="float" office:value="0.376715" calcext:value-type="float">
            <text:p>0.376715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088" calcext:value-type="float">
            <text:p>0.633088</text:p>
          </table:table-cell>
          <table:table-cell table:formula="of:=1-[.O24]" office:value-type="float" office:value="0.366912" calcext:value-type="float">
            <text:p>0.366912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table:formula="of:=[.W24]-[.X24]" office:value-type="float" office:value="0.068448" calcext:value-type="float">
            <text:p>0.068448</text:p>
          </table:table-cell>
          <table:table-cell/>
          <table:table-cell office:value-type="float" office:value="0.276615294117647" calcext:value-type="float">
            <text:p>0.2766152941</text:p>
          </table:table-cell>
          <table:table-cell office:value-type="float" office:value="0.068448" calcext:value-type="float">
            <text:p>0.068448</text:p>
          </table:table-cell>
          <table:table-cell office:value-type="float" office:value="0.369763" calcext:value-type="float">
            <text:p>0.369763</text:p>
          </table:table-cell>
          <table:table-cell table:formula="of:=[.W24]-[.AC24]" office:value-type="float" office:value="0.021237" calcext:value-type="float">
            <text:p>0.021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608011" calcext:value-type="float">
            <text:p>0.608011</text:p>
          </table:table-cell>
          <table:table-cell table:formula="of:=1-[.G25]" office:value-type="float" office:value="0.391989" calcext:value-type="float">
            <text:p>0.391989</text:p>
          </table:table-cell>
          <table:table-cell office:value-type="float" office:value="0.59852" calcext:value-type="float">
            <text:p>0.59852</text:p>
          </table:table-cell>
          <table:table-cell table:formula="of:=1-[.I25]" office:value-type="float" office:value="0.40148" calcext:value-type="float">
            <text:p>0.40148</text:p>
          </table:table-cell>
          <table:table-cell office:value-type="float" office:value="0.606307" calcext:value-type="float">
            <text:p>0.606307</text:p>
          </table:table-cell>
          <table:table-cell table:formula="of:=1-[.K25]" office:value-type="float" office:value="0.393693" calcext:value-type="float">
            <text:p>0.393693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table:formula="of:=[.W25]-[.X25]" office:value-type="float" office:value="0.015825" calcext:value-type="float">
            <text:p>0.015825</text:p>
          </table:table-cell>
          <table:table-cell/>
          <table:table-cell office:value-type="float" office:value="0.264983529411765" calcext:value-type="float">
            <text:p>0.2649835294</text:p>
          </table:table-cell>
          <table:table-cell office:value-type="float" office:value="0.015825" calcext:value-type="float">
            <text:p>0.015825</text:p>
          </table:table-cell>
          <table:table-cell office:value-type="float" office:value="0.390556" calcext:value-type="float">
            <text:p>0.390556</text:p>
          </table:table-cell>
          <table:table-cell table:formula="of:=[.W25]-[.AC25]" office:value-type="float" office:value="-0.034556" calcext:value-type="float">
            <text:p>-0.034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71721" calcext:value-type="float">
            <text:p>0.671721</text:p>
          </table:table-cell>
          <table:table-cell table:formula="of:=1-[.G26]" office:value-type="float" office:value="0.328279" calcext:value-type="float">
            <text:p>0.328279</text:p>
          </table:table-cell>
          <table:table-cell office:value-type="float" office:value="0.67069" calcext:value-type="float">
            <text:p>0.67069</text:p>
          </table:table-cell>
          <table:table-cell table:formula="of:=1-[.I26]" office:value-type="float" office:value="0.32931" calcext:value-type="float">
            <text:p>0.32931</text:p>
          </table:table-cell>
          <table:table-cell office:value-type="float" office:value="0.673978" calcext:value-type="float">
            <text:p>0.673978</text:p>
          </table:table-cell>
          <table:table-cell table:formula="of:=1-[.K26]" office:value-type="float" office:value="0.326022" calcext:value-type="float">
            <text:p>0.326022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table:formula="of:=[.W26]-[.X26]" office:value-type="float" office:value="0.190662" calcext:value-type="float">
            <text:p>0.190662</text:p>
          </table:table-cell>
          <table:table-cell/>
          <table:table-cell office:value-type="float" office:value="0.260552156862745" calcext:value-type="float">
            <text:p>0.2605521569</text:p>
          </table:table-cell>
          <table:table-cell office:value-type="float" office:value="0.190662" calcext:value-type="float">
            <text:p>0.190662</text:p>
          </table:table-cell>
          <table:table-cell office:value-type="float" office:value="0.32941" calcext:value-type="float">
            <text:p>0.32941</text:p>
          </table:table-cell>
          <table:table-cell table:formula="of:=[.W26]-[.AC26]" office:value-type="float" office:value="0.16859" calcext:value-type="float">
            <text:p>0.168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410084" calcext:value-type="float">
            <text:p>0.410084</text:p>
          </table:table-cell>
          <table:table-cell table:formula="of:=1-[.G27]" office:value-type="float" office:value="0.589916" calcext:value-type="float">
            <text:p>0.589916</text:p>
          </table:table-cell>
          <table:table-cell office:value-type="float" office:value="0.416895" calcext:value-type="float">
            <text:p>0.416895</text:p>
          </table:table-cell>
          <table:table-cell table:formula="of:=1-[.I27]" office:value-type="float" office:value="0.583105" calcext:value-type="float">
            <text:p>0.583105</text:p>
          </table:table-cell>
          <table:table-cell office:value-type="float" office:value="0.412507" calcext:value-type="float">
            <text:p>0.412507</text:p>
          </table:table-cell>
          <table:table-cell table:formula="of:=1-[.K27]" office:value-type="float" office:value="0.587493" calcext:value-type="float">
            <text:p>0.58749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7799" calcext:value-type="float">
            <text:p>0.387799</text:p>
          </table:table-cell>
          <table:table-cell table:formula="of:=1-[.O27]" office:value-type="float" office:value="0.612201" calcext:value-type="float">
            <text:p>0.612201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table:number-columns-repeated="2" office:value-type="float" office:value="-14.7812" calcext:value-type="float">
            <text:p>-14.7812</text:p>
          </table:table-cell>
          <table:table-cell table:formula="of:=[.U27]/255" office:value-type="float" office:value="-0.0579654901960784" calcext:value-type="float">
            <text:p>-0.0579654902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table:formula="of:=[.W27]-[.X27]" office:value-type="float" office:value="0.176789" calcext:value-type="float">
            <text:p>0.176789</text:p>
          </table:table-cell>
          <table:table-cell/>
          <table:table-cell office:value-type="float" office:value="-0.0579654901960784" calcext:value-type="float">
            <text:p>-0.0579654902</text:p>
          </table:table-cell>
          <table:table-cell office:value-type="float" office:value="0.176789" calcext:value-type="float">
            <text:p>0.176789</text:p>
          </table:table-cell>
          <table:table-cell office:value-type="float" office:value="0.612755" calcext:value-type="float">
            <text:p>0.612755</text:p>
          </table:table-cell>
          <table:table-cell table:formula="of:=[.W27]-[.AC27]" office:value-type="float" office:value="0.117245" calcext:value-type="float">
            <text:p>0.1172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504162" calcext:value-type="float">
            <text:p>0.504162</text:p>
          </table:table-cell>
          <table:table-cell table:formula="of:=1-[.G28]" office:value-type="float" office:value="0.495838" calcext:value-type="float">
            <text:p>0.495838</text:p>
          </table:table-cell>
          <table:table-cell office:value-type="float" office:value="0.500487" calcext:value-type="float">
            <text:p>0.500487</text:p>
          </table:table-cell>
          <table:table-cell table:formula="of:=1-[.I28]" office:value-type="float" office:value="0.499513" calcext:value-type="float">
            <text:p>0.499513</text:p>
          </table:table-cell>
          <table:table-cell office:value-type="float" office:value="0.512919" calcext:value-type="float">
            <text:p>0.512919</text:p>
          </table:table-cell>
          <table:table-cell table:formula="of:=1-[.K28]" office:value-type="float" office:value="0.487081" calcext:value-type="float">
            <text:p>0.487081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488" calcext:value-type="float">
            <text:p>0.46488</text:p>
          </table:table-cell>
          <table:table-cell table:formula="of:=1-[.O28]" office:value-type="float" office:value="0.53512" calcext:value-type="float">
            <text:p>0.53512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table:formula="of:=[.W28]-[.X28]" office:value-type="float" office:value="-0.0327149999999999" calcext:value-type="float">
            <text:p>-0.032715</text:p>
          </table:table-cell>
          <table:table-cell/>
          <table:table-cell office:value-type="float" office:value="0.135907450980392" calcext:value-type="float">
            <text:p>0.135907451</text:p>
          </table:table-cell>
          <table:table-cell office:value-type="float" office:value="-0.032715" calcext:value-type="float">
            <text:p>-0.032715</text:p>
          </table:table-cell>
          <table:table-cell office:value-type="float" office:value="0.527381" calcext:value-type="float">
            <text:p>0.527381</text:p>
          </table:table-cell>
          <table:table-cell table:formula="of:=[.W28]-[.AC28]" office:value-type="float" office:value="-0.073381" calcext:value-type="float">
            <text:p>-0.0733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745714797127639" calcext:value-type="float">
            <text:p>-0.7457147971</text:p>
          </table:table-cell>
          <table:table-cell table:style-name="ce1" table:formula="of:=CORREL([.B17:.B28];[.H17:.H28])" office:value-type="float" office:value="0.745714797127639" calcext:value-type="float">
            <text:p>0.7457147971</text:p>
          </table:table-cell>
          <table:table-cell table:style-name="ce2" table:formula="of:=CORREL([.B17:.B28];[.I17:.I28])" office:value-type="float" office:value="-0.717116618517751" calcext:value-type="float">
            <text:p>-0.7171166185</text:p>
          </table:table-cell>
          <table:table-cell table:style-name="ce1" table:formula="of:=CORREL([.B17:.B28];[.J17:.J28])" office:value-type="float" office:value="0.717116618517751" calcext:value-type="float">
            <text:p>0.7171166185</text:p>
          </table:table-cell>
          <table:table-cell table:style-name="ce2" table:formula="of:=CORREL([.B17:.B28];[.K17:.K28])" office:value-type="float" office:value="-0.747727640913276" calcext:value-type="float">
            <text:p>-0.7477276409</text:p>
          </table:table-cell>
          <table:table-cell table:style-name="ce1" table:formula="of:=CORREL([.B17:.B28];[.L17:.L28])" office:value-type="float" office:value="0.747727640913276" calcext:value-type="float">
            <text:p>0.7477276409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2191768316279" calcext:value-type="float">
            <text:p>-0.7321917683</text:p>
          </table:table-cell>
          <table:table-cell table:style-name="ce1" table:formula="of:=CORREL([.B17:.B28];[.P17:.P28])" office:value-type="float" office:value="0.732191768316279" calcext:value-type="float">
            <text:p>0.732191768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74308749786731" calcext:value-type="float">
            <text:p>0.7430874979</text:p>
          </table:table-cell>
          <table:table-cell table:formula="of:=[.W29]-[.X2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3"/>
          <table:table-cell table:formula="of:=[.W30]-[.X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31]-[.X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58833" calcext:value-type="float">
            <text:p>0.58833</text:p>
          </table:table-cell>
          <table:table-cell table:formula="of:=1-[.E32]" office:value-type="float" office:value="0.41167" calcext:value-type="float">
            <text:p>0.41167</text:p>
          </table:table-cell>
          <table:table-cell office:value-type="float" office:value="0.606912" calcext:value-type="float">
            <text:p>0.606912</text:p>
          </table:table-cell>
          <table:table-cell table:formula="of:=1-[.G32]" office:value-type="float" office:value="0.393088" calcext:value-type="float">
            <text:p>0.393088</text:p>
          </table:table-cell>
          <table:table-cell office:value-type="float" office:value="0.603485" calcext:value-type="float">
            <text:p>0.603485</text:p>
          </table:table-cell>
          <table:table-cell table:formula="of:=1-[.I32]" office:value-type="float" office:value="0.396515" calcext:value-type="float">
            <text:p>0.396515</text:p>
          </table:table-cell>
          <table:table-cell office:value-type="float" office:value="0.609313" calcext:value-type="float">
            <text:p>0.609313</text:p>
          </table:table-cell>
          <table:table-cell table:formula="of:=1-[.K32]" office:value-type="float" office:value="0.390687" calcext:value-type="float">
            <text:p>0.390687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6398" calcext:value-type="float">
            <text:p>0.586398</text:p>
          </table:table-cell>
          <table:table-cell table:formula="of:=1-[.O32]" office:value-type="float" office:value="0.413602" calcext:value-type="float">
            <text:p>0.413602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table:formula="of:=[.W32]-[.X32]" office:value-type="float" office:value="-0.152668" calcext:value-type="float">
            <text:p>-0.152668</text:p>
          </table:table-cell>
          <table:table-cell/>
          <table:table-cell office:value-type="float" office:value="0.265773333333333" calcext:value-type="float">
            <text:p>0.2657733333</text:p>
          </table:table-cell>
          <table:table-cell office:value-type="float" office:value="-0.152668" calcext:value-type="float">
            <text:p>-0.152668</text:p>
          </table:table-cell>
          <table:table-cell office:value-type="float" office:value="0.41167" calcext:value-type="float">
            <text:p>0.41167</text:p>
          </table:table-cell>
          <table:table-cell table:formula="of:=[.W32]-[.AC32]" office:value-type="float" office:value="-0.17867" calcext:value-type="float">
            <text:p>-0.17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82506" calcext:value-type="float">
            <text:p>0.582506</text:p>
          </table:table-cell>
          <table:table-cell table:formula="of:=1-[.G33]" office:value-type="float" office:value="0.417494" calcext:value-type="float">
            <text:p>0.417494</text:p>
          </table:table-cell>
          <table:table-cell office:value-type="float" office:value="0.580746" calcext:value-type="float">
            <text:p>0.580746</text:p>
          </table:table-cell>
          <table:table-cell table:formula="of:=1-[.I33]" office:value-type="float" office:value="0.419254" calcext:value-type="float">
            <text:p>0.419254</text:p>
          </table:table-cell>
          <table:table-cell office:value-type="float" office:value="0.58475" calcext:value-type="float">
            <text:p>0.58475</text:p>
          </table:table-cell>
          <table:table-cell table:formula="of:=1-[.K33]" office:value-type="float" office:value="0.41525" calcext:value-type="float">
            <text:p>0.41525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7349" calcext:value-type="float">
            <text:p>0.567349</text:p>
          </table:table-cell>
          <table:table-cell table:formula="of:=1-[.O33]" office:value-type="float" office:value="0.432651" calcext:value-type="float">
            <text:p>0.432651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table:formula="of:=[.W33]-[.X33]" office:value-type="float" office:value="-0.103811" calcext:value-type="float">
            <text:p>-0.103811</text:p>
          </table:table-cell>
          <table:table-cell/>
          <table:table-cell office:value-type="float" office:value="0.276169803921569" calcext:value-type="float">
            <text:p>0.2761698039</text:p>
          </table:table-cell>
          <table:table-cell office:value-type="float" office:value="-0.103811" calcext:value-type="float">
            <text:p>-0.103811</text:p>
          </table:table-cell>
          <table:table-cell office:value-type="float" office:value="0.431288" calcext:value-type="float">
            <text:p>0.431288</text:p>
          </table:table-cell>
          <table:table-cell table:formula="of:=[.W33]-[.AC33]" office:value-type="float" office:value="-0.120288" calcext:value-type="float">
            <text:p>-0.1202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57559" calcext:value-type="float">
            <text:p>0.57559</text:p>
          </table:table-cell>
          <table:table-cell table:formula="of:=1-[.E34]" office:value-type="float" office:value="0.42441" calcext:value-type="float">
            <text:p>0.42441</text:p>
          </table:table-cell>
          <table:table-cell office:value-type="float" office:value="0.59458" calcext:value-type="float">
            <text:p>0.59458</text:p>
          </table:table-cell>
          <table:table-cell table:formula="of:=1-[.G34]" office:value-type="float" office:value="0.40542" calcext:value-type="float">
            <text:p>0.40542</text:p>
          </table:table-cell>
          <table:table-cell office:value-type="float" office:value="0.591399" calcext:value-type="float">
            <text:p>0.591399</text:p>
          </table:table-cell>
          <table:table-cell table:formula="of:=1-[.I34]" office:value-type="float" office:value="0.408601" calcext:value-type="float">
            <text:p>0.408601</text:p>
          </table:table-cell>
          <table:table-cell office:value-type="float" office:value="0.594894" calcext:value-type="float">
            <text:p>0.594894</text:p>
          </table:table-cell>
          <table:table-cell table:formula="of:=1-[.K34]" office:value-type="float" office:value="0.405106" calcext:value-type="float">
            <text:p>0.405106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146" calcext:value-type="float">
            <text:p>0.576146</text:p>
          </table:table-cell>
          <table:table-cell table:formula="of:=1-[.O34]" office:value-type="float" office:value="0.423854" calcext:value-type="float">
            <text:p>0.423854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table:formula="of:=[.W34]-[.X34]" office:value-type="float" office:value="-0.177033" calcext:value-type="float">
            <text:p>-0.177033</text:p>
          </table:table-cell>
          <table:table-cell/>
          <table:table-cell office:value-type="float" office:value="0.297609019607843" calcext:value-type="float">
            <text:p>0.2976090196</text:p>
          </table:table-cell>
          <table:table-cell office:value-type="float" office:value="-0.177033" calcext:value-type="float">
            <text:p>-0.177033</text:p>
          </table:table-cell>
          <table:table-cell office:value-type="float" office:value="0.42441" calcext:value-type="float">
            <text:p>0.42441</text:p>
          </table:table-cell>
          <table:table-cell table:formula="of:=[.W34]-[.AC34]" office:value-type="float" office:value="-0.21041" calcext:value-type="float">
            <text:p>-0.210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599864" calcext:value-type="float">
            <text:p>0.599864</text:p>
          </table:table-cell>
          <table:table-cell table:formula="of:=1-[.G35]" office:value-type="float" office:value="0.400136" calcext:value-type="float">
            <text:p>0.400136</text:p>
          </table:table-cell>
          <table:table-cell office:value-type="float" office:value="0.596935" calcext:value-type="float">
            <text:p>0.596935</text:p>
          </table:table-cell>
          <table:table-cell table:formula="of:=1-[.I35]" office:value-type="float" office:value="0.403065" calcext:value-type="float">
            <text:p>0.403065</text:p>
          </table:table-cell>
          <table:table-cell office:value-type="float" office:value="0.603215" calcext:value-type="float">
            <text:p>0.603215</text:p>
          </table:table-cell>
          <table:table-cell table:formula="of:=1-[.K35]" office:value-type="float" office:value="0.396785" calcext:value-type="float">
            <text:p>0.396785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37502" calcext:value-type="float">
            <text:p>0.537502</text:p>
          </table:table-cell>
          <table:table-cell table:formula="of:=1-[.O35]" office:value-type="float" office:value="0.462498" calcext:value-type="float">
            <text:p>0.46249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table:formula="of:=[.W35]-[.X35]" office:value-type="float" office:value="-0.122993" calcext:value-type="float">
            <text:p>-0.122993</text:p>
          </table:table-cell>
          <table:table-cell/>
          <table:table-cell office:value-type="float" office:value="0.26573568627451" calcext:value-type="float">
            <text:p>0.2657356863</text:p>
          </table:table-cell>
          <table:table-cell office:value-type="float" office:value="-0.122993" calcext:value-type="float">
            <text:p>-0.122993</text:p>
          </table:table-cell>
          <table:table-cell office:value-type="float" office:value="0.460763" calcext:value-type="float">
            <text:p>0.460763</text:p>
          </table:table-cell>
          <table:table-cell table:formula="of:=[.W35]-[.AC35]" office:value-type="float" office:value="-0.195763" calcext:value-type="float">
            <text:p>-0.1957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592056" calcext:value-type="float">
            <text:p>0.592056</text:p>
          </table:table-cell>
          <table:table-cell table:formula="of:=1-[.G36]" office:value-type="float" office:value="0.407944" calcext:value-type="float">
            <text:p>0.407944</text:p>
          </table:table-cell>
          <table:table-cell office:value-type="float" office:value="0.58961" calcext:value-type="float">
            <text:p>0.58961</text:p>
          </table:table-cell>
          <table:table-cell table:formula="of:=1-[.I36]" office:value-type="float" office:value="0.41039" calcext:value-type="float">
            <text:p>0.41039</text:p>
          </table:table-cell>
          <table:table-cell office:value-type="float" office:value="0.59317" calcext:value-type="float">
            <text:p>0.59317</text:p>
          </table:table-cell>
          <table:table-cell table:formula="of:=1-[.K36]" office:value-type="float" office:value="0.40683" calcext:value-type="float">
            <text:p>0.40683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table:formula="of:=[.W36]-[.X36]" office:value-type="float" office:value="-0.146009" calcext:value-type="float">
            <text:p>-0.146009</text:p>
          </table:table-cell>
          <table:table-cell/>
          <table:table-cell office:value-type="float" office:value="0.253047450980392" calcext:value-type="float">
            <text:p>0.253047451</text:p>
          </table:table-cell>
          <table:table-cell office:value-type="float" office:value="-0.146009" calcext:value-type="float">
            <text:p>-0.146009</text:p>
          </table:table-cell>
          <table:table-cell office:value-type="float" office:value="0.438408" calcext:value-type="float">
            <text:p>0.438408</text:p>
          </table:table-cell>
          <table:table-cell table:formula="of:=[.W36]-[.AC36]" office:value-type="float" office:value="-0.180408" calcext:value-type="float">
            <text:p>-0.1804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588529" calcext:value-type="float">
            <text:p>0.588529</text:p>
          </table:table-cell>
          <table:table-cell table:formula="of:=1-[.E37]" office:value-type="float" office:value="0.411471" calcext:value-type="float">
            <text:p>0.411471</text:p>
          </table:table-cell>
          <table:table-cell office:value-type="float" office:value="0.605544" calcext:value-type="float">
            <text:p>0.605544</text:p>
          </table:table-cell>
          <table:table-cell table:formula="of:=1-[.G37]" office:value-type="float" office:value="0.394456" calcext:value-type="float">
            <text:p>0.394456</text:p>
          </table:table-cell>
          <table:table-cell office:value-type="float" office:value="0.601367" calcext:value-type="float">
            <text:p>0.601367</text:p>
          </table:table-cell>
          <table:table-cell table:formula="of:=1-[.I37]" office:value-type="float" office:value="0.398633" calcext:value-type="float">
            <text:p>0.398633</text:p>
          </table:table-cell>
          <table:table-cell office:value-type="float" office:value="0.608421" calcext:value-type="float">
            <text:p>0.608421</text:p>
          </table:table-cell>
          <table:table-cell table:formula="of:=1-[.K37]" office:value-type="float" office:value="0.391579" calcext:value-type="float">
            <text:p>0.391579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5783" calcext:value-type="float">
            <text:p>0.585783</text:p>
          </table:table-cell>
          <table:table-cell table:formula="of:=1-[.O37]" office:value-type="float" office:value="0.414217" calcext:value-type="float">
            <text:p>0.414217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table:formula="of:=[.W37]-[.X37]" office:value-type="float" office:value="-0.115903" calcext:value-type="float">
            <text:p>-0.115903</text:p>
          </table:table-cell>
          <table:table-cell/>
          <table:table-cell office:value-type="float" office:value="0.29523568627451" calcext:value-type="float">
            <text:p>0.2952356863</text:p>
          </table:table-cell>
          <table:table-cell office:value-type="float" office:value="-0.115903" calcext:value-type="float">
            <text:p>-0.115903</text:p>
          </table:table-cell>
          <table:table-cell office:value-type="float" office:value="0.411471" calcext:value-type="float">
            <text:p>0.411471</text:p>
          </table:table-cell>
          <table:table-cell table:formula="of:=[.W37]-[.AC37]" office:value-type="float" office:value="-0.136471" calcext:value-type="float">
            <text:p>-0.1364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601319" calcext:value-type="float">
            <text:p>0.601319</text:p>
          </table:table-cell>
          <table:table-cell table:formula="of:=1-[.G38]" office:value-type="float" office:value="0.398681" calcext:value-type="float">
            <text:p>0.398681</text:p>
          </table:table-cell>
          <table:table-cell office:value-type="float" office:value="0.599059" calcext:value-type="float">
            <text:p>0.599059</text:p>
          </table:table-cell>
          <table:table-cell table:formula="of:=1-[.I38]" office:value-type="float" office:value="0.400941" calcext:value-type="float">
            <text:p>0.400941</text:p>
          </table:table-cell>
          <table:table-cell office:value-type="float" office:value="0.603452" calcext:value-type="float">
            <text:p>0.603452</text:p>
          </table:table-cell>
          <table:table-cell table:formula="of:=1-[.K38]" office:value-type="float" office:value="0.396548" calcext:value-type="float">
            <text:p>0.39654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136" calcext:value-type="float">
            <text:p>0.58136</text:p>
          </table:table-cell>
          <table:table-cell table:formula="of:=1-[.O38]" office:value-type="float" office:value="0.41864" calcext:value-type="float">
            <text:p>0.41864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table:formula="of:=[.W38]-[.X38]" office:value-type="float" office:value="-0.143461" calcext:value-type="float">
            <text:p>-0.143461</text:p>
          </table:table-cell>
          <table:table-cell/>
          <table:table-cell office:value-type="float" office:value="0.291006666666667" calcext:value-type="float">
            <text:p>0.2910066667</text:p>
          </table:table-cell>
          <table:table-cell office:value-type="float" office:value="-0.143461" calcext:value-type="float">
            <text:p>-0.143461</text:p>
          </table:table-cell>
          <table:table-cell office:value-type="float" office:value="0.416872" calcext:value-type="float">
            <text:p>0.416872</text:p>
          </table:table-cell>
          <table:table-cell table:formula="of:=[.W38]-[.AC38]" office:value-type="float" office:value="-0.167872" calcext:value-type="float">
            <text:p>-0.167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563217" calcext:value-type="float">
            <text:p>0.563217</text:p>
          </table:table-cell>
          <table:table-cell table:formula="of:=1-[.E39]" office:value-type="float" office:value="0.436783" calcext:value-type="float">
            <text:p>0.436783</text:p>
          </table:table-cell>
          <table:table-cell office:value-type="float" office:value="0.590476" calcext:value-type="float">
            <text:p>0.590476</text:p>
          </table:table-cell>
          <table:table-cell table:formula="of:=1-[.G39]" office:value-type="float" office:value="0.409524" calcext:value-type="float">
            <text:p>0.409524</text:p>
          </table:table-cell>
          <table:table-cell office:value-type="float" office:value="0.588387" calcext:value-type="float">
            <text:p>0.588387</text:p>
          </table:table-cell>
          <table:table-cell table:formula="of:=1-[.I39]" office:value-type="float" office:value="0.411613" calcext:value-type="float">
            <text:p>0.411613</text:p>
          </table:table-cell>
          <table:table-cell office:value-type="float" office:value="0.592015" calcext:value-type="float">
            <text:p>0.592015</text:p>
          </table:table-cell>
          <table:table-cell table:formula="of:=1-[.K39]" office:value-type="float" office:value="0.407985" calcext:value-type="float">
            <text:p>0.407985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477" calcext:value-type="float">
            <text:p>0.561477</text:p>
          </table:table-cell>
          <table:table-cell table:formula="of:=1-[.O39]" office:value-type="float" office:value="0.438523" calcext:value-type="float">
            <text:p>0.43852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table:formula="of:=[.W39]-[.X39]" office:value-type="float" office:value="-0.163723" calcext:value-type="float">
            <text:p>-0.163723</text:p>
          </table:table-cell>
          <table:table-cell/>
          <table:table-cell office:value-type="float" office:value="0.266596470588235" calcext:value-type="float">
            <text:p>0.2665964706</text:p>
          </table:table-cell>
          <table:table-cell office:value-type="float" office:value="-0.163723" calcext:value-type="float">
            <text:p>-0.163723</text:p>
          </table:table-cell>
          <table:table-cell office:value-type="float" office:value="0.436783" calcext:value-type="float">
            <text:p>0.436783</text:p>
          </table:table-cell>
          <table:table-cell table:formula="of:=[.W39]-[.AC39]" office:value-type="float" office:value="-0.196783" calcext:value-type="float">
            <text:p>-0.19678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formula="of:=CORREL([.B32:.B39];[.E32:.E39])" office:value-type="float" office:value="-0.189234361984733" calcext:value-type="float">
            <text:p>-0.189234362</text:p>
          </table:table-cell>
          <table:table-cell table:style-name="ce1" table:formula="of:=CORREL([.B32:.B39];[.F32:.F39])" office:value-type="float" office:value="0.189234361984733" calcext:value-type="float">
            <text:p>0.189234362</text:p>
          </table:table-cell>
          <table:table-cell table:formula="of:=CORREL([.B32:.B39];[.G32:.G39])" office:value-type="float" office:value="-0.393810727264592" calcext:value-type="float">
            <text:p>-0.3938107273</text:p>
          </table:table-cell>
          <table:table-cell table:style-name="ce1" table:formula="of:=CORREL([.B32:.B39];[.H32:.H39])" office:value-type="float" office:value="0.393810727264593" calcext:value-type="float">
            <text:p>0.3938107273</text:p>
          </table:table-cell>
          <table:table-cell table:style-name="ce2" table:formula="of:=CORREL([.B32:.B39];[.I32:.I39])" office:value-type="float" office:value="-0.396310603689298" calcext:value-type="float">
            <text:p>-0.3963106037</text:p>
          </table:table-cell>
          <table:table-cell table:style-name="ce1" table:formula="of:=CORREL([.B32:.B39];[.J32:.J39])" office:value-type="float" office:value="0.396310603689298" calcext:value-type="float">
            <text:p>0.3963106037</text:p>
          </table:table-cell>
          <table:table-cell table:style-name="ce2" table:formula="of:=CORREL([.B32:.B39];[.K32:.K39])" office:value-type="float" office:value="-0.313006424615802" calcext:value-type="float">
            <text:p>-0.3130064246</text:p>
          </table:table-cell>
          <table:table-cell table:style-name="ce1" table:formula="of:=CORREL([.B32:.B39];[.L32:.L39])" office:value-type="float" office:value="0.313006424615802" calcext:value-type="float">
            <text:p>0.3130064246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21639962423725" calcext:value-type="float">
            <text:p>-0.2163996242</text:p>
          </table:table-cell>
          <table:table-cell table:style-name="ce1" table:formula="of:=CORREL([.B32:.B39];[.P32:.P39])" office:value-type="float" office:value="0.21639962423725" calcext:value-type="float">
            <text:p>0.21639962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92317661396828" calcext:value-type="float">
            <text:p>0.5923176614</text:p>
          </table:table-cell>
          <table:table-cell table:formula="of:=[.W40]-[.X4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3"/>
          <table:table-cell table:formula="of:=[.W41]-[.X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42]-[.X4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91456" calcext:value-type="float">
            <text:p>0.391456</text:p>
          </table:table-cell>
          <table:table-cell table:formula="of:=1-[.G43]" office:value-type="float" office:value="0.608544" calcext:value-type="float">
            <text:p>0.608544</text:p>
          </table:table-cell>
          <table:table-cell office:value-type="float" office:value="0.39157" calcext:value-type="float">
            <text:p>0.39157</text:p>
          </table:table-cell>
          <table:table-cell table:formula="of:=1-[.I43]" office:value-type="float" office:value="0.60843" calcext:value-type="float">
            <text:p>0.60843</text:p>
          </table:table-cell>
          <table:table-cell office:value-type="float" office:value="0.407404" calcext:value-type="float">
            <text:p>0.407404</text:p>
          </table:table-cell>
          <table:table-cell table:formula="of:=1-[.K43]" office:value-type="float" office:value="0.592596" calcext:value-type="float">
            <text:p>0.59259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table:formula="of:=[.W43]-[.X43]" office:value-type="float" office:value="-0.113587" calcext:value-type="float">
            <text:p>-0.113587</text:p>
          </table:table-cell>
          <table:table-cell/>
          <table:table-cell office:value-type="float" office:value="0.19169137254902" calcext:value-type="float">
            <text:p>0.1916913725</text:p>
          </table:table-cell>
          <table:table-cell office:value-type="float" office:value="-0.113587" calcext:value-type="float">
            <text:p>-0.113587</text:p>
          </table:table-cell>
          <table:table-cell office:value-type="float" office:value="0.603679" calcext:value-type="float">
            <text:p>0.603679</text:p>
          </table:table-cell>
          <table:table-cell table:formula="of:=[.W43]-[.AC43]" office:value-type="float" office:value="-0.135679" calcext:value-type="float">
            <text:p>-0.1356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86485" calcext:value-type="float">
            <text:p>0.386485</text:p>
          </table:table-cell>
          <table:table-cell table:formula="of:=1-[.G44]" office:value-type="float" office:value="0.613515" calcext:value-type="float">
            <text:p>0.613515</text:p>
          </table:table-cell>
          <table:table-cell office:value-type="float" office:value="0.387331" calcext:value-type="float">
            <text:p>0.387331</text:p>
          </table:table-cell>
          <table:table-cell table:formula="of:=1-[.I44]" office:value-type="float" office:value="0.612669" calcext:value-type="float">
            <text:p>0.612669</text:p>
          </table:table-cell>
          <table:table-cell office:value-type="float" office:value="0.402502" calcext:value-type="float">
            <text:p>0.402502</text:p>
          </table:table-cell>
          <table:table-cell table:formula="of:=1-[.K44]" office:value-type="float" office:value="0.597498" calcext:value-type="float">
            <text:p>0.597498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table:formula="of:=[.W44]-[.X44]" office:value-type="float" office:value="-0.261597" calcext:value-type="float">
            <text:p>-0.261597</text:p>
          </table:table-cell>
          <table:table-cell/>
          <table:table-cell office:value-type="float" office:value="0.246512941176471" calcext:value-type="float">
            <text:p>0.2465129412</text:p>
          </table:table-cell>
          <table:table-cell office:value-type="float" office:value="-0.261597" calcext:value-type="float">
            <text:p>-0.261597</text:p>
          </table:table-cell>
          <table:table-cell office:value-type="float" office:value="0.620826" calcext:value-type="float">
            <text:p>0.620826</text:p>
          </table:table-cell>
          <table:table-cell table:formula="of:=[.W44]-[.AC44]" office:value-type="float" office:value="-0.295826" calcext:value-type="float">
            <text:p>-0.2958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340711" calcext:value-type="float">
            <text:p>0.340711</text:p>
          </table:table-cell>
          <table:table-cell table:formula="of:=1-[.G45]" office:value-type="float" office:value="0.659289" calcext:value-type="float">
            <text:p>0.659289</text:p>
          </table:table-cell>
          <table:table-cell office:value-type="float" office:value="0.338525" calcext:value-type="float">
            <text:p>0.338525</text:p>
          </table:table-cell>
          <table:table-cell table:formula="of:=1-[.I45]" office:value-type="float" office:value="0.661475" calcext:value-type="float">
            <text:p>0.661475</text:p>
          </table:table-cell>
          <table:table-cell office:value-type="float" office:value="0.357808" calcext:value-type="float">
            <text:p>0.357808</text:p>
          </table:table-cell>
          <table:table-cell table:formula="of:=1-[.K45]" office:value-type="float" office:value="0.642192" calcext:value-type="float">
            <text:p>0.64219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table:formula="of:=[.W45]-[.X45]" office:value-type="float" office:value="-0.157549" calcext:value-type="float">
            <text:p>-0.157549</text:p>
          </table:table-cell>
          <table:table-cell/>
          <table:table-cell office:value-type="float" office:value="0.195098039215686" calcext:value-type="float">
            <text:p>0.1950980392</text:p>
          </table:table-cell>
          <table:table-cell office:value-type="float" office:value="-0.157549" calcext:value-type="float">
            <text:p>-0.157549</text:p>
          </table:table-cell>
          <table:table-cell office:value-type="float" office:value="0.656509" calcext:value-type="float">
            <text:p>0.656509</text:p>
          </table:table-cell>
          <table:table-cell table:formula="of:=[.W45]-[.AC45]" office:value-type="float" office:value="-0.191509" calcext:value-type="float">
            <text:p>-0.1915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413577" calcext:value-type="float">
            <text:p>0.413577</text:p>
          </table:table-cell>
          <table:table-cell table:formula="of:=1-[.G46]" office:value-type="float" office:value="0.586423" calcext:value-type="float">
            <text:p>0.586423</text:p>
          </table:table-cell>
          <table:table-cell office:value-type="float" office:value="0.394634" calcext:value-type="float">
            <text:p>0.394634</text:p>
          </table:table-cell>
          <table:table-cell table:formula="of:=1-[.I46]" office:value-type="float" office:value="0.605366" calcext:value-type="float">
            <text:p>0.605366</text:p>
          </table:table-cell>
          <table:table-cell office:value-type="float" office:value="0.474696" calcext:value-type="float">
            <text:p>0.474696</text:p>
          </table:table-cell>
          <table:table-cell table:formula="of:=1-[.K46]" office:value-type="float" office:value="0.525304" calcext:value-type="float">
            <text:p>0.525304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table:formula="of:=[.W46]-[.X46]" office:value-type="float" office:value="-0.119559" calcext:value-type="float">
            <text:p>-0.119559</text:p>
          </table:table-cell>
          <table:table-cell/>
          <table:table-cell office:value-type="float" office:value="0.314392941176471" calcext:value-type="float">
            <text:p>0.3143929412</text:p>
          </table:table-cell>
          <table:table-cell office:value-type="float" office:value="-0.119559" calcext:value-type="float">
            <text:p>-0.119559</text:p>
          </table:table-cell>
          <table:table-cell office:value-type="float" office:value="0.52413" calcext:value-type="float">
            <text:p>0.52413</text:p>
          </table:table-cell>
          <table:table-cell table:formula="of:=[.W46]-[.AC46]" office:value-type="float" office:value="-0.15413" calcext:value-type="float">
            <text:p>-0.154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326857" calcext:value-type="float">
            <text:p>0.326857</text:p>
          </table:table-cell>
          <table:table-cell table:formula="of:=1-[.G47]" office:value-type="float" office:value="0.673143" calcext:value-type="float">
            <text:p>0.673143</text:p>
          </table:table-cell>
          <table:table-cell office:value-type="float" office:value="0.327251" calcext:value-type="float">
            <text:p>0.327251</text:p>
          </table:table-cell>
          <table:table-cell table:formula="of:=1-[.I47]" office:value-type="float" office:value="0.672749" calcext:value-type="float">
            <text:p>0.672749</text:p>
          </table:table-cell>
          <table:table-cell office:value-type="float" office:value="0.338853" calcext:value-type="float">
            <text:p>0.338853</text:p>
          </table:table-cell>
          <table:table-cell table:formula="of:=1-[.K47]" office:value-type="float" office:value="0.661147" calcext:value-type="float">
            <text:p>0.661147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table:formula="of:=[.W47]-[.X47]" office:value-type="float" office:value="0.100694" calcext:value-type="float">
            <text:p>0.100694</text:p>
          </table:table-cell>
          <table:table-cell/>
          <table:table-cell office:value-type="float" office:value="0.16304431372549" calcext:value-type="float">
            <text:p>0.1630443137</text:p>
          </table:table-cell>
          <table:table-cell office:value-type="float" office:value="0.100694" calcext:value-type="float">
            <text:p>0.100694</text:p>
          </table:table-cell>
          <table:table-cell office:value-type="float" office:value="0.663392" calcext:value-type="float">
            <text:p>0.663392</text:p>
          </table:table-cell>
          <table:table-cell table:formula="of:=[.W47]-[.AC47]" office:value-type="float" office:value="0.081608" calcext:value-type="float">
            <text:p>0.0816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487115" calcext:value-type="float">
            <text:p>0.487115</text:p>
          </table:table-cell>
          <table:table-cell table:formula="of:=1-[.E48]" office:value-type="float" office:value="0.512885" calcext:value-type="float">
            <text:p>0.512885</text:p>
          </table:table-cell>
          <table:table-cell office:value-type="float" office:value="0.476536" calcext:value-type="float">
            <text:p>0.476536</text:p>
          </table:table-cell>
          <table:table-cell table:formula="of:=1-[.G48]" office:value-type="float" office:value="0.523464" calcext:value-type="float">
            <text:p>0.523464</text:p>
          </table:table-cell>
          <table:table-cell office:value-type="float" office:value="0.47845" calcext:value-type="float">
            <text:p>0.47845</text:p>
          </table:table-cell>
          <table:table-cell table:formula="of:=1-[.I48]" office:value-type="float" office:value="0.52155" calcext:value-type="float">
            <text:p>0.52155</text:p>
          </table:table-cell>
          <table:table-cell office:value-type="float" office:value="0.496825" calcext:value-type="float">
            <text:p>0.496825</text:p>
          </table:table-cell>
          <table:table-cell table:formula="of:=1-[.K48]" office:value-type="float" office:value="0.503175" calcext:value-type="float">
            <text:p>0.503175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7593" calcext:value-type="float">
            <text:p>0.467593</text:p>
          </table:table-cell>
          <table:table-cell table:formula="of:=1-[.O48]" office:value-type="float" office:value="0.532407" calcext:value-type="float">
            <text:p>0.532407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table:formula="of:=[.W48]-[.X48]" office:value-type="float" office:value="-0.131475" calcext:value-type="float">
            <text:p>-0.131475</text:p>
          </table:table-cell>
          <table:table-cell/>
          <table:table-cell office:value-type="float" office:value="0.309462352941176" calcext:value-type="float">
            <text:p>0.3094623529</text:p>
          </table:table-cell>
          <table:table-cell office:value-type="float" office:value="-0.131475" calcext:value-type="float">
            <text:p>-0.131475</text:p>
          </table:table-cell>
          <table:table-cell office:value-type="float" office:value="0.512885" calcext:value-type="float">
            <text:p>0.512885</text:p>
          </table:table-cell>
          <table:table-cell table:formula="of:=[.W48]-[.AC48]" office:value-type="float" office:value="-0.151885" calcext:value-type="float">
            <text:p>-0.15188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87016" calcext:value-type="float">
            <text:p>0.287016</text:p>
          </table:table-cell>
          <table:table-cell table:formula="of:=1-[.G49]" office:value-type="float" office:value="0.712984" calcext:value-type="float">
            <text:p>0.712984</text:p>
          </table:table-cell>
          <table:table-cell office:value-type="float" office:value="0.287796" calcext:value-type="float">
            <text:p>0.287796</text:p>
          </table:table-cell>
          <table:table-cell table:formula="of:=1-[.I49]" office:value-type="float" office:value="0.712204" calcext:value-type="float">
            <text:p>0.712204</text:p>
          </table:table-cell>
          <table:table-cell office:value-type="float" office:value="0.293993" calcext:value-type="float">
            <text:p>0.293993</text:p>
          </table:table-cell>
          <table:table-cell table:formula="of:=1-[.K49]" office:value-type="float" office:value="0.706007" calcext:value-type="float">
            <text:p>0.706007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table:formula="of:=[.W49]-[.X49]" office:value-type="float" office:value="0.036882" calcext:value-type="float">
            <text:p>0.036882</text:p>
          </table:table-cell>
          <table:table-cell/>
          <table:table-cell office:value-type="float" office:value="0.134466274509804" calcext:value-type="float">
            <text:p>0.1344662745</text:p>
          </table:table-cell>
          <table:table-cell office:value-type="float" office:value="0.036882" calcext:value-type="float">
            <text:p>0.036882</text:p>
          </table:table-cell>
          <table:table-cell office:value-type="float" office:value="0.718998" calcext:value-type="float">
            <text:p>0.718998</text:p>
          </table:table-cell>
          <table:table-cell table:formula="of:=[.W49]-[.AC49]" office:value-type="float" office:value="0.0110020000000001" calcext:value-type="float">
            <text:p>0.0110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3:.B49];[.E43:.E49])" office:value-type="float" office:value="-0.761716172808967" calcext:value-type="float">
            <text:p>-0.7617161728</text:p>
          </table:table-cell>
          <table:table-cell table:style-name="ce1" table:formula="of:=CORREL([.B43:.B49];[.F43:.F49])" office:value-type="float" office:value="0.761716172808967" calcext:value-type="float">
            <text:p>0.7617161728</text:p>
          </table:table-cell>
          <table:table-cell table:formula="of:=CORREL([.B43:.B49];[.G43:.G49])" office:value-type="float" office:value="-0.804384642557734" calcext:value-type="float">
            <text:p>-0.8043846426</text:p>
          </table:table-cell>
          <table:table-cell table:style-name="ce1" table:formula="of:=CORREL([.B43:.B49];[.H43:.H49])" office:value-type="float" office:value="0.804384642557734" calcext:value-type="float">
            <text:p>0.8043846426</text:p>
          </table:table-cell>
          <table:table-cell table:formula="of:=CORREL([.B43:.B49];[.I43:.I49])" office:value-type="float" office:value="-0.781776817732882" calcext:value-type="float">
            <text:p>-0.7817768177</text:p>
          </table:table-cell>
          <table:table-cell table:style-name="ce1" table:formula="of:=CORREL([.B43:.B49];[.J43:.J49])" office:value-type="float" office:value="0.781776817732882" calcext:value-type="float">
            <text:p>0.7817768177</text:p>
          </table:table-cell>
          <table:table-cell table:formula="of:=CORREL([.B43:.B49];[.K43:.K49])" office:value-type="float" office:value="-0.815462337435327" calcext:value-type="float">
            <text:p>-0.8154623374</text:p>
          </table:table-cell>
          <table:table-cell table:style-name="ce1" table:formula="of:=CORREL([.B43:.B49];[.L43:.L49])" office:value-type="float" office:value="0.815462337435327" calcext:value-type="float">
            <text:p>0.8154623374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60150270586929" calcext:value-type="float">
            <text:p>-0.7601502706</text:p>
          </table:table-cell>
          <table:table-cell table:style-name="ce1" table:formula="of:=CORREL([.B43:.B49];[.P43:.P49])" office:value-type="float" office:value="0.760150270586929" calcext:value-type="float">
            <text:p>0.7601502706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801385684447592" calcext:value-type="float">
            <text:p>0.8013856844</text:p>
          </table:table-cell>
          <table:table-cell table:formula="of:=[.W50]-[.X5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3"/>
          <table:table-cell table:formula="of:=[.W51]-[.X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52]-[.X5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63872" calcext:value-type="float">
            <text:p>0.263872</text:p>
          </table:table-cell>
          <table:table-cell table:formula="of:=1-[.G53]" office:value-type="float" office:value="0.736128" calcext:value-type="float">
            <text:p>0.736128</text:p>
          </table:table-cell>
          <table:table-cell office:value-type="float" office:value="0.263352" calcext:value-type="float">
            <text:p>0.263352</text:p>
          </table:table-cell>
          <table:table-cell table:formula="of:=1-[.I53]" office:value-type="float" office:value="0.736648" calcext:value-type="float">
            <text:p>0.736648</text:p>
          </table:table-cell>
          <table:table-cell office:value-type="float" office:value="0.266655" calcext:value-type="float">
            <text:p>0.266655</text:p>
          </table:table-cell>
          <table:table-cell table:formula="of:=1-[.K53]" office:value-type="float" office:value="0.733345" calcext:value-type="float">
            <text:p>0.733345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6461" calcext:value-type="float">
            <text:p>0.266461</text:p>
          </table:table-cell>
          <table:table-cell table:formula="of:=1-[.O53]" office:value-type="float" office:value="0.733539" calcext:value-type="float">
            <text:p>0.733539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table:formula="of:=[.W53]-[.X53]" office:value-type="float" office:value="0.0315899999999999" calcext:value-type="float">
            <text:p>0.03159</text:p>
          </table:table-cell>
          <table:table-cell/>
          <table:table-cell office:value-type="float" office:value="0.0527098039215686" calcext:value-type="float">
            <text:p>0.0527098039</text:p>
          </table:table-cell>
          <table:table-cell office:value-type="float" office:value="0.03159" calcext:value-type="float">
            <text:p>0.03159</text:p>
          </table:table-cell>
          <table:table-cell office:value-type="float" office:value="0.731297" calcext:value-type="float">
            <text:p>0.731297</text:p>
          </table:table-cell>
          <table:table-cell table:formula="of:=[.W53]-[.AC53]" office:value-type="float" office:value="0.019703" calcext:value-type="float">
            <text:p>0.019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339545" calcext:value-type="float">
            <text:p>0.339545</text:p>
          </table:table-cell>
          <table:table-cell table:formula="of:=1-[.E54]" office:value-type="float" office:value="0.660455" calcext:value-type="float">
            <text:p>0.660455</text:p>
          </table:table-cell>
          <table:table-cell office:value-type="float" office:value="0.33926" calcext:value-type="float">
            <text:p>0.33926</text:p>
          </table:table-cell>
          <table:table-cell table:formula="of:=1-[.G54]" office:value-type="float" office:value="0.66074" calcext:value-type="float">
            <text:p>0.66074</text:p>
          </table:table-cell>
          <table:table-cell office:value-type="float" office:value="0.338307" calcext:value-type="float">
            <text:p>0.338307</text:p>
          </table:table-cell>
          <table:table-cell table:formula="of:=1-[.I54]" office:value-type="float" office:value="0.661693" calcext:value-type="float">
            <text:p>0.661693</text:p>
          </table:table-cell>
          <table:table-cell office:value-type="float" office:value="0.342824" calcext:value-type="float">
            <text:p>0.342824</text:p>
          </table:table-cell>
          <table:table-cell table:formula="of:=1-[.K54]" office:value-type="float" office:value="0.657176" calcext:value-type="float">
            <text:p>0.657176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6298" calcext:value-type="float">
            <text:p>0.336298</text:p>
          </table:table-cell>
          <table:table-cell table:formula="of:=1-[.O54]" office:value-type="float" office:value="0.663702" calcext:value-type="float">
            <text:p>0.663702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table:formula="of:=[.W54]-[.X54]" office:value-type="float" office:value="0.0943999999999999" calcext:value-type="float">
            <text:p>0.0944</text:p>
          </table:table-cell>
          <table:table-cell/>
          <table:table-cell office:value-type="float" office:value="0.06894" calcext:value-type="float">
            <text:p>0.068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60455" calcext:value-type="float">
            <text:p>0.660455</text:p>
          </table:table-cell>
          <table:table-cell table:formula="of:=[.W54]-[.AC54]" office:value-type="float" office:value="0.084545" calcext:value-type="float">
            <text:p>0.0845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404611" calcext:value-type="float">
            <text:p>0.404611</text:p>
          </table:table-cell>
          <table:table-cell table:formula="of:=1-[.E55]" office:value-type="float" office:value="0.595389" calcext:value-type="float">
            <text:p>0.595389</text:p>
          </table:table-cell>
          <table:table-cell office:value-type="float" office:value="0.40336" calcext:value-type="float">
            <text:p>0.40336</text:p>
          </table:table-cell>
          <table:table-cell table:formula="of:=1-[.G55]" office:value-type="float" office:value="0.59664" calcext:value-type="float">
            <text:p>0.59664</text:p>
          </table:table-cell>
          <table:table-cell office:value-type="float" office:value="0.401951" calcext:value-type="float">
            <text:p>0.401951</text:p>
          </table:table-cell>
          <table:table-cell table:formula="of:=1-[.I55]" office:value-type="float" office:value="0.598049" calcext:value-type="float">
            <text:p>0.598049</text:p>
          </table:table-cell>
          <table:table-cell office:value-type="float" office:value="0.407216" calcext:value-type="float">
            <text:p>0.407216</text:p>
          </table:table-cell>
          <table:table-cell table:formula="of:=1-[.K55]" office:value-type="float" office:value="0.592784" calcext:value-type="float">
            <text:p>0.592784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879" calcext:value-type="float">
            <text:p>0.400879</text:p>
          </table:table-cell>
          <table:table-cell table:formula="of:=1-[.O55]" office:value-type="float" office:value="0.599121" calcext:value-type="float">
            <text:p>0.599121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table:formula="of:=[.W55]-[.X55]" office:value-type="float" office:value="0.069157" calcext:value-type="float">
            <text:p>0.069157</text:p>
          </table:table-cell>
          <table:table-cell/>
          <table:table-cell office:value-type="float" office:value="0.07922" calcext:value-type="float">
            <text:p>0.07922</text:p>
          </table:table-cell>
          <table:table-cell office:value-type="float" office:value="0.069157" calcext:value-type="float">
            <text:p>0.069157</text:p>
          </table:table-cell>
          <table:table-cell office:value-type="float" office:value="0.595389" calcext:value-type="float">
            <text:p>0.595389</text:p>
          </table:table-cell>
          <table:table-cell table:formula="of:=[.W55]-[.AC55]" office:value-type="float" office:value="0.0666110000000001" calcext:value-type="float">
            <text:p>0.0666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28341" calcext:value-type="float">
            <text:p>0.428341</text:p>
          </table:table-cell>
          <table:table-cell table:formula="of:=1-[.G56]" office:value-type="float" office:value="0.571659" calcext:value-type="float">
            <text:p>0.571659</text:p>
          </table:table-cell>
          <table:table-cell office:value-type="float" office:value="0.426455" calcext:value-type="float">
            <text:p>0.426455</text:p>
          </table:table-cell>
          <table:table-cell table:formula="of:=1-[.I56]" office:value-type="float" office:value="0.573545" calcext:value-type="float">
            <text:p>0.573545</text:p>
          </table:table-cell>
          <table:table-cell office:value-type="float" office:value="0.432207" calcext:value-type="float">
            <text:p>0.432207</text:p>
          </table:table-cell>
          <table:table-cell table:formula="of:=1-[.K56]" office:value-type="float" office:value="0.567793" calcext:value-type="float">
            <text:p>0.567793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table:formula="of:=[.W56]-[.X56]" office:value-type="float" office:value="0.0616420000000001" calcext:value-type="float">
            <text:p>0.061642</text:p>
          </table:table-cell>
          <table:table-cell/>
          <table:table-cell office:value-type="float" office:value="0.0518666666666667" calcext:value-type="float">
            <text:p>0.0518666667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574402" calcext:value-type="float">
            <text:p>0.574402</text:p>
          </table:table-cell>
          <table:table-cell table:formula="of:=[.W56]-[.AC56]" office:value-type="float" office:value="0.059598" calcext:value-type="float">
            <text:p>0.059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16304" calcext:value-type="float">
            <text:p>0.416304</text:p>
          </table:table-cell>
          <table:table-cell table:formula="of:=1-[.G57]" office:value-type="float" office:value="0.583696" calcext:value-type="float">
            <text:p>0.583696</text:p>
          </table:table-cell>
          <table:table-cell office:value-type="float" office:value="0.413265" calcext:value-type="float">
            <text:p>0.413265</text:p>
          </table:table-cell>
          <table:table-cell table:formula="of:=1-[.I57]" office:value-type="float" office:value="0.586735" calcext:value-type="float">
            <text:p>0.586735</text:p>
          </table:table-cell>
          <table:table-cell office:value-type="float" office:value="0.420462" calcext:value-type="float">
            <text:p>0.420462</text:p>
          </table:table-cell>
          <table:table-cell table:formula="of:=1-[.K57]" office:value-type="float" office:value="0.579538" calcext:value-type="float">
            <text:p>0.579538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table:formula="of:=[.W57]-[.X57]" office:value-type="float" office:value="0.240563" calcext:value-type="float">
            <text:p>0.240563</text:p>
          </table:table-cell>
          <table:table-cell/>
          <table:table-cell office:value-type="float" office:value="0.0533639215686274" calcext:value-type="float">
            <text:p>0.0533639216</text:p>
          </table:table-cell>
          <table:table-cell office:value-type="float" office:value="0.240563" calcext:value-type="float">
            <text:p>0.240563</text:p>
          </table:table-cell>
          <table:table-cell office:value-type="float" office:value="0.584821" calcext:value-type="float">
            <text:p>0.584821</text:p>
          </table:table-cell>
          <table:table-cell table:formula="of:=[.W57]-[.AC57]" office:value-type="float" office:value="0.239179" calcext:value-type="float">
            <text:p>0.239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307149" calcext:value-type="float">
            <text:p>0.307149</text:p>
          </table:table-cell>
          <table:table-cell table:formula="of:=1-[.G58]" office:value-type="float" office:value="0.692851" calcext:value-type="float">
            <text:p>0.692851</text:p>
          </table:table-cell>
          <table:table-cell office:value-type="float" office:value="0.303808" calcext:value-type="float">
            <text:p>0.303808</text:p>
          </table:table-cell>
          <table:table-cell table:formula="of:=1-[.I58]" office:value-type="float" office:value="0.696192" calcext:value-type="float">
            <text:p>0.696192</text:p>
          </table:table-cell>
          <table:table-cell office:value-type="float" office:value="0.310711" calcext:value-type="float">
            <text:p>0.310711</text:p>
          </table:table-cell>
          <table:table-cell table:formula="of:=1-[.K58]" office:value-type="float" office:value="0.689289" calcext:value-type="float">
            <text:p>0.689289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table:formula="of:=[.W58]-[.X58]" office:value-type="float" office:value="0.193591" calcext:value-type="float">
            <text:p>0.193591</text:p>
          </table:table-cell>
          <table:table-cell/>
          <table:table-cell office:value-type="float" office:value="0.0630262745098039" calcext:value-type="float">
            <text:p>0.0630262745</text:p>
          </table:table-cell>
          <table:table-cell office:value-type="float" office:value="0.193591" calcext:value-type="float">
            <text:p>0.193591</text:p>
          </table:table-cell>
          <table:table-cell office:value-type="float" office:value="0.693115" calcext:value-type="float">
            <text:p>0.693115</text:p>
          </table:table-cell>
          <table:table-cell table:formula="of:=[.W58]-[.AC58]" office:value-type="float" office:value="0.193885" calcext:value-type="float">
            <text:p>0.193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44081" calcext:value-type="float">
            <text:p>0.244081</text:p>
          </table:table-cell>
          <table:table-cell table:formula="of:=1-[.G59]" office:value-type="float" office:value="0.755919" calcext:value-type="float">
            <text:p>0.755919</text:p>
          </table:table-cell>
          <table:table-cell office:value-type="float" office:value="0.241875" calcext:value-type="float">
            <text:p>0.241875</text:p>
          </table:table-cell>
          <table:table-cell table:formula="of:=1-[.I59]" office:value-type="float" office:value="0.758125" calcext:value-type="float">
            <text:p>0.758125</text:p>
          </table:table-cell>
          <table:table-cell office:value-type="float" office:value="0.245929" calcext:value-type="float">
            <text:p>0.245929</text:p>
          </table:table-cell>
          <table:table-cell table:formula="of:=1-[.K59]" office:value-type="float" office:value="0.754071" calcext:value-type="float">
            <text:p>0.754071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4" calcext:value-type="float">
            <text:p>0.2434</text:p>
          </table:table-cell>
          <table:table-cell table:formula="of:=1-[.O59]" office:value-type="float" office:value="0.7566" calcext:value-type="float">
            <text:p>0.7566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table:formula="of:=[.W59]-[.X59]" office:value-type="float" office:value="0.014927" calcext:value-type="float">
            <text:p>0.014927</text:p>
          </table:table-cell>
          <table:table-cell/>
          <table:table-cell office:value-type="float" office:value="0.0807678431372549" calcext:value-type="float">
            <text:p>0.0807678431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754192" calcext:value-type="float">
            <text:p>0.754192</text:p>
          </table:table-cell>
          <table:table-cell table:formula="of:=[.W59]-[.AC59]" office:value-type="float" office:value="0.015808" calcext:value-type="float">
            <text:p>0.015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11747" calcext:value-type="float">
            <text:p>0.311747</text:p>
          </table:table-cell>
          <table:table-cell table:formula="of:=1-[.G60]" office:value-type="float" office:value="0.688253" calcext:value-type="float">
            <text:p>0.688253</text:p>
          </table:table-cell>
          <table:table-cell office:value-type="float" office:value="0.310021" calcext:value-type="float">
            <text:p>0.310021</text:p>
          </table:table-cell>
          <table:table-cell table:formula="of:=1-[.I60]" office:value-type="float" office:value="0.689979" calcext:value-type="float">
            <text:p>0.689979</text:p>
          </table:table-cell>
          <table:table-cell office:value-type="float" office:value="0.313159" calcext:value-type="float">
            <text:p>0.313159</text:p>
          </table:table-cell>
          <table:table-cell table:formula="of:=1-[.K60]" office:value-type="float" office:value="0.686841" calcext:value-type="float">
            <text:p>0.686841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table:formula="of:=[.W60]-[.X60]" office:value-type="float" office:value="0.0669599999999999" calcext:value-type="float">
            <text:p>0.06696</text:p>
          </table:table-cell>
          <table:table-cell/>
          <table:table-cell office:value-type="float" office:value="0.0924274509803922" calcext:value-type="float">
            <text:p>0.092427451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688516" calcext:value-type="float">
            <text:p>0.688516</text:p>
          </table:table-cell>
          <table:table-cell table:formula="of:=[.W60]-[.AC60]" office:value-type="float" office:value="0.065484" calcext:value-type="float">
            <text:p>0.0654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53021" calcext:value-type="float">
            <text:p>0.353021</text:p>
          </table:table-cell>
          <table:table-cell table:formula="of:=1-[.G61]" office:value-type="float" office:value="0.646979" calcext:value-type="float">
            <text:p>0.646979</text:p>
          </table:table-cell>
          <table:table-cell office:value-type="float" office:value="0.350696" calcext:value-type="float">
            <text:p>0.350696</text:p>
          </table:table-cell>
          <table:table-cell table:formula="of:=1-[.I61]" office:value-type="float" office:value="0.649304" calcext:value-type="float">
            <text:p>0.649304</text:p>
          </table:table-cell>
          <table:table-cell office:value-type="float" office:value="0.355129" calcext:value-type="float">
            <text:p>0.355129</text:p>
          </table:table-cell>
          <table:table-cell table:formula="of:=1-[.K61]" office:value-type="float" office:value="0.644871" calcext:value-type="float">
            <text:p>0.644871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table:formula="of:=[.W61]-[.X61]" office:value-type="float" office:value="0.026495" calcext:value-type="float">
            <text:p>0.026495</text:p>
          </table:table-cell>
          <table:table-cell/>
          <table:table-cell office:value-type="float" office:value="0.11277568627451" calcext:value-type="float">
            <text:p>0.1127756863</text:p>
          </table:table-cell>
          <table:table-cell office:value-type="float" office:value="0.026495" calcext:value-type="float">
            <text:p>0.026495</text:p>
          </table:table-cell>
          <table:table-cell office:value-type="float" office:value="0.648102" calcext:value-type="float">
            <text:p>0.648102</text:p>
          </table:table-cell>
          <table:table-cell table:formula="of:=[.W61]-[.AC61]" office:value-type="float" office:value="0.0258980000000001" calcext:value-type="float">
            <text:p>0.0258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50264" calcext:value-type="float">
            <text:p>0.350264</text:p>
          </table:table-cell>
          <table:table-cell table:formula="of:=1-[.G62]" office:value-type="float" office:value="0.649736" calcext:value-type="float">
            <text:p>0.649736</text:p>
          </table:table-cell>
          <table:table-cell office:value-type="float" office:value="0.348097" calcext:value-type="float">
            <text:p>0.348097</text:p>
          </table:table-cell>
          <table:table-cell table:formula="of:=1-[.I62]" office:value-type="float" office:value="0.651903" calcext:value-type="float">
            <text:p>0.651903</text:p>
          </table:table-cell>
          <table:table-cell office:value-type="float" office:value="0.353502" calcext:value-type="float">
            <text:p>0.353502</text:p>
          </table:table-cell>
          <table:table-cell table:formula="of:=1-[.K62]" office:value-type="float" office:value="0.646498" calcext:value-type="float">
            <text:p>0.646498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209" calcext:value-type="float">
            <text:p>0.346209</text:p>
          </table:table-cell>
          <table:table-cell table:formula="of:=1-[.O62]" office:value-type="float" office:value="0.653791" calcext:value-type="float">
            <text:p>0.653791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table:formula="of:=[.W62]-[.X62]" office:value-type="float" office:value="0.038954" calcext:value-type="float">
            <text:p>0.038954</text:p>
          </table:table-cell>
          <table:table-cell/>
          <table:table-cell office:value-type="float" office:value="0.111992549019608" calcext:value-type="float">
            <text:p>0.111992549</text:p>
          </table:table-cell>
          <table:table-cell office:value-type="float" office:value="0.038954" calcext:value-type="float">
            <text:p>0.038954</text:p>
          </table:table-cell>
          <table:table-cell office:value-type="float" office:value="0.650583" calcext:value-type="float">
            <text:p>0.650583</text:p>
          </table:table-cell>
          <table:table-cell table:formula="of:=[.W62]-[.AC62]" office:value-type="float" office:value="0.038417" calcext:value-type="float">
            <text:p>0.038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39389" calcext:value-type="float">
            <text:p>0.539389</text:p>
          </table:table-cell>
          <table:table-cell table:formula="of:=1-[.G63]" office:value-type="float" office:value="0.460611" calcext:value-type="float">
            <text:p>0.460611</text:p>
          </table:table-cell>
          <table:table-cell office:value-type="float" office:value="0.536914" calcext:value-type="float">
            <text:p>0.536914</text:p>
          </table:table-cell>
          <table:table-cell table:formula="of:=1-[.I63]" office:value-type="float" office:value="0.463086" calcext:value-type="float">
            <text:p>0.463086</text:p>
          </table:table-cell>
          <table:table-cell office:value-type="float" office:value="0.542939" calcext:value-type="float">
            <text:p>0.542939</text:p>
          </table:table-cell>
          <table:table-cell table:formula="of:=1-[.K63]" office:value-type="float" office:value="0.457061" calcext:value-type="float">
            <text:p>0.457061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table:formula="of:=[.W63]-[.X63]" office:value-type="float" office:value="0.249854" calcext:value-type="float">
            <text:p>0.249854</text:p>
          </table:table-cell>
          <table:table-cell/>
          <table:table-cell office:value-type="float" office:value="0.108945098039216" calcext:value-type="float">
            <text:p>0.108945098</text:p>
          </table:table-cell>
          <table:table-cell office:value-type="float" office:value="0.249854" calcext:value-type="float">
            <text:p>0.249854</text:p>
          </table:table-cell>
          <table:table-cell office:value-type="float" office:value="0.461068" calcext:value-type="float">
            <text:p>0.461068</text:p>
          </table:table-cell>
          <table:table-cell table:formula="of:=[.W63]-[.AC63]" office:value-type="float" office:value="0.250932" calcext:value-type="float">
            <text:p>0.2509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46131" calcext:value-type="float">
            <text:p>0.646131</text:p>
          </table:table-cell>
          <table:table-cell table:formula="of:=1-[.G64]" office:value-type="float" office:value="0.353869" calcext:value-type="float">
            <text:p>0.353869</text:p>
          </table:table-cell>
          <table:table-cell office:value-type="float" office:value="0.64441" calcext:value-type="float">
            <text:p>0.64441</text:p>
          </table:table-cell>
          <table:table-cell table:formula="of:=1-[.I64]" office:value-type="float" office:value="0.35559" calcext:value-type="float">
            <text:p>0.35559</text:p>
          </table:table-cell>
          <table:table-cell office:value-type="float" office:value="0.650052" calcext:value-type="float">
            <text:p>0.650052</text:p>
          </table:table-cell>
          <table:table-cell table:formula="of:=1-[.K64]" office:value-type="float" office:value="0.349948" calcext:value-type="float">
            <text:p>0.34994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table:formula="of:=[.W64]-[.X64]" office:value-type="float" office:value="0.3601" calcext:value-type="float">
            <text:p>0.3601</text:p>
          </table:table-cell>
          <table:table-cell/>
          <table:table-cell office:value-type="float" office:value="0.211764705882353" calcext:value-type="float">
            <text:p>0.2117647059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7367" calcext:value-type="float">
            <text:p>0.357367</text:p>
          </table:table-cell>
          <table:table-cell table:formula="of:=[.W64]-[.AC64]" office:value-type="float" office:value="0.361633" calcext:value-type="float">
            <text:p>0.3616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74072" calcext:value-type="float">
            <text:p>0.674072</text:p>
          </table:table-cell>
          <table:table-cell table:formula="of:=1-[.G65]" office:value-type="float" office:value="0.325928" calcext:value-type="float">
            <text:p>0.325928</text:p>
          </table:table-cell>
          <table:table-cell office:value-type="float" office:value="0.671191" calcext:value-type="float">
            <text:p>0.671191</text:p>
          </table:table-cell>
          <table:table-cell table:formula="of:=1-[.I65]" office:value-type="float" office:value="0.328809" calcext:value-type="float">
            <text:p>0.328809</text:p>
          </table:table-cell>
          <table:table-cell office:value-type="float" office:value="0.68052" calcext:value-type="float">
            <text:p>0.68052</text:p>
          </table:table-cell>
          <table:table-cell table:formula="of:=1-[.K65]" office:value-type="float" office:value="0.31948" calcext:value-type="float">
            <text:p>0.31948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table:formula="of:=[.W65]-[.X65]" office:value-type="float" office:value="0.318476" calcext:value-type="float">
            <text:p>0.318476</text:p>
          </table:table-cell>
          <table:table-cell/>
          <table:table-cell office:value-type="float" office:value="0.147881176470588" calcext:value-type="float">
            <text:p>0.1478811765</text:p>
          </table:table-cell>
          <table:table-cell office:value-type="float" office:value="0.318476" calcext:value-type="float">
            <text:p>0.318476</text:p>
          </table:table-cell>
          <table:table-cell office:value-type="float" office:value="0.342579" calcext:value-type="float">
            <text:p>0.342579</text:p>
          </table:table-cell>
          <table:table-cell table:formula="of:=[.W65]-[.AC65]" office:value-type="float" office:value="0.312421" calcext:value-type="float">
            <text:p>0.3124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628711" calcext:value-type="float">
            <text:p>0.628711</text:p>
          </table:table-cell>
          <table:table-cell table:formula="of:=1-[.G66]" office:value-type="float" office:value="0.371289" calcext:value-type="float">
            <text:p>0.371289</text:p>
          </table:table-cell>
          <table:table-cell office:value-type="float" office:value="0.623066" calcext:value-type="float">
            <text:p>0.623066</text:p>
          </table:table-cell>
          <table:table-cell table:formula="of:=1-[.I66]" office:value-type="float" office:value="0.376934" calcext:value-type="float">
            <text:p>0.376934</text:p>
          </table:table-cell>
          <table:table-cell office:value-type="float" office:value="0.639841" calcext:value-type="float">
            <text:p>0.639841</text:p>
          </table:table-cell>
          <table:table-cell table:formula="of:=1-[.K66]" office:value-type="float" office:value="0.360159" calcext:value-type="float">
            <text:p>0.360159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341" calcext:value-type="float">
            <text:p>0.605341</text:p>
          </table:table-cell>
          <table:table-cell table:formula="of:=1-[.O66]" office:value-type="float" office:value="0.394659" calcext:value-type="float">
            <text:p>0.394659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table:formula="of:=[.W66]-[.X66]" office:value-type="float" office:value="0.164765" calcext:value-type="float">
            <text:p>0.164765</text:p>
          </table:table-cell>
          <table:table-cell/>
          <table:table-cell office:value-type="float" office:value="0.129028235294118" calcext:value-type="float">
            <text:p>0.1290282353</text:p>
          </table:table-cell>
          <table:table-cell office:value-type="float" office:value="0.164765" calcext:value-type="float">
            <text:p>0.164765</text:p>
          </table:table-cell>
          <table:table-cell office:value-type="float" office:value="0.384182" calcext:value-type="float">
            <text:p>0.384182</text:p>
          </table:table-cell>
          <table:table-cell table:formula="of:=[.W66]-[.AC66]" office:value-type="float" office:value="0.160818" calcext:value-type="float">
            <text:p>0.1608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29705" calcext:value-type="float">
            <text:p>0.529705</text:p>
          </table:table-cell>
          <table:table-cell table:formula="of:=1-[.G67]" office:value-type="float" office:value="0.470295" calcext:value-type="float">
            <text:p>0.470295</text:p>
          </table:table-cell>
          <table:table-cell office:value-type="float" office:value="0.526437" calcext:value-type="float">
            <text:p>0.526437</text:p>
          </table:table-cell>
          <table:table-cell table:formula="of:=1-[.I67]" office:value-type="float" office:value="0.473563" calcext:value-type="float">
            <text:p>0.473563</text:p>
          </table:table-cell>
          <table:table-cell office:value-type="float" office:value="0.536353" calcext:value-type="float">
            <text:p>0.536353</text:p>
          </table:table-cell>
          <table:table-cell table:formula="of:=1-[.K67]" office:value-type="float" office:value="0.463647" calcext:value-type="float">
            <text:p>0.463647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table:formula="of:=[.W67]-[.X67]" office:value-type="float" office:value="0.208536" calcext:value-type="float">
            <text:p>0.208536</text:p>
          </table:table-cell>
          <table:table-cell/>
          <table:table-cell office:value-type="float" office:value="0.0626592156862745" calcext:value-type="float">
            <text:p>0.0626592157</text:p>
          </table:table-cell>
          <table:table-cell office:value-type="float" office:value="0.208536" calcext:value-type="float">
            <text:p>0.208536</text:p>
          </table:table-cell>
          <table:table-cell office:value-type="float" office:value="0.472093" calcext:value-type="float">
            <text:p>0.472093</text:p>
          </table:table-cell>
          <table:table-cell table:formula="of:=[.W67]-[.AC67]" office:value-type="float" office:value="0.201907" calcext:value-type="float">
            <text:p>0.2019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33827" calcext:value-type="float">
            <text:p>0.433827</text:p>
          </table:table-cell>
          <table:table-cell table:formula="of:=1-[.G68]" office:value-type="float" office:value="0.566173" calcext:value-type="float">
            <text:p>0.566173</text:p>
          </table:table-cell>
          <table:table-cell office:value-type="float" office:value="0.431414" calcext:value-type="float">
            <text:p>0.431414</text:p>
          </table:table-cell>
          <table:table-cell table:formula="of:=1-[.I68]" office:value-type="float" office:value="0.568586" calcext:value-type="float">
            <text:p>0.568586</text:p>
          </table:table-cell>
          <table:table-cell office:value-type="float" office:value="0.440213" calcext:value-type="float">
            <text:p>0.440213</text:p>
          </table:table-cell>
          <table:table-cell table:formula="of:=1-[.K68]" office:value-type="float" office:value="0.559787" calcext:value-type="float">
            <text:p>0.559787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table:formula="of:=[.W68]-[.X68]" office:value-type="float" office:value="0.158433" calcext:value-type="float">
            <text:p>0.158433</text:p>
          </table:table-cell>
          <table:table-cell/>
          <table:table-cell office:value-type="float" office:value="0.0718717647058824" calcext:value-type="float">
            <text:p>0.0718717647</text:p>
          </table:table-cell>
          <table:table-cell office:value-type="float" office:value="0.158433" calcext:value-type="float">
            <text:p>0.158433</text:p>
          </table:table-cell>
          <table:table-cell office:value-type="float" office:value="0.567009" calcext:value-type="float">
            <text:p>0.567009</text:p>
          </table:table-cell>
          <table:table-cell table:formula="of:=[.W68]-[.AC68]" office:value-type="float" office:value="0.147991" calcext:value-type="float">
            <text:p>0.1479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42309" calcext:value-type="float">
            <text:p>0.342309</text:p>
          </table:table-cell>
          <table:table-cell table:formula="of:=1-[.G69]" office:value-type="float" office:value="0.657691" calcext:value-type="float">
            <text:p>0.657691</text:p>
          </table:table-cell>
          <table:table-cell office:value-type="float" office:value="0.341458" calcext:value-type="float">
            <text:p>0.341458</text:p>
          </table:table-cell>
          <table:table-cell table:formula="of:=1-[.I69]" office:value-type="float" office:value="0.658542" calcext:value-type="float">
            <text:p>0.658542</text:p>
          </table:table-cell>
          <table:table-cell office:value-type="float" office:value="0.345493" calcext:value-type="float">
            <text:p>0.345493</text:p>
          </table:table-cell>
          <table:table-cell table:formula="of:=1-[.K69]" office:value-type="float" office:value="0.654507" calcext:value-type="float">
            <text:p>0.654507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table:formula="of:=[.W69]-[.X69]" office:value-type="float" office:value="0.109508" calcext:value-type="float">
            <text:p>0.109508</text:p>
          </table:table-cell>
          <table:table-cell/>
          <table:table-cell office:value-type="float" office:value="0.0508317647058824" calcext:value-type="float">
            <text:p>0.0508317647</text:p>
          </table:table-cell>
          <table:table-cell office:value-type="float" office:value="0.109508" calcext:value-type="float">
            <text:p>0.109508</text:p>
          </table:table-cell>
          <table:table-cell office:value-type="float" office:value="0.657914" calcext:value-type="float">
            <text:p>0.657914</text:p>
          </table:table-cell>
          <table:table-cell table:formula="of:=[.W69]-[.AC69]" office:value-type="float" office:value="0.096086" calcext:value-type="float">
            <text:p>0.096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71326" calcext:value-type="float">
            <text:p>0.271326</text:p>
          </table:table-cell>
          <table:table-cell table:formula="of:=1-[.G70]" office:value-type="float" office:value="0.728674" calcext:value-type="float">
            <text:p>0.728674</text:p>
          </table:table-cell>
          <table:table-cell office:value-type="float" office:value="0.271629" calcext:value-type="float">
            <text:p>0.271629</text:p>
          </table:table-cell>
          <table:table-cell table:formula="of:=1-[.I70]" office:value-type="float" office:value="0.728371" calcext:value-type="float">
            <text:p>0.728371</text:p>
          </table:table-cell>
          <table:table-cell office:value-type="float" office:value="0.27261" calcext:value-type="float">
            <text:p>0.27261</text:p>
          </table:table-cell>
          <table:table-cell table:formula="of:=1-[.K70]" office:value-type="float" office:value="0.72739" calcext:value-type="float">
            <text:p>0.72739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1287" calcext:value-type="float">
            <text:p>0.281287</text:p>
          </table:table-cell>
          <table:table-cell table:formula="of:=1-[.O70]" office:value-type="float" office:value="0.718713" calcext:value-type="float">
            <text:p>0.718713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table:formula="of:=[.W70]-[.X70]" office:value-type="float" office:value="0.041865" calcext:value-type="float">
            <text:p>0.041865</text:p>
          </table:table-cell>
          <table:table-cell/>
          <table:table-cell office:value-type="float" office:value="0.0372049803921569" calcext:value-type="float">
            <text:p>0.0372049804</text:p>
          </table:table-cell>
          <table:table-cell office:value-type="float" office:value="0.0418649999999999" calcext:value-type="float">
            <text:p>0.041865</text:p>
          </table:table-cell>
          <table:table-cell office:value-type="float" office:value="0.716411" calcext:value-type="float">
            <text:p>0.716411</text:p>
          </table:table-cell>
          <table:table-cell table:formula="of:=[.W70]-[.AC70]" office:value-type="float" office:value="0.042589" calcext:value-type="float">
            <text:p>0.0425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267593" calcext:value-type="float">
            <text:p>0.267593</text:p>
          </table:table-cell>
          <table:table-cell table:formula="of:=1-[.E71]" office:value-type="float" office:value="0.732407" calcext:value-type="float">
            <text:p>0.732407</text:p>
          </table:table-cell>
          <table:table-cell office:value-type="float" office:value="0.239145" calcext:value-type="float">
            <text:p>0.239145</text:p>
          </table:table-cell>
          <table:table-cell table:formula="of:=1-[.G71]" office:value-type="float" office:value="0.760855" calcext:value-type="float">
            <text:p>0.760855</text:p>
          </table:table-cell>
          <table:table-cell office:value-type="float" office:value="0.240446" calcext:value-type="float">
            <text:p>0.240446</text:p>
          </table:table-cell>
          <table:table-cell table:formula="of:=1-[.I71]" office:value-type="float" office:value="0.759554" calcext:value-type="float">
            <text:p>0.759554</text:p>
          </table:table-cell>
          <table:table-cell office:value-type="float" office:value="0.238257" calcext:value-type="float">
            <text:p>0.238257</text:p>
          </table:table-cell>
          <table:table-cell table:formula="of:=1-[.K71]" office:value-type="float" office:value="0.761743" calcext:value-type="float">
            <text:p>0.761743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66952" calcext:value-type="float">
            <text:p>0.266952</text:p>
          </table:table-cell>
          <table:table-cell table:formula="of:=1-[.O71]" office:value-type="float" office:value="0.733048" calcext:value-type="float">
            <text:p>0.733048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table:formula="of:=[.W71]-[.X71]" office:value-type="float" office:value="0.031104" calcext:value-type="float">
            <text:p>0.031104</text:p>
          </table:table-cell>
          <table:table-cell/>
          <table:table-cell office:value-type="float" office:value="0.0369091764705882" calcext:value-type="float">
            <text:p>0.0369091765</text:p>
          </table:table-cell>
          <table:table-cell office:value-type="float" office:value="0.031104" calcext:value-type="float">
            <text:p>0.031104</text:p>
          </table:table-cell>
          <table:table-cell office:value-type="float" office:value="0.732407" calcext:value-type="float">
            <text:p>0.732407</text:p>
          </table:table-cell>
          <table:table-cell table:formula="of:=[.W71]-[.AC71]" office:value-type="float" office:value="0.0465930000000001" calcext:value-type="float">
            <text:p>0.0465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249594" calcext:value-type="float">
            <text:p>0.249594</text:p>
          </table:table-cell>
          <table:table-cell table:formula="of:=1-[.E72]" office:value-type="float" office:value="0.750406" calcext:value-type="float">
            <text:p>0.750406</text:p>
          </table:table-cell>
          <table:table-cell office:value-type="float" office:value="0.241907" calcext:value-type="float">
            <text:p>0.241907</text:p>
          </table:table-cell>
          <table:table-cell table:formula="of:=1-[.G72]" office:value-type="float" office:value="0.758093" calcext:value-type="float">
            <text:p>0.758093</text:p>
          </table:table-cell>
          <table:table-cell office:value-type="float" office:value="0.243833" calcext:value-type="float">
            <text:p>0.243833</text:p>
          </table:table-cell>
          <table:table-cell table:formula="of:=1-[.I72]" office:value-type="float" office:value="0.756167" calcext:value-type="float">
            <text:p>0.756167</text:p>
          </table:table-cell>
          <table:table-cell office:value-type="float" office:value="0.241415" calcext:value-type="float">
            <text:p>0.241415</text:p>
          </table:table-cell>
          <table:table-cell table:formula="of:=1-[.K72]" office:value-type="float" office:value="0.758585" calcext:value-type="float">
            <text:p>0.758585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1605" calcext:value-type="float">
            <text:p>0.251605</text:p>
          </table:table-cell>
          <table:table-cell table:formula="of:=1-[.O72]" office:value-type="float" office:value="0.748395" calcext:value-type="float">
            <text:p>0.748395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table:formula="of:=[.W72]-[.X72]" office:value-type="float" office:value="-0.019571" calcext:value-type="float">
            <text:p>-0.019571</text:p>
          </table:table-cell>
          <table:table-cell/>
          <table:table-cell office:value-type="float" office:value="0.0392780392156863" calcext:value-type="float">
            <text:p>0.0392780392</text:p>
          </table:table-cell>
          <table:table-cell office:value-type="float" office:value="-0.019571" calcext:value-type="float">
            <text:p>-0.019571</text:p>
          </table:table-cell>
          <table:table-cell office:value-type="float" office:value="0.750406" calcext:value-type="float">
            <text:p>0.750406</text:p>
          </table:table-cell>
          <table:table-cell table:formula="of:=[.W72]-[.AC72]" office:value-type="float" office:value="-0.026406" calcext:value-type="float">
            <text:p>-0.0264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238999" calcext:value-type="float">
            <text:p>0.238999</text:p>
          </table:table-cell>
          <table:table-cell table:formula="of:=1-[.E73]" office:value-type="float" office:value="0.761001" calcext:value-type="float">
            <text:p>0.761001</text:p>
          </table:table-cell>
          <table:table-cell office:value-type="float" office:value="0.212442" calcext:value-type="float">
            <text:p>0.212442</text:p>
          </table:table-cell>
          <table:table-cell table:formula="of:=1-[.G73]" office:value-type="float" office:value="0.787558" calcext:value-type="float">
            <text:p>0.787558</text:p>
          </table:table-cell>
          <table:table-cell office:value-type="float" office:value="0.213891" calcext:value-type="float">
            <text:p>0.213891</text:p>
          </table:table-cell>
          <table:table-cell table:formula="of:=1-[.I73]" office:value-type="float" office:value="0.786109" calcext:value-type="float">
            <text:p>0.786109</text:p>
          </table:table-cell>
          <table:table-cell office:value-type="float" office:value="0.211397" calcext:value-type="float">
            <text:p>0.211397</text:p>
          </table:table-cell>
          <table:table-cell table:formula="of:=1-[.K73]" office:value-type="float" office:value="0.788603" calcext:value-type="float">
            <text:p>0.788603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39181" calcext:value-type="float">
            <text:p>0.239181</text:p>
          </table:table-cell>
          <table:table-cell table:formula="of:=1-[.O73]" office:value-type="float" office:value="0.760819" calcext:value-type="float">
            <text:p>0.760819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table:formula="of:=[.W73]-[.X73]" office:value-type="float" office:value="-0.00498199999999993" calcext:value-type="float">
            <text:p>-0.004982</text:p>
          </table:table-cell>
          <table:table-cell/>
          <table:table-cell office:value-type="float" office:value="0.0354735294117647" calcext:value-type="float">
            <text:p>0.0354735294</text:p>
          </table:table-cell>
          <table:table-cell office:value-type="float" office:value="-0.00498199999999993" calcext:value-type="float">
            <text:p>-0.004982</text:p>
          </table:table-cell>
          <table:table-cell office:value-type="float" office:value="0.761001" calcext:value-type="float">
            <text:p>0.761001</text:p>
          </table:table-cell>
          <table:table-cell table:formula="of:=[.W73]-[.AC73]" office:value-type="float" office:value="0.0119990000000001" calcext:value-type="float">
            <text:p>0.0119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211832" calcext:value-type="float">
            <text:p>0.211832</text:p>
          </table:table-cell>
          <table:table-cell table:formula="of:=1-[.E74]" office:value-type="float" office:value="0.788168" calcext:value-type="float">
            <text:p>0.788168</text:p>
          </table:table-cell>
          <table:table-cell office:value-type="float" office:value="0.20821" calcext:value-type="float">
            <text:p>0.20821</text:p>
          </table:table-cell>
          <table:table-cell table:formula="of:=1-[.G74]" office:value-type="float" office:value="0.79179" calcext:value-type="float">
            <text:p>0.79179</text:p>
          </table:table-cell>
          <table:table-cell office:value-type="float" office:value="0.208507" calcext:value-type="float">
            <text:p>0.208507</text:p>
          </table:table-cell>
          <table:table-cell table:formula="of:=1-[.I74]" office:value-type="float" office:value="0.791493" calcext:value-type="float">
            <text:p>0.791493</text:p>
          </table:table-cell>
          <table:table-cell office:value-type="float" office:value="0.209595" calcext:value-type="float">
            <text:p>0.209595</text:p>
          </table:table-cell>
          <table:table-cell table:formula="of:=1-[.K74]" office:value-type="float" office:value="0.790405" calcext:value-type="float">
            <text:p>0.790405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056" calcext:value-type="float">
            <text:p>0.21056</text:p>
          </table:table-cell>
          <table:table-cell table:formula="of:=1-[.O74]" office:value-type="float" office:value="0.78944" calcext:value-type="float">
            <text:p>0.78944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table:formula="of:=[.W74]-[.X74]" office:value-type="float" office:value="0.0204270000000001" calcext:value-type="float">
            <text:p>0.020427</text:p>
          </table:table-cell>
          <table:table-cell/>
          <table:table-cell office:value-type="float" office:value="0.0359601568627451" calcext:value-type="float">
            <text:p>0.0359601569</text:p>
          </table:table-cell>
          <table:table-cell office:value-type="float" office:value="0.0204270000000001" calcext:value-type="float">
            <text:p>0.020427</text:p>
          </table:table-cell>
          <table:table-cell office:value-type="float" office:value="0.788168" calcext:value-type="float">
            <text:p>0.788168</text:p>
          </table:table-cell>
          <table:table-cell table:formula="of:=[.W74]-[.AC74]" office:value-type="float" office:value="0.0168320000000001" calcext:value-type="float">
            <text:p>0.0168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-0.618238392208856" calcext:value-type="float">
            <text:p>-0.6182383922</text:p>
          </table:table-cell>
          <table:table-cell table:style-name="ce1" table:formula="of:=CORREL([.B53:.B74];[.F53:.F74])" office:value-type="float" office:value="0.618238392208856" calcext:value-type="float">
            <text:p>0.6182383922</text:p>
          </table:table-cell>
          <table:table-cell table:formula="of:=CORREL([.B53:.B74];[.G53:.G74])" office:value-type="float" office:value="-0.621318440748018" calcext:value-type="float">
            <text:p>-0.6213184407</text:p>
          </table:table-cell>
          <table:table-cell table:style-name="ce1" table:formula="of:=CORREL([.B53:.B74];[.H53:.H74])" office:value-type="float" office:value="0.621318440748018" calcext:value-type="float">
            <text:p>0.6213184407</text:p>
          </table:table-cell>
          <table:table-cell table:formula="of:=CORREL([.B53:.B74];[.I53:.I74])" office:value-type="float" office:value="-0.621634410450183" calcext:value-type="float">
            <text:p>-0.6216344105</text:p>
          </table:table-cell>
          <table:table-cell table:style-name="ce1" table:formula="of:=CORREL([.B53:.B74];[.J53:.J74])" office:value-type="float" office:value="0.621634410450183" calcext:value-type="float">
            <text:p>0.6216344105</text:p>
          </table:table-cell>
          <table:table-cell table:formula="of:=CORREL([.B53:.B74];[.K53:.K74])" office:value-type="float" office:value="-0.623280396467187" calcext:value-type="float">
            <text:p>-0.6232803965</text:p>
          </table:table-cell>
          <table:table-cell table:style-name="ce1" table:formula="of:=CORREL([.B53:.B74];[.L53:.L74])" office:value-type="float" office:value="0.623280396467187" calcext:value-type="float">
            <text:p>0.6232803965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6818455493353" calcext:value-type="float">
            <text:p>-0.6168184555</text:p>
          </table:table-cell>
          <table:table-cell table:style-name="ce1" table:formula="of:=CORREL([.B53:.B74];[.P53:.P74])" office:value-type="float" office:value="0.616818455493354" calcext:value-type="float">
            <text:p>0.6168184555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22695704533127" calcext:value-type="float">
            <text:p>0.6226957045</text:p>
          </table:table-cell>
          <table:table-cell table:formula="of:=[.W75]-[.X7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3"/>
          <table:table-cell table:formula="of:=[.W76]-[.X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77]-[.X7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table:formula="of:=[.W78]-[.X78]" office:value-type="float" office:value="0.019611" calcext:value-type="float">
            <text:p>0.019611</text:p>
          </table:table-cell>
          <table:table-cell/>
          <table:table-cell office:value-type="float" office:value="0.135743529411765" calcext:value-type="float">
            <text:p>0.1357435294</text:p>
          </table:table-cell>
          <table:table-cell office:value-type="float" office:value="0.0196109999999999" calcext:value-type="float">
            <text:p>0.019611</text:p>
          </table:table-cell>
          <table:table-cell office:value-type="float" office:value="0.642329" calcext:value-type="float">
            <text:p>0.642329</text:p>
          </table:table-cell>
          <table:table-cell table:formula="of:=[.W78]-[.AC78]" office:value-type="float" office:value="-0.00632899999999992" calcext:value-type="float">
            <text:p>-0.0063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319691" calcext:value-type="float">
            <text:p>0.319691</text:p>
          </table:table-cell>
          <table:table-cell table:formula="of:=1-[.G79]" office:value-type="float" office:value="0.680309" calcext:value-type="float">
            <text:p>0.680309</text:p>
          </table:table-cell>
          <table:table-cell office:value-type="float" office:value="0.317021" calcext:value-type="float">
            <text:p>0.317021</text:p>
          </table:table-cell>
          <table:table-cell table:formula="of:=1-[.I79]" office:value-type="float" office:value="0.682979" calcext:value-type="float">
            <text:p>0.682979</text:p>
          </table:table-cell>
          <table:table-cell office:value-type="float" office:value="0.31894" calcext:value-type="float">
            <text:p>0.31894</text:p>
          </table:table-cell>
          <table:table-cell table:formula="of:=1-[.K79]" office:value-type="float" office:value="0.68106" calcext:value-type="float">
            <text:p>0.6810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table:formula="of:=[.W79]-[.X79]" office:value-type="float" office:value="0.0247540000000001" calcext:value-type="float">
            <text:p>0.024754</text:p>
          </table:table-cell>
          <table:table-cell/>
          <table:table-cell office:value-type="float" office:value="0.149940392156863" calcext:value-type="float">
            <text:p>0.1499403922</text:p>
          </table:table-cell>
          <table:table-cell office:value-type="float" office:value="0.0247540000000001" calcext:value-type="float">
            <text:p>0.024754</text:p>
          </table:table-cell>
          <table:table-cell office:value-type="float" office:value="0.681219" calcext:value-type="float">
            <text:p>0.681219</text:p>
          </table:table-cell>
          <table:table-cell table:formula="of:=[.W79]-[.AC79]" office:value-type="float" office:value="-0.019219" calcext:value-type="float">
            <text:p>-0.0192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97196" calcext:value-type="float">
            <text:p>0.297196</text:p>
          </table:table-cell>
          <table:table-cell table:formula="of:=1-[.G80]" office:value-type="float" office:value="0.702804" calcext:value-type="float">
            <text:p>0.702804</text:p>
          </table:table-cell>
          <table:table-cell office:value-type="float" office:value="0.294064" calcext:value-type="float">
            <text:p>0.294064</text:p>
          </table:table-cell>
          <table:table-cell table:formula="of:=1-[.I80]" office:value-type="float" office:value="0.705936" calcext:value-type="float">
            <text:p>0.705936</text:p>
          </table:table-cell>
          <table:table-cell office:value-type="float" office:value="0.300035" calcext:value-type="float">
            <text:p>0.300035</text:p>
          </table:table-cell>
          <table:table-cell table:formula="of:=1-[.K80]" office:value-type="float" office:value="0.699965" calcext:value-type="float">
            <text:p>0.69996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409" calcext:value-type="float">
            <text:p>0.304409</text:p>
          </table:table-cell>
          <table:table-cell table:formula="of:=1-[.O80]" office:value-type="float" office:value="0.695591" calcext:value-type="float">
            <text:p>0.695591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table:formula="of:=[.W80]-[.X80]" office:value-type="float" office:value="0.0279820000000001" calcext:value-type="float">
            <text:p>0.027982</text:p>
          </table:table-cell>
          <table:table-cell/>
          <table:table-cell office:value-type="float" office:value="0.130663529411765" calcext:value-type="float">
            <text:p>0.1306635294</text:p>
          </table:table-cell>
          <table:table-cell office:value-type="float" office:value="0.0279820000000001" calcext:value-type="float">
            <text:p>0.027982</text:p>
          </table:table-cell>
          <table:table-cell office:value-type="float" office:value="0.697654" calcext:value-type="float">
            <text:p>0.697654</text:p>
          </table:table-cell>
          <table:table-cell table:formula="of:=[.W80]-[.AC80]" office:value-type="float" office:value="-0.0146539999999999" calcext:value-type="float">
            <text:p>-0.0146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334846" calcext:value-type="float">
            <text:p>0.334846</text:p>
          </table:table-cell>
          <table:table-cell table:formula="of:=1-[.G81]" office:value-type="float" office:value="0.665154" calcext:value-type="float">
            <text:p>0.665154</text:p>
          </table:table-cell>
          <table:table-cell office:value-type="float" office:value="0.331328" calcext:value-type="float">
            <text:p>0.331328</text:p>
          </table:table-cell>
          <table:table-cell table:formula="of:=1-[.I81]" office:value-type="float" office:value="0.668672" calcext:value-type="float">
            <text:p>0.668672</text:p>
          </table:table-cell>
          <table:table-cell office:value-type="float" office:value="0.33976" calcext:value-type="float">
            <text:p>0.33976</text:p>
          </table:table-cell>
          <table:table-cell table:formula="of:=1-[.K81]" office:value-type="float" office:value="0.66024" calcext:value-type="float">
            <text:p>0.6602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" calcext:value-type="float">
            <text:p>0.33986</text:p>
          </table:table-cell>
          <table:table-cell table:formula="of:=1-[.O81]" office:value-type="float" office:value="0.66014" calcext:value-type="float">
            <text:p>0.66014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table:formula="of:=[.W81]-[.X81]" office:value-type="float" office:value="0.0201560000000001" calcext:value-type="float">
            <text:p>0.020156</text:p>
          </table:table-cell>
          <table:table-cell/>
          <table:table-cell office:value-type="float" office:value="0.151894901960784" calcext:value-type="float">
            <text:p>0.151894902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65851" calcext:value-type="float">
            <text:p>0.65851</text:p>
          </table:table-cell>
          <table:table-cell table:formula="of:=[.W81]-[.AC81]" office:value-type="float" office:value="-0.01651" calcext:value-type="float">
            <text:p>-0.01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344822" calcext:value-type="float">
            <text:p>0.344822</text:p>
          </table:table-cell>
          <table:table-cell table:formula="of:=1-[.G82]" office:value-type="float" office:value="0.655178" calcext:value-type="float">
            <text:p>0.655178</text:p>
          </table:table-cell>
          <table:table-cell office:value-type="float" office:value="0.341437" calcext:value-type="float">
            <text:p>0.341437</text:p>
          </table:table-cell>
          <table:table-cell table:formula="of:=1-[.I82]" office:value-type="float" office:value="0.658563" calcext:value-type="float">
            <text:p>0.658563</text:p>
          </table:table-cell>
          <table:table-cell office:value-type="float" office:value="0.352336" calcext:value-type="float">
            <text:p>0.352336</text:p>
          </table:table-cell>
          <table:table-cell table:formula="of:=1-[.K82]" office:value-type="float" office:value="0.647664" calcext:value-type="float">
            <text:p>0.647664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67288" calcext:value-type="float">
            <text:p>0.367288</text:p>
          </table:table-cell>
          <table:table-cell table:formula="of:=1-[.O82]" office:value-type="float" office:value="0.632712" calcext:value-type="float">
            <text:p>0.632712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table:formula="of:=[.W82]-[.X82]" office:value-type="float" office:value="0.0714360000000001" calcext:value-type="float">
            <text:p>0.071436</text:p>
          </table:table-cell>
          <table:table-cell/>
          <table:table-cell office:value-type="float" office:value="0.166564705882353" calcext:value-type="float">
            <text:p>0.1665647059</text:p>
          </table:table-cell>
          <table:table-cell office:value-type="float" office:value="0.0714360000000001" calcext:value-type="float">
            <text:p>0.071436</text:p>
          </table:table-cell>
          <table:table-cell office:value-type="float" office:value="0.629249" calcext:value-type="float">
            <text:p>0.629249</text:p>
          </table:table-cell>
          <table:table-cell table:formula="of:=[.W82]-[.AC82]" office:value-type="float" office:value="0.0557510000000001" calcext:value-type="float">
            <text:p>0.055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332285" calcext:value-type="float">
            <text:p>0.332285</text:p>
          </table:table-cell>
          <table:table-cell table:formula="of:=1-[.G83]" office:value-type="float" office:value="0.667715" calcext:value-type="float">
            <text:p>0.667715</text:p>
          </table:table-cell>
          <table:table-cell office:value-type="float" office:value="0.329204" calcext:value-type="float">
            <text:p>0.329204</text:p>
          </table:table-cell>
          <table:table-cell table:formula="of:=1-[.I83]" office:value-type="float" office:value="0.670796" calcext:value-type="float">
            <text:p>0.670796</text:p>
          </table:table-cell>
          <table:table-cell office:value-type="float" office:value="0.340043" calcext:value-type="float">
            <text:p>0.340043</text:p>
          </table:table-cell>
          <table:table-cell table:formula="of:=1-[.K83]" office:value-type="float" office:value="0.659957" calcext:value-type="float">
            <text:p>0.659957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75644" calcext:value-type="float">
            <text:p>0.375644</text:p>
          </table:table-cell>
          <table:table-cell table:formula="of:=1-[.O83]" office:value-type="float" office:value="0.624356" calcext:value-type="float">
            <text:p>0.62435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table:formula="of:=[.W83]-[.X83]" office:value-type="float" office:value="0.020711" calcext:value-type="float">
            <text:p>0.020711</text:p>
          </table:table-cell>
          <table:table-cell/>
          <table:table-cell office:value-type="float" office:value="0.157392549019608" calcext:value-type="float">
            <text:p>0.157392549</text:p>
          </table:table-cell>
          <table:table-cell office:value-type="float" office:value="0.0207109999999999" calcext:value-type="float">
            <text:p>0.020711</text:p>
          </table:table-cell>
          <table:table-cell office:value-type="float" office:value="0.621845" calcext:value-type="float">
            <text:p>0.621845</text:p>
          </table:table-cell>
          <table:table-cell table:formula="of:=[.W83]-[.AC83]" office:value-type="float" office:value="0.027155" calcext:value-type="float">
            <text:p>0.027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28316" calcext:value-type="float">
            <text:p>0.28316</text:p>
          </table:table-cell>
          <table:table-cell table:formula="of:=1-[.G84]" office:value-type="float" office:value="0.71684" calcext:value-type="float">
            <text:p>0.71684</text:p>
          </table:table-cell>
          <table:table-cell office:value-type="float" office:value="0.278725" calcext:value-type="float">
            <text:p>0.278725</text:p>
          </table:table-cell>
          <table:table-cell table:formula="of:=1-[.I84]" office:value-type="float" office:value="0.721275" calcext:value-type="float">
            <text:p>0.721275</text:p>
          </table:table-cell>
          <table:table-cell office:value-type="float" office:value="0.296138" calcext:value-type="float">
            <text:p>0.296138</text:p>
          </table:table-cell>
          <table:table-cell table:formula="of:=1-[.K84]" office:value-type="float" office:value="0.703862" calcext:value-type="float">
            <text:p>0.703862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44394" calcext:value-type="float">
            <text:p>0.344394</text:p>
          </table:table-cell>
          <table:table-cell table:formula="of:=1-[.O84]" office:value-type="float" office:value="0.655606" calcext:value-type="float">
            <text:p>0.655606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table:formula="of:=[.W84]-[.X84]" office:value-type="float" office:value="-0.200671" calcext:value-type="float">
            <text:p>-0.200671</text:p>
          </table:table-cell>
          <table:table-cell/>
          <table:table-cell office:value-type="float" office:value="0.128610588235294" calcext:value-type="float">
            <text:p>0.1286105882</text:p>
          </table:table-cell>
          <table:table-cell office:value-type="float" office:value="-0.200671" calcext:value-type="float">
            <text:p>-0.200671</text:p>
          </table:table-cell>
          <table:table-cell office:value-type="float" office:value="0.654814" calcext:value-type="float">
            <text:p>0.654814</text:p>
          </table:table-cell>
          <table:table-cell table:formula="of:=[.W84]-[.AC84]" office:value-type="float" office:value="-0.187814" calcext:value-type="float">
            <text:p>-0.1878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0.255457" calcext:value-type="float">
            <text:p>0.255457</text:p>
          </table:table-cell>
          <table:table-cell table:formula="of:=1-[.G85]" office:value-type="float" office:value="0.744543" calcext:value-type="float">
            <text:p>0.744543</text:p>
          </table:table-cell>
          <table:table-cell office:value-type="float" office:value="0.251516" calcext:value-type="float">
            <text:p>0.251516</text:p>
          </table:table-cell>
          <table:table-cell table:formula="of:=1-[.I85]" office:value-type="float" office:value="0.748484" calcext:value-type="float">
            <text:p>0.748484</text:p>
          </table:table-cell>
          <table:table-cell office:value-type="float" office:value="0.268007" calcext:value-type="float">
            <text:p>0.268007</text:p>
          </table:table-cell>
          <table:table-cell table:formula="of:=1-[.K85]" office:value-type="float" office:value="0.731993" calcext:value-type="float">
            <text:p>0.73199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34813" calcext:value-type="float">
            <text:p>0.334813</text:p>
          </table:table-cell>
          <table:table-cell table:formula="of:=1-[.O85]" office:value-type="float" office:value="0.665187" calcext:value-type="float">
            <text:p>0.665187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table:formula="of:=[.W85]-[.X85]" office:value-type="float" office:value="0.085095" calcext:value-type="float">
            <text:p>0.085095</text:p>
          </table:table-cell>
          <table:table-cell/>
          <table:table-cell office:value-type="float" office:value="0.0617411764705882" calcext:value-type="float">
            <text:p>0.0617411765</text:p>
          </table:table-cell>
          <table:table-cell office:value-type="float" office:value="0.085095" calcext:value-type="float">
            <text:p>0.085095</text:p>
          </table:table-cell>
          <table:table-cell office:value-type="float" office:value="0.665995" calcext:value-type="float">
            <text:p>0.665995</text:p>
          </table:table-cell>
          <table:table-cell table:formula="of:=[.W85]-[.AC85]" office:value-type="float" office:value="0.106005" calcext:value-type="float">
            <text:p>0.1060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294736" calcext:value-type="float">
            <text:p>0.294736</text:p>
          </table:table-cell>
          <table:table-cell table:formula="of:=1-[.G86]" office:value-type="float" office:value="0.705264" calcext:value-type="float">
            <text:p>0.705264</text:p>
          </table:table-cell>
          <table:table-cell office:value-type="float" office:value="0.291824" calcext:value-type="float">
            <text:p>0.291824</text:p>
          </table:table-cell>
          <table:table-cell table:formula="of:=1-[.I86]" office:value-type="float" office:value="0.708176" calcext:value-type="float">
            <text:p>0.708176</text:p>
          </table:table-cell>
          <table:table-cell office:value-type="float" office:value="0.302264" calcext:value-type="float">
            <text:p>0.302264</text:p>
          </table:table-cell>
          <table:table-cell table:formula="of:=1-[.K86]" office:value-type="float" office:value="0.697736" calcext:value-type="float">
            <text:p>0.69773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1464" calcext:value-type="float">
            <text:p>0.321464</text:p>
          </table:table-cell>
          <table:table-cell table:formula="of:=1-[.O86]" office:value-type="float" office:value="0.678536" calcext:value-type="float">
            <text:p>0.678536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table:formula="of:=[.W86]-[.X86]" office:value-type="float" office:value="-0.117134" calcext:value-type="float">
            <text:p>-0.117134</text:p>
          </table:table-cell>
          <table:table-cell/>
          <table:table-cell office:value-type="float" office:value="0.120760784313725" calcext:value-type="float">
            <text:p>0.1207607843</text:p>
          </table:table-cell>
          <table:table-cell office:value-type="float" office:value="-0.117134" calcext:value-type="float">
            <text:p>-0.117134</text:p>
          </table:table-cell>
          <table:table-cell office:value-type="float" office:value="0.677912" calcext:value-type="float">
            <text:p>0.677912</text:p>
          </table:table-cell>
          <table:table-cell table:formula="of:=[.W86]-[.AC86]" office:value-type="float" office:value="-0.135912" calcext:value-type="float">
            <text:p>-0.1359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355535" calcext:value-type="float">
            <text:p>0.355535</text:p>
          </table:table-cell>
          <table:table-cell table:formula="of:=1-[.G87]" office:value-type="float" office:value="0.644465" calcext:value-type="float">
            <text:p>0.644465</text:p>
          </table:table-cell>
          <table:table-cell office:value-type="float" office:value="0.353198" calcext:value-type="float">
            <text:p>0.353198</text:p>
          </table:table-cell>
          <table:table-cell table:formula="of:=1-[.I87]" office:value-type="float" office:value="0.646802" calcext:value-type="float">
            <text:p>0.646802</text:p>
          </table:table-cell>
          <table:table-cell office:value-type="float" office:value="0.361372" calcext:value-type="float">
            <text:p>0.361372</text:p>
          </table:table-cell>
          <table:table-cell table:formula="of:=1-[.K87]" office:value-type="float" office:value="0.638628" calcext:value-type="float">
            <text:p>0.638628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78886" calcext:value-type="float">
            <text:p>0.378886</text:p>
          </table:table-cell>
          <table:table-cell table:formula="of:=1-[.O87]" office:value-type="float" office:value="0.621114" calcext:value-type="float">
            <text:p>0.621114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table:formula="of:=[.W87]-[.X87]" office:value-type="float" office:value="0.147713" calcext:value-type="float">
            <text:p>0.147713</text:p>
          </table:table-cell>
          <table:table-cell/>
          <table:table-cell office:value-type="float" office:value="0.120670588235294" calcext:value-type="float">
            <text:p>0.1206705882</text:p>
          </table:table-cell>
          <table:table-cell office:value-type="float" office:value="0.147713" calcext:value-type="float">
            <text:p>0.147713</text:p>
          </table:table-cell>
          <table:table-cell office:value-type="float" office:value="0.6197" calcext:value-type="float">
            <text:p>0.6197</text:p>
          </table:table-cell>
          <table:table-cell table:formula="of:=[.W87]-[.AC87]" office:value-type="float" office:value="0.1343" calcext:value-type="float">
            <text:p>0.1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374247" calcext:value-type="float">
            <text:p>0.374247</text:p>
          </table:table-cell>
          <table:table-cell table:formula="of:=1-[.G88]" office:value-type="float" office:value="0.625753" calcext:value-type="float">
            <text:p>0.625753</text:p>
          </table:table-cell>
          <table:table-cell office:value-type="float" office:value="0.372558" calcext:value-type="float">
            <text:p>0.372558</text:p>
          </table:table-cell>
          <table:table-cell table:formula="of:=1-[.I88]" office:value-type="float" office:value="0.627442" calcext:value-type="float">
            <text:p>0.627442</text:p>
          </table:table-cell>
          <table:table-cell office:value-type="float" office:value="0.384588" calcext:value-type="float">
            <text:p>0.384588</text:p>
          </table:table-cell>
          <table:table-cell table:formula="of:=1-[.K88]" office:value-type="float" office:value="0.615412" calcext:value-type="float">
            <text:p>0.61541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16299" calcext:value-type="float">
            <text:p>0.416299</text:p>
          </table:table-cell>
          <table:table-cell table:formula="of:=1-[.O88]" office:value-type="float" office:value="0.583701" calcext:value-type="float">
            <text:p>0.58370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table:formula="of:=[.W88]-[.X88]" office:value-type="float" office:value="0.138707" calcext:value-type="float">
            <text:p>0.138707</text:p>
          </table:table-cell>
          <table:table-cell/>
          <table:table-cell office:value-type="float" office:value="0.0768607843137255" calcext:value-type="float">
            <text:p>0.0768607843</text:p>
          </table:table-cell>
          <table:table-cell office:value-type="float" office:value="0.138707" calcext:value-type="float">
            <text:p>0.138707</text:p>
          </table:table-cell>
          <table:table-cell office:value-type="float" office:value="0.585137" calcext:value-type="float">
            <text:p>0.585137</text:p>
          </table:table-cell>
          <table:table-cell table:formula="of:=[.W88]-[.AC88]" office:value-type="float" office:value="0.138863" calcext:value-type="float">
            <text:p>0.1388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470751" calcext:value-type="float">
            <text:p>0.470751</text:p>
          </table:table-cell>
          <table:table-cell table:formula="of:=1-[.G89]" office:value-type="float" office:value="0.529249" calcext:value-type="float">
            <text:p>0.529249</text:p>
          </table:table-cell>
          <table:table-cell office:value-type="float" office:value="0.468162" calcext:value-type="float">
            <text:p>0.468162</text:p>
          </table:table-cell>
          <table:table-cell table:formula="of:=1-[.I89]" office:value-type="float" office:value="0.531838" calcext:value-type="float">
            <text:p>0.531838</text:p>
          </table:table-cell>
          <table:table-cell office:value-type="float" office:value="0.471808" calcext:value-type="float">
            <text:p>0.471808</text:p>
          </table:table-cell>
          <table:table-cell table:formula="of:=1-[.K89]" office:value-type="float" office:value="0.528192" calcext:value-type="float">
            <text:p>0.528192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83764" calcext:value-type="float">
            <text:p>0.483764</text:p>
          </table:table-cell>
          <table:table-cell table:formula="of:=1-[.O89]" office:value-type="float" office:value="0.516236" calcext:value-type="float">
            <text:p>0.516236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table:formula="of:=[.W89]-[.X89]" office:value-type="float" office:value="0.256339" calcext:value-type="float">
            <text:p>0.256339</text:p>
          </table:table-cell>
          <table:table-cell/>
          <table:table-cell office:value-type="float" office:value="0.0727152941176471" calcext:value-type="float">
            <text:p>0.0727152941</text:p>
          </table:table-cell>
          <table:table-cell office:value-type="float" office:value="0.256339" calcext:value-type="float">
            <text:p>0.256339</text:p>
          </table:table-cell>
          <table:table-cell office:value-type="float" office:value="0.517066" calcext:value-type="float">
            <text:p>0.517066</text:p>
          </table:table-cell>
          <table:table-cell table:formula="of:=[.W89]-[.AC89]" office:value-type="float" office:value="0.248934" calcext:value-type="float">
            <text:p>0.2489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34658" calcext:value-type="float">
            <text:p>0.534658</text:p>
          </table:table-cell>
          <table:table-cell/>
          <table:table-cell office:value-type="float" office:value="0.524634" calcext:value-type="float">
            <text:p>0.524634</text:p>
          </table:table-cell>
          <table:table-cell/>
          <table:table-cell office:value-type="float" office:value="0.511224" calcext:value-type="float">
            <text:p>0.511224</text:p>
          </table:table-cell>
          <table:table-cell/>
          <table:table-cell office:value-type="float" office:value="0.507301" calcext:value-type="float">
            <text:p>0.507301</text:p>
          </table:table-cell>
          <table:table-cell/>
          <table:table-cell office:value-type="float" office:value="0.512446" calcext:value-type="float">
            <text:p>0.512446</text:p>
          </table:table-cell>
          <table:table-cell/>
          <table:table-cell office:value-type="float" office:value="293.137" calcext:value-type="float">
            <text:p>293.137</text:p>
          </table:table-cell>
          <table:table-cell/>
          <table:table-cell office:value-type="float" office:value="0.526159" calcext:value-type="float">
            <text:p>0.526159</text:p>
          </table:table-cell>
          <table:table-cell table:number-columns-repeated="9"/>
          <table:table-cell table:formula="of:=[.W90]-[.X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49797" calcext:value-type="float">
            <text:p>0.449797</text:p>
          </table:table-cell>
          <table:table-cell/>
          <table:table-cell office:value-type="float" office:value="0.488248" calcext:value-type="float">
            <text:p>0.488248</text:p>
          </table:table-cell>
          <table:table-cell/>
          <table:table-cell office:value-type="float" office:value="0.424129" calcext:value-type="float">
            <text:p>0.424129</text:p>
          </table:table-cell>
          <table:table-cell/>
          <table:table-cell office:value-type="float" office:value="0.421077" calcext:value-type="float">
            <text:p>0.421077</text:p>
          </table:table-cell>
          <table:table-cell/>
          <table:table-cell office:value-type="float" office:value="0.425079" calcext:value-type="float">
            <text:p>0.425079</text:p>
          </table:table-cell>
          <table:table-cell/>
          <table:table-cell office:value-type="float" office:value="329.246" calcext:value-type="float">
            <text:p>329.246</text:p>
          </table:table-cell>
          <table:table-cell/>
          <table:table-cell office:value-type="float" office:value="0.48913" calcext:value-type="float">
            <text:p>0.48913</text:p>
          </table:table-cell>
          <table:table-cell table:number-columns-repeated="9"/>
          <table:table-cell table:formula="of:=[.W91]-[.X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38047" calcext:value-type="float">
            <text:p>0.38047</text:p>
          </table:table-cell>
          <table:table-cell/>
          <table:table-cell office:value-type="float" office:value="0.490852" calcext:value-type="float">
            <text:p>0.490852</text:p>
          </table:table-cell>
          <table:table-cell/>
          <table:table-cell office:value-type="float" office:value="0.365544" calcext:value-type="float">
            <text:p>0.365544</text:p>
          </table:table-cell>
          <table:table-cell/>
          <table:table-cell office:value-type="float" office:value="0.365657" calcext:value-type="float">
            <text:p>0.365657</text:p>
          </table:table-cell>
          <table:table-cell/>
          <table:table-cell office:value-type="float" office:value="0.369297" calcext:value-type="float">
            <text:p>0.369297</text:p>
          </table:table-cell>
          <table:table-cell/>
          <table:table-cell office:value-type="float" office:value="364.643" calcext:value-type="float">
            <text:p>364.643</text:p>
          </table:table-cell>
          <table:table-cell/>
          <table:table-cell office:value-type="float" office:value="0.491762" calcext:value-type="float">
            <text:p>0.491762</text:p>
          </table:table-cell>
          <table:table-cell table:number-columns-repeated="9"/>
          <table:table-cell table:formula="of:=[.W92]-[.X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221853" calcext:value-type="float">
            <text:p>0.221853</text:p>
          </table:table-cell>
          <table:table-cell/>
          <table:table-cell office:value-type="float" office:value="0.49082" calcext:value-type="float">
            <text:p>0.49082</text:p>
          </table:table-cell>
          <table:table-cell/>
          <table:table-cell office:value-type="float" office:value="0.175387" calcext:value-type="float">
            <text:p>0.175387</text:p>
          </table:table-cell>
          <table:table-cell/>
          <table:table-cell office:value-type="float" office:value="0.17977" calcext:value-type="float">
            <text:p>0.17977</text:p>
          </table:table-cell>
          <table:table-cell/>
          <table:table-cell office:value-type="float" office:value="0.182846" calcext:value-type="float">
            <text:p>0.182846</text:p>
          </table:table-cell>
          <table:table-cell/>
          <table:table-cell office:value-type="float" office:value="410.493" calcext:value-type="float">
            <text:p>410.493</text:p>
          </table:table-cell>
          <table:table-cell/>
          <table:table-cell office:value-type="float" office:value="0.49378" calcext:value-type="float">
            <text:p>0.49378</text:p>
          </table:table-cell>
          <table:table-cell table:number-columns-repeated="9"/>
          <table:table-cell table:formula="of:=[.W93]-[.X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214065" calcext:value-type="float">
            <text:p>0.214065</text:p>
          </table:table-cell>
          <table:table-cell/>
          <table:table-cell office:value-type="float" office:value="0.498732" calcext:value-type="float">
            <text:p>0.498732</text:p>
          </table:table-cell>
          <table:table-cell/>
          <table:table-cell office:value-type="float" office:value="0.170517" calcext:value-type="float">
            <text:p>0.170517</text:p>
          </table:table-cell>
          <table:table-cell/>
          <table:table-cell office:value-type="float" office:value="0.174063" calcext:value-type="float">
            <text:p>0.174063</text:p>
          </table:table-cell>
          <table:table-cell/>
          <table:table-cell office:value-type="float" office:value="0.177191" calcext:value-type="float">
            <text:p>0.177191</text:p>
          </table:table-cell>
          <table:table-cell/>
          <table:table-cell office:value-type="float" office:value="420.107" calcext:value-type="float">
            <text:p>420.107</text:p>
          </table:table-cell>
          <table:table-cell/>
          <table:table-cell office:value-type="float" office:value="0.50122" calcext:value-type="float">
            <text:p>0.50122</text:p>
          </table:table-cell>
          <table:table-cell table:number-columns-repeated="9"/>
          <table:table-cell table:formula="of:=[.W94]-[.X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201372" calcext:value-type="float">
            <text:p>0.201372</text:p>
          </table:table-cell>
          <table:table-cell/>
          <table:table-cell office:value-type="float" office:value="0.454754" calcext:value-type="float">
            <text:p>0.454754</text:p>
          </table:table-cell>
          <table:table-cell/>
          <table:table-cell office:value-type="float" office:value="0.15908" calcext:value-type="float">
            <text:p>0.15908</text:p>
          </table:table-cell>
          <table:table-cell/>
          <table:table-cell office:value-type="float" office:value="0.158783" calcext:value-type="float">
            <text:p>0.158783</text:p>
          </table:table-cell>
          <table:table-cell/>
          <table:table-cell office:value-type="float" office:value="0.164962" calcext:value-type="float">
            <text:p>0.164962</text:p>
          </table:table-cell>
          <table:table-cell/>
          <table:table-cell office:value-type="float" office:value="418.419" calcext:value-type="float">
            <text:p>418.419</text:p>
          </table:table-cell>
          <table:table-cell/>
          <table:table-cell office:value-type="float" office:value="0.457456" calcext:value-type="float">
            <text:p>0.457456</text:p>
          </table:table-cell>
          <table:table-cell table:number-columns-repeated="9"/>
          <table:table-cell table:formula="of:=[.W95]-[.X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21674" calcext:value-type="float">
            <text:p>0.21674</text:p>
          </table:table-cell>
          <table:table-cell/>
          <table:table-cell office:value-type="float" office:value="0.49709" calcext:value-type="float">
            <text:p>0.49709</text:p>
          </table:table-cell>
          <table:table-cell/>
          <table:table-cell office:value-type="float" office:value="0.185125" calcext:value-type="float">
            <text:p>0.185125</text:p>
          </table:table-cell>
          <table:table-cell/>
          <table:table-cell office:value-type="float" office:value="0.186388" calcext:value-type="float">
            <text:p>0.186388</text:p>
          </table:table-cell>
          <table:table-cell/>
          <table:table-cell office:value-type="float" office:value="0.189638" calcext:value-type="float">
            <text:p>0.189638</text:p>
          </table:table-cell>
          <table:table-cell/>
          <table:table-cell office:value-type="float" office:value="431.171" calcext:value-type="float">
            <text:p>431.171</text:p>
          </table:table-cell>
          <table:table-cell/>
          <table:table-cell office:value-type="float" office:value="0.497854" calcext:value-type="float">
            <text:p>0.497854</text:p>
          </table:table-cell>
          <table:table-cell table:number-columns-repeated="9"/>
          <table:table-cell table:formula="of:=[.W96]-[.X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207191" calcext:value-type="float">
            <text:p>0.207191</text:p>
          </table:table-cell>
          <table:table-cell/>
          <table:table-cell office:value-type="float" office:value="0.523405" calcext:value-type="float">
            <text:p>0.523405</text:p>
          </table:table-cell>
          <table:table-cell/>
          <table:table-cell office:value-type="float" office:value="0.170805" calcext:value-type="float">
            <text:p>0.170805</text:p>
          </table:table-cell>
          <table:table-cell/>
          <table:table-cell office:value-type="float" office:value="0.170664" calcext:value-type="float">
            <text:p>0.170664</text:p>
          </table:table-cell>
          <table:table-cell/>
          <table:table-cell office:value-type="float" office:value="0.17752" calcext:value-type="float">
            <text:p>0.17752</text:p>
          </table:table-cell>
          <table:table-cell/>
          <table:table-cell office:value-type="float" office:value="443.849" calcext:value-type="float">
            <text:p>443.849</text:p>
          </table:table-cell>
          <table:table-cell/>
          <table:table-cell office:value-type="float" office:value="0.524987" calcext:value-type="float">
            <text:p>0.524987</text:p>
          </table:table-cell>
          <table:table-cell table:number-columns-repeated="9"/>
          <table:table-cell table:formula="of:=[.W97]-[.X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188307" calcext:value-type="float">
            <text:p>0.188307</text:p>
          </table:table-cell>
          <table:table-cell/>
          <table:table-cell office:value-type="float" office:value="0.54248" calcext:value-type="float">
            <text:p>0.54248</text:p>
          </table:table-cell>
          <table:table-cell/>
          <table:table-cell office:value-type="float" office:value="0.143826" calcext:value-type="float">
            <text:p>0.143826</text:p>
          </table:table-cell>
          <table:table-cell/>
          <table:table-cell office:value-type="float" office:value="0.144847" calcext:value-type="float">
            <text:p>0.144847</text:p>
          </table:table-cell>
          <table:table-cell/>
          <table:table-cell office:value-type="float" office:value="0.152264" calcext:value-type="float">
            <text:p>0.152264</text:p>
          </table:table-cell>
          <table:table-cell/>
          <table:table-cell office:value-type="float" office:value="460.105" calcext:value-type="float">
            <text:p>460.105</text:p>
          </table:table-cell>
          <table:table-cell/>
          <table:table-cell office:value-type="float" office:value="0.544813" calcext:value-type="float">
            <text:p>0.544813</text:p>
          </table:table-cell>
          <table:table-cell table:number-columns-repeated="9"/>
          <table:table-cell table:formula="of:=[.W98]-[.X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157184" calcext:value-type="float">
            <text:p>0.157184</text:p>
          </table:table-cell>
          <table:table-cell/>
          <table:table-cell office:value-type="float" office:value="0.449807" calcext:value-type="float">
            <text:p>0.449807</text:p>
          </table:table-cell>
          <table:table-cell/>
          <table:table-cell office:value-type="float" office:value="0.120275" calcext:value-type="float">
            <text:p>0.120275</text:p>
          </table:table-cell>
          <table:table-cell/>
          <table:table-cell office:value-type="float" office:value="0.12396" calcext:value-type="float">
            <text:p>0.12396</text:p>
          </table:table-cell>
          <table:table-cell/>
          <table:table-cell office:value-type="float" office:value="0.123884" calcext:value-type="float">
            <text:p>0.123884</text:p>
          </table:table-cell>
          <table:table-cell/>
          <table:table-cell office:value-type="float" office:value="503.38" calcext:value-type="float">
            <text:p>503.38</text:p>
          </table:table-cell>
          <table:table-cell/>
          <table:table-cell office:value-type="float" office:value="0.451989" calcext:value-type="float">
            <text:p>0.451989</text:p>
          </table:table-cell>
          <table:table-cell table:number-columns-repeated="9"/>
          <table:table-cell table:formula="of:=[.W99]-[.X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211146" calcext:value-type="float">
            <text:p>0.211146</text:p>
          </table:table-cell>
          <table:table-cell/>
          <table:table-cell office:value-type="float" office:value="0.551369" calcext:value-type="float">
            <text:p>0.551369</text:p>
          </table:table-cell>
          <table:table-cell/>
          <table:table-cell office:value-type="float" office:value="0.158389" calcext:value-type="float">
            <text:p>0.158389</text:p>
          </table:table-cell>
          <table:table-cell/>
          <table:table-cell office:value-type="float" office:value="0.162008" calcext:value-type="float">
            <text:p>0.162008</text:p>
          </table:table-cell>
          <table:table-cell/>
          <table:table-cell office:value-type="float" office:value="0.166262" calcext:value-type="float">
            <text:p>0.166262</text:p>
          </table:table-cell>
          <table:table-cell/>
          <table:table-cell office:value-type="float" office:value="517.599" calcext:value-type="float">
            <text:p>517.599</text:p>
          </table:table-cell>
          <table:table-cell/>
          <table:table-cell office:value-type="float" office:value="0.55242" calcext:value-type="float">
            <text:p>0.55242</text:p>
          </table:table-cell>
          <table:table-cell table:number-columns-repeated="9"/>
          <table:table-cell table:formula="of:=[.W100]-[.X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0.235308" calcext:value-type="float">
            <text:p>0.235308</text:p>
          </table:table-cell>
          <table:table-cell table:formula="of:=1-[.G101]" office:value-type="float" office:value="0.764692" calcext:value-type="float">
            <text:p>0.764692</text:p>
          </table:table-cell>
          <table:table-cell office:value-type="float" office:value="0.233892" calcext:value-type="float">
            <text:p>0.233892</text:p>
          </table:table-cell>
          <table:table-cell table:formula="of:=1-[.I101]" office:value-type="float" office:value="0.766108" calcext:value-type="float">
            <text:p>0.766108</text:p>
          </table:table-cell>
          <table:table-cell office:value-type="float" office:value="0.233968" calcext:value-type="float">
            <text:p>0.233968</text:p>
          </table:table-cell>
          <table:table-cell table:formula="of:=1-[.K101]" office:value-type="float" office:value="0.766032" calcext:value-type="float">
            <text:p>0.766032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60679" calcext:value-type="float">
            <text:p>0.360679</text:p>
          </table:table-cell>
          <table:table-cell table:formula="of:=1-[.O101]" office:value-type="float" office:value="0.639321" calcext:value-type="float">
            <text:p>0.639321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table:formula="of:=[.W101]-[.X101]" office:value-type="float" office:value="0.092959" calcext:value-type="float">
            <text:p>0.092959</text:p>
          </table:table-cell>
          <table:table-cell/>
          <table:table-cell office:value-type="float" office:value="0.0476933333333333" calcext:value-type="float">
            <text:p>0.0476933333</text:p>
          </table:table-cell>
          <table:table-cell office:value-type="float" office:value="0.0929589999999999" calcext:value-type="float">
            <text:p>0.092959</text:p>
          </table:table-cell>
          <table:table-cell office:value-type="float" office:value="0.639574" calcext:value-type="float">
            <text:p>0.639574</text:p>
          </table:table-cell>
          <table:table-cell table:formula="of:=[.W101]-[.AC101]" office:value-type="float" office:value="0.212426" calcext:value-type="float">
            <text:p>0.2124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246152" calcext:value-type="float">
            <text:p>0.246152</text:p>
          </table:table-cell>
          <table:table-cell table:formula="of:=1-[.G102]" office:value-type="float" office:value="0.753848" calcext:value-type="float">
            <text:p>0.753848</text:p>
          </table:table-cell>
          <table:table-cell office:value-type="float" office:value="0.244539" calcext:value-type="float">
            <text:p>0.244539</text:p>
          </table:table-cell>
          <table:table-cell table:formula="of:=1-[.I102]" office:value-type="float" office:value="0.755461" calcext:value-type="float">
            <text:p>0.755461</text:p>
          </table:table-cell>
          <table:table-cell office:value-type="float" office:value="0.242187" calcext:value-type="float">
            <text:p>0.242187</text:p>
          </table:table-cell>
          <table:table-cell table:formula="of:=1-[.K102]" office:value-type="float" office:value="0.757813" calcext:value-type="float">
            <text:p>0.757813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34519" calcext:value-type="float">
            <text:p>0.334519</text:p>
          </table:table-cell>
          <table:table-cell table:formula="of:=1-[.O102]" office:value-type="float" office:value="0.665481" calcext:value-type="float">
            <text:p>0.665481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table:formula="of:=[.W102]-[.X102]" office:value-type="float" office:value="0.100318" calcext:value-type="float">
            <text:p>0.100318</text:p>
          </table:table-cell>
          <table:table-cell/>
          <table:table-cell office:value-type="float" office:value="0.0434054901960784" calcext:value-type="float">
            <text:p>0.0434054902</text:p>
          </table:table-cell>
          <table:table-cell office:value-type="float" office:value="0.100318" calcext:value-type="float">
            <text:p>0.100318</text:p>
          </table:table-cell>
          <table:table-cell office:value-type="float" office:value="0.668596" calcext:value-type="float">
            <text:p>0.668596</text:p>
          </table:table-cell>
          <table:table-cell table:formula="of:=[.W102]-[.AC102]" office:value-type="float" office:value="0.182404" calcext:value-type="float">
            <text:p>0.1824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296951" calcext:value-type="float">
            <text:p>0.296951</text:p>
          </table:table-cell>
          <table:table-cell table:formula="of:=1-[.E103]" office:value-type="float" office:value="0.703049" calcext:value-type="float">
            <text:p>0.703049</text:p>
          </table:table-cell>
          <table:table-cell office:value-type="float" office:value="0.248928" calcext:value-type="float">
            <text:p>0.248928</text:p>
          </table:table-cell>
          <table:table-cell table:formula="of:=1-[.G103]" office:value-type="float" office:value="0.751072" calcext:value-type="float">
            <text:p>0.751072</text:p>
          </table:table-cell>
          <table:table-cell office:value-type="float" office:value="0.245968" calcext:value-type="float">
            <text:p>0.245968</text:p>
          </table:table-cell>
          <table:table-cell table:formula="of:=1-[.I103]" office:value-type="float" office:value="0.754032" calcext:value-type="float">
            <text:p>0.754032</text:p>
          </table:table-cell>
          <table:table-cell office:value-type="float" office:value="0.247544" calcext:value-type="float">
            <text:p>0.247544</text:p>
          </table:table-cell>
          <table:table-cell table:formula="of:=1-[.K103]" office:value-type="float" office:value="0.752456" calcext:value-type="float">
            <text:p>0.75245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297107" calcext:value-type="float">
            <text:p>0.297107</text:p>
          </table:table-cell>
          <table:table-cell table:formula="of:=1-[.O103]" office:value-type="float" office:value="0.702893" calcext:value-type="float">
            <text:p>0.702893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table:formula="of:=[.W103]-[.X103]" office:value-type="float" office:value="0.043741" calcext:value-type="float">
            <text:p>0.043741</text:p>
          </table:table-cell>
          <table:table-cell/>
          <table:table-cell office:value-type="float" office:value="0.0441176470588235" calcext:value-type="float">
            <text:p>0.0441176471</text:p>
          </table:table-cell>
          <table:table-cell office:value-type="float" office:value="0.043741" calcext:value-type="float">
            <text:p>0.043741</text:p>
          </table:table-cell>
          <table:table-cell office:value-type="float" office:value="0.703049" calcext:value-type="float">
            <text:p>0.703049</text:p>
          </table:table-cell>
          <table:table-cell table:formula="of:=[.W103]-[.AC103]" office:value-type="float" office:value="0.0949510000000001" calcext:value-type="float">
            <text:p>0.0949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271493" calcext:value-type="float">
            <text:p>0.271493</text:p>
          </table:table-cell>
          <table:table-cell table:formula="of:=1-[.G104]" office:value-type="float" office:value="0.728507" calcext:value-type="float">
            <text:p>0.728507</text:p>
          </table:table-cell>
          <table:table-cell office:value-type="float" office:value="0.269523" calcext:value-type="float">
            <text:p>0.269523</text:p>
          </table:table-cell>
          <table:table-cell table:formula="of:=1-[.I104]" office:value-type="float" office:value="0.730477" calcext:value-type="float">
            <text:p>0.730477</text:p>
          </table:table-cell>
          <table:table-cell office:value-type="float" office:value="0.267614" calcext:value-type="float">
            <text:p>0.267614</text:p>
          </table:table-cell>
          <table:table-cell table:formula="of:=1-[.K104]" office:value-type="float" office:value="0.732386" calcext:value-type="float">
            <text:p>0.732386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32287" calcext:value-type="float">
            <text:p>0.332287</text:p>
          </table:table-cell>
          <table:table-cell table:formula="of:=1-[.O104]" office:value-type="float" office:value="0.667713" calcext:value-type="float">
            <text:p>0.667713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table:formula="of:=[.W104]-[.X104]" office:value-type="float" office:value="0.0640370000000001" calcext:value-type="float">
            <text:p>0.064037</text:p>
          </table:table-cell>
          <table:table-cell/>
          <table:table-cell office:value-type="float" office:value="0.0435937254901961" calcext:value-type="float">
            <text:p>0.0435937255</text:p>
          </table:table-cell>
          <table:table-cell office:value-type="float" office:value="0.064037" calcext:value-type="float">
            <text:p>0.064037</text:p>
          </table:table-cell>
          <table:table-cell office:value-type="float" office:value="0.670067" calcext:value-type="float">
            <text:p>0.670067</text:p>
          </table:table-cell>
          <table:table-cell table:formula="of:=[.W104]-[.AC104]" office:value-type="float" office:value="0.120933" calcext:value-type="float">
            <text:p>0.1209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304017" calcext:value-type="float">
            <text:p>0.304017</text:p>
          </table:table-cell>
          <table:table-cell table:formula="of:=1-[.G105]" office:value-type="float" office:value="0.695983" calcext:value-type="float">
            <text:p>0.695983</text:p>
          </table:table-cell>
          <table:table-cell office:value-type="float" office:value="0.301976" calcext:value-type="float">
            <text:p>0.301976</text:p>
          </table:table-cell>
          <table:table-cell table:formula="of:=1-[.I105]" office:value-type="float" office:value="0.698024" calcext:value-type="float">
            <text:p>0.698024</text:p>
          </table:table-cell>
          <table:table-cell office:value-type="float" office:value="0.299698" calcext:value-type="float">
            <text:p>0.299698</text:p>
          </table:table-cell>
          <table:table-cell table:formula="of:=1-[.K105]" office:value-type="float" office:value="0.700302" calcext:value-type="float">
            <text:p>0.700302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44332" calcext:value-type="float">
            <text:p>0.344332</text:p>
          </table:table-cell>
          <table:table-cell table:formula="of:=1-[.O105]" office:value-type="float" office:value="0.655668" calcext:value-type="float">
            <text:p>0.65566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table:formula="of:=[.W105]-[.X105]" office:value-type="float" office:value="0.109805" calcext:value-type="float">
            <text:p>0.109805</text:p>
          </table:table-cell>
          <table:table-cell/>
          <table:table-cell office:value-type="float" office:value="0.0573670588235294" calcext:value-type="float">
            <text:p>0.0573670588</text:p>
          </table:table-cell>
          <table:table-cell office:value-type="float" office:value="0.109805" calcext:value-type="float">
            <text:p>0.109805</text:p>
          </table:table-cell>
          <table:table-cell office:value-type="float" office:value="0.657721" calcext:value-type="float">
            <text:p>0.657721</text:p>
          </table:table-cell>
          <table:table-cell table:formula="of:=[.W105]-[.AC105]" office:value-type="float" office:value="0.148279" calcext:value-type="float">
            <text:p>0.1482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249754" calcext:value-type="float">
            <text:p>0.249754</text:p>
          </table:table-cell>
          <table:table-cell table:formula="of:=1-[.G106]" office:value-type="float" office:value="0.750246" calcext:value-type="float">
            <text:p>0.750246</text:p>
          </table:table-cell>
          <table:table-cell office:value-type="float" office:value="0.249149" calcext:value-type="float">
            <text:p>0.249149</text:p>
          </table:table-cell>
          <table:table-cell table:formula="of:=1-[.I106]" office:value-type="float" office:value="0.750851" calcext:value-type="float">
            <text:p>0.750851</text:p>
          </table:table-cell>
          <table:table-cell office:value-type="float" office:value="0.24655" calcext:value-type="float">
            <text:p>0.24655</text:p>
          </table:table-cell>
          <table:table-cell table:formula="of:=1-[.K106]" office:value-type="float" office:value="0.75345" calcext:value-type="float">
            <text:p>0.75345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1588" calcext:value-type="float">
            <text:p>0.31588</text:p>
          </table:table-cell>
          <table:table-cell table:formula="of:=1-[.O106]" office:value-type="float" office:value="0.68412" calcext:value-type="float">
            <text:p>0.68412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table:formula="of:=[.W106]-[.X106]" office:value-type="float" office:value="0.096992" calcext:value-type="float">
            <text:p>0.096992</text:p>
          </table:table-cell>
          <table:table-cell/>
          <table:table-cell office:value-type="float" office:value="0.0514635294117647" calcext:value-type="float">
            <text:p>0.0514635294</text:p>
          </table:table-cell>
          <table:table-cell office:value-type="float" office:value="0.096992" calcext:value-type="float">
            <text:p>0.096992</text:p>
          </table:table-cell>
          <table:table-cell office:value-type="float" office:value="0.686395" calcext:value-type="float">
            <text:p>0.686395</text:p>
          </table:table-cell>
          <table:table-cell table:formula="of:=[.W106]-[.AC106]" office:value-type="float" office:value="0.153605" calcext:value-type="float">
            <text:p>0.1536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266333" calcext:value-type="float">
            <text:p>0.266333</text:p>
          </table:table-cell>
          <table:table-cell table:formula="of:=1-[.G107]" office:value-type="float" office:value="0.733667" calcext:value-type="float">
            <text:p>0.733667</text:p>
          </table:table-cell>
          <table:table-cell office:value-type="float" office:value="0.264995" calcext:value-type="float">
            <text:p>0.264995</text:p>
          </table:table-cell>
          <table:table-cell table:formula="of:=1-[.I107]" office:value-type="float" office:value="0.735005" calcext:value-type="float">
            <text:p>0.735005</text:p>
          </table:table-cell>
          <table:table-cell office:value-type="float" office:value="0.263608" calcext:value-type="float">
            <text:p>0.263608</text:p>
          </table:table-cell>
          <table:table-cell table:formula="of:=1-[.K107]" office:value-type="float" office:value="0.736392" calcext:value-type="float">
            <text:p>0.736392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24961" calcext:value-type="float">
            <text:p>0.324961</text:p>
          </table:table-cell>
          <table:table-cell table:formula="of:=1-[.O107]" office:value-type="float" office:value="0.675039" calcext:value-type="float">
            <text:p>0.675039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table:formula="of:=[.W107]-[.X107]" office:value-type="float" office:value="0.105806" calcext:value-type="float">
            <text:p>0.105806</text:p>
          </table:table-cell>
          <table:table-cell/>
          <table:table-cell office:value-type="float" office:value="0.0607729411764706" calcext:value-type="float">
            <text:p>0.0607729412</text:p>
          </table:table-cell>
          <table:table-cell office:value-type="float" office:value="0.105806" calcext:value-type="float">
            <text:p>0.105806</text:p>
          </table:table-cell>
          <table:table-cell office:value-type="float" office:value="0.677169" calcext:value-type="float">
            <text:p>0.677169</text:p>
          </table:table-cell>
          <table:table-cell table:formula="of:=[.W107]-[.AC107]" office:value-type="float" office:value="0.148831" calcext:value-type="float">
            <text:p>0.1488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318766" calcext:value-type="float">
            <text:p>0.318766</text:p>
          </table:table-cell>
          <table:table-cell table:formula="of:=1-[.G108]" office:value-type="float" office:value="0.681234" calcext:value-type="float">
            <text:p>0.681234</text:p>
          </table:table-cell>
          <table:table-cell office:value-type="float" office:value="0.320265" calcext:value-type="float">
            <text:p>0.320265</text:p>
          </table:table-cell>
          <table:table-cell table:formula="of:=1-[.I108]" office:value-type="float" office:value="0.679735" calcext:value-type="float">
            <text:p>0.679735</text:p>
          </table:table-cell>
          <table:table-cell office:value-type="float" office:value="0.314394" calcext:value-type="float">
            <text:p>0.314394</text:p>
          </table:table-cell>
          <table:table-cell table:formula="of:=1-[.K108]" office:value-type="float" office:value="0.685606" calcext:value-type="float">
            <text:p>0.685606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2384" calcext:value-type="float">
            <text:p>0.352384</text:p>
          </table:table-cell>
          <table:table-cell table:formula="of:=1-[.O108]" office:value-type="float" office:value="0.647616" calcext:value-type="float">
            <text:p>0.647616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table:formula="of:=[.W108]-[.X108]" office:value-type="float" office:value="0.086012" calcext:value-type="float">
            <text:p>0.086012</text:p>
          </table:table-cell>
          <table:table-cell/>
          <table:table-cell office:value-type="float" office:value="0.0668219607843137" calcext:value-type="float">
            <text:p>0.0668219608</text:p>
          </table:table-cell>
          <table:table-cell office:value-type="float" office:value="0.086012" calcext:value-type="float">
            <text:p>0.086012</text:p>
          </table:table-cell>
          <table:table-cell office:value-type="float" office:value="0.650281" calcext:value-type="float">
            <text:p>0.650281</text:p>
          </table:table-cell>
          <table:table-cell table:formula="of:=[.W108]-[.AC108]" office:value-type="float" office:value="0.097719" calcext:value-type="float">
            <text:p>0.0977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304285" calcext:value-type="float">
            <text:p>0.304285</text:p>
          </table:table-cell>
          <table:table-cell table:formula="of:=1-[.G109]" office:value-type="float" office:value="0.695715" calcext:value-type="float">
            <text:p>0.695715</text:p>
          </table:table-cell>
          <table:table-cell office:value-type="float" office:value="0.305523" calcext:value-type="float">
            <text:p>0.305523</text:p>
          </table:table-cell>
          <table:table-cell table:formula="of:=1-[.I109]" office:value-type="float" office:value="0.694477" calcext:value-type="float">
            <text:p>0.694477</text:p>
          </table:table-cell>
          <table:table-cell office:value-type="float" office:value="0.299864" calcext:value-type="float">
            <text:p>0.299864</text:p>
          </table:table-cell>
          <table:table-cell table:formula="of:=1-[.K109]" office:value-type="float" office:value="0.700136" calcext:value-type="float">
            <text:p>0.700136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2962" calcext:value-type="float">
            <text:p>0.322962</text:p>
          </table:table-cell>
          <table:table-cell table:formula="of:=1-[.O109]" office:value-type="float" office:value="0.677038" calcext:value-type="float">
            <text:p>0.677038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table:formula="of:=[.W109]-[.X109]" office:value-type="float" office:value="0.0992740000000001" calcext:value-type="float">
            <text:p>0.099274</text:p>
          </table:table-cell>
          <table:table-cell/>
          <table:table-cell office:value-type="float" office:value="0.0663847058823529" calcext:value-type="float">
            <text:p>0.0663847059</text:p>
          </table:table-cell>
          <table:table-cell office:value-type="float" office:value="0.099274" calcext:value-type="float">
            <text:p>0.099274</text:p>
          </table:table-cell>
          <table:table-cell office:value-type="float" office:value="0.681405" calcext:value-type="float">
            <text:p>0.681405</text:p>
          </table:table-cell>
          <table:table-cell table:formula="of:=[.W109]-[.AC109]" office:value-type="float" office:value="0.0955950000000001" calcext:value-type="float">
            <text:p>0.0955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327249" calcext:value-type="float">
            <text:p>0.327249</text:p>
          </table:table-cell>
          <table:table-cell table:formula="of:=1-[.G110]" office:value-type="float" office:value="0.672751" calcext:value-type="float">
            <text:p>0.672751</text:p>
          </table:table-cell>
          <table:table-cell office:value-type="float" office:value="0.329012" calcext:value-type="float">
            <text:p>0.329012</text:p>
          </table:table-cell>
          <table:table-cell table:formula="of:=1-[.I110]" office:value-type="float" office:value="0.670988" calcext:value-type="float">
            <text:p>0.670988</text:p>
          </table:table-cell>
          <table:table-cell office:value-type="float" office:value="0.321807" calcext:value-type="float">
            <text:p>0.321807</text:p>
          </table:table-cell>
          <table:table-cell table:formula="of:=1-[.K110]" office:value-type="float" office:value="0.678193" calcext:value-type="float">
            <text:p>0.678193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4953" calcext:value-type="float">
            <text:p>0.324953</text:p>
          </table:table-cell>
          <table:table-cell table:formula="of:=1-[.O110]" office:value-type="float" office:value="0.675047" calcext:value-type="float">
            <text:p>0.675047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table:formula="of:=[.W110]-[.X110]" office:value-type="float" office:value="0.0916980000000001" calcext:value-type="float">
            <text:p>0.091698</text:p>
          </table:table-cell>
          <table:table-cell/>
          <table:table-cell office:value-type="float" office:value="0.0713160784313726" calcext:value-type="float">
            <text:p>0.0713160784</text:p>
          </table:table-cell>
          <table:table-cell office:value-type="float" office:value="0.091698" calcext:value-type="float">
            <text:p>0.091698</text:p>
          </table:table-cell>
          <table:table-cell office:value-type="float" office:value="0.680795" calcext:value-type="float">
            <text:p>0.680795</text:p>
          </table:table-cell>
          <table:table-cell table:formula="of:=[.W110]-[.AC110]" office:value-type="float" office:value="0.0622050000000001" calcext:value-type="float">
            <text:p>0.0622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331801" calcext:value-type="float">
            <text:p>0.331801</text:p>
          </table:table-cell>
          <table:table-cell table:formula="of:=1-[.G111]" office:value-type="float" office:value="0.668199" calcext:value-type="float">
            <text:p>0.668199</text:p>
          </table:table-cell>
          <table:table-cell office:value-type="float" office:value="0.332213" calcext:value-type="float">
            <text:p>0.332213</text:p>
          </table:table-cell>
          <table:table-cell table:formula="of:=1-[.I111]" office:value-type="float" office:value="0.667787" calcext:value-type="float">
            <text:p>0.667787</text:p>
          </table:table-cell>
          <table:table-cell office:value-type="float" office:value="0.328288" calcext:value-type="float">
            <text:p>0.328288</text:p>
          </table:table-cell>
          <table:table-cell table:formula="of:=1-[.K111]" office:value-type="float" office:value="0.671712" calcext:value-type="float">
            <text:p>0.671712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table:formula="of:=[.W111]-[.X111]" office:value-type="float" office:value="0.133935" calcext:value-type="float">
            <text:p>0.133935</text:p>
          </table:table-cell>
          <table:table-cell/>
          <table:table-cell office:value-type="float" office:value="0.0690976470588235" calcext:value-type="float">
            <text:p>0.0690976471</text:p>
          </table:table-cell>
          <table:table-cell office:value-type="float" office:value="0.133935" calcext:value-type="float">
            <text:p>0.133935</text:p>
          </table:table-cell>
          <table:table-cell office:value-type="float" office:value="0.676649" calcext:value-type="float">
            <text:p>0.676649</text:p>
          </table:table-cell>
          <table:table-cell table:formula="of:=[.W111]-[.AC111]" office:value-type="float" office:value="0.102351" calcext:value-type="float">
            <text:p>0.1023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95224" calcext:value-type="float">
            <text:p>0.295224</text:p>
          </table:table-cell>
          <table:table-cell table:formula="of:=1-[.G112]" office:value-type="float" office:value="0.704776" calcext:value-type="float">
            <text:p>0.704776</text:p>
          </table:table-cell>
          <table:table-cell office:value-type="float" office:value="0.296267" calcext:value-type="float">
            <text:p>0.296267</text:p>
          </table:table-cell>
          <table:table-cell table:formula="of:=1-[.I112]" office:value-type="float" office:value="0.703733" calcext:value-type="float">
            <text:p>0.703733</text:p>
          </table:table-cell>
          <table:table-cell office:value-type="float" office:value="0.290448" calcext:value-type="float">
            <text:p>0.290448</text:p>
          </table:table-cell>
          <table:table-cell table:formula="of:=1-[.K112]" office:value-type="float" office:value="0.709552" calcext:value-type="float">
            <text:p>0.70955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table:formula="of:=[.W112]-[.X112]" office:value-type="float" office:value="0.11235" calcext:value-type="float">
            <text:p>0.11235</text:p>
          </table:table-cell>
          <table:table-cell/>
          <table:table-cell office:value-type="float" office:value="0.0700286274509804" calcext:value-type="float">
            <text:p>0.0700286275</text:p>
          </table:table-cell>
          <table:table-cell office:value-type="float" office:value="0.11235" calcext:value-type="float">
            <text:p>0.11235</text:p>
          </table:table-cell>
          <table:table-cell office:value-type="float" office:value="0.705396" calcext:value-type="float">
            <text:p>0.705396</text:p>
          </table:table-cell>
          <table:table-cell table:formula="of:=[.W112]-[.AC112]" office:value-type="float" office:value="0.087604" calcext:value-type="float">
            <text:p>0.08760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304317" calcext:value-type="float">
            <text:p>0.304317</text:p>
          </table:table-cell>
          <table:table-cell table:formula="of:=1-[.G113]" office:value-type="float" office:value="0.695683" calcext:value-type="float">
            <text:p>0.695683</text:p>
          </table:table-cell>
          <table:table-cell office:value-type="float" office:value="0.306029" calcext:value-type="float">
            <text:p>0.306029</text:p>
          </table:table-cell>
          <table:table-cell table:formula="of:=1-[.I113]" office:value-type="float" office:value="0.693971" calcext:value-type="float">
            <text:p>0.693971</text:p>
          </table:table-cell>
          <table:table-cell office:value-type="float" office:value="0.300646" calcext:value-type="float">
            <text:p>0.300646</text:p>
          </table:table-cell>
          <table:table-cell table:formula="of:=1-[.K113]" office:value-type="float" office:value="0.699354" calcext:value-type="float">
            <text:p>0.69935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table:formula="of:=[.W113]-[.X113]" office:value-type="float" office:value="0.078837" calcext:value-type="float">
            <text:p>0.078837</text:p>
          </table:table-cell>
          <table:table-cell/>
          <table:table-cell office:value-type="float" office:value="0.0671274509803922" calcext:value-type="float">
            <text:p>0.067127451</text:p>
          </table:table-cell>
          <table:table-cell office:value-type="float" office:value="0.0788369999999999" calcext:value-type="float">
            <text:p>0.078837</text:p>
          </table:table-cell>
          <table:table-cell office:value-type="float" office:value="0.697986" calcext:value-type="float">
            <text:p>0.697986</text:p>
          </table:table-cell>
          <table:table-cell table:formula="of:=[.W113]-[.AC113]" office:value-type="float" office:value="0.055014" calcext:value-type="float">
            <text:p>0.0550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92666" calcext:value-type="float">
            <text:p>0.292666</text:p>
          </table:table-cell>
          <table:table-cell table:formula="of:=1-[.G114]" office:value-type="float" office:value="0.707334" calcext:value-type="float">
            <text:p>0.707334</text:p>
          </table:table-cell>
          <table:table-cell office:value-type="float" office:value="0.293482" calcext:value-type="float">
            <text:p>0.293482</text:p>
          </table:table-cell>
          <table:table-cell table:formula="of:=1-[.I114]" office:value-type="float" office:value="0.706518" calcext:value-type="float">
            <text:p>0.706518</text:p>
          </table:table-cell>
          <table:table-cell office:value-type="float" office:value="0.288358" calcext:value-type="float">
            <text:p>0.288358</text:p>
          </table:table-cell>
          <table:table-cell table:formula="of:=1-[.K114]" office:value-type="float" office:value="0.711642" calcext:value-type="float">
            <text:p>0.711642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table:formula="of:=[.W114]-[.X114]" office:value-type="float" office:value="0.00996100000000011" calcext:value-type="float">
            <text:p>0.009961</text:p>
          </table:table-cell>
          <table:table-cell/>
          <table:table-cell office:value-type="float" office:value="0.0667062745098039" calcext:value-type="float">
            <text:p>0.0667062745</text:p>
          </table:table-cell>
          <table:table-cell office:value-type="float" office:value="0.009961" calcext:value-type="float">
            <text:p>0.009961</text:p>
          </table:table-cell>
          <table:table-cell office:value-type="float" office:value="0.710748" calcext:value-type="float">
            <text:p>0.710748</text:p>
          </table:table-cell>
          <table:table-cell table:formula="of:=[.W114]-[.AC114]" office:value-type="float" office:value="-0.0187479999999999" calcext:value-type="float">
            <text:p>-0.0187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85594" calcext:value-type="float">
            <text:p>0.285594</text:p>
          </table:table-cell>
          <table:table-cell table:formula="of:=1-[.G115]" office:value-type="float" office:value="0.714406" calcext:value-type="float">
            <text:p>0.714406</text:p>
          </table:table-cell>
          <table:table-cell office:value-type="float" office:value="0.285982" calcext:value-type="float">
            <text:p>0.285982</text:p>
          </table:table-cell>
          <table:table-cell table:formula="of:=1-[.I115]" office:value-type="float" office:value="0.714018" calcext:value-type="float">
            <text:p>0.714018</text:p>
          </table:table-cell>
          <table:table-cell office:value-type="float" office:value="0.282954" calcext:value-type="float">
            <text:p>0.282954</text:p>
          </table:table-cell>
          <table:table-cell table:formula="of:=1-[.K115]" office:value-type="float" office:value="0.717046" calcext:value-type="float">
            <text:p>0.717046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table:formula="of:=[.W115]-[.X115]" office:value-type="float" office:value="0.082504" calcext:value-type="float">
            <text:p>0.082504</text:p>
          </table:table-cell>
          <table:table-cell/>
          <table:table-cell office:value-type="float" office:value="0.0625925490196078" calcext:value-type="float">
            <text:p>0.062592549</text:p>
          </table:table-cell>
          <table:table-cell office:value-type="float" office:value="0.082504" calcext:value-type="float">
            <text:p>0.082504</text:p>
          </table:table-cell>
          <table:table-cell office:value-type="float" office:value="0.722346" calcext:value-type="float">
            <text:p>0.722346</text:p>
          </table:table-cell>
          <table:table-cell table:formula="of:=[.W115]-[.AC115]" office:value-type="float" office:value="0.0466540000000001" calcext:value-type="float">
            <text:p>0.0466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5069" calcext:value-type="float">
            <text:p>0.35069</text:p>
          </table:table-cell>
          <table:table-cell table:formula="of:=1-[.G116]" office:value-type="float" office:value="0.64931" calcext:value-type="float">
            <text:p>0.64931</text:p>
          </table:table-cell>
          <table:table-cell office:value-type="float" office:value="0.351336" calcext:value-type="float">
            <text:p>0.351336</text:p>
          </table:table-cell>
          <table:table-cell table:formula="of:=1-[.I116]" office:value-type="float" office:value="0.648664" calcext:value-type="float">
            <text:p>0.648664</text:p>
          </table:table-cell>
          <table:table-cell office:value-type="float" office:value="0.348437" calcext:value-type="float">
            <text:p>0.348437</text:p>
          </table:table-cell>
          <table:table-cell table:formula="of:=1-[.K116]" office:value-type="float" office:value="0.651563" calcext:value-type="float">
            <text:p>0.651563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table:formula="of:=[.W116]-[.X116]" office:value-type="float" office:value="0.135552" calcext:value-type="float">
            <text:p>0.135552</text:p>
          </table:table-cell>
          <table:table-cell/>
          <table:table-cell office:value-type="float" office:value="0.0729290196078432" calcext:value-type="float">
            <text:p>0.0729290196</text:p>
          </table:table-cell>
          <table:table-cell office:value-type="float" office:value="0.135552" calcext:value-type="float">
            <text:p>0.135552</text:p>
          </table:table-cell>
          <table:table-cell office:value-type="float" office:value="0.660433" calcext:value-type="float">
            <text:p>0.660433</text:p>
          </table:table-cell>
          <table:table-cell table:formula="of:=[.W116]-[.AC116]" office:value-type="float" office:value="0.0985670000000001" calcext:value-type="float">
            <text:p>0.098567</text:p>
          </table:table-cell>
        </table:table-row>
        <table:table-row table:style-name="ro1">
          <table:table-cell table:number-columns-repeated="2"/>
          <table:table-cell office:value-type="float" office:value="0.5212" calcext:value-type="float">
            <text:p>0.5212</text:p>
          </table:table-cell>
          <table:table-cell/>
          <table:table-cell office:value-type="float" office:value="0.459625" calcext:value-type="float">
            <text:p>0.459625</text:p>
          </table:table-cell>
          <table:table-cell/>
          <table:table-cell office:value-type="float" office:value="0.483273" calcext:value-type="float">
            <text:p>0.483273</text:p>
          </table:table-cell>
          <table:table-cell/>
          <table:table-cell office:value-type="float" office:value="0.482984" calcext:value-type="float">
            <text:p>0.482984</text:p>
          </table:table-cell>
          <table:table-cell/>
          <table:table-cell office:value-type="float" office:value="0.477693" calcext:value-type="float">
            <text:p>0.477693</text:p>
          </table:table-cell>
          <table:table-cell/>
          <table:table-cell office:value-type="float" office:value="265.687" calcext:value-type="float">
            <text:p>265.687</text:p>
          </table:table-cell>
          <table:table-cell/>
          <table:table-cell office:value-type="float" office:value="0.464883" calcext:value-type="float">
            <text:p>0.464883</text:p>
          </table:table-cell>
          <table:table-cell table:number-columns-repeated="9"/>
          <table:table-cell table:formula="of:=[.W117]-[.X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46724" calcext:value-type="float">
            <text:p>0.546724</text:p>
          </table:table-cell>
          <table:table-cell/>
          <table:table-cell office:value-type="float" office:value="0.475215" calcext:value-type="float">
            <text:p>0.475215</text:p>
          </table:table-cell>
          <table:table-cell/>
          <table:table-cell office:value-type="float" office:value="0.509734" calcext:value-type="float">
            <text:p>0.509734</text:p>
          </table:table-cell>
          <table:table-cell/>
          <table:table-cell office:value-type="float" office:value="0.506848" calcext:value-type="float">
            <text:p>0.506848</text:p>
          </table:table-cell>
          <table:table-cell/>
          <table:table-cell office:value-type="float" office:value="0.505192" calcext:value-type="float">
            <text:p>0.505192</text:p>
          </table:table-cell>
          <table:table-cell/>
          <table:table-cell office:value-type="float" office:value="263.582" calcext:value-type="float">
            <text:p>263.582</text:p>
          </table:table-cell>
          <table:table-cell/>
          <table:table-cell office:value-type="float" office:value="0.480094" calcext:value-type="float">
            <text:p>0.480094</text:p>
          </table:table-cell>
          <table:table-cell table:number-columns-repeated="9"/>
          <table:table-cell table:formula="of:=[.W118]-[.X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28811" calcext:value-type="float">
            <text:p>0.528811</text:p>
          </table:table-cell>
          <table:table-cell/>
          <table:table-cell office:value-type="float" office:value="0.452488" calcext:value-type="float">
            <text:p>0.452488</text:p>
          </table:table-cell>
          <table:table-cell/>
          <table:table-cell office:value-type="float" office:value="0.499941" calcext:value-type="float">
            <text:p>0.499941</text:p>
          </table:table-cell>
          <table:table-cell/>
          <table:table-cell office:value-type="float" office:value="0.499704" calcext:value-type="float">
            <text:p>0.499704</text:p>
          </table:table-cell>
          <table:table-cell/>
          <table:table-cell office:value-type="float" office:value="0.500246" calcext:value-type="float">
            <text:p>0.500246</text:p>
          </table:table-cell>
          <table:table-cell/>
          <table:table-cell office:value-type="float" office:value="289.263" calcext:value-type="float">
            <text:p>289.263</text:p>
          </table:table-cell>
          <table:table-cell/>
          <table:table-cell office:value-type="float" office:value="0.454553" calcext:value-type="float">
            <text:p>0.454553</text:p>
          </table:table-cell>
          <table:table-cell table:number-columns-repeated="9"/>
          <table:table-cell table:formula="of:=[.W119]-[.X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20211" calcext:value-type="float">
            <text:p>0.420211</text:p>
          </table:table-cell>
          <table:table-cell/>
          <table:table-cell office:value-type="float" office:value="0.389718" calcext:value-type="float">
            <text:p>0.389718</text:p>
          </table:table-cell>
          <table:table-cell/>
          <table:table-cell office:value-type="float" office:value="0.41436" calcext:value-type="float">
            <text:p>0.41436</text:p>
          </table:table-cell>
          <table:table-cell/>
          <table:table-cell office:value-type="float" office:value="0.411011" calcext:value-type="float">
            <text:p>0.411011</text:p>
          </table:table-cell>
          <table:table-cell/>
          <table:table-cell office:value-type="float" office:value="0.418952" calcext:value-type="float">
            <text:p>0.418952</text:p>
          </table:table-cell>
          <table:table-cell/>
          <table:table-cell office:value-type="float" office:value="315.292" calcext:value-type="float">
            <text:p>315.292</text:p>
          </table:table-cell>
          <table:table-cell/>
          <table:table-cell office:value-type="float" office:value="0.386454" calcext:value-type="float">
            <text:p>0.386454</text:p>
          </table:table-cell>
          <table:table-cell table:number-columns-repeated="9"/>
          <table:table-cell table:formula="of:=[.W120]-[.X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339986" calcext:value-type="float">
            <text:p>0.339986</text:p>
          </table:table-cell>
          <table:table-cell table:formula="of:=1-[.G121]" office:value-type="float" office:value="0.660014" calcext:value-type="float">
            <text:p>0.660014</text:p>
          </table:table-cell>
          <table:table-cell office:value-type="float" office:value="0.342103" calcext:value-type="float">
            <text:p>0.342103</text:p>
          </table:table-cell>
          <table:table-cell table:formula="of:=1-[.I121]" office:value-type="float" office:value="0.657897" calcext:value-type="float">
            <text:p>0.657897</text:p>
          </table:table-cell>
          <table:table-cell office:value-type="float" office:value="0.335428" calcext:value-type="float">
            <text:p>0.335428</text:p>
          </table:table-cell>
          <table:table-cell table:formula="of:=1-[.K121]" office:value-type="float" office:value="0.664572" calcext:value-type="float">
            <text:p>0.664572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table:formula="of:=[.W121]-[.X121]" office:value-type="float" office:value="0.065315" calcext:value-type="float">
            <text:p>0.065315</text:p>
          </table:table-cell>
          <table:table-cell/>
          <table:table-cell office:value-type="float" office:value="0.0661839215686274" calcext:value-type="float">
            <text:p>0.0661839216</text:p>
          </table:table-cell>
          <table:table-cell office:value-type="float" office:value="0.0653149999999999" calcext:value-type="float">
            <text:p>0.065315</text:p>
          </table:table-cell>
          <table:table-cell office:value-type="float" office:value="0.677319" calcext:value-type="float">
            <text:p>0.677319</text:p>
          </table:table-cell>
          <table:table-cell table:formula="of:=[.W121]-[.AC121]" office:value-type="float" office:value="0.033681" calcext:value-type="float">
            <text:p>0.03368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263085" calcext:value-type="float">
            <text:p>0.263085</text:p>
          </table:table-cell>
          <table:table-cell table:formula="of:=1-[.G122]" office:value-type="float" office:value="0.736915" calcext:value-type="float">
            <text:p>0.736915</text:p>
          </table:table-cell>
          <table:table-cell office:value-type="float" office:value="0.261845" calcext:value-type="float">
            <text:p>0.261845</text:p>
          </table:table-cell>
          <table:table-cell table:formula="of:=1-[.I122]" office:value-type="float" office:value="0.738155" calcext:value-type="float">
            <text:p>0.738155</text:p>
          </table:table-cell>
          <table:table-cell office:value-type="float" office:value="0.259763" calcext:value-type="float">
            <text:p>0.259763</text:p>
          </table:table-cell>
          <table:table-cell table:formula="of:=1-[.K122]" office:value-type="float" office:value="0.740237" calcext:value-type="float">
            <text:p>0.740237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3532" calcext:value-type="float">
            <text:p>0.273532</text:p>
          </table:table-cell>
          <table:table-cell table:formula="of:=1-[.O122]" office:value-type="float" office:value="0.726468" calcext:value-type="float">
            <text:p>0.726468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table:formula="of:=[.W122]-[.X122]" office:value-type="float" office:value="0.067972" calcext:value-type="float">
            <text:p>0.067972</text:p>
          </table:table-cell>
          <table:table-cell/>
          <table:table-cell office:value-type="float" office:value="0.0692686274509804" calcext:value-type="float">
            <text:p>0.0692686275</text:p>
          </table:table-cell>
          <table:table-cell office:value-type="float" office:value="0.067972" calcext:value-type="float">
            <text:p>0.067972</text:p>
          </table:table-cell>
          <table:table-cell office:value-type="float" office:value="0.730609" calcext:value-type="float">
            <text:p>0.730609</text:p>
          </table:table-cell>
          <table:table-cell table:formula="of:=[.W122]-[.AC122]" office:value-type="float" office:value="0.0583910000000001" calcext:value-type="float">
            <text:p>0.05839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304249" calcext:value-type="float">
            <text:p>0.304249</text:p>
          </table:table-cell>
          <table:table-cell table:formula="of:=1-[.G123]" office:value-type="float" office:value="0.695751" calcext:value-type="float">
            <text:p>0.695751</text:p>
          </table:table-cell>
          <table:table-cell office:value-type="float" office:value="0.302847" calcext:value-type="float">
            <text:p>0.302847</text:p>
          </table:table-cell>
          <table:table-cell table:formula="of:=1-[.I123]" office:value-type="float" office:value="0.697153" calcext:value-type="float">
            <text:p>0.697153</text:p>
          </table:table-cell>
          <table:table-cell office:value-type="float" office:value="0.302364" calcext:value-type="float">
            <text:p>0.302364</text:p>
          </table:table-cell>
          <table:table-cell table:formula="of:=1-[.K123]" office:value-type="float" office:value="0.697636" calcext:value-type="float">
            <text:p>0.697636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08617" calcext:value-type="float">
            <text:p>0.308617</text:p>
          </table:table-cell>
          <table:table-cell table:formula="of:=1-[.O123]" office:value-type="float" office:value="0.691383" calcext:value-type="float">
            <text:p>0.691383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table:formula="of:=[.W123]-[.X123]" office:value-type="float" office:value="0.063393" calcext:value-type="float">
            <text:p>0.063393</text:p>
          </table:table-cell>
          <table:table-cell/>
          <table:table-cell office:value-type="float" office:value="0.0614733333333333" calcext:value-type="float">
            <text:p>0.0614733333</text:p>
          </table:table-cell>
          <table:table-cell office:value-type="float" office:value="0.063393" calcext:value-type="float">
            <text:p>0.063393</text:p>
          </table:table-cell>
          <table:table-cell office:value-type="float" office:value="0.692528" calcext:value-type="float">
            <text:p>0.692528</text:p>
          </table:table-cell>
          <table:table-cell table:formula="of:=[.W123]-[.AC123]" office:value-type="float" office:value="0.0554720000000001" calcext:value-type="float">
            <text:p>0.05547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264057" calcext:value-type="float">
            <text:p>0.264057</text:p>
          </table:table-cell>
          <table:table-cell table:formula="of:=1-[.G124]" office:value-type="float" office:value="0.735943" calcext:value-type="float">
            <text:p>0.735943</text:p>
          </table:table-cell>
          <table:table-cell office:value-type="float" office:value="0.264481" calcext:value-type="float">
            <text:p>0.264481</text:p>
          </table:table-cell>
          <table:table-cell table:formula="of:=1-[.I124]" office:value-type="float" office:value="0.735519" calcext:value-type="float">
            <text:p>0.735519</text:p>
          </table:table-cell>
          <table:table-cell office:value-type="float" office:value="0.263933" calcext:value-type="float">
            <text:p>0.263933</text:p>
          </table:table-cell>
          <table:table-cell table:formula="of:=1-[.K124]" office:value-type="float" office:value="0.736067" calcext:value-type="float">
            <text:p>0.736067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0348" calcext:value-type="float">
            <text:p>0.280348</text:p>
          </table:table-cell>
          <table:table-cell table:formula="of:=1-[.O124]" office:value-type="float" office:value="0.719652" calcext:value-type="float">
            <text:p>0.719652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table:formula="of:=[.W124]-[.X124]" office:value-type="float" office:value="0.0744070000000001" calcext:value-type="float">
            <text:p>0.074407</text:p>
          </table:table-cell>
          <table:table-cell/>
          <table:table-cell office:value-type="float" office:value="0.0507741176470588" calcext:value-type="float">
            <text:p>0.0507741176</text:p>
          </table:table-cell>
          <table:table-cell office:value-type="float" office:value="0.0744070000000001" calcext:value-type="float">
            <text:p>0.074407</text:p>
          </table:table-cell>
          <table:table-cell office:value-type="float" office:value="0.719036" calcext:value-type="float">
            <text:p>0.719036</text:p>
          </table:table-cell>
          <table:table-cell table:formula="of:=[.W124]-[.AC124]" office:value-type="float" office:value="0.078964" calcext:value-type="float">
            <text:p>0.07896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43626" calcext:value-type="float">
            <text:p>0.243626</text:p>
          </table:table-cell>
          <table:table-cell table:formula="of:=1-[.G125]" office:value-type="float" office:value="0.756374" calcext:value-type="float">
            <text:p>0.756374</text:p>
          </table:table-cell>
          <table:table-cell office:value-type="float" office:value="0.244072" calcext:value-type="float">
            <text:p>0.244072</text:p>
          </table:table-cell>
          <table:table-cell table:formula="of:=1-[.I125]" office:value-type="float" office:value="0.755928" calcext:value-type="float">
            <text:p>0.755928</text:p>
          </table:table-cell>
          <table:table-cell office:value-type="float" office:value="0.241586" calcext:value-type="float">
            <text:p>0.241586</text:p>
          </table:table-cell>
          <table:table-cell table:formula="of:=1-[.K125]" office:value-type="float" office:value="0.758414" calcext:value-type="float">
            <text:p>0.758414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table:formula="of:=[.W125]-[.X125]" office:value-type="float" office:value="0.0989490000000001" calcext:value-type="float">
            <text:p>0.098949</text:p>
          </table:table-cell>
          <table:table-cell/>
          <table:table-cell office:value-type="float" office:value="0.0563690196078431" calcext:value-type="float">
            <text:p>0.0563690196</text:p>
          </table:table-cell>
          <table:table-cell office:value-type="float" office:value="0.0989489999999999" calcext:value-type="float">
            <text:p>0.098949</text:p>
          </table:table-cell>
          <table:table-cell office:value-type="float" office:value="0.760196" calcext:value-type="float">
            <text:p>0.760196</text:p>
          </table:table-cell>
          <table:table-cell table:formula="of:=[.W125]-[.AC125]" office:value-type="float" office:value="0.087804" calcext:value-type="float">
            <text:p>0.08780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9841" calcext:value-type="float">
            <text:p>0.29841</text:p>
          </table:table-cell>
          <table:table-cell table:formula="of:=1-[.G126]" office:value-type="float" office:value="0.70159" calcext:value-type="float">
            <text:p>0.70159</text:p>
          </table:table-cell>
          <table:table-cell office:value-type="float" office:value="0.295414" calcext:value-type="float">
            <text:p>0.295414</text:p>
          </table:table-cell>
          <table:table-cell table:formula="of:=1-[.I126]" office:value-type="float" office:value="0.704586" calcext:value-type="float">
            <text:p>0.704586</text:p>
          </table:table-cell>
          <table:table-cell office:value-type="float" office:value="0.29577" calcext:value-type="float">
            <text:p>0.29577</text:p>
          </table:table-cell>
          <table:table-cell table:formula="of:=1-[.K126]" office:value-type="float" office:value="0.70423" calcext:value-type="float">
            <text:p>0.7042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table:formula="of:=[.W126]-[.X126]" office:value-type="float" office:value="0.0827620000000001" calcext:value-type="float">
            <text:p>0.082762</text:p>
          </table:table-cell>
          <table:table-cell/>
          <table:table-cell office:value-type="float" office:value="0.0536360784313725" calcext:value-type="float">
            <text:p>0.0536360784</text:p>
          </table:table-cell>
          <table:table-cell office:value-type="float" office:value="0.082762" calcext:value-type="float">
            <text:p>0.082762</text:p>
          </table:table-cell>
          <table:table-cell office:value-type="float" office:value="0.714186" calcext:value-type="float">
            <text:p>0.714186</text:p>
          </table:table-cell>
          <table:table-cell table:formula="of:=[.W126]-[.AC126]" office:value-type="float" office:value="0.069814" calcext:value-type="float">
            <text:p>0.06981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64838" calcext:value-type="float">
            <text:p>0.264838</text:p>
          </table:table-cell>
          <table:table-cell table:formula="of:=1-[.G127]" office:value-type="float" office:value="0.735162" calcext:value-type="float">
            <text:p>0.735162</text:p>
          </table:table-cell>
          <table:table-cell office:value-type="float" office:value="0.261891" calcext:value-type="float">
            <text:p>0.261891</text:p>
          </table:table-cell>
          <table:table-cell table:formula="of:=1-[.I127]" office:value-type="float" office:value="0.738109" calcext:value-type="float">
            <text:p>0.738109</text:p>
          </table:table-cell>
          <table:table-cell office:value-type="float" office:value="0.260239" calcext:value-type="float">
            <text:p>0.260239</text:p>
          </table:table-cell>
          <table:table-cell table:formula="of:=1-[.K127]" office:value-type="float" office:value="0.739761" calcext:value-type="float">
            <text:p>0.739761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table:formula="of:=[.W127]-[.X127]" office:value-type="float" office:value="0.0573950000000001" calcext:value-type="float">
            <text:p>0.057395</text:p>
          </table:table-cell>
          <table:table-cell/>
          <table:table-cell office:value-type="float" office:value="0.0554411764705882" calcext:value-type="float">
            <text:p>0.0554411765</text:p>
          </table:table-cell>
          <table:table-cell office:value-type="float" office:value="0.0573950000000001" calcext:value-type="float">
            <text:p>0.057395</text:p>
          </table:table-cell>
          <table:table-cell office:value-type="float" office:value="0.751087" calcext:value-type="float">
            <text:p>0.751087</text:p>
          </table:table-cell>
          <table:table-cell table:formula="of:=[.W127]-[.AC127]" office:value-type="float" office:value="0.0389130000000001" calcext:value-type="float">
            <text:p>0.03891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7432" calcext:value-type="float">
            <text:p>0.27432</text:p>
          </table:table-cell>
          <table:table-cell table:formula="of:=1-[.G128]" office:value-type="float" office:value="0.72568" calcext:value-type="float">
            <text:p>0.72568</text:p>
          </table:table-cell>
          <table:table-cell office:value-type="float" office:value="0.272191" calcext:value-type="float">
            <text:p>0.272191</text:p>
          </table:table-cell>
          <table:table-cell table:formula="of:=1-[.I128]" office:value-type="float" office:value="0.727809" calcext:value-type="float">
            <text:p>0.727809</text:p>
          </table:table-cell>
          <table:table-cell office:value-type="float" office:value="0.271071" calcext:value-type="float">
            <text:p>0.271071</text:p>
          </table:table-cell>
          <table:table-cell table:formula="of:=1-[.K128]" office:value-type="float" office:value="0.728929" calcext:value-type="float">
            <text:p>0.728929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table:formula="of:=[.W128]-[.X128]" office:value-type="float" office:value="0.132613" calcext:value-type="float">
            <text:p>0.132613</text:p>
          </table:table-cell>
          <table:table-cell/>
          <table:table-cell office:value-type="float" office:value="0.0456901960784314" calcext:value-type="float">
            <text:p>0.0456901961</text:p>
          </table:table-cell>
          <table:table-cell office:value-type="float" office:value="0.132613" calcext:value-type="float">
            <text:p>0.132613</text:p>
          </table:table-cell>
          <table:table-cell office:value-type="float" office:value="0.747554" calcext:value-type="float">
            <text:p>0.747554</text:p>
          </table:table-cell>
          <table:table-cell table:formula="of:=[.W128]-[.AC128]" office:value-type="float" office:value="0.110446" calcext:value-type="float">
            <text:p>0.11044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57734" calcext:value-type="float">
            <text:p>0.257734</text:p>
          </table:table-cell>
          <table:table-cell table:formula="of:=1-[.G129]" office:value-type="float" office:value="0.742266" calcext:value-type="float">
            <text:p>0.742266</text:p>
          </table:table-cell>
          <table:table-cell office:value-type="float" office:value="0.254723" calcext:value-type="float">
            <text:p>0.254723</text:p>
          </table:table-cell>
          <table:table-cell table:formula="of:=1-[.I129]" office:value-type="float" office:value="0.745277" calcext:value-type="float">
            <text:p>0.745277</text:p>
          </table:table-cell>
          <table:table-cell office:value-type="float" office:value="0.252803" calcext:value-type="float">
            <text:p>0.252803</text:p>
          </table:table-cell>
          <table:table-cell table:formula="of:=1-[.K129]" office:value-type="float" office:value="0.747197" calcext:value-type="float">
            <text:p>0.747197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table:formula="of:=[.W129]-[.X129]" office:value-type="float" office:value="0.109623" calcext:value-type="float">
            <text:p>0.109623</text:p>
          </table:table-cell>
          <table:table-cell/>
          <table:table-cell office:value-type="float" office:value="0.0521823529411765" calcext:value-type="float">
            <text:p>0.0521823529</text:p>
          </table:table-cell>
          <table:table-cell office:value-type="float" office:value="0.109623" calcext:value-type="float">
            <text:p>0.109623</text:p>
          </table:table-cell>
          <table:table-cell office:value-type="float" office:value="0.756675" calcext:value-type="float">
            <text:p>0.756675</text:p>
          </table:table-cell>
          <table:table-cell table:formula="of:=[.W129]-[.AC129]" office:value-type="float" office:value="0.093325" calcext:value-type="float">
            <text:p>0.0933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843" calcext:value-type="float">
            <text:p>0.21843</text:p>
          </table:table-cell>
          <table:table-cell table:formula="of:=1-[.G130]" office:value-type="float" office:value="0.78157" calcext:value-type="float">
            <text:p>0.78157</text:p>
          </table:table-cell>
          <table:table-cell office:value-type="float" office:value="0.216146" calcext:value-type="float">
            <text:p>0.216146</text:p>
          </table:table-cell>
          <table:table-cell table:formula="of:=1-[.I130]" office:value-type="float" office:value="0.783854" calcext:value-type="float">
            <text:p>0.783854</text:p>
          </table:table-cell>
          <table:table-cell office:value-type="float" office:value="0.214634" calcext:value-type="float">
            <text:p>0.214634</text:p>
          </table:table-cell>
          <table:table-cell table:formula="of:=1-[.K130]" office:value-type="float" office:value="0.785366" calcext:value-type="float">
            <text:p>0.785366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table:formula="of:=[.W130]-[.X130]" office:value-type="float" office:value="0.104035" calcext:value-type="float">
            <text:p>0.104035</text:p>
          </table:table-cell>
          <table:table-cell/>
          <table:table-cell office:value-type="float" office:value="0.0379843921568627" calcext:value-type="float">
            <text:p>0.0379843922</text:p>
          </table:table-cell>
          <table:table-cell office:value-type="float" office:value="0.104035" calcext:value-type="float">
            <text:p>0.104035</text:p>
          </table:table-cell>
          <table:table-cell office:value-type="float" office:value="0.78652" calcext:value-type="float">
            <text:p>0.78652</text:p>
          </table:table-cell>
          <table:table-cell table:formula="of:=[.W130]-[.AC130]" office:value-type="float" office:value="0.0964799999999999" calcext:value-type="float">
            <text:p>0.0964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-0.371562233332572" calcext:value-type="float">
            <text:p>-0.3715622333</text:p>
          </table:table-cell>
          <table:table-cell table:style-name="ce1" table:formula="of:=CORREL([.B78:.B130];[.F78:.F130])" office:value-type="float" office:value="0.371562233332572" calcext:value-type="float">
            <text:p>0.3715622333</text:p>
          </table:table-cell>
          <table:table-cell table:formula="of:=CORREL([.B78:.B130];[.G78:.G130])" office:value-type="float" office:value="-0.407150252241023" calcext:value-type="float">
            <text:p>-0.4071502522</text:p>
          </table:table-cell>
          <table:table-cell table:style-name="ce1" table:formula="of:=CORREL([.B78:.B130];[.H78:.H130])" office:value-type="float" office:value="0.407150252241023" calcext:value-type="float">
            <text:p>0.4071502522</text:p>
          </table:table-cell>
          <table:table-cell table:formula="of:=CORREL([.B78:.B130];[.I78:.I130])" office:value-type="float" office:value="-0.395440223647295" calcext:value-type="float">
            <text:p>-0.3954402236</text:p>
          </table:table-cell>
          <table:table-cell table:style-name="ce1" table:formula="of:=CORREL([.B78:.B130];[.J78:.J130])" office:value-type="float" office:value="0.395440223647295" calcext:value-type="float">
            <text:p>0.3954402236</text:p>
          </table:table-cell>
          <table:table-cell table:formula="of:=CORREL([.B78:.B130];[.K78:.K130])" office:value-type="float" office:value="-0.459462459553079" calcext:value-type="float">
            <text:p>-0.4594624596</text:p>
          </table:table-cell>
          <table:table-cell table:style-name="ce1" table:formula="of:=CORREL([.B78:.B130];[.L78:.L130])" office:value-type="float" office:value="0.459462459553079" calcext:value-type="float">
            <text:p>0.4594624596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61193994246667" calcext:value-type="float">
            <text:p>-0.3611939942</text:p>
          </table:table-cell>
          <table:table-cell table:style-name="ce1" table:formula="of:=CORREL([.B78:.B130];[.P78:.P130])" office:value-type="float" office:value="0.361193994246667" calcext:value-type="float">
            <text:p>0.36119399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6459995177923" calcext:value-type="float">
            <text:p>0.5645999518</text:p>
          </table:table-cell>
          <table:table-cell table:formula="of:=[.W131]-[.X1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3"/>
          <table:table-cell table:formula="of:=[.W132]-[.X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33]-[.X133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331603" calcext:value-type="float">
            <text:p>0.331603</text:p>
          </table:table-cell>
          <table:table-cell table:formula="of:=1-[.G134]" office:value-type="float" office:value="0.668397" calcext:value-type="float">
            <text:p>0.668397</text:p>
          </table:table-cell>
          <table:table-cell office:value-type="float" office:value="0.328006" calcext:value-type="float">
            <text:p>0.328006</text:p>
          </table:table-cell>
          <table:table-cell table:formula="of:=1-[.I134]" office:value-type="float" office:value="0.671994" calcext:value-type="float">
            <text:p>0.671994</text:p>
          </table:table-cell>
          <table:table-cell office:value-type="float" office:value="0.332167" calcext:value-type="float">
            <text:p>0.332167</text:p>
          </table:table-cell>
          <table:table-cell table:formula="of:=1-[.K134]" office:value-type="float" office:value="0.667833" calcext:value-type="float">
            <text:p>0.667833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345011" calcext:value-type="float">
            <text:p>0.345011</text:p>
          </table:table-cell>
          <table:table-cell table:formula="of:=1-[.O134]" office:value-type="float" office:value="0.654989" calcext:value-type="float">
            <text:p>0.654989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table:formula="of:=[.W134]-[.X134]" office:value-type="float" office:value="-0.019397" calcext:value-type="float">
            <text:p>-0.019397</text:p>
          </table:table-cell>
          <table:table-cell/>
          <table:table-cell office:value-type="float" office:value="0.106818823529412" calcext:value-type="float">
            <text:p>0.1068188235</text:p>
          </table:table-cell>
          <table:table-cell office:value-type="float" office:value="-0.019397" calcext:value-type="float">
            <text:p>-0.019397</text:p>
          </table:table-cell>
          <table:table-cell office:value-type="float" office:value="0.655087" calcext:value-type="float">
            <text:p>0.655087</text:p>
          </table:table-cell>
          <table:table-cell table:formula="of:=[.W134]-[.AC134]" office:value-type="float" office:value="-0.028087" calcext:value-type="float">
            <text:p>-0.0280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381388" calcext:value-type="float">
            <text:p>0.381388</text:p>
          </table:table-cell>
          <table:table-cell table:formula="of:=1-[.E135]" office:value-type="float" office:value="0.618612" calcext:value-type="float">
            <text:p>0.618612</text:p>
          </table:table-cell>
          <table:table-cell office:value-type="float" office:value="0.340624" calcext:value-type="float">
            <text:p>0.340624</text:p>
          </table:table-cell>
          <table:table-cell table:formula="of:=1-[.G135]" office:value-type="float" office:value="0.659376" calcext:value-type="float">
            <text:p>0.659376</text:p>
          </table:table-cell>
          <table:table-cell office:value-type="float" office:value="0.340033" calcext:value-type="float">
            <text:p>0.340033</text:p>
          </table:table-cell>
          <table:table-cell table:formula="of:=1-[.I135]" office:value-type="float" office:value="0.659967" calcext:value-type="float">
            <text:p>0.659967</text:p>
          </table:table-cell>
          <table:table-cell office:value-type="float" office:value="0.339931" calcext:value-type="float">
            <text:p>0.339931</text:p>
          </table:table-cell>
          <table:table-cell table:formula="of:=1-[.K135]" office:value-type="float" office:value="0.660069" calcext:value-type="float">
            <text:p>0.660069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383427" calcext:value-type="float">
            <text:p>0.383427</text:p>
          </table:table-cell>
          <table:table-cell table:formula="of:=1-[.O135]" office:value-type="float" office:value="0.616573" calcext:value-type="float">
            <text:p>0.616573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table:number-columns-repeated="2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table:formula="of:=[.W135]-[.X135]" office:value-type="float" office:value="0.082833" calcext:value-type="float">
            <text:p>0.082833</text:p>
          </table:table-cell>
          <table:table-cell/>
          <table:table-cell office:value-type="float" office:value="0.0848756862745098" calcext:value-type="float">
            <text:p>0.0848756863</text:p>
          </table:table-cell>
          <table:table-cell office:value-type="float" office:value="0.0828329999999999" calcext:value-type="float">
            <text:p>0.082833</text:p>
          </table:table-cell>
          <table:table-cell office:value-type="float" office:value="0.618612" calcext:value-type="float">
            <text:p>0.618612</text:p>
          </table:table-cell>
          <table:table-cell table:formula="of:=[.W135]-[.AC135]" office:value-type="float" office:value="0.093388" calcext:value-type="float">
            <text:p>0.0933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287243" calcext:value-type="float">
            <text:p>0.287243</text:p>
          </table:table-cell>
          <table:table-cell table:formula="of:=1-[.E136]" office:value-type="float" office:value="0.712757" calcext:value-type="float">
            <text:p>0.712757</text:p>
          </table:table-cell>
          <table:table-cell office:value-type="float" office:value="0.266677" calcext:value-type="float">
            <text:p>0.266677</text:p>
          </table:table-cell>
          <table:table-cell table:formula="of:=1-[.G136]" office:value-type="float" office:value="0.733323" calcext:value-type="float">
            <text:p>0.733323</text:p>
          </table:table-cell>
          <table:table-cell office:value-type="float" office:value="0.266448" calcext:value-type="float">
            <text:p>0.266448</text:p>
          </table:table-cell>
          <table:table-cell table:formula="of:=1-[.I136]" office:value-type="float" office:value="0.733552" calcext:value-type="float">
            <text:p>0.733552</text:p>
          </table:table-cell>
          <table:table-cell office:value-type="float" office:value="0.266501" calcext:value-type="float">
            <text:p>0.266501</text:p>
          </table:table-cell>
          <table:table-cell table:formula="of:=1-[.K136]" office:value-type="float" office:value="0.733499" calcext:value-type="float">
            <text:p>0.73349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289469" calcext:value-type="float">
            <text:p>0.289469</text:p>
          </table:table-cell>
          <table:table-cell table:formula="of:=1-[.O136]" office:value-type="float" office:value="0.710531" calcext:value-type="float">
            <text:p>0.710531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table:formula="of:=[.W136]-[.X136]" office:value-type="float" office:value="0.109" calcext:value-type="float">
            <text:p>0.109</text:p>
          </table:table-cell>
          <table:table-cell/>
          <table:table-cell office:value-type="float" office:value="0.0418380392156863" calcext:value-type="float">
            <text:p>0.0418380392</text:p>
          </table:table-cell>
          <table:table-cell office:value-type="float" office:value="0.109" calcext:value-type="float">
            <text:p>0.109</text:p>
          </table:table-cell>
          <table:table-cell office:value-type="float" office:value="0.712757" calcext:value-type="float">
            <text:p>0.712757</text:p>
          </table:table-cell>
          <table:table-cell table:formula="of:=[.W136]-[.AC136]" office:value-type="float" office:value="0.0972430000000001" calcext:value-type="float">
            <text:p>0.0972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0.373101" calcext:value-type="float">
            <text:p>0.373101</text:p>
          </table:table-cell>
          <table:table-cell table:formula="of:=1-[.G137]" office:value-type="float" office:value="0.626899" calcext:value-type="float">
            <text:p>0.626899</text:p>
          </table:table-cell>
          <table:table-cell office:value-type="float" office:value="0.371597" calcext:value-type="float">
            <text:p>0.371597</text:p>
          </table:table-cell>
          <table:table-cell table:formula="of:=1-[.I137]" office:value-type="float" office:value="0.628403" calcext:value-type="float">
            <text:p>0.628403</text:p>
          </table:table-cell>
          <table:table-cell office:value-type="float" office:value="0.374212" calcext:value-type="float">
            <text:p>0.374212</text:p>
          </table:table-cell>
          <table:table-cell table:formula="of:=1-[.K137]" office:value-type="float" office:value="0.625788" calcext:value-type="float">
            <text:p>0.625788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0.44007" calcext:value-type="float">
            <text:p>0.44007</text:p>
          </table:table-cell>
          <table:table-cell table:formula="of:=1-[.O137]" office:value-type="float" office:value="0.55993" calcext:value-type="float">
            <text:p>0.55993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table:formula="of:=[.W137]-[.X137]" office:value-type="float" office:value="-0.086688" calcext:value-type="float">
            <text:p>-0.086688</text:p>
          </table:table-cell>
          <table:table-cell/>
          <table:table-cell office:value-type="float" office:value="0.152771764705882" calcext:value-type="float">
            <text:p>0.1527717647</text:p>
          </table:table-cell>
          <table:table-cell office:value-type="float" office:value="-0.086688" calcext:value-type="float">
            <text:p>-0.086688</text:p>
          </table:table-cell>
          <table:table-cell office:value-type="float" office:value="0.560635" calcext:value-type="float">
            <text:p>0.560635</text:p>
          </table:table-cell>
          <table:table-cell table:formula="of:=[.W137]-[.AC137]" office:value-type="float" office:value="-0.044635" calcext:value-type="float">
            <text:p>-0.0446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318698" calcext:value-type="float">
            <text:p>0.318698</text:p>
          </table:table-cell>
          <table:table-cell table:formula="of:=1-[.E138]" office:value-type="float" office:value="0.681302" calcext:value-type="float">
            <text:p>0.681302</text:p>
          </table:table-cell>
          <table:table-cell office:value-type="float" office:value="0.265347" calcext:value-type="float">
            <text:p>0.265347</text:p>
          </table:table-cell>
          <table:table-cell table:formula="of:=1-[.G138]" office:value-type="float" office:value="0.734653" calcext:value-type="float">
            <text:p>0.734653</text:p>
          </table:table-cell>
          <table:table-cell office:value-type="float" office:value="0.260541" calcext:value-type="float">
            <text:p>0.260541</text:p>
          </table:table-cell>
          <table:table-cell table:formula="of:=1-[.I138]" office:value-type="float" office:value="0.739459" calcext:value-type="float">
            <text:p>0.739459</text:p>
          </table:table-cell>
          <table:table-cell office:value-type="float" office:value="0.265689" calcext:value-type="float">
            <text:p>0.265689</text:p>
          </table:table-cell>
          <table:table-cell table:formula="of:=1-[.K138]" office:value-type="float" office:value="0.734311" calcext:value-type="float">
            <text:p>0.73431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322142" calcext:value-type="float">
            <text:p>0.322142</text:p>
          </table:table-cell>
          <table:table-cell table:formula="of:=1-[.O138]" office:value-type="float" office:value="0.677858" calcext:value-type="float">
            <text:p>0.677858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table:formula="of:=[.W138]-[.X138]" office:value-type="float" office:value="0.051227" calcext:value-type="float">
            <text:p>0.051227</text:p>
          </table:table-cell>
          <table:table-cell/>
          <table:table-cell office:value-type="float" office:value="0.0794443137254902" calcext:value-type="float">
            <text:p>0.0794443137</text:p>
          </table:table-cell>
          <table:table-cell office:value-type="float" office:value="0.0512269999999999" calcext:value-type="float">
            <text:p>0.051227</text:p>
          </table:table-cell>
          <table:table-cell office:value-type="float" office:value="0.681302" calcext:value-type="float">
            <text:p>0.681302</text:p>
          </table:table-cell>
          <table:table-cell table:formula="of:=[.W138]-[.AC138]" office:value-type="float" office:value="0.076698" calcext:value-type="float">
            <text:p>0.0766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0.204716" calcext:value-type="float">
            <text:p>0.204716</text:p>
          </table:table-cell>
          <table:table-cell table:formula="of:=1-[.G139]" office:value-type="float" office:value="0.795284" calcext:value-type="float">
            <text:p>0.795284</text:p>
          </table:table-cell>
          <table:table-cell office:value-type="float" office:value="0.202489" calcext:value-type="float">
            <text:p>0.202489</text:p>
          </table:table-cell>
          <table:table-cell table:formula="of:=1-[.I139]" office:value-type="float" office:value="0.797511" calcext:value-type="float">
            <text:p>0.797511</text:p>
          </table:table-cell>
          <table:table-cell office:value-type="float" office:value="0.20783" calcext:value-type="float">
            <text:p>0.20783</text:p>
          </table:table-cell>
          <table:table-cell table:formula="of:=1-[.K139]" office:value-type="float" office:value="0.79217" calcext:value-type="float">
            <text:p>0.7921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426396" calcext:value-type="float">
            <text:p>0.426396</text:p>
          </table:table-cell>
          <table:table-cell table:formula="of:=1-[.O139]" office:value-type="float" office:value="0.573604" calcext:value-type="float">
            <text:p>0.573604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table:formula="of:=[.W139]-[.X139]" office:value-type="float" office:value="0.057227" calcext:value-type="float">
            <text:p>0.057227</text:p>
          </table:table-cell>
          <table:table-cell/>
          <table:table-cell office:value-type="float" office:value="0.0328938823529412" calcext:value-type="float">
            <text:p>0.0328938824</text:p>
          </table:table-cell>
          <table:table-cell office:value-type="float" office:value="0.0572269999999999" calcext:value-type="float">
            <text:p>0.057227</text:p>
          </table:table-cell>
          <table:table-cell office:value-type="float" office:value="0.580114" calcext:value-type="float">
            <text:p>0.580114</text:p>
          </table:table-cell>
          <table:table-cell table:formula="of:=[.W139]-[.AC139]" office:value-type="float" office:value="0.252886" calcext:value-type="float">
            <text:p>0.25288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0.18906" calcext:value-type="float">
            <text:p>0.18906</text:p>
          </table:table-cell>
          <table:table-cell table:formula="of:=1-[.G140]" office:value-type="float" office:value="0.81094" calcext:value-type="float">
            <text:p>0.81094</text:p>
          </table:table-cell>
          <table:table-cell office:value-type="float" office:value="0.188127" calcext:value-type="float">
            <text:p>0.188127</text:p>
          </table:table-cell>
          <table:table-cell table:formula="of:=1-[.I140]" office:value-type="float" office:value="0.811873" calcext:value-type="float">
            <text:p>0.811873</text:p>
          </table:table-cell>
          <table:table-cell office:value-type="float" office:value="0.190884" calcext:value-type="float">
            <text:p>0.190884</text:p>
          </table:table-cell>
          <table:table-cell table:formula="of:=1-[.K140]" office:value-type="float" office:value="0.809116" calcext:value-type="float">
            <text:p>0.809116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0.389172" calcext:value-type="float">
            <text:p>0.389172</text:p>
          </table:table-cell>
          <table:table-cell table:formula="of:=1-[.O140]" office:value-type="float" office:value="0.610828" calcext:value-type="float">
            <text:p>0.61082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table:formula="of:=[.W140]-[.X140]" office:value-type="float" office:value="-0.041302" calcext:value-type="float">
            <text:p>-0.041302</text:p>
          </table:table-cell>
          <table:table-cell/>
          <table:table-cell office:value-type="float" office:value="0.082475294117647" calcext:value-type="float">
            <text:p>0.0824752941</text:p>
          </table:table-cell>
          <table:table-cell office:value-type="float" office:value="-0.0413020000000001" calcext:value-type="float">
            <text:p>-0.041302</text:p>
          </table:table-cell>
          <table:table-cell office:value-type="float" office:value="0.612082" calcext:value-type="float">
            <text:p>0.612082</text:p>
          </table:table-cell>
          <table:table-cell table:formula="of:=[.W140]-[.AC140]" office:value-type="float" office:value="0.134918" calcext:value-type="float">
            <text:p>0.1349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0.305896" calcext:value-type="float">
            <text:p>0.305896</text:p>
          </table:table-cell>
          <table:table-cell table:formula="of:=1-[.G141]" office:value-type="float" office:value="0.694104" calcext:value-type="float">
            <text:p>0.694104</text:p>
          </table:table-cell>
          <table:table-cell office:value-type="float" office:value="0.30196" calcext:value-type="float">
            <text:p>0.30196</text:p>
          </table:table-cell>
          <table:table-cell table:formula="of:=1-[.I141]" office:value-type="float" office:value="0.69804" calcext:value-type="float">
            <text:p>0.69804</text:p>
          </table:table-cell>
          <table:table-cell office:value-type="float" office:value="0.315821" calcext:value-type="float">
            <text:p>0.315821</text:p>
          </table:table-cell>
          <table:table-cell table:formula="of:=1-[.K141]" office:value-type="float" office:value="0.684179" calcext:value-type="float">
            <text:p>0.684179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370334" calcext:value-type="float">
            <text:p>0.370334</text:p>
          </table:table-cell>
          <table:table-cell table:formula="of:=1-[.O141]" office:value-type="float" office:value="0.629666" calcext:value-type="float">
            <text:p>0.629666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table:formula="of:=[.W141]-[.X141]" office:value-type="float" office:value="0.039259" calcext:value-type="float">
            <text:p>0.039259</text:p>
          </table:table-cell>
          <table:table-cell/>
          <table:table-cell office:value-type="float" office:value="0.0972909803921569" calcext:value-type="float">
            <text:p>0.0972909804</text:p>
          </table:table-cell>
          <table:table-cell office:value-type="float" office:value="0.039259" calcext:value-type="float">
            <text:p>0.039259</text:p>
          </table:table-cell>
          <table:table-cell office:value-type="float" office:value="0.626943" calcext:value-type="float">
            <text:p>0.626943</text:p>
          </table:table-cell>
          <table:table-cell table:formula="of:=[.W141]-[.AC141]" office:value-type="float" office:value="0.0750570000000002" calcext:value-type="float">
            <text:p>0.0750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0.283441" calcext:value-type="float">
            <text:p>0.283441</text:p>
          </table:table-cell>
          <table:table-cell table:formula="of:=1-[.G142]" office:value-type="float" office:value="0.716559" calcext:value-type="float">
            <text:p>0.716559</text:p>
          </table:table-cell>
          <table:table-cell office:value-type="float" office:value="0.278505" calcext:value-type="float">
            <text:p>0.278505</text:p>
          </table:table-cell>
          <table:table-cell table:formula="of:=1-[.I142]" office:value-type="float" office:value="0.721495" calcext:value-type="float">
            <text:p>0.721495</text:p>
          </table:table-cell>
          <table:table-cell office:value-type="float" office:value="0.282697" calcext:value-type="float">
            <text:p>0.282697</text:p>
          </table:table-cell>
          <table:table-cell table:formula="of:=1-[.K142]" office:value-type="float" office:value="0.717303" calcext:value-type="float">
            <text:p>0.717303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332515" calcext:value-type="float">
            <text:p>0.332515</text:p>
          </table:table-cell>
          <table:table-cell table:formula="of:=1-[.O142]" office:value-type="float" office:value="0.667485" calcext:value-type="float">
            <text:p>0.66748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table:formula="of:=[.W142]-[.X142]" office:value-type="float" office:value="0.088743" calcext:value-type="float">
            <text:p>0.088743</text:p>
          </table:table-cell>
          <table:table-cell/>
          <table:table-cell office:value-type="float" office:value="0.0749839215686274" calcext:value-type="float">
            <text:p>0.0749839216</text:p>
          </table:table-cell>
          <table:table-cell office:value-type="float" office:value="0.088743" calcext:value-type="float">
            <text:p>0.088743</text:p>
          </table:table-cell>
          <table:table-cell office:value-type="float" office:value="0.670685" calcext:value-type="float">
            <text:p>0.670685</text:p>
          </table:table-cell>
          <table:table-cell table:formula="of:=[.W142]-[.AC142]" office:value-type="float" office:value="0.098315" calcext:value-type="float">
            <text:p>0.098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0.390045" calcext:value-type="float">
            <text:p>0.390045</text:p>
          </table:table-cell>
          <table:table-cell table:formula="of:=1-[.G143]" office:value-type="float" office:value="0.609955" calcext:value-type="float">
            <text:p>0.609955</text:p>
          </table:table-cell>
          <table:table-cell office:value-type="float" office:value="0.382448" calcext:value-type="float">
            <text:p>0.382448</text:p>
          </table:table-cell>
          <table:table-cell table:formula="of:=1-[.I143]" office:value-type="float" office:value="0.617552" calcext:value-type="float">
            <text:p>0.617552</text:p>
          </table:table-cell>
          <table:table-cell office:value-type="float" office:value="0.386271" calcext:value-type="float">
            <text:p>0.386271</text:p>
          </table:table-cell>
          <table:table-cell table:formula="of:=1-[.K143]" office:value-type="float" office:value="0.613729" calcext:value-type="float">
            <text:p>0.613729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37696" calcext:value-type="float">
            <text:p>0.37696</text:p>
          </table:table-cell>
          <table:table-cell table:formula="of:=1-[.O143]" office:value-type="float" office:value="0.62304" calcext:value-type="float">
            <text:p>0.62304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table:formula="of:=[.W143]-[.X143]" office:value-type="float" office:value="0.11999" calcext:value-type="float">
            <text:p>0.11999</text:p>
          </table:table-cell>
          <table:table-cell/>
          <table:table-cell office:value-type="float" office:value="0.0420058823529412" calcext:value-type="float">
            <text:p>0.0420058824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0.627992" calcext:value-type="float">
            <text:p>0.627992</text:p>
          </table:table-cell>
          <table:table-cell table:formula="of:=[.W143]-[.AC143]" office:value-type="float" office:value="0.038008" calcext:value-type="float">
            <text:p>0.0380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0.303826" calcext:value-type="float">
            <text:p>0.303826</text:p>
          </table:table-cell>
          <table:table-cell table:formula="of:=1-[.G144]" office:value-type="float" office:value="0.696174" calcext:value-type="float">
            <text:p>0.696174</text:p>
          </table:table-cell>
          <table:table-cell office:value-type="float" office:value="0.302041" calcext:value-type="float">
            <text:p>0.302041</text:p>
          </table:table-cell>
          <table:table-cell table:formula="of:=1-[.I144]" office:value-type="float" office:value="0.697959" calcext:value-type="float">
            <text:p>0.697959</text:p>
          </table:table-cell>
          <table:table-cell office:value-type="float" office:value="0.308429" calcext:value-type="float">
            <text:p>0.308429</text:p>
          </table:table-cell>
          <table:table-cell table:formula="of:=1-[.K144]" office:value-type="float" office:value="0.691571" calcext:value-type="float">
            <text:p>0.691571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335731" calcext:value-type="float">
            <text:p>0.335731</text:p>
          </table:table-cell>
          <table:table-cell table:formula="of:=1-[.O144]" office:value-type="float" office:value="0.664269" calcext:value-type="float">
            <text:p>0.664269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table:formula="of:=[.W144]-[.X144]" office:value-type="float" office:value="0.0365179999999999" calcext:value-type="float">
            <text:p>0.036518</text:p>
          </table:table-cell>
          <table:table-cell/>
          <table:table-cell office:value-type="float" office:value="0.106261176470588" calcext:value-type="float">
            <text:p>0.1062611765</text:p>
          </table:table-cell>
          <table:table-cell office:value-type="float" office:value="0.0365179999999999" calcext:value-type="float">
            <text:p>0.036518</text:p>
          </table:table-cell>
          <table:table-cell office:value-type="float" office:value="0.661953" calcext:value-type="float">
            <text:p>0.661953</text:p>
          </table:table-cell>
          <table:table-cell table:formula="of:=[.W144]-[.AC144]" office:value-type="float" office:value="0.0450469999999999" calcext:value-type="float">
            <text:p>0.0450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297329" calcext:value-type="float">
            <text:p>0.297329</text:p>
          </table:table-cell>
          <table:table-cell table:formula="of:=1-[.G145]" office:value-type="float" office:value="0.702671" calcext:value-type="float">
            <text:p>0.702671</text:p>
          </table:table-cell>
          <table:table-cell office:value-type="float" office:value="0.297936" calcext:value-type="float">
            <text:p>0.297936</text:p>
          </table:table-cell>
          <table:table-cell table:formula="of:=1-[.I145]" office:value-type="float" office:value="0.702064" calcext:value-type="float">
            <text:p>0.702064</text:p>
          </table:table-cell>
          <table:table-cell office:value-type="float" office:value="0.299866" calcext:value-type="float">
            <text:p>0.299866</text:p>
          </table:table-cell>
          <table:table-cell table:formula="of:=1-[.K145]" office:value-type="float" office:value="0.700134" calcext:value-type="float">
            <text:p>0.700134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353149" calcext:value-type="float">
            <text:p>0.353149</text:p>
          </table:table-cell>
          <table:table-cell table:formula="of:=1-[.O145]" office:value-type="float" office:value="0.646851" calcext:value-type="float">
            <text:p>0.646851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table:formula="of:=[.W145]-[.X145]" office:value-type="float" office:value="0.065613" calcext:value-type="float">
            <text:p>0.065613</text:p>
          </table:table-cell>
          <table:table-cell/>
          <table:table-cell office:value-type="float" office:value="0.0653925490196079" calcext:value-type="float">
            <text:p>0.065392549</text:p>
          </table:table-cell>
          <table:table-cell office:value-type="float" office:value="0.065613" calcext:value-type="float">
            <text:p>0.065613</text:p>
          </table:table-cell>
          <table:table-cell office:value-type="float" office:value="0.650786" calcext:value-type="float">
            <text:p>0.650786</text:p>
          </table:table-cell>
          <table:table-cell table:formula="of:=[.W145]-[.AC145]" office:value-type="float" office:value="0.092214" calcext:value-type="float">
            <text:p>0.0922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254471" calcext:value-type="float">
            <text:p>0.254471</text:p>
          </table:table-cell>
          <table:table-cell table:formula="of:=1-[.G146]" office:value-type="float" office:value="0.745529" calcext:value-type="float">
            <text:p>0.745529</text:p>
          </table:table-cell>
          <table:table-cell office:value-type="float" office:value="0.26354" calcext:value-type="float">
            <text:p>0.26354</text:p>
          </table:table-cell>
          <table:table-cell table:formula="of:=1-[.I146]" office:value-type="float" office:value="0.73646" calcext:value-type="float">
            <text:p>0.73646</text:p>
          </table:table-cell>
          <table:table-cell office:value-type="float" office:value="0.264624" calcext:value-type="float">
            <text:p>0.264624</text:p>
          </table:table-cell>
          <table:table-cell table:formula="of:=1-[.K146]" office:value-type="float" office:value="0.735376" calcext:value-type="float">
            <text:p>0.735376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05062" calcext:value-type="float">
            <text:p>0.305062</text:p>
          </table:table-cell>
          <table:table-cell table:formula="of:=1-[.O146]" office:value-type="float" office:value="0.694938" calcext:value-type="float">
            <text:p>0.694938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table:formula="of:=[.W146]-[.X146]" office:value-type="float" office:value="0.036748" calcext:value-type="float">
            <text:p>0.036748</text:p>
          </table:table-cell>
          <table:table-cell/>
          <table:table-cell office:value-type="float" office:value="0.0665062745098039" calcext:value-type="float">
            <text:p>0.0665062745</text:p>
          </table:table-cell>
          <table:table-cell office:value-type="float" office:value="0.0367479999999999" calcext:value-type="float">
            <text:p>0.036748</text:p>
          </table:table-cell>
          <table:table-cell office:value-type="float" office:value="0.701032" calcext:value-type="float">
            <text:p>0.701032</text:p>
          </table:table-cell>
          <table:table-cell table:formula="of:=[.W146]-[.AC146]" office:value-type="float" office:value="0.029968" calcext:value-type="float">
            <text:p>0.02996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style-name="ce2" table:formula="of:=CORREL([.B134:.B146];[.E134:.E146])" office:value-type="float" office:value="-0.429187150290467" calcext:value-type="float">
            <text:p>-0.4291871503</text:p>
          </table:table-cell>
          <table:table-cell table:style-name="ce1" table:formula="of:=CORREL([.B134:.B146];[.F134:.F146])" office:value-type="float" office:value="0.429187150290467" calcext:value-type="float">
            <text:p>0.4291871503</text:p>
          </table:table-cell>
          <table:table-cell table:style-name="ce2" table:formula="of:=CORREL([.B134:.B146];[.G134:.G146])" office:value-type="float" office:value="-0.746148554929274" calcext:value-type="float">
            <text:p>-0.7461485549</text:p>
          </table:table-cell>
          <table:table-cell table:style-name="ce1" table:formula="of:=CORREL([.B134:.B146];[.H134:.H146])" office:value-type="float" office:value="0.746148554929273" calcext:value-type="float">
            <text:p>0.7461485549</text:p>
          </table:table-cell>
          <table:table-cell table:style-name="ce2" table:formula="of:=CORREL([.B134:.B146];[.I134:.I146])" office:value-type="float" office:value="-0.753904274198342" calcext:value-type="float">
            <text:p>-0.7539042742</text:p>
          </table:table-cell>
          <table:table-cell table:style-name="ce1" table:formula="of:=CORREL([.B134:.B146];[.J134:.J146])" office:value-type="float" office:value="0.753904274198342" calcext:value-type="float">
            <text:p>0.7539042742</text:p>
          </table:table-cell>
          <table:table-cell table:style-name="ce2" table:formula="of:=CORREL([.B134:.B146];[.K134:.K146])" office:value-type="float" office:value="-0.756387031133982" calcext:value-type="float">
            <text:p>-0.7563870311</text:p>
          </table:table-cell>
          <table:table-cell table:style-name="ce1" table:formula="of:=CORREL([.B134:.B146];[.L134:.L146])" office:value-type="float" office:value="0.756387031133983" calcext:value-type="float">
            <text:p>0.7563870311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0423022367637" calcext:value-type="float">
            <text:p>-0.4042302237</text:p>
          </table:table-cell>
          <table:table-cell table:style-name="ce1" table:formula="of:=CORREL([.B134:.B146];[.P134:.P146])" office:value-type="float" office:value="0.40423022367637" calcext:value-type="float">
            <text:p>0.4042302237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8973155013045" calcext:value-type="float">
            <text:p>0.6897315501</text:p>
          </table:table-cell>
          <table:table-cell table:formula="of:=[.W147]-[.X14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3"/>
          <table:table-cell table:formula="of:=[.W148]-[.X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49]-[.X14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135293" calcext:value-type="float">
            <text:p>0.135293</text:p>
          </table:table-cell>
          <table:table-cell table:formula="of:=1-[.E150]" office:value-type="float" office:value="0.864707" calcext:value-type="float">
            <text:p>0.864707</text:p>
          </table:table-cell>
          <table:table-cell office:value-type="float" office:value="0.14063" calcext:value-type="float">
            <text:p>0.14063</text:p>
          </table:table-cell>
          <table:table-cell table:formula="of:=1-[.G150]" office:value-type="float" office:value="0.85937" calcext:value-type="float">
            <text:p>0.85937</text:p>
          </table:table-cell>
          <table:table-cell office:value-type="float" office:value="0.141803" calcext:value-type="float">
            <text:p>0.141803</text:p>
          </table:table-cell>
          <table:table-cell table:formula="of:=1-[.I150]" office:value-type="float" office:value="0.858197" calcext:value-type="float">
            <text:p>0.858197</text:p>
          </table:table-cell>
          <table:table-cell office:value-type="float" office:value="0.140456" calcext:value-type="float">
            <text:p>0.140456</text:p>
          </table:table-cell>
          <table:table-cell table:formula="of:=1-[.K150]" office:value-type="float" office:value="0.859544" calcext:value-type="float">
            <text:p>0.859544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46" calcext:value-type="float">
            <text:p>0.135846</text:p>
          </table:table-cell>
          <table:table-cell table:formula="of:=1-[.O150]" office:value-type="float" office:value="0.864154" calcext:value-type="float">
            <text:p>0.864154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table:formula="of:=[.W150]-[.X150]" office:value-type="float" office:value="-0.00813000000000008" calcext:value-type="float">
            <text:p>-0.00813</text:p>
          </table:table-cell>
          <table:table-cell/>
          <table:table-cell office:value-type="float" office:value="0.0594776470588235" calcext:value-type="float">
            <text:p>0.0594776471</text:p>
          </table:table-cell>
          <table:table-cell office:value-type="float" office:value="-0.00813000000000008" calcext:value-type="float">
            <text:p>-0.00813</text:p>
          </table:table-cell>
          <table:table-cell office:value-type="float" office:value="0.864707" calcext:value-type="float">
            <text:p>0.864707</text:p>
          </table:table-cell>
          <table:table-cell table:formula="of:=[.W150]-[.AC150]" office:value-type="float" office:value="-0.024707" calcext:value-type="float">
            <text:p>-0.0247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144871" calcext:value-type="float">
            <text:p>0.144871</text:p>
          </table:table-cell>
          <table:table-cell table:formula="of:=1-[.E151]" office:value-type="float" office:value="0.855129" calcext:value-type="float">
            <text:p>0.855129</text:p>
          </table:table-cell>
          <table:table-cell office:value-type="float" office:value="0.143993" calcext:value-type="float">
            <text:p>0.143993</text:p>
          </table:table-cell>
          <table:table-cell table:formula="of:=1-[.G151]" office:value-type="float" office:value="0.856007" calcext:value-type="float">
            <text:p>0.856007</text:p>
          </table:table-cell>
          <table:table-cell office:value-type="float" office:value="0.143163" calcext:value-type="float">
            <text:p>0.143163</text:p>
          </table:table-cell>
          <table:table-cell table:formula="of:=1-[.I151]" office:value-type="float" office:value="0.856837" calcext:value-type="float">
            <text:p>0.856837</text:p>
          </table:table-cell>
          <table:table-cell office:value-type="float" office:value="0.143638" calcext:value-type="float">
            <text:p>0.143638</text:p>
          </table:table-cell>
          <table:table-cell table:formula="of:=1-[.K151]" office:value-type="float" office:value="0.856362" calcext:value-type="float">
            <text:p>0.856362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145713" calcext:value-type="float">
            <text:p>0.145713</text:p>
          </table:table-cell>
          <table:table-cell table:formula="of:=1-[.O151]" office:value-type="float" office:value="0.854287" calcext:value-type="float">
            <text:p>0.854287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table:formula="of:=[.W151]-[.X151]" office:value-type="float" office:value="0.0657380000000001" calcext:value-type="float">
            <text:p>0.065738</text:p>
          </table:table-cell>
          <table:table-cell/>
          <table:table-cell office:value-type="float" office:value="0.0339070588235294" calcext:value-type="float">
            <text:p>0.0339070588</text:p>
          </table:table-cell>
          <table:table-cell office:value-type="float" office:value="0.065738" calcext:value-type="float">
            <text:p>0.065738</text:p>
          </table:table-cell>
          <table:table-cell office:value-type="float" office:value="0.855129" calcext:value-type="float">
            <text:p>0.855129</text:p>
          </table:table-cell>
          <table:table-cell table:formula="of:=[.W151]-[.AC151]" office:value-type="float" office:value="0.0528710000000001" calcext:value-type="float">
            <text:p>0.0528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224397" calcext:value-type="float">
            <text:p>0.224397</text:p>
          </table:table-cell>
          <table:table-cell table:formula="of:=1-[.E152]" office:value-type="float" office:value="0.775603" calcext:value-type="float">
            <text:p>0.775603</text:p>
          </table:table-cell>
          <table:table-cell office:value-type="float" office:value="0.236649" calcext:value-type="float">
            <text:p>0.236649</text:p>
          </table:table-cell>
          <table:table-cell table:formula="of:=1-[.G152]" office:value-type="float" office:value="0.763351" calcext:value-type="float">
            <text:p>0.763351</text:p>
          </table:table-cell>
          <table:table-cell office:value-type="float" office:value="0.237884" calcext:value-type="float">
            <text:p>0.237884</text:p>
          </table:table-cell>
          <table:table-cell table:formula="of:=1-[.I152]" office:value-type="float" office:value="0.762116" calcext:value-type="float">
            <text:p>0.762116</text:p>
          </table:table-cell>
          <table:table-cell office:value-type="float" office:value="0.236807" calcext:value-type="float">
            <text:p>0.236807</text:p>
          </table:table-cell>
          <table:table-cell table:formula="of:=1-[.K152]" office:value-type="float" office:value="0.763193" calcext:value-type="float">
            <text:p>0.763193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522" calcext:value-type="float">
            <text:p>0.224522</text:p>
          </table:table-cell>
          <table:table-cell table:formula="of:=1-[.O152]" office:value-type="float" office:value="0.775478" calcext:value-type="float">
            <text:p>0.775478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table:formula="of:=[.W152]-[.X152]" office:value-type="float" office:value="-0.0936419999999999" calcext:value-type="float">
            <text:p>-0.093642</text:p>
          </table:table-cell>
          <table:table-cell/>
          <table:table-cell office:value-type="float" office:value="0.0649941176470588" calcext:value-type="float">
            <text:p>0.0649941176</text:p>
          </table:table-cell>
          <table:table-cell office:value-type="float" office:value="-0.093642" calcext:value-type="float">
            <text:p>-0.093642</text:p>
          </table:table-cell>
          <table:table-cell office:value-type="float" office:value="0.775603" calcext:value-type="float">
            <text:p>0.775603</text:p>
          </table:table-cell>
          <table:table-cell table:formula="of:=[.W152]-[.AC152]" office:value-type="float" office:value="-0.108603" calcext:value-type="float">
            <text:p>-0.1086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242523" calcext:value-type="float">
            <text:p>0.242523</text:p>
          </table:table-cell>
          <table:table-cell table:formula="of:=1-[.E153]" office:value-type="float" office:value="0.757477" calcext:value-type="float">
            <text:p>0.757477</text:p>
          </table:table-cell>
          <table:table-cell office:value-type="float" office:value="0.258321" calcext:value-type="float">
            <text:p>0.258321</text:p>
          </table:table-cell>
          <table:table-cell table:formula="of:=1-[.G153]" office:value-type="float" office:value="0.741679" calcext:value-type="float">
            <text:p>0.741679</text:p>
          </table:table-cell>
          <table:table-cell office:value-type="float" office:value="0.259415" calcext:value-type="float">
            <text:p>0.259415</text:p>
          </table:table-cell>
          <table:table-cell table:formula="of:=1-[.I153]" office:value-type="float" office:value="0.740585" calcext:value-type="float">
            <text:p>0.740585</text:p>
          </table:table-cell>
          <table:table-cell office:value-type="float" office:value="0.258375" calcext:value-type="float">
            <text:p>0.258375</text:p>
          </table:table-cell>
          <table:table-cell table:formula="of:=1-[.K153]" office:value-type="float" office:value="0.741625" calcext:value-type="float">
            <text:p>0.741625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42649" calcext:value-type="float">
            <text:p>0.242649</text:p>
          </table:table-cell>
          <table:table-cell table:formula="of:=1-[.O153]" office:value-type="float" office:value="0.757351" calcext:value-type="float">
            <text:p>0.75735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table:formula="of:=[.W153]-[.X153]" office:value-type="float" office:value="-0.112878" calcext:value-type="float">
            <text:p>-0.112878</text:p>
          </table:table-cell>
          <table:table-cell/>
          <table:table-cell office:value-type="float" office:value="0.0835721568627451" calcext:value-type="float">
            <text:p>0.0835721569</text:p>
          </table:table-cell>
          <table:table-cell office:value-type="float" office:value="-0.112878" calcext:value-type="float">
            <text:p>-0.112878</text:p>
          </table:table-cell>
          <table:table-cell office:value-type="float" office:value="0.757477" calcext:value-type="float">
            <text:p>0.757477</text:p>
          </table:table-cell>
          <table:table-cell table:formula="of:=[.W153]-[.AC153]" office:value-type="float" office:value="-0.131477" calcext:value-type="float">
            <text:p>-0.1314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0.249432" calcext:value-type="float">
            <text:p>0.249432</text:p>
          </table:table-cell>
          <table:table-cell table:formula="of:=1-[.G154]" office:value-type="float" office:value="0.750568" calcext:value-type="float">
            <text:p>0.750568</text:p>
          </table:table-cell>
          <table:table-cell office:value-type="float" office:value="0.238857" calcext:value-type="float">
            <text:p>0.238857</text:p>
          </table:table-cell>
          <table:table-cell table:formula="of:=1-[.I154]" office:value-type="float" office:value="0.761143" calcext:value-type="float">
            <text:p>0.761143</text:p>
          </table:table-cell>
          <table:table-cell office:value-type="float" office:value="0.244622" calcext:value-type="float">
            <text:p>0.244622</text:p>
          </table:table-cell>
          <table:table-cell table:formula="of:=1-[.K154]" office:value-type="float" office:value="0.755378" calcext:value-type="float">
            <text:p>0.755378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183139" calcext:value-type="float">
            <text:p>0.183139</text:p>
          </table:table-cell>
          <table:table-cell table:formula="of:=1-[.O154]" office:value-type="float" office:value="0.816861" calcext:value-type="float">
            <text:p>0.816861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table:formula="of:=[.W154]-[.X154]" office:value-type="float" office:value="0.166852" calcext:value-type="float">
            <text:p>0.166852</text:p>
          </table:table-cell>
          <table:table-cell/>
          <table:table-cell office:value-type="float" office:value="0.0393466666666667" calcext:value-type="float">
            <text:p>0.0393466667</text:p>
          </table:table-cell>
          <table:table-cell office:value-type="float" office:value="0.166852" calcext:value-type="float">
            <text:p>0.166852</text:p>
          </table:table-cell>
          <table:table-cell office:value-type="float" office:value="0.819834" calcext:value-type="float">
            <text:p>0.819834</text:p>
          </table:table-cell>
          <table:table-cell table:formula="of:=[.W154]-[.AC154]" office:value-type="float" office:value="0.0721660000000001" calcext:value-type="float">
            <text:p>0.0721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131766" calcext:value-type="float">
            <text:p>0.131766</text:p>
          </table:table-cell>
          <table:table-cell table:formula="of:=1-[.E155]" office:value-type="float" office:value="0.868234" calcext:value-type="float">
            <text:p>0.868234</text:p>
          </table:table-cell>
          <table:table-cell office:value-type="float" office:value="0.133601" calcext:value-type="float">
            <text:p>0.133601</text:p>
          </table:table-cell>
          <table:table-cell table:formula="of:=1-[.G155]" office:value-type="float" office:value="0.866399" calcext:value-type="float">
            <text:p>0.866399</text:p>
          </table:table-cell>
          <table:table-cell office:value-type="float" office:value="0.133858" calcext:value-type="float">
            <text:p>0.133858</text:p>
          </table:table-cell>
          <table:table-cell table:formula="of:=1-[.I155]" office:value-type="float" office:value="0.866142" calcext:value-type="float">
            <text:p>0.866142</text:p>
          </table:table-cell>
          <table:table-cell office:value-type="float" office:value="0.133048" calcext:value-type="float">
            <text:p>0.133048</text:p>
          </table:table-cell>
          <table:table-cell table:formula="of:=1-[.K155]" office:value-type="float" office:value="0.866952" calcext:value-type="float">
            <text:p>0.86695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132975" calcext:value-type="float">
            <text:p>0.132975</text:p>
          </table:table-cell>
          <table:table-cell table:formula="of:=1-[.O155]" office:value-type="float" office:value="0.867025" calcext:value-type="float">
            <text:p>0.867025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table:formula="of:=[.W155]-[.X155]" office:value-type="float" office:value="-0.0981479999999999" calcext:value-type="float">
            <text:p>-0.098148</text:p>
          </table:table-cell>
          <table:table-cell/>
          <table:table-cell office:value-type="float" office:value="0.0475054901960784" calcext:value-type="float">
            <text:p>0.0475054902</text:p>
          </table:table-cell>
          <table:table-cell office:value-type="float" office:value="-0.098148" calcext:value-type="float">
            <text:p>-0.098148</text:p>
          </table:table-cell>
          <table:table-cell office:value-type="float" office:value="0.868234" calcext:value-type="float">
            <text:p>0.868234</text:p>
          </table:table-cell>
          <table:table-cell table:formula="of:=[.W155]-[.AC155]" office:value-type="float" office:value="-0.108234" calcext:value-type="float">
            <text:p>-0.1082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197134" calcext:value-type="float">
            <text:p>0.197134</text:p>
          </table:table-cell>
          <table:table-cell table:formula="of:=1-[.E156]" office:value-type="float" office:value="0.802866" calcext:value-type="float">
            <text:p>0.802866</text:p>
          </table:table-cell>
          <table:table-cell office:value-type="float" office:value="0.209195" calcext:value-type="float">
            <text:p>0.209195</text:p>
          </table:table-cell>
          <table:table-cell table:formula="of:=1-[.G156]" office:value-type="float" office:value="0.790805" calcext:value-type="float">
            <text:p>0.790805</text:p>
          </table:table-cell>
          <table:table-cell office:value-type="float" office:value="0.210694" calcext:value-type="float">
            <text:p>0.210694</text:p>
          </table:table-cell>
          <table:table-cell table:formula="of:=1-[.I156]" office:value-type="float" office:value="0.789306" calcext:value-type="float">
            <text:p>0.789306</text:p>
          </table:table-cell>
          <table:table-cell office:value-type="float" office:value="0.209321" calcext:value-type="float">
            <text:p>0.209321</text:p>
          </table:table-cell>
          <table:table-cell table:formula="of:=1-[.K156]" office:value-type="float" office:value="0.790679" calcext:value-type="float">
            <text:p>0.790679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197413" calcext:value-type="float">
            <text:p>0.197413</text:p>
          </table:table-cell>
          <table:table-cell table:formula="of:=1-[.O156]" office:value-type="float" office:value="0.802587" calcext:value-type="float">
            <text:p>0.802587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table:formula="of:=[.W156]-[.X156]" office:value-type="float" office:value="-0.063008" calcext:value-type="float">
            <text:p>-0.063008</text:p>
          </table:table-cell>
          <table:table-cell/>
          <table:table-cell office:value-type="float" office:value="0.0803627450980392" calcext:value-type="float">
            <text:p>0.0803627451</text:p>
          </table:table-cell>
          <table:table-cell office:value-type="float" office:value="-0.0630080000000001" calcext:value-type="float">
            <text:p>-0.063008</text:p>
          </table:table-cell>
          <table:table-cell office:value-type="float" office:value="0.802866" calcext:value-type="float">
            <text:p>0.802866</text:p>
          </table:table-cell>
          <table:table-cell table:formula="of:=[.W156]-[.AC156]" office:value-type="float" office:value="-0.078866" calcext:value-type="float">
            <text:p>-0.0788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230201" calcext:value-type="float">
            <text:p>0.230201</text:p>
          </table:table-cell>
          <table:table-cell table:formula="of:=1-[.E157]" office:value-type="float" office:value="0.769799" calcext:value-type="float">
            <text:p>0.769799</text:p>
          </table:table-cell>
          <table:table-cell office:value-type="float" office:value="0.246248" calcext:value-type="float">
            <text:p>0.246248</text:p>
          </table:table-cell>
          <table:table-cell table:formula="of:=1-[.G157]" office:value-type="float" office:value="0.753752" calcext:value-type="float">
            <text:p>0.753752</text:p>
          </table:table-cell>
          <table:table-cell office:value-type="float" office:value="0.247284" calcext:value-type="float">
            <text:p>0.247284</text:p>
          </table:table-cell>
          <table:table-cell table:formula="of:=1-[.I157]" office:value-type="float" office:value="0.752716" calcext:value-type="float">
            <text:p>0.752716</text:p>
          </table:table-cell>
          <table:table-cell office:value-type="float" office:value="0.246192" calcext:value-type="float">
            <text:p>0.246192</text:p>
          </table:table-cell>
          <table:table-cell table:formula="of:=1-[.K157]" office:value-type="float" office:value="0.753808" calcext:value-type="float">
            <text:p>0.753808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572" calcext:value-type="float">
            <text:p>0.230572</text:p>
          </table:table-cell>
          <table:table-cell table:formula="of:=1-[.O157]" office:value-type="float" office:value="0.769428" calcext:value-type="float">
            <text:p>0.769428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table:formula="of:=[.W157]-[.X157]" office:value-type="float" office:value="-0.05594" calcext:value-type="float">
            <text:p>-0.05594</text:p>
          </table:table-cell>
          <table:table-cell/>
          <table:table-cell office:value-type="float" office:value="0.0863407843137255" calcext:value-type="float">
            <text:p>0.0863407843</text:p>
          </table:table-cell>
          <table:table-cell office:value-type="float" office:value="-0.0559399999999999" calcext:value-type="float">
            <text:p>-0.05594</text:p>
          </table:table-cell>
          <table:table-cell office:value-type="float" office:value="0.769799" calcext:value-type="float">
            <text:p>0.769799</text:p>
          </table:table-cell>
          <table:table-cell table:formula="of:=[.W157]-[.AC157]" office:value-type="float" office:value="-0.0747989999999999" calcext:value-type="float">
            <text:p>-0.0747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227499" calcext:value-type="float">
            <text:p>0.227499</text:p>
          </table:table-cell>
          <table:table-cell table:formula="of:=1-[.E158]" office:value-type="float" office:value="0.772501" calcext:value-type="float">
            <text:p>0.772501</text:p>
          </table:table-cell>
          <table:table-cell office:value-type="float" office:value="0.242119" calcext:value-type="float">
            <text:p>0.242119</text:p>
          </table:table-cell>
          <table:table-cell table:formula="of:=1-[.G158]" office:value-type="float" office:value="0.757881" calcext:value-type="float">
            <text:p>0.757881</text:p>
          </table:table-cell>
          <table:table-cell office:value-type="float" office:value="0.242699" calcext:value-type="float">
            <text:p>0.242699</text:p>
          </table:table-cell>
          <table:table-cell table:formula="of:=1-[.I158]" office:value-type="float" office:value="0.757301" calcext:value-type="float">
            <text:p>0.757301</text:p>
          </table:table-cell>
          <table:table-cell office:value-type="float" office:value="0.242266" calcext:value-type="float">
            <text:p>0.242266</text:p>
          </table:table-cell>
          <table:table-cell table:formula="of:=1-[.K158]" office:value-type="float" office:value="0.757734" calcext:value-type="float">
            <text:p>0.757734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2766" calcext:value-type="float">
            <text:p>0.22766</text:p>
          </table:table-cell>
          <table:table-cell table:formula="of:=1-[.O158]" office:value-type="float" office:value="0.77234" calcext:value-type="float">
            <text:p>0.7723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table:formula="of:=[.W158]-[.X158]" office:value-type="float" office:value="-0.0989359999999999" calcext:value-type="float">
            <text:p>-0.098936</text:p>
          </table:table-cell>
          <table:table-cell/>
          <table:table-cell office:value-type="float" office:value="0.0690505882352941" calcext:value-type="float">
            <text:p>0.0690505882</text:p>
          </table:table-cell>
          <table:table-cell office:value-type="float" office:value="-0.098936" calcext:value-type="float">
            <text:p>-0.098936</text:p>
          </table:table-cell>
          <table:table-cell office:value-type="float" office:value="0.772501" calcext:value-type="float">
            <text:p>0.772501</text:p>
          </table:table-cell>
          <table:table-cell table:formula="of:=[.W158]-[.AC158]" office:value-type="float" office:value="-0.116501" calcext:value-type="float">
            <text:p>-0.1165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55308" calcext:value-type="float">
            <text:p>0.55308</text:p>
          </table:table-cell>
          <table:table-cell table:formula="of:=1-[.G159]" office:value-type="float" office:value="0.44692" calcext:value-type="float">
            <text:p>0.44692</text:p>
          </table:table-cell>
          <table:table-cell office:value-type="float" office:value="0.551726" calcext:value-type="float">
            <text:p>0.551726</text:p>
          </table:table-cell>
          <table:table-cell table:formula="of:=1-[.I159]" office:value-type="float" office:value="0.448274" calcext:value-type="float">
            <text:p>0.448274</text:p>
          </table:table-cell>
          <table:table-cell office:value-type="float" office:value="0.553371" calcext:value-type="float">
            <text:p>0.553371</text:p>
          </table:table-cell>
          <table:table-cell table:formula="of:=1-[.K159]" office:value-type="float" office:value="0.446629" calcext:value-type="float">
            <text:p>0.446629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410145" calcext:value-type="float">
            <text:p>0.410145</text:p>
          </table:table-cell>
          <table:table-cell table:formula="of:=1-[.O159]" office:value-type="float" office:value="0.589855" calcext:value-type="float">
            <text:p>0.589855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table:formula="of:=[.W159]-[.X159]" office:value-type="float" office:value="0.174018" calcext:value-type="float">
            <text:p>0.174018</text:p>
          </table:table-cell>
          <table:table-cell/>
          <table:table-cell office:value-type="float" office:value="0.200427450980392" calcext:value-type="float">
            <text:p>0.200427451</text:p>
          </table:table-cell>
          <table:table-cell office:value-type="float" office:value="0.174018" calcext:value-type="float">
            <text:p>0.174018</text:p>
          </table:table-cell>
          <table:table-cell office:value-type="float" office:value="0.590372" calcext:value-type="float">
            <text:p>0.590372</text:p>
          </table:table-cell>
          <table:table-cell table:formula="of:=[.W159]-[.AC159]" office:value-type="float" office:value="0.020628" calcext:value-type="float">
            <text:p>0.0206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217081" calcext:value-type="float">
            <text:p>0.217081</text:p>
          </table:table-cell>
          <table:table-cell table:formula="of:=1-[.E160]" office:value-type="float" office:value="0.782919" calcext:value-type="float">
            <text:p>0.782919</text:p>
          </table:table-cell>
          <table:table-cell office:value-type="float" office:value="0.212895" calcext:value-type="float">
            <text:p>0.212895</text:p>
          </table:table-cell>
          <table:table-cell table:formula="of:=1-[.G160]" office:value-type="float" office:value="0.787105" calcext:value-type="float">
            <text:p>0.787105</text:p>
          </table:table-cell>
          <table:table-cell office:value-type="float" office:value="0.213635" calcext:value-type="float">
            <text:p>0.213635</text:p>
          </table:table-cell>
          <table:table-cell table:formula="of:=1-[.I160]" office:value-type="float" office:value="0.786365" calcext:value-type="float">
            <text:p>0.786365</text:p>
          </table:table-cell>
          <table:table-cell office:value-type="float" office:value="0.212717" calcext:value-type="float">
            <text:p>0.212717</text:p>
          </table:table-cell>
          <table:table-cell table:formula="of:=1-[.K160]" office:value-type="float" office:value="0.787283" calcext:value-type="float">
            <text:p>0.787283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17742" calcext:value-type="float">
            <text:p>0.217742</text:p>
          </table:table-cell>
          <table:table-cell table:formula="of:=1-[.O160]" office:value-type="float" office:value="0.782258" calcext:value-type="float">
            <text:p>0.782258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table:formula="of:=[.W160]-[.X160]" office:value-type="float" office:value="-0.0339959999999999" calcext:value-type="float">
            <text:p>-0.033996</text:p>
          </table:table-cell>
          <table:table-cell/>
          <table:table-cell office:value-type="float" office:value="0.0666176470588235" calcext:value-type="float">
            <text:p>0.0666176471</text:p>
          </table:table-cell>
          <table:table-cell office:value-type="float" office:value="-0.033996" calcext:value-type="float">
            <text:p>-0.033996</text:p>
          </table:table-cell>
          <table:table-cell office:value-type="float" office:value="0.782919" calcext:value-type="float">
            <text:p>0.782919</text:p>
          </table:table-cell>
          <table:table-cell table:formula="of:=[.W160]-[.AC160]" office:value-type="float" office:value="-0.0369189999999999" calcext:value-type="float">
            <text:p>-0.0369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178758" calcext:value-type="float">
            <text:p>0.178758</text:p>
          </table:table-cell>
          <table:table-cell table:formula="of:=1-[.E161]" office:value-type="float" office:value="0.821242" calcext:value-type="float">
            <text:p>0.821242</text:p>
          </table:table-cell>
          <table:table-cell office:value-type="float" office:value="0.182082" calcext:value-type="float">
            <text:p>0.182082</text:p>
          </table:table-cell>
          <table:table-cell table:formula="of:=1-[.G161]" office:value-type="float" office:value="0.817918" calcext:value-type="float">
            <text:p>0.817918</text:p>
          </table:table-cell>
          <table:table-cell office:value-type="float" office:value="0.182722" calcext:value-type="float">
            <text:p>0.182722</text:p>
          </table:table-cell>
          <table:table-cell table:formula="of:=1-[.I161]" office:value-type="float" office:value="0.817278" calcext:value-type="float">
            <text:p>0.817278</text:p>
          </table:table-cell>
          <table:table-cell office:value-type="float" office:value="0.181978" calcext:value-type="float">
            <text:p>0.181978</text:p>
          </table:table-cell>
          <table:table-cell table:formula="of:=1-[.K161]" office:value-type="float" office:value="0.818022" calcext:value-type="float">
            <text:p>0.818022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179372" calcext:value-type="float">
            <text:p>0.179372</text:p>
          </table:table-cell>
          <table:table-cell table:formula="of:=1-[.O161]" office:value-type="float" office:value="0.820628" calcext:value-type="float">
            <text:p>0.820628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table:formula="of:=[.W161]-[.X161]" office:value-type="float" office:value="-0.054295" calcext:value-type="float">
            <text:p>-0.054295</text:p>
          </table:table-cell>
          <table:table-cell/>
          <table:table-cell office:value-type="float" office:value="0.0715972549019608" calcext:value-type="float">
            <text:p>0.0715972549</text:p>
          </table:table-cell>
          <table:table-cell office:value-type="float" office:value="-0.054295" calcext:value-type="float">
            <text:p>-0.054295</text:p>
          </table:table-cell>
          <table:table-cell office:value-type="float" office:value="0.821242" calcext:value-type="float">
            <text:p>0.821242</text:p>
          </table:table-cell>
          <table:table-cell table:formula="of:=[.W161]-[.AC161]" office:value-type="float" office:value="-0.0662419999999999" calcext:value-type="float">
            <text:p>-0.0662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277977" calcext:value-type="float">
            <text:p>0.277977</text:p>
          </table:table-cell>
          <table:table-cell table:formula="of:=1-[.E162]" office:value-type="float" office:value="0.722023" calcext:value-type="float">
            <text:p>0.722023</text:p>
          </table:table-cell>
          <table:table-cell office:value-type="float" office:value="0.233473" calcext:value-type="float">
            <text:p>0.233473</text:p>
          </table:table-cell>
          <table:table-cell table:formula="of:=1-[.G162]" office:value-type="float" office:value="0.766527" calcext:value-type="float">
            <text:p>0.766527</text:p>
          </table:table-cell>
          <table:table-cell office:value-type="float" office:value="0.234351" calcext:value-type="float">
            <text:p>0.234351</text:p>
          </table:table-cell>
          <table:table-cell table:formula="of:=1-[.I162]" office:value-type="float" office:value="0.765649" calcext:value-type="float">
            <text:p>0.765649</text:p>
          </table:table-cell>
          <table:table-cell office:value-type="float" office:value="0.232594" calcext:value-type="float">
            <text:p>0.232594</text:p>
          </table:table-cell>
          <table:table-cell table:formula="of:=1-[.K162]" office:value-type="float" office:value="0.767406" calcext:value-type="float">
            <text:p>0.767406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279225" calcext:value-type="float">
            <text:p>0.279225</text:p>
          </table:table-cell>
          <table:table-cell table:formula="of:=1-[.O162]" office:value-type="float" office:value="0.720775" calcext:value-type="float">
            <text:p>0.720775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table:formula="of:=[.W162]-[.X162]" office:value-type="float" office:value="-0.102668" calcext:value-type="float">
            <text:p>-0.102668</text:p>
          </table:table-cell>
          <table:table-cell/>
          <table:table-cell office:value-type="float" office:value="0.110087843137255" calcext:value-type="float">
            <text:p>0.1100878431</text:p>
          </table:table-cell>
          <table:table-cell office:value-type="float" office:value="-0.102668" calcext:value-type="float">
            <text:p>-0.102668</text:p>
          </table:table-cell>
          <table:table-cell office:value-type="float" office:value="0.722023" calcext:value-type="float">
            <text:p>0.722023</text:p>
          </table:table-cell>
          <table:table-cell table:formula="of:=[.W162]-[.AC162]" office:value-type="float" office:value="-0.0660229999999999" calcext:value-type="float">
            <text:p>-0.0660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78485" calcext:value-type="float">
            <text:p>0.378485</text:p>
          </table:table-cell>
          <table:table-cell table:formula="of:=1-[.G163]" office:value-type="float" office:value="0.621515" calcext:value-type="float">
            <text:p>0.621515</text:p>
          </table:table-cell>
          <table:table-cell office:value-type="float" office:value="0.379105" calcext:value-type="float">
            <text:p>0.379105</text:p>
          </table:table-cell>
          <table:table-cell table:formula="of:=1-[.I163]" office:value-type="float" office:value="0.620895" calcext:value-type="float">
            <text:p>0.620895</text:p>
          </table:table-cell>
          <table:table-cell office:value-type="float" office:value="0.377256" calcext:value-type="float">
            <text:p>0.377256</text:p>
          </table:table-cell>
          <table:table-cell table:formula="of:=1-[.K163]" office:value-type="float" office:value="0.622744" calcext:value-type="float">
            <text:p>0.622744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table:formula="of:=[.W163]-[.X163]" office:value-type="float" office:value="0.0439050000000001" calcext:value-type="float">
            <text:p>0.043905</text:p>
          </table:table-cell>
          <table:table-cell/>
          <table:table-cell office:value-type="float" office:value="0.0595698039215686" calcext:value-type="float">
            <text:p>0.0595698039</text:p>
          </table:table-cell>
          <table:table-cell office:value-type="float" office:value="0.043905" calcext:value-type="float">
            <text:p>0.043905</text:p>
          </table:table-cell>
          <table:table-cell office:value-type="float" office:value="0.639379" calcext:value-type="float">
            <text:p>0.639379</text:p>
          </table:table-cell>
          <table:table-cell table:formula="of:=[.W163]-[.AC163]" office:value-type="float" office:value="0.0246210000000001" calcext:value-type="float">
            <text:p>0.0246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style-name="ce2" table:formula="of:=CORREL([.B150:.B163];[.E150:.E163])" office:value-type="float" office:value="-0.729256455004414" calcext:value-type="float">
            <text:p>-0.729256455</text:p>
          </table:table-cell>
          <table:table-cell table:style-name="ce1" table:formula="of:=CORREL([.B150:.B163];[.F150:.F163])" office:value-type="float" office:value="0.729256455004415" calcext:value-type="float">
            <text:p>0.729256455</text:p>
          </table:table-cell>
          <table:table-cell table:style-name="ce2" table:formula="of:=CORREL([.B150:.B163];[.G150:.G163])" office:value-type="float" office:value="-0.591960909160966" calcext:value-type="float">
            <text:p>-0.5919609092</text:p>
          </table:table-cell>
          <table:table-cell table:style-name="ce1" table:formula="of:=CORREL([.B150:.B163];[.H150:.H163])" office:value-type="float" office:value="0.591960909160966" calcext:value-type="float">
            <text:p>0.5919609092</text:p>
          </table:table-cell>
          <table:table-cell table:style-name="ce2" table:formula="of:=CORREL([.B150:.B163];[.I150:.I163])" office:value-type="float" office:value="-0.608378871771535" calcext:value-type="float">
            <text:p>-0.6083788718</text:p>
          </table:table-cell>
          <table:table-cell table:style-name="ce1" table:formula="of:=CORREL([.B150:.B163];[.J150:.J163])" office:value-type="float" office:value="0.608378871771535" calcext:value-type="float">
            <text:p>0.6083788718</text:p>
          </table:table-cell>
          <table:table-cell table:style-name="ce2" table:formula="of:=CORREL([.B150:.B163];[.K150:.K163])" office:value-type="float" office:value="-0.597829224701221" calcext:value-type="float">
            <text:p>-0.5978292247</text:p>
          </table:table-cell>
          <table:table-cell table:style-name="ce1" table:formula="of:=CORREL([.B150:.B163];[.L150:.L163])" office:value-type="float" office:value="0.597829224701221" calcext:value-type="float">
            <text:p>0.5978292247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725222889251863" calcext:value-type="float">
            <text:p>-0.7252228893</text:p>
          </table:table-cell>
          <table:table-cell table:style-name="ce1" table:formula="of:=CORREL([.B150:.B163];[.P150:.P163])" office:value-type="float" office:value="0.725222889251863" calcext:value-type="float">
            <text:p>0.725222889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50874753726122" calcext:value-type="float">
            <text:p>0.5508747537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67:.O167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68:.O168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69:.O169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70:.O170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1:.O171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72:.O172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73:.O173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174:.O174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93557920215795" calcext:value-type="float">
            <text:p>-0.5935579202</text:p>
          </table:table-cell>
          <table:table-cell table:style-name="ce1" table:formula="of:=AVERAGE([.C167:.C174])" office:value-type="float" office:value="0.593557920215795" calcext:value-type="float">
            <text:p>0.5935579202</text:p>
          </table:table-cell>
          <table:table-cell table:formula="of:=AVERAGE([.D167:.D174])" office:value-type="float" office:value="-0.519973208289597" calcext:value-type="float">
            <text:p>-0.5199732083</text:p>
          </table:table-cell>
          <table:table-cell table:style-name="ce1" table:formula="of:=AVERAGE([.E167:.E174])" office:value-type="float" office:value="0.519973208289598" calcext:value-type="float">
            <text:p>0.5199732083</text:p>
          </table:table-cell>
          <table:table-cell table:formula="of:=AVERAGE([.F167:.F174])" office:value-type="float" office:value="-0.568927897838272" calcext:value-type="float">
            <text:p>-0.5689278978</text:p>
          </table:table-cell>
          <table:table-cell table:style-name="ce1" table:formula="of:=AVERAGE([.G167:.G174])" office:value-type="float" office:value="0.568927897838272" calcext:value-type="float">
            <text:p>0.5689278978</text:p>
          </table:table-cell>
          <table:table-cell table:formula="of:=AVERAGE([.H167:.H174])" office:value-type="float" office:value="-0.562085647618134" calcext:value-type="float">
            <text:p>-0.5620856476</text:p>
          </table:table-cell>
          <table:table-cell table:style-name="ce1" table:formula="of:=AVERAGE([.I167:.I174])" office:value-type="float" office:value="0.562085647618134" calcext:value-type="float">
            <text:p>0.5620856476</text:p>
          </table:table-cell>
          <table:table-cell table:formula="of:=AVERAGE([.J167:.J174])" office:value-type="float" office:value="-0.56903847435402" calcext:value-type="float">
            <text:p>-0.5690384744</text:p>
          </table:table-cell>
          <table:table-cell table:style-name="ce1" table:formula="of:=AVERAGE([.K167:.K174])" office:value-type="float" office:value="0.569038474354021" calcext:value-type="float">
            <text:p>0.5690384744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6236389604273" calcext:value-type="float">
            <text:p>-0.5162363896</text:p>
          </table:table-cell>
          <table:table-cell table:style-name="ce1" table:formula="of:=AVERAGE([.O167:.O174])" office:value-type="float" office:value="0.516236389604273" calcext:value-type="float">
            <text:p>0.5162363896</text:p>
          </table:table-cell>
          <table:table-cell table:style-name="ce4" table:formula="of:=AVERAGE([.P167:.P174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8" table:number-columns-repeated="2"/>
          <table:table-cell table:number-columns-repeated="14"/>
        </table:table-row>
      </table:table>
      <table:table table:name="corr" table:style-name="ta1">
        <table:shapes>
          <draw:frame draw:z-index="0" draw:style-name="gr1" draw:text-style-name="P1" svg:width="9.7433in" svg:height="5.4815in" svg:x="9.778in" svg:y="17.244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701in" svg:height="5.4965in" svg:x="20.4445in" svg:y="17.244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346in" svg:height="5.4768in" svg:x="9.778in" svg:y="5.8669in">
            <draw:object draw:notify-on-update-of-ranges="corr.B34:corr.B34 corr.B35:corr.B41 corr.C34:corr.C34 corr.C35:corr.C41 corr.D34:corr.D34 corr.D35:corr.D41 corr.E34:corr.E34 corr.E35:corr.E41 corr.F34:corr.F34 corr.F35:corr.F41 corr.G34:corr.G34 corr.G35:corr.G41 corr.H34:corr.H34 corr.H35:corr.H41 corr.I34:corr.I34 corr.I35:corr.I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9.7634in" svg:height="5.4921in" svg:x="20.4449in" svg:y="5.8669in">
            <draw:object draw:notify-on-update-of-ranges="corr.B34:corr.B34 corr.B42:corr.B48 corr.C34:corr.C34 corr.C42:corr.C48 corr.D34:corr.D34 corr.D42:corr.D48 corr.E34:corr.E34 corr.E42:corr.E48 corr.F34:corr.F34 corr.F42:corr.F48 corr.G34:corr.G34 corr.G42:corr.G48 corr.H34:corr.H34 corr.H42:corr.H48 corr.I34:corr.I34 corr.I42:corr.I4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9.711in" svg:height="5.4622in" svg:x="31.111in" svg:y="5.8673in">
            <draw:object draw:notify-on-update-of-ranges="ratio.B35:corr.B41 ratio.C35:corr.C41 ratio.D35:corr.D41 ratio.E35:corr.E41 ratio.F35:corr.F41 ratio.G35:corr.G41 ratio.H35:corr.H41 ratio.I35:corr.I4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2:.O2])" office:value-type="float" office:value="0.226770353442628" calcext:value-type="float">
            <text:p>0.226770353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3:.O3])" office:value-type="float" office:value="0.712631983242977" calcext:value-type="float">
            <text:p>0.7126319832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4:.O4])" office:value-type="float" office:value="0.683685054011167" calcext:value-type="float">
            <text:p>0.6836850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5:.O5])" office:value-type="float" office:value="0.815876358326388" calcext:value-type="float">
            <text:p>0.815876358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6:.O6])" office:value-type="float" office:value="0.547758700300136" calcext:value-type="float">
            <text:p>0.547758700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7:.O7])" office:value-type="float" office:value="0.486961905036778" calcext:value-type="float">
            <text:p>0.486961905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8:.O8])" office:value-type="float" office:value="0.656158955423739" calcext:value-type="float">
            <text:p>0.65615895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553495860041014" calcext:value-type="float">
            <text:p>-0.55349586</text:p>
          </table:table-cell>
          <table:table-cell table:style-name="ce1" table:formula="of:=AVERAGE([.C2:.C9])" office:value-type="float" office:value="0.569315372937133" calcext:value-type="float">
            <text:p>0.5693153729</text:p>
          </table:table-cell>
          <table:table-cell table:formula="of:=AVERAGE([.D2:.D9])" office:value-type="float" office:value="-0.54674216195778" calcext:value-type="float">
            <text:p>-0.546742162</text:p>
          </table:table-cell>
          <table:table-cell table:style-name="ce1" table:formula="of:=AVERAGE([.E2:.E9])" office:value-type="float" office:value="0.571256839062512" calcext:value-type="float">
            <text:p>0.5712568391</text:p>
          </table:table-cell>
          <table:table-cell table:formula="of:=AVERAGE([.F2:.F9])" office:value-type="float" office:value="-0.538207714612998" calcext:value-type="float">
            <text:p>-0.5382077146</text:p>
          </table:table-cell>
          <table:table-cell table:style-name="ce1" table:formula="of:=AVERAGE([.G2:.G9])" office:value-type="float" office:value="0.561905852673138" calcext:value-type="float">
            <text:p>0.5619058527</text:p>
          </table:table-cell>
          <table:table-cell table:formula="of:=AVERAGE([.H2:.H9])" office:value-type="float" office:value="-0.533797577631203" calcext:value-type="float">
            <text:p>-0.5337975776</text:p>
          </table:table-cell>
          <table:table-cell table:style-name="ce1" table:formula="of:=AVERAGE([.I2:.I9])" office:value-type="float" office:value="0.55948263052108" calcext:value-type="float">
            <text:p>0.5594826305</text:p>
          </table:table-cell>
          <table:table-cell table:style-name="ce2" table:formula="of:=AVERAGE([.J2:.J9])" office:value-type="float" office:value="-0.543497559416067" calcext:value-type="float">
            <text:p>-0.5434975594</text:p>
          </table:table-cell>
          <table:table-cell table:style-name="ce1" table:formula="of:=AVERAGE([.K2:.K9])" office:value-type="float" office:value="0.568342097271677" calcext:value-type="float">
            <text:p>0.5683420973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53225214641766" calcext:value-type="float">
            <text:p>-0.5532252146</text:p>
          </table:table-cell>
          <table:table-cell table:style-name="ce1" table:formula="of:=AVERAGE([.O2:.O9])" office:value-type="float" office:value="0.575379832724178" calcext:value-type="float">
            <text:p>0.5753798327</text:p>
          </table:table-cell>
          <table:table-cell table:style-name="ce4" table:formula="of:=AVERAGE([.P2:.P9])" office:value-type="float" office:value="0.612342997391832" calcext:value-type="float">
            <text:p>0.612342997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3:.O13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5:.O15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6:.O16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:.O17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8:.O18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9:.O19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593557920215795" calcext:value-type="float">
            <text:p>-0.5935579202</text:p>
          </table:table-cell>
          <table:table-cell table:style-name="ce1" table:formula="of:=AVERAGE([.C13:.C20])" office:value-type="float" office:value="0.593557920215795" calcext:value-type="float">
            <text:p>0.5935579202</text:p>
          </table:table-cell>
          <table:table-cell table:formula="of:=AVERAGE([.D13:.D20])" office:value-type="float" office:value="-0.519973208289597" calcext:value-type="float">
            <text:p>-0.5199732083</text:p>
          </table:table-cell>
          <table:table-cell table:style-name="ce1" table:formula="of:=AVERAGE([.E13:.E20])" office:value-type="float" office:value="0.519973208289598" calcext:value-type="float">
            <text:p>0.5199732083</text:p>
          </table:table-cell>
          <table:table-cell table:style-name="Default" table:formula="of:=AVERAGE([.F13:.F20])" office:value-type="float" office:value="-0.568927897838272" calcext:value-type="float">
            <text:p>-0.5689278978</text:p>
          </table:table-cell>
          <table:table-cell table:style-name="ce1" table:formula="of:=AVERAGE([.G13:.G20])" office:value-type="float" office:value="0.568927897838272" calcext:value-type="float">
            <text:p>0.5689278978</text:p>
          </table:table-cell>
          <table:table-cell table:style-name="Default" table:formula="of:=AVERAGE([.H13:.H20])" office:value-type="float" office:value="-0.562085647618134" calcext:value-type="float">
            <text:p>-0.5620856476</text:p>
          </table:table-cell>
          <table:table-cell table:style-name="ce1" table:formula="of:=AVERAGE([.I13:.I20])" office:value-type="float" office:value="0.562085647618134" calcext:value-type="float">
            <text:p>0.5620856476</text:p>
          </table:table-cell>
          <table:table-cell table:formula="of:=AVERAGE([.J13:.J20])" office:value-type="float" office:value="-0.56903847435402" calcext:value-type="float">
            <text:p>-0.5690384744</text:p>
          </table:table-cell>
          <table:table-cell table:style-name="ce1" table:formula="of:=AVERAGE([.K13:.K20])" office:value-type="float" office:value="0.569038474354021" calcext:value-type="float">
            <text:p>0.5690384744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6236389604273" calcext:value-type="float">
            <text:p>-0.5162363896</text:p>
          </table:table-cell>
          <table:table-cell table:style-name="ce1" table:formula="of:=AVERAGE([.O13:.O20])" office:value-type="float" office:value="0.516236389604273" calcext:value-type="float">
            <text:p>0.5162363896</text:p>
          </table:table-cell>
          <table:table-cell table:style-name="ce4" table:formula="of:=AVERAGE([.P13:.P20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11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10" table:formula="of:=MAX([.B24:.AC24])" office:value-type="float" office:value="0.31951097065926" calcext:value-type="float">
            <text:p>0.3195109707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office:value-type="float" office:value="-0.592317661396828" calcext:value-type="float">
            <text:p>-0.5923176614</text:p>
          </table:table-cell>
          <table:table-cell table:style-name="ce7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9" table:formula="of:=MAX([.B26:.AC26])" office:value-type="float" office:value="0.683685054011167" calcext:value-type="float">
            <text:p>0.683685054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9" table:formula="of:=MAX([.B27:.AC27])" office:value-type="float" office:value="0.815876358326388" calcext:value-type="float">
            <text:p>0.8158763583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10" table:formula="of:=MAX([.B28:.AC28])" office:value-type="float" office:value="0.623280396467187" calcext:value-type="float">
            <text:p>0.6232803965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9" table:formula="of:=MAX([.B29:.AC29])" office:value-type="float" office:value="0.56459995177923" calcext:value-type="float">
            <text:p>0.564599951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10" table:formula="of:=MAX([.B30:.AC30])" office:value-type="float" office:value="0.756387031133983" calcext:value-type="float">
            <text:p>0.7563870311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553495860041014" calcext:value-type="float">
            <text:p>-0.55349586</text:p>
          </table:table-cell>
          <table:table-cell table:style-name="ce1" table:formula="of:=AVERAGE([.C24:.C31])" office:value-type="float" office:value="0.569315372937133" calcext:value-type="float">
            <text:p>0.5693153729</text:p>
          </table:table-cell>
          <table:table-cell table:formula="of:=AVERAGE([.D24:.D31])" office:value-type="float" office:value="-0.54674216195778" calcext:value-type="float">
            <text:p>-0.546742162</text:p>
          </table:table-cell>
          <table:table-cell table:style-name="ce1" table:formula="of:=AVERAGE([.E24:.E31])" office:value-type="float" office:value="0.571256839062512" calcext:value-type="float">
            <text:p>0.5712568391</text:p>
          </table:table-cell>
          <table:table-cell table:formula="of:=AVERAGE([.F24:.F31])" office:value-type="float" office:value="-0.538207714612998" calcext:value-type="float">
            <text:p>-0.5382077146</text:p>
          </table:table-cell>
          <table:table-cell table:style-name="ce1" table:formula="of:=AVERAGE([.G24:.G31])" office:value-type="float" office:value="0.561905852673138" calcext:value-type="float">
            <text:p>0.5619058527</text:p>
          </table:table-cell>
          <table:table-cell table:formula="of:=AVERAGE([.H24:.H31])" office:value-type="float" office:value="-0.533797577631203" calcext:value-type="float">
            <text:p>-0.5337975776</text:p>
          </table:table-cell>
          <table:table-cell table:style-name="ce1" table:formula="of:=AVERAGE([.I24:.I31])" office:value-type="float" office:value="0.55948263052108" calcext:value-type="float">
            <text:p>0.5594826305</text:p>
          </table:table-cell>
          <table:table-cell table:style-name="ce2" table:formula="of:=AVERAGE([.J24:.J31])" office:value-type="float" office:value="-0.543497559416067" calcext:value-type="float">
            <text:p>-0.5434975594</text:p>
          </table:table-cell>
          <table:table-cell table:style-name="ce1" table:formula="of:=AVERAGE([.K24:.K31])" office:value-type="float" office:value="0.568342097271677" calcext:value-type="float">
            <text:p>0.5683420973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53225214641766" calcext:value-type="float">
            <text:p>-0.5532252146</text:p>
          </table:table-cell>
          <table:table-cell table:style-name="ce1" table:formula="of:=AVERAGE([.O24:.O31])" office:value-type="float" office:value="0.575379832724178" calcext:value-type="float">
            <text:p>0.5753798327</text:p>
          </table:table-cell>
          <table:table-cell table:formula="of:=AVERAGE([.P24:.P31])" office:value-type="float" office:value="-0.593557920215795" calcext:value-type="float">
            <text:p>-0.5935579202</text:p>
          </table:table-cell>
          <table:table-cell table:style-name="ce1" table:formula="of:=AVERAGE([.Q24:.Q31])" office:value-type="float" office:value="0.593557920215795" calcext:value-type="float">
            <text:p>0.5935579202</text:p>
          </table:table-cell>
          <table:table-cell table:formula="of:=AVERAGE([.R24:.R31])" office:value-type="float" office:value="-0.519973208289597" calcext:value-type="float">
            <text:p>-0.5199732083</text:p>
          </table:table-cell>
          <table:table-cell table:style-name="ce1" table:formula="of:=AVERAGE([.S24:.S31])" office:value-type="float" office:value="0.519973208289598" calcext:value-type="float">
            <text:p>0.5199732083</text:p>
          </table:table-cell>
          <table:table-cell table:formula="of:=AVERAGE([.T24:.T31])" office:value-type="float" office:value="-0.568927897838272" calcext:value-type="float">
            <text:p>-0.5689278978</text:p>
          </table:table-cell>
          <table:table-cell table:style-name="ce1" table:formula="of:=AVERAGE([.U24:.U31])" office:value-type="float" office:value="0.568927897838272" calcext:value-type="float">
            <text:p>0.5689278978</text:p>
          </table:table-cell>
          <table:table-cell table:formula="of:=AVERAGE([.V24:.V31])" office:value-type="float" office:value="-0.562085647618134" calcext:value-type="float">
            <text:p>-0.5620856476</text:p>
          </table:table-cell>
          <table:table-cell table:style-name="ce1" table:formula="of:=AVERAGE([.W24:.W31])" office:value-type="float" office:value="0.562085647618134" calcext:value-type="float">
            <text:p>0.5620856476</text:p>
          </table:table-cell>
          <table:table-cell table:formula="of:=AVERAGE([.X24:.X31])" office:value-type="float" office:value="-0.56903847435402" calcext:value-type="float">
            <text:p>-0.5690384744</text:p>
          </table:table-cell>
          <table:table-cell table:style-name="ce1" table:formula="of:=AVERAGE([.Y24:.Y31])" office:value-type="float" office:value="0.569038474354021" calcext:value-type="float">
            <text:p>0.5690384744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6236389604273" calcext:value-type="float">
            <text:p>-0.5162363896</text:p>
          </table:table-cell>
          <table:table-cell table:style-name="ce1" table:formula="of:=AVERAGE([.AC24:.AC31])" office:value-type="float" office:value="0.516236389604273" calcext:value-type="float">
            <text:p>0.5162363896</text:p>
          </table:table-cell>
          <table:table-cell table:style-name="ce4" table:formula="of:=AVERAGE([.AD24:.AD31])" office:value-type="float" office:value="0.668875609939547" calcext:value-type="float">
            <text:p>0.668875609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table:style-name="ce11" office:value-type="float" office:value="0.198554065862242" calcext:value-type="float">
            <text:p>0.1985540659</text:p>
          </table:table-cell>
          <table:table-cell table:style-name="ce11" office:value-type="float" office:value="0.670581607654752" calcext:value-type="float">
            <text:p>0.6705816077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11" office:value-type="float" office:value="0.74241178241815" calcext:value-type="float">
            <text:p>0.7424117824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11" office:value-type="float" office:value="0.35996915969952" calcext:value-type="float">
            <text:p>0.3599691597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11" office:value-type="float" office:value="0.69540365812736" calcext:value-type="float">
            <text:p>0.6954036581</text:p>
          </table:table-cell>
          <table:table-cell table:style-name="ce1" table:formula="of:=AVERAGE([.B35:.I35])" office:value-type="float" office:value="0.569315372937133" calcext:value-type="float">
            <text:p>0.5693153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11" office:value-type="float" office:value="0.705766757084225" calcext:value-type="float">
            <text:p>0.7057667571</text:p>
          </table:table-cell>
          <table:table-cell table:style-name="ce11" office:value-type="float" office:value="0.477169025418182" calcext:value-type="float">
            <text:p>0.4771690254</text:p>
          </table:table-cell>
          <table:table-cell table:style-name="ce11" office:value-type="float" office:value="0.814130831167417" calcext:value-type="float">
            <text:p>0.8141308312</text:p>
          </table:table-cell>
          <table:table-cell table:style-name="ce11" office:value-type="float" office:value="0.528454533807859" calcext:value-type="float">
            <text:p>0.5284545338</text:p>
          </table:table-cell>
          <table:table-cell table:style-name="ce11" office:value-type="float" office:value="0.482846439071577" calcext:value-type="float">
            <text:p>0.4828464391</text:p>
          </table:table-cell>
          <table:table-cell table:style-name="ce11" office:value-type="float" office:value="0.625311533486359" calcext:value-type="float">
            <text:p>0.6253115335</text:p>
          </table:table-cell>
          <table:table-cell table:style-name="ce11" office:value-type="float" office:value="0.709605239021846" calcext:value-type="float">
            <text:p>0.709605239</text:p>
          </table:table-cell>
          <table:table-cell table:style-name="ce1" table:formula="of:=AVERAGE([.B36:.I36])" office:value-type="float" office:value="0.571256839062512" calcext:value-type="float">
            <text:p>0.5712568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11" office:value-type="float" office:value="0.202174835271484" calcext:value-type="float">
            <text:p>0.2021748353</text:p>
          </table:table-cell>
          <table:table-cell table:style-name="ce11" office:value-type="float" office:value="0.689691904726101" calcext:value-type="float">
            <text:p>0.6896919047</text:p>
          </table:table-cell>
          <table:table-cell table:style-name="ce11" office:value-type="float" office:value="0.523577918874699" calcext:value-type="float">
            <text:p>0.5235779189</text:p>
          </table:table-cell>
          <table:table-cell table:style-name="ce11" office:value-type="float" office:value="0.794605486058225" calcext:value-type="float">
            <text:p>0.7946054861</text:p>
          </table:table-cell>
          <table:table-cell table:style-name="ce11" office:value-type="float" office:value="0.532486529250005" calcext:value-type="float">
            <text:p>0.5324865293</text:p>
          </table:table-cell>
          <table:table-cell table:style-name="ce11" office:value-type="float" office:value="0.430490739523356" calcext:value-type="float">
            <text:p>0.4304907395</text:p>
          </table:table-cell>
          <table:table-cell table:style-name="ce11" office:value-type="float" office:value="0.617435317461137" calcext:value-type="float">
            <text:p>0.6174353175</text:p>
          </table:table-cell>
          <table:table-cell table:style-name="ce11" office:value-type="float" office:value="0.704784090220098" calcext:value-type="float">
            <text:p>0.7047840902</text:p>
          </table:table-cell>
          <table:table-cell table:style-name="ce1" table:formula="of:=AVERAGE([.B37:.I37])" office:value-type="float" office:value="0.561905852673138" calcext:value-type="float">
            <text:p>0.5619058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11" office:value-type="float" office:value="0.189617583927682" calcext:value-type="float">
            <text:p>0.1896175839</text:p>
          </table:table-cell>
          <table:table-cell table:style-name="ce11" office:value-type="float" office:value="0.653272923141696" calcext:value-type="float">
            <text:p>0.6532729231</text:p>
          </table:table-cell>
          <table:table-cell table:style-name="ce11" office:value-type="float" office:value="0.560448142825633" calcext:value-type="float">
            <text:p>0.5604481428</text:p>
          </table:table-cell>
          <table:table-cell table:style-name="ce11" office:value-type="float" office:value="0.780194986336495" calcext:value-type="float">
            <text:p>0.7801949863</text:p>
          </table:table-cell>
          <table:table-cell table:style-name="ce11" office:value-type="float" office:value="0.53619781279101" calcext:value-type="float">
            <text:p>0.5361978128</text:p>
          </table:table-cell>
          <table:table-cell table:style-name="ce11" office:value-type="float" office:value="0.416302770587615" calcext:value-type="float">
            <text:p>0.4163027706</text:p>
          </table:table-cell>
          <table:table-cell table:style-name="ce11" office:value-type="float" office:value="0.622359453036284" calcext:value-type="float">
            <text:p>0.622359453</text:p>
          </table:table-cell>
          <table:table-cell table:style-name="ce11" office:value-type="float" office:value="0.717467371522223" calcext:value-type="float">
            <text:p>0.7174673715</text:p>
          </table:table-cell>
          <table:table-cell table:style-name="ce1" table:formula="of:=AVERAGE([.B38:.I38])" office:value-type="float" office:value="0.55948263052108" calcext:value-type="float">
            <text:p>0.5594826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11" office:value-type="float" office:value="0.222154889787673" calcext:value-type="float">
            <text:p>0.2221548898</text:p>
          </table:table-cell>
          <table:table-cell table:style-name="ce11" office:value-type="float" office:value="0.695736260445419" calcext:value-type="float">
            <text:p>0.6957362604</text:p>
          </table:table-cell>
          <table:table-cell table:style-name="ce11" office:value-type="float" office:value="0.470773995372071" calcext:value-type="float">
            <text:p>0.4707739954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11" office:value-type="float" office:value="0.527400803164728" calcext:value-type="float">
            <text:p>0.5274008032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11" office:value-type="float" office:value="0.61778183919038" calcext:value-type="float">
            <text:p>0.6177818392</text:p>
          </table:table-cell>
          <table:table-cell table:style-name="ce11" office:value-type="float" office:value="0.710050726849982" calcext:value-type="float">
            <text:p>0.7100507268</text:p>
          </table:table-cell>
          <table:table-cell table:style-name="ce1" table:formula="of:=AVERAGE([.B39:.I39])" office:value-type="float" office:value="0.568342097271677" calcext:value-type="float">
            <text:p>0.5683420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11" office:value-type="float" office:value="0.219446415794518" calcext:value-type="float">
            <text:p>0.2194464158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11" office:value-type="float" office:value="-0.555620223460998" calcext:value-type="float">
            <text:p>-0.5556202235</text:p>
          </table:table-cell>
          <table:table-cell table:style-name="ce11" office:value-type="float" office:value="0.788188844609599" calcext:value-type="float">
            <text:p>0.7881888446</text:p>
          </table:table-cell>
          <table:table-cell table:style-name="ce11" office:value-type="float" office:value="0.462229715586534" calcext:value-type="float">
            <text:p>0.4622297156</text:p>
          </table:table-cell>
          <table:table-cell table:style-name="ce11" office:value-type="float" office:value="0.45599965675823" calcext:value-type="float">
            <text:p>0.4559996568</text:p>
          </table:table-cell>
          <table:table-cell table:style-name="ce11" office:value-type="float" office:value="0.434526787187487" calcext:value-type="float">
            <text:p>0.4345267872</text:p>
          </table:table-cell>
          <table:table-cell table:style-name="ce11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11" office:value-type="float" office:value="0.204632685234826" calcext:value-type="float">
            <text:p>0.2046326852</text:p>
          </table:table-cell>
          <table:table-cell table:style-name="ce11" office:value-type="float" office:value="0.69453022728513" calcext:value-type="float">
            <text:p>0.6945302273</text:p>
          </table:table-cell>
          <table:table-cell table:style-name="ce11" office:value-type="float" office:value="0.669445879934677" calcext:value-type="float">
            <text:p>0.6694458799</text:p>
          </table:table-cell>
          <table:table-cell table:style-name="ce11" office:value-type="float" office:value="0.77326518261726" calcext:value-type="float">
            <text:p>0.7732651826</text:p>
          </table:table-cell>
          <table:table-cell table:style-name="ce11" office:value-type="float" office:value="0.531798352956214" calcext:value-type="float">
            <text:p>0.531798353</text:p>
          </table:table-cell>
          <table:table-cell table:style-name="ce11" office:value-type="float" office:value="0.419988315436631" calcext:value-type="float">
            <text:p>0.4199883154</text:p>
          </table:table-cell>
          <table:table-cell table:style-name="ce11" office:value-type="float" office:value="0.60148882370544" calcext:value-type="float">
            <text:p>0.6014888237</text:p>
          </table:table-cell>
          <table:table-cell table:style-name="ce11" office:value-type="float" office:value="0.707889194623247" calcext:value-type="float">
            <text:p>0.7078891946</text:p>
          </table:table-cell>
          <table:table-cell table:style-name="ce1" table:formula="of:=AVERAGE([.B41:.I41])" office:value-type="float" office:value="0.575379832724178" calcext:value-type="float">
            <text:p>0.5753798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1" table:formula="of:=AVERAGE([.B42:.I42])" office:value-type="float" office:value="0.593557920215795" calcext:value-type="float">
            <text:p>0.5935579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1" table:formula="of:=AVERAGE([.B43:.I43])" office:value-type="float" office:value="0.519973208289598" calcext:value-type="float">
            <text:p>0.5199732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1" table:formula="of:=AVERAGE([.B44:.I44])" office:value-type="float" office:value="0.568927897838272" calcext:value-type="float">
            <text:p>0.5689278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1" table:formula="of:=AVERAGE([.B45:.I45])" office:value-type="float" office:value="0.562085647618134" calcext:value-type="float">
            <text:p>0.5620856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table:style-name="ce7" office:value-type="float" office:value="0.756387031133983" calcext:value-type="float">
            <text:p>0.7563870311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1" table:formula="of:=AVERAGE([.B46:.I46])" office:value-type="float" office:value="0.569038474354021" calcext:value-type="float">
            <text:p>0.5690384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0.818764447788318" calcext:value-type="float">
            <text:p>0.8187644478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7"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1" table:formula="of:=AVERAGE([.B48:.I48])" office:value-type="float" office:value="0.516236389604273" calcext:value-type="float">
            <text:p>0.5162363896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222154889787673" calcext:value-type="float">
            <text:p>0.2221548898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204632685234826" calcext:value-type="float">
            <text:p>0.20463268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695736260445419" calcext:value-type="float">
            <text:p>0.6957362604</text:p>
          </table:table-cell>
          <table:table-cell table:style-name="ce11" office:value-type="float" office:value="0.712631983242977" calcext:value-type="float">
            <text:p>0.7126319832</text:p>
          </table:table-cell>
          <table:table-cell office:value-type="float" office:value="0.69453022728513" calcext:value-type="float">
            <text:p>0.69453022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470773995372071" calcext:value-type="float">
            <text:p>0.4707739954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office:value-type="float" office:value="0.669445879934677" calcext:value-type="float">
            <text:p>0.66944587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0.780194986336495" calcext:value-type="float">
            <text:p>0.7801949863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2" office:value-type="float" office:value="0.788188844609599" calcext:value-type="float">
            <text:p>0.7881888446</text:p>
          </table:table-cell>
          <table:table-cell office:value-type="float" office:value="0.77326518261726" calcext:value-type="float">
            <text:p>0.77326518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527400803164728" calcext:value-type="float">
            <text:p>0.5274008032</text:p>
          </table:table-cell>
          <table:table-cell table:style-name="ce2" office:value-type="float" office:value="0.462229715586534" calcext:value-type="float">
            <text:p>0.4622297156</text:p>
          </table:table-cell>
          <table:table-cell office:value-type="float" office:value="0.531798352956214" calcext:value-type="float">
            <text:p>0.5317983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0.416302770587615" calcext:value-type="float">
            <text:p>0.4163027706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0.45599965675823" calcext:value-type="float">
            <text:p>0.4559996568</text:p>
          </table:table-cell>
          <table:table-cell office:value-type="float" office:value="0.419988315436631" calcext:value-type="float">
            <text:p>0.41998831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61778183919038" calcext:value-type="float">
            <text:p>0.6177818392</text:p>
          </table:table-cell>
          <table:table-cell table:style-name="ce2" office:value-type="float" office:value="0.434526787187487" calcext:value-type="float">
            <text:p>0.4345267872</text:p>
          </table:table-cell>
          <table:table-cell office:value-type="float" office:value="0.60148882370544" calcext:value-type="float">
            <text:p>0.6014888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0.717467371522223" calcext:value-type="float">
            <text:p>0.7174673715</text:p>
          </table:table-cell>
          <table:table-cell office:value-type="float" office:value="0.710050726849982" calcext:value-type="float">
            <text:p>0.7100507268</text:p>
          </table:table-cell>
          <table:table-cell table:style-name="ce11" office:value-type="float" office:value="0.768900669350847" calcext:value-type="float">
            <text:p>0.7689006694</text:p>
          </table:table-cell>
          <table:table-cell office:value-type="float" office:value="0.707889194623247" calcext:value-type="float">
            <text:p>0.7078891946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23915228001229" calcext:value-type="float">
            <text:p>0.23915228</text:p>
          </table:table-cell>
          <table:table-cell office:value-type="float" office:value="0.1292075118187" calcext:value-type="float">
            <text:p>0.1292075118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747727640913276" calcext:value-type="float">
            <text:p>0.7477276409</text:p>
          </table:table-cell>
          <table:table-cell office:value-type="float" office:value="0.818764447788318" calcext:value-type="float">
            <text:p>0.8187644478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313006424615802" calcext:value-type="float">
            <text:p>0.3130064246</text:p>
          </table:table-cell>
          <table:table-cell office:value-type="float" office:value="0.229063825591456" calcext:value-type="float">
            <text:p>0.2290638256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815462337435327" calcext:value-type="float">
            <text:p>0.8154623374</text:p>
          </table:table-cell>
          <table:table-cell office:value-type="float" office:value="0.746678840426843" calcext:value-type="float">
            <text:p>0.7466788404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7" office:value-type="float" office:value="0.622695704533127" calcext:value-type="float">
            <text:p>0.6226957045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380289494622577" calcext:value-type="float">
            <text:p>0.3802894946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7" office:value-type="float" office:value="0.56459995177923" calcext:value-type="float">
            <text:p>0.5645999518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0.459462459553079" calcext:value-type="float">
            <text:p>0.459462459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756387031133983" calcext:value-type="float">
            <text:p>0.7563870311</text:p>
          </table:table-cell>
          <table:table-cell office:value-type="float" office:value="0.11572119491457" calcext:value-type="float">
            <text:p>0.1157211949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0.597829224701221" calcext:value-type="float">
            <text:p>0.5978292247</text:p>
          </table:table-cell>
          <table:table-cell office:value-type="float" office:value="0.749477731245141" calcext:value-type="float">
            <text:p>0.7494777312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number-columns-repeated="22"/>
        </table:table-row>
      </table:table>
      <table:table table:name="dB Paper" table:style-name="ta1">
        <table:shapes>
          <draw:frame draw:z-index="0" draw:style-name="gr1" draw:text-style-name="P1" svg:width="6.0047in" svg:height="3.3776in" svg:x="8.0004in" svg:y="0.0004in">
            <draw:object draw:notify-on-update-of-ranges="'dB Paper'.B3:'dB Paper'.B14 'dB Paper'.C3:'dB Paper'.C1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" draw:style-name="gr1" draw:text-style-name="P1" svg:width="5.9839in" svg:height="3.3657in" svg:x="8.0004in" svg:y="3.5559in">
            <draw:object draw:notify-on-update-of-ranges="'dB Paper'.B22:'dB Paper'.B22 'dB Paper'.B23:'dB Paper'.B33 'dB Paper'.C22:'dB Paper'.C22 'dB Paper'.C23:'dB Paper'.C33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" draw:style-name="gr1" draw:text-style-name="P1" svg:width="6.0047in" svg:height="3.3776in" svg:x="8.0004in" svg:y="7.1114in">
            <draw:object draw:notify-on-update-of-ranges="'dB Paper'.B42:'dB Paper'.B42 'dB Paper'.B43:'dB Paper'.B50 'dB Paper'.C42:'dB Paper'.C42 'dB Paper'.C43:'dB Paper'.C50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3" draw:style-name="gr1" draw:text-style-name="P1" svg:width="5.9839in" svg:height="3.3657in" svg:x="8.0004in" svg:y="10.6669in">
            <draw:object draw:notify-on-update-of-ranges="'dB Paper'.B62:'dB Paper'.B62 'dB Paper'.B63:'dB Paper'.B69 'dB Paper'.C62:'dB Paper'.C62 'dB Paper'.C63:'dB Paper'.C69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4" draw:style-name="gr1" draw:text-style-name="P1" svg:width="5.9622in" svg:height="3.3535in" svg:x="8.0004in" svg:y="14.2228in">
            <draw:object draw:notify-on-update-of-ranges="'dB Paper'.B82:'dB Paper'.B82 'dB Paper'.B83:'dB Paper'.B104 'dB Paper'.C82:'dB Paper'.C82 'dB Paper'.C83:'dB Paper'.C104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5" draw:style-name="gr1" draw:text-style-name="P1" svg:width="5.9831in" svg:height="3.3654in" svg:x="8.0004in" svg:y="21.3339in">
            <draw:object draw:notify-on-update-of-ranges="'dB Paper'.B122:'dB Paper'.B122 'dB Paper'.B123:'dB Paper'.B160 'dB Paper'.C122:'dB Paper'.C122 'dB Paper'.C123:'dB Paper'.C160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6" draw:style-name="gr1" draw:text-style-name="P1" svg:width="6.0043in" svg:height="3.3772in" svg:x="8.0004in" svg:y="32.0004in">
            <draw:object draw:notify-on-update-of-ranges="'dB Paper'.B182:'dB Paper'.B182 'dB Paper'.B183:'dB Paper'.B195 'dB Paper'.C182:'dB Paper'.C182 'dB Paper'.C183:'dB Paper'.C195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7" draw:style-name="gr1" draw:text-style-name="P1" svg:width="6.0043in" svg:height="3.3772in" svg:x="8.0004in" svg:y="35.5559in">
            <draw:object draw:notify-on-update-of-ranges="'dB Paper'.B202:'dB Paper'.B202 'dB Paper'.B203:'dB Paper'.B216 'dB Paper'.C202:'dB Paper'.C202 'dB Paper'.C203:'dB Paper'.C216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8" draw:style-name="gr1" draw:text-style-name="P1" svg:width="6.0043in" svg:height="3.3772in" svg:x="14.2228in" svg:y="10.6673in">
            <draw:object draw:notify-on-update-of-ranges="'dB Paper'.B62:'dB Paper'.B62 'dB Paper'.B63:'dB Paper'.B69 'dB Paper'.C62:'dB Paper'.C62 'dB Paper'.C63:'dB Paper'.C69 'dB Paper'.D62:'dB Paper'.D62 'dB Paper'.D63:'dB Paper'.D69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9" draw:style-name="gr1" draw:text-style-name="P1" svg:width="5.9213in" svg:height="3.3307in" svg:x="14.2228in" svg:y="3.5559in">
            <draw:object draw:notify-on-update-of-ranges="'dB Paper'.B23:'dB Paper'.B33 'dB Paper'.C23:'dB Paper'.C33 'dB Paper'.D23:'dB Paper'.D33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16633683166749" calcext:value-type="float">
            <text:p>0.4166336832</text:p>
          </table:table-cell>
          <table:table-cell office:value-type="float" office:value="0.366013454654593" calcext:value-type="float">
            <text:p>0.3660134547</text:p>
          </table:table-cell>
          <table:table-cell office:value-type="float" office:value="0.375760445200975" calcext:value-type="float">
            <text:p>0.3757604452</text:p>
          </table:table-cell>
          <table:table-cell office:value-type="float" office:value="0.379748758221561" calcext:value-type="float">
            <text:p>0.3797487582</text:p>
          </table:table-cell>
          <table:table-cell office:value-type="float" office:value="0.357775352855942" calcext:value-type="float">
            <text:p>0.3577753529</text:p>
          </table:table-cell>
          <table:table-cell office:value-type="float" office:value="0.357093119172687" calcext:value-type="float">
            <text:p>0.3570931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9570893233773" calcext:value-type="float">
            <text:p>0.3957089323</text:p>
          </table:table-cell>
          <table:table-cell office:value-type="float" office:value="0.367714653428939" calcext:value-type="float">
            <text:p>0.3677146534</text:p>
          </table:table-cell>
          <table:table-cell office:value-type="float" office:value="0.368099062819786" calcext:value-type="float">
            <text:p>0.3680990628</text:p>
          </table:table-cell>
          <table:table-cell office:value-type="float" office:value="0.371920037192004" calcext:value-type="float">
            <text:p>0.3719200372</text:p>
          </table:table-cell>
          <table:table-cell office:value-type="float" office:value="0.358645324878868" calcext:value-type="float">
            <text:p>0.3586453249</text:p>
          </table:table-cell>
          <table:table-cell office:value-type="float" office:value="0.344692086559077" calcext:value-type="float">
            <text:p>0.34469208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579683261066153" calcext:value-type="float">
            <text:p>0.5796832611</text:p>
          </table:table-cell>
          <table:table-cell office:value-type="float" office:value="0.544772094594226" calcext:value-type="float">
            <text:p>0.5447720946</text:p>
          </table:table-cell>
          <table:table-cell office:value-type="float" office:value="0.551246644286053" calcext:value-type="float">
            <text:p>0.5512466443</text:p>
          </table:table-cell>
          <table:table-cell office:value-type="float" office:value="0.550633503846175" calcext:value-type="float">
            <text:p>0.5506335038</text:p>
          </table:table-cell>
          <table:table-cell office:value-type="float" office:value="0.536667829446964" calcext:value-type="float">
            <text:p>0.5366678294</text:p>
          </table:table-cell>
          <table:table-cell office:value-type="float" office:value="0.537883107243134" calcext:value-type="float">
            <text:p>0.5378831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9735642661805" calcext:value-type="float">
            <text:p>0.5697356427</text:p>
          </table:table-cell>
          <table:table-cell office:value-type="float" office:value="0.549058364904189" calcext:value-type="float">
            <text:p>0.5490583649</text:p>
          </table:table-cell>
          <table:table-cell office:value-type="float" office:value="0.547105810263705" calcext:value-type="float">
            <text:p>0.5471058103</text:p>
          </table:table-cell>
          <table:table-cell office:value-type="float" office:value="0.547903174550993" calcext:value-type="float">
            <text:p>0.5479031746</text:p>
          </table:table-cell>
          <table:table-cell office:value-type="float" office:value="0.539002199128972" calcext:value-type="float">
            <text:p>0.5390021991</text:p>
          </table:table-cell>
          <table:table-cell office:value-type="float" office:value="0.531011045029737" calcext:value-type="float">
            <text:p>0.5310110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396016078252777" calcext:value-type="float">
            <text:p>0.3960160783</text:p>
          </table:table-cell>
          <table:table-cell office:value-type="float" office:value="0.373447857342918" calcext:value-type="float">
            <text:p>0.3734478573</text:p>
          </table:table-cell>
          <table:table-cell office:value-type="float" office:value="0.37205702890139" calcext:value-type="float">
            <text:p>0.3720570289</text:p>
          </table:table-cell>
          <table:table-cell office:value-type="float" office:value="0.386832230861475" calcext:value-type="float">
            <text:p>0.3868322309</text:p>
          </table:table-cell>
          <table:table-cell office:value-type="float" office:value="0.36725280213888" calcext:value-type="float">
            <text:p>0.3672528021</text:p>
          </table:table-cell>
          <table:table-cell office:value-type="float" office:value="0.342518538815913" calcext:value-type="float">
            <text:p>0.34251853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868872223471" calcext:value-type="float">
            <text:p>0.4086887222</text:p>
          </table:table-cell>
          <table:table-cell office:value-type="float" office:value="0.382100866986867" calcext:value-type="float">
            <text:p>0.382100867</text:p>
          </table:table-cell>
          <table:table-cell office:value-type="float" office:value="0.380542120304586" calcext:value-type="float">
            <text:p>0.3805421203</text:p>
          </table:table-cell>
          <table:table-cell office:value-type="float" office:value="0.381925745996463" calcext:value-type="float">
            <text:p>0.381925746</text:p>
          </table:table-cell>
          <table:table-cell office:value-type="float" office:value="0.373998152449127" calcext:value-type="float">
            <text:p>0.3739981524</text:p>
          </table:table-cell>
          <table:table-cell office:value-type="float" office:value="0.358985220578469" calcext:value-type="float">
            <text:p>0.35898522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7581866925011" calcext:value-type="float">
            <text:p>0.4175818669</text:p>
          </table:table-cell>
          <table:table-cell office:value-type="float" office:value="0.398938822731534" calcext:value-type="float">
            <text:p>0.3989388227</text:p>
          </table:table-cell>
          <table:table-cell office:value-type="float" office:value="0.395909463423904" calcext:value-type="float">
            <text:p>0.3959094634</text:p>
          </table:table-cell>
          <table:table-cell office:value-type="float" office:value="0.400307436110933" calcext:value-type="float">
            <text:p>0.4003074361</text:p>
          </table:table-cell>
          <table:table-cell office:value-type="float" office:value="0.392492405271958" calcext:value-type="float">
            <text:p>0.3924924053</text:p>
          </table:table-cell>
          <table:table-cell office:value-type="float" office:value="0.368663594470046" calcext:value-type="float">
            <text:p>0.36866359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25047180237006" calcext:value-type="float">
            <text:p>0.4250471802</text:p>
          </table:table-cell>
          <table:table-cell office:value-type="float" office:value="0.409409876603863" calcext:value-type="float">
            <text:p>0.4094098766</text:p>
          </table:table-cell>
          <table:table-cell office:value-type="float" office:value="0.406922566704782" calcext:value-type="float">
            <text:p>0.4069225667</text:p>
          </table:table-cell>
          <table:table-cell office:value-type="float" office:value="0.412750694453043" calcext:value-type="float">
            <text:p>0.4127506945</text:p>
          </table:table-cell>
          <table:table-cell office:value-type="float" office:value="0.403891902371249" calcext:value-type="float">
            <text:p>0.4038919024</text:p>
          </table:table-cell>
          <table:table-cell office:value-type="float" office:value="0.377679161552261" calcext:value-type="float">
            <text:p>0.37767916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1788568401357" calcext:value-type="float">
            <text:p>0.2817885684</text:p>
          </table:table-cell>
          <table:table-cell office:value-type="float" office:value="0.269095703887087" calcext:value-type="float">
            <text:p>0.2690957039</text:p>
          </table:table-cell>
          <table:table-cell office:value-type="float" office:value="0.260897696795133" calcext:value-type="float">
            <text:p>0.2608976968</text:p>
          </table:table-cell>
          <table:table-cell office:value-type="float" office:value="0.272805146196278" calcext:value-type="float">
            <text:p>0.2728051462</text:p>
          </table:table-cell>
          <table:table-cell office:value-type="float" office:value="0.264570562291816" calcext:value-type="float">
            <text:p>0.2645705623</text:p>
          </table:table-cell>
          <table:table-cell office:value-type="float" office:value="0.23228048332923" calcext:value-type="float">
            <text:p>0.23228048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6762778851552" calcext:value-type="float">
            <text:p>0.3767627789</text:p>
          </table:table-cell>
          <table:table-cell office:value-type="float" office:value="0.340515949767087" calcext:value-type="float">
            <text:p>0.3405159498</text:p>
          </table:table-cell>
          <table:table-cell office:value-type="float" office:value="0.341547551957921" calcext:value-type="float">
            <text:p>0.341547552</text:p>
          </table:table-cell>
          <table:table-cell office:value-type="float" office:value="0.35253348186744" calcext:value-type="float">
            <text:p>0.3525334819</text:p>
          </table:table-cell>
          <table:table-cell office:value-type="float" office:value="0.331381496320008" calcext:value-type="float">
            <text:p>0.3313814963</text:p>
          </table:table-cell>
          <table:table-cell office:value-type="float" office:value="0.323446647475499" calcext:value-type="float">
            <text:p>0.32344664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58952746134842" calcext:value-type="float">
            <text:p>0.5589527461</text:p>
          </table:table-cell>
          <table:table-cell office:value-type="float" office:value="0.488541264637918" calcext:value-type="float">
            <text:p>0.4885412646</text:p>
          </table:table-cell>
          <table:table-cell office:value-type="float" office:value="0.503808794486317" calcext:value-type="float">
            <text:p>0.5038087945</text:p>
          </table:table-cell>
          <table:table-cell office:value-type="float" office:value="0.517509949128772" calcext:value-type="float">
            <text:p>0.5175099491</text:p>
          </table:table-cell>
          <table:table-cell office:value-type="float" office:value="0.474583671474199" calcext:value-type="float">
            <text:p>0.4745836715</text:p>
          </table:table-cell>
          <table:table-cell office:value-type="float" office:value="0.498571592387809" calcext:value-type="float">
            <text:p>0.49857159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427511200793461" calcext:value-type="float">
            <text:p>0.4275112008</text:p>
          </table:table-cell>
          <table:table-cell office:value-type="float" office:value="0.394805933143563" calcext:value-type="float">
            <text:p>0.3948059331</text:p>
          </table:table-cell>
          <table:table-cell office:value-type="float" office:value="0.38453108357014" calcext:value-type="float">
            <text:p>0.3845310836</text:p>
          </table:table-cell>
          <table:table-cell office:value-type="float" office:value="0.39576687747849" calcext:value-type="float">
            <text:p>0.3957668775</text:p>
          </table:table-cell>
          <table:table-cell office:value-type="float" office:value="0.386189850930718" calcext:value-type="float">
            <text:p>0.3861898509</text:p>
          </table:table-cell>
          <table:table-cell office:value-type="float" office:value="0.365632049842961" calcext:value-type="float">
            <text:p>0.365632049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198554065862242" calcext:value-type="float">
            <text:p>0.1985540659</text:p>
          </table:table-cell>
          <table:table-cell table:style-name="ce1" office:value-type="float" office:value="0.226770353442628" calcext:value-type="float">
            <text:p>0.2267703534</text:p>
          </table:table-cell>
          <table:table-cell table:style-name="ce1" office:value-type="float" office:value="0.202174835271484" calcext:value-type="float">
            <text:p>0.2021748353</text:p>
          </table:table-cell>
          <table:table-cell table:style-name="ce1" office:value-type="float" office:value="0.189617583927682" calcext:value-type="float">
            <text:p>0.1896175839</text:p>
          </table:table-cell>
          <table:table-cell table:style-name="ce1" office:value-type="float" office:value="0.222154889787673" calcext:value-type="float">
            <text:p>0.2221548898</text:p>
          </table:table-cell>
          <table:table-cell table:style-name="ce1" office:value-type="float" office:value="0.204632685234826" calcext:value-type="float">
            <text:p>0.2046326852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3:.B14])" office:value-type="float" office:value="0.000762628787878788" calcext:value-type="float">
            <text:p>0.0007626288</text:p>
          </table:table-cell>
          <table:table-cell table:style-name="ce1" table:formula="of:=VAR([.C3:.C14])" office:value-type="float" office:value="0.00779738628691983" calcext:value-type="float">
            <text:p>0.0077973863</text:p>
          </table:table-cell>
          <table:table-cell table:style-name="ce1" table:formula="of:=VAR([.D3:.D14])" office:value-type="float" office:value="0.00676698638312676" calcext:value-type="float">
            <text:p>0.0067669864</text:p>
          </table:table-cell>
          <table:table-cell table:style-name="ce1" table:formula="of:=VAR([.E3:.E14])" office:value-type="float" office:value="0.00731591168192631" calcext:value-type="float">
            <text:p>0.0073159117</text:p>
          </table:table-cell>
          <table:table-cell table:style-name="ce1" table:formula="of:=VAR([.F3:.F14])" office:value-type="float" office:value="0.00693262130022251" calcext:value-type="float">
            <text:p>0.0069326213</text:p>
          </table:table-cell>
          <table:table-cell table:style-name="ce1" table:formula="of:=VAR([.G3:.G14])" office:value-type="float" office:value="0.00655460018906737" calcext:value-type="float">
            <text:p>0.0065546002</text:p>
          </table:table-cell>
          <table:table-cell table:style-name="ce1" table:formula="of:=VAR([.H3:.H14])" office:value-type="float" office:value="0.00820501913652514" calcext:value-type="float">
            <text:p>0.008205019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3751713145486" calcext:value-type="float">
            <text:p>0.6037517131</text:p>
          </table:table-cell>
          <table:table-cell office:value-type="float" office:value="0.528454640095967" calcext:value-type="float">
            <text:p>0.5284546401</text:p>
          </table:table-cell>
          <table:table-cell office:value-type="float" office:value="0.546489895401834" calcext:value-type="float">
            <text:p>0.5464898954</text:p>
          </table:table-cell>
          <table:table-cell office:value-type="float" office:value="0.555277916597257" calcext:value-type="float">
            <text:p>0.5552779166</text:p>
          </table:table-cell>
          <table:table-cell office:value-type="float" office:value="0.506439376674415" calcext:value-type="float">
            <text:p>0.5064393767</text:p>
          </table:table-cell>
          <table:table-cell office:value-type="float" office:value="0.540821182884091" calcext:value-type="float">
            <text:p>0.54082118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5447975835799" calcext:value-type="float">
            <text:p>0.5154479758</text:p>
          </table:table-cell>
          <table:table-cell office:value-type="float" office:value="0.46670960395023" calcext:value-type="float">
            <text:p>0.466709604</text:p>
          </table:table-cell>
          <table:table-cell office:value-type="float" office:value="0.476419611336881" calcext:value-type="float">
            <text:p>0.4764196113</text:p>
          </table:table-cell>
          <table:table-cell office:value-type="float" office:value="0.485571250297412" calcext:value-type="float">
            <text:p>0.4855712503</text:p>
          </table:table-cell>
          <table:table-cell office:value-type="float" office:value="0.432825484764543" calcext:value-type="float">
            <text:p>0.4328254848</text:p>
          </table:table-cell>
          <table:table-cell office:value-type="float" office:value="0.475778135140021" calcext:value-type="float">
            <text:p>0.47577813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2250481776069" calcext:value-type="float">
            <text:p>0.5222504818</text:p>
          </table:table-cell>
          <table:table-cell office:value-type="float" office:value="0.439589423478471" calcext:value-type="float">
            <text:p>0.4395894235</text:p>
          </table:table-cell>
          <table:table-cell office:value-type="float" office:value="0.444404941782953" calcext:value-type="float">
            <text:p>0.4444049418</text:p>
          </table:table-cell>
          <table:table-cell office:value-type="float" office:value="0.460857102038371" calcext:value-type="float">
            <text:p>0.460857102</text:p>
          </table:table-cell>
          <table:table-cell office:value-type="float" office:value="0.407225814858856" calcext:value-type="float">
            <text:p>0.4072258149</text:p>
          </table:table-cell>
          <table:table-cell office:value-type="float" office:value="0.447025270338532" calcext:value-type="float">
            <text:p>0.44702527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294541266704172" calcext:value-type="float">
            <text:p>0.2945412667</text:p>
          </table:table-cell>
          <table:table-cell office:value-type="float" office:value="0.283326250177079" calcext:value-type="float">
            <text:p>0.2833262502</text:p>
          </table:table-cell>
          <table:table-cell office:value-type="float" office:value="0.281844957089105" calcext:value-type="float">
            <text:p>0.2818449571</text:p>
          </table:table-cell>
          <table:table-cell office:value-type="float" office:value="0.281195079086116" calcext:value-type="float">
            <text:p>0.2811950791</text:p>
          </table:table-cell>
          <table:table-cell office:value-type="float" office:value="0.279898788598043" calcext:value-type="float">
            <text:p>0.2798987886</text:p>
          </table:table-cell>
          <table:table-cell office:value-type="float" office:value="0.255321539180367" calcext:value-type="float">
            <text:p>0.25532153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7085884558367" calcext:value-type="float">
            <text:p>0.2970858846</text:p>
          </table:table-cell>
          <table:table-cell office:value-type="float" office:value="0.283217119908464" calcext:value-type="float">
            <text:p>0.2832171199</text:p>
          </table:table-cell>
          <table:table-cell office:value-type="float" office:value="0.27620112966262" calcext:value-type="float">
            <text:p>0.2762011297</text:p>
          </table:table-cell>
          <table:table-cell office:value-type="float" office:value="0.28176554289176" calcext:value-type="float">
            <text:p>0.2817655429</text:p>
          </table:table-cell>
          <table:table-cell office:value-type="float" office:value="0.278575587306982" calcext:value-type="float">
            <text:p>0.2785755873</text:p>
          </table:table-cell>
          <table:table-cell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421390651646" calcext:value-type="float">
            <text:p>0.3324213907</text:p>
          </table:table-cell>
          <table:table-cell office:value-type="float" office:value="0.316671152841332" calcext:value-type="float">
            <text:p>0.3166711528</text:p>
          </table:table-cell>
          <table:table-cell office:value-type="float" office:value="0.311628414278814" calcext:value-type="float">
            <text:p>0.3116284143</text:p>
          </table:table-cell>
          <table:table-cell office:value-type="float" office:value="0.314921946595536" calcext:value-type="float">
            <text:p>0.3149219466</text:p>
          </table:table-cell>
          <table:table-cell office:value-type="float" office:value="0.312942030618248" calcext:value-type="float">
            <text:p>0.3129420306</text:p>
          </table:table-cell>
          <table:table-cell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2432843921591" calcext:value-type="float">
            <text:p>0.3524328439</text:p>
          </table:table-cell>
          <table:table-cell office:value-type="float" office:value="0.345417177596242" calcext:value-type="float">
            <text:p>0.3454171776</text:p>
          </table:table-cell>
          <table:table-cell office:value-type="float" office:value="0.347388679297719" calcext:value-type="float">
            <text:p>0.3473886793</text:p>
          </table:table-cell>
          <table:table-cell office:value-type="float" office:value="0.365705592369918" calcext:value-type="float">
            <text:p>0.3657055924</text:p>
          </table:table-cell>
          <table:table-cell office:value-type="float" office:value="0.345532950022114" calcext:value-type="float">
            <text:p>0.34553295</text:p>
          </table:table-cell>
          <table:table-cell office:value-type="float" office:value="0.31168086373001" calcext:value-type="float">
            <text:p>0.31168086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2201966695782" calcext:value-type="float">
            <text:p>0.3522019667</text:p>
          </table:table-cell>
          <table:table-cell office:value-type="float" office:value="0.343987781553999" calcext:value-type="float">
            <text:p>0.3439877816</text:p>
          </table:table-cell>
          <table:table-cell office:value-type="float" office:value="0.342796810618474" calcext:value-type="float">
            <text:p>0.3427968106</text:p>
          </table:table-cell>
          <table:table-cell office:value-type="float" office:value="0.360771184483953" calcext:value-type="float">
            <text:p>0.3607711845</text:p>
          </table:table-cell>
          <table:table-cell office:value-type="float" office:value="0.343335851129575" calcext:value-type="float">
            <text:p>0.3433358511</text:p>
          </table:table-cell>
          <table:table-cell office:value-type="float" office:value="0.307194180513444" calcext:value-type="float">
            <text:p>0.30719418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320156748744185" calcext:value-type="float">
            <text:p>0.3201567487</text:p>
          </table:table-cell>
          <table:table-cell office:value-type="float" office:value="0.299158467231677" calcext:value-type="float">
            <text:p>0.2991584672</text:p>
          </table:table-cell>
          <table:table-cell office:value-type="float" office:value="0.296547592923188" calcext:value-type="float">
            <text:p>0.2965475929</text:p>
          </table:table-cell>
          <table:table-cell office:value-type="float" office:value="0.299296354271109" calcext:value-type="float">
            <text:p>0.2992963543</text:p>
          </table:table-cell>
          <table:table-cell office:value-type="float" office:value="0.29445106959351" calcext:value-type="float">
            <text:p>0.2944510696</text:p>
          </table:table-cell>
          <table:table-cell office:value-type="float" office:value="0.268770241758832" calcext:value-type="float">
            <text:p>0.26877024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96548984557327" calcext:value-type="float">
            <text:p>0.4965489846</text:p>
          </table:table-cell>
          <table:table-cell office:value-type="float" office:value="0.471198020968312" calcext:value-type="float">
            <text:p>0.471198021</text:p>
          </table:table-cell>
          <table:table-cell office:value-type="float" office:value="0.471455713807523" calcext:value-type="float">
            <text:p>0.4714557138</text:p>
          </table:table-cell>
          <table:table-cell office:value-type="float" office:value="0.475267100110262" calcext:value-type="float">
            <text:p>0.4752671001</text:p>
          </table:table-cell>
          <table:table-cell office:value-type="float" office:value="0.462701622231887" calcext:value-type="float">
            <text:p>0.4627016222</text:p>
          </table:table-cell>
          <table:table-cell office:value-type="float" office:value="0.448677970360333" calcext:value-type="float">
            <text:p>0.4486779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4191748694076" calcext:value-type="float">
            <text:p>0.4441917487</text:p>
          </table:table-cell>
          <table:table-cell office:value-type="float" office:value="0.403802201529603" calcext:value-type="float">
            <text:p>0.4038022015</text:p>
          </table:table-cell>
          <table:table-cell office:value-type="float" office:value="0.411048997040447" calcext:value-type="float">
            <text:p>0.411048997</text:p>
          </table:table-cell>
          <table:table-cell office:value-type="float" office:value="0.415734727984767" calcext:value-type="float">
            <text:p>0.415734728</text:p>
          </table:table-cell>
          <table:table-cell office:value-type="float" office:value="0.396290718871364" calcext:value-type="float">
            <text:p>0.3962907189</text:p>
          </table:table-cell>
          <table:table-cell office:value-type="float" office:value="0.389485450770986" calcext:value-type="float">
            <text:p>0.389485450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70581607654752" calcext:value-type="float">
            <text:p>0.6705816077</text:p>
          </table:table-cell>
          <table:table-cell table:style-name="ce1" office:value-type="float" office:value="0.705766757084225" calcext:value-type="float">
            <text:p>0.7057667571</text:p>
          </table:table-cell>
          <table:table-cell table:style-name="ce1" office:value-type="float" office:value="0.689691904726101" calcext:value-type="float">
            <text:p>0.6896919047</text:p>
          </table:table-cell>
          <table:table-cell table:style-name="ce1" office:value-type="float" office:value="0.653272923141696" calcext:value-type="float">
            <text:p>0.6532729231</text:p>
          </table:table-cell>
          <table:table-cell table:style-name="ce1" office:value-type="float" office:value="0.695736260445419" calcext:value-type="float">
            <text:p>0.6957362604</text:p>
          </table:table-cell>
          <table:table-cell table:style-name="ce1" office:value-type="float" office:value="0.69453022728513" calcext:value-type="float">
            <text:p>0.6945302273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23:.B33])" office:value-type="float" office:value="0.0122116181818182" calcext:value-type="float">
            <text:p>0.0122116182</text:p>
          </table:table-cell>
          <table:table-cell table:style-name="ce1" table:formula="of:=VAR([.C23:.C33])" office:value-type="float" office:value="0.0116703922737678" calcext:value-type="float">
            <text:p>0.0116703923</text:p>
          </table:table-cell>
          <table:table-cell table:style-name="ce1" table:formula="of:=VAR([.D23:.D33])" office:value-type="float" office:value="0.00737431330480784" calcext:value-type="float">
            <text:p>0.0073743133</text:p>
          </table:table-cell>
          <table:table-cell table:style-name="ce1" table:formula="of:=VAR([.E23:.E33])" office:value-type="float" office:value="0.00849244514073493" calcext:value-type="float">
            <text:p>0.0084924451</text:p>
          </table:table-cell>
          <table:table-cell table:style-name="ce1" table:formula="of:=VAR([.F23:.F33])" office:value-type="float" office:value="0.00882620713356848" calcext:value-type="float">
            <text:p>0.0088262071</text:p>
          </table:table-cell>
          <table:table-cell table:style-name="ce1" table:formula="of:=VAR([.G23:.G33])" office:value-type="float" office:value="0.00599741200924648" calcext:value-type="float">
            <text:p>0.005997412</text:p>
          </table:table-cell>
          <table:table-cell table:style-name="ce1" table:formula="of:=VAR([.H23:.H33])" office:value-type="float" office:value="0.0105014170999489" calcext:value-type="float">
            <text:p>0.0105014171</text:p>
          </table:table-cell>
        </table:table-row>
        <table:table-row table:style-name="ro1" table:number-rows-repeated="5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326483705198273" calcext:value-type="float">
            <text:p>0.3264837052</text:p>
          </table:table-cell>
          <table:table-cell office:value-type="float" office:value="0.316440675284401" calcext:value-type="float">
            <text:p>0.3164406753</text:p>
          </table:table-cell>
          <table:table-cell office:value-type="float" office:value="0.316418647183716" calcext:value-type="float">
            <text:p>0.3164186472</text:p>
          </table:table-cell>
          <table:table-cell office:value-type="float" office:value="0.317098925351742" calcext:value-type="float">
            <text:p>0.3170989254</text:p>
          </table:table-cell>
          <table:table-cell office:value-type="float" office:value="0.313093899991546" calcext:value-type="float">
            <text:p>0.3130939</text:p>
          </table:table-cell>
          <table:table-cell office:value-type="float" office:value="0.274506574432458" calcext:value-type="float">
            <text:p>0.27450657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61098171759956" calcext:value-type="float">
            <text:p>0.3610981718</text:p>
          </table:table-cell>
          <table:table-cell office:value-type="float" office:value="0.347875697055928" calcext:value-type="float">
            <text:p>0.3478756971</text:p>
          </table:table-cell>
          <table:table-cell office:value-type="float" office:value="0.350164577351355" calcext:value-type="float">
            <text:p>0.3501645774</text:p>
          </table:table-cell>
          <table:table-cell office:value-type="float" office:value="0.351621149308889" calcext:value-type="float">
            <text:p>0.3516211493</text:p>
          </table:table-cell>
          <table:table-cell office:value-type="float" office:value="0.345691815746262" calcext:value-type="float">
            <text:p>0.3456918157</text:p>
          </table:table-cell>
          <table:table-cell office:value-type="float" office:value="0.320122927204046" calcext:value-type="float">
            <text:p>0.3201229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248991724326" calcext:value-type="float">
            <text:p>0.3324899172</text:p>
          </table:table-cell>
          <table:table-cell office:value-type="float" office:value="0.328141048148136" calcext:value-type="float">
            <text:p>0.3281410481</text:p>
          </table:table-cell>
          <table:table-cell office:value-type="float" office:value="0.327783951042189" calcext:value-type="float">
            <text:p>0.327783951</text:p>
          </table:table-cell>
          <table:table-cell office:value-type="float" office:value="0.329084847946346" calcext:value-type="float">
            <text:p>0.3290848479</text:p>
          </table:table-cell>
          <table:table-cell office:value-type="float" office:value="0.325796572620056" calcext:value-type="float">
            <text:p>0.3257965726</text:p>
          </table:table-cell>
          <table:table-cell office:value-type="float" office:value="0.2830015140581" calcext:value-type="float">
            <text:p>0.2830015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28501082411067" calcext:value-type="float">
            <text:p>0.3285010824</text:p>
          </table:table-cell>
          <table:table-cell office:value-type="float" office:value="0.309592730762682" calcext:value-type="float">
            <text:p>0.3095927308</text:p>
          </table:table-cell>
          <table:table-cell office:value-type="float" office:value="0.30966079756235" calcext:value-type="float">
            <text:p>0.3096607976</text:p>
          </table:table-cell>
          <table:table-cell office:value-type="float" office:value="0.313385313510668" calcext:value-type="float">
            <text:p>0.3133853135</text:p>
          </table:table-cell>
          <table:table-cell office:value-type="float" office:value="0.306614910069847" calcext:value-type="float">
            <text:p>0.3066149101</text:p>
          </table:table-cell>
          <table:table-cell office:value-type="float" office:value="0.273318136844925" calcext:value-type="float">
            <text:p>0.27331813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36167411715348" calcext:value-type="float">
            <text:p>0.3616741172</text:p>
          </table:table-cell>
          <table:table-cell office:value-type="float" office:value="0.352056892393811" calcext:value-type="float">
            <text:p>0.3520568924</text:p>
          </table:table-cell>
          <table:table-cell office:value-type="float" office:value="0.352165996964329" calcext:value-type="float">
            <text:p>0.352165997</text:p>
          </table:table-cell>
          <table:table-cell office:value-type="float" office:value="0.353086149489614" calcext:value-type="float">
            <text:p>0.3530861495</text:p>
          </table:table-cell>
          <table:table-cell office:value-type="float" office:value="0.349804459307247" calcext:value-type="float">
            <text:p>0.3498044593</text:p>
          </table:table-cell>
          <table:table-cell office:value-type="float" office:value="0.317497610830478" calcext:value-type="float">
            <text:p>0.31749761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5964497123305" calcext:value-type="float">
            <text:p>0.3459644971</text:p>
          </table:table-cell>
          <table:table-cell office:value-type="float" office:value="0.332466703459648" calcext:value-type="float">
            <text:p>0.3324667035</text:p>
          </table:table-cell>
          <table:table-cell office:value-type="float" office:value="0.335672973961847" calcext:value-type="float">
            <text:p>0.335672974</text:p>
          </table:table-cell>
          <table:table-cell office:value-type="float" office:value="0.339170456896522" calcext:value-type="float">
            <text:p>0.3391704569</text:p>
          </table:table-cell>
          <table:table-cell office:value-type="float" office:value="0.328915991566594" calcext:value-type="float">
            <text:p>0.3289159916</text:p>
          </table:table-cell>
          <table:table-cell office:value-type="float" office:value="0.29825995144328" calcext:value-type="float">
            <text:p>0.29825995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333592423448879" calcext:value-type="float">
            <text:p>0.3335924234</text:p>
          </table:table-cell>
          <table:table-cell office:value-type="float" office:value="0.32335774684322" calcext:value-type="float">
            <text:p>0.3233577468</text:p>
          </table:table-cell>
          <table:table-cell office:value-type="float" office:value="0.322969250097698" calcext:value-type="float">
            <text:p>0.3229692501</text:p>
          </table:table-cell>
          <table:table-cell office:value-type="float" office:value="0.32321351808218" calcext:value-type="float">
            <text:p>0.3232135181</text:p>
          </table:table-cell>
          <table:table-cell office:value-type="float" office:value="0.320225438708851" calcext:value-type="float">
            <text:p>0.3202254387</text:p>
          </table:table-cell>
          <table:table-cell office:value-type="float" office:value="0.281736964734984" calcext:value-type="float">
            <text:p>0.28173696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33246449279217" calcext:value-type="float">
            <text:p>0.3324644928</text:p>
          </table:table-cell>
          <table:table-cell office:value-type="float" office:value="0.322514061613086" calcext:value-type="float">
            <text:p>0.3225140616</text:p>
          </table:table-cell>
          <table:table-cell office:value-type="float" office:value="0.322634764541149" calcext:value-type="float">
            <text:p>0.3226347645</text:p>
          </table:table-cell>
          <table:table-cell office:value-type="float" office:value="0.323836294276517" calcext:value-type="float">
            <text:p>0.3238362943</text:p>
          </table:table-cell>
          <table:table-cell office:value-type="float" office:value="0.319925265457989" calcext:value-type="float">
            <text:p>0.3199252655</text:p>
          </table:table-cell>
          <table:table-cell office:value-type="float" office:value="0.280962803334467" calcext:value-type="float">
            <text:p>0.280962803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83685054011167" calcext:value-type="float">
            <text:p>0.683685054</text:p>
          </table:table-cell>
          <table:table-cell table:style-name="ce1" office:value-type="float" office:value="0.477169025418182" calcext:value-type="float">
            <text:p>0.4771690254</text:p>
          </table:table-cell>
          <table:table-cell table:style-name="ce1" office:value-type="float" office:value="0.523577918874699" calcext:value-type="float">
            <text:p>0.5235779189</text:p>
          </table:table-cell>
          <table:table-cell table:style-name="ce1" office:value-type="float" office:value="0.560448142825633" calcext:value-type="float">
            <text:p>0.5604481428</text:p>
          </table:table-cell>
          <table:table-cell table:style-name="ce1" office:value-type="float" office:value="0.470773995372071" calcext:value-type="float">
            <text:p>0.4707739954</text:p>
          </table:table-cell>
          <table:table-cell table:style-name="ce1" office:value-type="float" office:value="0.669445879934677" calcext:value-type="float">
            <text:p>0.6694458799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43:.B50])" office:value-type="float" office:value="0.000866839285714286" calcext:value-type="float">
            <text:p>0.0008668393</text:p>
          </table:table-cell>
          <table:table-cell table:style-name="ce1" table:formula="of:=VAR([.C43:.C50])" office:value-type="float" office:value="0.000202712829014389" calcext:value-type="float">
            <text:p>0.0002027128</text:p>
          </table:table-cell>
          <table:table-cell table:style-name="ce1" table:formula="of:=VAR([.D43:.D50])" office:value-type="float" office:value="0.000215560628057688" calcext:value-type="float">
            <text:p>0.0002155606</text:p>
          </table:table-cell>
          <table:table-cell table:style-name="ce1" table:formula="of:=VAR([.E43:.E50])" office:value-type="float" office:value="0.000233721434167936" calcext:value-type="float">
            <text:p>0.0002337214</text:p>
          </table:table-cell>
          <table:table-cell table:style-name="ce1" table:formula="of:=VAR([.F43:.F50])" office:value-type="float" office:value="0.00022830569250556" calcext:value-type="float">
            <text:p>0.0002283057</text:p>
          </table:table-cell>
          <table:table-cell table:style-name="ce1" table:formula="of:=VAR([.G43:.G50])" office:value-type="float" office:value="0.000225003800848738" calcext:value-type="float">
            <text:p>0.0002250038</text:p>
          </table:table-cell>
          <table:table-cell table:style-name="ce1" table:formula="of:=VAR([.H43:.H50])" office:value-type="float" office:value="0.000348276311075016" calcext:value-type="float">
            <text:p>0.0003482763</text:p>
          </table:table-cell>
        </table:table-row>
        <table:table-row table:style-name="ro1" table:number-rows-repeated="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632807259564882" calcext:value-type="float">
            <text:p>0.6328072596</text:p>
          </table:table-cell>
          <table:table-cell office:value-type="float" office:value="0.570870749153684" calcext:value-type="float">
            <text:p>0.5708707492</text:p>
          </table:table-cell>
          <table:table-cell office:value-type="float" office:value="0.587654553147478" calcext:value-type="float">
            <text:p>0.5876545531</text:p>
          </table:table-cell>
          <table:table-cell office:value-type="float" office:value="0.582648721086057" calcext:value-type="float">
            <text:p>0.5826487211</text:p>
          </table:table-cell>
          <table:table-cell office:value-type="float" office:value="0.566036667855344" calcext:value-type="float">
            <text:p>0.5660366679</text:p>
          </table:table-cell>
          <table:table-cell office:value-type="float" office:value="0.578881254088349" calcext:value-type="float">
            <text:p>0.57888125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634759426177479" calcext:value-type="float">
            <text:p>0.6347594262</text:p>
          </table:table-cell>
          <table:table-cell office:value-type="float" office:value="0.57920313233054" calcext:value-type="float">
            <text:p>0.5792031323</text:p>
          </table:table-cell>
          <table:table-cell office:value-type="float" office:value="0.594894614419056" calcext:value-type="float">
            <text:p>0.5948946144</text:p>
          </table:table-cell>
          <table:table-cell office:value-type="float" office:value="0.588595375994726" calcext:value-type="float">
            <text:p>0.588595376</text:p>
          </table:table-cell>
          <table:table-cell office:value-type="float" office:value="0.57424071022091" calcext:value-type="float">
            <text:p>0.5742407102</text:p>
          </table:table-cell>
          <table:table-cell office:value-type="float" office:value="0.586283315549406" calcext:value-type="float">
            <text:p>0.58628331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689298638635189" calcext:value-type="float">
            <text:p>0.6892986386</text:p>
          </table:table-cell>
          <table:table-cell office:value-type="float" office:value="0.6267941983929" calcext:value-type="float">
            <text:p>0.6267941984</text:p>
          </table:table-cell>
          <table:table-cell office:value-type="float" office:value="0.642731351149846" calcext:value-type="float">
            <text:p>0.6427313511</text:p>
          </table:table-cell>
          <table:table-cell office:value-type="float" office:value="0.641807329439702" calcext:value-type="float">
            <text:p>0.6418073294</text:p>
          </table:table-cell>
          <table:table-cell office:value-type="float" office:value="0.622750314488909" calcext:value-type="float">
            <text:p>0.6227503145</text:p>
          </table:table-cell>
          <table:table-cell office:value-type="float" office:value="0.635380529399057" calcext:value-type="float">
            <text:p>0.63538052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636967017847816" calcext:value-type="float">
            <text:p>0.6369670178</text:p>
          </table:table-cell>
          <table:table-cell office:value-type="float" office:value="0.532918367564456" calcext:value-type="float">
            <text:p>0.5329183676</text:p>
          </table:table-cell>
          <table:table-cell office:value-type="float" office:value="0.575758273646392" calcext:value-type="float">
            <text:p>0.5757582736</text:p>
          </table:table-cell>
          <table:table-cell office:value-type="float" office:value="0.58551780266879" calcext:value-type="float">
            <text:p>0.5855178027</text:p>
          </table:table-cell>
          <table:table-cell office:value-type="float" office:value="0.515652635758448" calcext:value-type="float">
            <text:p>0.5156526358</text:p>
          </table:table-cell>
          <table:table-cell office:value-type="float" office:value="0.581611762516285" calcext:value-type="float">
            <text:p>0.58161176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685119210742669" calcext:value-type="float">
            <text:p>0.6851192107</text:p>
          </table:table-cell>
          <table:table-cell office:value-type="float" office:value="0.636845323007948" calcext:value-type="float">
            <text:p>0.636845323</text:p>
          </table:table-cell>
          <table:table-cell office:value-type="float" office:value="0.648617795477837" calcext:value-type="float">
            <text:p>0.6486177955</text:p>
          </table:table-cell>
          <table:table-cell office:value-type="float" office:value="0.646082478889255" calcext:value-type="float">
            <text:p>0.6460824789</text:p>
          </table:table-cell>
          <table:table-cell office:value-type="float" office:value="0.633617193836172" calcext:value-type="float">
            <text:p>0.6336171938</text:p>
          </table:table-cell>
          <table:table-cell office:value-type="float" office:value="0.639243136126826" calcext:value-type="float">
            <text:p>0.639243136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57587652779017" calcext:value-type="float">
            <text:p>0.5575876528</text:p>
          </table:table-cell>
          <table:table-cell office:value-type="float" office:value="0.496302546032061" calcext:value-type="float">
            <text:p>0.496302546</text:p>
          </table:table-cell>
          <table:table-cell office:value-type="float" office:value="0.514419169315925" calcext:value-type="float">
            <text:p>0.5144191693</text:p>
          </table:table-cell>
          <table:table-cell office:value-type="float" office:value="0.506577914216096" calcext:value-type="float">
            <text:p>0.5065779142</text:p>
          </table:table-cell>
          <table:table-cell office:value-type="float" office:value="0.490903557087175" calcext:value-type="float">
            <text:p>0.4909035571</text:p>
          </table:table-cell>
          <table:table-cell office:value-type="float" office:value="0.504098319336203" calcext:value-type="float">
            <text:p>0.504098319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720715526374585" calcext:value-type="float">
            <text:p>0.7207155264</text:p>
          </table:table-cell>
          <table:table-cell office:value-type="float" office:value="0.685697045331432" calcext:value-type="float">
            <text:p>0.6856970453</text:p>
          </table:table-cell>
          <table:table-cell office:value-type="float" office:value="0.69406849067866" calcext:value-type="float">
            <text:p>0.6940684907</text:p>
          </table:table-cell>
          <table:table-cell office:value-type="float" office:value="0.694107031304227" calcext:value-type="float">
            <text:p>0.6941070313</text:p>
          </table:table-cell>
          <table:table-cell office:value-type="float" office:value="0.684767350292738" calcext:value-type="float">
            <text:p>0.6847673503</text:p>
          </table:table-cell>
          <table:table-cell office:value-type="float" office:value="0.686304115079474" calcext:value-type="float">
            <text:p>0.6863041151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74241178241815" calcext:value-type="float">
            <text:p>0.7424117824</text:p>
          </table:table-cell>
          <table:table-cell table:style-name="ce1" office:value-type="float" office:value="0.814130831167417" calcext:value-type="float">
            <text:p>0.8141308312</text:p>
          </table:table-cell>
          <table:table-cell table:style-name="ce1" office:value-type="float" office:value="0.794605486058225" calcext:value-type="float">
            <text:p>0.7946054861</text:p>
          </table:table-cell>
          <table:table-cell table:style-name="ce1" office:value-type="float" office:value="0.780194986336495" calcext:value-type="float">
            <text:p>0.7801949863</text:p>
          </table:table-cell>
          <table:table-cell table:style-name="ce1" office:value-type="float" office:value="0.815876358326388" calcext:value-type="float">
            <text:p>0.8158763583</text:p>
          </table:table-cell>
          <table:table-cell table:style-name="ce1" office:value-type="float" office:value="0.77326518261726" calcext:value-type="float">
            <text:p>0.7732651826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63:.B69])" office:value-type="float" office:value="0.0303058095238095" calcext:value-type="float">
            <text:p>0.0303058095</text:p>
          </table:table-cell>
          <table:table-cell table:style-name="ce1" table:formula="of:=VAR([.C63:.C69])" office:value-type="float" office:value="0.00283477914249319" calcext:value-type="float">
            <text:p>0.0028347791</text:p>
          </table:table-cell>
          <table:table-cell table:style-name="ce1" table:formula="of:=VAR([.D63:.D69])" office:value-type="float" office:value="0.00420433007391185" calcext:value-type="float">
            <text:p>0.0042043301</text:p>
          </table:table-cell>
          <table:table-cell table:style-name="ce1" table:formula="of:=VAR([.E63:.E69])" office:value-type="float" office:value="0.00344096490835256" calcext:value-type="float">
            <text:p>0.0034409649</text:p>
          </table:table-cell>
          <table:table-cell table:style-name="ce1" table:formula="of:=VAR([.F63:.F69])" office:value-type="float" office:value="0.00363375052804224" calcext:value-type="float">
            <text:p>0.0036337505</text:p>
          </table:table-cell>
          <table:table-cell table:style-name="ce1" table:formula="of:=VAR([.G63:.G69])" office:value-type="float" office:value="0.00464562441005332" calcext:value-type="float">
            <text:p>0.0046456244</text:p>
          </table:table-cell>
          <table:table-cell table:style-name="ce1" table:formula="of:=VAR([.H63:.H69])" office:value-type="float" office:value="0.00339828578955344" calcext:value-type="float">
            <text:p>0.0033982858</text:p>
          </table:table-cell>
        </table:table-row>
        <table:table-row table:style-name="ro1" table:number-rows-repeated="9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677424162365023" calcext:value-type="float">
            <text:p>0.6774241624</text:p>
          </table:table-cell>
          <table:table-cell office:value-type="float" office:value="0.656887796995395" calcext:value-type="float">
            <text:p>0.656887797</text:p>
          </table:table-cell>
          <table:table-cell office:value-type="float" office:value="0.660637250692017" calcext:value-type="float">
            <text:p>0.6606372507</text:p>
          </table:table-cell>
          <table:table-cell office:value-type="float" office:value="0.662277971310118" calcext:value-type="float">
            <text:p>0.6622779713</text:p>
          </table:table-cell>
          <table:table-cell office:value-type="float" office:value="0.656103401896139" calcext:value-type="float">
            <text:p>0.6561034019</text:p>
          </table:table-cell>
          <table:table-cell office:value-type="float" office:value="0.639100146993034" calcext:value-type="float">
            <text:p>0.639100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82048513362385" calcext:value-type="float">
            <text:p>0.4820485134</text:p>
          </table:table-cell>
          <table:table-cell office:value-type="float" office:value="0.461090848729925" calcext:value-type="float">
            <text:p>0.4610908487</text:p>
          </table:table-cell>
          <table:table-cell office:value-type="float" office:value="0.467204574867197" calcext:value-type="float">
            <text:p>0.4672045749</text:p>
          </table:table-cell>
          <table:table-cell office:value-type="float" office:value="0.470123642517982" calcext:value-type="float">
            <text:p>0.4701236425</text:p>
          </table:table-cell>
          <table:table-cell office:value-type="float" office:value="0.460042968013213" calcext:value-type="float">
            <text:p>0.460042968</text:p>
          </table:table-cell>
          <table:table-cell office:value-type="float" office:value="0.435356143092857" calcext:value-type="float">
            <text:p>0.43535614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3401863938031" calcext:value-type="float">
            <text:p>0.3934018639</text:p>
          </table:table-cell>
          <table:table-cell office:value-type="float" office:value="0.376343074346574" calcext:value-type="float">
            <text:p>0.3763430743</text:p>
          </table:table-cell>
          <table:table-cell office:value-type="float" office:value="0.382090647185138" calcext:value-type="float">
            <text:p>0.3820906472</text:p>
          </table:table-cell>
          <table:table-cell office:value-type="float" office:value="0.385736989091358" calcext:value-type="float">
            <text:p>0.3857369891</text:p>
          </table:table-cell>
          <table:table-cell office:value-type="float" office:value="0.375052976232893" calcext:value-type="float">
            <text:p>0.3750529762</text:p>
          </table:table-cell>
          <table:table-cell office:value-type="float" office:value="0.351343184996241" calcext:value-type="float">
            <text:p>0.3513431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329727216673646" calcext:value-type="float">
            <text:p>0.3297272167</text:p>
          </table:table-cell>
          <table:table-cell office:value-type="float" office:value="0.306973517394654" calcext:value-type="float">
            <text:p>0.3069735174</text:p>
          </table:table-cell>
          <table:table-cell office:value-type="float" office:value="0.313762895655011" calcext:value-type="float">
            <text:p>0.3137628957</text:p>
          </table:table-cell>
          <table:table-cell office:value-type="float" office:value="0.319757495915098" calcext:value-type="float">
            <text:p>0.3197574959</text:p>
          </table:table-cell>
          <table:table-cell office:value-type="float" office:value="0.304705258603353" calcext:value-type="float">
            <text:p>0.3047052586</text:p>
          </table:table-cell>
          <table:table-cell office:value-type="float" office:value="0.285590257945121" calcext:value-type="float">
            <text:p>0.28559025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8408990345587" calcext:value-type="float">
            <text:p>0.3484089903</text:p>
          </table:table-cell>
          <table:table-cell office:value-type="float" office:value="0.320930441536101" calcext:value-type="float">
            <text:p>0.3209304415</text:p>
          </table:table-cell>
          <table:table-cell office:value-type="float" office:value="0.32728189116568" calcext:value-type="float">
            <text:p>0.3272818912</text:p>
          </table:table-cell>
          <table:table-cell office:value-type="float" office:value="0.332411445590895" calcext:value-type="float">
            <text:p>0.3324114456</text:p>
          </table:table-cell>
          <table:table-cell office:value-type="float" office:value="0.31888161838799" calcext:value-type="float">
            <text:p>0.3188816184</text:p>
          </table:table-cell>
          <table:table-cell office:value-type="float" office:value="0.29953392521237" calcext:value-type="float">
            <text:p>0.2995339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459455361614342" calcext:value-type="float">
            <text:p>0.4594553616</text:p>
          </table:table-cell>
          <table:table-cell office:value-type="float" office:value="0.42365341761212" calcext:value-type="float">
            <text:p>0.4236534176</text:p>
          </table:table-cell>
          <table:table-cell office:value-type="float" office:value="0.432589567669986" calcext:value-type="float">
            <text:p>0.4325895677</text:p>
          </table:table-cell>
          <table:table-cell office:value-type="float" office:value="0.441288739635231" calcext:value-type="float">
            <text:p>0.4412887396</text:p>
          </table:table-cell>
          <table:table-cell office:value-type="float" office:value="0.420183956536172" calcext:value-type="float">
            <text:p>0.4201839565</text:p>
          </table:table-cell>
          <table:table-cell office:value-type="float" office:value="0.405885337392187" calcext:value-type="float">
            <text:p>0.40588533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522356874216465" calcext:value-type="float">
            <text:p>0.5223568742</text:p>
          </table:table-cell>
          <table:table-cell office:value-type="float" office:value="0.494437577255871" calcext:value-type="float">
            <text:p>0.4944375773</text:p>
          </table:table-cell>
          <table:table-cell office:value-type="float" office:value="0.501655463027992" calcext:value-type="float">
            <text:p>0.501655463</text:p>
          </table:table-cell>
          <table:table-cell office:value-type="float" office:value="0.508403916743775" calcext:value-type="float">
            <text:p>0.5084039167</text:p>
          </table:table-cell>
          <table:table-cell office:value-type="float" office:value="0.492210764649423" calcext:value-type="float">
            <text:p>0.4922107646</text:p>
          </table:table-cell>
          <table:table-cell office:value-type="float" office:value="0.47367997233709" calcext:value-type="float">
            <text:p>0.47367997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1797573297638" calcext:value-type="float">
            <text:p>0.4317975733</text:p>
          </table:table-cell>
          <table:table-cell office:value-type="float" office:value="0.408667009946955" calcext:value-type="float">
            <text:p>0.4086670099</text:p>
          </table:table-cell>
          <table:table-cell office:value-type="float" office:value="0.414640113113823" calcext:value-type="float">
            <text:p>0.4146401131</text:p>
          </table:table-cell>
          <table:table-cell office:value-type="float" office:value="0.420792183364402" calcext:value-type="float">
            <text:p>0.4207921834</text:p>
          </table:table-cell>
          <table:table-cell office:value-type="float" office:value="0.406215090890627" calcext:value-type="float">
            <text:p>0.4062150909</text:p>
          </table:table-cell>
          <table:table-cell office:value-type="float" office:value="0.385276281621551" calcext:value-type="float">
            <text:p>0.38527628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15203075824386" calcext:value-type="float">
            <text:p>0.4152030758</text:p>
          </table:table-cell>
          <table:table-cell office:value-type="float" office:value="0.389985180563139" calcext:value-type="float">
            <text:p>0.3899851806</text:p>
          </table:table-cell>
          <table:table-cell office:value-type="float" office:value="0.396413252887871" calcext:value-type="float">
            <text:p>0.3964132529</text:p>
          </table:table-cell>
          <table:table-cell office:value-type="float" office:value="0.40224937852471" calcext:value-type="float">
            <text:p>0.4022493785</text:p>
          </table:table-cell>
          <table:table-cell office:value-type="float" office:value="0.388358563694688" calcext:value-type="float">
            <text:p>0.3883585637</text:p>
          </table:table-cell>
          <table:table-cell office:value-type="float" office:value="0.368001530886368" calcext:value-type="float">
            <text:p>0.36800153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416760437765164" calcext:value-type="float">
            <text:p>0.4167604378</text:p>
          </table:table-cell>
          <table:table-cell office:value-type="float" office:value="0.38694149831487" calcext:value-type="float">
            <text:p>0.3869414983</text:p>
          </table:table-cell>
          <table:table-cell office:value-type="float" office:value="0.394980586704163" calcext:value-type="float">
            <text:p>0.3949805867</text:p>
          </table:table-cell>
          <table:table-cell office:value-type="float" office:value="0.402010050251256" calcext:value-type="float">
            <text:p>0.4020100503</text:p>
          </table:table-cell>
          <table:table-cell office:value-type="float" office:value="0.384877397305088" calcext:value-type="float">
            <text:p>0.3848773973</text:p>
          </table:table-cell>
          <table:table-cell office:value-type="float" office:value="0.367672741845938" calcext:value-type="float">
            <text:p>0.36767274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283450729177001" calcext:value-type="float">
            <text:p>0.2834507292</text:p>
          </table:table-cell>
          <table:table-cell office:value-type="float" office:value="0.258224448690802" calcext:value-type="float">
            <text:p>0.2582244487</text:p>
          </table:table-cell>
          <table:table-cell office:value-type="float" office:value="0.264100315863978" calcext:value-type="float">
            <text:p>0.2641003159</text:p>
          </table:table-cell>
          <table:table-cell office:value-type="float" office:value="0.269484395506078" calcext:value-type="float">
            <text:p>0.2694843955</text:p>
          </table:table-cell>
          <table:table-cell office:value-type="float" office:value="0.255992135921584" calcext:value-type="float">
            <text:p>0.2559921359</text:p>
          </table:table-cell>
          <table:table-cell office:value-type="float" office:value="0.241013800450214" calcext:value-type="float">
            <text:p>0.24101380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231225634598754" calcext:value-type="float">
            <text:p>0.2312256346</text:p>
          </table:table-cell>
          <table:table-cell office:value-type="float" office:value="0.212868315402726" calcext:value-type="float">
            <text:p>0.2128683154</text:p>
          </table:table-cell>
          <table:table-cell office:value-type="float" office:value="0.216850121869768" calcext:value-type="float">
            <text:p>0.2168501219</text:p>
          </table:table-cell>
          <table:table-cell office:value-type="float" office:value="0.219677381797093" calcext:value-type="float">
            <text:p>0.2196773818</text:p>
          </table:table-cell>
          <table:table-cell office:value-type="float" office:value="0.211239192474815" calcext:value-type="float">
            <text:p>0.2112391925</text:p>
          </table:table-cell>
          <table:table-cell office:value-type="float" office:value="0.195475141426265" calcext:value-type="float">
            <text:p>0.19547514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33698916338125" calcext:value-type="float">
            <text:p>0.2336989163</text:p>
          </table:table-cell>
          <table:table-cell office:value-type="float" office:value="0.204958772542903" calcext:value-type="float">
            <text:p>0.2049587725</text:p>
          </table:table-cell>
          <table:table-cell office:value-type="float" office:value="0.211504580131683" calcext:value-type="float">
            <text:p>0.2115045801</text:p>
          </table:table-cell>
          <table:table-cell office:value-type="float" office:value="0.217110005297484" calcext:value-type="float">
            <text:p>0.2171100053</text:p>
          </table:table-cell>
          <table:table-cell office:value-type="float" office:value="0.202161510874268" calcext:value-type="float">
            <text:p>0.2021615109</text:p>
          </table:table-cell>
          <table:table-cell office:value-type="float" office:value="0.191691698407617" calcext:value-type="float">
            <text:p>0.19169169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265006664917623" calcext:value-type="float">
            <text:p>0.2650066649</text:p>
          </table:table-cell>
          <table:table-cell office:value-type="float" office:value="0.235552948769589" calcext:value-type="float">
            <text:p>0.2355529488</text:p>
          </table:table-cell>
          <table:table-cell office:value-type="float" office:value="0.242470091314236" calcext:value-type="float">
            <text:p>0.2424700913</text:p>
          </table:table-cell>
          <table:table-cell office:value-type="float" office:value="0.248531180721933" calcext:value-type="float">
            <text:p>0.2485311807</text:p>
          </table:table-cell>
          <table:table-cell office:value-type="float" office:value="0.232557057874149" calcext:value-type="float">
            <text:p>0.2325570579</text:p>
          </table:table-cell>
          <table:table-cell office:value-type="float" office:value="0.220058799711283" calcext:value-type="float">
            <text:p>0.22005879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04047480054485" calcext:value-type="float">
            <text:p>0.3040474801</text:p>
          </table:table-cell>
          <table:table-cell office:value-type="float" office:value="0.284542782430052" calcext:value-type="float">
            <text:p>0.2845427824</text:p>
          </table:table-cell>
          <table:table-cell office:value-type="float" office:value="0.291323511846671" calcext:value-type="float">
            <text:p>0.2913235118</text:p>
          </table:table-cell>
          <table:table-cell office:value-type="float" office:value="0.295727623030084" calcext:value-type="float">
            <text:p>0.295727623</text:p>
          </table:table-cell>
          <table:table-cell office:value-type="float" office:value="0.283331869452008" calcext:value-type="float">
            <text:p>0.2833318695</text:p>
          </table:table-cell>
          <table:table-cell office:value-type="float" office:value="0.26389471656388" calcext:value-type="float">
            <text:p>0.26389471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71861949969693" calcext:value-type="float">
            <text:p>0.37186195</text:p>
          </table:table-cell>
          <table:table-cell office:value-type="float" office:value="0.340034275454966" calcext:value-type="float">
            <text:p>0.3400342755</text:p>
          </table:table-cell>
          <table:table-cell office:value-type="float" office:value="0.3487358326068" calcext:value-type="float">
            <text:p>0.3487358326</text:p>
          </table:table-cell>
          <table:table-cell office:value-type="float" office:value="0.354760891159359" calcext:value-type="float">
            <text:p>0.3547608912</text:p>
          </table:table-cell>
          <table:table-cell office:value-type="float" office:value="0.335947001001122" calcext:value-type="float">
            <text:p>0.335947001</text:p>
          </table:table-cell>
          <table:table-cell office:value-type="float" office:value="0.319166592194462" calcext:value-type="float">
            <text:p>0.31916659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80910266953289" calcext:value-type="float">
            <text:p>0.480910267</text:p>
          </table:table-cell>
          <table:table-cell office:value-type="float" office:value="0.457126139386902" calcext:value-type="float">
            <text:p>0.4571261394</text:p>
          </table:table-cell>
          <table:table-cell office:value-type="float" office:value="0.463123769827486" calcext:value-type="float">
            <text:p>0.4631237698</text:p>
          </table:table-cell>
          <table:table-cell office:value-type="float" office:value="0.466683467271488" calcext:value-type="float">
            <text:p>0.4666834673</text:p>
          </table:table-cell>
          <table:table-cell office:value-type="float" office:value="0.455408660961914" calcext:value-type="float">
            <text:p>0.455408661</text:p>
          </table:table-cell>
          <table:table-cell office:value-type="float" office:value="0.429302469347804" calcext:value-type="float">
            <text:p>0.42930246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577680727415572" calcext:value-type="float">
            <text:p>0.5776807274</text:p>
          </table:table-cell>
          <table:table-cell office:value-type="float" office:value="0.566043075878074" calcext:value-type="float">
            <text:p>0.5660430759</text:p>
          </table:table-cell>
          <table:table-cell office:value-type="float" office:value="0.569703184640802" calcext:value-type="float">
            <text:p>0.5697031846</text:p>
          </table:table-cell>
          <table:table-cell office:value-type="float" office:value="0.570063676112622" calcext:value-type="float">
            <text:p>0.5700636761</text:p>
          </table:table-cell>
          <table:table-cell office:value-type="float" office:value="0.56568124992929" calcext:value-type="float">
            <text:p>0.5656812499</text:p>
          </table:table-cell>
          <table:table-cell office:value-type="float" office:value="0.533797381190048" calcext:value-type="float">
            <text:p>0.53379738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63205931244588" calcext:value-type="float">
            <text:p>0.6320593124</text:p>
          </table:table-cell>
          <table:table-cell office:value-type="float" office:value="0.646095001809066" calcext:value-type="float">
            <text:p>0.6460950018</text:p>
          </table:table-cell>
          <table:table-cell office:value-type="float" office:value="0.642401038120078" calcext:value-type="float">
            <text:p>0.6424010381</text:p>
          </table:table-cell>
          <table:table-cell office:value-type="float" office:value="0.640139294310442" calcext:value-type="float">
            <text:p>0.6401392943</text:p>
          </table:table-cell>
          <table:table-cell office:value-type="float" office:value="0.644687133334193" calcext:value-type="float">
            <text:p>0.6446871333</text:p>
          </table:table-cell>
          <table:table-cell office:value-type="float" office:value="0.608865075499269" calcext:value-type="float">
            <text:p>0.60886507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592655809212242" calcext:value-type="float">
            <text:p>0.5926558092</text:p>
          </table:table-cell>
          <table:table-cell office:value-type="float" office:value="0.616515209430217" calcext:value-type="float">
            <text:p>0.6165152094</text:p>
          </table:table-cell>
          <table:table-cell office:value-type="float" office:value="0.612842732298038" calcext:value-type="float">
            <text:p>0.6128427323</text:p>
          </table:table-cell>
          <table:table-cell office:value-type="float" office:value="0.612013831512592" calcext:value-type="float">
            <text:p>0.6120138315</text:p>
          </table:table-cell>
          <table:table-cell office:value-type="float" office:value="0.61462437231486" calcext:value-type="float">
            <text:p>0.6146243723</text:p>
          </table:table-cell>
          <table:table-cell office:value-type="float" office:value="0.577420546932742" calcext:value-type="float">
            <text:p>0.577420546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661498161035112" calcext:value-type="float">
            <text:p>0.661498161</text:p>
          </table:table-cell>
          <table:table-cell office:value-type="float" office:value="0.670403046311442" calcext:value-type="float">
            <text:p>0.6704030463</text:p>
          </table:table-cell>
          <table:table-cell office:value-type="float" office:value="0.668587742112336" calcext:value-type="float">
            <text:p>0.6685877421</text:p>
          </table:table-cell>
          <table:table-cell office:value-type="float" office:value="0.666688889629654" calcext:value-type="float">
            <text:p>0.6666888896</text:p>
          </table:table-cell>
          <table:table-cell office:value-type="float" office:value="0.67106887850969" calcext:value-type="float">
            <text:p>0.6710688785</text:p>
          </table:table-cell>
          <table:table-cell office:value-type="float" office:value="0.634715108123719" calcext:value-type="float">
            <text:p>0.63471510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605671508000921" calcext:value-type="float">
            <text:p>0.605671508</text:p>
          </table:table-cell>
          <table:table-cell office:value-type="float" office:value="0.603110845742339" calcext:value-type="float">
            <text:p>0.6031108457</text:p>
          </table:table-cell>
          <table:table-cell office:value-type="float" office:value="0.606877131655925" calcext:value-type="float">
            <text:p>0.6068771317</text:p>
          </table:table-cell>
          <table:table-cell office:value-type="float" office:value="0.60904678088324" calcext:value-type="float">
            <text:p>0.6090467809</text:p>
          </table:table-cell>
          <table:table-cell office:value-type="float" office:value="0.601887519260401" calcext:value-type="float">
            <text:p>0.6018875193</text:p>
          </table:table-cell>
          <table:table-cell office:value-type="float" office:value="0.572839393019379" calcext:value-type="float">
            <text:p>0.57283939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47758700300136" calcext:value-type="float">
            <text:p>0.5477587003</text:p>
          </table:table-cell>
          <table:table-cell table:style-name="ce1" office:value-type="float" office:value="0.528454533807859" calcext:value-type="float">
            <text:p>0.5284545338</text:p>
          </table:table-cell>
          <table:table-cell table:style-name="ce1" office:value-type="float" office:value="0.532486529250005" calcext:value-type="float">
            <text:p>0.5324865293</text:p>
          </table:table-cell>
          <table:table-cell table:style-name="ce1" office:value-type="float" office:value="0.53619781279101" calcext:value-type="float">
            <text:p>0.5361978128</text:p>
          </table:table-cell>
          <table:table-cell table:style-name="ce1" office:value-type="float" office:value="0.527400803164728" calcext:value-type="float">
            <text:p>0.5274008032</text:p>
          </table:table-cell>
          <table:table-cell table:style-name="ce1" office:value-type="float" office:value="0.531798352956214" calcext:value-type="float">
            <text:p>0.531798353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83:.B104])" office:value-type="float" office:value="0.00522978354978355" calcext:value-type="float">
            <text:p>0.0052297835</text:p>
          </table:table-cell>
          <table:table-cell table:style-name="ce1" table:formula="of:=VAR([.C83:.C104])" office:value-type="float" office:value="0.0195673252639635" calcext:value-type="float">
            <text:p>0.0195673253</text:p>
          </table:table-cell>
          <table:table-cell table:style-name="ce1" table:formula="of:=VAR([.D83:.D104])" office:value-type="float" office:value="0.0224967740360873" calcext:value-type="float">
            <text:p>0.022496774</text:p>
          </table:table-cell>
          <table:table-cell table:style-name="ce1" table:formula="of:=VAR([.E83:.E104])" office:value-type="float" office:value="0.0217949014863131" calcext:value-type="float">
            <text:p>0.0217949015</text:p>
          </table:table-cell>
          <table:table-cell table:style-name="ce1" table:formula="of:=VAR([.F83:.F104])" office:value-type="float" office:value="0.0212023348768195" calcext:value-type="float">
            <text:p>0.0212023349</text:p>
          </table:table-cell>
          <table:table-cell table:style-name="ce1" table:formula="of:=VAR([.G83:.G104])" office:value-type="float" office:value="0.0226770431948529" calcext:value-type="float">
            <text:p>0.0226770432</text:p>
          </table:table-cell>
          <table:table-cell table:style-name="ce1" table:formula="of:=VAR([.H83:.H104])" office:value-type="float" office:value="0.0208801495174878" calcext:value-type="float">
            <text:p>0.0208801495</text:p>
          </table:table-cell>
        </table:table-row>
        <table:table-row table:style-name="ro1" table:number-rows-repeated="14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3240035968034" calcext:value-type="float">
            <text:p>0.633240036</text:p>
          </table:table-cell>
          <table:table-cell office:value-type="float" office:value="0.627521853448546" calcext:value-type="float">
            <text:p>0.6275218534</text:p>
          </table:table-cell>
          <table:table-cell office:value-type="float" office:value="0.625848807445097" calcext:value-type="float">
            <text:p>0.6258488074</text:p>
          </table:table-cell>
          <table:table-cell office:value-type="float" office:value="0.626354491588059" calcext:value-type="float">
            <text:p>0.6263544916</text:p>
          </table:table-cell>
          <table:table-cell office:value-type="float" office:value="0.627230588781354" calcext:value-type="float">
            <text:p>0.6272305888</text:p>
          </table:table-cell>
          <table:table-cell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87450589488881" calcext:value-type="float">
            <text:p>0.6874505895</text:p>
          </table:table-cell>
          <table:table-cell office:value-type="float" office:value="0.657591898467811" calcext:value-type="float">
            <text:p>0.6575918985</text:p>
          </table:table-cell>
          <table:table-cell office:value-type="float" office:value="0.658228181381358" calcext:value-type="float">
            <text:p>0.6582281814</text:p>
          </table:table-cell>
          <table:table-cell office:value-type="float" office:value="0.66130130871529" calcext:value-type="float">
            <text:p>0.6613013087</text:p>
          </table:table-cell>
          <table:table-cell office:value-type="float" office:value="0.656551398126202" calcext:value-type="float">
            <text:p>0.6565513981</text:p>
          </table:table-cell>
          <table:table-cell office:value-type="float" office:value="0.648058740044197" calcext:value-type="float">
            <text:p>0.648058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2296509586347" calcext:value-type="float">
            <text:p>0.7022965096</text:p>
          </table:table-cell>
          <table:table-cell office:value-type="float" office:value="0.662659783840379" calcext:value-type="float">
            <text:p>0.6626597838</text:p>
          </table:table-cell>
          <table:table-cell office:value-type="float" office:value="0.667619136634933" calcext:value-type="float">
            <text:p>0.6676191366</text:p>
          </table:table-cell>
          <table:table-cell office:value-type="float" office:value="0.672368350277016" calcext:value-type="float">
            <text:p>0.6723683503</text:p>
          </table:table-cell>
          <table:table-cell office:value-type="float" office:value="0.660903587384672" calcext:value-type="float">
            <text:p>0.6609035874</text:p>
          </table:table-cell>
          <table:table-cell office:value-type="float" office:value="0.658275843909632" calcext:value-type="float">
            <text:p>0.65827584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0371586970658" calcext:value-type="float">
            <text:p>0.670371587</text:p>
          </table:table-cell>
          <table:table-cell office:value-type="float" office:value="0.63071188450404" calcext:value-type="float">
            <text:p>0.6307118845</text:p>
          </table:table-cell>
          <table:table-cell office:value-type="float" office:value="0.63722678901421" calcext:value-type="float">
            <text:p>0.637226789</text:p>
          </table:table-cell>
          <table:table-cell office:value-type="float" office:value="0.641132496441715" calcext:value-type="float">
            <text:p>0.6411324964</text:p>
          </table:table-cell>
          <table:table-cell office:value-type="float" office:value="0.629077206645572" calcext:value-type="float">
            <text:p>0.6290772066</text:p>
          </table:table-cell>
          <table:table-cell office:value-type="float" office:value="0.626912081849641" calcext:value-type="float">
            <text:p>0.62691208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69680227691277" calcext:value-type="float">
            <text:p>0.6696802277</text:p>
          </table:table-cell>
          <table:table-cell office:value-type="float" office:value="0.62755335772424" calcext:value-type="float">
            <text:p>0.6275533577</text:p>
          </table:table-cell>
          <table:table-cell office:value-type="float" office:value="0.635118227258004" calcext:value-type="float">
            <text:p>0.6351182273</text:p>
          </table:table-cell>
          <table:table-cell office:value-type="float" office:value="0.638435067961413" calcext:value-type="float">
            <text:p>0.638435068</text:p>
          </table:table-cell>
          <table:table-cell office:value-type="float" office:value="0.62563736806872" calcext:value-type="float">
            <text:p>0.6256373681</text:p>
          </table:table-cell>
          <table:table-cell office:value-type="float" office:value="0.625015625390635" calcext:value-type="float">
            <text:p>0.62501562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82691716901399" calcext:value-type="float">
            <text:p>0.6826917169</text:p>
          </table:table-cell>
          <table:table-cell office:value-type="float" office:value="0.641144828205243" calcext:value-type="float">
            <text:p>0.6411448282</text:p>
          </table:table-cell>
          <table:table-cell office:value-type="float" office:value="0.648382286195941" calcext:value-type="float">
            <text:p>0.6483822862</text:p>
          </table:table-cell>
          <table:table-cell office:value-type="float" office:value="0.651385170565207" calcext:value-type="float">
            <text:p>0.6513851706</text:p>
          </table:table-cell>
          <table:table-cell office:value-type="float" office:value="0.639292175703061" calcext:value-type="float">
            <text:p>0.6392921757</text:p>
          </table:table-cell>
          <table:table-cell office:value-type="float" office:value="0.638145803553196" calcext:value-type="float">
            <text:p>0.63814580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731528895391368" calcext:value-type="float">
            <text:p>0.7315288954</text:p>
          </table:table-cell>
          <table:table-cell office:value-type="float" office:value="0.684622020182657" calcext:value-type="float">
            <text:p>0.6846220202</text:p>
          </table:table-cell>
          <table:table-cell office:value-type="float" office:value="0.695250742180167" calcext:value-type="float">
            <text:p>0.6952507422</text:p>
          </table:table-cell>
          <table:table-cell office:value-type="float" office:value="0.699932106585661" calcext:value-type="float">
            <text:p>0.6999321066</text:p>
          </table:table-cell>
          <table:table-cell office:value-type="float" office:value="0.682272513287257" calcext:value-type="float">
            <text:p>0.6822725133</text:p>
          </table:table-cell>
          <table:table-cell office:value-type="float" office:value="0.687644405325118" calcext:value-type="float">
            <text:p>0.68764440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57111166632597" calcext:value-type="float">
            <text:p>0.7571111666</text:p>
          </table:table-cell>
          <table:table-cell office:value-type="float" office:value="0.709320470988793" calcext:value-type="float">
            <text:p>0.709320471</text:p>
          </table:table-cell>
          <table:table-cell office:value-type="float" office:value="0.720881782596472" calcext:value-type="float">
            <text:p>0.7208817826</text:p>
          </table:table-cell>
          <table:table-cell office:value-type="float" office:value="0.725273609469172" calcext:value-type="float">
            <text:p>0.7252736095</text:p>
          </table:table-cell>
          <table:table-cell office:value-type="float" office:value="0.70681867980407" calcext:value-type="float">
            <text:p>0.7068186798</text:p>
          </table:table-cell>
          <table:table-cell office:value-type="float" office:value="0.714224495043282" calcext:value-type="float">
            <text:p>0.7142244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70962751651658" calcext:value-type="float">
            <text:p>0.7096275165</text:p>
          </table:table-cell>
          <table:table-cell office:value-type="float" office:value="0.674399784192069" calcext:value-type="float">
            <text:p>0.6743997842</text:p>
          </table:table-cell>
          <table:table-cell office:value-type="float" office:value="0.681584274487619" calcext:value-type="float">
            <text:p>0.6815842745</text:p>
          </table:table-cell>
          <table:table-cell office:value-type="float" office:value="0.683886939811111" calcext:value-type="float">
            <text:p>0.6838869398</text:p>
          </table:table-cell>
          <table:table-cell office:value-type="float" office:value="0.672730208277272" calcext:value-type="float">
            <text:p>0.6727302083</text:p>
          </table:table-cell>
          <table:table-cell office:value-type="float" office:value="0.672494956287828" calcext:value-type="float">
            <text:p>0.67249495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59878714292313" calcext:value-type="float">
            <text:p>0.6598787143</text:p>
          </table:table-cell>
          <table:table-cell office:value-type="float" office:value="0.620512915976346" calcext:value-type="float">
            <text:p>0.620512916</text:p>
          </table:table-cell>
          <table:table-cell office:value-type="float" office:value="0.62666065072442" calcext:value-type="float">
            <text:p>0.6266606507</text:p>
          </table:table-cell>
          <table:table-cell office:value-type="float" office:value="0.627868574549975" calcext:value-type="float">
            <text:p>0.6278685745</text:p>
          </table:table-cell>
          <table:table-cell office:value-type="float" office:value="0.618704679882199" calcext:value-type="float">
            <text:p>0.6187046799</text:p>
          </table:table-cell>
          <table:table-cell office:value-type="float" office:value="0.614284573471506" calcext:value-type="float">
            <text:p>0.61428457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05774240056216" calcext:value-type="float">
            <text:p>0.6057742401</text:p>
          </table:table-cell>
          <table:table-cell office:value-type="float" office:value="0.587402564599597" calcext:value-type="float">
            <text:p>0.5874025646</text:p>
          </table:table-cell>
          <table:table-cell office:value-type="float" office:value="0.592750659435109" calcext:value-type="float">
            <text:p>0.5927506594</text:p>
          </table:table-cell>
          <table:table-cell office:value-type="float" office:value="0.595128279900733" calcext:value-type="float">
            <text:p>0.5951282799</text:p>
          </table:table-cell>
          <table:table-cell office:value-type="float" office:value="0.5843613222928" calcext:value-type="float">
            <text:p>0.5843613223</text:p>
          </table:table-cell>
          <table:table-cell office:value-type="float" office:value="0.576694617132444" calcext:value-type="float">
            <text:p>0.57669461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14705125433639" calcext:value-type="float">
            <text:p>0.5147051254</text:p>
          </table:table-cell>
          <table:table-cell office:value-type="float" office:value="0.501471819791087" calcext:value-type="float">
            <text:p>0.5014718198</text:p>
          </table:table-cell>
          <table:table-cell office:value-type="float" office:value="0.501092381391433" calcext:value-type="float">
            <text:p>0.5010923814</text:p>
          </table:table-cell>
          <table:table-cell office:value-type="float" office:value="0.502866338127326" calcext:value-type="float">
            <text:p>0.5028663381</text:p>
          </table:table-cell>
          <table:table-cell office:value-type="float" office:value="0.500984434413623" calcext:value-type="float">
            <text:p>0.5009844344</text:p>
          </table:table-cell>
          <table:table-cell office:value-type="float" office:value="0.485566534754425" calcext:value-type="float">
            <text:p>0.48556653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69289945380414" calcext:value-type="float">
            <text:p>0.7692899454</text:p>
          </table:table-cell>
          <table:table-cell office:value-type="float" office:value="0.756549830154563" calcext:value-type="float">
            <text:p>0.7565498302</text:p>
          </table:table-cell>
          <table:table-cell office:value-type="float" office:value="0.753414852820408" calcext:value-type="float">
            <text:p>0.7534148528</text:p>
          </table:table-cell>
          <table:table-cell office:value-type="float" office:value="0.753051742185206" calcext:value-type="float">
            <text:p>0.7530517422</text:p>
          </table:table-cell>
          <table:table-cell office:value-type="float" office:value="0.755863611969856" calcext:value-type="float">
            <text:p>0.755863612</text:p>
          </table:table-cell>
          <table:table-cell office:value-type="float" office:value="0.745278659690858" calcext:value-type="float">
            <text:p>0.74527865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43947983157018" calcext:value-type="float">
            <text:p>0.7439479832</text:p>
          </table:table-cell>
          <table:table-cell office:value-type="float" office:value="0.727124658251411" calcext:value-type="float">
            <text:p>0.7271246583</text:p>
          </table:table-cell>
          <table:table-cell office:value-type="float" office:value="0.722105080731348" calcext:value-type="float">
            <text:p>0.7221050807</text:p>
          </table:table-cell>
          <table:table-cell office:value-type="float" office:value="0.720632427017951" calcext:value-type="float">
            <text:p>0.720632427</text:p>
          </table:table-cell>
          <table:table-cell office:value-type="float" office:value="0.725757872658524" calcext:value-type="float">
            <text:p>0.7257578727</text:p>
          </table:table-cell>
          <table:table-cell office:value-type="float" office:value="0.709058936978842" calcext:value-type="float">
            <text:p>0.709058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6163782598099" calcext:value-type="float">
            <text:p>0.761637826</text:p>
          </table:table-cell>
          <table:table-cell office:value-type="float" office:value="0.743317575000743" calcext:value-type="float">
            <text:p>0.743317575</text:p>
          </table:table-cell>
          <table:table-cell office:value-type="float" office:value="0.740625532324601" calcext:value-type="float">
            <text:p>0.7406255323</text:p>
          </table:table-cell>
          <table:table-cell office:value-type="float" office:value="0.742754430530178" calcext:value-type="float">
            <text:p>0.7427544305</text:p>
          </table:table-cell>
          <table:table-cell office:value-type="float" office:value="0.742324366054991" calcext:value-type="float">
            <text:p>0.7423243661</text:p>
          </table:table-cell>
          <table:table-cell office:value-type="float" office:value="0.732589998681338" calcext:value-type="float">
            <text:p>0.73258999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41125027792189" calcext:value-type="float">
            <text:p>0.7411250278</text:p>
          </table:table-cell>
          <table:table-cell office:value-type="float" office:value="0.72308671255857" calcext:value-type="float">
            <text:p>0.7230867126</text:p>
          </table:table-cell>
          <table:table-cell office:value-type="float" office:value="0.717308657915501" calcext:value-type="float">
            <text:p>0.7173086579</text:p>
          </table:table-cell>
          <table:table-cell office:value-type="float" office:value="0.718014259763199" calcext:value-type="float">
            <text:p>0.7180142598</text:p>
          </table:table-cell>
          <table:table-cell office:value-type="float" office:value="0.722068582073925" calcext:value-type="float">
            <text:p>0.7220685821</text:p>
          </table:table-cell>
          <table:table-cell office:value-type="float" office:value="0.70859167404783" calcext:value-type="float">
            <text:p>0.7085916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9662768252526" calcext:value-type="float">
            <text:p>0.7096627683</text:p>
          </table:table-cell>
          <table:table-cell office:value-type="float" office:value="0.693996238540387" calcext:value-type="float">
            <text:p>0.6939962385</text:p>
          </table:table-cell>
          <table:table-cell office:value-type="float" office:value="0.688529782355736" calcext:value-type="float">
            <text:p>0.6885297824</text:p>
          </table:table-cell>
          <table:table-cell office:value-type="float" office:value="0.690550506864072" calcext:value-type="float">
            <text:p>0.6905505069</text:p>
          </table:table-cell>
          <table:table-cell office:value-type="float" office:value="0.693087148778087" calcext:value-type="float">
            <text:p>0.6930871488</text:p>
          </table:table-cell>
          <table:table-cell office:value-type="float" office:value="0.678891234835267" calcext:value-type="float">
            <text:p>0.67889123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59111232568908" calcext:value-type="float">
            <text:p>0.7591112326</text:p>
          </table:table-cell>
          <table:table-cell office:value-type="float" office:value="0.740269161867255" calcext:value-type="float">
            <text:p>0.7402691619</text:p>
          </table:table-cell>
          <table:table-cell office:value-type="float" office:value="0.735586188633722" calcext:value-type="float">
            <text:p>0.7355861886</text:p>
          </table:table-cell>
          <table:table-cell office:value-type="float" office:value="0.738606987222099" calcext:value-type="float">
            <text:p>0.7386069872</text:p>
          </table:table-cell>
          <table:table-cell office:value-type="float" office:value="0.739371534195934" calcext:value-type="float">
            <text:p>0.7393715342</text:p>
          </table:table-cell>
          <table:table-cell office:value-type="float" office:value="0.726738904513775" calcext:value-type="float">
            <text:p>0.72673890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30108202035542" calcext:value-type="float">
            <text:p>0.730108202</text:p>
          </table:table-cell>
          <table:table-cell office:value-type="float" office:value="0.718664434015825" calcext:value-type="float">
            <text:p>0.718664434</text:p>
          </table:table-cell>
          <table:table-cell office:value-type="float" office:value="0.714612394237366" calcext:value-type="float">
            <text:p>0.7146123942</text:p>
          </table:table-cell>
          <table:table-cell office:value-type="float" office:value="0.716542824181887" calcext:value-type="float">
            <text:p>0.7165428242</text:p>
          </table:table-cell>
          <table:table-cell office:value-type="float" office:value="0.718205061909276" calcext:value-type="float">
            <text:p>0.7182050619</text:p>
          </table:table-cell>
          <table:table-cell office:value-type="float" office:value="0.704468443336081" calcext:value-type="float">
            <text:p>0.70446844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462696783025" calcext:value-type="float">
            <text:p>0.6844626968</text:p>
          </table:table-cell>
          <table:table-cell office:value-type="float" office:value="0.674122461086281" calcext:value-type="float">
            <text:p>0.6741224611</text:p>
          </table:table-cell>
          <table:table-cell office:value-type="float" office:value="0.668132103079421" calcext:value-type="float">
            <text:p>0.6681321031</text:p>
          </table:table-cell>
          <table:table-cell office:value-type="float" office:value="0.669527782055316" calcext:value-type="float">
            <text:p>0.6695277821</text:p>
          </table:table-cell>
          <table:table-cell office:value-type="float" office:value="0.673731868191097" calcext:value-type="float">
            <text:p>0.6737318682</text:p>
          </table:table-cell>
          <table:table-cell office:value-type="float" office:value="0.656133536297307" calcext:value-type="float">
            <text:p>0.65613353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06973587466772" calcext:value-type="float">
            <text:p>0.7069735875</text:p>
          </table:table-cell>
          <table:table-cell office:value-type="float" office:value="0.686775451898247" calcext:value-type="float">
            <text:p>0.6867754519</text:p>
          </table:table-cell>
          <table:table-cell office:value-type="float" office:value="0.680707391120853" calcext:value-type="float">
            <text:p>0.6807073911</text:p>
          </table:table-cell>
          <table:table-cell office:value-type="float" office:value="0.685353985333425" calcext:value-type="float">
            <text:p>0.6853539853</text:p>
          </table:table-cell>
          <table:table-cell office:value-type="float" office:value="0.686059275521405" calcext:value-type="float">
            <text:p>0.6860592755</text:p>
          </table:table-cell>
          <table:table-cell office:value-type="float" office:value="0.669599512531555" calcext:value-type="float">
            <text:p>0.6695995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86577411603158" calcext:value-type="float">
            <text:p>0.6865774116</text:p>
          </table:table-cell>
          <table:table-cell office:value-type="float" office:value="0.66831517743768" calcext:value-type="float">
            <text:p>0.6683151774</text:p>
          </table:table-cell>
          <table:table-cell office:value-type="float" office:value="0.661222600588488" calcext:value-type="float">
            <text:p>0.6612226006</text:p>
          </table:table-cell>
          <table:table-cell office:value-type="float" office:value="0.664138512728215" calcext:value-type="float">
            <text:p>0.6641385127</text:p>
          </table:table-cell>
          <table:table-cell office:value-type="float" office:value="0.667628051060193" calcext:value-type="float">
            <text:p>0.6676280511</text:p>
          </table:table-cell>
          <table:table-cell office:value-type="float" office:value="0.64966704563911" calcext:value-type="float">
            <text:p>0.64966704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81895669962496" calcext:value-type="float">
            <text:p>0.68189567</text:p>
          </table:table-cell>
          <table:table-cell office:value-type="float" office:value="0.660135723904835" calcext:value-type="float">
            <text:p>0.6601357239</text:p>
          </table:table-cell>
          <table:table-cell office:value-type="float" office:value="0.654788797873246" calcext:value-type="float">
            <text:p>0.6547887979</text:p>
          </table:table-cell>
          <table:table-cell office:value-type="float" office:value="0.659600150388834" calcext:value-type="float">
            <text:p>0.6596001504</text:p>
          </table:table-cell>
          <table:table-cell office:value-type="float" office:value="0.659317474550346" calcext:value-type="float">
            <text:p>0.6593174746</text:p>
          </table:table-cell>
          <table:table-cell office:value-type="float" office:value="0.643152993234031" calcext:value-type="float">
            <text:p>0.64315299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9993700566949" calcext:value-type="float">
            <text:p>0.6999370057</text:p>
          </table:table-cell>
          <table:table-cell office:value-type="float" office:value="0.681268521987942" calcext:value-type="float">
            <text:p>0.681268522</text:p>
          </table:table-cell>
          <table:table-cell office:value-type="float" office:value="0.674226998745938" calcext:value-type="float">
            <text:p>0.6742269987</text:p>
          </table:table-cell>
          <table:table-cell office:value-type="float" office:value="0.677763921270943" calcext:value-type="float">
            <text:p>0.6777639213</text:p>
          </table:table-cell>
          <table:table-cell office:value-type="float" office:value="0.680424857280886" calcext:value-type="float">
            <text:p>0.6804248573</text:p>
          </table:table-cell>
          <table:table-cell office:value-type="float" office:value="0.663376320118877" calcext:value-type="float">
            <text:p>0.6633763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94473380835313" calcext:value-type="float">
            <text:p>0.6944733808</text:p>
          </table:table-cell>
          <table:table-cell office:value-type="float" office:value="0.671605203597117" calcext:value-type="float">
            <text:p>0.6716052036</text:p>
          </table:table-cell>
          <table:table-cell office:value-type="float" office:value="0.666111573688593" calcext:value-type="float">
            <text:p>0.6661115737</text:p>
          </table:table-cell>
          <table:table-cell office:value-type="float" office:value="0.671149948321454" calcext:value-type="float">
            <text:p>0.6711499483</text:p>
          </table:table-cell>
          <table:table-cell office:value-type="float" office:value="0.670596361344143" calcext:value-type="float">
            <text:p>0.6705963613</text:p>
          </table:table-cell>
          <table:table-cell office:value-type="float" office:value="0.655479811221814" calcext:value-type="float">
            <text:p>0.65547981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9008929555727" calcext:value-type="float">
            <text:p>0.6890089296</text:p>
          </table:table-cell>
          <table:table-cell office:value-type="float" office:value="0.672422604158261" calcext:value-type="float">
            <text:p>0.6724226042</text:p>
          </table:table-cell>
          <table:table-cell office:value-type="float" office:value="0.666848938709914" calcext:value-type="float">
            <text:p>0.6668489387</text:p>
          </table:table-cell>
          <table:table-cell office:value-type="float" office:value="0.671505986475869" calcext:value-type="float">
            <text:p>0.6715059865</text:p>
          </table:table-cell>
          <table:table-cell office:value-type="float" office:value="0.671654823153285" calcext:value-type="float">
            <text:p>0.6716548232</text:p>
          </table:table-cell>
          <table:table-cell office:value-type="float" office:value="0.65560873270832" calcext:value-type="float">
            <text:p>0.65560873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5908691834943" calcext:value-type="float">
            <text:p>0.6859086918</text:p>
          </table:table-cell>
          <table:table-cell office:value-type="float" office:value="0.668002672010688" calcext:value-type="float">
            <text:p>0.668002672</text:p>
          </table:table-cell>
          <table:table-cell office:value-type="float" office:value="0.66377702402209" calcext:value-type="float">
            <text:p>0.663777024</text:p>
          </table:table-cell>
          <table:table-cell office:value-type="float" office:value="0.667467627820051" calcext:value-type="float">
            <text:p>0.6674676278</text:p>
          </table:table-cell>
          <table:table-cell office:value-type="float" office:value="0.667155914337181" calcext:value-type="float">
            <text:p>0.6671559143</text:p>
          </table:table-cell>
          <table:table-cell office:value-type="float" office:value="0.652392322647147" calcext:value-type="float">
            <text:p>0.65239232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58092656048" calcext:value-type="float">
            <text:p>0.6275809266</text:p>
          </table:table-cell>
          <table:table-cell office:value-type="float" office:value="0.610992985800523" calcext:value-type="float">
            <text:p>0.6109929858</text:p>
          </table:table-cell>
          <table:table-cell office:value-type="float" office:value="0.606020204713625" calcext:value-type="float">
            <text:p>0.6060202047</text:p>
          </table:table-cell>
          <table:table-cell office:value-type="float" office:value="0.608435347659958" calcext:value-type="float">
            <text:p>0.6084353477</text:p>
          </table:table-cell>
          <table:table-cell office:value-type="float" office:value="0.610288239135344" calcext:value-type="float">
            <text:p>0.6102882391</text:p>
          </table:table-cell>
          <table:table-cell office:value-type="float" office:value="0.593042426255174" calcext:value-type="float">
            <text:p>0.593042426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71424830633086" calcext:value-type="float">
            <text:p>0.6714248306</text:p>
          </table:table-cell>
          <table:table-cell office:value-type="float" office:value="0.656223956111742" calcext:value-type="float">
            <text:p>0.6562239561</text:p>
          </table:table-cell>
          <table:table-cell office:value-type="float" office:value="0.649502481099478" calcext:value-type="float">
            <text:p>0.6495024811</text:p>
          </table:table-cell>
          <table:table-cell office:value-type="float" office:value="0.650076709051668" calcext:value-type="float">
            <text:p>0.6500767091</text:p>
          </table:table-cell>
          <table:table-cell office:value-type="float" office:value="0.655570050937793" calcext:value-type="float">
            <text:p>0.6555700509</text:p>
          </table:table-cell>
          <table:table-cell office:value-type="float" office:value="0.637308010961698" calcext:value-type="float">
            <text:p>0.63730801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59809135945051" calcext:value-type="float">
            <text:p>0.7598091359</text:p>
          </table:table-cell>
          <table:table-cell office:value-type="float" office:value="0.738863480194764" calcext:value-type="float">
            <text:p>0.7388634802</text:p>
          </table:table-cell>
          <table:table-cell office:value-type="float" office:value="0.73413892845082" calcext:value-type="float">
            <text:p>0.7341389285</text:p>
          </table:table-cell>
          <table:table-cell office:value-type="float" office:value="0.737174997972769" calcext:value-type="float">
            <text:p>0.737174998</text:p>
          </table:table-cell>
          <table:table-cell office:value-type="float" office:value="0.737740595651757" calcext:value-type="float">
            <text:p>0.7377405957</text:p>
          </table:table-cell>
          <table:table-cell office:value-type="float" office:value="0.724690194941662" calcext:value-type="float">
            <text:p>0.724690194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3929489267745" calcext:value-type="float">
            <text:p>0.7239294893</text:p>
          </table:table-cell>
          <table:table-cell office:value-type="float" office:value="0.701095110562699" calcext:value-type="float">
            <text:p>0.7010951106</text:p>
          </table:table-cell>
          <table:table-cell office:value-type="float" office:value="0.697676041107072" calcext:value-type="float">
            <text:p>0.6976760411</text:p>
          </table:table-cell>
          <table:table-cell office:value-type="float" office:value="0.701867669869523" calcext:value-type="float">
            <text:p>0.7018676699</text:p>
          </table:table-cell>
          <table:table-cell office:value-type="float" office:value="0.700088911291734" calcext:value-type="float">
            <text:p>0.7000889113</text:p>
          </table:table-cell>
          <table:table-cell office:value-type="float" office:value="0.687063285399218" calcext:value-type="float">
            <text:p>0.687063285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37539273966339" calcext:value-type="float">
            <text:p>0.737539274</text:p>
          </table:table-cell>
          <table:table-cell office:value-type="float" office:value="0.727034788614635" calcext:value-type="float">
            <text:p>0.7270347886</text:p>
          </table:table-cell>
          <table:table-cell office:value-type="float" office:value="0.726585773450556" calcext:value-type="float">
            <text:p>0.7265857735</text:p>
          </table:table-cell>
          <table:table-cell office:value-type="float" office:value="0.72688681645381" calcext:value-type="float">
            <text:p>0.7268868165</text:p>
          </table:table-cell>
          <table:table-cell office:value-type="float" office:value="0.726401046017506" calcext:value-type="float">
            <text:p>0.726401046</text:p>
          </table:table-cell>
          <table:table-cell office:value-type="float" office:value="0.716763668683162" calcext:value-type="float">
            <text:p>0.716763668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61336297469318" calcext:value-type="float">
            <text:p>0.7613362975</text:p>
          </table:table-cell>
          <table:table-cell office:value-type="float" office:value="0.751647988214159" calcext:value-type="float">
            <text:p>0.7516479882</text:p>
          </table:table-cell>
          <table:table-cell office:value-type="float" office:value="0.748194979611687" calcext:value-type="float">
            <text:p>0.7481949796</text:p>
          </table:table-cell>
          <table:table-cell office:value-type="float" office:value="0.74791518641786" calcext:value-type="float">
            <text:p>0.7479151864</text:p>
          </table:table-cell>
          <table:table-cell office:value-type="float" office:value="0.75106651445052" calcext:value-type="float">
            <text:p>0.7510665145</text:p>
          </table:table-cell>
          <table:table-cell office:value-type="float" office:value="0.739573857543284" calcext:value-type="float">
            <text:p>0.739573857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2266762005879" calcext:value-type="float">
            <text:p>0.722266762</text:p>
          </table:table-cell>
          <table:table-cell office:value-type="float" office:value="0.699584446838578" calcext:value-type="float">
            <text:p>0.6995844468</text:p>
          </table:table-cell>
          <table:table-cell office:value-type="float" office:value="0.694825633507271" calcext:value-type="float">
            <text:p>0.6948256335</text:p>
          </table:table-cell>
          <table:table-cell office:value-type="float" office:value="0.697807488869971" calcext:value-type="float">
            <text:p>0.6978074889</text:p>
          </table:table-cell>
          <table:table-cell office:value-type="float" office:value="0.698021806201226" calcext:value-type="float">
            <text:p>0.6980218062</text:p>
          </table:table-cell>
          <table:table-cell office:value-type="float" office:value="0.685565420080211" calcext:value-type="float">
            <text:p>0.685565420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42903415126999" calcext:value-type="float">
            <text:p>0.7429034151</text:p>
          </table:table-cell>
          <table:table-cell office:value-type="float" office:value="0.73103690274285" calcext:value-type="float">
            <text:p>0.7310369027</text:p>
          </table:table-cell>
          <table:table-cell office:value-type="float" office:value="0.724480185466927" calcext:value-type="float">
            <text:p>0.7244801855</text:p>
          </table:table-cell>
          <table:table-cell office:value-type="float" office:value="0.72473221144787" calcext:value-type="float">
            <text:p>0.7247322114</text:p>
          </table:table-cell>
          <table:table-cell office:value-type="float" office:value="0.729884386313208" calcext:value-type="float">
            <text:p>0.7298843863</text:p>
          </table:table-cell>
          <table:table-cell office:value-type="float" office:value="0.716014377568702" calcext:value-type="float">
            <text:p>0.716014377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30956749289145" calcext:value-type="float">
            <text:p>0.7309567493</text:p>
          </table:table-cell>
          <table:table-cell office:value-type="float" office:value="0.717916319673779" calcext:value-type="float">
            <text:p>0.7179163197</text:p>
          </table:table-cell>
          <table:table-cell office:value-type="float" office:value="0.713266761768901" calcext:value-type="float">
            <text:p>0.7132667618</text:p>
          </table:table-cell>
          <table:table-cell office:value-type="float" office:value="0.713322728602101" calcext:value-type="float">
            <text:p>0.7133227286</text:p>
          </table:table-cell>
          <table:table-cell office:value-type="float" office:value="0.717210910212366" calcext:value-type="float">
            <text:p>0.7172109102</text:p>
          </table:table-cell>
          <table:table-cell office:value-type="float" office:value="0.703962605506395" calcext:value-type="float">
            <text:p>0.703962605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3671356754023" calcext:value-type="float">
            <text:p>0.7436713568</text:p>
          </table:table-cell>
          <table:table-cell office:value-type="float" office:value="0.734694477301614" calcext:value-type="float">
            <text:p>0.7346944773</text:p>
          </table:table-cell>
          <table:table-cell office:value-type="float" office:value="0.7278920972755" calcext:value-type="float">
            <text:p>0.7278920973</text:p>
          </table:table-cell>
          <table:table-cell office:value-type="float" office:value="0.725426187885383" calcext:value-type="float">
            <text:p>0.7254261879</text:p>
          </table:table-cell>
          <table:table-cell office:value-type="float" office:value="0.734068870341415" calcext:value-type="float">
            <text:p>0.7340688703</text:p>
          </table:table-cell>
          <table:table-cell office:value-type="float" office:value="0.719527989638797" calcext:value-type="float">
            <text:p>0.71952798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973317530741" calcext:value-type="float">
            <text:p>0.7797331753</text:p>
          </table:table-cell>
          <table:table-cell office:value-type="float" office:value="0.771152719084488" calcext:value-type="float">
            <text:p>0.7711527191</text:p>
          </table:table-cell>
          <table:table-cell office:value-type="float" office:value="0.765767145526388" calcext:value-type="float">
            <text:p>0.7657671455</text:p>
          </table:table-cell>
          <table:table-cell office:value-type="float" office:value="0.763236427748224" calcext:value-type="float">
            <text:p>0.7632364277</text:p>
          </table:table-cell>
          <table:table-cell office:value-type="float" office:value="0.770588189965401" calcext:value-type="float">
            <text:p>0.77058819</text:p>
          </table:table-cell>
          <table:table-cell office:value-type="float" office:value="0.757931755824705" calcext:value-type="float">
            <text:p>0.757931755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35996915969952" calcext:value-type="float">
            <text:p>0.3599691597</text:p>
          </table:table-cell>
          <table:table-cell table:style-name="ce1" office:value-type="float" office:value="0.482846439071577" calcext:value-type="float">
            <text:p>0.4828464391</text:p>
          </table:table-cell>
          <table:table-cell table:style-name="ce1" office:value-type="float" office:value="0.430490739523356" calcext:value-type="float">
            <text:p>0.4304907395</text:p>
          </table:table-cell>
          <table:table-cell table:style-name="ce1" office:value-type="float" office:value="0.416302770587615" calcext:value-type="float">
            <text:p>0.4163027706</text:p>
          </table:table-cell>
          <table:table-cell table:style-name="ce1" office:value-type="float" office:value="0.486961905036778" calcext:value-type="float">
            <text:p>0.486961905</text:p>
          </table:table-cell>
          <table:table-cell table:style-name="ce1" office:value-type="float" office:value="0.419988315436631" calcext:value-type="float">
            <text:p>0.4199883154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123:.B160])" office:value-type="float" office:value="0.00761323186344239" calcext:value-type="float">
            <text:p>0.0076132319</text:p>
          </table:table-cell>
          <table:table-cell table:style-name="ce1" table:formula="of:=VAR([.C123:.C160])" office:value-type="float" office:value="0.00270098567840125" calcext:value-type="float">
            <text:p>0.0027009857</text:p>
          </table:table-cell>
          <table:table-cell table:style-name="ce1" table:formula="of:=VAR([.D123:.D160])" office:value-type="float" office:value="0.00289958368370486" calcext:value-type="float">
            <text:p>0.0028995837</text:p>
          </table:table-cell>
          <table:table-cell table:style-name="ce1" table:formula="of:=VAR([.E123:.E160])" office:value-type="float" office:value="0.00271679650420179" calcext:value-type="float">
            <text:p>0.0027167965</text:p>
          </table:table-cell>
          <table:table-cell table:style-name="ce1" table:formula="of:=VAR([.F123:.F160])" office:value-type="float" office:value="0.00264938119934685" calcext:value-type="float">
            <text:p>0.0026493812</text:p>
          </table:table-cell>
          <table:table-cell table:style-name="ce1" table:formula="of:=VAR([.G123:.G160])" office:value-type="float" office:value="0.00291546697766592" calcext:value-type="float">
            <text:p>0.002915467</text:p>
          </table:table-cell>
          <table:table-cell table:style-name="ce1" table:formula="of:=VAR([.H123:.H160])" office:value-type="float" office:value="0.00288776806534583" calcext:value-type="float">
            <text:p>0.0028877681</text:p>
          </table:table-cell>
        </table:table-row>
        <table:table-row table:style-name="ro1" table:number-rows-repeated="1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583703011907541" calcext:value-type="float">
            <text:p>0.5837030119</text:p>
          </table:table-cell>
          <table:table-cell office:value-type="float" office:value="0.546501841711206" calcext:value-type="float">
            <text:p>0.5465018417</text:p>
          </table:table-cell>
          <table:table-cell office:value-type="float" office:value="0.545184926727146" calcext:value-type="float">
            <text:p>0.5451849267</text:p>
          </table:table-cell>
          <table:table-cell office:value-type="float" office:value="0.553085108736532" calcext:value-type="float">
            <text:p>0.5530851087</text:p>
          </table:table-cell>
          <table:table-cell office:value-type="float" office:value="0.540672055364818" calcext:value-type="float">
            <text:p>0.5406720554</text:p>
          </table:table-cell>
          <table:table-cell office:value-type="float" office:value="0.524725044076904" calcext:value-type="float">
            <text:p>0.52472504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53333001333532" calcext:value-type="float">
            <text:p>0.5533330013</text:p>
          </table:table-cell>
          <table:table-cell office:value-type="float" office:value="0.519256632205335" calcext:value-type="float">
            <text:p>0.5192566322</text:p>
          </table:table-cell>
          <table:table-cell office:value-type="float" office:value="0.517429616636397" calcext:value-type="float">
            <text:p>0.5174296166</text:p>
          </table:table-cell>
          <table:table-cell office:value-type="float" office:value="0.51981265951751" calcext:value-type="float">
            <text:p>0.5198126595</text:p>
          </table:table-cell>
          <table:table-cell office:value-type="float" office:value="0.513864052126369" calcext:value-type="float">
            <text:p>0.5138640521</text:p>
          </table:table-cell>
          <table:table-cell office:value-type="float" office:value="0.494584301894258" calcext:value-type="float">
            <text:p>0.49458430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661922885983783" calcext:value-type="float">
            <text:p>0.661922886</text:p>
          </table:table-cell>
          <table:table-cell office:value-type="float" office:value="0.629089079013588" calcext:value-type="float">
            <text:p>0.629089079</text:p>
          </table:table-cell>
          <table:table-cell office:value-type="float" office:value="0.627250260308858" calcext:value-type="float">
            <text:p>0.6272502603</text:p>
          </table:table-cell>
          <table:table-cell office:value-type="float" office:value="0.630310364823639" calcext:value-type="float">
            <text:p>0.6303103648</text:p>
          </table:table-cell>
          <table:table-cell office:value-type="float" office:value="0.626409421197695" calcext:value-type="float">
            <text:p>0.6264094212</text:p>
          </table:table-cell>
          <table:table-cell office:value-type="float" office:value="0.613647520864016" calcext:value-type="float">
            <text:p>0.61364752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2493338209938" calcext:value-type="float">
            <text:p>0.5224933382</text:p>
          </table:table-cell>
          <table:table-cell office:value-type="float" office:value="0.493043160998314" calcext:value-type="float">
            <text:p>0.493043161</text:p>
          </table:table-cell>
          <table:table-cell office:value-type="float" office:value="0.490609729772161" calcext:value-type="float">
            <text:p>0.4906097298</text:p>
          </table:table-cell>
          <table:table-cell office:value-type="float" office:value="0.496351814165881" calcext:value-type="float">
            <text:p>0.4963518142</text:p>
          </table:table-cell>
          <table:table-cell office:value-type="float" office:value="0.486345840527199" calcext:value-type="float">
            <text:p>0.4863458405</text:p>
          </table:table-cell>
          <table:table-cell office:value-type="float" office:value="0.468966164091261" calcext:value-type="float">
            <text:p>0.46896616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675091812486498" calcext:value-type="float">
            <text:p>0.6750918125</text:p>
          </table:table-cell>
          <table:table-cell office:value-type="float" office:value="0.636533185657634" calcext:value-type="float">
            <text:p>0.6365331857</text:p>
          </table:table-cell>
          <table:table-cell office:value-type="float" office:value="0.630087960279255" calcext:value-type="float">
            <text:p>0.6300879603</text:p>
          </table:table-cell>
          <table:table-cell office:value-type="float" office:value="0.642170020934743" calcext:value-type="float">
            <text:p>0.6421700209</text:p>
          </table:table-cell>
          <table:table-cell office:value-type="float" office:value="0.629203868345383" calcext:value-type="float">
            <text:p>0.6292038683</text:p>
          </table:table-cell>
          <table:table-cell office:value-type="float" office:value="0.611105000061111" calcext:value-type="float">
            <text:p>0.6111050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682225966884751" calcext:value-type="float">
            <text:p>0.6822259669</text:p>
          </table:table-cell>
          <table:table-cell office:value-type="float" office:value="0.64397305616733" calcext:value-type="float">
            <text:p>0.6439730562</text:p>
          </table:table-cell>
          <table:table-cell office:value-type="float" office:value="0.645611135500865" calcext:value-type="float">
            <text:p>0.6456111355</text:p>
          </table:table-cell>
          <table:table-cell office:value-type="float" office:value="0.651380927566441" calcext:value-type="float">
            <text:p>0.6513809276</text:p>
          </table:table-cell>
          <table:table-cell office:value-type="float" office:value="0.634388956557044" calcext:value-type="float">
            <text:p>0.6343889566</text:p>
          </table:table-cell>
          <table:table-cell office:value-type="float" office:value="0.614960765503161" calcext:value-type="float">
            <text:p>0.61496076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4768004766515" calcext:value-type="float">
            <text:p>0.7447680048</text:p>
          </table:table-cell>
          <table:table-cell office:value-type="float" office:value="0.724280789176348" calcext:value-type="float">
            <text:p>0.7242807892</text:p>
          </table:table-cell>
          <table:table-cell office:value-type="float" office:value="0.727500236437577" calcext:value-type="float">
            <text:p>0.7275002364</text:p>
          </table:table-cell>
          <table:table-cell office:value-type="float" office:value="0.730924692828898" calcext:value-type="float">
            <text:p>0.7309246928</text:p>
          </table:table-cell>
          <table:table-cell office:value-type="float" office:value="0.723343002018127" calcext:value-type="float">
            <text:p>0.723343002</text:p>
          </table:table-cell>
          <table:table-cell office:value-type="float" office:value="0.708325659805352" calcext:value-type="float">
            <text:p>0.70832565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18375650840372" calcext:value-type="float">
            <text:p>0.6183756508</text:p>
          </table:table-cell>
          <table:table-cell office:value-type="float" office:value="0.561397205364712" calcext:value-type="float">
            <text:p>0.5613972054</text:p>
          </table:table-cell>
          <table:table-cell office:value-type="float" office:value="0.57193187147547" calcext:value-type="float">
            <text:p>0.5719318715</text:p>
          </table:table-cell>
          <table:table-cell office:value-type="float" office:value="0.583597411161884" calcext:value-type="float">
            <text:p>0.5835974112</text:p>
          </table:table-cell>
          <table:table-cell office:value-type="float" office:value="0.550085263215798" calcext:value-type="float">
            <text:p>0.5500852632</text:p>
          </table:table-cell>
          <table:table-cell office:value-type="float" office:value="0.555305668004953" calcext:value-type="float">
            <text:p>0.55530566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59648011820892" calcext:value-type="float">
            <text:p>0.6596480118</text:p>
          </table:table-cell>
          <table:table-cell office:value-type="float" office:value="0.621299385534908" calcext:value-type="float">
            <text:p>0.6212993855</text:p>
          </table:table-cell>
          <table:table-cell office:value-type="float" office:value="0.616048051748036" calcext:value-type="float">
            <text:p>0.6160480517</text:p>
          </table:table-cell>
          <table:table-cell office:value-type="float" office:value="0.627848864221405" calcext:value-type="float">
            <text:p>0.6278488642</text:p>
          </table:table-cell>
          <table:table-cell office:value-type="float" office:value="0.616032871514024" calcext:value-type="float">
            <text:p>0.6160328715</text:p>
          </table:table-cell>
          <table:table-cell office:value-type="float" office:value="0.599053495477146" calcext:value-type="float">
            <text:p>0.59905349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61987186692143" calcext:value-type="float">
            <text:p>0.5619871867</text:p>
          </table:table-cell>
          <table:table-cell office:value-type="float" office:value="0.51763317407486" calcext:value-type="float">
            <text:p>0.5176331741</text:p>
          </table:table-cell>
          <table:table-cell office:value-type="float" office:value="0.509185710212229" calcext:value-type="float">
            <text:p>0.5091857102</text:p>
          </table:table-cell>
          <table:table-cell office:value-type="float" office:value="0.519154193987156" calcext:value-type="float">
            <text:p>0.519154194</text:p>
          </table:table-cell>
          <table:table-cell office:value-type="float" office:value="0.511647658956136" calcext:value-type="float">
            <text:p>0.511647659</text:p>
          </table:table-cell>
          <table:table-cell office:value-type="float" office:value="0.487044613286577" calcext:value-type="float">
            <text:p>0.4870446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48689323222429" calcext:value-type="float">
            <text:p>0.6486893232</text:p>
          </table:table-cell>
          <table:table-cell office:value-type="float" office:value="0.616785192221105" calcext:value-type="float">
            <text:p>0.6167851922</text:p>
          </table:table-cell>
          <table:table-cell office:value-type="float" office:value="0.622413095571531" calcext:value-type="float">
            <text:p>0.6224130956</text:p>
          </table:table-cell>
          <table:table-cell office:value-type="float" office:value="0.626083907765319" calcext:value-type="float">
            <text:p>0.6260839078</text:p>
          </table:table-cell>
          <table:table-cell office:value-type="float" office:value="0.614745280293111" calcext:value-type="float">
            <text:p>0.6147452803</text:p>
          </table:table-cell>
          <table:table-cell office:value-type="float" office:value="0.609069037975454" calcext:value-type="float">
            <text:p>0.60906903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537972810854139" calcext:value-type="float">
            <text:p>0.5379728109</text:p>
          </table:table-cell>
          <table:table-cell office:value-type="float" office:value="0.491337716065761" calcext:value-type="float">
            <text:p>0.4913377161</text:p>
          </table:table-cell>
          <table:table-cell office:value-type="float" office:value="0.488000078080013" calcext:value-type="float">
            <text:p>0.4880000781</text:p>
          </table:table-cell>
          <table:table-cell office:value-type="float" office:value="0.498127042320874" calcext:value-type="float">
            <text:p>0.4981270423</text:p>
          </table:table-cell>
          <table:table-cell office:value-type="float" office:value="0.484310753151652" calcext:value-type="float">
            <text:p>0.4843107532</text:p>
          </table:table-cell>
          <table:table-cell office:value-type="float" office:value="0.462376429899109" calcext:value-type="float">
            <text:p>0.462376429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591971680074825" calcext:value-type="float">
            <text:p>0.5919716801</text:p>
          </table:table-cell>
          <table:table-cell office:value-type="float" office:value="0.589386330952213" calcext:value-type="float">
            <text:p>0.589386331</text:p>
          </table:table-cell>
          <table:table-cell office:value-type="float" office:value="0.607319413572374" calcext:value-type="float">
            <text:p>0.6073194136</text:p>
          </table:table-cell>
          <table:table-cell office:value-type="float" office:value="0.601753509727345" calcext:value-type="float">
            <text:p>0.6017535097</text:p>
          </table:table-cell>
          <table:table-cell office:value-type="float" office:value="0.590026197163154" calcext:value-type="float">
            <text:p>0.5900261972</text:p>
          </table:table-cell>
          <table:table-cell office:value-type="float" office:value="0.572390186942635" calcext:value-type="float">
            <text:p>0.5723901869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56158955423739" calcext:value-type="float">
            <text:p>0.6561589554</text:p>
          </table:table-cell>
          <table:table-cell table:style-name="ce1" office:value-type="float" office:value="0.625311533486359" calcext:value-type="float">
            <text:p>0.6253115335</text:p>
          </table:table-cell>
          <table:table-cell table:style-name="ce1" office:value-type="float" office:value="0.617435317461137" calcext:value-type="float">
            <text:p>0.6174353175</text:p>
          </table:table-cell>
          <table:table-cell table:style-name="ce1" office:value-type="float" office:value="0.622359453036284" calcext:value-type="float">
            <text:p>0.622359453</text:p>
          </table:table-cell>
          <table:table-cell table:style-name="ce1" office:value-type="float" office:value="0.61778183919038" calcext:value-type="float">
            <text:p>0.6177818392</text:p>
          </table:table-cell>
          <table:table-cell table:style-name="ce1" office:value-type="float" office:value="0.60148882370544" calcext:value-type="float">
            <text:p>0.6014888237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183:.B195])" office:value-type="float" office:value="0.00664283333333333" calcext:value-type="float">
            <text:p>0.0066428333</text:p>
          </table:table-cell>
          <table:table-cell table:style-name="ce1" table:formula="of:=VAR([.C183:.C195])" office:value-type="float" office:value="0.00439617209550221" calcext:value-type="float">
            <text:p>0.0043961721</text:p>
          </table:table-cell>
          <table:table-cell table:style-name="ce1" table:formula="of:=VAR([.D183:.D195])" office:value-type="float" office:value="0.00482799059332726" calcext:value-type="float">
            <text:p>0.0048279906</text:p>
          </table:table-cell>
          <table:table-cell table:style-name="ce1" table:formula="of:=VAR([.E183:.E195])" office:value-type="float" office:value="0.00508706851576135" calcext:value-type="float">
            <text:p>0.0050870685</text:p>
          </table:table-cell>
          <table:table-cell table:style-name="ce1" table:formula="of:=VAR([.F183:.F195])" office:value-type="float" office:value="0.00494981885863691" calcext:value-type="float">
            <text:p>0.0049498189</text:p>
          </table:table-cell>
          <table:table-cell table:style-name="ce1" table:formula="of:=VAR([.G183:.G195])" office:value-type="float" office:value="0.00500616045101735" calcext:value-type="float">
            <text:p>0.0050061605</text:p>
          </table:table-cell>
          <table:table-cell table:style-name="ce1" table:formula="of:=VAR([.H183:.H195])" office:value-type="float" office:value="0.00526251535897488" calcext:value-type="float">
            <text:p>0.0052625154</text:p>
          </table:table-cell>
        </table:table-row>
        <table:table-row table:style-name="ro1" table:number-rows-repeated="3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786788251677826" calcext:value-type="float">
            <text:p>0.7867882517</text:p>
          </table:table-cell>
          <table:table-cell office:value-type="float" office:value="0.779477905698763" calcext:value-type="float">
            <text:p>0.7794779057</text:p>
          </table:table-cell>
          <table:table-cell office:value-type="float" office:value="0.77753846871574" calcext:value-type="float">
            <text:p>0.7775384687</text:p>
          </table:table-cell>
          <table:table-cell office:value-type="float" office:value="0.775332035944393" calcext:value-type="float">
            <text:p>0.7753320359</text:p>
          </table:table-cell>
          <table:table-cell office:value-type="float" office:value="0.777931635367884" calcext:value-type="float">
            <text:p>0.7779316354</text:p>
          </table:table-cell>
          <table:table-cell office:value-type="float" office:value="0.763737732462672" calcext:value-type="float">
            <text:p>0.76373773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60259704715131" calcext:value-type="float">
            <text:p>0.7602597047</text:p>
          </table:table-cell>
          <table:table-cell office:value-type="float" office:value="0.751455945895172" calcext:value-type="float">
            <text:p>0.7514559459</text:p>
          </table:table-cell>
          <table:table-cell office:value-type="float" office:value="0.748811262121382" calcext:value-type="float">
            <text:p>0.7488112621</text:p>
          </table:table-cell>
          <table:table-cell office:value-type="float" office:value="0.748362956033676" calcext:value-type="float">
            <text:p>0.748362956</text:p>
          </table:table-cell>
          <table:table-cell office:value-type="float" office:value="0.749142232144195" calcext:value-type="float">
            <text:p>0.7491422321</text:p>
          </table:table-cell>
          <table:table-cell office:value-type="float" office:value="0.732488042132712" calcext:value-type="float">
            <text:p>0.73248804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82852480037303" calcext:value-type="float">
            <text:p>0.58285248</text:p>
          </table:table-cell>
          <table:table-cell office:value-type="float" office:value="0.577503912589008" calcext:value-type="float">
            <text:p>0.5775039126</text:p>
          </table:table-cell>
          <table:table-cell office:value-type="float" office:value="0.576821023972682" calcext:value-type="float">
            <text:p>0.576821024</text:p>
          </table:table-cell>
          <table:table-cell office:value-type="float" office:value="0.575523006532186" calcext:value-type="float">
            <text:p>0.5755230065</text:p>
          </table:table-cell>
          <table:table-cell office:value-type="float" office:value="0.576046821085618" calcext:value-type="float">
            <text:p>0.5760468211</text:p>
          </table:table-cell>
          <table:table-cell office:value-type="float" office:value="0.554210056695689" calcext:value-type="float">
            <text:p>0.55421005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563723279516551" calcext:value-type="float">
            <text:p>0.5637232795</text:p>
          </table:table-cell>
          <table:table-cell office:value-type="float" office:value="0.556771172615767" calcext:value-type="float">
            <text:p>0.5567711726</text:p>
          </table:table-cell>
          <table:table-cell office:value-type="float" office:value="0.556802173755686" calcext:value-type="float">
            <text:p>0.5568021738</text:p>
          </table:table-cell>
          <table:table-cell office:value-type="float" office:value="0.555450637101881" calcext:value-type="float">
            <text:p>0.5554506371</text:p>
          </table:table-cell>
          <table:table-cell office:value-type="float" office:value="0.5556636012558" calcext:value-type="float">
            <text:p>0.5556636013</text:p>
          </table:table-cell>
          <table:table-cell office:value-type="float" office:value="0.534230841146459" calcext:value-type="float">
            <text:p>0.53423084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29754647589299" calcext:value-type="float">
            <text:p>0.6297546476</text:p>
          </table:table-cell>
          <table:table-cell office:value-type="float" office:value="0.643277110913839" calcext:value-type="float">
            <text:p>0.6432771109</text:p>
          </table:table-cell>
          <table:table-cell office:value-type="float" office:value="0.639304436772791" calcext:value-type="float">
            <text:p>0.6393044368</text:p>
          </table:table-cell>
          <table:table-cell office:value-type="float" office:value="0.651414873104383" calcext:value-type="float">
            <text:p>0.6514148731</text:p>
          </table:table-cell>
          <table:table-cell office:value-type="float" office:value="0.643409555918725" calcext:value-type="float">
            <text:p>0.6434095559</text:p>
          </table:table-cell>
          <table:table-cell office:value-type="float" office:value="0.62058993279011" calcext:value-type="float">
            <text:p>0.62058993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760681875232959" calcext:value-type="float">
            <text:p>0.7606818752</text:p>
          </table:table-cell>
          <table:table-cell office:value-type="float" office:value="0.75472267715228" calcext:value-type="float">
            <text:p>0.7547226772</text:p>
          </table:table-cell>
          <table:table-cell office:value-type="float" office:value="0.751450299077219" calcext:value-type="float">
            <text:p>0.7514502991</text:p>
          </table:table-cell>
          <table:table-cell office:value-type="float" office:value="0.749220810357229" calcext:value-type="float">
            <text:p>0.7492208104</text:p>
          </table:table-cell>
          <table:table-cell office:value-type="float" office:value="0.752366191672811" calcext:value-type="float">
            <text:p>0.7523661917</text:p>
          </table:table-cell>
          <table:table-cell office:value-type="float" office:value="0.733390537795281" calcext:value-type="float">
            <text:p>0.73339053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35106126233694" calcext:value-type="float">
            <text:p>0.6351061262</text:p>
          </table:table-cell>
          <table:table-cell office:value-type="float" office:value="0.624691558542969" calcext:value-type="float">
            <text:p>0.6246915585</text:p>
          </table:table-cell>
          <table:table-cell office:value-type="float" office:value="0.623064605568951" calcext:value-type="float">
            <text:p>0.6230646056</text:p>
          </table:table-cell>
          <table:table-cell office:value-type="float" office:value="0.619763002627795" calcext:value-type="float">
            <text:p>0.6197630026</text:p>
          </table:table-cell>
          <table:table-cell office:value-type="float" office:value="0.622684392415704" calcext:value-type="float">
            <text:p>0.6226843924</text:p>
          </table:table-cell>
          <table:table-cell office:value-type="float" office:value="0.599218618920927" calcext:value-type="float">
            <text:p>0.59921861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71598417815579" calcext:value-type="float">
            <text:p>0.5715984178</text:p>
          </table:table-cell>
          <table:table-cell office:value-type="float" office:value="0.564181260155263" calcext:value-type="float">
            <text:p>0.5641812602</text:p>
          </table:table-cell>
          <table:table-cell office:value-type="float" office:value="0.564445573335591" calcext:value-type="float">
            <text:p>0.5644455733</text:p>
          </table:table-cell>
          <table:table-cell office:value-type="float" office:value="0.564171711302052" calcext:value-type="float">
            <text:p>0.5641717113</text:p>
          </table:table-cell>
          <table:table-cell office:value-type="float" office:value="0.562847558367292" calcext:value-type="float">
            <text:p>0.5628475584</text:p>
          </table:table-cell>
          <table:table-cell office:value-type="float" office:value="0.539642109353077" calcext:value-type="float">
            <text:p>0.53964210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58303650189265" calcext:value-type="float">
            <text:p>0.5583036502</text:p>
          </table:table-cell>
          <table:table-cell office:value-type="float" office:value="0.553256467568106" calcext:value-type="float">
            <text:p>0.5532564676</text:p>
          </table:table-cell>
          <table:table-cell office:value-type="float" office:value="0.553602568715919" calcext:value-type="float">
            <text:p>0.5536025687</text:p>
          </table:table-cell>
          <table:table-cell office:value-type="float" office:value="0.553118760128987" calcext:value-type="float">
            <text:p>0.5531187601</text:p>
          </table:table-cell>
          <table:table-cell office:value-type="float" office:value="0.552248202432101" calcext:value-type="float">
            <text:p>0.5522482024</text:p>
          </table:table-cell>
          <table:table-cell office:value-type="float" office:value="0.527098114042948" calcext:value-type="float">
            <text:p>0.5270981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333849687516692" calcext:value-type="float">
            <text:p>0.3338496875</text:p>
          </table:table-cell>
          <table:table-cell office:value-type="float" office:value="0.327168390298803" calcext:value-type="float">
            <text:p>0.3271683903</text:p>
          </table:table-cell>
          <table:table-cell office:value-type="float" office:value="0.328184124421165" calcext:value-type="float">
            <text:p>0.3281841244</text:p>
          </table:table-cell>
          <table:table-cell office:value-type="float" office:value="0.330143050983991" calcext:value-type="float">
            <text:p>0.330143051</text:p>
          </table:table-cell>
          <table:table-cell office:value-type="float" office:value="0.326183393351078" calcext:value-type="float">
            <text:p>0.3261833934</text:p>
          </table:table-cell>
          <table:table-cell office:value-type="float" office:value="0.306822819026697" calcext:value-type="float">
            <text:p>0.3068228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06586314199579" calcext:value-type="float">
            <text:p>0.6065863142</text:p>
          </table:table-cell>
          <table:table-cell office:value-type="float" office:value="0.601662996522388" calcext:value-type="float">
            <text:p>0.6016629965</text:p>
          </table:table-cell>
          <table:table-cell office:value-type="float" office:value="0.601735404907754" calcext:value-type="float">
            <text:p>0.6017354049</text:p>
          </table:table-cell>
          <table:table-cell office:value-type="float" office:value="0.601427789572445" calcext:value-type="float">
            <text:p>0.6014277896</text:p>
          </table:table-cell>
          <table:table-cell office:value-type="float" office:value="0.600247301888378" calcext:value-type="float">
            <text:p>0.6002473019</text:p>
          </table:table-cell>
          <table:table-cell office:value-type="float" office:value="0.577407210661247" calcext:value-type="float">
            <text:p>0.57740721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658154534684744" calcext:value-type="float">
            <text:p>0.6581545347</text:p>
          </table:table-cell>
          <table:table-cell office:value-type="float" office:value="0.651945732037265" calcext:value-type="float">
            <text:p>0.651945732</text:p>
          </table:table-cell>
          <table:table-cell office:value-type="float" office:value="0.649920384752868" calcext:value-type="float">
            <text:p>0.6499203848</text:p>
          </table:table-cell>
          <table:table-cell office:value-type="float" office:value="0.648878737541528" calcext:value-type="float">
            <text:p>0.6488787375</text:p>
          </table:table-cell>
          <table:table-cell office:value-type="float" office:value="0.649245252394092" calcext:value-type="float">
            <text:p>0.6492452524</text:p>
          </table:table-cell>
          <table:table-cell office:value-type="float" office:value="0.620597635523009" calcext:value-type="float">
            <text:p>0.620597635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219234456626" calcext:value-type="float">
            <text:p>0.6521923446</text:p>
          </table:table-cell>
          <table:table-cell office:value-type="float" office:value="0.6509823323395" calcext:value-type="float">
            <text:p>0.6509823323</text:p>
          </table:table-cell>
          <table:table-cell office:value-type="float" office:value="0.649472952698885" calcext:value-type="float">
            <text:p>0.6494729527</text:p>
          </table:table-cell>
          <table:table-cell office:value-type="float" office:value="0.649198888571503" calcext:value-type="float">
            <text:p>0.6491988886</text:p>
          </table:table-cell>
          <table:table-cell office:value-type="float" office:value="0.650178148812775" calcext:value-type="float">
            <text:p>0.6501781488</text:p>
          </table:table-cell>
          <table:table-cell office:value-type="float" office:value="0.630886963982663" calcext:value-type="float">
            <text:p>0.63088696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3404628723778" calcext:value-type="float">
            <text:p>0.3734046287</text:p>
          </table:table-cell>
          <table:table-cell office:value-type="float" office:value="0.36930485746679" calcext:value-type="float">
            <text:p>0.3693048575</text:p>
          </table:table-cell>
          <table:table-cell office:value-type="float" office:value="0.364415550340364" calcext:value-type="float">
            <text:p>0.3644155503</text:p>
          </table:table-cell>
          <table:table-cell office:value-type="float" office:value="0.364438127516901" calcext:value-type="float">
            <text:p>0.3644381275</text:p>
          </table:table-cell>
          <table:table-cell office:value-type="float" office:value="0.367622730848694" calcext:value-type="float">
            <text:p>0.3676227308</text:p>
          </table:table-cell>
          <table:table-cell office:value-type="float" office:value="0.333971218360402" calcext:value-type="float">
            <text:p>0.3339712184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9540365812736" calcext:value-type="float">
            <text:p>0.6954036581</text:p>
          </table:table-cell>
          <table:table-cell table:style-name="ce1" office:value-type="float" office:value="0.709605239021846" calcext:value-type="float">
            <text:p>0.709605239</text:p>
          </table:table-cell>
          <table:table-cell table:style-name="ce1" office:value-type="float" office:value="0.704784090220098" calcext:value-type="float">
            <text:p>0.7047840902</text:p>
          </table:table-cell>
          <table:table-cell table:style-name="ce1" office:value-type="float" office:value="0.717467371522223" calcext:value-type="float">
            <text:p>0.7174673715</text:p>
          </table:table-cell>
          <table:table-cell table:style-name="ce1" office:value-type="float" office:value="0.710050726849982" calcext:value-type="float">
            <text:p>0.7100507268</text:p>
          </table:table-cell>
          <table:table-cell table:style-name="ce1" office:value-type="float" office:value="0.707889194623247" calcext:value-type="float">
            <text:p>0.7078891946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203:.B216])" office:value-type="float" office:value="0.00902272527472527" calcext:value-type="float">
            <text:p>0.0090227253</text:p>
          </table:table-cell>
          <table:table-cell table:style-name="ce1" table:formula="of:=VAR([.C203:.C216])" office:value-type="float" office:value="0.0169701727834821" calcext:value-type="float">
            <text:p>0.0169701728</text:p>
          </table:table-cell>
          <table:table-cell table:style-name="ce1" table:formula="of:=VAR([.D203:.D216])" office:value-type="float" office:value="0.0169515682202033" calcext:value-type="float">
            <text:p>0.0169515682</text:p>
          </table:table-cell>
          <table:table-cell table:style-name="ce1" table:formula="of:=VAR([.E203:.E216])" office:value-type="float" office:value="0.0168315784996874" calcext:value-type="float">
            <text:p>0.0168315785</text:p>
          </table:table-cell>
          <table:table-cell table:style-name="ce1" table:formula="of:=VAR([.F203:.F216])" office:value-type="float" office:value="0.0167099872833329" calcext:value-type="float">
            <text:p>0.0167099873</text:p>
          </table:table-cell>
          <table:table-cell table:style-name="ce1" table:formula="of:=VAR([.G203:.G216])" office:value-type="float" office:value="0.0168939132743009" calcext:value-type="float">
            <text:p>0.0168939133</text:p>
          </table:table-cell>
          <table:table-cell table:style-name="ce1" table:formula="of:=VAR([.H203:.H216])" office:value-type="float" office:value="0.0176150841851895" calcext:value-type="float">
            <text:p>0.0176150842</text:p>
          </table:table-cell>
        </table:table-row>
      </table:table>
      <table:table table:name="%rgb Paper" table:style-name="ta1">
        <table:shapes>
          <draw:frame draw:z-index="0" draw:style-name="gr1" draw:text-style-name="P1" svg:width="5.9831in" svg:height="3.3654in" svg:x="8.0004in" svg:y="0.0004in">
            <draw:object draw:notify-on-update-of-ranges="'%rgb Paper'.B2:'%rgb Paper'.B2 '%rgb Paper'.B3:'%rgb Paper'.B14 '%rgb Paper'.C2:'%rgb Paper'.C2 '%rgb Paper'.C3:'%rgb Paper'.C1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5.9622in" svg:height="3.3535in" svg:x="8.0004in" svg:y="3.5559in">
            <draw:object draw:notify-on-update-of-ranges="'%rgb Paper'.B22:'%rgb Paper'.B22 '%rgb Paper'.B23:'%rgb Paper'.B33 '%rgb Paper'.C22:'%rgb Paper'.C22 '%rgb Paper'.C23:'%rgb Paper'.C3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5.9622in" svg:height="3.3535in" svg:x="8.0004in" svg:y="7.1114in">
            <draw:object draw:notify-on-update-of-ranges="'%rgb Paper'.B42:'%rgb Paper'.B42 '%rgb Paper'.B43:'%rgb Paper'.B50 '%rgb Paper'.C42:'%rgb Paper'.C42 '%rgb Paper'.C43:'%rgb Paper'.C5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9839in" svg:height="3.3657in" svg:x="8.0004in" svg:y="10.6669in">
            <draw:object draw:notify-on-update-of-ranges="'%rgb Paper'.B62:'%rgb Paper'.B62 '%rgb Paper'.B63:'%rgb Paper'.B69 '%rgb Paper'.C62:'%rgb Paper'.C62 '%rgb Paper'.C63:'%rgb Paper'.C6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9209in" svg:height="3.3303in" svg:x="8.0004in" svg:y="14.2224in">
            <draw:object draw:notify-on-update-of-ranges="'%rgb Paper'.B82:'%rgb Paper'.B82 '%rgb Paper'.B83:'%rgb Paper'.B104 '%rgb Paper'.C82:'%rgb Paper'.C82 '%rgb Paper'.C83:'%rgb Paper'.C10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5.9417in" svg:height="3.3421in" svg:x="8.0004in" svg:y="21.3335in">
            <draw:object draw:notify-on-update-of-ranges="'%rgb Paper'.B122:'%rgb Paper'.B122 '%rgb Paper'.B123:'%rgb Paper'.B160 '%rgb Paper'.C122:'%rgb Paper'.C122 '%rgb Paper'.C123:'%rgb Paper'.C16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5.9417in" svg:height="3.3421in" svg:x="8.0004in" svg:y="32.0004in">
            <draw:object draw:notify-on-update-of-ranges="'%rgb Paper'.B182:'%rgb Paper'.B182 '%rgb Paper'.B183:'%rgb Paper'.B195 '%rgb Paper'.C182:'%rgb Paper'.C182 '%rgb Paper'.C183:'%rgb Paper'.C19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5.6256in" svg:height="3.1642in" svg:x="8.0004in" svg:y="35.5559in">
            <draw:object draw:notify-on-update-of-ranges="'%rgb Paper'.B202:'%rgb Paper'.B202 '%rgb Paper'.B203:'%rgb Paper'.B216 '%rgb Paper'.C202:'%rgb Paper'.C202 '%rgb Paper'.C203:'%rgb Paper'.C216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8" draw:style-name="gr1" draw:text-style-name="P1" svg:width="5.9622in" svg:height="3.3535in" svg:x="14.2228in" svg:y="0.0004in">
            <draw:object draw:notify-on-update-of-ranges="'%rgb Paper'.B2:'%rgb Paper'.B2 '%rgb Paper'.B3:'%rgb Paper'.B14 '%rgb Paper'.C2:'%rgb Paper'.C2 '%rgb Paper'.C3:'%rgb Paper'.C14 '%rgb Paper'.D2:'%rgb Paper'.D2 '%rgb Paper'.D3:'%rgb Paper'.D14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9" draw:style-name="gr1" draw:text-style-name="P1" svg:width="5.963in" svg:height="3.3539in" svg:x="14.2228in" svg:y="3.5559in">
            <draw:object draw:notify-on-update-of-ranges="'%rgb Paper'.B22:'%rgb Paper'.B22 '%rgb Paper'.B23:'%rgb Paper'.B33 '%rgb Paper'.C22:'%rgb Paper'.C22 '%rgb Paper'.C23:'%rgb Paper'.C33 '%rgb Paper'.D22:'%rgb Paper'.D22 '%rgb Paper'.D23:'%rgb Paper'.D33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0" draw:style-name="gr1" draw:text-style-name="P1" svg:width="5.6256in" svg:height="3.1642in" svg:x="14.2224in" svg:y="35.5559in">
            <draw:object draw:notify-on-update-of-ranges="'%rgb Paper'.B202:'%rgb Paper'.B202 '%rgb Paper'.B203:'%rgb Paper'.B216 '%rgb Paper'.C202:'%rgb Paper'.C202 '%rgb Paper'.C203:'%rgb Paper'.C216 '%rgb Paper'.D202:'%rgb Paper'.D202 '%rgb Paper'.D203:'%rgb Paper'.D216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office:value-type="float" office:value="0.482914" calcext:value-type="float">
            <text:p>0.482914</text:p>
          </table:table-cell>
          <table:table-cell office:value-type="float" office:value="0.467605" calcext:value-type="float">
            <text:p>0.467605</text:p>
          </table:table-cell>
          <table:table-cell office:value-type="float" office:value="0.47656" calcext:value-type="float">
            <text:p>0.47656</text:p>
          </table:table-cell>
          <table:table-cell office:value-type="float" office:value="0.454301" calcext:value-type="float">
            <text:p>0.454301</text:p>
          </table:table-cell>
          <table:table-cell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office:value-type="float" office:value="0.48609" calcext:value-type="float">
            <text:p>0.48609</text:p>
          </table:table-cell>
          <table:table-cell office:value-type="float" office:value="0.475209" calcext:value-type="float">
            <text:p>0.475209</text:p>
          </table:table-cell>
          <table:table-cell office:value-type="float" office:value="0.466527" calcext:value-type="float">
            <text:p>0.466527</text:p>
          </table:table-cell>
          <table:table-cell office:value-type="float" office:value="0.469421" calcext:value-type="float">
            <text:p>0.469421</text:p>
          </table:table-cell>
          <table:table-cell office:value-type="float" office:value="0.487389" calcext:value-type="float">
            <text:p>0.487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office:value-type="float" office:value="0.57641" calcext:value-type="float">
            <text:p>0.57641</text:p>
          </table:table-cell>
          <table:table-cell office:value-type="float" office:value="0.617431" calcext:value-type="float">
            <text:p>0.617431</text:p>
          </table:table-cell>
          <table:table-cell office:value-type="float" office:value="0.622681" calcext:value-type="float">
            <text:p>0.622681</text:p>
          </table:table-cell>
          <table:table-cell office:value-type="float" office:value="0.609103" calcext:value-type="float">
            <text:p>0.609103</text:p>
          </table:table-cell>
          <table:table-cell office:value-type="float" office:value="0.582199" calcext:value-type="float">
            <text:p>0.5821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office:value-type="float" office:value="0.612134" calcext:value-type="float">
            <text:p>0.612134</text:p>
          </table:table-cell>
          <table:table-cell office:value-type="float" office:value="0.631486" calcext:value-type="float">
            <text:p>0.631486</text:p>
          </table:table-cell>
          <table:table-cell office:value-type="float" office:value="0.619865" calcext:value-type="float">
            <text:p>0.619865</text:p>
          </table:table-cell>
          <table:table-cell office:value-type="float" office:value="0.62616" calcext:value-type="float">
            <text:p>0.62616</text:p>
          </table:table-cell>
          <table:table-cell office:value-type="float" office:value="0.611739" calcext:value-type="float">
            <text:p>0.6117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office:value-type="float" office:value="0.428838" calcext:value-type="float">
            <text:p>0.428838</text:p>
          </table:table-cell>
          <table:table-cell office:value-type="float" office:value="0.442076" calcext:value-type="float">
            <text:p>0.442076</text:p>
          </table:table-cell>
          <table:table-cell office:value-type="float" office:value="0.445247" calcext:value-type="float">
            <text:p>0.445247</text:p>
          </table:table-cell>
          <table:table-cell office:value-type="float" office:value="0.439881" calcext:value-type="float">
            <text:p>0.439881</text:p>
          </table:table-cell>
          <table:table-cell office:value-type="float" office:value="0.429275" calcext:value-type="float">
            <text:p>0.4292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office:value-type="float" office:value="0.477126" calcext:value-type="float">
            <text:p>0.477126</text:p>
          </table:table-cell>
          <table:table-cell office:value-type="float" office:value="0.479655" calcext:value-type="float">
            <text:p>0.479655</text:p>
          </table:table-cell>
          <table:table-cell office:value-type="float" office:value="0.480533" calcext:value-type="float">
            <text:p>0.480533</text:p>
          </table:table-cell>
          <table:table-cell office:value-type="float" office:value="0.476348" calcext:value-type="float">
            <text:p>0.476348</text:p>
          </table:table-cell>
          <table:table-cell office:value-type="float" office:value="0.478857" calcext:value-type="float">
            <text:p>0.4788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office:value-type="float" office:value="0.503948" calcext:value-type="float">
            <text:p>0.503948</text:p>
          </table:table-cell>
          <table:table-cell office:value-type="float" office:value="0.49584" calcext:value-type="float">
            <text:p>0.49584</text:p>
          </table:table-cell>
          <table:table-cell office:value-type="float" office:value="0.496114" calcext:value-type="float">
            <text:p>0.496114</text:p>
          </table:table-cell>
          <table:table-cell office:value-type="float" office:value="0.495127" calcext:value-type="float">
            <text:p>0.495127</text:p>
          </table:table-cell>
          <table:table-cell office:value-type="float" office:value="0.503259" calcext:value-type="float">
            <text:p>0.5032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office:value-type="float" office:value="0.494187" calcext:value-type="float">
            <text:p>0.494187</text:p>
          </table:table-cell>
          <table:table-cell office:value-type="float" office:value="0.505873" calcext:value-type="float">
            <text:p>0.505873</text:p>
          </table:table-cell>
          <table:table-cell office:value-type="float" office:value="0.506665" calcext:value-type="float">
            <text:p>0.506665</text:p>
          </table:table-cell>
          <table:table-cell office:value-type="float" office:value="0.506609" calcext:value-type="float">
            <text:p>0.506609</text:p>
          </table:table-cell>
          <table:table-cell office:value-type="float" office:value="0.492406" calcext:value-type="float">
            <text:p>0.4924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office:value-type="float" office:value="0.307926" calcext:value-type="float">
            <text:p>0.307926</text:p>
          </table:table-cell>
          <table:table-cell office:value-type="float" office:value="0.307647" calcext:value-type="float">
            <text:p>0.307647</text:p>
          </table:table-cell>
          <table:table-cell office:value-type="float" office:value="0.315008" calcext:value-type="float">
            <text:p>0.315008</text:p>
          </table:table-cell>
          <table:table-cell office:value-type="float" office:value="0.313364" calcext:value-type="float">
            <text:p>0.313364</text:p>
          </table:table-cell>
          <table:table-cell office:value-type="float" office:value="0.300368" calcext:value-type="float">
            <text:p>0.3003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office:value-type="float" office:value="0.362314" calcext:value-type="float">
            <text:p>0.362314</text:p>
          </table:table-cell>
          <table:table-cell office:value-type="float" office:value="0.369435" calcext:value-type="float">
            <text:p>0.369435</text:p>
          </table:table-cell>
          <table:table-cell office:value-type="float" office:value="0.380708" calcext:value-type="float">
            <text:p>0.380708</text:p>
          </table:table-cell>
          <table:table-cell office:value-type="float" office:value="0.358477" calcext:value-type="float">
            <text:p>0.358477</text:p>
          </table:table-cell>
          <table:table-cell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office:value-type="float" office:value="0.50819" calcext:value-type="float">
            <text:p>0.50819</text:p>
          </table:table-cell>
          <table:table-cell office:value-type="float" office:value="0.54008" calcext:value-type="float">
            <text:p>0.54008</text:p>
          </table:table-cell>
          <table:table-cell office:value-type="float" office:value="0.539585" calcext:value-type="float">
            <text:p>0.539585</text:p>
          </table:table-cell>
          <table:table-cell office:value-type="float" office:value="0.529802" calcext:value-type="float">
            <text:p>0.529802</text:p>
          </table:table-cell>
          <table:table-cell office:value-type="float" office:value="0.507774" calcext:value-type="float">
            <text:p>0.5077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office:value-type="float" office:value="0.452567" calcext:value-type="float">
            <text:p>0.452567</text:p>
          </table:table-cell>
          <table:table-cell office:value-type="float" office:value="0.448167" calcext:value-type="float">
            <text:p>0.448167</text:p>
          </table:table-cell>
          <table:table-cell office:value-type="float" office:value="0.45517" calcext:value-type="float">
            <text:p>0.45517</text:p>
          </table:table-cell>
          <table:table-cell office:value-type="float" office:value="0.44949" calcext:value-type="float">
            <text:p>0.44949</text:p>
          </table:table-cell>
          <table:table-cell office:value-type="float" office:value="0.445528" calcext:value-type="float">
            <text:p>0.44552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183770557845705" calcext:value-type="float">
            <text:p>0.1837705578</text:p>
          </table:table-cell>
          <table:table-cell table:style-name="ce1" office:value-type="float" office:value="0.31951097065926" calcext:value-type="float">
            <text:p>0.3195109707</text:p>
          </table:table-cell>
          <table:table-cell table:style-name="ce1" office:value-type="float" office:value="0.24093485867693" calcext:value-type="float">
            <text:p>0.2409348587</text:p>
          </table:table-cell>
          <table:table-cell table:style-name="ce1" office:value-type="float" office:value="0.222123360937788" calcext:value-type="float">
            <text:p>0.2221233609</text:p>
          </table:table-cell>
          <table:table-cell table:style-name="ce1" office:value-type="float" office:value="0.23915228001229" calcext:value-type="float">
            <text:p>0.23915228</text:p>
          </table:table-cell>
          <table:table-cell table:style-name="ce1" office:value-type="float" office:value="0.313683891025471" calcext:value-type="float">
            <text:p>0.313683891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3:.B14])" office:value-type="float" office:value="0.000762628787878788" calcext:value-type="float">
            <text:p>0.0007626288</text:p>
          </table:table-cell>
          <table:table-cell table:style-name="ce1" table:formula="of:=VAR([.C3:.C14])" office:value-type="float" office:value="0.00904689851038636" calcext:value-type="float">
            <text:p>0.0090468985</text:p>
          </table:table-cell>
          <table:table-cell table:style-name="ce1" table:formula="of:=VAR([.D3:.D14])" office:value-type="float" office:value="0.006802643798" calcext:value-type="float">
            <text:p>0.0068026438</text:p>
          </table:table-cell>
          <table:table-cell table:style-name="ce1" table:formula="of:=VAR([.E3:.E14])" office:value-type="float" office:value="0.00826260289224243" calcext:value-type="float">
            <text:p>0.0082626029</text:p>
          </table:table-cell>
          <table:table-cell table:style-name="ce1" table:formula="of:=VAR([.F3:.F14])" office:value-type="float" office:value="0.00757946455662878" calcext:value-type="float">
            <text:p>0.0075794646</text:p>
          </table:table-cell>
          <table:table-cell table:style-name="ce1" table:formula="of:=VAR([.G3:.G14])" office:value-type="float" office:value="0.00792945676493182" calcext:value-type="float">
            <text:p>0.0079294568</text:p>
          </table:table-cell>
          <table:table-cell table:style-name="ce1" table:formula="of:=VAR([.H3:.H14])" office:value-type="float" office:value="0.00701708584124242" calcext:value-type="float">
            <text:p>0.0070170858</text:p>
          </table:table-cell>
        </table:table-row>
        <table:table-row table:style-name="ro1" table:number-rows-repeated="4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office:value-type="float" office:value="0.619505" calcext:value-type="float">
            <text:p>0.619505</text:p>
          </table:table-cell>
          <table:table-cell office:value-type="float" office:value="0.624856" calcext:value-type="float">
            <text:p>0.624856</text:p>
          </table:table-cell>
          <table:table-cell office:value-type="float" office:value="0.638791" calcext:value-type="float">
            <text:p>0.638791</text:p>
          </table:table-cell>
          <table:table-cell office:value-type="float" office:value="0.595643" calcext:value-type="float">
            <text:p>0.595643</text:p>
          </table:table-cell>
          <table:table-cell office:value-type="float" office:value="0.631965" calcext:value-type="float">
            <text:p>0.6319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office:value-type="float" office:value="0.550669" calcext:value-type="float">
            <text:p>0.550669</text:p>
          </table:table-cell>
          <table:table-cell office:value-type="float" office:value="0.568153" calcext:value-type="float">
            <text:p>0.568153</text:p>
          </table:table-cell>
          <table:table-cell office:value-type="float" office:value="0.532392" calcext:value-type="float">
            <text:p>0.532392</text:p>
          </table:table-cell>
          <table:table-cell office:value-type="float" office:value="0.524865" calcext:value-type="float">
            <text:p>0.524865</text:p>
          </table:table-cell>
          <table:table-cell office:value-type="float" office:value="0.562467" calcext:value-type="float">
            <text:p>0.5624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office:value-type="float" office:value="0.544142" calcext:value-type="float">
            <text:p>0.544142</text:p>
          </table:table-cell>
          <table:table-cell office:value-type="float" office:value="0.537783" calcext:value-type="float">
            <text:p>0.537783</text:p>
          </table:table-cell>
          <table:table-cell office:value-type="float" office:value="0.500446" calcext:value-type="float">
            <text:p>0.500446</text:p>
          </table:table-cell>
          <table:table-cell office:value-type="float" office:value="0.513543" calcext:value-type="float">
            <text:p>0.513543</text:p>
          </table:table-cell>
          <table:table-cell office:value-type="float" office:value="0.562565" calcext:value-type="float">
            <text:p>0.5625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office:value-type="float" office:value="0.371606" calcext:value-type="float">
            <text:p>0.371606</text:p>
          </table:table-cell>
          <table:table-cell office:value-type="float" office:value="0.364018" calcext:value-type="float">
            <text:p>0.364018</text:p>
          </table:table-cell>
          <table:table-cell office:value-type="float" office:value="0.367567" calcext:value-type="float">
            <text:p>0.367567</text:p>
          </table:table-cell>
          <table:table-cell office:value-type="float" office:value="0.364082" calcext:value-type="float">
            <text:p>0.364082</text:p>
          </table:table-cell>
          <table:table-cell office:value-type="float" office:value="0.371389" calcext:value-type="float">
            <text:p>0.371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office:value-type="float" office:value="0.330985" calcext:value-type="float">
            <text:p>0.330985</text:p>
          </table:table-cell>
          <table:table-cell office:value-type="float" office:value="0.329636" calcext:value-type="float">
            <text:p>0.329636</text:p>
          </table:table-cell>
          <table:table-cell office:value-type="float" office:value="0.328373" calcext:value-type="float">
            <text:p>0.328373</text:p>
          </table:table-cell>
          <table:table-cell office:value-type="float" office:value="0.332893" calcext:value-type="float">
            <text:p>0.332893</text:p>
          </table:table-cell>
          <table:table-cell office:value-type="float" office:value="0.326381" calcext:value-type="float">
            <text:p>0.32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office:value-type="float" office:value="0.364224" calcext:value-type="float">
            <text:p>0.364224</text:p>
          </table:table-cell>
          <table:table-cell office:value-type="float" office:value="0.363855" calcext:value-type="float">
            <text:p>0.363855</text:p>
          </table:table-cell>
          <table:table-cell office:value-type="float" office:value="0.364674" calcext:value-type="float">
            <text:p>0.364674</text:p>
          </table:table-cell>
          <table:table-cell office:value-type="float" office:value="0.365833" calcext:value-type="float">
            <text:p>0.365833</text:p>
          </table:table-cell>
          <table:table-cell office:value-type="float" office:value="0.361097" calcext:value-type="float">
            <text:p>0.361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office:value-type="float" office:value="0.369763" calcext:value-type="float">
            <text:p>0.369763</text:p>
          </table:table-cell>
          <table:table-cell office:value-type="float" office:value="0.377608" calcext:value-type="float">
            <text:p>0.377608</text:p>
          </table:table-cell>
          <table:table-cell office:value-type="float" office:value="0.385827" calcext:value-type="float">
            <text:p>0.385827</text:p>
          </table:table-cell>
          <table:table-cell office:value-type="float" office:value="0.376715" calcext:value-type="float">
            <text:p>0.376715</text:p>
          </table:table-cell>
          <table:table-cell office:value-type="float" office:value="0.366912" calcext:value-type="float">
            <text:p>0.3669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office:value-type="float" office:value="0.390556" calcext:value-type="float">
            <text:p>0.390556</text:p>
          </table:table-cell>
          <table:table-cell office:value-type="float" office:value="0.391989" calcext:value-type="float">
            <text:p>0.391989</text:p>
          </table:table-cell>
          <table:table-cell office:value-type="float" office:value="0.40148" calcext:value-type="float">
            <text:p>0.40148</text:p>
          </table:table-cell>
          <table:table-cell office:value-type="float" office:value="0.393693" calcext:value-type="float">
            <text:p>0.393693</text:p>
          </table:table-cell>
          <table:table-cell office:value-type="float" office:value="0.386116" calcext:value-type="float">
            <text:p>0.386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office:value-type="float" office:value="0.32941" calcext:value-type="float">
            <text:p>0.32941</text:p>
          </table:table-cell>
          <table:table-cell office:value-type="float" office:value="0.328279" calcext:value-type="float">
            <text:p>0.328279</text:p>
          </table:table-cell>
          <table:table-cell office:value-type="float" office:value="0.32931" calcext:value-type="float">
            <text:p>0.32931</text:p>
          </table:table-cell>
          <table:table-cell office:value-type="float" office:value="0.326022" calcext:value-type="float">
            <text:p>0.326022</text:p>
          </table:table-cell>
          <table:table-cell office:value-type="float" office:value="0.331156" calcext:value-type="float">
            <text:p>0.331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office:value-type="float" office:value="0.612755" calcext:value-type="float">
            <text:p>0.612755</text:p>
          </table:table-cell>
          <table:table-cell office:value-type="float" office:value="0.589916" calcext:value-type="float">
            <text:p>0.589916</text:p>
          </table:table-cell>
          <table:table-cell office:value-type="float" office:value="0.583105" calcext:value-type="float">
            <text:p>0.583105</text:p>
          </table:table-cell>
          <table:table-cell office:value-type="float" office:value="0.587493" calcext:value-type="float">
            <text:p>0.587493</text:p>
          </table:table-cell>
          <table:table-cell office:value-type="float" office:value="0.612201" calcext:value-type="float">
            <text:p>0.6122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office:value-type="float" office:value="0.527381" calcext:value-type="float">
            <text:p>0.527381</text:p>
          </table:table-cell>
          <table:table-cell office:value-type="float" office:value="0.495838" calcext:value-type="float">
            <text:p>0.495838</text:p>
          </table:table-cell>
          <table:table-cell office:value-type="float" office:value="0.499513" calcext:value-type="float">
            <text:p>0.499513</text:p>
          </table:table-cell>
          <table:table-cell office:value-type="float" office:value="0.487081" calcext:value-type="float">
            <text:p>0.487081</text:p>
          </table:table-cell>
          <table:table-cell office:value-type="float" office:value="0.53512" calcext:value-type="float">
            <text:p>0.53512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74308749786731" calcext:value-type="float">
            <text:p>0.7430874979</text:p>
          </table:table-cell>
          <table:table-cell table:style-name="ce1" office:value-type="float" office:value="0.741079930027511" calcext:value-type="float">
            <text:p>0.74107993</text:p>
          </table:table-cell>
          <table:table-cell table:style-name="ce1" office:value-type="float" office:value="0.745714797127639" calcext:value-type="float">
            <text:p>0.7457147971</text:p>
          </table:table-cell>
          <table:table-cell table:style-name="ce1" office:value-type="float" office:value="0.717116618517751" calcext:value-type="float">
            <text:p>0.7171166185</text:p>
          </table:table-cell>
          <table:table-cell table:style-name="ce1" office:value-type="float" office:value="0.747727640913276" calcext:value-type="float">
            <text:p>0.7477276409</text:p>
          </table:table-cell>
          <table:table-cell table:style-name="ce1" office:value-type="float" office:value="0.732191768316279" calcext:value-type="float">
            <text:p>0.7321917683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23:.B33])" office:value-type="float" office:value="0.0122116181818182" calcext:value-type="float">
            <text:p>0.0122116182</text:p>
          </table:table-cell>
          <table:table-cell table:style-name="ce1" table:formula="of:=VAR([.C23:.C33])" office:value-type="float" office:value="0.0107841926944182" calcext:value-type="float">
            <text:p>0.0107841927</text:p>
          </table:table-cell>
          <table:table-cell table:style-name="ce1" table:formula="of:=VAR([.D23:.D33])" office:value-type="float" office:value="0.0132048914612909" calcext:value-type="float">
            <text:p>0.0132048915</text:p>
          </table:table-cell>
          <table:table-cell table:style-name="ce1" table:formula="of:=VAR([.E23:.E33])" office:value-type="float" office:value="0.0126597729572182" calcext:value-type="float">
            <text:p>0.012659773</text:p>
          </table:table-cell>
          <table:table-cell table:style-name="ce1" table:formula="of:=VAR([.F23:.F33])" office:value-type="float" office:value="0.0115019866097636" calcext:value-type="float">
            <text:p>0.0115019866</text:p>
          </table:table-cell>
          <table:table-cell table:style-name="ce1" table:formula="of:=VAR([.G23:.G33])" office:value-type="float" office:value="0.0102612123174" calcext:value-type="float">
            <text:p>0.0102612123</text:p>
          </table:table-cell>
          <table:table-cell table:style-name="ce1" table:formula="of:=VAR([.H23:.H33])" office:value-type="float" office:value="0.0145597428934182" calcext:value-type="float">
            <text:p>0.0145597429</text:p>
          </table:table-cell>
        </table:table-row>
        <table:table-row table:style-name="ro1" table:number-rows-repeated="5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office:value-type="float" office:value="0.41167" calcext:value-type="float">
            <text:p>0.41167</text:p>
          </table:table-cell>
          <table:table-cell office:value-type="float" office:value="0.393088" calcext:value-type="float">
            <text:p>0.393088</text:p>
          </table:table-cell>
          <table:table-cell office:value-type="float" office:value="0.396515" calcext:value-type="float">
            <text:p>0.396515</text:p>
          </table:table-cell>
          <table:table-cell office:value-type="float" office:value="0.390687" calcext:value-type="float">
            <text:p>0.390687</text:p>
          </table:table-cell>
          <table:table-cell office:value-type="float" office:value="0.413602" calcext:value-type="float">
            <text:p>0.413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office:value-type="float" office:value="0.431288" calcext:value-type="float">
            <text:p>0.431288</text:p>
          </table:table-cell>
          <table:table-cell office:value-type="float" office:value="0.417494" calcext:value-type="float">
            <text:p>0.417494</text:p>
          </table:table-cell>
          <table:table-cell office:value-type="float" office:value="0.419254" calcext:value-type="float">
            <text:p>0.419254</text:p>
          </table:table-cell>
          <table:table-cell office:value-type="float" office:value="0.41525" calcext:value-type="float">
            <text:p>0.41525</text:p>
          </table:table-cell>
          <table:table-cell office:value-type="float" office:value="0.432651" calcext:value-type="float">
            <text:p>0.4326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office:value-type="float" office:value="0.42441" calcext:value-type="float">
            <text:p>0.42441</text:p>
          </table:table-cell>
          <table:table-cell office:value-type="float" office:value="0.40542" calcext:value-type="float">
            <text:p>0.40542</text:p>
          </table:table-cell>
          <table:table-cell office:value-type="float" office:value="0.408601" calcext:value-type="float">
            <text:p>0.408601</text:p>
          </table:table-cell>
          <table:table-cell office:value-type="float" office:value="0.405106" calcext:value-type="float">
            <text:p>0.405106</text:p>
          </table:table-cell>
          <table:table-cell office:value-type="float" office:value="0.423854" calcext:value-type="float">
            <text:p>0.4238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0.460763" calcext:value-type="float">
            <text:p>0.460763</text:p>
          </table:table-cell>
          <table:table-cell office:value-type="float" office:value="0.400136" calcext:value-type="float">
            <text:p>0.400136</text:p>
          </table:table-cell>
          <table:table-cell office:value-type="float" office:value="0.403065" calcext:value-type="float">
            <text:p>0.403065</text:p>
          </table:table-cell>
          <table:table-cell office:value-type="float" office:value="0.396785" calcext:value-type="float">
            <text:p>0.396785</text:p>
          </table:table-cell>
          <table:table-cell office:value-type="float" office:value="0.462498" calcext:value-type="float">
            <text:p>0.4624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office:value-type="float" office:value="0.438408" calcext:value-type="float">
            <text:p>0.438408</text:p>
          </table:table-cell>
          <table:table-cell office:value-type="float" office:value="0.407944" calcext:value-type="float">
            <text:p>0.407944</text:p>
          </table:table-cell>
          <table:table-cell office:value-type="float" office:value="0.41039" calcext:value-type="float">
            <text:p>0.41039</text:p>
          </table:table-cell>
          <table:table-cell office:value-type="float" office:value="0.40683" calcext:value-type="float">
            <text:p>0.40683</text:p>
          </table:table-cell>
          <table:table-cell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office:value-type="float" office:value="0.411471" calcext:value-type="float">
            <text:p>0.411471</text:p>
          </table:table-cell>
          <table:table-cell office:value-type="float" office:value="0.394456" calcext:value-type="float">
            <text:p>0.394456</text:p>
          </table:table-cell>
          <table:table-cell office:value-type="float" office:value="0.398633" calcext:value-type="float">
            <text:p>0.398633</text:p>
          </table:table-cell>
          <table:table-cell office:value-type="float" office:value="0.391579" calcext:value-type="float">
            <text:p>0.391579</text:p>
          </table:table-cell>
          <table:table-cell office:value-type="float" office:value="0.414217" calcext:value-type="float">
            <text:p>0.4142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office:value-type="float" office:value="0.416872" calcext:value-type="float">
            <text:p>0.416872</text:p>
          </table:table-cell>
          <table:table-cell office:value-type="float" office:value="0.398681" calcext:value-type="float">
            <text:p>0.398681</text:p>
          </table:table-cell>
          <table:table-cell office:value-type="float" office:value="0.400941" calcext:value-type="float">
            <text:p>0.400941</text:p>
          </table:table-cell>
          <table:table-cell office:value-type="float" office:value="0.396548" calcext:value-type="float">
            <text:p>0.396548</text:p>
          </table:table-cell>
          <table:table-cell office:value-type="float" office:value="0.41864" calcext:value-type="float">
            <text:p>0.41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office:value-type="float" office:value="0.436783" calcext:value-type="float">
            <text:p>0.436783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411613" calcext:value-type="float">
            <text:p>0.411613</text:p>
          </table:table-cell>
          <table:table-cell office:value-type="float" office:value="0.407985" calcext:value-type="float">
            <text:p>0.407985</text:p>
          </table:table-cell>
          <table:table-cell office:value-type="float" office:value="0.438523" calcext:value-type="float">
            <text:p>0.43852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92317661396828" calcext:value-type="float">
            <text:p>0.5923176614</text:p>
          </table:table-cell>
          <table:table-cell table:style-name="ce1" office:value-type="float" office:value="0.189234361984733" calcext:value-type="float">
            <text:p>0.189234362</text:p>
          </table:table-cell>
          <table:table-cell table:style-name="ce1" office:value-type="float" office:value="0.393810727264593" calcext:value-type="float">
            <text:p>0.3938107273</text:p>
          </table:table-cell>
          <table:table-cell table:style-name="ce1" office:value-type="float" office:value="0.396310603689298" calcext:value-type="float">
            <text:p>0.3963106037</text:p>
          </table:table-cell>
          <table:table-cell table:style-name="ce1" office:value-type="float" office:value="0.313006424615802" calcext:value-type="float">
            <text:p>0.3130064246</text:p>
          </table:table-cell>
          <table:table-cell table:style-name="ce1" office:value-type="float" office:value="0.21639962423725" calcext:value-type="float">
            <text:p>0.2163996242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43:.B50])" office:value-type="float" office:value="0.000866839285714286" calcext:value-type="float">
            <text:p>0.0008668393</text:p>
          </table:table-cell>
          <table:table-cell table:style-name="ce1" table:formula="of:=VAR([.C43:.C50])" office:value-type="float" office:value="0.000101547738982143" calcext:value-type="float">
            <text:p>0.0001015477</text:p>
          </table:table-cell>
          <table:table-cell table:style-name="ce1" table:formula="of:=VAR([.D43:.D50])" office:value-type="float" office:value="0.000276992266125" calcext:value-type="float">
            <text:p>0.0002769923</text:p>
          </table:table-cell>
          <table:table-cell table:style-name="ce1" table:formula="of:=VAR([.E43:.E50])" office:value-type="float" office:value="0.0000685859398392857" calcext:value-type="float">
            <text:p>6.85859398392857E-005</text:p>
          </table:table-cell>
          <table:table-cell table:style-name="ce1" table:formula="of:=VAR([.F43:.F50])" office:value-type="float" office:value="0.000058789884" calcext:value-type="float">
            <text:p>5.8789884E-005</text:p>
          </table:table-cell>
          <table:table-cell table:style-name="ce1" table:formula="of:=VAR([.G43:.G50])" office:value-type="float" office:value="0.0000763487839285716" calcext:value-type="float">
            <text:p>7.63487839285716E-005</text:p>
          </table:table-cell>
          <table:table-cell table:style-name="ce1" table:formula="of:=VAR([.H43:.H50])" office:value-type="float" office:value="0.000274045839839285" calcext:value-type="float">
            <text:p>0.0002740458</text:p>
          </table:table-cell>
        </table:table-row>
        <table:table-row table:style-name="ro1" table:number-rows-repeated="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office:value-type="float" office:value="0.603679" calcext:value-type="float">
            <text:p>0.603679</text:p>
          </table:table-cell>
          <table:table-cell office:value-type="float" office:value="0.608544" calcext:value-type="float">
            <text:p>0.608544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592596" calcext:value-type="float">
            <text:p>0.592596</text:p>
          </table:table-cell>
          <table:table-cell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office:value-type="float" office:value="0.620826" calcext:value-type="float">
            <text:p>0.620826</text:p>
          </table:table-cell>
          <table:table-cell office:value-type="float" office:value="0.613515" calcext:value-type="float">
            <text:p>0.613515</text:p>
          </table:table-cell>
          <table:table-cell office:value-type="float" office:value="0.612669" calcext:value-type="float">
            <text:p>0.612669</text:p>
          </table:table-cell>
          <table:table-cell office:value-type="float" office:value="0.597498" calcext:value-type="float">
            <text:p>0.597498</text:p>
          </table:table-cell>
          <table:table-cell office:value-type="float" office:value="0.634969" calcext:value-type="float">
            <text:p>0.6349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office:value-type="float" office:value="0.656509" calcext:value-type="float">
            <text:p>0.656509</text:p>
          </table:table-cell>
          <table:table-cell office:value-type="float" office:value="0.659289" calcext:value-type="float">
            <text:p>0.659289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0.642192" calcext:value-type="float">
            <text:p>0.642192</text:p>
          </table:table-cell>
          <table:table-cell office:value-type="float" office:value="0.66998" calcext:value-type="float">
            <text:p>0.669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office:value-type="float" office:value="0.52413" calcext:value-type="float">
            <text:p>0.52413</text:p>
          </table:table-cell>
          <table:table-cell office:value-type="float" office:value="0.586423" calcext:value-type="float">
            <text:p>0.586423</text:p>
          </table:table-cell>
          <table:table-cell office:value-type="float" office:value="0.605366" calcext:value-type="float">
            <text:p>0.605366</text:p>
          </table:table-cell>
          <table:table-cell office:value-type="float" office:value="0.525304" calcext:value-type="float">
            <text:p>0.525304</text:p>
          </table:table-cell>
          <table:table-cell office:value-type="float" office:value="0.565734" calcext:value-type="float">
            <text:p>0.565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office:value-type="float" office:value="0.663392" calcext:value-type="float">
            <text:p>0.663392</text:p>
          </table:table-cell>
          <table:table-cell office:value-type="float" office:value="0.673143" calcext:value-type="float">
            <text:p>0.673143</text:p>
          </table:table-cell>
          <table:table-cell office:value-type="float" office:value="0.672749" calcext:value-type="float">
            <text:p>0.672749</text:p>
          </table:table-cell>
          <table:table-cell office:value-type="float" office:value="0.661147" calcext:value-type="float">
            <text:p>0.661147</text:p>
          </table:table-cell>
          <table:table-cell office:value-type="float" office:value="0.673489" calcext:value-type="float">
            <text:p>0.673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office:value-type="float" office:value="0.512885" calcext:value-type="float">
            <text:p>0.512885</text:p>
          </table:table-cell>
          <table:table-cell office:value-type="float" office:value="0.523464" calcext:value-type="float">
            <text:p>0.523464</text:p>
          </table:table-cell>
          <table:table-cell office:value-type="float" office:value="0.52155" calcext:value-type="float">
            <text:p>0.52155</text:p>
          </table:table-cell>
          <table:table-cell office:value-type="float" office:value="0.503175" calcext:value-type="float">
            <text:p>0.503175</text:p>
          </table:table-cell>
          <table:table-cell office:value-type="float" office:value="0.532407" calcext:value-type="float">
            <text:p>0.53240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office:value-type="float" office:value="0.718998" calcext:value-type="float">
            <text:p>0.718998</text:p>
          </table:table-cell>
          <table:table-cell office:value-type="float" office:value="0.712984" calcext:value-type="float">
            <text:p>0.712984</text:p>
          </table:table-cell>
          <table:table-cell office:value-type="float" office:value="0.712204" calcext:value-type="float">
            <text:p>0.712204</text:p>
          </table:table-cell>
          <table:table-cell office:value-type="float" office:value="0.706007" calcext:value-type="float">
            <text:p>0.706007</text:p>
          </table:table-cell>
          <table:table-cell office:value-type="float" office:value="0.72507" calcext:value-type="float">
            <text:p>0.72507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801385684447592" calcext:value-type="float">
            <text:p>0.8013856844</text:p>
          </table:table-cell>
          <table:table-cell table:style-name="ce1" office:value-type="float" office:value="0.761716172808967" calcext:value-type="float">
            <text:p>0.7617161728</text:p>
          </table:table-cell>
          <table:table-cell table:style-name="ce1" office:value-type="float" office:value="0.804384642557734" calcext:value-type="float">
            <text:p>0.8043846426</text:p>
          </table:table-cell>
          <table:table-cell table:style-name="ce1" office:value-type="float" office:value="0.781776817732882" calcext:value-type="float">
            <text:p>0.7817768177</text:p>
          </table:table-cell>
          <table:table-cell table:style-name="ce1" office:value-type="float" office:value="0.815462337435327" calcext:value-type="float">
            <text:p>0.8154623374</text:p>
          </table:table-cell>
          <table:table-cell table:style-name="ce1" office:value-type="float" office:value="0.760150270586929" calcext:value-type="float">
            <text:p>0.7601502706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63:.B69])" office:value-type="float" office:value="0.0303058095238095" calcext:value-type="float">
            <text:p>0.0303058095</text:p>
          </table:table-cell>
          <table:table-cell table:style-name="ce1" table:formula="of:=VAR([.C63:.C69])" office:value-type="float" office:value="0.00571128723414286" calcext:value-type="float">
            <text:p>0.0057112872</text:p>
          </table:table-cell>
          <table:table-cell table:style-name="ce1" table:formula="of:=VAR([.D63:.D69])" office:value-type="float" office:value="0.00562071770895238" calcext:value-type="float">
            <text:p>0.0056207177</text:p>
          </table:table-cell>
          <table:table-cell table:style-name="ce1" table:formula="of:=VAR([.E63:.E69])" office:value-type="float" office:value="0.00390572010095238" calcext:value-type="float">
            <text:p>0.0039057201</text:p>
          </table:table-cell>
          <table:table-cell table:style-name="ce1" table:formula="of:=VAR([.F63:.F69])" office:value-type="float" office:value="0.00377915680628571" calcext:value-type="float">
            <text:p>0.0037791568</text:p>
          </table:table-cell>
          <table:table-cell table:style-name="ce1" table:formula="of:=VAR([.G63:.G69])" office:value-type="float" office:value="0.00527681730761905" calcext:value-type="float">
            <text:p>0.0052768173</text:p>
          </table:table-cell>
          <table:table-cell table:style-name="ce1" table:formula="of:=VAR([.H63:.H69])" office:value-type="float" office:value="0.00438673930657143" calcext:value-type="float">
            <text:p>0.0043867393</text:p>
          </table:table-cell>
        </table:table-row>
        <table:table-row table:style-name="ro1" table:number-rows-repeated="9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office:value-type="float" office:value="0.731297" calcext:value-type="float">
            <text:p>0.731297</text:p>
          </table:table-cell>
          <table:table-cell office:value-type="float" office:value="0.736128" calcext:value-type="float">
            <text:p>0.736128</text:p>
          </table:table-cell>
          <table:table-cell office:value-type="float" office:value="0.736648" calcext:value-type="float">
            <text:p>0.736648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733539" calcext:value-type="float">
            <text:p>0.7335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60455" calcext:value-type="float">
            <text:p>0.660455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61693" calcext:value-type="float">
            <text:p>0.661693</text:p>
          </table:table-cell>
          <table:table-cell office:value-type="float" office:value="0.657176" calcext:value-type="float">
            <text:p>0.657176</text:p>
          </table:table-cell>
          <table:table-cell office:value-type="float" office:value="0.663702" calcext:value-type="float">
            <text:p>0.6637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office:value-type="float" office:value="0.595389" calcext:value-type="float">
            <text:p>0.595389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0.598049" calcext:value-type="float">
            <text:p>0.598049</text:p>
          </table:table-cell>
          <table:table-cell office:value-type="float" office:value="0.592784" calcext:value-type="float">
            <text:p>0.592784</text:p>
          </table:table-cell>
          <table:table-cell office:value-type="float" office:value="0.599121" calcext:value-type="float">
            <text:p>0.5991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office:value-type="float" office:value="0.574402" calcext:value-type="float">
            <text:p>0.574402</text:p>
          </table:table-cell>
          <table:table-cell office:value-type="float" office:value="0.571659" calcext:value-type="float">
            <text:p>0.571659</text:p>
          </table:table-cell>
          <table:table-cell office:value-type="float" office:value="0.573545" calcext:value-type="float">
            <text:p>0.573545</text:p>
          </table:table-cell>
          <table:table-cell office:value-type="float" office:value="0.567793" calcext:value-type="float">
            <text:p>0.567793</text:p>
          </table:table-cell>
          <table:table-cell office:value-type="float" office:value="0.578299" calcext:value-type="float">
            <text:p>0.578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office:value-type="float" office:value="0.584821" calcext:value-type="float">
            <text:p>0.584821</text:p>
          </table:table-cell>
          <table:table-cell office:value-type="float" office:value="0.583696" calcext:value-type="float">
            <text:p>0.583696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579538" calcext:value-type="float">
            <text:p>0.579538</text:p>
          </table:table-cell>
          <table:table-cell office:value-type="float" office:value="0.589066" calcext:value-type="float">
            <text:p>0.589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office:value-type="float" office:value="0.693115" calcext:value-type="float">
            <text:p>0.693115</text:p>
          </table:table-cell>
          <table:table-cell office:value-type="float" office:value="0.692851" calcext:value-type="float">
            <text:p>0.692851</text:p>
          </table:table-cell>
          <table:table-cell office:value-type="float" office:value="0.696192" calcext:value-type="float">
            <text:p>0.696192</text:p>
          </table:table-cell>
          <table:table-cell office:value-type="float" office:value="0.689289" calcext:value-type="float">
            <text:p>0.689289</text:p>
          </table:table-cell>
          <table:table-cell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office:value-type="float" office:value="0.754192" calcext:value-type="float">
            <text:p>0.754192</text:p>
          </table:table-cell>
          <table:table-cell office:value-type="float" office:value="0.755919" calcext:value-type="float">
            <text:p>0.755919</text:p>
          </table:table-cell>
          <table:table-cell office:value-type="float" office:value="0.758125" calcext:value-type="float">
            <text:p>0.758125</text:p>
          </table:table-cell>
          <table:table-cell office:value-type="float" office:value="0.754071" calcext:value-type="float">
            <text:p>0.754071</text:p>
          </table:table-cell>
          <table:table-cell office:value-type="float" office:value="0.7566" calcext:value-type="float">
            <text:p>0.75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688516" calcext:value-type="float">
            <text:p>0.68851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689979" calcext:value-type="float">
            <text:p>0.689979</text:p>
          </table:table-cell>
          <table:table-cell office:value-type="float" office:value="0.686841" calcext:value-type="float">
            <text:p>0.686841</text:p>
          </table:table-cell>
          <table:table-cell office:value-type="float" office:value="0.690463" calcext:value-type="float">
            <text:p>0.690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office:value-type="float" office:value="0.648102" calcext:value-type="float">
            <text:p>0.648102</text:p>
          </table:table-cell>
          <table:table-cell office:value-type="float" office:value="0.646979" calcext:value-type="float">
            <text:p>0.646979</text:p>
          </table:table-cell>
          <table:table-cell office:value-type="float" office:value="0.649304" calcext:value-type="float">
            <text:p>0.649304</text:p>
          </table:table-cell>
          <table:table-cell office:value-type="float" office:value="0.644871" calcext:value-type="float">
            <text:p>0.644871</text:p>
          </table:table-cell>
          <table:table-cell office:value-type="float" office:value="0.650728" calcext:value-type="float">
            <text:p>0.650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office:value-type="float" office:value="0.650583" calcext:value-type="float">
            <text:p>0.650583</text:p>
          </table:table-cell>
          <table:table-cell office:value-type="float" office:value="0.649736" calcext:value-type="float">
            <text:p>0.649736</text:p>
          </table:table-cell>
          <table:table-cell office:value-type="float" office:value="0.651903" calcext:value-type="float">
            <text:p>0.651903</text:p>
          </table:table-cell>
          <table:table-cell office:value-type="float" office:value="0.646498" calcext:value-type="float">
            <text:p>0.646498</text:p>
          </table:table-cell>
          <table:table-cell office:value-type="float" office:value="0.653791" calcext:value-type="float">
            <text:p>0.6537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office:value-type="float" office:value="0.461068" calcext:value-type="float">
            <text:p>0.461068</text:p>
          </table:table-cell>
          <table:table-cell office:value-type="float" office:value="0.460611" calcext:value-type="float">
            <text:p>0.460611</text:p>
          </table:table-cell>
          <table:table-cell office:value-type="float" office:value="0.463086" calcext:value-type="float">
            <text:p>0.463086</text:p>
          </table:table-cell>
          <table:table-cell office:value-type="float" office:value="0.457061" calcext:value-type="float">
            <text:p>0.457061</text:p>
          </table:table-cell>
          <table:table-cell office:value-type="float" office:value="0.464875" calcext:value-type="float">
            <text:p>0.464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357367" calcext:value-type="float">
            <text:p>0.357367</text:p>
          </table:table-cell>
          <table:table-cell office:value-type="float" office:value="0.353869" calcext:value-type="float">
            <text:p>0.353869</text:p>
          </table:table-cell>
          <table:table-cell office:value-type="float" office:value="0.35559" calcext:value-type="float">
            <text:p>0.35559</text:p>
          </table:table-cell>
          <table:table-cell office:value-type="float" office:value="0.349948" calcext:value-type="float">
            <text:p>0.349948</text:p>
          </table:table-cell>
          <table:table-cell office:value-type="float" office:value="0.361366" calcext:value-type="float">
            <text:p>0.3613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office:value-type="float" office:value="0.342579" calcext:value-type="float">
            <text:p>0.342579</text:p>
          </table:table-cell>
          <table:table-cell office:value-type="float" office:value="0.325928" calcext:value-type="float">
            <text:p>0.325928</text:p>
          </table:table-cell>
          <table:table-cell office:value-type="float" office:value="0.328809" calcext:value-type="float">
            <text:p>0.328809</text:p>
          </table:table-cell>
          <table:table-cell office:value-type="float" office:value="0.31948" calcext:value-type="float">
            <text:p>0.31948</text:p>
          </table:table-cell>
          <table:table-cell office:value-type="float" office:value="0.349618" calcext:value-type="float">
            <text:p>0.3496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office:value-type="float" office:value="0.384182" calcext:value-type="float">
            <text:p>0.384182</text:p>
          </table:table-cell>
          <table:table-cell office:value-type="float" office:value="0.371289" calcext:value-type="float">
            <text:p>0.371289</text:p>
          </table:table-cell>
          <table:table-cell office:value-type="float" office:value="0.376934" calcext:value-type="float">
            <text:p>0.376934</text:p>
          </table:table-cell>
          <table:table-cell office:value-type="float" office:value="0.360159" calcext:value-type="float">
            <text:p>0.360159</text:p>
          </table:table-cell>
          <table:table-cell office:value-type="float" office:value="0.394659" calcext:value-type="float">
            <text:p>0.394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office:value-type="float" office:value="0.472093" calcext:value-type="float">
            <text:p>0.472093</text:p>
          </table:table-cell>
          <table:table-cell office:value-type="float" office:value="0.470295" calcext:value-type="float">
            <text:p>0.470295</text:p>
          </table:table-cell>
          <table:table-cell office:value-type="float" office:value="0.473563" calcext:value-type="float">
            <text:p>0.473563</text:p>
          </table:table-cell>
          <table:table-cell office:value-type="float" office:value="0.463647" calcext:value-type="float">
            <text:p>0.463647</text:p>
          </table:table-cell>
          <table:table-cell office:value-type="float" office:value="0.477813" calcext:value-type="float">
            <text:p>0.477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office:value-type="float" office:value="0.567009" calcext:value-type="float">
            <text:p>0.567009</text:p>
          </table:table-cell>
          <table:table-cell office:value-type="float" office:value="0.566173" calcext:value-type="float">
            <text:p>0.566173</text:p>
          </table:table-cell>
          <table:table-cell office:value-type="float" office:value="0.568586" calcext:value-type="float">
            <text:p>0.568586</text:p>
          </table:table-cell>
          <table:table-cell office:value-type="float" office:value="0.559787" calcext:value-type="float">
            <text:p>0.559787</text:p>
          </table:table-cell>
          <table:table-cell office:value-type="float" office:value="0.572445" calcext:value-type="float">
            <text:p>0.5724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office:value-type="float" office:value="0.657914" calcext:value-type="float">
            <text:p>0.657914</text:p>
          </table:table-cell>
          <table:table-cell office:value-type="float" office:value="0.657691" calcext:value-type="float">
            <text:p>0.657691</text:p>
          </table:table-cell>
          <table:table-cell office:value-type="float" office:value="0.658542" calcext:value-type="float">
            <text:p>0.658542</text:p>
          </table:table-cell>
          <table:table-cell office:value-type="float" office:value="0.654507" calcext:value-type="float">
            <text:p>0.654507</text:p>
          </table:table-cell>
          <table:table-cell office:value-type="float" office:value="0.660525" calcext:value-type="float">
            <text:p>0.660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office:value-type="float" office:value="0.716411" calcext:value-type="float">
            <text:p>0.716411</text:p>
          </table:table-cell>
          <table:table-cell office:value-type="float" office:value="0.728674" calcext:value-type="float">
            <text:p>0.728674</text:p>
          </table:table-cell>
          <table:table-cell office:value-type="float" office:value="0.728371" calcext:value-type="float">
            <text:p>0.728371</text:p>
          </table:table-cell>
          <table:table-cell office:value-type="float" office:value="0.72739" calcext:value-type="float">
            <text:p>0.72739</text:p>
          </table:table-cell>
          <table:table-cell office:value-type="float" office:value="0.718713" calcext:value-type="float">
            <text:p>0.7187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office:value-type="float" office:value="0.732407" calcext:value-type="float">
            <text:p>0.732407</text:p>
          </table:table-cell>
          <table:table-cell office:value-type="float" office:value="0.760855" calcext:value-type="float">
            <text:p>0.760855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61743" calcext:value-type="float">
            <text:p>0.761743</text:p>
          </table:table-cell>
          <table:table-cell office:value-type="float" office:value="0.733048" calcext:value-type="float">
            <text:p>0.7330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office:value-type="float" office:value="0.750406" calcext:value-type="float">
            <text:p>0.750406</text:p>
          </table:table-cell>
          <table:table-cell office:value-type="float" office:value="0.758093" calcext:value-type="float">
            <text:p>0.758093</text:p>
          </table:table-cell>
          <table:table-cell office:value-type="float" office:value="0.756167" calcext:value-type="float">
            <text:p>0.756167</text:p>
          </table:table-cell>
          <table:table-cell office:value-type="float" office:value="0.758585" calcext:value-type="float">
            <text:p>0.758585</text:p>
          </table:table-cell>
          <table:table-cell office:value-type="float" office:value="0.748395" calcext:value-type="float">
            <text:p>0.7483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office:value-type="float" office:value="0.761001" calcext:value-type="float">
            <text:p>0.761001</text:p>
          </table:table-cell>
          <table:table-cell office:value-type="float" office:value="0.787558" calcext:value-type="float">
            <text:p>0.787558</text:p>
          </table:table-cell>
          <table:table-cell office:value-type="float" office:value="0.786109" calcext:value-type="float">
            <text:p>0.786109</text:p>
          </table:table-cell>
          <table:table-cell office:value-type="float" office:value="0.788603" calcext:value-type="float">
            <text:p>0.788603</text:p>
          </table:table-cell>
          <table:table-cell office:value-type="float" office:value="0.760819" calcext:value-type="float">
            <text:p>0.7608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office:value-type="float" office:value="0.788168" calcext:value-type="float">
            <text:p>0.788168</text:p>
          </table:table-cell>
          <table:table-cell office:value-type="float" office:value="0.79179" calcext:value-type="float">
            <text:p>0.79179</text:p>
          </table:table-cell>
          <table:table-cell office:value-type="float" office:value="0.791493" calcext:value-type="float">
            <text:p>0.791493</text:p>
          </table:table-cell>
          <table:table-cell office:value-type="float" office:value="0.790405" calcext:value-type="float">
            <text:p>0.790405</text:p>
          </table:table-cell>
          <table:table-cell office:value-type="float" office:value="0.78944" calcext:value-type="float">
            <text:p>0.78944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22695704533127" calcext:value-type="float">
            <text:p>0.6226957045</text:p>
          </table:table-cell>
          <table:table-cell table:style-name="ce1" office:value-type="float" office:value="0.618238392208856" calcext:value-type="float">
            <text:p>0.6182383922</text:p>
          </table:table-cell>
          <table:table-cell table:style-name="ce1" office:value-type="float" office:value="0.621318440748018" calcext:value-type="float">
            <text:p>0.6213184407</text:p>
          </table:table-cell>
          <table:table-cell table:style-name="ce1" office:value-type="float" office:value="0.621634410450183" calcext:value-type="float">
            <text:p>0.6216344105</text:p>
          </table:table-cell>
          <table:table-cell table:style-name="ce1" office:value-type="float" office:value="0.623280396467187" calcext:value-type="float">
            <text:p>0.6232803965</text:p>
          </table:table-cell>
          <table:table-cell table:style-name="ce1" office:value-type="float" office:value="0.616818455493354" calcext:value-type="float">
            <text:p>0.6168184555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83:.B104])" office:value-type="float" office:value="0.00522978354978355" calcext:value-type="float">
            <text:p>0.0052297835</text:p>
          </table:table-cell>
          <table:table-cell table:style-name="ce1" table:formula="of:=VAR([.C83:.C104])" office:value-type="float" office:value="0.0189008913379048" calcext:value-type="float">
            <text:p>0.0189008913</text:p>
          </table:table-cell>
          <table:table-cell table:style-name="ce1" table:formula="of:=VAR([.D83:.D104])" office:value-type="float" office:value="0.0184539682347987" calcext:value-type="float">
            <text:p>0.0184539682</text:p>
          </table:table-cell>
          <table:table-cell table:style-name="ce1" table:formula="of:=VAR([.E83:.E104])" office:value-type="float" office:value="0.0204272994905216" calcext:value-type="float">
            <text:p>0.0204272995</text:p>
          </table:table-cell>
          <table:table-cell table:style-name="ce1" table:formula="of:=VAR([.F83:.F104])" office:value-type="float" office:value="0.0200708999701407" calcext:value-type="float">
            <text:p>0.0200709</text:p>
          </table:table-cell>
          <table:table-cell table:style-name="ce1" table:formula="of:=VAR([.G83:.G104])" office:value-type="float" office:value="0.021063698604539" calcext:value-type="float">
            <text:p>0.0210636986</text:p>
          </table:table-cell>
          <table:table-cell table:style-name="ce1" table:formula="of:=VAR([.H83:.H104])" office:value-type="float" office:value="0.0179090555420368" calcext:value-type="float">
            <text:p>0.0179090555</text:p>
          </table:table-cell>
        </table:table-row>
        <table:table-row table:style-name="ro1" table:number-rows-repeated="14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office:value-type="float" office:value="0.642329" calcext:value-type="float">
            <text:p>0.642329</text:p>
          </table:table-cell>
          <table:table-cell office:value-type="float" office:value="0.641693" calcext:value-type="float">
            <text:p>0.641693</text:p>
          </table:table-cell>
          <table:table-cell office:value-type="float" office:value="0.644076" calcext:value-type="float">
            <text:p>0.644076</text:p>
          </table:table-cell>
          <table:table-cell office:value-type="float" office:value="0.643684" calcext:value-type="float">
            <text:p>0.643684</text:p>
          </table:table-cell>
          <table:table-cell office:value-type="float" office:value="0.639599" calcext:value-type="float">
            <text:p>0.6395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office:value-type="float" office:value="0.681219" calcext:value-type="float">
            <text:p>0.681219</text:p>
          </table:table-cell>
          <table:table-cell office:value-type="float" office:value="0.680309" calcext:value-type="float">
            <text:p>0.680309</text:p>
          </table:table-cell>
          <table:table-cell office:value-type="float" office:value="0.682979" calcext:value-type="float">
            <text:p>0.682979</text:p>
          </table:table-cell>
          <table:table-cell office:value-type="float" office:value="0.68106" calcext:value-type="float">
            <text:p>0.68106</text:p>
          </table:table-cell>
          <table:table-cell office:value-type="float" office:value="0.677919" calcext:value-type="float">
            <text:p>0.67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office:value-type="float" office:value="0.697654" calcext:value-type="float">
            <text:p>0.697654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705936" calcext:value-type="float">
            <text:p>0.705936</text:p>
          </table:table-cell>
          <table:table-cell office:value-type="float" office:value="0.699965" calcext:value-type="float">
            <text:p>0.699965</text:p>
          </table:table-cell>
          <table:table-cell office:value-type="float" office:value="0.695591" calcext:value-type="float">
            <text:p>0.6955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office:value-type="float" office:value="0.65851" calcext:value-type="float">
            <text:p>0.65851</text:p>
          </table:table-cell>
          <table:table-cell office:value-type="float" office:value="0.665154" calcext:value-type="float">
            <text:p>0.665154</text:p>
          </table:table-cell>
          <table:table-cell office:value-type="float" office:value="0.668672" calcext:value-type="float">
            <text:p>0.668672</text:p>
          </table:table-cell>
          <table:table-cell office:value-type="float" office:value="0.66024" calcext:value-type="float">
            <text:p>0.66024</text:p>
          </table:table-cell>
          <table:table-cell office:value-type="float" office:value="0.66014" calcext:value-type="float">
            <text:p>0.660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office:value-type="float" office:value="0.629249" calcext:value-type="float">
            <text:p>0.629249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0.658563" calcext:value-type="float">
            <text:p>0.658563</text:p>
          </table:table-cell>
          <table:table-cell office:value-type="float" office:value="0.647664" calcext:value-type="float">
            <text:p>0.647664</text:p>
          </table:table-cell>
          <table:table-cell office:value-type="float" office:value="0.632712" calcext:value-type="float">
            <text:p>0.6327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office:value-type="float" office:value="0.621845" calcext:value-type="float">
            <text:p>0.621845</text:p>
          </table:table-cell>
          <table:table-cell office:value-type="float" office:value="0.667715" calcext:value-type="float">
            <text:p>0.667715</text:p>
          </table:table-cell>
          <table:table-cell office:value-type="float" office:value="0.670796" calcext:value-type="float">
            <text:p>0.670796</text:p>
          </table:table-cell>
          <table:table-cell office:value-type="float" office:value="0.659957" calcext:value-type="float">
            <text:p>0.659957</text:p>
          </table:table-cell>
          <table:table-cell office:value-type="float" office:value="0.624356" calcext:value-type="float">
            <text:p>0.6243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office:value-type="float" office:value="0.654814" calcext:value-type="float">
            <text:p>0.654814</text:p>
          </table:table-cell>
          <table:table-cell office:value-type="float" office:value="0.71684" calcext:value-type="float">
            <text:p>0.71684</text:p>
          </table:table-cell>
          <table:table-cell office:value-type="float" office:value="0.721275" calcext:value-type="float">
            <text:p>0.721275</text:p>
          </table:table-cell>
          <table:table-cell office:value-type="float" office:value="0.703862" calcext:value-type="float">
            <text:p>0.703862</text:p>
          </table:table-cell>
          <table:table-cell office:value-type="float" office:value="0.655606" calcext:value-type="float">
            <text:p>0.6556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office:value-type="float" office:value="0.665995" calcext:value-type="float">
            <text:p>0.665995</text:p>
          </table:table-cell>
          <table:table-cell office:value-type="float" office:value="0.744543" calcext:value-type="float">
            <text:p>0.744543</text:p>
          </table:table-cell>
          <table:table-cell office:value-type="float" office:value="0.748484" calcext:value-type="float">
            <text:p>0.748484</text:p>
          </table:table-cell>
          <table:table-cell office:value-type="float" office:value="0.731993" calcext:value-type="float">
            <text:p>0.731993</text:p>
          </table:table-cell>
          <table:table-cell office:value-type="float" office:value="0.665187" calcext:value-type="float">
            <text:p>0.6651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office:value-type="float" office:value="0.677912" calcext:value-type="float">
            <text:p>0.677912</text:p>
          </table:table-cell>
          <table:table-cell office:value-type="float" office:value="0.705264" calcext:value-type="float">
            <text:p>0.705264</text:p>
          </table:table-cell>
          <table:table-cell office:value-type="float" office:value="0.708176" calcext:value-type="float">
            <text:p>0.708176</text:p>
          </table:table-cell>
          <table:table-cell office:value-type="float" office:value="0.697736" calcext:value-type="float">
            <text:p>0.697736</text:p>
          </table:table-cell>
          <table:table-cell office:value-type="float" office:value="0.678536" calcext:value-type="float">
            <text:p>0.6785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46802" calcext:value-type="float">
            <text:p>0.646802</text:p>
          </table:table-cell>
          <table:table-cell office:value-type="float" office:value="0.638628" calcext:value-type="float">
            <text:p>0.638628</text:p>
          </table:table-cell>
          <table:table-cell office:value-type="float" office:value="0.621114" calcext:value-type="float">
            <text:p>0.6211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office:value-type="float" office:value="0.585137" calcext:value-type="float">
            <text:p>0.585137</text:p>
          </table:table-cell>
          <table:table-cell office:value-type="float" office:value="0.625753" calcext:value-type="float">
            <text:p>0.625753</text:p>
          </table:table-cell>
          <table:table-cell office:value-type="float" office:value="0.627442" calcext:value-type="float">
            <text:p>0.627442</text:p>
          </table:table-cell>
          <table:table-cell office:value-type="float" office:value="0.615412" calcext:value-type="float">
            <text:p>0.615412</text:p>
          </table:table-cell>
          <table:table-cell office:value-type="float" office:value="0.583701" calcext:value-type="float">
            <text:p>0.5837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office:value-type="float" office:value="0.517066" calcext:value-type="float">
            <text:p>0.517066</text:p>
          </table:table-cell>
          <table:table-cell office:value-type="float" office:value="0.529249" calcext:value-type="float">
            <text:p>0.529249</text:p>
          </table:table-cell>
          <table:table-cell office:value-type="float" office:value="0.531838" calcext:value-type="float">
            <text:p>0.531838</text:p>
          </table:table-cell>
          <table:table-cell office:value-type="float" office:value="0.528192" calcext:value-type="float">
            <text:p>0.528192</text:p>
          </table:table-cell>
          <table:table-cell office:value-type="float" office:value="0.516236" calcext:value-type="float">
            <text:p>0.5162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office:value-type="float" office:value="0.639574" calcext:value-type="float">
            <text:p>0.639574</text:p>
          </table:table-cell>
          <table:table-cell office:value-type="float" office:value="0.764692" calcext:value-type="float">
            <text:p>0.764692</text:p>
          </table:table-cell>
          <table:table-cell office:value-type="float" office:value="0.766108" calcext:value-type="float">
            <text:p>0.766108</text:p>
          </table:table-cell>
          <table:table-cell office:value-type="float" office:value="0.766032" calcext:value-type="float">
            <text:p>0.766032</text:p>
          </table:table-cell>
          <table:table-cell office:value-type="float" office:value="0.639321" calcext:value-type="float">
            <text:p>0.639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office:value-type="float" office:value="0.668596" calcext:value-type="float">
            <text:p>0.668596</text:p>
          </table:table-cell>
          <table:table-cell office:value-type="float" office:value="0.753848" calcext:value-type="float">
            <text:p>0.753848</text:p>
          </table:table-cell>
          <table:table-cell office:value-type="float" office:value="0.755461" calcext:value-type="float">
            <text:p>0.755461</text:p>
          </table:table-cell>
          <table:table-cell office:value-type="float" office:value="0.757813" calcext:value-type="float">
            <text:p>0.757813</text:p>
          </table:table-cell>
          <table:table-cell office:value-type="float" office:value="0.665481" calcext:value-type="float">
            <text:p>0.66548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office:value-type="float" office:value="0.703049" calcext:value-type="float">
            <text:p>0.703049</text:p>
          </table:table-cell>
          <table:table-cell office:value-type="float" office:value="0.751072" calcext:value-type="float">
            <text:p>0.751072</text:p>
          </table:table-cell>
          <table:table-cell office:value-type="float" office:value="0.754032" calcext:value-type="float">
            <text:p>0.754032</text:p>
          </table:table-cell>
          <table:table-cell office:value-type="float" office:value="0.752456" calcext:value-type="float">
            <text:p>0.752456</text:p>
          </table:table-cell>
          <table:table-cell office:value-type="float" office:value="0.702893" calcext:value-type="float">
            <text:p>0.7028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office:value-type="float" office:value="0.670067" calcext:value-type="float">
            <text:p>0.670067</text:p>
          </table:table-cell>
          <table:table-cell office:value-type="float" office:value="0.728507" calcext:value-type="float">
            <text:p>0.728507</text:p>
          </table:table-cell>
          <table:table-cell office:value-type="float" office:value="0.730477" calcext:value-type="float">
            <text:p>0.730477</text:p>
          </table:table-cell>
          <table:table-cell office:value-type="float" office:value="0.732386" calcext:value-type="float">
            <text:p>0.732386</text:p>
          </table:table-cell>
          <table:table-cell office:value-type="float" office:value="0.667713" calcext:value-type="float">
            <text:p>0.6677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office:value-type="float" office:value="0.657721" calcext:value-type="float">
            <text:p>0.657721</text:p>
          </table:table-cell>
          <table:table-cell office:value-type="float" office:value="0.695983" calcext:value-type="float">
            <text:p>0.695983</text:p>
          </table:table-cell>
          <table:table-cell office:value-type="float" office:value="0.698024" calcext:value-type="float">
            <text:p>0.698024</text:p>
          </table:table-cell>
          <table:table-cell office:value-type="float" office:value="0.700302" calcext:value-type="float">
            <text:p>0.700302</text:p>
          </table:table-cell>
          <table:table-cell office:value-type="float" office:value="0.655668" calcext:value-type="float">
            <text:p>0.6556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office:value-type="float" office:value="0.686395" calcext:value-type="float">
            <text:p>0.686395</text:p>
          </table:table-cell>
          <table:table-cell office:value-type="float" office:value="0.750246" calcext:value-type="float">
            <text:p>0.750246</text:p>
          </table:table-cell>
          <table:table-cell office:value-type="float" office:value="0.750851" calcext:value-type="float">
            <text:p>0.750851</text:p>
          </table:table-cell>
          <table:table-cell office:value-type="float" office:value="0.75345" calcext:value-type="float">
            <text:p>0.75345</text:p>
          </table:table-cell>
          <table:table-cell office:value-type="float" office:value="0.68412" calcext:value-type="float">
            <text:p>0.684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office:value-type="float" office:value="0.677169" calcext:value-type="float">
            <text:p>0.677169</text:p>
          </table:table-cell>
          <table:table-cell office:value-type="float" office:value="0.733667" calcext:value-type="float">
            <text:p>0.733667</text:p>
          </table:table-cell>
          <table:table-cell office:value-type="float" office:value="0.735005" calcext:value-type="float">
            <text:p>0.735005</text:p>
          </table:table-cell>
          <table:table-cell office:value-type="float" office:value="0.736392" calcext:value-type="float">
            <text:p>0.736392</text:p>
          </table:table-cell>
          <table:table-cell office:value-type="float" office:value="0.675039" calcext:value-type="float">
            <text:p>0.6750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office:value-type="float" office:value="0.650281" calcext:value-type="float">
            <text:p>0.650281</text:p>
          </table:table-cell>
          <table:table-cell office:value-type="float" office:value="0.681234" calcext:value-type="float">
            <text:p>0.681234</text:p>
          </table:table-cell>
          <table:table-cell office:value-type="float" office:value="0.679735" calcext:value-type="float">
            <text:p>0.679735</text:p>
          </table:table-cell>
          <table:table-cell office:value-type="float" office:value="0.685606" calcext:value-type="float">
            <text:p>0.685606</text:p>
          </table:table-cell>
          <table:table-cell office:value-type="float" office:value="0.647616" calcext:value-type="float">
            <text:p>0.6476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office:value-type="float" office:value="0.681405" calcext:value-type="float">
            <text:p>0.681405</text:p>
          </table:table-cell>
          <table:table-cell office:value-type="float" office:value="0.695715" calcext:value-type="float">
            <text:p>0.695715</text:p>
          </table:table-cell>
          <table:table-cell office:value-type="float" office:value="0.694477" calcext:value-type="float">
            <text:p>0.694477</text:p>
          </table:table-cell>
          <table:table-cell office:value-type="float" office:value="0.700136" calcext:value-type="float">
            <text:p>0.700136</text:p>
          </table:table-cell>
          <table:table-cell office:value-type="float" office:value="0.677038" calcext:value-type="float">
            <text:p>0.67703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office:value-type="float" office:value="0.680795" calcext:value-type="float">
            <text:p>0.680795</text:p>
          </table:table-cell>
          <table:table-cell office:value-type="float" office:value="0.672751" calcext:value-type="float">
            <text:p>0.672751</text:p>
          </table:table-cell>
          <table:table-cell office:value-type="float" office:value="0.670988" calcext:value-type="float">
            <text:p>0.670988</text:p>
          </table:table-cell>
          <table:table-cell office:value-type="float" office:value="0.678193" calcext:value-type="float">
            <text:p>0.678193</text:p>
          </table:table-cell>
          <table:table-cell office:value-type="float" office:value="0.675047" calcext:value-type="float">
            <text:p>0.6750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office:value-type="float" office:value="0.676649" calcext:value-type="float">
            <text:p>0.676649</text:p>
          </table:table-cell>
          <table:table-cell office:value-type="float" office:value="0.668199" calcext:value-type="float">
            <text:p>0.668199</text:p>
          </table:table-cell>
          <table:table-cell office:value-type="float" office:value="0.667787" calcext:value-type="float">
            <text:p>0.667787</text:p>
          </table:table-cell>
          <table:table-cell office:value-type="float" office:value="0.671712" calcext:value-type="float">
            <text:p>0.671712</text:p>
          </table:table-cell>
          <table:table-cell office:value-type="float" office:value="0.672322" calcext:value-type="float">
            <text:p>0.6723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office:value-type="float" office:value="0.705396" calcext:value-type="float">
            <text:p>0.705396</text:p>
          </table:table-cell>
          <table:table-cell office:value-type="float" office:value="0.704776" calcext:value-type="float">
            <text:p>0.704776</text:p>
          </table:table-cell>
          <table:table-cell office:value-type="float" office:value="0.703733" calcext:value-type="float">
            <text:p>0.703733</text:p>
          </table:table-cell>
          <table:table-cell office:value-type="float" office:value="0.709552" calcext:value-type="float">
            <text:p>0.709552</text:p>
          </table:table-cell>
          <table:table-cell office:value-type="float" office:value="0.700053" calcext:value-type="float">
            <text:p>0.7000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office:value-type="float" office:value="0.697986" calcext:value-type="float">
            <text:p>0.697986</text:p>
          </table:table-cell>
          <table:table-cell office:value-type="float" office:value="0.695683" calcext:value-type="float">
            <text:p>0.695683</text:p>
          </table:table-cell>
          <table:table-cell office:value-type="float" office:value="0.693971" calcext:value-type="float">
            <text:p>0.693971</text:p>
          </table:table-cell>
          <table:table-cell office:value-type="float" office:value="0.699354" calcext:value-type="float">
            <text:p>0.699354</text:p>
          </table:table-cell>
          <table:table-cell office:value-type="float" office:value="0.6938" calcext:value-type="float">
            <text:p>0.69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office:value-type="float" office:value="0.710748" calcext:value-type="float">
            <text:p>0.710748</text:p>
          </table:table-cell>
          <table:table-cell office:value-type="float" office:value="0.707334" calcext:value-type="float">
            <text:p>0.707334</text:p>
          </table:table-cell>
          <table:table-cell office:value-type="float" office:value="0.706518" calcext:value-type="float">
            <text:p>0.706518</text:p>
          </table:table-cell>
          <table:table-cell office:value-type="float" office:value="0.711642" calcext:value-type="float">
            <text:p>0.711642</text:p>
          </table:table-cell>
          <table:table-cell office:value-type="float" office:value="0.705753" calcext:value-type="float">
            <text:p>0.705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office:value-type="float" office:value="0.722346" calcext:value-type="float">
            <text:p>0.722346</text:p>
          </table:table-cell>
          <table:table-cell office:value-type="float" office:value="0.714406" calcext:value-type="float">
            <text:p>0.714406</text:p>
          </table:table-cell>
          <table:table-cell office:value-type="float" office:value="0.714018" calcext:value-type="float">
            <text:p>0.714018</text:p>
          </table:table-cell>
          <table:table-cell office:value-type="float" office:value="0.717046" calcext:value-type="float">
            <text:p>0.717046</text:p>
          </table:table-cell>
          <table:table-cell office:value-type="float" office:value="0.718539" calcext:value-type="float">
            <text:p>0.7185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office:value-type="float" office:value="0.660433" calcext:value-type="float">
            <text:p>0.660433</text:p>
          </table:table-cell>
          <table:table-cell office:value-type="float" office:value="0.64931" calcext:value-type="float">
            <text:p>0.64931</text:p>
          </table:table-cell>
          <table:table-cell office:value-type="float" office:value="0.648664" calcext:value-type="float">
            <text:p>0.648664</text:p>
          </table:table-cell>
          <table:table-cell office:value-type="float" office:value="0.651563" calcext:value-type="float">
            <text:p>0.651563</text:p>
          </table:table-cell>
          <table:table-cell office:value-type="float" office:value="0.657457" calcext:value-type="float">
            <text:p>0.65745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office:value-type="float" office:value="0.677319" calcext:value-type="float">
            <text:p>0.677319</text:p>
          </table:table-cell>
          <table:table-cell office:value-type="float" office:value="0.660014" calcext:value-type="float">
            <text:p>0.660014</text:p>
          </table:table-cell>
          <table:table-cell office:value-type="float" office:value="0.657897" calcext:value-type="float">
            <text:p>0.657897</text:p>
          </table:table-cell>
          <table:table-cell office:value-type="float" office:value="0.664572" calcext:value-type="float">
            <text:p>0.664572</text:p>
          </table:table-cell>
          <table:table-cell office:value-type="float" office:value="0.672799" calcext:value-type="float">
            <text:p>0.6727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office:value-type="float" office:value="0.730609" calcext:value-type="float">
            <text:p>0.730609</text:p>
          </table:table-cell>
          <table:table-cell office:value-type="float" office:value="0.736915" calcext:value-type="float">
            <text:p>0.736915</text:p>
          </table:table-cell>
          <table:table-cell office:value-type="float" office:value="0.738155" calcext:value-type="float">
            <text:p>0.738155</text:p>
          </table:table-cell>
          <table:table-cell office:value-type="float" office:value="0.740237" calcext:value-type="float">
            <text:p>0.740237</text:p>
          </table:table-cell>
          <table:table-cell office:value-type="float" office:value="0.726468" calcext:value-type="float">
            <text:p>0.72646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office:value-type="float" office:value="0.692528" calcext:value-type="float">
            <text:p>0.692528</text:p>
          </table:table-cell>
          <table:table-cell office:value-type="float" office:value="0.695751" calcext:value-type="float">
            <text:p>0.695751</text:p>
          </table:table-cell>
          <table:table-cell office:value-type="float" office:value="0.697153" calcext:value-type="float">
            <text:p>0.697153</text:p>
          </table:table-cell>
          <table:table-cell office:value-type="float" office:value="0.697636" calcext:value-type="float">
            <text:p>0.697636</text:p>
          </table:table-cell>
          <table:table-cell office:value-type="float" office:value="0.691383" calcext:value-type="float">
            <text:p>0.69138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office:value-type="float" office:value="0.719036" calcext:value-type="float">
            <text:p>0.719036</text:p>
          </table:table-cell>
          <table:table-cell office:value-type="float" office:value="0.735943" calcext:value-type="float">
            <text:p>0.735943</text:p>
          </table:table-cell>
          <table:table-cell office:value-type="float" office:value="0.735519" calcext:value-type="float">
            <text:p>0.735519</text:p>
          </table:table-cell>
          <table:table-cell office:value-type="float" office:value="0.736067" calcext:value-type="float">
            <text:p>0.736067</text:p>
          </table:table-cell>
          <table:table-cell office:value-type="float" office:value="0.719652" calcext:value-type="float">
            <text:p>0.71965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office:value-type="float" office:value="0.760196" calcext:value-type="float">
            <text:p>0.760196</text:p>
          </table:table-cell>
          <table:table-cell office:value-type="float" office:value="0.756374" calcext:value-type="float">
            <text:p>0.756374</text:p>
          </table:table-cell>
          <table:table-cell office:value-type="float" office:value="0.755928" calcext:value-type="float">
            <text:p>0.755928</text:p>
          </table:table-cell>
          <table:table-cell office:value-type="float" office:value="0.758414" calcext:value-type="float">
            <text:p>0.758414</text:p>
          </table:table-cell>
          <table:table-cell office:value-type="float" office:value="0.757828" calcext:value-type="float">
            <text:p>0.757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office:value-type="float" office:value="0.714186" calcext:value-type="float">
            <text:p>0.714186</text:p>
          </table:table-cell>
          <table:table-cell office:value-type="float" office:value="0.70159" calcext:value-type="float">
            <text:p>0.70159</text:p>
          </table:table-cell>
          <table:table-cell office:value-type="float" office:value="0.704586" calcext:value-type="float">
            <text:p>0.704586</text:p>
          </table:table-cell>
          <table:table-cell office:value-type="float" office:value="0.70423" calcext:value-type="float">
            <text:p>0.70423</text:p>
          </table:table-cell>
          <table:table-cell office:value-type="float" office:value="0.71111" calcext:value-type="float">
            <text:p>0.71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office:value-type="float" office:value="0.751087" calcext:value-type="float">
            <text:p>0.751087</text:p>
          </table:table-cell>
          <table:table-cell office:value-type="float" office:value="0.735162" calcext:value-type="float">
            <text:p>0.735162</text:p>
          </table:table-cell>
          <table:table-cell office:value-type="float" office:value="0.738109" calcext:value-type="float">
            <text:p>0.738109</text:p>
          </table:table-cell>
          <table:table-cell office:value-type="float" office:value="0.739761" calcext:value-type="float">
            <text:p>0.739761</text:p>
          </table:table-cell>
          <table:table-cell office:value-type="float" office:value="0.745956" calcext:value-type="float">
            <text:p>0.745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office:value-type="float" office:value="0.747554" calcext:value-type="float">
            <text:p>0.747554</text:p>
          </table:table-cell>
          <table:table-cell office:value-type="float" office:value="0.72568" calcext:value-type="float">
            <text:p>0.72568</text:p>
          </table:table-cell>
          <table:table-cell office:value-type="float" office:value="0.727809" calcext:value-type="float">
            <text:p>0.727809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744497" calcext:value-type="float">
            <text:p>0.7444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office:value-type="float" office:value="0.756675" calcext:value-type="float">
            <text:p>0.756675</text:p>
          </table:table-cell>
          <table:table-cell office:value-type="float" office:value="0.742266" calcext:value-type="float">
            <text:p>0.742266</text:p>
          </table:table-cell>
          <table:table-cell office:value-type="float" office:value="0.745277" calcext:value-type="float">
            <text:p>0.745277</text:p>
          </table:table-cell>
          <table:table-cell office:value-type="float" office:value="0.747197" calcext:value-type="float">
            <text:p>0.747197</text:p>
          </table:table-cell>
          <table:table-cell office:value-type="float" office:value="0.752083" calcext:value-type="float">
            <text:p>0.7520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office:value-type="float" office:value="0.78652" calcext:value-type="float">
            <text:p>0.78652</text:p>
          </table:table-cell>
          <table:table-cell office:value-type="float" office:value="0.78157" calcext:value-type="float">
            <text:p>0.78157</text:p>
          </table:table-cell>
          <table:table-cell office:value-type="float" office:value="0.783854" calcext:value-type="float">
            <text:p>0.783854</text:p>
          </table:table-cell>
          <table:table-cell office:value-type="float" office:value="0.785366" calcext:value-type="float">
            <text:p>0.785366</text:p>
          </table:table-cell>
          <table:table-cell office:value-type="float" office:value="0.782576" calcext:value-type="float">
            <text:p>0.782576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6459995177923" calcext:value-type="float">
            <text:p>0.5645999518</text:p>
          </table:table-cell>
          <table:table-cell table:style-name="ce1" office:value-type="float" office:value="0.371562233332572" calcext:value-type="float">
            <text:p>0.3715622333</text:p>
          </table:table-cell>
          <table:table-cell table:style-name="ce1" office:value-type="float" office:value="0.407150252241023" calcext:value-type="float">
            <text:p>0.4071502522</text:p>
          </table:table-cell>
          <table:table-cell table:style-name="ce1" office:value-type="float" office:value="0.395440223647295" calcext:value-type="float">
            <text:p>0.3954402236</text:p>
          </table:table-cell>
          <table:table-cell table:style-name="ce1" office:value-type="float" office:value="0.459462459553079" calcext:value-type="float">
            <text:p>0.4594624596</text:p>
          </table:table-cell>
          <table:table-cell table:style-name="ce1" office:value-type="float" office:value="0.361193994246667" calcext:value-type="float">
            <text:p>0.3611939942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123:.B160])" office:value-type="float" office:value="0.00761323186344239" calcext:value-type="float">
            <text:p>0.0076132319</text:p>
          </table:table-cell>
          <table:table-cell table:style-name="ce1" table:formula="of:=VAR([.C123:.C160])" office:value-type="float" office:value="0.00323638304523186" calcext:value-type="float">
            <text:p>0.003236383</text:p>
          </table:table-cell>
          <table:table-cell table:style-name="ce1" table:formula="of:=VAR([.D123:.D160])" office:value-type="float" office:value="0.0025609128782788" calcext:value-type="float">
            <text:p>0.0025609129</text:p>
          </table:table-cell>
          <table:table-cell table:style-name="ce1" table:formula="of:=VAR([.E123:.E160])" office:value-type="float" office:value="0.00229906019262375" calcext:value-type="float">
            <text:p>0.0022990602</text:p>
          </table:table-cell>
          <table:table-cell table:style-name="ce1" table:formula="of:=VAR([.F123:.F160])" office:value-type="float" office:value="0.00230892538424538" calcext:value-type="float">
            <text:p>0.0023089254</text:p>
          </table:table-cell>
          <table:table-cell table:style-name="ce1" table:formula="of:=VAR([.G123:.G160])" office:value-type="float" office:value="0.00244541318315861" calcext:value-type="float">
            <text:p>0.0024454132</text:p>
          </table:table-cell>
          <table:table-cell table:style-name="ce1" table:formula="of:=VAR([.H123:.H160])" office:value-type="float" office:value="0.00245012987764509" calcext:value-type="float">
            <text:p>0.0024501299</text:p>
          </table:table-cell>
        </table:table-row>
        <table:table-row table:style-name="ro1" table:number-rows-repeated="1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office:value-type="float" office:value="0.655087" calcext:value-type="float">
            <text:p>0.655087</text:p>
          </table:table-cell>
          <table:table-cell office:value-type="float" office:value="0.668397" calcext:value-type="float">
            <text:p>0.668397</text:p>
          </table:table-cell>
          <table:table-cell office:value-type="float" office:value="0.671994" calcext:value-type="float">
            <text:p>0.671994</text:p>
          </table:table-cell>
          <table:table-cell office:value-type="float" office:value="0.667833" calcext:value-type="float">
            <text:p>0.667833</text:p>
          </table:table-cell>
          <table:table-cell office:value-type="float" office:value="0.654989" calcext:value-type="float">
            <text:p>0.6549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office:value-type="float" office:value="0.618612" calcext:value-type="float">
            <text:p>0.618612</text:p>
          </table:table-cell>
          <table:table-cell office:value-type="float" office:value="0.659376" calcext:value-type="float">
            <text:p>0.659376</text:p>
          </table:table-cell>
          <table:table-cell office:value-type="float" office:value="0.659967" calcext:value-type="float">
            <text:p>0.659967</text:p>
          </table:table-cell>
          <table:table-cell office:value-type="float" office:value="0.660069" calcext:value-type="float">
            <text:p>0.660069</text:p>
          </table:table-cell>
          <table:table-cell office:value-type="float" office:value="0.616573" calcext:value-type="float">
            <text:p>0.6165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2757" calcext:value-type="float">
            <text:p>0.712757</text:p>
          </table:table-cell>
          <table:table-cell office:value-type="float" office:value="0.733323" calcext:value-type="float">
            <text:p>0.733323</text:p>
          </table:table-cell>
          <table:table-cell office:value-type="float" office:value="0.733552" calcext:value-type="float">
            <text:p>0.733552</text:p>
          </table:table-cell>
          <table:table-cell office:value-type="float" office:value="0.733499" calcext:value-type="float">
            <text:p>0.733499</text:p>
          </table:table-cell>
          <table:table-cell office:value-type="float" office:value="0.710531" calcext:value-type="float">
            <text:p>0.7105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office:value-type="float" office:value="0.560635" calcext:value-type="float">
            <text:p>0.560635</text:p>
          </table:table-cell>
          <table:table-cell office:value-type="float" office:value="0.626899" calcext:value-type="float">
            <text:p>0.626899</text:p>
          </table:table-cell>
          <table:table-cell office:value-type="float" office:value="0.628403" calcext:value-type="float">
            <text:p>0.628403</text:p>
          </table:table-cell>
          <table:table-cell office:value-type="float" office:value="0.625788" calcext:value-type="float">
            <text:p>0.625788</text:p>
          </table:table-cell>
          <table:table-cell office:value-type="float" office:value="0.55993" calcext:value-type="float">
            <text:p>0.559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office:value-type="float" office:value="0.681302" calcext:value-type="float">
            <text:p>0.681302</text:p>
          </table:table-cell>
          <table:table-cell office:value-type="float" office:value="0.734653" calcext:value-type="float">
            <text:p>0.734653</text:p>
          </table:table-cell>
          <table:table-cell office:value-type="float" office:value="0.739459" calcext:value-type="float">
            <text:p>0.739459</text:p>
          </table:table-cell>
          <table:table-cell office:value-type="float" office:value="0.734311" calcext:value-type="float">
            <text:p>0.734311</text:p>
          </table:table-cell>
          <table:table-cell office:value-type="float" office:value="0.677858" calcext:value-type="float">
            <text:p>0.6778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office:value-type="float" office:value="0.580114" calcext:value-type="float">
            <text:p>0.580114</text:p>
          </table:table-cell>
          <table:table-cell office:value-type="float" office:value="0.795284" calcext:value-type="float">
            <text:p>0.795284</text:p>
          </table:table-cell>
          <table:table-cell office:value-type="float" office:value="0.797511" calcext:value-type="float">
            <text:p>0.797511</text:p>
          </table:table-cell>
          <table:table-cell office:value-type="float" office:value="0.79217" calcext:value-type="float">
            <text:p>0.79217</text:p>
          </table:table-cell>
          <table:table-cell office:value-type="float" office:value="0.573604" calcext:value-type="float">
            <text:p>0.5736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office:value-type="float" office:value="0.612082" calcext:value-type="float">
            <text:p>0.612082</text:p>
          </table:table-cell>
          <table:table-cell office:value-type="float" office:value="0.81094" calcext:value-type="float">
            <text:p>0.81094</text:p>
          </table:table-cell>
          <table:table-cell office:value-type="float" office:value="0.811873" calcext:value-type="float">
            <text:p>0.811873</text:p>
          </table:table-cell>
          <table:table-cell office:value-type="float" office:value="0.809116" calcext:value-type="float">
            <text:p>0.809116</text:p>
          </table:table-cell>
          <table:table-cell office:value-type="float" office:value="0.610828" calcext:value-type="float">
            <text:p>0.6108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office:value-type="float" office:value="0.626943" calcext:value-type="float">
            <text:p>0.626943</text:p>
          </table:table-cell>
          <table:table-cell office:value-type="float" office:value="0.694104" calcext:value-type="float">
            <text:p>0.694104</text:p>
          </table:table-cell>
          <table:table-cell office:value-type="float" office:value="0.69804" calcext:value-type="float">
            <text:p>0.69804</text:p>
          </table:table-cell>
          <table:table-cell office:value-type="float" office:value="0.684179" calcext:value-type="float">
            <text:p>0.684179</text:p>
          </table:table-cell>
          <table:table-cell office:value-type="float" office:value="0.629666" calcext:value-type="float">
            <text:p>0.6296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office:value-type="float" office:value="0.670685" calcext:value-type="float">
            <text:p>0.670685</text:p>
          </table:table-cell>
          <table:table-cell office:value-type="float" office:value="0.716559" calcext:value-type="float">
            <text:p>0.716559</text:p>
          </table:table-cell>
          <table:table-cell office:value-type="float" office:value="0.721495" calcext:value-type="float">
            <text:p>0.721495</text:p>
          </table:table-cell>
          <table:table-cell office:value-type="float" office:value="0.717303" calcext:value-type="float">
            <text:p>0.717303</text:p>
          </table:table-cell>
          <table:table-cell office:value-type="float" office:value="0.667485" calcext:value-type="float">
            <text:p>0.6674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office:value-type="float" office:value="0.627992" calcext:value-type="float">
            <text:p>0.627992</text:p>
          </table:table-cell>
          <table:table-cell office:value-type="float" office:value="0.609955" calcext:value-type="float">
            <text:p>0.609955</text:p>
          </table:table-cell>
          <table:table-cell office:value-type="float" office:value="0.617552" calcext:value-type="float">
            <text:p>0.617552</text:p>
          </table:table-cell>
          <table:table-cell office:value-type="float" office:value="0.613729" calcext:value-type="float">
            <text:p>0.613729</text:p>
          </table:table-cell>
          <table:table-cell office:value-type="float" office:value="0.62304" calcext:value-type="float">
            <text:p>0.623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office:value-type="float" office:value="0.661953" calcext:value-type="float">
            <text:p>0.661953</text:p>
          </table:table-cell>
          <table:table-cell office:value-type="float" office:value="0.696174" calcext:value-type="float">
            <text:p>0.696174</text:p>
          </table:table-cell>
          <table:table-cell office:value-type="float" office:value="0.697959" calcext:value-type="float">
            <text:p>0.697959</text:p>
          </table:table-cell>
          <table:table-cell office:value-type="float" office:value="0.691571" calcext:value-type="float">
            <text:p>0.691571</text:p>
          </table:table-cell>
          <table:table-cell office:value-type="float" office:value="0.664269" calcext:value-type="float">
            <text:p>0.66426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office:value-type="float" office:value="0.650786" calcext:value-type="float">
            <text:p>0.650786</text:p>
          </table:table-cell>
          <table:table-cell office:value-type="float" office:value="0.702671" calcext:value-type="float">
            <text:p>0.702671</text:p>
          </table:table-cell>
          <table:table-cell office:value-type="float" office:value="0.702064" calcext:value-type="float">
            <text:p>0.702064</text:p>
          </table:table-cell>
          <table:table-cell office:value-type="float" office:value="0.700134" calcext:value-type="float">
            <text:p>0.700134</text:p>
          </table:table-cell>
          <table:table-cell office:value-type="float" office:value="0.646851" calcext:value-type="float">
            <text:p>0.64685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701032" calcext:value-type="float">
            <text:p>0.701032</text:p>
          </table:table-cell>
          <table:table-cell office:value-type="float" office:value="0.745529" calcext:value-type="float">
            <text:p>0.745529</text:p>
          </table:table-cell>
          <table:table-cell office:value-type="float" office:value="0.73646" calcext:value-type="float">
            <text:p>0.73646</text:p>
          </table:table-cell>
          <table:table-cell office:value-type="float" office:value="0.735376" calcext:value-type="float">
            <text:p>0.735376</text:p>
          </table:table-cell>
          <table:table-cell office:value-type="float" office:value="0.694938" calcext:value-type="float">
            <text:p>0.69493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8973155013045" calcext:value-type="float">
            <text:p>0.6897315501</text:p>
          </table:table-cell>
          <table:table-cell table:style-name="ce1" office:value-type="float" office:value="0.429187150290467" calcext:value-type="float">
            <text:p>0.4291871503</text:p>
          </table:table-cell>
          <table:table-cell table:style-name="ce1" office:value-type="float" office:value="0.746148554929273" calcext:value-type="float">
            <text:p>0.7461485549</text:p>
          </table:table-cell>
          <table:table-cell table:style-name="ce1" office:value-type="float" office:value="0.753904274198342" calcext:value-type="float">
            <text:p>0.7539042742</text:p>
          </table:table-cell>
          <table:table-cell table:style-name="ce1" office:value-type="float" office:value="0.756387031133983" calcext:value-type="float">
            <text:p>0.7563870311</text:p>
          </table:table-cell>
          <table:table-cell table:style-name="ce1" office:value-type="float" office:value="0.40423022367637" calcext:value-type="float">
            <text:p>0.4042302237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183:.B195])" office:value-type="float" office:value="0.00664283333333333" calcext:value-type="float">
            <text:p>0.0066428333</text:p>
          </table:table-cell>
          <table:table-cell table:style-name="ce1" table:formula="of:=VAR([.C183:.C195])" office:value-type="float" office:value="0.00416966577347436" calcext:value-type="float">
            <text:p>0.0041696658</text:p>
          </table:table-cell>
          <table:table-cell table:style-name="ce1" table:formula="of:=VAR([.D183:.D195])" office:value-type="float" office:value="0.00198379341675641" calcext:value-type="float">
            <text:p>0.0019837934</text:p>
          </table:table-cell>
          <table:table-cell table:style-name="ce1" table:formula="of:=VAR([.E183:.E195])" office:value-type="float" office:value="0.00346039940823077" calcext:value-type="float">
            <text:p>0.0034603994</text:p>
          </table:table-cell>
          <table:table-cell table:style-name="ce1" table:formula="of:=VAR([.F183:.F195])" office:value-type="float" office:value="0.00331501418675641" calcext:value-type="float">
            <text:p>0.0033150142</text:p>
          </table:table-cell>
          <table:table-cell table:style-name="ce1" table:formula="of:=VAR([.G183:.G195])" office:value-type="float" office:value="0.00331889915566667" calcext:value-type="float">
            <text:p>0.0033188992</text:p>
          </table:table-cell>
          <table:table-cell table:style-name="ce1" table:formula="of:=VAR([.H183:.H195])" office:value-type="float" office:value="0.0019706137869359" calcext:value-type="float">
            <text:p>0.0019706138</text:p>
          </table:table-cell>
        </table:table-row>
        <table:table-row table:style-name="ro1" table:number-rows-repeated="3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office:value-type="float" office:value="0.864707" calcext:value-type="float">
            <text:p>0.864707</text:p>
          </table:table-cell>
          <table:table-cell office:value-type="float" office:value="0.85937" calcext:value-type="float">
            <text:p>0.85937</text:p>
          </table:table-cell>
          <table:table-cell office:value-type="float" office:value="0.858197" calcext:value-type="float">
            <text:p>0.858197</text:p>
          </table:table-cell>
          <table:table-cell office:value-type="float" office:value="0.859544" calcext:value-type="float">
            <text:p>0.859544</text:p>
          </table:table-cell>
          <table:table-cell office:value-type="float" office:value="0.864154" calcext:value-type="float">
            <text:p>0.8641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office:value-type="float" office:value="0.855129" calcext:value-type="float">
            <text:p>0.855129</text:p>
          </table:table-cell>
          <table:table-cell office:value-type="float" office:value="0.856007" calcext:value-type="float">
            <text:p>0.856007</text:p>
          </table:table-cell>
          <table:table-cell office:value-type="float" office:value="0.856837" calcext:value-type="float">
            <text:p>0.856837</text:p>
          </table:table-cell>
          <table:table-cell office:value-type="float" office:value="0.856362" calcext:value-type="float">
            <text:p>0.856362</text:p>
          </table:table-cell>
          <table:table-cell office:value-type="float" office:value="0.854287" calcext:value-type="float">
            <text:p>0.8542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5603" calcext:value-type="float">
            <text:p>0.775603</text:p>
          </table:table-cell>
          <table:table-cell office:value-type="float" office:value="0.763351" calcext:value-type="float">
            <text:p>0.763351</text:p>
          </table:table-cell>
          <table:table-cell office:value-type="float" office:value="0.762116" calcext:value-type="float">
            <text:p>0.762116</text:p>
          </table:table-cell>
          <table:table-cell office:value-type="float" office:value="0.763193" calcext:value-type="float">
            <text:p>0.763193</text:p>
          </table:table-cell>
          <table:table-cell office:value-type="float" office:value="0.775478" calcext:value-type="float">
            <text:p>0.775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office:value-type="float" office:value="0.757477" calcext:value-type="float">
            <text:p>0.757477</text:p>
          </table:table-cell>
          <table:table-cell office:value-type="float" office:value="0.741679" calcext:value-type="float">
            <text:p>0.741679</text:p>
          </table:table-cell>
          <table:table-cell office:value-type="float" office:value="0.740585" calcext:value-type="float">
            <text:p>0.740585</text:p>
          </table:table-cell>
          <table:table-cell office:value-type="float" office:value="0.741625" calcext:value-type="float">
            <text:p>0.741625</text:p>
          </table:table-cell>
          <table:table-cell office:value-type="float" office:value="0.757351" calcext:value-type="float">
            <text:p>0.757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office:value-type="float" office:value="0.819834" calcext:value-type="float">
            <text:p>0.819834</text:p>
          </table:table-cell>
          <table:table-cell office:value-type="float" office:value="0.750568" calcext:value-type="float">
            <text:p>0.750568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755378" calcext:value-type="float">
            <text:p>0.755378</text:p>
          </table:table-cell>
          <table:table-cell office:value-type="float" office:value="0.816861" calcext:value-type="float">
            <text:p>0.8168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office:value-type="float" office:value="0.868234" calcext:value-type="float">
            <text:p>0.868234</text:p>
          </table:table-cell>
          <table:table-cell office:value-type="float" office:value="0.866399" calcext:value-type="float">
            <text:p>0.866399</text:p>
          </table:table-cell>
          <table:table-cell office:value-type="float" office:value="0.866142" calcext:value-type="float">
            <text:p>0.866142</text:p>
          </table:table-cell>
          <table:table-cell office:value-type="float" office:value="0.866952" calcext:value-type="float">
            <text:p>0.866952</text:p>
          </table:table-cell>
          <table:table-cell office:value-type="float" office:value="0.867025" calcext:value-type="float">
            <text:p>0.8670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office:value-type="float" office:value="0.802866" calcext:value-type="float">
            <text:p>0.802866</text:p>
          </table:table-cell>
          <table:table-cell office:value-type="float" office:value="0.790805" calcext:value-type="float">
            <text:p>0.790805</text:p>
          </table:table-cell>
          <table:table-cell office:value-type="float" office:value="0.789306" calcext:value-type="float">
            <text:p>0.789306</text:p>
          </table:table-cell>
          <table:table-cell office:value-type="float" office:value="0.790679" calcext:value-type="float">
            <text:p>0.790679</text:p>
          </table:table-cell>
          <table:table-cell office:value-type="float" office:value="0.802587" calcext:value-type="float">
            <text:p>0.8025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office:value-type="float" office:value="0.769799" calcext:value-type="float">
            <text:p>0.769799</text:p>
          </table:table-cell>
          <table:table-cell office:value-type="float" office:value="0.753752" calcext:value-type="float">
            <text:p>0.753752</text:p>
          </table:table-cell>
          <table:table-cell office:value-type="float" office:value="0.752716" calcext:value-type="float">
            <text:p>0.752716</text:p>
          </table:table-cell>
          <table:table-cell office:value-type="float" office:value="0.753808" calcext:value-type="float">
            <text:p>0.753808</text:p>
          </table:table-cell>
          <table:table-cell office:value-type="float" office:value="0.769428" calcext:value-type="float">
            <text:p>0.7694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office:value-type="float" office:value="0.772501" calcext:value-type="float">
            <text:p>0.772501</text:p>
          </table:table-cell>
          <table:table-cell office:value-type="float" office:value="0.757881" calcext:value-type="float">
            <text:p>0.757881</text:p>
          </table:table-cell>
          <table:table-cell office:value-type="float" office:value="0.757301" calcext:value-type="float">
            <text:p>0.757301</text:p>
          </table:table-cell>
          <table:table-cell office:value-type="float" office:value="0.757734" calcext:value-type="float">
            <text:p>0.757734</text:p>
          </table:table-cell>
          <table:table-cell office:value-type="float" office:value="0.77234" calcext:value-type="float">
            <text:p>0.772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office:value-type="float" office:value="0.590372" calcext:value-type="float">
            <text:p>0.590372</text:p>
          </table:table-cell>
          <table:table-cell office:value-type="float" office:value="0.44692" calcext:value-type="float">
            <text:p>0.44692</text:p>
          </table:table-cell>
          <table:table-cell office:value-type="float" office:value="0.448274" calcext:value-type="float">
            <text:p>0.448274</text:p>
          </table:table-cell>
          <table:table-cell office:value-type="float" office:value="0.446629" calcext:value-type="float">
            <text:p>0.446629</text:p>
          </table:table-cell>
          <table:table-cell office:value-type="float" office:value="0.589855" calcext:value-type="float">
            <text:p>0.5898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office:value-type="float" office:value="0.782919" calcext:value-type="float">
            <text:p>0.782919</text:p>
          </table:table-cell>
          <table:table-cell office:value-type="float" office:value="0.787105" calcext:value-type="float">
            <text:p>0.787105</text:p>
          </table:table-cell>
          <table:table-cell office:value-type="float" office:value="0.786365" calcext:value-type="float">
            <text:p>0.786365</text:p>
          </table:table-cell>
          <table:table-cell office:value-type="float" office:value="0.787283" calcext:value-type="float">
            <text:p>0.787283</text:p>
          </table:table-cell>
          <table:table-cell office:value-type="float" office:value="0.782258" calcext:value-type="float">
            <text:p>0.7822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office:value-type="float" office:value="0.821242" calcext:value-type="float">
            <text:p>0.821242</text:p>
          </table:table-cell>
          <table:table-cell office:value-type="float" office:value="0.817918" calcext:value-type="float">
            <text:p>0.817918</text:p>
          </table:table-cell>
          <table:table-cell office:value-type="float" office:value="0.817278" calcext:value-type="float">
            <text:p>0.817278</text:p>
          </table:table-cell>
          <table:table-cell office:value-type="float" office:value="0.818022" calcext:value-type="float">
            <text:p>0.818022</text:p>
          </table:table-cell>
          <table:table-cell office:value-type="float" office:value="0.820628" calcext:value-type="float">
            <text:p>0.8206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office:value-type="float" office:value="0.722023" calcext:value-type="float">
            <text:p>0.722023</text:p>
          </table:table-cell>
          <table:table-cell office:value-type="float" office:value="0.766527" calcext:value-type="float">
            <text:p>0.766527</text:p>
          </table:table-cell>
          <table:table-cell office:value-type="float" office:value="0.765649" calcext:value-type="float">
            <text:p>0.765649</text:p>
          </table:table-cell>
          <table:table-cell office:value-type="float" office:value="0.767406" calcext:value-type="float">
            <text:p>0.767406</text:p>
          </table:table-cell>
          <table:table-cell office:value-type="float" office:value="0.720775" calcext:value-type="float">
            <text:p>0.7207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office:value-type="float" office:value="0.639379" calcext:value-type="float">
            <text:p>0.639379</text:p>
          </table:table-cell>
          <table:table-cell office:value-type="float" office:value="0.621515" calcext:value-type="float">
            <text:p>0.621515</text:p>
          </table:table-cell>
          <table:table-cell office:value-type="float" office:value="0.620895" calcext:value-type="float">
            <text:p>0.620895</text:p>
          </table:table-cell>
          <table:table-cell office:value-type="float" office:value="0.622744" calcext:value-type="float">
            <text:p>0.622744</text:p>
          </table:table-cell>
          <table:table-cell office:value-type="float" office:value="0.638613" calcext:value-type="float">
            <text:p>0.63861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50874753726122" calcext:value-type="float">
            <text:p>0.5508747537</text:p>
          </table:table-cell>
          <table:table-cell table:style-name="ce1" office:value-type="float" office:value="0.729256455004415" calcext:value-type="float">
            <text:p>0.729256455</text:p>
          </table:table-cell>
          <table:table-cell table:style-name="ce1" office:value-type="float" office:value="0.591960909160966" calcext:value-type="float">
            <text:p>0.5919609092</text:p>
          </table:table-cell>
          <table:table-cell table:style-name="ce1" office:value-type="float" office:value="0.608378871771535" calcext:value-type="float">
            <text:p>0.6083788718</text:p>
          </table:table-cell>
          <table:table-cell table:style-name="ce1" office:value-type="float" office:value="0.597829224701221" calcext:value-type="float">
            <text:p>0.5978292247</text:p>
          </table:table-cell>
          <table:table-cell table:style-name="ce1" office:value-type="float" office:value="0.725222889251863" calcext:value-type="float">
            <text:p>0.7252228893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203:.B216])" office:value-type="float" office:value="0.00902272527472527" calcext:value-type="float">
            <text:p>0.0090227253</text:p>
          </table:table-cell>
          <table:table-cell table:style-name="ce1" table:formula="of:=VAR([.C203:.C216])" office:value-type="float" office:value="0.0116441540354505" calcext:value-type="float">
            <text:p>0.011644154</text:p>
          </table:table-cell>
          <table:table-cell table:style-name="ce1" table:formula="of:=VAR([.D203:.D216])" office:value-type="float" office:value="0.0064439670904011" calcext:value-type="float">
            <text:p>0.0064439671</text:p>
          </table:table-cell>
          <table:table-cell table:style-name="ce1" table:formula="of:=VAR([.E203:.E216])" office:value-type="float" office:value="0.0117623760006429" calcext:value-type="float">
            <text:p>0.011762376</text:p>
          </table:table-cell>
          <table:table-cell table:style-name="ce1" table:formula="of:=VAR([.F203:.F216])" office:value-type="float" office:value="0.0116835009387253" calcext:value-type="float">
            <text:p>0.0116835009</text:p>
          </table:table-cell>
          <table:table-cell table:style-name="ce1" table:formula="of:=VAR([.G203:.G216])" office:value-type="float" office:value="0.0117688977976099" calcext:value-type="float">
            <text:p>0.0117688978</text:p>
          </table:table-cell>
          <table:table-cell table:style-name="ce1" table:formula="of:=VAR([.H203:.H216])" office:value-type="float" office:value="0.00642289535441758" calcext:value-type="float">
            <text:p>0.0064228954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7"/>
          <table:table-cell table:style-name="ce8"/>
        </table:table-row>
      </table:table>
      <table:table table:name="corr dB paper" table:style-name="ta1">
        <table:shapes>
          <draw:frame draw:z-index="0" draw:style-name="gr1" draw:text-style-name="P1" svg:width="7.9768in" svg:height="4.4866in" svg:x="0.0004in" svg:y="1.4228in">
            <draw:object draw:notify-on-update-of-ranges="'corr dB paper'.A2:'corr dB paper'.A7 'corr dB paper'.B1:'corr dB paper'.B1 'corr dB paper'.B2:'corr dB paper'.B7 'corr dB paper'.C1:'corr dB paper'.C1 'corr dB paper'.C2:'corr dB paper'.C7 'corr dB paper'.D1:'corr dB paper'.D1 'corr dB paper'.D2:'corr dB paper'.D7 'corr dB paper'.E1:'corr dB paper'.E1 'corr dB paper'.E2:'corr dB paper'.E7 'corr dB paper'.F1:'corr dB paper'.F1 'corr dB paper'.F2:'corr dB paper'.F7 'corr dB paper'.G1:'corr dB paper'.G1 'corr dB paper'.G2:'corr dB paper'.G7 'corr dB paper'.H1:'corr dB paper'.H1 'corr dB paper'.H2:'corr dB paper'.H7 'corr dB paper'.I1:'corr dB paper'.I1 'corr dB paper'.I2:'corr dB paper'.I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.9409in" svg:height="4.4665in" svg:x="0.0004in" svg:y="6.2228in">
            <draw:object draw:notify-on-update-of-ranges="'corr dB paper'.A2:'corr dB paper'.A7 'corr dB paper'.B1:'corr dB paper'.B1 'corr dB paper'.B2:'corr dB paper'.B7 'corr dB paper'.C1:'corr dB paper'.C1 'corr dB paper'.C2:'corr dB paper'.C7 'corr dB paper'.E1:'corr dB paper'.E1 'corr dB paper'.E2:'corr dB paper'.E7 'corr dB paper'.G1:'corr dB paper'.G1 'corr dB paper'.G2:'corr dB paper'.G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7.9882in" svg:height="4.4933in" svg:x="0.0004in" svg:y="11.0228in">
            <draw:object draw:notify-on-update-of-ranges="'corr dB paper'.A2:'corr dB paper'.A7 'corr dB paper'.F1:'corr dB paper'.F1 'corr dB paper'.F2:'corr dB paper'.F7 'corr dB paper'.H1:'corr dB paper'.H1 'corr dB paper'.H2:'corr dB paper'.H7 'corr dB paper'.I1:'corr dB paper'.I1 'corr dB paper'.I2:'corr dB paper'.I7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" draw:style-name="gr1" draw:text-style-name="P1" svg:width="7.9799in" svg:height="4.4886in" svg:x="0.0004in" svg:y="15.8232in">
            <draw:object draw:notify-on-update-of-ranges="'corr dB paper'.A2:'corr dB paper'.A7 'corr dB paper'.D1:'corr dB paper'.D1 'corr dB paper'.D2:'corr dB paper'.D7 'corr dB paper'.G1:'corr dB paper'.G1 'corr dB paper'.G2:'corr dB paper'.G7"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8" table:default-cell-style-name="ce11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</table:table-row>
        <table:table-row table:style-name="ro1">
          <table:table-cell office:value-type="string" calcext:value-type="string">
            <text:p>1/hsv</text:p>
          </table:table-cell>
          <table:table-cell office:value-type="float" office:value="0.198554065862242" calcext:value-type="float">
            <text:p>0.1985540659</text:p>
          </table:table-cell>
          <table:table-cell office:value-type="float" office:value="0.670581607654752" calcext:value-type="float">
            <text:p>0.6705816077</text:p>
          </table:table-cell>
          <table:table-cell office:value-type="float" office:value="0.683685054011167" calcext:value-type="float">
            <text:p>0.683685054</text:p>
          </table:table-cell>
          <table:table-cell office:value-type="float" office:value="0.74241178241815" calcext:value-type="float">
            <text:p>0.7424117824</text:p>
          </table:table-cell>
          <table:table-cell office:value-type="float" office:value="0.547758700300136" calcext:value-type="float">
            <text:p>0.5477587003</text:p>
          </table:table-cell>
          <table:table-cell office:value-type="float" office:value="0.35996915969952" calcext:value-type="float">
            <text:p>0.3599691597</text:p>
          </table:table-cell>
          <table:table-cell office:value-type="float" office:value="0.656158955423739" calcext:value-type="float">
            <text:p>0.6561589554</text:p>
          </table:table-cell>
          <table:table-cell office:value-type="float" office:value="0.69540365812736" calcext:value-type="float">
            <text:p>0.6954036581</text:p>
          </table:table-cell>
        </table:table-row>
        <table:table-row table:style-name="ro1">
          <table:table-cell office:value-type="string" calcext:value-type="string">
            <text:p>1/hsp</text:p>
          </table:table-cell>
          <table:table-cell office:value-type="float" office:value="0.226770353442628" calcext:value-type="float">
            <text:p>0.2267703534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0.709605239021846" calcext:value-type="float">
            <text:p>0.709605239</text:p>
          </table:table-cell>
        </table:table-row>
        <table:table-row table:style-name="ro1">
          <table:table-cell office:value-type="string" calcext:value-type="string">
            <text:p>1/hsi</text:p>
          </table:table-cell>
          <table:table-cell office:value-type="float" office:value="0.202174835271484" calcext:value-type="float">
            <text:p>0.2021748353</text:p>
          </table:table-cell>
          <table:table-cell office:value-type="float" office:value="0.689691904726101" calcext:value-type="float">
            <text:p>0.6896919047</text:p>
          </table:table-cell>
          <table:table-cell office:value-type="float" office:value="0.523577918874699" calcext:value-type="float">
            <text:p>0.5235779189</text:p>
          </table:table-cell>
          <table:table-cell office:value-type="float" office:value="0.794605486058225" calcext:value-type="float">
            <text:p>0.7946054861</text:p>
          </table:table-cell>
          <table:table-cell office:value-type="float" office:value="0.532486529250005" calcext:value-type="float">
            <text:p>0.5324865293</text:p>
          </table:table-cell>
          <table:table-cell office:value-type="float" office:value="0.430490739523356" calcext:value-type="float">
            <text:p>0.4304907395</text:p>
          </table:table-cell>
          <table:table-cell office:value-type="float" office:value="0.617435317461137" calcext:value-type="float">
            <text:p>0.6174353175</text:p>
          </table:table-cell>
          <table:table-cell office:value-type="float" office:value="0.704784090220098" calcext:value-type="float">
            <text:p>0.7047840902</text:p>
          </table:table-cell>
        </table:table-row>
        <table:table-row table:style-name="ro1">
          <table:table-cell office:value-type="string" calcext:value-type="string">
            <text:p>1/hsl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780194986336495" calcext:value-type="float">
            <text:p>0.780194986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416302770587615" calcext:value-type="float">
            <text:p>0.4163027706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717467371522223" calcext:value-type="float">
            <text:p>0.7174673715</text:p>
          </table:table-cell>
        </table:table-row>
        <table:table-row table:style-name="ro1">
          <table:table-cell office:value-type="string" calcext:value-type="string">
            <text:p>1/y'</text:p>
          </table:table-cell>
          <table:table-cell office:value-type="float" office:value="0.222154889787673" calcext:value-type="float">
            <text:p>0.2221548898</text:p>
          </table:table-cell>
          <table:table-cell office:value-type="float" office:value="0.695736260445419" calcext:value-type="float">
            <text:p>0.6957362604</text:p>
          </table:table-cell>
          <table:table-cell office:value-type="float" office:value="0.470773995372071" calcext:value-type="float">
            <text:p>0.4707739954</text:p>
          </table:table-cell>
          <table:table-cell office:value-type="float" office:value="0.815876358326388" calcext:value-type="float">
            <text:p>0.8158763583</text:p>
          </table:table-cell>
          <table:table-cell office:value-type="float" office:value="0.527400803164728" calcext:value-type="float">
            <text:p>0.5274008032</text:p>
          </table:table-cell>
          <table:table-cell office:value-type="float" office:value="0.486961905036778" calcext:value-type="float">
            <text:p>0.486961905</text:p>
          </table:table-cell>
          <table:table-cell office:value-type="float" office:value="0.61778183919038" calcext:value-type="float">
            <text:p>0.6177818392</text:p>
          </table:table-cell>
          <table:table-cell office:value-type="float" office:value="0.710050726849982" calcext:value-type="float">
            <text:p>0.7100507268</text:p>
          </table:table-cell>
        </table:table-row>
        <table:table-row table:style-name="ro1">
          <table:table-cell office:value-type="string" calcext:value-type="string">
            <text:p>1/norm</text:p>
          </table:table-cell>
          <table:table-cell office:value-type="float" office:value="0.204632685234826" calcext:value-type="float">
            <text:p>0.2046326852</text:p>
          </table:table-cell>
          <table:table-cell office:value-type="float" office:value="0.69453022728513" calcext:value-type="float">
            <text:p>0.6945302273</text:p>
          </table:table-cell>
          <table:table-cell office:value-type="float" office:value="0.669445879934677" calcext:value-type="float">
            <text:p>0.6694458799</text:p>
          </table:table-cell>
          <table:table-cell office:value-type="float" office:value="0.77326518261726" calcext:value-type="float">
            <text:p>0.7732651826</text:p>
          </table:table-cell>
          <table:table-cell office:value-type="float" office:value="0.531798352956214" calcext:value-type="float">
            <text:p>0.531798353</text:p>
          </table:table-cell>
          <table:table-cell office:value-type="float" office:value="0.419988315436631" calcext:value-type="float">
            <text:p>0.4199883154</text:p>
          </table:table-cell>
          <table:table-cell office:value-type="float" office:value="0.60148882370544" calcext:value-type="float">
            <text:p>0.6014888237</text:p>
          </table:table-cell>
          <table:table-cell office:value-type="float" office:value="0.707889194623247" calcext:value-type="float">
            <text:p>0.7078891946</text:p>
          </table:table-cell>
        </table:table-row>
      </table:table>
      <table:table table:name="corr rgb paper" table:style-name="ta1">
        <table:shapes>
          <draw:frame draw:z-index="0" draw:style-name="gr1" draw:text-style-name="P1" svg:width="7.9799in" svg:height="4.4886in" svg:x="0.0004in" svg:y="15.8232in">
            <draw:object draw:notify-on-update-of-ranges="'corr dB paper'.A2:'corr dB paper'.A7 'corr dB paper'.D1:'corr dB paper'.D1 'corr dB paper'.D2:'corr dB paper'.D7 'corr dB paper'.G1:'corr dB paper'.G1 'corr dB paper'.G2:'corr dB paper'.G7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1" draw:style-name="gr1" draw:text-style-name="P1" svg:width="7.9598in" svg:height="4.4772in" svg:x="0.0004in" svg:y="1.4228in">
            <draw:object draw:notify-on-update-of-ranges="'corr rgb paper'.A2:'corr rgb paper'.A7 'corr rgb paper'.B1:'corr rgb paper'.B1 'corr rgb paper'.B2:'corr rgb paper'.B7 'corr rgb paper'.C1:'corr rgb paper'.C1 'corr rgb paper'.C2:'corr rgb paper'.C7 'corr rgb paper'.D1:'corr rgb paper'.D1 'corr rgb paper'.D2:'corr rgb paper'.D7 'corr rgb paper'.E1:'corr rgb paper'.E1 'corr rgb paper'.E2:'corr rgb paper'.E7 'corr rgb paper'.F1:'corr rgb paper'.F1 'corr rgb paper'.F2:'corr rgb paper'.F7 'corr rgb paper'.G1:'corr rgb paper'.G1 'corr rgb paper'.G2:'corr rgb paper'.G7 'corr rgb paper'.H1:'corr rgb paper'.H1 'corr rgb paper'.H2:'corr rgb paper'.H7 'corr rgb paper'.I1:'corr rgb paper'.I1 'corr rgb paper'.I2:'corr rgb paper'.I7" xlink:href="./Object 39" xlink:type="simple" xlink:show="embed" xlink:actuate="onLoad"/>
            <draw:image xlink:href="./ObjectReplacements/Object 39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8" table:default-cell-style-name="ce7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</table:table-row>
        <table:table-row table:style-name="ro1">
          <table:table-cell office:value-type="string" calcext:value-type="string">
            <text:p>1-hsv%rgb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0.592317661396828" calcext:value-type="float">
            <text:p>0.592317661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0.550874753726122" calcext:value-type="float">
            <text:p>0.5508747537</text:p>
          </table:table-cell>
        </table:table-row>
        <table:table-row table:style-name="ro1">
          <table:table-cell office:value-type="string" calcext:value-type="string">
            <text:p>1-hsp%rgb</text:p>
          </table:table-cell>
          <table:table-cell office:value-type="float" office:value="0.31951097065926" calcext:value-type="float">
            <text:p>0.3195109707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0.189234361984733" calcext:value-type="float">
            <text:p>0.189234362</text:p>
          </table:table-cell>
          <table:table-cell office:value-type="float" office:value="0.761716172808967" calcext:value-type="float">
            <text:p>0.7617161728</text:p>
          </table:table-cell>
          <table:table-cell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office:value-type="float" office:value="0.429187150290467" calcext:value-type="float">
            <text:p>0.4291871503</text:p>
          </table:table-cell>
          <table:table-cell office:value-type="float" office:value="0.729256455004415" calcext:value-type="float">
            <text:p>0.729256455</text:p>
          </table:table-cell>
        </table:table-row>
        <table:table-row table:style-name="ro1">
          <table:table-cell office:value-type="string" calcext:value-type="string">
            <text:p>1-hsi%rgb</text:p>
          </table:table-cell>
          <table:table-cell office:value-type="float" office:value="0.24093485867693" calcext:value-type="float">
            <text:p>0.2409348587</text:p>
          </table:table-cell>
          <table:table-cell office:value-type="float" office:value="0.745714797127639" calcext:value-type="float">
            <text:p>0.7457147971</text:p>
          </table:table-cell>
          <table:table-cell office:value-type="float" office:value="0.393810727264593" calcext:value-type="float">
            <text:p>0.3938107273</text:p>
          </table:table-cell>
          <table:table-cell office:value-type="float" office:value="0.804384642557734" calcext:value-type="float">
            <text:p>0.8043846426</text:p>
          </table:table-cell>
          <table:table-cell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office:value-type="float" office:value="0.746148554929273" calcext:value-type="float">
            <text:p>0.7461485549</text:p>
          </table:table-cell>
          <table:table-cell office:value-type="float" office:value="0.591960909160966" calcext:value-type="float">
            <text:p>0.5919609092</text:p>
          </table:table-cell>
        </table:table-row>
        <table:table-row table:style-name="ro1">
          <table:table-cell office:value-type="string" calcext:value-type="string">
            <text:p>1-hsl%rgb</text:p>
          </table:table-cell>
          <table:table-cell office:value-type="float" office:value="0.222123360937788" calcext:value-type="float">
            <text:p>0.2221233609</text:p>
          </table:table-cell>
          <table:table-cell office:value-type="float" office:value="0.717116618517751" calcext:value-type="float">
            <text:p>0.7171166185</text:p>
          </table:table-cell>
          <table:table-cell office:value-type="float" office:value="0.396310603689298" calcext:value-type="float">
            <text:p>0.3963106037</text:p>
          </table:table-cell>
          <table:table-cell office:value-type="float" office:value="0.781776817732882" calcext:value-type="float">
            <text:p>0.7817768177</text:p>
          </table:table-cell>
          <table:table-cell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office:value-type="float" office:value="0.753904274198342" calcext:value-type="float">
            <text:p>0.7539042742</text:p>
          </table:table-cell>
          <table:table-cell office:value-type="float" office:value="0.608378871771535" calcext:value-type="float">
            <text:p>0.6083788718</text:p>
          </table:table-cell>
        </table:table-row>
        <table:table-row table:style-name="ro1">
          <table:table-cell office:value-type="string" calcext:value-type="string">
            <text:p>1-y'%rgb</text:p>
          </table:table-cell>
          <table:table-cell office:value-type="float" office:value="0.23915228001229" calcext:value-type="float">
            <text:p>0.23915228</text:p>
          </table:table-cell>
          <table:table-cell office:value-type="float" office:value="0.747727640913276" calcext:value-type="float">
            <text:p>0.7477276409</text:p>
          </table:table-cell>
          <table:table-cell office:value-type="float" office:value="0.313006424615802" calcext:value-type="float">
            <text:p>0.3130064246</text:p>
          </table:table-cell>
          <table:table-cell office:value-type="float" office:value="0.815462337435327" calcext:value-type="float">
            <text:p>0.8154623374</text:p>
          </table:table-cell>
          <table:table-cell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office:value-type="float" office:value="0.756387031133983" calcext:value-type="float">
            <text:p>0.7563870311</text:p>
          </table:table-cell>
          <table:table-cell office:value-type="float" office:value="0.597829224701221" calcext:value-type="float">
            <text:p>0.5978292247</text:p>
          </table:table-cell>
        </table:table-row>
        <table:table-row table:style-name="ro1">
          <table:table-cell office:value-type="string" calcext:value-type="string">
            <text:p>1-norm%rgb</text:p>
          </table:table-cell>
          <table:table-cell office:value-type="float" office:value="0.313683891025471" calcext:value-type="float">
            <text:p>0.313683891</text:p>
          </table:table-cell>
          <table:table-cell office:value-type="float" office:value="0.732191768316279" calcext:value-type="float">
            <text:p>0.7321917683</text:p>
          </table:table-cell>
          <table:table-cell office:value-type="float" office:value="0.21639962423725" calcext:value-type="float">
            <text:p>0.2163996242</text:p>
          </table:table-cell>
          <table:table-cell office:value-type="float" office:value="0.760150270586929" calcext:value-type="float">
            <text:p>0.7601502706</text:p>
          </table:table-cell>
          <table:table-cell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office:value-type="float" office:value="0.40423022367637" calcext:value-type="float">
            <text:p>0.4042302237</text:p>
          </table:table-cell>
          <table:table-cell office:value-type="float" office:value="0.725222889251863" calcext:value-type="float">
            <text:p>0.7252228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3:12:32.724660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27T23:28:48.380813945</dc:date>
    <meta:editing-duration>P2DT20H45M31S</meta:editing-duration>
    <meta:editing-cycles>160</meta:editing-cycles>
    <meta:generator>LibreOffice/4.2.8.2$Linux_X86_64 LibreOffice_project/420m0$Build-2</meta:generator>
    <meta:document-statistic meta:table-count="7" meta:cell-count="10771"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49cm" svg:height="13.924cm" xlink:href="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chart:data-source-has-labels="both" svg:x="1.505cm" svg:y="2.484cm" svg:width="19.792cm" svg:height="10.181cm">
          <chartooo:coordinate-region svg:x="2.232cm" svg:y="2.683cm" svg:width="18.231cm" svg:height="9.335cm"/>
          <chart:axis chart:dimension="x" chart:name="primary-x" chart:style-name="ch6" chartooo:axis-type="text">
            <chart:title svg:x="9.994cm" svg:y="12.943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38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3" chart:values-cell-range-address="local-table.$C$2:.$C$8" chart:label-cell-address="local-table.$C$1" chart:class="chart:line">
            <chart:data-point chart:repeated="7"/>
          </chart:series>
          <chart:series chart:attached-axis="secondary-y" chart:style-name="ch14" chart:values-cell-range-address="local-table.$D$2:.$D$8" chart:label-cell-address="local-table.$D$1" chart:class="chart:line">
            <chart:data-point chart:repeated="7"/>
          </chart:series>
          <chart:series chart:attached-axis="primary-y" chart:style-name="ch15" chart:values-cell-range-address="local-table.$E$2:.$E$8" chart:label-cell-address="local-table.$E$1" chart:class="chart:line">
            <chart:data-point chart:repeated="7"/>
          </chart:series>
          <chart:series chart:attached-axis="primary-y" chart:style-name="ch16" chart:values-cell-range-address="local-table.$F$2:.$F$8" chart:label-cell-address="local-table.$F$1" chart:class="chart:line">
            <chart:data-point chart:repeated="7"/>
          </chart:series>
          <chart:series chart:attached-axis="primary-y" chart:style-name="ch17" chart:values-cell-range-address="local-table.$G$2:.$G$8" chart:label-cell-address="local-table.$G$1" chart:class="chart:line">
            <chart:data-point chart:repeated="7"/>
          </chart:series>
          <chart:series chart:attached-axis="primary-y" chart:style-name="ch18" chart:values-cell-range-address="local-table.$H$2:.$H$8" chart:label-cell-address="local-table.$H$1" chart:class="chart:line">
            <chart:data-point chart:repeated="7"/>
          </chart:series>
          <chart:series chart:attached-axis="primary-y" chart:style-name="ch19" chart:values-cell-range-address="local-table.$I$2:.$I$8" chart:label-cell-address="local-table.$I$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768231504547503">
                <text:p>0.768231504547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45cm" svg:height="8.519cm" xlink:href=".." xlink:type="simple" chart:class="chart:line" chart:style-name="ch1">
        <chart:legend chart:legend-position="end" svg:x="12.161cm" svg:y="3.711cm" style:legend-expansion="high" chart:style-name="ch2"/>
        <chart:plot-area chart:style-name="ch3" table:cell-range-address="'%rgb Paper'.B22:'%rgb Paper'.C33" chart:data-source-has-labels="row" svg:x="0.302cm" svg:y="0.17cm" svg:width="11.557cm" svg:height="8.179cm">
          <chartooo:coordinate-region svg:x="1.029cm" svg:y="0.369cm" svg:width="10.643cm" svg:height="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3:'%rgb Paper'.B33" chart:label-cell-address="'%rgb Paper'.B22:'%rgb Paper'.B22" chart:class="chart:line">
            <chart:data-point chart:repeated="11"/>
          </chart:series>
          <chart:series chart:style-name="ch7" chart:values-cell-range-address="'%rgb Paper'.C23:'%rgb Paper'.C33" chart:label-cell-address="'%rgb Paper'.C22:'%rgb Paper'.C2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2:'%rgb Paper'.B22</svg:desc>
                </draw:g>
              </table:table-cell>
              <table:table-cell office:value-type="string">
                <text:p>1-hsv%rgb</text:p>
                <draw:g>
                  <svg:desc>'%rgb Paper'.C22:'%rgb Paper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%rgb Paper'.B23:'%rgb Paper'.B33</svg:desc>
                </draw:g>
              </table:table-cell>
              <table:table-cell office:value-type="float" office:value="0.572928">
                <text:p>0.572928</text:p>
                <draw:g>
                  <svg:desc>'%rgb Paper'.C23:'%rgb Paper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47437">
                <text:p>0.47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473658">
                <text:p>0.473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34458">
                <text:p>0.34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4703">
                <text:p>0.294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051">
                <text:p>0.332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22552">
                <text:p>0.322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40175">
                <text:p>0.340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07338">
                <text:p>0.30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53211">
                <text:p>0.553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86715">
                <text:p>0.4867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45cm" svg:height="8.519cm" xlink:href=".." xlink:type="simple" chart:class="chart:line" chart:style-name="ch1">
        <chart:legend chart:legend-position="end" svg:x="12.161cm" svg:y="3.711cm" style:legend-expansion="high" chart:style-name="ch2"/>
        <chart:plot-area chart:style-name="ch3" table:cell-range-address="'%rgb Paper'.B42:'%rgb Paper'.C50" chart:data-source-has-labels="row" svg:x="0.302cm" svg:y="0.17cm" svg:width="11.557cm" svg:height="8.179cm">
          <chartooo:coordinate-region svg:x="1.214cm" svg:y="0.369cm" svg:width="10.551cm" svg:height="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43:'%rgb Paper'.B50" chart:label-cell-address="'%rgb Paper'.B42:'%rgb Paper'.B42" chart:class="chart:line">
            <chart:data-point chart:repeated="8"/>
          </chart:series>
          <chart:series chart:style-name="ch7" chart:values-cell-range-address="'%rgb Paper'.C43:'%rgb Paper'.C50" chart:label-cell-address="'%rgb Paper'.C42:'%rgb Paper'.C4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42:'%rgb Paper'.B42</svg:desc>
                </draw:g>
              </table:table-cell>
              <table:table-cell office:value-type="string">
                <text:p>1-hsv%rgb</text:p>
                <draw:g>
                  <svg:desc>'%rgb Paper'.C42:'%rgb Paper'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'%rgb Paper'.B43:'%rgb Paper'.B50</svg:desc>
                </draw:g>
              </table:table-cell>
              <table:table-cell office:value-type="float" office:value="0.385668">
                <text:p>0.385668</text:p>
                <draw:g>
                  <svg:desc>'%rgb Paper'.C43:'%rgb Paper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14811">
                <text:p>0.41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391033">
                <text:p>0.39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7993">
                <text:p>0.387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404009">
                <text:p>0.40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90903">
                <text:p>0.390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92461">
                <text:p>0.392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403723">
                <text:p>0.4037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cm" svg:height="8.55cm" xlink:href=".." xlink:type="simple" chart:class="chart:line" chart:style-name="ch1">
        <chart:legend chart:legend-position="end" svg:x="12.216cm" svg:y="3.727cm" style:legend-expansion="high" chart:style-name="ch2"/>
        <chart:plot-area chart:style-name="ch3" table:cell-range-address="'%rgb Paper'.B62:'%rgb Paper'.C69" chart:data-source-has-labels="row" svg:x="0.304cm" svg:y="0.171cm" svg:width="11.608cm" svg:height="8.208cm">
          <chartooo:coordinate-region svg:x="1.031cm" svg:y="0.37cm" svg:width="10.787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63:'%rgb Paper'.B69" chart:label-cell-address="'%rgb Paper'.B62:'%rgb Paper'.B62" chart:class="chart:line">
            <chart:data-point chart:repeated="7"/>
          </chart:series>
          <chart:series chart:style-name="ch7" chart:values-cell-range-address="'%rgb Paper'.C63:'%rgb Paper'.C69" chart:label-cell-address="'%rgb Paper'.C62:'%rgb Paper'.C6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62:'%rgb Paper'.B62</svg:desc>
                </draw:g>
              </table:table-cell>
              <table:table-cell office:value-type="string">
                <text:p>1-hsv%rgb</text:p>
                <draw:g>
                  <svg:desc>'%rgb Paper'.C62:'%rgb Paper'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'%rgb Paper'.B63:'%rgb Paper'.B69</svg:desc>
                </draw:g>
              </table:table-cell>
              <table:table-cell office:value-type="float" office:value="0.581587">
                <text:p>0.581587</text:p>
                <draw:g>
                  <svg:desc>'%rgb Paper'.C63:'%rgb Paper'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586597">
                <text:p>0.586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22549">
                <text:p>0.62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489559">
                <text:p>0.48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44306">
                <text:p>0.644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492475">
                <text:p>0.49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118">
                <text:p>0.6931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4cm" svg:height="8.46cm" xlink:href=".." xlink:type="simple" chart:class="chart:line" chart:style-name="ch1">
        <chart:legend chart:legend-position="end" svg:x="12.056cm" svg:y="3.682cm" style:legend-expansion="high" chart:style-name="ch2"/>
        <chart:plot-area chart:style-name="ch3" table:cell-range-address="'%rgb Paper'.B82:'%rgb Paper'.C104" chart:data-source-has-labels="row" svg:x="0.3cm" svg:y="0.169cm" svg:width="11.456cm" svg:height="8.122cm">
          <chartooo:coordinate-region svg:x="1.027cm" svg:y="0.368cm" svg:width="10.542cm" svg:height="7.2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83:'%rgb Paper'.B104" chart:label-cell-address="'%rgb Paper'.B82:'%rgb Paper'.B82" chart:class="chart:line">
            <chart:data-point chart:repeated="22"/>
          </chart:series>
          <chart:series chart:style-name="ch7" chart:values-cell-range-address="'%rgb Paper'.C83:'%rgb Paper'.C104" chart:label-cell-address="'%rgb Paper'.C82:'%rgb Paper'.C82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82:'%rgb Paper'.B82</svg:desc>
                </draw:g>
              </table:table-cell>
              <table:table-cell office:value-type="string">
                <text:p>1-hsv%rgb</text:p>
                <draw:g>
                  <svg:desc>'%rgb Paper'.C82:'%rgb Paper'.C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'%rgb Paper'.B83:'%rgb Paper'.B104</svg:desc>
                </draw:g>
              </table:table-cell>
              <table:table-cell office:value-type="float" office:value="0.71941">
                <text:p>0.71941</text:p>
                <draw:g>
                  <svg:desc>'%rgb Paper'.C83:'%rgb Paper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6506">
                <text:p>0.6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592843">
                <text:p>0.592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572358">
                <text:p>0.572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583437">
                <text:p>0.583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693409">
                <text:p>0.693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755073">
                <text:p>0.75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68704">
                <text:p>0.68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647505">
                <text:p>0.647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650046">
                <text:p>0.650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462146">
                <text:p>0.462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3589">
                <text:p>0.3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336524">
                <text:p>0.336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380235">
                <text:p>0.380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465464">
                <text:p>0.465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556567">
                <text:p>0.556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644492">
                <text:p>0.644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717135">
                <text:p>0.717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747896">
                <text:p>0.747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743571">
                <text:p>0.743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777982">
                <text:p>0.777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784573">
                <text:p>0.7845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3cm" svg:height="8.49cm" xlink:href=".." xlink:type="simple" chart:class="chart:line" chart:style-name="ch1">
        <chart:legend chart:legend-position="end" svg:x="12.109cm" svg:y="3.697cm" style:legend-expansion="high" chart:style-name="ch2"/>
        <chart:plot-area chart:style-name="ch3" table:cell-range-address="'%rgb Paper'.B122:'%rgb Paper'.C160" chart:data-source-has-labels="row" svg:x="0.301cm" svg:y="0.169cm" svg:width="11.507cm" svg:height="8.152cm">
          <chartooo:coordinate-region svg:x="1.028cm" svg:y="0.368cm" svg:width="10.594cm" svg:height="6.9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123:'%rgb Paper'.B160" chart:label-cell-address="'%rgb Paper'.B122:'%rgb Paper'.B122" chart:class="chart:line">
            <chart:data-point chart:repeated="38"/>
          </chart:series>
          <chart:series chart:style-name="ch7" chart:values-cell-range-address="'%rgb Paper'.C123:'%rgb Paper'.C160" chart:label-cell-address="'%rgb Paper'.C122:'%rgb Paper'.C122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122:'%rgb Paper'.B122</svg:desc>
                </draw:g>
              </table:table-cell>
              <table:table-cell office:value-type="string">
                <text:p>1-hsv%rgb</text:p>
                <draw:g>
                  <svg:desc>'%rgb Paper'.C122:'%rgb Paper'.C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'%rgb Paper'.B123:'%rgb Paper'.B160</svg:desc>
                </draw:g>
              </table:table-cell>
              <table:table-cell office:value-type="float" office:value="0.616389">
                <text:p>0.616389</text:p>
                <draw:g>
                  <svg:desc>'%rgb Paper'.C123:'%rgb Paper'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7246">
                <text:p>0.637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55018">
                <text:p>0.655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1844">
                <text:p>0.621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613564">
                <text:p>0.613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28289">
                <text:p>0.628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667671">
                <text:p>0.667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686905">
                <text:p>0.686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59134">
                <text:p>0.659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06287">
                <text:p>0.606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85293">
                <text:p>0.585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09661">
                <text:p>0.509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2">
                <text:p>0.852</text:p>
              </table:table-cell>
              <table:table-cell office:value-type="float" office:value="0.759041">
                <text:p>0.759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1">
                <text:p>0.851</text:p>
              </table:table-cell>
              <table:table-cell office:value-type="float" office:value="0.750682">
                <text:p>0.750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8">
                <text:p>0.798</text:p>
              </table:table-cell>
              <table:table-cell office:value-type="float" office:value="0.754259">
                <text:p>0.754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1">
                <text:p>0.791</text:p>
              </table:table-cell>
              <table:table-cell office:value-type="float" office:value="0.726963">
                <text:p>0.726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6">
                <text:p>0.806</text:p>
              </table:table-cell>
              <table:table-cell office:value-type="float" office:value="0.696195">
                <text:p>0.696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  <table:table-cell office:value-type="float" office:value="0.743008">
                <text:p>0.743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6">
                <text:p>0.826</text:p>
              </table:table-cell>
              <table:table-cell office:value-type="float" office:value="0.720194">
                <text:p>0.720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8">
                <text:p>0.748</text:p>
              </table:table-cell>
              <table:table-cell office:value-type="float" office:value="0.661988">
                <text:p>0.661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7">
                <text:p>0.777</text:p>
              </table:table-cell>
              <table:table-cell office:value-type="float" office:value="0.677726">
                <text:p>0.677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3">
                <text:p>0.743</text:p>
              </table:table-cell>
              <table:table-cell office:value-type="float" office:value="0.651302">
                <text:p>0.651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9">
                <text:p>0.779</text:p>
              </table:table-cell>
              <table:table-cell office:value-type="float" office:value="0.645065">
                <text:p>0.645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3">
                <text:p>0.793</text:p>
              </table:table-cell>
              <table:table-cell office:value-type="float" office:value="0.68065">
                <text:p>0.68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">
                <text:p>0.753</text:p>
              </table:table-cell>
              <table:table-cell office:value-type="float" office:value="0.674163">
                <text:p>0.674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2">
                <text:p>0.692</text:p>
              </table:table-cell>
              <table:table-cell office:value-type="float" office:value="0.682039">
                <text:p>0.682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9">
                <text:p>0.769</text:p>
              </table:table-cell>
              <table:table-cell office:value-type="float" office:value="0.686496">
                <text:p>0.686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9">
                <text:p>0.759</text:p>
              </table:table-cell>
              <table:table-cell office:value-type="float" office:value="0.623448">
                <text:p>0.623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1">
                <text:p>0.711</text:p>
              </table:table-cell>
              <table:table-cell office:value-type="float" office:value="0.645685">
                <text:p>0.645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9">
                <text:p>0.789</text:p>
              </table:table-cell>
              <table:table-cell office:value-type="float" office:value="0.721028">
                <text:p>0.721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684607">
                <text:p>0.684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8">
                <text:p>0.798</text:p>
              </table:table-cell>
              <table:table-cell office:value-type="float" office:value="0.723593">
                <text:p>0.7235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8">
                <text:p>0.848</text:p>
              </table:table-cell>
              <table:table-cell office:value-type="float" office:value="0.749051">
                <text:p>0.749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4">
                <text:p>0.784</text:p>
              </table:table-cell>
              <table:table-cell office:value-type="float" office:value="0.701238">
                <text:p>0.701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">
                <text:p>0.79</text:p>
              </table:table-cell>
              <table:table-cell office:value-type="float" office:value="0.732605">
                <text:p>0.732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8">
                <text:p>0.858</text:p>
              </table:table-cell>
              <table:table-cell office:value-type="float" office:value="0.725387">
                <text:p>0.725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">
                <text:p>0.85</text:p>
              </table:table-cell>
              <table:table-cell office:value-type="float" office:value="0.740377">
                <text:p>0.7403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3">
                <text:p>0.883</text:p>
              </table:table-cell>
              <table:table-cell office:value-type="float" office:value="0.778965">
                <text:p>0.7789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3cm" svg:height="8.49cm" xlink:href=".." xlink:type="simple" chart:class="chart:line" chart:style-name="ch1">
        <chart:legend chart:legend-position="end" svg:x="12.109cm" svg:y="3.697cm" style:legend-expansion="high" chart:style-name="ch2"/>
        <chart:plot-area chart:style-name="ch3" table:cell-range-address="'%rgb Paper'.B182:'%rgb Paper'.C195" chart:data-source-has-labels="row" svg:x="0.301cm" svg:y="0.169cm" svg:width="11.507cm" svg:height="8.152cm">
          <chartooo:coordinate-region svg:x="1.028cm" svg:y="0.368cm" svg:width="10.593cm" svg:height="7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183:'%rgb Paper'.B195" chart:label-cell-address="'%rgb Paper'.B182:'%rgb Paper'.B182" chart:class="chart:line">
            <chart:data-point chart:repeated="13"/>
          </chart:series>
          <chart:series chart:style-name="ch7" chart:values-cell-range-address="'%rgb Paper'.C183:'%rgb Paper'.C195" chart:label-cell-address="'%rgb Paper'.C182:'%rgb Paper'.C18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182:'%rgb Paper'.B182</svg:desc>
                </draw:g>
              </table:table-cell>
              <table:table-cell office:value-type="string">
                <text:p>1-hsv%rgb</text:p>
                <draw:g>
                  <svg:desc>'%rgb Paper'.C182:'%rgb Paper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'%rgb Paper'.B183:'%rgb Paper'.B195</svg:desc>
                </draw:g>
              </table:table-cell>
              <table:table-cell office:value-type="float" office:value="0.646397">
                <text:p>0.646397</text:p>
                <draw:g>
                  <svg:desc>'%rgb Paper'.C183:'%rgb Paper'.C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629167">
                <text:p>0.629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02688">
                <text:p>0.602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706773">
                <text:p>0.706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775773">
                <text:p>0.775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88302">
                <text:p>0.788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662741">
                <text:p>0.662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680257">
                <text:p>0.680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54601">
                <text:p>0.54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670482">
                <text:p>0.670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677387">
                <text:p>0.677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694252">
                <text:p>0.6942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5.136cm" svg:y="0.492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1</text:p>
        </chart:title>
        <chart:legend chart:legend-position="end" svg:x="13.525cm" svg:y="4.201cm" style:legend-expansion="high" chart:style-name="ch3"/>
        <chart:plot-area chart:style-name="ch4" table:cell-range-address="'%rgb'.AA3:'%rgb'.AB14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:'%rgb'.AB14" chart:class="chart:scatter">
            <chart:domain table:cell-range-address="'%rgb'.AA3:'%rgb'.AA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4</svg:desc>
                </draw:g>
              </table:table-cell>
              <table:table-cell office:value-type="float" office:value="-0.120512">
                <text:p>-0.120512</text:p>
                <draw:g>
                  <svg:desc>'%rgb'.AB3:'%rgb'.A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2</text:p>
        </chart:title>
        <chart:legend chart:legend-position="end" svg:x="13.525cm" svg:y="4.201cm" style:legend-expansion="high" chart:style-name="ch3"/>
        <chart:plot-area chart:style-name="ch4" table:cell-range-address="'%rgb'.AA18:'%rgb'.AB28" svg:x="0.32cm" svg:y="1.301cm" svg:width="12.885cm" svg:height="7.519cm">
          <chartooo:coordinate-region svg:x="0.611cm" svg:y="1.501cm" svg:width="12.263cm" svg:height="7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18:'%rgb'.AB28" chart:class="chart:scatter">
            <chart:domain table:cell-range-address="'%rgb'.AA18:'%rgb'.AA2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623137254902">
                <text:p>0.084623137254902</text:p>
                <draw:g>
                  <svg:desc>'%rgb'.AA18:'%rgb'.AA28</svg:desc>
                </draw:g>
              </table:table-cell>
              <table:table-cell office:value-type="float" office:value="0.018072">
                <text:p>0.018072</text:p>
                <draw:g>
                  <svg:desc>'%rgb'.AB18:'%rgb'.A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1</text:p>
        </chart:title>
        <chart:legend chart:legend-position="end" svg:x="13.525cm" svg:y="4.201cm" style:legend-expansion="high" chart:style-name="ch3"/>
        <chart:plot-area chart:style-name="ch4" table:cell-range-address="'%rgb'.AA32:'%rgb'.AB39" svg:x="0.32cm" svg:y="1.301cm" svg:width="12.885cm" svg:height="7.519cm">
          <chartooo:coordinate-region svg:x="1.338cm" svg:y="1.5cm" svg:width="11.627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2:'%rgb'.AB39" chart:class="chart:scatter">
            <chart:domain table:cell-range-address="'%rgb'.AA32:'%rgb'.AA3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773333333333">
                <text:p>0.265773333333333</text:p>
                <draw:g>
                  <svg:desc>'%rgb'.AA32:'%rgb'.AA39</svg:desc>
                </draw:g>
              </table:table-cell>
              <table:table-cell office:value-type="float" office:value="-0.152668">
                <text:p>-0.152668</text:p>
                <draw:g>
                  <svg:desc>'%rgb'.AB32:'%rgb'.A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817cm" svg:height="13.962cm" xlink:href="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chart:data-source-has-labels="both" svg:x="1.507cm" svg:y="2.487cm" svg:width="20.041cm" svg:height="10.215cm">
          <chartooo:coordinate-region svg:x="2.34cm" svg:y="2.686cm" svg:width="19.114cm" svg:height="9.817cm"/>
          <chart:axis chart:dimension="x" chart:name="primary-x" chart:style-name="ch6" chartooo:axis-type="text">
            <chart:title svg:x="10.12cm" svg:y="12.981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58cm" chart:style-name="ch9">
              <text:p>Correlation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series chart:style-name="ch16" chart:values-cell-range-address="local-table.$G$2:.$G$8" chart:label-cell-address="local-table.$G$1" chart:class="chart:line">
            <chart:data-point chart:repeated="7"/>
          </chart:series>
          <chart:series chart:style-name="ch17" chart:values-cell-range-address="local-table.$H$2:.$H$8" chart:label-cell-address="local-table.$H$1" chart:class="chart:line">
            <chart:data-point chart:repeated="7"/>
          </chart:series>
          <chart:series chart:style-name="ch18" chart:values-cell-range-address="local-table.$I$2:.$I$8" chart:label-cell-address="local-table.$I$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519715983294629">
                <text:p>0.519715983294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3</text:p>
        </chart:title>
        <chart:legend chart:legend-position="end" svg:x="13.525cm" svg:y="4.201cm" style:legend-expansion="high" chart:style-name="ch3"/>
        <chart:plot-area chart:style-name="ch4" table:cell-range-address="'%rgb'.AA43:'%rgb'.AB49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43:'%rgb'.AB49" chart:class="chart:scatter">
            <chart:domain table:cell-range-address="'%rgb'.AA43:'%rgb'.AA4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69137254902">
                <text:p>0.19169137254902</text:p>
                <draw:g>
                  <svg:desc>'%rgb'.AA43:'%rgb'.AA49</svg:desc>
                </draw:g>
              </table:table-cell>
              <table:table-cell office:value-type="float" office:value="-0.113587">
                <text:p>-0.113587</text:p>
                <draw:g>
                  <svg:desc>'%rgb'.AB43:'%rgb'.A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room,campus,hallway,lab</text:p>
        </chart:title>
        <chart:legend chart:legend-position="end" svg:x="13.525cm" svg:y="4.201cm" style:legend-expansion="high" chart:style-name="ch3"/>
        <chart:plot-area chart:style-name="ch4" table:cell-range-address="'%rgb'.AA53:'%rgb'.AB163" svg:x="0.32cm" svg:y="1.301cm" svg:width="12.885cm" svg:height="7.519cm">
          <chartooo:coordinate-region svg:x="1.153cm" svg:y="1.5cm" svg:width="11.72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53:'%rgb'.AB163" chart:class="chart:scatter">
            <chart:domain table:cell-range-address="'%rgb'.AA53:'%rgb'.AA163"/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098039215686">
                <text:p>0.0527098039215686</text:p>
                <draw:g>
                  <svg:desc>'%rgb'.AA53:'%rgb'.AA163</svg:desc>
                </draw:g>
              </table:table-cell>
              <table:table-cell office:value-type="float" office:value="0.03159">
                <text:p>0.03159</text:p>
                <draw:g>
                  <svg:desc>'%rgb'.AB5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0.417cm" svg:y="11.993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9cm" svg:height="8.038cm" xlink:href=".." xlink:type="simple" chart:class="chart:line" chart:style-name="ch1">
        <chart:legend chart:legend-position="end" svg:x="11.306cm" svg:y="3.471cm" style:legend-expansion="high" chart:style-name="ch2"/>
        <chart:plot-area chart:style-name="ch3" table:cell-range-address="'%rgb Paper'.B202:'%rgb Paper'.C216" chart:data-source-has-labels="row" svg:x="0.285cm" svg:y="0.16cm" svg:width="10.736cm" svg:height="7.718cm">
          <chartooo:coordinate-region svg:x="1.012cm" svg:y="0.359cm" svg:width="9.822cm" svg:height="6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03:'%rgb Paper'.B216" chart:label-cell-address="'%rgb Paper'.B202:'%rgb Paper'.B202" chart:class="chart:line">
            <chart:data-point chart:repeated="14"/>
          </chart:series>
          <chart:series chart:style-name="ch7" chart:values-cell-range-address="'%rgb Paper'.C203:'%rgb Paper'.C216" chart:label-cell-address="'%rgb Paper'.C202:'%rgb Paper'.C20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02:'%rgb Paper'.B202</svg:desc>
                </draw:g>
              </table:table-cell>
              <table:table-cell office:value-type="string">
                <text:p>1-hsv%rgb</text:p>
                <draw:g>
                  <svg:desc>'%rgb Paper'.C202:'%rgb Paper'.C2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%rgb Paper'.B203:'%rgb Paper'.B216</svg:desc>
                </draw:g>
              </table:table-cell>
              <table:table-cell office:value-type="float" office:value="0.84813">
                <text:p>0.84813</text:p>
                <draw:g>
                  <svg:desc>'%rgb Paper'.C203:'%rgb Paper'.C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42262">
                <text:p>0.842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760642">
                <text:p>0.760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738878">
                <text:p>0.738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25148">
                <text:p>0.725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58148">
                <text:p>0.85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87008">
                <text:p>0.787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75094">
                <text:p>0.75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754936">
                <text:p>0.754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36982">
                <text:p>0.436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779996">
                <text:p>0.77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09295">
                <text:p>0.80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58668">
                <text:p>0.758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620095">
                <text:p>0.62009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3cm" svg:height="8.58cm" xlink:href=".." xlink:type="simple" chart:class="chart:line" chart:style-name="ch1">
        <chart:legend chart:legend-position="end" svg:x="12.401cm" svg:y="3.742cm" style:legend-expansion="high" chart:style-name="ch2"/>
        <chart:plot-area chart:style-name="ch3" table:cell-range-address="'dB Paper'.B3:'dB Paper'.C14" svg:x="0.305cm" svg:y="0.171cm" svg:width="11.791cm" svg:height="8.238cm">
          <chartooo:coordinate-region svg:x="1.032cm" svg:y="0.371cm" svg:width="10.878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3:'dB Paper'.B14" chart:class="chart:line">
            <chart:data-point chart:repeated="12"/>
          </chart:series>
          <chart:series chart:style-name="ch7" chart:values-cell-range-address="'dB Paper'.C3:'dB Paper'.C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'dB Paper'.B3:'dB Paper'.B14</svg:desc>
                </draw:g>
              </table:table-cell>
              <table:table-cell office:value-type="float" office:value="0.416633683166749">
                <text:p>0.416633683166749</text:p>
                <draw:g>
                  <svg:desc>'dB Paper'.C3:'dB Paper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39570893233773">
                <text:p>0.39570893233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579683261066153">
                <text:p>0.57968326106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69735642661805">
                <text:p>0.569735642661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96016078252777">
                <text:p>0.39601607825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0868872223471">
                <text:p>0.40868872223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17581866925011">
                <text:p>0.417581866925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25047180237006">
                <text:p>0.425047180237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81788568401357">
                <text:p>0.281788568401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76762778851552">
                <text:p>0.376762778851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58952746134842">
                <text:p>0.55895274613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427511200793461">
                <text:p>0.42751120079346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cm" svg:height="8.55cm" xlink:href=".." xlink:type="simple" chart:class="chart:line" chart:style-name="ch1">
        <chart:legend chart:legend-position="end" svg:x="12.692cm" svg:y="3.727cm" style:legend-expansion="high" chart:style-name="ch2"/>
        <chart:plot-area chart:style-name="ch3" table:cell-range-address="'dB Paper'.B22:'dB Paper'.C33" chart:data-source-has-labels="row" svg:x="0.304cm" svg:y="0.171cm" svg:width="12.084cm" svg:height="8.208cm">
          <chartooo:coordinate-region svg:x="1.031cm" svg:y="0.37cm" svg:width="11.17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23:'dB Paper'.B33" chart:label-cell-address="'dB Paper'.B22:'dB Paper'.B22" chart:class="chart:line">
            <chart:data-point chart:repeated="11"/>
          </chart:series>
          <chart:series chart:style-name="ch7" chart:values-cell-range-address="'dB Paper'.C23:'dB Paper'.C33" chart:label-cell-address="'dB Paper'.C22:'dB Paper'.C2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22:'dB Paper'.B22</svg:desc>
                </draw:g>
              </table:table-cell>
              <table:table-cell office:value-type="string">
                <text:p>1/hsv</text:p>
                <draw:g>
                  <svg:desc>'dB Paper'.C22:'dB Paper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dB Paper'.B23:'dB Paper'.B33</svg:desc>
                </draw:g>
              </table:table-cell>
              <table:table-cell office:value-type="float" office:value="0.603751713145486">
                <text:p>0.603751713145486</text:p>
                <draw:g>
                  <svg:desc>'dB Paper'.C23:'dB Paper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15447975835799">
                <text:p>0.515447975835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22250481776069">
                <text:p>0.522250481776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4541266704172">
                <text:p>0.294541266704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2432843921591">
                <text:p>0.352432843921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2201966695782">
                <text:p>0.352201966695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156748744185">
                <text:p>0.320156748744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496548984557327">
                <text:p>0.496548984557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44191748694076">
                <text:p>0.44419174869407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3cm" svg:height="8.58cm" xlink:href=".." xlink:type="simple" chart:class="chart:line" chart:style-name="ch1">
        <chart:legend chart:legend-position="end" svg:x="12.745cm" svg:y="3.742cm" style:legend-expansion="high" chart:style-name="ch2"/>
        <chart:plot-area chart:style-name="ch3" table:cell-range-address="'dB Paper'.B42:'dB Paper'.C50" chart:data-source-has-labels="row" svg:x="0.305cm" svg:y="0.171cm" svg:width="12.135cm" svg:height="8.238cm">
          <chartooo:coordinate-region svg:x="1.217cm" svg:y="0.37cm" svg:width="11.129cm" svg:height="7.3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43:'dB Paper'.B50" chart:label-cell-address="'dB Paper'.B42:'dB Paper'.B42" chart:class="chart:line">
            <chart:data-point chart:repeated="8"/>
          </chart:series>
          <chart:series chart:style-name="ch7" chart:values-cell-range-address="'dB Paper'.C43:'dB Paper'.C50" chart:label-cell-address="'dB Paper'.C42:'dB Paper'.C4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42:'dB Paper'.B42</svg:desc>
                </draw:g>
              </table:table-cell>
              <table:table-cell office:value-type="string">
                <text:p>1/hsv</text:p>
                <draw:g>
                  <svg:desc>'dB Paper'.C42:'dB Paper'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'dB Paper'.B43:'dB Paper'.B50</svg:desc>
                </draw:g>
              </table:table-cell>
              <table:table-cell office:value-type="float" office:value="0.326483705198273">
                <text:p>0.326483705198273</text:p>
                <draw:g>
                  <svg:desc>'dB Paper'.C43:'dB Paper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61098171759956">
                <text:p>0.361098171759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33248991724326">
                <text:p>0.33248991724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28501082411067">
                <text:p>0.32850108241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6167411715348">
                <text:p>0.36167411715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45964497123305">
                <text:p>0.345964497123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3592423448879">
                <text:p>0.333592423448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3246449279217">
                <text:p>0.3324644927921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cm" svg:height="8.55cm" xlink:href=".." xlink:type="simple" chart:class="chart:line" chart:style-name="ch1">
        <chart:legend chart:legend-position="end" svg:x="12.692cm" svg:y="3.727cm" style:legend-expansion="high" chart:style-name="ch2"/>
        <chart:plot-area chart:style-name="ch3" table:cell-range-address="'dB Paper'.B62:'dB Paper'.C69" chart:data-source-has-labels="row" svg:x="0.304cm" svg:y="0.171cm" svg:width="12.084cm" svg:height="8.208cm">
          <chartooo:coordinate-region svg:x="1.031cm" svg:y="0.37cm" svg:width="11.263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63:'dB Paper'.B69" chart:label-cell-address="'dB Paper'.B62:'dB Paper'.B62" chart:class="chart:line">
            <chart:data-point chart:repeated="7"/>
          </chart:series>
          <chart:series chart:style-name="ch7" chart:values-cell-range-address="'dB Paper'.C63:'dB Paper'.C69" chart:label-cell-address="'dB Paper'.C62:'dB Paper'.C6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62:'dB Paper'.B62</svg:desc>
                </draw:g>
              </table:table-cell>
              <table:table-cell office:value-type="string">
                <text:p>1/hsv</text:p>
                <draw:g>
                  <svg:desc>'dB Paper'.C62:'dB Paper'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'dB Paper'.B63:'dB Paper'.B69</svg:desc>
                </draw:g>
              </table:table-cell>
              <table:table-cell office:value-type="float" office:value="0.632807259564882">
                <text:p>0.632807259564882</text:p>
                <draw:g>
                  <svg:desc>'dB Paper'.C63:'dB Paper'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34759426177479">
                <text:p>0.634759426177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89298638635189">
                <text:p>0.689298638635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36967017847816">
                <text:p>0.636967017847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57587652779017">
                <text:p>0.557587652779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20715526374585">
                <text:p>0.7207155263745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45cm" svg:height="8.519cm" xlink:href=".." xlink:type="simple" chart:class="chart:line" chart:style-name="ch1">
        <chart:legend chart:legend-position="end" svg:x="12.637cm" svg:y="3.711cm" style:legend-expansion="high" chart:style-name="ch2"/>
        <chart:plot-area chart:style-name="ch3" table:cell-range-address="'dB Paper'.B82:'dB Paper'.C104" chart:data-source-has-labels="row" svg:x="0.302cm" svg:y="0.17cm" svg:width="12.033cm" svg:height="8.179cm">
          <chartooo:coordinate-region svg:x="1.029cm" svg:y="0.369cm" svg:width="11.119cm" svg:height="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83:'dB Paper'.B104" chart:label-cell-address="'dB Paper'.B82:'dB Paper'.B82" chart:class="chart:line">
            <chart:data-point chart:repeated="22"/>
          </chart:series>
          <chart:series chart:style-name="ch7" chart:values-cell-range-address="'dB Paper'.C83:'dB Paper'.C104" chart:label-cell-address="'dB Paper'.C82:'dB Paper'.C82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82:'dB Paper'.B82</svg:desc>
                </draw:g>
              </table:table-cell>
              <table:table-cell office:value-type="string">
                <text:p>1/hsv</text:p>
                <draw:g>
                  <svg:desc>'dB Paper'.C82:'dB Paper'.C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'dB Paper'.B83:'dB Paper'.B104</svg:desc>
                </draw:g>
              </table:table-cell>
              <table:table-cell office:value-type="float" office:value="0.677424162365023">
                <text:p>0.677424162365023</text:p>
                <draw:g>
                  <svg:desc>'dB Paper'.C83:'dB Paper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482048513362385">
                <text:p>0.482048513362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393401863938031">
                <text:p>0.39340186393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29727216673646">
                <text:p>0.329727216673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48408990345587">
                <text:p>0.348408990345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59455361614342">
                <text:p>0.459455361614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22356874216465">
                <text:p>0.522356874216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31797573297638">
                <text:p>0.431797573297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415203075824386">
                <text:p>0.415203075824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16760437765164">
                <text:p>0.416760437765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283450729177001">
                <text:p>0.283450729177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31225634598754">
                <text:p>0.231225634598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33698916338125">
                <text:p>0.23369891633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5006664917623">
                <text:p>0.265006664917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04047480054485">
                <text:p>0.304047480054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371861949969693">
                <text:p>0.371861949969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0910266953289">
                <text:p>0.480910266953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577680727415572">
                <text:p>0.577680727415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3205931244588">
                <text:p>0.63205931244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2655809212242">
                <text:p>0.592655809212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61498161035112">
                <text:p>0.661498161035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05671508000921">
                <text:p>0.60567150800092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8cm" svg:height="8.549cm" xlink:href=".." xlink:type="simple" chart:class="chart:line" chart:style-name="ch1">
        <chart:legend chart:legend-position="end" svg:x="12.69cm" svg:y="3.726cm" style:legend-expansion="high" chart:style-name="ch2"/>
        <chart:plot-area chart:style-name="ch3" table:cell-range-address="'dB Paper'.B122:'dB Paper'.C160" chart:data-source-has-labels="row" svg:x="0.303cm" svg:y="0.17cm" svg:width="12.084cm" svg:height="8.209cm">
          <chartooo:coordinate-region svg:x="1.03cm" svg:y="0.369cm" svg:width="11.17cm" svg:height="6.9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123:'dB Paper'.B160" chart:label-cell-address="'dB Paper'.B122:'dB Paper'.B122" chart:class="chart:line">
            <chart:data-point chart:repeated="38"/>
          </chart:series>
          <chart:series chart:style-name="ch7" chart:values-cell-range-address="'dB Paper'.C123:'dB Paper'.C160" chart:label-cell-address="'dB Paper'.C122:'dB Paper'.C122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122:'dB Paper'.B122</svg:desc>
                </draw:g>
              </table:table-cell>
              <table:table-cell office:value-type="string">
                <text:p>1/hsv</text:p>
                <draw:g>
                  <svg:desc>'dB Paper'.C122:'dB Paper'.C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'dB Paper'.B123:'dB Paper'.B160</svg:desc>
                </draw:g>
              </table:table-cell>
              <table:table-cell office:value-type="float" office:value="0.633240035968034">
                <text:p>0.633240035968034</text:p>
                <draw:g>
                  <svg:desc>'dB Paper'.C123:'dB Paper'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87450589488881">
                <text:p>0.687450589488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702296509586347">
                <text:p>0.702296509586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70371586970658">
                <text:p>0.670371586970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669680227691277">
                <text:p>0.669680227691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82691716901399">
                <text:p>0.68269171690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31528895391368">
                <text:p>0.731528895391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7111166632597">
                <text:p>0.757111166632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70962751651658">
                <text:p>0.70962751651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9878714292313">
                <text:p>0.659878714292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605774240056216">
                <text:p>0.605774240056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14705125433639">
                <text:p>0.514705125433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2">
                <text:p>0.852</text:p>
              </table:table-cell>
              <table:table-cell office:value-type="float" office:value="0.769289945380414">
                <text:p>0.769289945380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1">
                <text:p>0.851</text:p>
              </table:table-cell>
              <table:table-cell office:value-type="float" office:value="0.743947983157018">
                <text:p>0.74394798315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8">
                <text:p>0.798</text:p>
              </table:table-cell>
              <table:table-cell office:value-type="float" office:value="0.76163782598099">
                <text:p>0.76163782598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1">
                <text:p>0.791</text:p>
              </table:table-cell>
              <table:table-cell office:value-type="float" office:value="0.741125027792189">
                <text:p>0.741125027792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6">
                <text:p>0.806</text:p>
              </table:table-cell>
              <table:table-cell office:value-type="float" office:value="0.709662768252526">
                <text:p>0.709662768252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  <table:table-cell office:value-type="float" office:value="0.759111232568908">
                <text:p>0.75911123256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6">
                <text:p>0.826</text:p>
              </table:table-cell>
              <table:table-cell office:value-type="float" office:value="0.730108202035542">
                <text:p>0.730108202035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8">
                <text:p>0.748</text:p>
              </table:table-cell>
              <table:table-cell office:value-type="float" office:value="0.684462696783025">
                <text:p>0.684462696783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7">
                <text:p>0.777</text:p>
              </table:table-cell>
              <table:table-cell office:value-type="float" office:value="0.706973587466772">
                <text:p>0.706973587466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3">
                <text:p>0.743</text:p>
              </table:table-cell>
              <table:table-cell office:value-type="float" office:value="0.686577411603158">
                <text:p>0.686577411603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9">
                <text:p>0.779</text:p>
              </table:table-cell>
              <table:table-cell office:value-type="float" office:value="0.681895669962496">
                <text:p>0.681895669962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3">
                <text:p>0.793</text:p>
              </table:table-cell>
              <table:table-cell office:value-type="float" office:value="0.69993700566949">
                <text:p>0.69993700566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">
                <text:p>0.753</text:p>
              </table:table-cell>
              <table:table-cell office:value-type="float" office:value="0.694473380835313">
                <text:p>0.694473380835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2">
                <text:p>0.692</text:p>
              </table:table-cell>
              <table:table-cell office:value-type="float" office:value="0.689008929555727">
                <text:p>0.689008929555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9">
                <text:p>0.769</text:p>
              </table:table-cell>
              <table:table-cell office:value-type="float" office:value="0.685908691834943">
                <text:p>0.685908691834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9">
                <text:p>0.759</text:p>
              </table:table-cell>
              <table:table-cell office:value-type="float" office:value="0.62758092656048">
                <text:p>0.62758092656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1">
                <text:p>0.711</text:p>
              </table:table-cell>
              <table:table-cell office:value-type="float" office:value="0.671424830633086">
                <text:p>0.671424830633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9">
                <text:p>0.789</text:p>
              </table:table-cell>
              <table:table-cell office:value-type="float" office:value="0.759809135945051">
                <text:p>0.759809135945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23929489267745">
                <text:p>0.723929489267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8">
                <text:p>0.798</text:p>
              </table:table-cell>
              <table:table-cell office:value-type="float" office:value="0.737539273966339">
                <text:p>0.737539273966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8">
                <text:p>0.848</text:p>
              </table:table-cell>
              <table:table-cell office:value-type="float" office:value="0.761336297469318">
                <text:p>0.761336297469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4">
                <text:p>0.784</text:p>
              </table:table-cell>
              <table:table-cell office:value-type="float" office:value="0.722266762005879">
                <text:p>0.72226676200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">
                <text:p>0.79</text:p>
              </table:table-cell>
              <table:table-cell office:value-type="float" office:value="0.742903415126999">
                <text:p>0.742903415126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8">
                <text:p>0.858</text:p>
              </table:table-cell>
              <table:table-cell office:value-type="float" office:value="0.730956749289145">
                <text:p>0.730956749289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">
                <text:p>0.85</text:p>
              </table:table-cell>
              <table:table-cell office:value-type="float" office:value="0.743671356754023">
                <text:p>0.743671356754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3">
                <text:p>0.883</text:p>
              </table:table-cell>
              <table:table-cell office:value-type="float" office:value="0.77973317530741">
                <text:p>0.7797331753074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62cm" svg:height="11.397cm" xlink:href=".." xlink:type="simple" chart:class="chart:line" chart:style-name="ch1">
        <chart:legend chart:legend-position="end" svg:x="16.643cm" svg:y="3.656cm" style:legend-expansion="high" chart:style-name="ch2"/>
        <chart:plot-area chart:style-name="ch3" table:cell-range-address="'corr dB paper'.A1:'corr dB paper'.I7" chart:data-source-has-labels="both" svg:x="0.405cm" svg:y="0.227cm" svg:width="15.833cm" svg:height="10.943cm">
          <chartooo:coordinate-region svg:x="1.132cm" svg:y="0.427cm" svg:width="14.575cm" svg:height="10.096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B2:'corr dB paper'.B7" chart:label-cell-address="'corr dB paper'.B1:'corr dB paper'.B1" chart:class="chart:line">
            <chart:data-point chart:repeated="6"/>
          </chart:series>
          <chart:series chart:style-name="ch7" chart:values-cell-range-address="'corr dB paper'.C2:'corr dB paper'.C7" chart:label-cell-address="'corr dB paper'.C1:'corr dB paper'.C1" chart:class="chart:line">
            <chart:data-point chart:repeated="6"/>
          </chart:series>
          <chart:series chart:style-name="ch8" chart:values-cell-range-address="'corr dB paper'.D2:'corr dB paper'.D7" chart:label-cell-address="'corr dB paper'.D1:'corr dB paper'.D1" chart:class="chart:line">
            <chart:data-point chart:repeated="6"/>
          </chart:series>
          <chart:series chart:style-name="ch9" chart:values-cell-range-address="'corr dB paper'.E2:'corr dB paper'.E7" chart:label-cell-address="'corr dB paper'.E1:'corr dB paper'.E1" chart:class="chart:line">
            <chart:data-point chart:repeated="6"/>
          </chart:series>
          <chart:series chart:style-name="ch10" chart:values-cell-range-address="'corr dB paper'.F2:'corr dB paper'.F7" chart:label-cell-address="'corr dB paper'.F1:'corr dB paper'.F1" chart:class="chart:line">
            <chart:data-point chart:repeated="6"/>
          </chart:series>
          <chart:series chart:style-name="ch11" chart:values-cell-range-address="'corr dB paper'.G2:'corr dB paper'.G7" chart:label-cell-address="'corr dB paper'.G1:'corr dB paper'.G1" chart:class="chart:line">
            <chart:data-point chart:repeated="6"/>
          </chart:series>
          <chart:series chart:style-name="ch12" chart:values-cell-range-address="'corr dB paper'.H2:'corr dB paper'.H7" chart:label-cell-address="'corr dB paper'.H1:'corr dB paper'.H1" chart:class="chart:line">
            <chart:data-point chart:repeated="6"/>
          </chart:series>
          <chart:series chart:style-name="ch13" chart:values-cell-range-address="'corr dB paper'.I2:'corr dB paper'.I7" chart:label-cell-address="'corr dB paper'.I1:'corr dB paper'.I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'corr dB paper'.B1:'corr dB paper'.B1</svg:desc>
                </draw:g>
              </table:table-cell>
              <table:table-cell office:value-type="string">
                <text:p>PETs2</text:p>
                <draw:g>
                  <svg:desc>'corr dB paper'.C1:'corr dB paper'.C1</svg:desc>
                </draw:g>
              </table:table-cell>
              <table:table-cell office:value-type="string">
                <text:p>aton_highway1</text:p>
                <draw:g>
                  <svg:desc>'corr dB paper'.D1:'corr dB paper'.D1</svg:desc>
                </draw:g>
              </table:table-cell>
              <table:table-cell office:value-type="string">
                <text:p>aton_highway3</text:p>
                <draw:g>
                  <svg:desc>'corr dB paper'.E1:'corr dB paper'.E1</svg:desc>
                </draw:g>
              </table:table-cell>
              <table:table-cell office:value-type="string">
                <text:p>aton_room</text:p>
                <draw:g>
                  <svg:desc>'corr dB paper'.F1:'corr dB paper'.F1</svg:desc>
                </draw:g>
              </table:table-cell>
              <table:table-cell office:value-type="string">
                <text:p>aton_campus</text:p>
                <draw:g>
                  <svg:desc>'corr dB paper'.G1:'corr dB paper'.G1</svg:desc>
                </draw:g>
              </table:table-cell>
              <table:table-cell office:value-type="string">
                <text:p>aton_hallway</text:p>
                <draw:g>
                  <svg:desc>'corr dB paper'.H1:'corr dB paper'.H1</svg:desc>
                </draw:g>
              </table:table-cell>
              <table:table-cell office:value-type="string">
                <text:p>aton_lab</text:p>
                <draw:g>
                  <svg:desc>'corr dB paper'.I1:'corr dB paper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198554065862242">
                <text:p>0.198554065862242</text:p>
                <draw:g>
                  <svg:desc>'corr dB paper'.B2:'corr dB paper'.B7</svg:desc>
                </draw:g>
              </table:table-cell>
              <table:table-cell office:value-type="float" office:value="0.670581607654752">
                <text:p>0.670581607654752</text:p>
                <draw:g>
                  <svg:desc>'corr dB paper'.C2:'corr dB paper'.C7</svg:desc>
                </draw:g>
              </table:table-cell>
              <table:table-cell office:value-type="float" office:value="0.683685054011167">
                <text:p>0.683685054011167</text:p>
                <draw:g>
                  <svg:desc>'corr dB paper'.D2:'corr dB paper'.D7</svg:desc>
                </draw:g>
              </table:table-cell>
              <table:table-cell office:value-type="float" office:value="0.74241178241815">
                <text:p>0.74241178241815</text:p>
                <draw:g>
                  <svg:desc>'corr dB paper'.E2:'corr dB paper'.E7</svg:desc>
                </draw:g>
              </table:table-cell>
              <table:table-cell office:value-type="float" office:value="0.547758700300136">
                <text:p>0.547758700300136</text:p>
                <draw:g>
                  <svg:desc>'corr dB paper'.F2:'corr dB paper'.F7</svg:desc>
                </draw:g>
              </table:table-cell>
              <table:table-cell office:value-type="float" office:value="0.35996915969952">
                <text:p>0.35996915969952</text:p>
                <draw:g>
                  <svg:desc>'corr dB paper'.G2:'corr dB paper'.G7</svg:desc>
                </draw:g>
              </table:table-cell>
              <table:table-cell office:value-type="float" office:value="0.656158955423739">
                <text:p>0.656158955423739</text:p>
                <draw:g>
                  <svg:desc>'corr dB paper'.H2:'corr dB paper'.H7</svg:desc>
                </draw:g>
              </table:table-cell>
              <table:table-cell office:value-type="float" office:value="0.69540365812736">
                <text:p>0.69540365812736</text:p>
                <draw:g>
                  <svg:desc>'corr dB paper'.I2:'corr dB paper'.I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2cm" svg:height="8.579cm" xlink:href=".." xlink:type="simple" chart:class="chart:line" chart:style-name="ch1">
        <chart:legend chart:legend-position="end" svg:x="12.744cm" svg:y="3.741cm" style:legend-expansion="high" chart:style-name="ch2"/>
        <chart:plot-area chart:style-name="ch3" table:cell-range-address="'dB Paper'.B182:'dB Paper'.C195" chart:data-source-has-labels="row" svg:x="0.305cm" svg:y="0.171cm" svg:width="12.134cm" svg:height="8.237cm">
          <chartooo:coordinate-region svg:x="1.032cm" svg:y="0.371cm" svg:width="11.22cm" svg:height="7.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183:'dB Paper'.B195" chart:label-cell-address="'dB Paper'.B182:'dB Paper'.B182" chart:class="chart:line">
            <chart:data-point chart:repeated="13"/>
          </chart:series>
          <chart:series chart:style-name="ch7" chart:values-cell-range-address="'dB Paper'.C183:'dB Paper'.C195" chart:label-cell-address="'dB Paper'.C182:'dB Paper'.C18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182:'dB Paper'.B182</svg:desc>
                </draw:g>
              </table:table-cell>
              <table:table-cell office:value-type="string">
                <text:p>1/hsv</text:p>
                <draw:g>
                  <svg:desc>'dB Paper'.C182:'dB Paper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'dB Paper'.B183:'dB Paper'.B195</svg:desc>
                </draw:g>
              </table:table-cell>
              <table:table-cell office:value-type="float" office:value="0.583703011907541">
                <text:p>0.583703011907541</text:p>
                <draw:g>
                  <svg:desc>'dB Paper'.C183:'dB Paper'.C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553333001333532">
                <text:p>0.553333001333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661922885983783">
                <text:p>0.66192288598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522493338209938">
                <text:p>0.522493338209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675091812486498">
                <text:p>0.675091812486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682225966884751">
                <text:p>0.682225966884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44768004766515">
                <text:p>0.744768004766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618375650840372">
                <text:p>0.618375650840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659648011820892">
                <text:p>0.659648011820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561987186692143">
                <text:p>0.561987186692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648689323222429">
                <text:p>0.648689323222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537972810854139">
                <text:p>0.5379728108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591971680074825">
                <text:p>0.59197168007482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2cm" svg:height="8.579cm" xlink:href=".." xlink:type="simple" chart:class="chart:line" chart:style-name="ch1">
        <chart:legend chart:legend-position="end" svg:x="12.744cm" svg:y="3.741cm" style:legend-expansion="high" chart:style-name="ch2"/>
        <chart:plot-area chart:style-name="ch3" table:cell-range-address="'dB Paper'.B202:'dB Paper'.C216" chart:data-source-has-labels="row" svg:x="0.305cm" svg:y="0.171cm" svg:width="12.134cm" svg:height="8.237cm">
          <chartooo:coordinate-region svg:x="1.032cm" svg:y="0.37cm" svg:width="11.22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203:'dB Paper'.B216" chart:label-cell-address="'dB Paper'.B202:'dB Paper'.B202" chart:class="chart:line">
            <chart:data-point chart:repeated="14"/>
          </chart:series>
          <chart:series chart:style-name="ch7" chart:values-cell-range-address="'dB Paper'.C203:'dB Paper'.C216" chart:label-cell-address="'dB Paper'.C202:'dB Paper'.C20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202:'dB Paper'.B202</svg:desc>
                </draw:g>
              </table:table-cell>
              <table:table-cell office:value-type="string">
                <text:p>1/hsv</text:p>
                <draw:g>
                  <svg:desc>'dB Paper'.C202:'dB Paper'.C2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dB Paper'.B203:'dB Paper'.B216</svg:desc>
                </draw:g>
              </table:table-cell>
              <table:table-cell office:value-type="float" office:value="0.786788251677826">
                <text:p>0.786788251677826</text:p>
                <draw:g>
                  <svg:desc>'dB Paper'.C203:'dB Paper'.C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760259704715131">
                <text:p>0.760259704715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582852480037303">
                <text:p>0.582852480037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563723279516551">
                <text:p>0.563723279516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629754647589299">
                <text:p>0.629754647589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760681875232959">
                <text:p>0.760681875232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635106126233694">
                <text:p>0.635106126233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571598417815579">
                <text:p>0.571598417815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558303650189265">
                <text:p>0.558303650189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333849687516692">
                <text:p>0.333849687516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06586314199579">
                <text:p>0.60658631419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58154534684744">
                <text:p>0.658154534684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65219234456626">
                <text:p>0.65219234456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373404628723778">
                <text:p>0.37340462872377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2cm" svg:height="8.579cm" xlink:href=".." xlink:type="simple" chart:class="chart:line" chart:style-name="ch1">
        <chart:legend chart:legend-position="end" svg:x="12.744cm" svg:y="3.492cm" style:legend-expansion="high" chart:style-name="ch2"/>
        <chart:plot-area chart:style-name="ch3" table:cell-range-address="'dB Paper'.B62:'dB Paper'.D69" chart:data-source-has-labels="row" svg:x="0.305cm" svg:y="0.171cm" svg:width="12.134cm" svg:height="8.237cm">
          <chartooo:coordinate-region svg:x="1.032cm" svg:y="0.37cm" svg:width="11.313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63:'dB Paper'.B69" chart:label-cell-address="'dB Paper'.B62:'dB Paper'.B62" chart:class="chart:line">
            <chart:data-point chart:repeated="7"/>
          </chart:series>
          <chart:series chart:style-name="ch7" chart:values-cell-range-address="'dB Paper'.C63:'dB Paper'.C69" chart:label-cell-address="'dB Paper'.C62:'dB Paper'.C62" chart:class="chart:line">
            <chart:data-point chart:repeated="7"/>
          </chart:series>
          <chart:series chart:style-name="ch8" chart:values-cell-range-address="'dB Paper'.D63:'dB Paper'.D69" chart:label-cell-address="'dB Paper'.D62:'dB Paper'.D6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62:'dB Paper'.B62</svg:desc>
                </draw:g>
              </table:table-cell>
              <table:table-cell office:value-type="string">
                <text:p>1/hsv</text:p>
                <draw:g>
                  <svg:desc>'dB Paper'.C62:'dB Paper'.C62</svg:desc>
                </draw:g>
              </table:table-cell>
              <table:table-cell office:value-type="string">
                <text:p>1/hsp</text:p>
                <draw:g>
                  <svg:desc>'dB Paper'.D62:'dB Paper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'dB Paper'.B63:'dB Paper'.B69</svg:desc>
                </draw:g>
              </table:table-cell>
              <table:table-cell office:value-type="float" office:value="0.632807259564882">
                <text:p>0.632807259564882</text:p>
                <draw:g>
                  <svg:desc>'dB Paper'.C63:'dB Paper'.C69</svg:desc>
                </draw:g>
              </table:table-cell>
              <table:table-cell office:value-type="float" office:value="0.570870749153684">
                <text:p>0.570870749153684</text:p>
                <draw:g>
                  <svg:desc>'dB Paper'.D63:'dB Paper'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34759426177479">
                <text:p>0.634759426177479</text:p>
              </table:table-cell>
              <table:table-cell office:value-type="float" office:value="0.57920313233054">
                <text:p>0.57920313233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89298638635189">
                <text:p>0.689298638635189</text:p>
              </table:table-cell>
              <table:table-cell office:value-type="float" office:value="0.6267941983929">
                <text:p>0.626794198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36967017847816">
                <text:p>0.636967017847816</text:p>
              </table:table-cell>
              <table:table-cell office:value-type="float" office:value="0.532918367564456">
                <text:p>0.532918367564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85119210742669">
                <text:p>0.685119210742669</text:p>
              </table:table-cell>
              <table:table-cell office:value-type="float" office:value="0.636845323007948">
                <text:p>0.636845323007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57587652779017">
                <text:p>0.557587652779017</text:p>
              </table:table-cell>
              <table:table-cell office:value-type="float" office:value="0.496302546032061">
                <text:p>0.496302546032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20715526374585">
                <text:p>0.720715526374585</text:p>
              </table:table-cell>
              <table:table-cell office:value-type="float" office:value="0.685697045331432">
                <text:p>0.68569704533143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41cm" svg:height="8.461cm" xlink:href=".." xlink:type="simple" chart:class="chart:line" chart:style-name="ch1">
        <chart:legend chart:legend-position="end" svg:x="12.189cm" svg:y="3.433cm" style:legend-expansion="high" chart:style-name="ch2"/>
        <chart:plot-area chart:style-name="ch3" table:cell-range-address="'dB Paper'.B23:'dB Paper'.D33" svg:x="0.3cm" svg:y="0.169cm" svg:width="11.589cm" svg:height="8.123cm">
          <chartooo:coordinate-region svg:x="1.027cm" svg:y="0.368cm" svg:width="10.675cm" svg:height="7.2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23:'dB Paper'.B33" chart:class="chart:line">
            <chart:data-point chart:repeated="11"/>
          </chart:series>
          <chart:series chart:style-name="ch7" chart:values-cell-range-address="'dB Paper'.C23:'dB Paper'.C33" chart:class="chart:line">
            <chart:data-point chart:repeated="11"/>
          </chart:series>
          <chart:series chart:style-name="ch8" chart:values-cell-range-address="'dB Paper'.D23:'dB Paper'.D3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dB Paper'.B23:'dB Paper'.B33</svg:desc>
                </draw:g>
              </table:table-cell>
              <table:table-cell office:value-type="float" office:value="0.603751713145486">
                <text:p>0.603751713145486</text:p>
                <draw:g>
                  <svg:desc>'dB Paper'.C23:'dB Paper'.C33</svg:desc>
                </draw:g>
              </table:table-cell>
              <table:table-cell office:value-type="float" office:value="0.528454640095967">
                <text:p>0.528454640095967</text:p>
                <draw:g>
                  <svg:desc>'dB Paper'.D23:'dB Paper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15447975835799">
                <text:p>0.515447975835799</text:p>
              </table:table-cell>
              <table:table-cell office:value-type="float" office:value="0.46670960395023">
                <text:p>0.46670960395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22250481776069">
                <text:p>0.522250481776069</text:p>
              </table:table-cell>
              <table:table-cell office:value-type="float" office:value="0.439589423478471">
                <text:p>0.439589423478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4541266704172">
                <text:p>0.294541266704172</text:p>
              </table:table-cell>
              <table:table-cell office:value-type="float" office:value="0.283326250177079">
                <text:p>0.283326250177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7085884558367">
                <text:p>0.297085884558367</text:p>
              </table:table-cell>
              <table:table-cell office:value-type="float" office:value="0.283217119908464">
                <text:p>0.283217119908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421390651646">
                <text:p>0.332421390651646</text:p>
              </table:table-cell>
              <table:table-cell office:value-type="float" office:value="0.316671152841332">
                <text:p>0.316671152841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2432843921591">
                <text:p>0.352432843921591</text:p>
              </table:table-cell>
              <table:table-cell office:value-type="float" office:value="0.345417177596242">
                <text:p>0.345417177596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2201966695782">
                <text:p>0.352201966695782</text:p>
              </table:table-cell>
              <table:table-cell office:value-type="float" office:value="0.343987781553999">
                <text:p>0.343987781553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156748744185">
                <text:p>0.320156748744185</text:p>
              </table:table-cell>
              <table:table-cell office:value-type="float" office:value="0.299158467231677">
                <text:p>0.299158467231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496548984557327">
                <text:p>0.496548984557327</text:p>
              </table:table-cell>
              <table:table-cell office:value-type="float" office:value="0.471198020968312">
                <text:p>0.471198020968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44191748694076">
                <text:p>0.444191748694076</text:p>
              </table:table-cell>
              <table:table-cell office:value-type="float" office:value="0.403802201529603">
                <text:p>0.40380220152960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3.703cm" style:legend-expansion="high" chart:style-name="ch2"/>
        <chart:plot-area chart:style-name="ch3" table:cell-range-address="'%rgb Paper'.B2:'%rgb Paper'.D14" chart:data-source-has-labels="row" svg:x="0.32cm" svg:y="0.18cm" svg:width="12.376cm" svg:height="8.64cm">
          <chartooo:coordinate-region svg:x="1.047cm" svg:y="0.379cm" svg:width="11.4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3:'%rgb Paper'.B14" chart:label-cell-address="'%rgb Paper'.B2:'%rgb Paper'.B2" chart:class="chart:line">
            <chart:data-point chart:repeated="12"/>
          </chart:series>
          <chart:series chart:style-name="ch7" chart:values-cell-range-address="'%rgb Paper'.C3:'%rgb Paper'.C14" chart:label-cell-address="'%rgb Paper'.C2:'%rgb Paper'.C2" chart:class="chart:line">
            <chart:data-point chart:repeated="12"/>
          </chart:series>
          <chart:series chart:style-name="ch8" chart:values-cell-range-address="'%rgb Paper'.D3:'%rgb Paper'.D14" chart:label-cell-address="'%rgb Paper'.D2:'%rgb Paper'.D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:'%rgb Paper'.B2</svg:desc>
                </draw:g>
              </table:table-cell>
              <table:table-cell office:value-type="string">
                <text:p>1-hsv%rgb</text:p>
                <draw:g>
                  <svg:desc>'%rgb Paper'.C2:'%rgb Paper'.C2</svg:desc>
                </draw:g>
              </table:table-cell>
              <table:table-cell office:value-type="string">
                <text:p>1-hsp%rgb</text:p>
                <draw:g>
                  <svg:desc>'%rgb Paper'.D2:'%rgb Paper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'%rgb Paper'.B3:'%rgb Paper'.B14</svg:desc>
                </draw:g>
              </table:table-cell>
              <table:table-cell office:value-type="float" office:value="0.449512">
                <text:p>0.449512</text:p>
                <draw:g>
                  <svg:desc>'%rgb Paper'.C3:'%rgb Paper'.C14</svg:desc>
                </draw:g>
              </table:table-cell>
              <table:table-cell office:value-type="float" office:value="0.482914">
                <text:p>0.482914</text:p>
                <draw:g>
                  <svg:desc>'%rgb Paper'.D3:'%rgb Paper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454109">
                <text:p>0.454109</text:p>
              </table:table-cell>
              <table:table-cell office:value-type="float" office:value="0.48609">
                <text:p>0.4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593786">
                <text:p>0.593786</text:p>
              </table:table-cell>
              <table:table-cell office:value-type="float" office:value="0.57641">
                <text:p>0.57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76583">
                <text:p>0.576583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8443">
                <text:p>0.38443</text:p>
              </table:table-cell>
              <table:table-cell office:value-type="float" office:value="0.428838">
                <text:p>0.428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50214">
                <text:p>0.450214</text:p>
              </table:table-cell>
              <table:table-cell office:value-type="float" office:value="0.477126">
                <text:p>0.477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75358">
                <text:p>0.475358</text:p>
              </table:table-cell>
              <table:table-cell office:value-type="float" office:value="0.503948">
                <text:p>0.503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7965">
                <text:p>0.47965</text:p>
              </table:table-cell>
              <table:table-cell office:value-type="float" office:value="0.494187">
                <text:p>0.494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64832">
                <text:p>0.264832</text:p>
              </table:table-cell>
              <table:table-cell office:value-type="float" office:value="0.307926">
                <text:p>0.307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37731">
                <text:p>0.337731</text:p>
              </table:table-cell>
              <table:table-cell office:value-type="float" office:value="0.362314">
                <text:p>0.362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20887">
                <text:p>0.520887</text:p>
              </table:table-cell>
              <table:table-cell office:value-type="float" office:value="0.50819">
                <text:p>0.50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378141">
                <text:p>0.378141</text:p>
              </table:table-cell>
              <table:table-cell office:value-type="float" office:value="0.452567">
                <text:p>0.45256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147cm" svg:height="8.52cm" xlink:href=".." xlink:type="simple" chart:class="chart:line" chart:style-name="ch1">
        <chart:legend chart:legend-position="end" svg:x="12.163cm" svg:y="3.463cm" style:legend-expansion="high" chart:style-name="ch2"/>
        <chart:plot-area chart:style-name="ch3" table:cell-range-address="'%rgb Paper'.B22:'%rgb Paper'.D33" chart:data-source-has-labels="row" svg:x="0.302cm" svg:y="0.17cm" svg:width="11.559cm" svg:height="8.18cm">
          <chartooo:coordinate-region svg:x="1.029cm" svg:y="0.369cm" svg:width="10.646cm" svg:height="7.3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3:'%rgb Paper'.B33" chart:label-cell-address="'%rgb Paper'.B22:'%rgb Paper'.B22" chart:class="chart:line">
            <chart:data-point chart:repeated="11"/>
          </chart:series>
          <chart:series chart:style-name="ch7" chart:values-cell-range-address="'%rgb Paper'.C23:'%rgb Paper'.C33" chart:label-cell-address="'%rgb Paper'.C22:'%rgb Paper'.C22" chart:class="chart:line">
            <chart:data-point chart:repeated="11"/>
          </chart:series>
          <chart:series chart:style-name="ch8" chart:values-cell-range-address="'%rgb Paper'.D23:'%rgb Paper'.D33" chart:label-cell-address="'%rgb Paper'.D22:'%rgb Paper'.D2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2:'%rgb Paper'.B22</svg:desc>
                </draw:g>
              </table:table-cell>
              <table:table-cell office:value-type="string">
                <text:p>1-hsv%rgb</text:p>
                <draw:g>
                  <svg:desc>'%rgb Paper'.C22:'%rgb Paper'.C22</svg:desc>
                </draw:g>
              </table:table-cell>
              <table:table-cell office:value-type="string">
                <text:p>1-hsp%rgb</text:p>
                <draw:g>
                  <svg:desc>'%rgb Paper'.D22:'%rgb Pape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%rgb Paper'.B23:'%rgb Paper'.B33</svg:desc>
                </draw:g>
              </table:table-cell>
              <table:table-cell office:value-type="float" office:value="0.572928">
                <text:p>0.572928</text:p>
                <draw:g>
                  <svg:desc>'%rgb Paper'.C23:'%rgb Paper'.C33</svg:desc>
                </draw:g>
              </table:table-cell>
              <table:table-cell office:value-type="float" office:value="0.619505">
                <text:p>0.619505</text:p>
                <draw:g>
                  <svg:desc>'%rgb Paper'.D23:'%rgb Paper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47437">
                <text:p>0.47437</text:p>
              </table:table-cell>
              <table:table-cell office:value-type="float" office:value="0.550669">
                <text:p>0.550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473658">
                <text:p>0.473658</text:p>
              </table:table-cell>
              <table:table-cell office:value-type="float" office:value="0.544142">
                <text:p>0.544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34458">
                <text:p>0.34458</text:p>
              </table:table-cell>
              <table:table-cell office:value-type="float" office:value="0.371606">
                <text:p>0.371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4703">
                <text:p>0.294703</text:p>
              </table:table-cell>
              <table:table-cell office:value-type="float" office:value="0.330985">
                <text:p>0.330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051">
                <text:p>0.332051</text:p>
              </table:table-cell>
              <table:table-cell office:value-type="float" office:value="0.364224">
                <text:p>0.364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22552">
                <text:p>0.322552</text:p>
              </table:table-cell>
              <table:table-cell office:value-type="float" office:value="0.369763">
                <text:p>0.369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40175">
                <text:p>0.340175</text:p>
              </table:table-cell>
              <table:table-cell office:value-type="float" office:value="0.390556">
                <text:p>0.390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07338">
                <text:p>0.307338</text:p>
              </table:table-cell>
              <table:table-cell office:value-type="float" office:value="0.32941">
                <text:p>0.32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53211">
                <text:p>0.553211</text:p>
              </table:table-cell>
              <table:table-cell office:value-type="float" office:value="0.612755">
                <text:p>0.612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86715">
                <text:p>0.486715</text:p>
              </table:table-cell>
              <table:table-cell office:value-type="float" office:value="0.527381">
                <text:p>0.52738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cm" svg:height="8.038cm" xlink:href=".." xlink:type="simple" chart:class="chart:line" chart:style-name="ch1">
        <chart:legend chart:legend-position="end" svg:x="11.306cm" svg:y="3.222cm" style:legend-expansion="high" chart:style-name="ch2"/>
        <chart:plot-area chart:style-name="ch3" table:cell-range-address="'%rgb Paper'.B202:'%rgb Paper'.D216" chart:data-source-has-labels="row" svg:x="0.285cm" svg:y="0.16cm" svg:width="10.736cm" svg:height="7.718cm">
          <chartooo:coordinate-region svg:x="1.012cm" svg:y="0.359cm" svg:width="9.822cm" svg:height="6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03:'%rgb Paper'.B216" chart:label-cell-address="'%rgb Paper'.B202:'%rgb Paper'.B202" chart:class="chart:line">
            <chart:data-point chart:repeated="14"/>
          </chart:series>
          <chart:series chart:style-name="ch7" chart:values-cell-range-address="'%rgb Paper'.C203:'%rgb Paper'.C216" chart:label-cell-address="'%rgb Paper'.C202:'%rgb Paper'.C202" chart:class="chart:line">
            <chart:data-point chart:repeated="14"/>
          </chart:series>
          <chart:series chart:style-name="ch8" chart:values-cell-range-address="'%rgb Paper'.D203:'%rgb Paper'.D216" chart:label-cell-address="'%rgb Paper'.D202:'%rgb Paper'.D20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02:'%rgb Paper'.B202</svg:desc>
                </draw:g>
              </table:table-cell>
              <table:table-cell office:value-type="string">
                <text:p>1-hsv%rgb</text:p>
                <draw:g>
                  <svg:desc>'%rgb Paper'.C202:'%rgb Paper'.C202</svg:desc>
                </draw:g>
              </table:table-cell>
              <table:table-cell office:value-type="string">
                <text:p>1-hsp%rgb</text:p>
                <draw:g>
                  <svg:desc>'%rgb Paper'.D202:'%rgb Paper'.D2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%rgb Paper'.B203:'%rgb Paper'.B216</svg:desc>
                </draw:g>
              </table:table-cell>
              <table:table-cell office:value-type="float" office:value="0.84813">
                <text:p>0.84813</text:p>
                <draw:g>
                  <svg:desc>'%rgb Paper'.C203:'%rgb Paper'.C216</svg:desc>
                </draw:g>
              </table:table-cell>
              <table:table-cell office:value-type="float" office:value="0.864707">
                <text:p>0.864707</text:p>
                <draw:g>
                  <svg:desc>'%rgb Paper'.D203:'%rgb Paper'.D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42262">
                <text:p>0.842262</text:p>
              </table:table-cell>
              <table:table-cell office:value-type="float" office:value="0.855129">
                <text:p>0.855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760642">
                <text:p>0.760642</text:p>
              </table:table-cell>
              <table:table-cell office:value-type="float" office:value="0.775603">
                <text:p>0.77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738878">
                <text:p>0.738878</text:p>
              </table:table-cell>
              <table:table-cell office:value-type="float" office:value="0.757477">
                <text:p>0.757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25148">
                <text:p>0.725148</text:p>
              </table:table-cell>
              <table:table-cell office:value-type="float" office:value="0.819834">
                <text:p>0.819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58148">
                <text:p>0.858148</text:p>
              </table:table-cell>
              <table:table-cell office:value-type="float" office:value="0.868234">
                <text:p>0.868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87008">
                <text:p>0.787008</text:p>
              </table:table-cell>
              <table:table-cell office:value-type="float" office:value="0.802866">
                <text:p>0.802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75094">
                <text:p>0.75094</text:p>
              </table:table-cell>
              <table:table-cell office:value-type="float" office:value="0.769799">
                <text:p>0.769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754936">
                <text:p>0.754936</text:p>
              </table:table-cell>
              <table:table-cell office:value-type="float" office:value="0.772501">
                <text:p>0.772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36982">
                <text:p>0.436982</text:p>
              </table:table-cell>
              <table:table-cell office:value-type="float" office:value="0.590372">
                <text:p>0.590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779996">
                <text:p>0.779996</text:p>
              </table:table-cell>
              <table:table-cell office:value-type="float" office:value="0.782919">
                <text:p>0.782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09295">
                <text:p>0.809295</text:p>
              </table:table-cell>
              <table:table-cell office:value-type="float" office:value="0.821242">
                <text:p>0.821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58668">
                <text:p>0.758668</text:p>
              </table:table-cell>
              <table:table-cell office:value-type="float" office:value="0.722023">
                <text:p>0.722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620095">
                <text:p>0.620095</text:p>
              </table:table-cell>
              <table:table-cell office:value-type="float" office:value="0.639379">
                <text:p>0.63937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91cm" svg:height="11.414cm" xlink:href=".." xlink:type="simple" chart:class="chart:line" chart:style-name="ch1">
        <chart:legend chart:legend-position="end" svg:x="16.963cm" svg:y="4.91cm" style:legend-expansion="high" chart:style-name="ch2"/>
        <chart:plot-area chart:style-name="ch3" table:cell-range-address="'corr dB paper'.A2:'corr dB paper'.A7 'corr dB paper'.F1:'corr dB paper'.F7 'corr dB paper'.H1:'corr dB paper'.I7" chart:data-source-has-labels="both" svg:x="0.405cm" svg:y="0.228cm" svg:width="16.153cm" svg:height="10.958cm">
          <chartooo:coordinate-region svg:x="1.132cm" svg:y="0.427cm" svg:width="14.895cm" svg:height="10.112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F2:'corr dB paper'.F7" chart:label-cell-address="'corr dB paper'.F1:'corr dB paper'.F1" chart:class="chart:line">
            <chart:data-point chart:repeated="6"/>
          </chart:series>
          <chart:series chart:style-name="ch7" chart:values-cell-range-address="'corr dB paper'.H2:'corr dB paper'.H7" chart:label-cell-address="'corr dB paper'.H1:'corr dB paper'.H1" chart:class="chart:line">
            <chart:data-point chart:repeated="6"/>
          </chart:series>
          <chart:series chart:style-name="ch8" chart:values-cell-range-address="'corr dB paper'.I2:'corr dB paper'.I7" chart:label-cell-address="'corr dB paper'.I1:'corr dB paper'.I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n_room</text:p>
                <draw:g>
                  <svg:desc>'corr dB paper'.F1:'corr dB paper'.F1</svg:desc>
                </draw:g>
              </table:table-cell>
              <table:table-cell office:value-type="string">
                <text:p>aton_hallway</text:p>
                <draw:g>
                  <svg:desc>'corr dB paper'.H1:'corr dB paper'.H1</svg:desc>
                </draw:g>
              </table:table-cell>
              <table:table-cell office:value-type="string">
                <text:p>aton_lab</text:p>
                <draw:g>
                  <svg:desc>'corr dB paper'.I1:'corr dB paper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547758700300136">
                <text:p>0.547758700300136</text:p>
                <draw:g>
                  <svg:desc>'corr dB paper'.F2:'corr dB paper'.F7</svg:desc>
                </draw:g>
              </table:table-cell>
              <table:table-cell office:value-type="float" office:value="0.656158955423739">
                <text:p>0.656158955423739</text:p>
                <draw:g>
                  <svg:desc>'corr dB paper'.H2:'corr dB paper'.H7</svg:desc>
                </draw:g>
              </table:table-cell>
              <table:table-cell office:value-type="float" office:value="0.69540365812736">
                <text:p>0.69540365812736</text:p>
                <draw:g>
                  <svg:desc>'corr dB paper'.I2:'corr dB paper'.I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81cm" svg:y="3.952cm" style:legend-expansion="high" chart:style-name="ch2"/>
        <chart:plot-area chart:style-name="ch3" table:cell-range-address="'corr dB paper'.A1:'corr dB paper'.A7 'corr dB paper'.D1:'corr dB paper'.D7 'corr dB paper'.G1:'corr dB paper'.G7" chart:data-source-has-labels="both" svg:x="0.32cm" svg:y="0.18cm" svg:width="11.741cm" svg:height="8.64cm">
          <chartooo:coordinate-region svg:x="1.047cm" svg:y="0.379cm" svg:width="10.484cm" svg:height="7.794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D2:'corr dB paper'.D7" chart:label-cell-address="'corr dB paper'.D1:'corr dB paper'.D1" chart:class="chart:line">
            <chart:data-point chart:repeated="6"/>
          </chart:series>
          <chart:series chart:style-name="ch7" chart:values-cell-range-address="'corr dB paper'.G2:'corr dB paper'.G7" chart:label-cell-address="'corr dB paper'.G1:'corr dB paper'.G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n_highway1</text:p>
                <draw:g>
                  <svg:desc>'corr dB paper'.D1:'corr dB paper'.D1</svg:desc>
                </draw:g>
              </table:table-cell>
              <table:table-cell office:value-type="string">
                <text:p>aton_campus</text:p>
                <draw:g>
                  <svg:desc>'corr dB paper'.G1:'corr dB pap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683685054011167">
                <text:p>0.683685054011167</text:p>
                <draw:g>
                  <svg:desc>'corr dB paper'.D2:'corr dB paper'.D7</svg:desc>
                </draw:g>
              </table:table-cell>
              <table:table-cell office:value-type="float" office:value="0.35996915969952">
                <text:p>0.35996915969952</text:p>
                <draw:g>
                  <svg:desc>'corr dB paper'.G2:'corr dB paper'.G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482846439071577">
                <text:p>0.482846439071577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430490739523356">
                <text:p>0.430490739523356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416302770587615">
                <text:p>0.416302770587615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486961905036778">
                <text:p>0.486961905036778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419988315436631">
                <text:p>0.419988315436631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19cm" svg:height="11.373cm" xlink:href=".." xlink:type="simple" chart:class="chart:line" chart:style-name="ch1">
        <chart:legend chart:legend-position="end" svg:x="16.6cm" svg:y="3.644cm" style:legend-expansion="high" chart:style-name="ch2"/>
        <chart:plot-area chart:style-name="ch3" table:cell-range-address="'corr rgb paper'.A2:'corr rgb paper'.I7 'corr rgb paper'.B1:'corr rgb paper'.I1" chart:data-source-has-labels="both" svg:x="0.404cm" svg:y="0.227cm" svg:width="15.792cm" svg:height="10.919cm">
          <chartooo:coordinate-region svg:x="1.224cm" svg:y="0.426cm" svg:width="14.044cm" svg:height="10.073cm"/>
          <chart:axis chart:dimension="x" chart:name="primary-x" chart:style-name="ch4" chartooo:axis-type="auto">
            <chartooo:date-scale/>
            <chart:categories table:cell-range-address="'corr rgb paper'.A2:'corr rg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rgb paper'.B2:'corr rgb paper'.B7" chart:label-cell-address="'corr rgb paper'.B1:'corr rgb paper'.B1" chart:class="chart:line">
            <chart:data-point chart:repeated="6"/>
          </chart:series>
          <chart:series chart:style-name="ch7" chart:values-cell-range-address="'corr rgb paper'.C2:'corr rgb paper'.C7" chart:label-cell-address="'corr rgb paper'.C1:'corr rgb paper'.C1" chart:class="chart:line">
            <chart:data-point chart:repeated="6"/>
          </chart:series>
          <chart:series chart:style-name="ch8" chart:values-cell-range-address="'corr rgb paper'.D2:'corr rgb paper'.D7" chart:label-cell-address="'corr rgb paper'.D1:'corr rgb paper'.D1" chart:class="chart:line">
            <chart:data-point chart:repeated="6"/>
          </chart:series>
          <chart:series chart:style-name="ch9" chart:values-cell-range-address="'corr rgb paper'.E2:'corr rgb paper'.E7" chart:label-cell-address="'corr rgb paper'.E1:'corr rgb paper'.E1" chart:class="chart:line">
            <chart:data-point chart:repeated="6"/>
          </chart:series>
          <chart:series chart:style-name="ch10" chart:values-cell-range-address="'corr rgb paper'.F2:'corr rgb paper'.F7" chart:label-cell-address="'corr rgb paper'.F1:'corr rgb paper'.F1" chart:class="chart:line">
            <chart:data-point chart:repeated="6"/>
          </chart:series>
          <chart:series chart:style-name="ch11" chart:values-cell-range-address="'corr rgb paper'.G2:'corr rgb paper'.G7" chart:label-cell-address="'corr rgb paper'.G1:'corr rgb paper'.G1" chart:class="chart:line">
            <chart:data-point chart:repeated="6"/>
          </chart:series>
          <chart:series chart:style-name="ch12" chart:values-cell-range-address="'corr rgb paper'.H2:'corr rgb paper'.H7" chart:label-cell-address="'corr rgb paper'.H1:'corr rgb paper'.H1" chart:class="chart:line">
            <chart:data-point chart:repeated="6"/>
          </chart:series>
          <chart:series chart:style-name="ch13" chart:values-cell-range-address="'corr rgb paper'.I2:'corr rgb paper'.I7" chart:label-cell-address="'corr rgb paper'.I1:'corr rgb paper'.I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'corr rgb paper'.B1:'corr rgb paper'.B1</svg:desc>
                </draw:g>
              </table:table-cell>
              <table:table-cell office:value-type="string">
                <text:p>PETs2</text:p>
                <draw:g>
                  <svg:desc>'corr rgb paper'.C1:'corr rgb paper'.C1</svg:desc>
                </draw:g>
              </table:table-cell>
              <table:table-cell office:value-type="string">
                <text:p>aton_highway1</text:p>
                <draw:g>
                  <svg:desc>'corr rgb paper'.D1:'corr rgb paper'.D1</svg:desc>
                </draw:g>
              </table:table-cell>
              <table:table-cell office:value-type="string">
                <text:p>aton_highway3</text:p>
                <draw:g>
                  <svg:desc>'corr rgb paper'.E1:'corr rgb paper'.E1</svg:desc>
                </draw:g>
              </table:table-cell>
              <table:table-cell office:value-type="string">
                <text:p>aton_room</text:p>
                <draw:g>
                  <svg:desc>'corr rgb paper'.F1:'corr rgb paper'.F1</svg:desc>
                </draw:g>
              </table:table-cell>
              <table:table-cell office:value-type="string">
                <text:p>aton_campus</text:p>
                <draw:g>
                  <svg:desc>'corr rgb paper'.G1:'corr rgb paper'.G1</svg:desc>
                </draw:g>
              </table:table-cell>
              <table:table-cell office:value-type="string">
                <text:p>aton_hallway</text:p>
                <draw:g>
                  <svg:desc>'corr rgb paper'.H1:'corr rgb paper'.H1</svg:desc>
                </draw:g>
              </table:table-cell>
              <table:table-cell office:value-type="string">
                <text:p>aton_lab</text:p>
                <draw:g>
                  <svg:desc>'corr rgb paper'.I1:'corr rgb paper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hsv%rgb</text:p>
                <draw:g>
                  <svg:desc>'corr rgb paper'.A2:'corr rgb paper'.A7</svg:desc>
                </draw:g>
              </table:table-cell>
              <table:table-cell office:value-type="float" office:value="0.183770557845705">
                <text:p>0.183770557845705</text:p>
                <draw:g>
                  <svg:desc>'corr rgb paper'.B2:'corr rgb paper'.B7</svg:desc>
                </draw:g>
              </table:table-cell>
              <table:table-cell office:value-type="float" office:value="0.74308749786731">
                <text:p>0.74308749786731</text:p>
                <draw:g>
                  <svg:desc>'corr rgb paper'.C2:'corr rgb paper'.C7</svg:desc>
                </draw:g>
              </table:table-cell>
              <table:table-cell office:value-type="float" office:value="0.592317661396828">
                <text:p>0.592317661396828</text:p>
                <draw:g>
                  <svg:desc>'corr rgb paper'.D2:'corr rgb paper'.D7</svg:desc>
                </draw:g>
              </table:table-cell>
              <table:table-cell office:value-type="float" office:value="0.801385684447592">
                <text:p>0.801385684447592</text:p>
                <draw:g>
                  <svg:desc>'corr rgb paper'.E2:'corr rgb paper'.E7</svg:desc>
                </draw:g>
              </table:table-cell>
              <table:table-cell office:value-type="float" office:value="0.622695704533127">
                <text:p>0.622695704533127</text:p>
                <draw:g>
                  <svg:desc>'corr rgb paper'.F2:'corr rgb paper'.F7</svg:desc>
                </draw:g>
              </table:table-cell>
              <table:table-cell office:value-type="float" office:value="0.56459995177923">
                <text:p>0.56459995177923</text:p>
                <draw:g>
                  <svg:desc>'corr rgb paper'.G2:'corr rgb paper'.G7</svg:desc>
                </draw:g>
              </table:table-cell>
              <table:table-cell office:value-type="float" office:value="0.68973155013045">
                <text:p>0.68973155013045</text:p>
                <draw:g>
                  <svg:desc>'corr rgb paper'.H2:'corr rgb paper'.H7</svg:desc>
                </draw:g>
              </table:table-cell>
              <table:table-cell office:value-type="float" office:value="0.550874753726122">
                <text:p>0.550874753726122</text:p>
                <draw:g>
                  <svg:desc>'corr rgb paper'.I2:'corr rgb paper'.I7</svg:desc>
                </draw:g>
              </table:table-cell>
            </table:table-row>
            <table:table-row>
              <table:table-cell office:value-type="string">
                <text:p>1-hsp%rgb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1-hsi%rgb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1-hsl%rgb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1-y'%rgb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1-norm%rgb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71cm" svg:height="11.346cm" xlink:href=".." xlink:type="simple" chart:class="chart:line" chart:style-name="ch1">
        <chart:legend chart:legend-position="end" svg:x="16.552cm" svg:y="4.627cm" style:legend-expansion="high" chart:style-name="ch2"/>
        <chart:plot-area chart:style-name="ch3" table:cell-range-address="'corr dB paper'.A2:'corr dB paper'.C7 'corr dB paper'.A1:'corr dB paper'.C1 'corr dB paper'.E1:'corr dB paper'.E7 'corr dB paper'.G1:'corr dB paper'.G7" chart:data-source-has-labels="both" svg:x="0.403cm" svg:y="0.226cm" svg:width="15.746cm" svg:height="10.894cm">
          <chartooo:coordinate-region svg:x="1.13cm" svg:y="0.425cm" svg:width="14.488cm" svg:height="10.048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B2:'corr dB paper'.B7" chart:label-cell-address="'corr dB paper'.B1:'corr dB paper'.B1" chart:class="chart:line">
            <chart:data-point chart:repeated="6"/>
          </chart:series>
          <chart:series chart:style-name="ch7" chart:values-cell-range-address="'corr dB paper'.C2:'corr dB paper'.C7" chart:label-cell-address="'corr dB paper'.C1:'corr dB paper'.C1" chart:class="chart:line">
            <chart:data-point chart:repeated="6"/>
          </chart:series>
          <chart:series chart:style-name="ch8" chart:values-cell-range-address="'corr dB paper'.E2:'corr dB paper'.E7" chart:label-cell-address="'corr dB paper'.E1:'corr dB paper'.E1" chart:class="chart:line">
            <chart:data-point chart:repeated="6"/>
          </chart:series>
          <chart:series chart:style-name="ch9" chart:values-cell-range-address="'corr dB paper'.G2:'corr dB paper'.G7" chart:label-cell-address="'corr dB paper'.G1:'corr dB paper'.G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'corr dB paper'.B1:'corr dB paper'.B1</svg:desc>
                </draw:g>
              </table:table-cell>
              <table:table-cell office:value-type="string">
                <text:p>PETs2</text:p>
                <draw:g>
                  <svg:desc>'corr dB paper'.C1:'corr dB paper'.C1</svg:desc>
                </draw:g>
              </table:table-cell>
              <table:table-cell office:value-type="string">
                <text:p>aton_highway3</text:p>
                <draw:g>
                  <svg:desc>'corr dB paper'.E1:'corr dB paper'.E1</svg:desc>
                </draw:g>
              </table:table-cell>
              <table:table-cell office:value-type="string">
                <text:p>aton_campus</text:p>
                <draw:g>
                  <svg:desc>'corr dB paper'.G1:'corr dB pap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198554065862242">
                <text:p>0.198554065862242</text:p>
                <draw:g>
                  <svg:desc>'corr dB paper'.B2:'corr dB paper'.B7</svg:desc>
                </draw:g>
              </table:table-cell>
              <table:table-cell office:value-type="float" office:value="0.670581607654752">
                <text:p>0.670581607654752</text:p>
                <draw:g>
                  <svg:desc>'corr dB paper'.C2:'corr dB paper'.C7</svg:desc>
                </draw:g>
              </table:table-cell>
              <table:table-cell office:value-type="float" office:value="0.74241178241815">
                <text:p>0.74241178241815</text:p>
                <draw:g>
                  <svg:desc>'corr dB paper'.E2:'corr dB paper'.E7</svg:desc>
                </draw:g>
              </table:table-cell>
              <table:table-cell office:value-type="float" office:value="0.35996915969952">
                <text:p>0.35996915969952</text:p>
                <draw:g>
                  <svg:desc>'corr dB paper'.G2:'corr dB paper'.G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482846439071577">
                <text:p>0.482846439071577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430490739523356">
                <text:p>0.430490739523356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416302770587615">
                <text:p>0.416302770587615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486961905036778">
                <text:p>0.486961905036778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419988315436631">
                <text:p>0.4199883154366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cm" svg:height="11.402cm" xlink:href=".." xlink:type="simple" chart:class="chart:line" chart:style-name="ch1">
        <chart:legend chart:legend-position="end" svg:x="16.651cm" svg:y="5.153cm" style:legend-expansion="high" chart:style-name="ch2"/>
        <chart:plot-area chart:style-name="ch3" table:cell-range-address="'corr dB paper'.A2:'corr dB paper'.A7 'corr dB paper'.D1:'corr dB paper'.D7 'corr dB paper'.G1:'corr dB paper'.G7" chart:data-source-has-labels="both" svg:x="0.405cm" svg:y="0.228cm" svg:width="15.841cm" svg:height="10.946cm">
          <chartooo:coordinate-region svg:x="1.132cm" svg:y="0.427cm" svg:width="14.584cm" svg:height="10.1cm"/>
          <chart:axis chart:dimension="x" chart:name="primary-x" chart:style-name="ch4" chartooo:axis-type="auto">
            <chartooo:date-scale/>
            <chart:categories table:cell-range-address="'corr dB paper'.A2:'corr dB paper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 dB paper'.D2:'corr dB paper'.D7" chart:label-cell-address="'corr dB paper'.D1:'corr dB paper'.D1" chart:class="chart:line">
            <chart:data-point chart:repeated="6"/>
          </chart:series>
          <chart:series chart:style-name="ch7" chart:values-cell-range-address="'corr dB paper'.G2:'corr dB paper'.G7" chart:label-cell-address="'corr dB paper'.G1:'corr dB paper'.G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n_highway1</text:p>
                <draw:g>
                  <svg:desc>'corr dB paper'.D1:'corr dB paper'.D1</svg:desc>
                </draw:g>
              </table:table-cell>
              <table:table-cell office:value-type="string">
                <text:p>aton_campus</text:p>
                <draw:g>
                  <svg:desc>'corr dB paper'.G1:'corr dB pap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/hsv</text:p>
                <draw:g>
                  <svg:desc>'corr dB paper'.A2:'corr dB paper'.A7</svg:desc>
                </draw:g>
              </table:table-cell>
              <table:table-cell office:value-type="float" office:value="0.683685054011167">
                <text:p>0.683685054011167</text:p>
                <draw:g>
                  <svg:desc>'corr dB paper'.D2:'corr dB paper'.D7</svg:desc>
                </draw:g>
              </table:table-cell>
              <table:table-cell office:value-type="float" office:value="0.35996915969952">
                <text:p>0.35996915969952</text:p>
                <draw:g>
                  <svg:desc>'corr dB paper'.G2:'corr dB paper'.G7</svg:desc>
                </draw:g>
              </table:table-cell>
            </table:table-row>
            <table:table-row>
              <table:table-cell office:value-type="string">
                <text:p>1/hsp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482846439071577">
                <text:p>0.482846439071577</text:p>
              </table:table-cell>
            </table:table-row>
            <table:table-row>
              <table:table-cell office:value-type="string">
                <text:p>1/hsi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430490739523356">
                <text:p>0.430490739523356</text:p>
              </table:table-cell>
            </table:table-row>
            <table:table-row>
              <table:table-cell office:value-type="string">
                <text:p>1/hsl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416302770587615">
                <text:p>0.416302770587615</text:p>
              </table:table-cell>
            </table:table-row>
            <table:table-row>
              <table:table-cell office:value-type="string">
                <text:p>1/y'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486961905036778">
                <text:p>0.486961905036778</text:p>
              </table:table-cell>
            </table:table-row>
            <table:table-row>
              <table:table-cell office:value-type="string">
                <text:p>1/norm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419988315436631">
                <text:p>0.419988315436631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655cm" svg:y="1.497cm" chart:style-name="ch3">
          <text:p>BrightMethod Per Correlation Per Dataset </text:p>
        </chart:subtitle>
        <chart:legend chart:legend-position="end" svg:x="21.108cm" svg:y="4.914cm" style:legend-expansion="high" chart:style-name="ch4"/>
        <chart:plot-area chart:style-name="ch5" table:cell-range-address="corr.B34:corr.I41" chart:data-source-has-labels="row" svg:x="1.505cm" svg:y="2.484cm" svg:width="19.109cm" svg:height="10.169cm">
          <chartooo:coordinate-region svg:x="2.232cm" svg:y="2.683cm" svg:width="17.549cm" svg:height="9.323cm"/>
          <chart:axis chart:dimension="x" chart:name="primary-x" chart:style-name="ch6">
            <chart:title svg:x="10.036cm" svg:y="12.931cm" chart:style-name="ch7">
              <text:p>BrightMethod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432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orr.B35:corr.B41" chart:label-cell-address="corr.B34:corr.B34" chart:class="chart:line">
            <chart:data-point chart:repeated="7"/>
          </chart:series>
          <chart:series chart:attached-axis="primary-y" chart:style-name="ch13" chart:values-cell-range-address="corr.C35:corr.C41" chart:label-cell-address="corr.C34:corr.C34" chart:class="chart:line">
            <chart:data-point chart:repeated="7"/>
          </chart:series>
          <chart:series chart:attached-axis="secondary-y" chart:style-name="ch14" chart:values-cell-range-address="corr.D35:corr.D41" chart:label-cell-address="corr.D34:corr.D34" chart:class="chart:line">
            <chart:data-point chart:repeated="7"/>
          </chart:series>
          <chart:series chart:attached-axis="primary-y" chart:style-name="ch15" chart:values-cell-range-address="corr.E35:corr.E41" chart:label-cell-address="corr.E34:corr.E34" chart:class="chart:line">
            <chart:data-point chart:repeated="7"/>
          </chart:series>
          <chart:series chart:attached-axis="primary-y" chart:style-name="ch16" chart:values-cell-range-address="corr.F35:corr.F41" chart:label-cell-address="corr.F34:corr.F34" chart:class="chart:line">
            <chart:data-point chart:repeated="7"/>
          </chart:series>
          <chart:series chart:attached-axis="primary-y" chart:style-name="ch17" chart:values-cell-range-address="corr.G35:corr.G41" chart:label-cell-address="corr.G34:corr.G34" chart:class="chart:line">
            <chart:data-point chart:repeated="7"/>
          </chart:series>
          <chart:series chart:attached-axis="primary-y" chart:style-name="ch18" chart:values-cell-range-address="corr.H35:corr.H41" chart:label-cell-address="corr.H34:corr.H34" chart:class="chart:line">
            <chart:data-point chart:repeated="7"/>
          </chart:series>
          <chart:series chart:attached-axis="primary-y" chart:style-name="ch19" chart:values-cell-range-address="corr.I35:corr.I41" chart:label-cell-address="corr.I34:corr.I34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692cm" svg:y="1.499cm" chart:style-name="ch3">
          <text:p>BrightMethod  Per Correlation Per Dataset</text:p>
        </chart:subtitle>
        <chart:legend chart:legend-position="end" svg:x="21.181cm" svg:y="4.933cm" style:legend-expansion="high" chart:style-name="ch4"/>
        <chart:plot-area chart:style-name="ch5" table:cell-range-address="corr.B34:corr.I34 corr.B42:corr.I48" chart:data-source-has-labels="row" svg:x="1.507cm" svg:y="2.487cm" svg:width="19.178cm" svg:height="10.204cm">
          <chartooo:coordinate-region svg:x="2.34cm" svg:y="2.687cm" svg:width="18.251cm" svg:height="9.805cm"/>
          <chart:axis chart:dimension="x" chart:name="primary-x" chart:style-name="ch6">
            <chart:title svg:x="10.404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corr.B34:corr.B34" chart:class="chart:line">
            <chart:data-point chart:repeated="7"/>
          </chart:series>
          <chart:series chart:style-name="ch11" chart:values-cell-range-address="corr.C42:corr.C48" chart:label-cell-address="corr.C34:corr.C34" chart:class="chart:line">
            <chart:data-point chart:repeated="7"/>
          </chart:series>
          <chart:series chart:style-name="ch12" chart:values-cell-range-address="corr.D42:corr.D48" chart:label-cell-address="corr.D34:corr.D34" chart:class="chart:line">
            <chart:data-point chart:repeated="7"/>
          </chart:series>
          <chart:series chart:style-name="ch13" chart:values-cell-range-address="corr.E42:corr.E48" chart:label-cell-address="corr.E34:corr.E34" chart:class="chart:line">
            <chart:data-point chart:repeated="7"/>
          </chart:series>
          <chart:series chart:style-name="ch14" chart:values-cell-range-address="corr.F42:corr.F48" chart:label-cell-address="corr.F34:corr.F34" chart:class="chart:line">
            <chart:data-point chart:repeated="7"/>
          </chart:series>
          <chart:series chart:style-name="ch15" chart:values-cell-range-address="corr.G42:corr.G48" chart:label-cell-address="corr.G34:corr.G34" chart:class="chart:line">
            <chart:data-point chart:repeated="7"/>
          </chart:series>
          <chart:series chart:style-name="ch16" chart:values-cell-range-address="corr.H42:corr.H48" chart:label-cell-address="corr.H34:corr.H34" chart:class="chart:line">
            <chart:data-point chart:repeated="7"/>
          </chart:series>
          <chart:series chart:style-name="ch17" chart:values-cell-range-address="corr.I42:corr.I48" chart:label-cell-address="corr.I34:corr.I34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42:corr.B48</svg:desc>
                </draw:g>
              </table:table-cell>
              <table:table-cell office:value-type="float" office:value="0.74308749786731">
                <text:p>0.74308749786731</text:p>
                <draw:g>
                  <svg:desc>corr.C42:corr.C48</svg:desc>
                </draw:g>
              </table:table-cell>
              <table:table-cell office:value-type="float" office:value="0.592317661396828">
                <text:p>0.592317661396828</text:p>
                <draw:g>
                  <svg:desc>corr.D42:corr.D48</svg:desc>
                </draw:g>
              </table:table-cell>
              <table:table-cell office:value-type="float" office:value="0.801385684447592">
                <text:p>0.801385684447592</text:p>
                <draw:g>
                  <svg:desc>corr.E42:corr.E48</svg:desc>
                </draw:g>
              </table:table-cell>
              <table:table-cell office:value-type="float" office:value="0.622695704533127">
                <text:p>0.622695704533127</text:p>
                <draw:g>
                  <svg:desc>corr.F42:corr.F48</svg:desc>
                </draw:g>
              </table:table-cell>
              <table:table-cell office:value-type="float" office:value="0.56459995177923">
                <text:p>0.56459995177923</text:p>
                <draw:g>
                  <svg:desc>corr.G42:corr.G48</svg:desc>
                </draw:g>
              </table:table-cell>
              <table:table-cell office:value-type="float" office:value="0.68973155013045">
                <text:p>0.68973155013045</text:p>
                <draw:g>
                  <svg:desc>corr.H42:corr.H48</svg:desc>
                </draw:g>
              </table:table-cell>
              <table:table-cell office:value-type="float" office:value="0.550874753726122">
                <text:p>0.550874753726122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67cm" svg:height="13.875cm" xlink:href=".." xlink:type="simple" chart:class="chart:line" chart:style-name="ch1">
        <chart:legend chart:legend-position="end" svg:x="21.788cm" svg:y="4.895cm" style:legend-expansion="high" chart:style-name="ch2"/>
        <chart:plot-area chart:style-name="ch3" table:cell-range-address="corr.B35:corr.I39 corr.B41:corr.I41" svg:x="0.493cm" svg:y="0.277cm" svg:width="20.802cm" svg:height="13.321cm">
          <chartooo:coordinate-region svg:x="1.22cm" svg:y="0.476cm" svg:width="19.982cm" svg:height="12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.B35:corr.B39 corr.B41:corr.B41" chart:class="chart:line">
            <chart:data-point chart:repeated="6"/>
          </chart:series>
          <chart:series chart:style-name="ch7" chart:values-cell-range-address="corr.C35:corr.C39 corr.C41:corr.C41" chart:class="chart:line">
            <chart:data-point chart:repeated="6"/>
          </chart:series>
          <chart:series chart:style-name="ch8" chart:values-cell-range-address="corr.D35:corr.D39 corr.D41:corr.D41" chart:class="chart:line">
            <chart:data-point chart:repeated="6"/>
          </chart:series>
          <chart:series chart:style-name="ch9" chart:values-cell-range-address="corr.E35:corr.E39 corr.E41:corr.E41" chart:class="chart:line">
            <chart:data-point chart:repeated="6"/>
          </chart:series>
          <chart:series chart:style-name="ch10" chart:values-cell-range-address="corr.F35:corr.F39 corr.F41:corr.F41" chart:class="chart:line">
            <chart:data-point chart:repeated="6"/>
          </chart:series>
          <chart:series chart:style-name="ch11" chart:values-cell-range-address="corr.G35:corr.G39 corr.G41:corr.G41" chart:class="chart:line">
            <chart:data-point chart:repeated="6"/>
          </chart:series>
          <chart:series chart:style-name="ch12" chart:values-cell-range-address="corr.H35:corr.H39 corr.H41:corr.H41" chart:class="chart:line">
            <chart:data-point chart:repeated="6"/>
          </chart:series>
          <chart:series chart:style-name="ch13" chart:values-cell-range-address="corr.I35:corr.I39 corr.I41:corr.I4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C Column C</text:p>
              </table:table-cell>
              <table:table-cell office:value-type="string">
                <text:p>Column D Column D</text:p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  <table:table-cell office:value-type="string">
                <text:p>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39 corr.B41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39 corr.C41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39 corr.D41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39 corr.E41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39 corr.F41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39 corr.G41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39 corr.H41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39 corr.I41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7cm" svg:height="14.12cm" xlink:href=".." xlink:type="simple" chart:class="chart:scatter" chart:style-name="ch1">
        <chart:legend chart:legend-position="end" svg:x="20.582cm" svg:y="6.512cm" style:legend-expansion="high" chart:style-name="ch2"/>
        <chart:plot-area chart:style-name="ch3" table:cell-range-address="ratio.V3:ratio.W163 ratio.W2:ratio.W2" chart:data-source-has-labels="row" svg:x="0.502cm" svg:y="0.282cm" svg:width="19.578cm" svg:height="13.556cm">
          <chartooo:coordinate-region svg:x="1.335cm" svg:y="0.481cm" svg:width="18.413cm" svg:height="13.1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W3:ratio.W163" chart:label-cell-address="ratio.W2:ratio.W2" chart:class="chart:scatter">
            <chart:domain table:cell-range-address="ratio.V3:ratio.V163"/>
            <chart:regression-curve chart:style-name="ch7"/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rs HSV</text:p>
                <draw:g>
                  <svg:desc>ratio.W2:ratio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ratio.V3:ratio.V163</svg:desc>
                </draw:g>
              </table:table-cell>
              <table:table-cell office:value-type="float" office:value="-0.0876336831667492">
                <text:p>-0.0876336831667492</text:p>
                <draw:g>
                  <svg:desc>ratio.W3:ratio.W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0857089323377297">
                <text:p>-0.0857089323377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01683261066153">
                <text:p>-0.30168326106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87735642661805">
                <text:p>-0.187735642661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16016078252777">
                <text:p>-0.11601607825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0976887222347099">
                <text:p>-0.0976887222347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0935818669250106">
                <text:p>-0.093581866925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10047180237006">
                <text:p>-0.110047180237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152114315986429">
                <text:p>0.0152114315986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477627788515517">
                <text:p>-0.0477627788515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54952746134842">
                <text:p>-0.25495274613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935112007934608">
                <text:p>-0.0935112007934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-0.0127517131454861">
                <text:p>-0.0127517131454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23552024164201">
                <text:p>0.123552024164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-0.0232504817760695">
                <text:p>-0.0232504817760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53458733295828">
                <text:p>0.153458733295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4914115441633">
                <text:p>0.144914115441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578609348354">
                <text:p>0.138578609348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385671560784093">
                <text:p>0.0385671560784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0379803330421796">
                <text:p>0.00379803330421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77843251255815">
                <text:p>0.177843251255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79654901960784">
                <text:p>0.0579654901960784</text:p>
              </table:table-cell>
              <table:table-cell office:value-type="float" office:value="0.233451015442673">
                <text:p>0.233451015442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0.00980825130592372">
                <text:p>0.00980825130592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0934837051982735">
                <text:p>-0.0934837051982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0500981717599563">
                <text:p>-0.0500981717599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1848991724326">
                <text:p>-0.11848991724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0635010824110666">
                <text:p>-0.0635010824110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0367411715348">
                <text:p>-0.10367411715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0709644971233052">
                <text:p>-0.0709644971233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0845924234488786">
                <text:p>-0.0845924234488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0924644927921698">
                <text:p>-0.0924644927921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64807259564882">
                <text:p>-0.164807259564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309759426177479">
                <text:p>-0.309759426177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224298638635189">
                <text:p>-0.224298638635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266967017847816">
                <text:p>-0.2669670178478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0598807892573308">
                <text:p>0.0598807892573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96587652779017">
                <text:p>-0.196587652779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0928447362541529">
                <text:p>0.00928447362541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735758376349768">
                <text:p>0.0735758376349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262951486637615">
                <text:p>0.262951486637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268598136061969">
                <text:p>0.268598136061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304272783326354">
                <text:p>0.304272783326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475591009654413">
                <text:p>0.475591009654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427544638385658">
                <text:p>0.427544638385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247643125783535">
                <text:p>0.247643125783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322202426702362">
                <text:p>0.322202426702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258796924175614">
                <text:p>0.258796924175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272239562234836">
                <text:p>0.272239562234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428549270822999">
                <text:p>0.428549270822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487774365401246">
                <text:p>0.4877743654012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421301083661875">
                <text:p>0.42130108366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279993335082377">
                <text:p>0.279993335082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369952519945515">
                <text:p>0.369952519945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343138050030307">
                <text:p>0.343138050030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273089733046711">
                <text:p>0.2730897330467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181319272584428">
                <text:p>0.1813192725844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14694068755412">
                <text:p>0.146940687554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0.131344190787758">
                <text:p>0.131344190787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0.111501838964888">
                <text:p>0.111501838964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19932849199908">
                <text:p>0.19932849199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0275996403196599">
                <text:p>0.00275996403196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-0.0254505894888805">
                <text:p>-0.0254505894888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-0.0192965095863473">
                <text:p>-0.0192965095863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-0.0283715869706578">
                <text:p>-0.0283715869706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153197723087226">
                <text:p>0.0153197723087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-0.0336917169013988">
                <text:p>-0.0336917169013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64528895391368">
                <text:p>-0.264528895391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148888333674034">
                <text:p>0.01488883336740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6762751651658">
                <text:p>-0.16762751651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094121285707687">
                <text:p>0.094121285707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18225759943784">
                <text:p>0.118225759943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1294874566361">
                <text:p>0.2512948745663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827100546195861">
                <text:p>0.08271005461958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7052016842982">
                <text:p>0.107052016842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363621740190104">
                <text:p>0.03636217401901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498749722078115">
                <text:p>0.0498749722078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0963372317474738">
                <text:p>0.0963372317474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808887674310918">
                <text:p>0.08088876743109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0958917979644585">
                <text:p>0.09589179796445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635373032169747">
                <text:p>0.06353730321697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700264125332277">
                <text:p>0.0700264125332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564225883968418">
                <text:p>0.0564225883968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0971043300375043">
                <text:p>0.09710433003750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0930629943305103">
                <text:p>0.0930629943305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585266191646874">
                <text:p>0.05852661916468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299107044427305">
                <text:p>0.00299107044427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30913081650572">
                <text:p>0.0830913081650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141907343952">
                <text:p>0.13141907343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395751693669135">
                <text:p>0.0395751693669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291908640549494">
                <text:p>0.0291908640549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240705107322547">
                <text:p>0.02407051073225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604607260336614">
                <text:p>0.06046072603366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866637025306818">
                <text:p>0.08666370253068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617332379941208">
                <text:p>0.0617332379941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470965848730007">
                <text:p>0.0470965848730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27043250710855">
                <text:p>0.1270432507108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6328643245977">
                <text:p>0.1063286432459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326682469259">
                <text:p>0.10326682469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0.0432969880924586">
                <text:p>0.0432969880924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158666998666468">
                <text:p>0.158666998666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48077114016217">
                <text:p>0.1480771140162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064933382099378">
                <text:p>-0.00649333820993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829081875135018">
                <text:p>0.08290818751350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150774033115249">
                <text:p>0.1507740331152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0.00223199523348472">
                <text:p>0.002231995233484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836243491596276">
                <text:p>0.08362434915962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109351988179108">
                <text:p>0.109351988179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04012813307857">
                <text:p>0.1040128133078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58310676777571">
                <text:p>0.058310676777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205027189145861">
                <text:p>0.2050271891458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139028319925175">
                <text:p>0.1390283199251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0.053211748322174">
                <text:p>0.053211748322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147740295284869">
                <text:p>0.1477402952848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0.0841475199626974">
                <text:p>0.08414751996269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0.0622767204834491">
                <text:p>0.0622767204834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262245352410701">
                <text:p>0.2622453524107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00681875232958817">
                <text:p>-0.0006818752329588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0.0888938737663063">
                <text:p>0.08889387376630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0.123401582184421">
                <text:p>0.123401582184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0.0976963498107351">
                <text:p>0.09769634981073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277150312483307">
                <text:p>0.277150312483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0.139413685800421">
                <text:p>0.1394136858004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0.0968454653152561">
                <text:p>0.09684546531525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0.00380765543374051">
                <text:p>0.003807655433740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290595371276222">
                <text:p>0.290595371276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8cm" svg:height="8.549cm" xlink:href=".." xlink:type="simple" chart:class="chart:line" chart:style-name="ch1">
        <chart:legend chart:legend-position="end" svg:x="12.214cm" svg:y="3.726cm" style:legend-expansion="high" chart:style-name="ch2"/>
        <chart:plot-area chart:style-name="ch3" table:cell-range-address="'%rgb Paper'.B2:'%rgb Paper'.C14" chart:data-source-has-labels="row" svg:x="0.303cm" svg:y="0.17cm" svg:width="11.608cm" svg:height="8.209cm">
          <chartooo:coordinate-region svg:x="1.03cm" svg:y="0.37cm" svg:width="10.694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3:'%rgb Paper'.B14" chart:label-cell-address="'%rgb Paper'.B2:'%rgb Paper'.B2" chart:class="chart:line">
            <chart:data-point chart:repeated="12"/>
          </chart:series>
          <chart:series chart:style-name="ch7" chart:values-cell-range-address="'%rgb Paper'.C3:'%rgb Paper'.C14" chart:label-cell-address="'%rgb Paper'.C2:'%rgb Paper'.C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:'%rgb Paper'.B2</svg:desc>
                </draw:g>
              </table:table-cell>
              <table:table-cell office:value-type="string">
                <text:p>1-hsv%rgb</text:p>
                <draw:g>
                  <svg:desc>'%rgb Paper'.C2:'%rgb Paper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'%rgb Paper'.B3:'%rgb Paper'.B14</svg:desc>
                </draw:g>
              </table:table-cell>
              <table:table-cell office:value-type="float" office:value="0.449512">
                <text:p>0.449512</text:p>
                <draw:g>
                  <svg:desc>'%rgb Paper'.C3:'%rgb Paper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454109">
                <text:p>0.45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593786">
                <text:p>0.593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76583">
                <text:p>0.576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8443">
                <text:p>0.38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50214">
                <text:p>0.450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75358">
                <text:p>0.475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7965">
                <text:p>0.47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64832">
                <text:p>0.264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37731">
                <text:p>0.337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20887">
                <text:p>0.520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378141">
                <text:p>0.3781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